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1.192cm"/>
    </style:style>
    <style:style style:name="co8" style:family="table-column">
      <style:table-column-properties fo:break-before="auto" style:column-width="5.41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4.122cm"/>
    </style:style>
    <style:style style:name="co13" style:family="table-column">
      <style:table-column-properties fo:break-before="auto" style:column-width="3.487cm"/>
    </style:style>
    <style:style style:name="co14" style:family="table-column">
      <style:table-column-properties fo:break-before="auto" style:column-width="3.434cm"/>
    </style:style>
    <style:style style:name="co15" style:family="table-column">
      <style:table-column-properties fo:break-before="auto" style:column-width="4.57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7" style:family="table-cell" style:parent-style-name="Default" style:data-style-name="N1">
      <style:table-cell-properties fo:background-color="#33ff99"/>
    </style:style>
    <style:style style:name="ce8" style:family="table-cell" style:parent-style-name="Default" style:data-style-name="N1">
      <style:table-cell-properties fo:background-color="#33ff99" fo:border="0.06pt solid #000000"/>
    </style:style>
    <style:style style:name="ce9" style:family="table-cell" style:parent-style-name="Default" style:data-style-name="N111">
      <style:table-cell-properties fo:border="0.06pt solid #000000"/>
    </style:style>
    <style:style style:name="ce10" style:family="table-cell" style:parent-style-name="Default" style:data-style-name="N111">
      <style:table-cell-properties fo:background-color="#dddddd" fo:border="0.06pt solid #000000"/>
    </style:style>
    <style:style style:name="ce11" style:family="table-cell" style:parent-style-name="Default" style:data-style-name="N111">
      <style:table-cell-properties fo:background-color="transparent" fo:border="0.06pt solid #000000"/>
    </style:style>
    <style:style style:name="ce12" style:family="table-cell" style:parent-style-name="Default" style:data-style-name="N111">
      <style:table-cell-properties fo:background-color="#ffffff" fo:border="0.06pt solid #000000"/>
    </style:style>
    <style:style style:name="ce28" style:family="table-cell" style:parent-style-name="Default" style:data-style-name="N111">
      <style:table-cell-properties fo:background-color="#ff4000" fo:border="0.06pt solid #000000"/>
    </style:style>
    <style:style style:name="ce29" style:family="table-cell" style:parent-style-name="Default">
      <style:table-cell-properties fo:background-color="#ff4000" fo:border="0.06pt solid #000000"/>
    </style:style>
    <style:style style:name="ce30" style:family="table-cell" style:parent-style-name="Default" style:data-style-name="N111">
      <style:table-cell-properties fo:background-color="#ffbf00" fo:border="0.06pt solid #000000"/>
    </style:style>
    <style:style style:name="ce31" style:family="table-cell" style:parent-style-name="Default">
      <style:table-cell-properties fo:background-color="#ffbf00" fo:border="0.06pt solid #000000"/>
    </style:style>
    <style:style style:name="ce32" style:family="table-cell" style:parent-style-name="Default" style:data-style-name="N111">
      <style:table-cell-properties fo:background-color="#fff200" fo:border="0.74pt solid #000000"/>
    </style:style>
    <style:style style:name="ce37" style:family="table-cell" style:parent-style-name="Default" style:data-style-name="N111">
      <style:table-cell-properties fo:background-color="#acb20c" fo:border="0.06pt solid #000000"/>
    </style:style>
    <style:style style:name="ce42" style:family="table-cell" style:parent-style-name="Default" style:data-style-name="N111">
      <style:table-cell-properties fo:background-color="#ffdbb6" fo:border="0.06pt solid #000000"/>
    </style:style>
    <style:style style:name="ce38" style:family="table-cell" style:parent-style-name="Default" style:data-style-name="N111">
      <style:table-cell-properties fo:background-color="#ff0000" fo:border="0.06pt solid #000000"/>
    </style:style>
    <style:style style:name="ce39" style:family="table-cell" style:parent-style-name="Default">
      <style:table-cell-properties fo:background-color="#ff0000" fo:border="0.06pt solid #000000"/>
    </style:style>
    <style:style style:name="ce33" style:family="table-cell" style:parent-style-name="Default" style:data-style-name="N111">
      <style:table-cell-properties fo:background-color="#89c765" fo:border="0.74pt solid #000000"/>
    </style:style>
    <style:style style:name="ce34" style:family="table-cell" style:parent-style-name="Default">
      <style:table-cell-properties fo:background-color="#89c765" fo:border="0.74pt solid #000000"/>
    </style:style>
    <style:style style:name="ce46" style:family="table-cell" style:parent-style-name="Default" style:data-style-name="N111">
      <style:table-cell-properties fo:background-color="#ffff38" fo:border="0.06pt solid #000000"/>
    </style:style>
    <style:style style:name="ce47" style:family="table-cell" style:parent-style-name="Default" style:data-style-name="N111">
      <style:table-cell-properties fo:background-color="#3faf46" fo:border="0.06pt solid #000000"/>
    </style:style>
    <style:style style:name="ce48" style:family="table-cell" style:parent-style-name="Default">
      <style:table-cell-properties fo:background-color="#3faf46" fo:border="0.06pt solid #000000"/>
    </style:style>
    <style:style style:name="ce49" style:family="table-cell" style:parent-style-name="Default" style:data-style-name="N111">
      <style:table-cell-properties fo:background-color="#bbe33d" fo:border="0.06pt solid #000000"/>
    </style:style>
    <style:style style:name="ce50" style:family="table-cell" style:parent-style-name="Default">
      <style:table-cell-properties fo:background-color="#bbe33d" fo:border="0.06pt solid #000000"/>
    </style:style>
    <style:style style:name="ce35" style:family="table-cell" style:parent-style-name="Default" style:data-style-name="N111">
      <style:table-cell-properties fo:background-color="#ff6600" fo:border="0.74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52" table:default-cell-style-name="ce3"/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6" table:formula="of:=[.K9]/9" office:value-type="float" office:value="0.0277777777777778" calcext:value-type="float">
            <text:p>0,028</text:p>
          </table:table-cell>
          <table:table-cell table:style-name="ce6" table:formula="of:=[.L9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formula="of:=[.K10]/9" office:value-type="float" office:value="0" calcext:value-type="float">
            <text:p>0,000</text:p>
          </table:table-cell>
          <table:table-cell table:style-name="ce6" table:formula="of:=[.L10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6" table:formula="of:=[.K11]/9" office:value-type="float" office:value="2.77777777777778" calcext:value-type="float">
            <text:p>2,778</text:p>
          </table:table-cell>
          <table:table-cell table:style-name="ce6" table:formula="of:=[.L11]/2" office:value-type="float" office:value="1.38888888888889" calcext:value-type="float">
            <text:p>1,3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51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6" table:formula="of:=[.K16]/9" office:value-type="float" office:value="0.155555555555556" calcext:value-type="float">
            <text:p>0,156</text:p>
          </table:table-cell>
          <table:table-cell table:style-name="ce6" table:formula="of:=[.L16]/2" office:value-type="float" office:value="0.0777777777777778" calcext:value-type="float">
            <text:p>0,0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6" table:formula="of:=[.K17]/9" office:value-type="float" office:value="0" calcext:value-type="float">
            <text:p>0,000</text:p>
          </table:table-cell>
          <table:table-cell table:style-name="ce6" table:formula="of:=[.L17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6" table:formula="of:=[.K18]/9" office:value-type="float" office:value="0.0211111111111111" calcext:value-type="float">
            <text:p>0,021</text:p>
          </table:table-cell>
          <table:table-cell table:style-name="ce6" table:formula="of:=[.L18]/2" office:value-type="float" office:value="0.0105555555555556" calcext:value-type="float">
            <text:p>0,0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6" table:formula="of:=[.K19]/9" office:value-type="float" office:value="0.0444444444444444" calcext:value-type="float">
            <text:p>0,044</text:p>
          </table:table-cell>
          <table:table-cell table:style-name="ce6" table:formula="of:=[.L19]/2" office:value-type="float" office:value="0.0222222222222222" calcext:value-type="float">
            <text:p>0,022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K21]/9" office:value-type="float" office:value="0.111111111111111" calcext:value-type="float">
            <text:p>0,111</text:p>
          </table:table-cell>
          <table:table-cell table:style-name="ce6" table:formula="of:=[.L21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6" table:formula="of:=[.K22]/9" office:value-type="float" office:value="0.0277777777777778" calcext:value-type="float">
            <text:p>0,028</text:p>
          </table:table-cell>
          <table:table-cell table:style-name="ce6" table:formula="of:=[.L22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6" table:formula="of:=[.K23]/9" office:value-type="float" office:value="1.13888888888889" calcext:value-type="float">
            <text:p>1,139</text:p>
          </table:table-cell>
          <table:table-cell table:style-name="ce6" table:formula="of:=[.L23]/2" office:value-type="float" office:value="0.569444444444444" calcext:value-type="float">
            <text:p>0,569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6" table:formula="of:=[.K25]/9" office:value-type="float" office:value="8.38888888888889" calcext:value-type="float">
            <text:p>8,389</text:p>
          </table:table-cell>
          <table:table-cell table:style-name="ce6" table:formula="of:=[.L25]/2" office:value-type="float" office:value="4.19444444444444" calcext:value-type="float">
            <text:p>4,1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table:formula="of:=[.K26]/9" office:value-type="float" office:value="0.111111111111111" calcext:value-type="float">
            <text:p>0,111</text:p>
          </table:table-cell>
          <table:table-cell table:style-name="ce6" table:formula="of:=[.L26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" table:formula="of:=[.K28]/9" office:value-type="float" office:value="1.44444444444444" calcext:value-type="float">
            <text:p>1,444</text:p>
          </table:table-cell>
          <table:table-cell table:style-name="ce6" table:formula="of:=[.L28]/2" office:value-type="float" office:value="0.722222222222222" calcext:value-type="float">
            <text:p>0,7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table:formula="of:=[.K29]/9" office:value-type="float" office:value="6.44444444444444" calcext:value-type="float">
            <text:p>6,444</text:p>
          </table:table-cell>
          <table:table-cell table:style-name="ce6" table:formula="of:=[.L29]/2" office:value-type="float" office:value="3.22222222222222" calcext:value-type="float">
            <text:p>3,2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6" table:formula="of:=[.K30]/9" office:value-type="float" office:value="2.22222222222222" calcext:value-type="float">
            <text:p>2,222</text:p>
          </table:table-cell>
          <table:table-cell table:style-name="ce6" table:formula="of:=[.L30]/2" office:value-type="float" office:value="1.11111111111111" calcext:value-type="float">
            <text:p>1,1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6" table:formula="of:=[.K31]/9" office:value-type="float" office:value="0.333333333333333" calcext:value-type="float">
            <text:p>0,333</text:p>
          </table:table-cell>
          <table:table-cell table:style-name="ce6" table:formula="of:=[.L31]/2" office:value-type="float" office:value="0.166666666666667" calcext:value-type="float">
            <text:p>0,16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61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25" table:default-cell-style-name="ce6"/>
        <table:table-column table:style-name="co6" table:default-cell-style-name="ce6"/>
        <table:table-column table:style-name="co2" table:number-columns-repeated="35" table:default-cell-style-name="ce6"/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0"/>
          <table:table-cell office:value-type="string" calcext:value-type="string">
            <text:p>18-38</text:p>
          </table:table-cell>
          <table:table-cell office:value-type="string" calcext:value-type="string">
            <text:p>39-41</text:p>
          </table:table-cell>
          <table:table-cell office:value-type="string" calcext:value-type="string">
            <text:p>42-44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48-50</text:p>
          </table:table-cell>
          <table:table-cell table:number-columns-repeated="29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Destroy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 office:value-type="float" office:value="6" calcext:value-type="float">
            <text:p>6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9:.P9])/9)*(-1)" office:value-type="float" office:value="-4.66666666666667" calcext:value-type="float">
            <text:p>-4,667</text:p>
          </table:table-cell>
          <table:table-cell table:formula="of:=(SUM([.Q9:.S9])/9)*(-1)" office:value-type="float" office:value="-0.888888888888889" calcext:value-type="float">
            <text:p>-0,889</text:p>
          </table:table-cell>
          <table:table-cell table:formula="of:=(SUM([.T9:.V9])/9)*(-1)" office:value-type="float" office:value="-1.55555555555556" calcext:value-type="float">
            <text:p>-1,556</text:p>
          </table:table-cell>
          <table:table-cell table:formula="of:=(SUM([.W9:.Y9])/9)*(-1)" office:value-type="float" office:value="-1.55555555555556" calcext:value-type="float">
            <text:p>-1,556</text:p>
          </table:table-cell>
          <table:table-cell table:formula="of:=(SUM([.Z9:.AB9])/9)*(-1)" office:value-type="float" office:value="-1.55555555555556" calcext:value-type="float">
            <text:p>-1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5" calcext:value-type="float">
            <text:p>15,000</text:p>
          </table:table-cell>
          <table:table-cell table:style-name="ce10" table:number-columns-repeated="2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number-columns-repeated="5" table:style-name="ce10" office:value-type="float" office:value="10" calcext:value-type="float">
            <text:p>10,000</text:p>
          </table:table-cell>
          <table:table-cell table:style-name="ce9" office:value-type="float" office:value="10" calcext:value-type="float">
            <text:p>10,000</text:p>
          </table:table-cell>
          <table:table-cell table:number-columns-repeated="2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0:.P10])/9)*(-1)" office:value-type="float" office:value="-10.5555555555556" calcext:value-type="float">
            <text:p>-10,556</text:p>
          </table:table-cell>
          <table:table-cell table:formula="of:=(SUM([.Q10:.S10])/9)*(-1)" office:value-type="float" office:value="-3.33333333333333" calcext:value-type="float">
            <text:p>-3,333</text:p>
          </table:table-cell>
          <table:table-cell table:formula="of:=(SUM([.T10:.V10])/9)*(-1)" office:value-type="float" office:value="-3.33333333333333" calcext:value-type="float">
            <text:p>-3,333</text:p>
          </table:table-cell>
          <table:table-cell table:formula="of:=(SUM([.W10:.Y10])/9)*(-1)" office:value-type="float" office:value="-3.33333333333333" calcext:value-type="float">
            <text:p>-3,333</text:p>
          </table:table-cell>
          <table:table-cell table:formula="of:=(SUM([.Z10:.AB10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number-columns-repeated="9" table:style-name="ce10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1:.P11])/9)*(-1)" office:value-type="float" office:value="-1.22222222222222" calcext:value-type="float">
            <text:p>-1,222</text:p>
          </table:table-cell>
          <table:table-cell table:formula="of:=(SUM([.Q11:.S11])/9)*(-1)" office:value-type="float" office:value="-0.333333333333333" calcext:value-type="float">
            <text:p>-0,333</text:p>
          </table:table-cell>
          <table:table-cell table:formula="of:=(SUM([.T11:.V11])/9)*(-1)" office:value-type="float" office:value="-0.333333333333333" calcext:value-type="float">
            <text:p>-0,333</text:p>
          </table:table-cell>
          <table:table-cell table:formula="of:=(SUM([.W11:.Y11])/9)*(-1)" office:value-type="float" office:value="-0.333333333333333" calcext:value-type="float">
            <text:p>-0,333</text:p>
          </table:table-cell>
          <table:table-cell table:formula="of:=(SUM([.Z11:.AB11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 table:number-columns-repeated="2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2:.P12])/9)*(-1)" office:value-type="float" office:value="-0.133333333333333" calcext:value-type="float">
            <text:p>-0,133</text:p>
          </table:table-cell>
          <table:table-cell table:formula="of:=(SUM([.Q12:.S12])/9)*(-1)" office:value-type="float" office:value="-0.0444444444444444" calcext:value-type="float">
            <text:p>-0,044</text:p>
          </table:table-cell>
          <table:table-cell table:formula="of:=(SUM([.T12:.V12])/9)*(-1)" office:value-type="float" office:value="-0.0444444444444444" calcext:value-type="float">
            <text:p>-0,044</text:p>
          </table:table-cell>
          <table:table-cell table:formula="of:=(SUM([.W12:.Y12])/9)*(-1)" office:value-type="float" office:value="-0.0444444444444444" calcext:value-type="float">
            <text:p>-0,044</text:p>
          </table:table-cell>
          <table:table-cell table:formula="of:=(SUM([.Z12:.AB12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3:.P13])/9)*(-1)" office:value-type="float" office:value="-0.0333333333333333" calcext:value-type="float">
            <text:p>-0,033</text:p>
          </table:table-cell>
          <table:table-cell table:formula="of:=(SUM([.Q13:.S13])/9)*(-1)" office:value-type="float" office:value="-0.0111111111111111" calcext:value-type="float">
            <text:p>-0,011</text:p>
          </table:table-cell>
          <table:table-cell table:formula="of:=(SUM([.T13:.V13])/9)*(-1)" office:value-type="float" office:value="-0.0111111111111111" calcext:value-type="float">
            <text:p>-0,011</text:p>
          </table:table-cell>
          <table:table-cell table:formula="of:=(SUM([.W13:.Y13])/9)*(-1)" office:value-type="float" office:value="-0.0111111111111111" calcext:value-type="float">
            <text:p>-0,011</text:p>
          </table:table-cell>
          <table:table-cell table:formula="of:=(SUM([.Z13:.AB13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40" calcext:value-type="float">
            <text:p>140,000</text:p>
          </table:table-cell>
          <table:table-cell table:style-name="ce10" table:number-columns-repeated="2"/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60" calcext:value-type="float">
            <text:p>6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60" calcext:value-type="float">
            <text:p>6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100" calcext:value-type="float">
            <text:p>10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4:.P14])/9)*(-1)" office:value-type="float" office:value="-95.5555555555556" calcext:value-type="float">
            <text:p>-95,556</text:p>
          </table:table-cell>
          <table:table-cell table:formula="of:=(SUM([.Q14:.S14])/9)*(-1)" office:value-type="float" office:value="-28.8888888888889" calcext:value-type="float">
            <text:p>-28,889</text:p>
          </table:table-cell>
          <table:table-cell table:formula="of:=(SUM([.T14:.V14])/9)*(-1)" office:value-type="float" office:value="-28.8888888888889" calcext:value-type="float">
            <text:p>-28,889</text:p>
          </table:table-cell>
          <table:table-cell table:formula="of:=(SUM([.W14:.Y14])/9)*(-1)" office:value-type="float" office:value="-28.8888888888889" calcext:value-type="float">
            <text:p>-28,889</text:p>
          </table:table-cell>
          <table:table-cell table:formula="of:=(SUM([.Z14:.AB14])/9)*(-1)" office:value-type="float" office:value="-28.8888888888889" calcext:value-type="float">
            <text:p>-2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65" calcext:value-type="float">
            <text:p>0,65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9" office:value-type="float" office:value="0.25" calcext:value-type="float">
            <text:p>0,2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5:.P15])/9)*(-1)" office:value-type="float" office:value="-0.438888888888889" calcext:value-type="float">
            <text:p>-0,439</text:p>
          </table:table-cell>
          <table:table-cell table:formula="of:=(SUM([.Q15:.S15])/9)*(-1)" office:value-type="float" office:value="-0.138888888888889" calcext:value-type="float">
            <text:p>-0,139</text:p>
          </table:table-cell>
          <table:table-cell table:formula="of:=(SUM([.T15:.V15])/9)*(-1)" office:value-type="float" office:value="-0.138888888888889" calcext:value-type="float">
            <text:p>-0,139</text:p>
          </table:table-cell>
          <table:table-cell table:formula="of:=(SUM([.W15:.Y15])/9)*(-1)" office:value-type="float" office:value="-0.138888888888889" calcext:value-type="float">
            <text:p>-0,139</text:p>
          </table:table-cell>
          <table:table-cell table:formula="of:=(SUM([.Z15:.AB15])/9)*(-1)" office:value-type="float" office:value="-0.138888888888889" calcext:value-type="float">
            <text:p>-0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7" calcext:value-type="float">
            <text:p>0,070</text:p>
          </table:table-cell>
          <table:table-cell table:style-name="ce10" table:number-columns-repeated="2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02" calcext:value-type="float">
            <text:p>0,0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6:.P16])/9)*(-1)" office:value-type="float" office:value="-0.03" calcext:value-type="float">
            <text:p>-0,030</text:p>
          </table:table-cell>
          <table:table-cell table:formula="of:=(SUM([.Q16:.S16])/9)*(-1)" office:value-type="float" office:value="-0.00444444444444444" calcext:value-type="float">
            <text:p>-0,004</text:p>
          </table:table-cell>
          <table:table-cell table:formula="of:=(SUM([.T16:.V16])/9)*(-1)" office:value-type="float" office:value="-0.01" calcext:value-type="float">
            <text:p>-0,010</text:p>
          </table:table-cell>
          <table:table-cell table:formula="of:=(SUM([.W16:.Y16])/9)*(-1)" office:value-type="float" office:value="-0.01" calcext:value-type="float">
            <text:p>-0,010</text:p>
          </table:table-cell>
          <table:table-cell table:formula="of:=(SUM([.Z16:.AB16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7:.P17])/9)*(-1)" office:value-type="float" office:value="-2.77777777777778" calcext:value-type="float">
            <text:p>-2,778</text:p>
          </table:table-cell>
          <table:table-cell table:formula="of:=(SUM([.Q17:.S17])/9)*(-1)" office:value-type="float" office:value="-0.555555555555556" calcext:value-type="float">
            <text:p>-0,556</text:p>
          </table:table-cell>
          <table:table-cell table:formula="of:=(SUM([.T17:.V17])/9)*(-1)" office:value-type="float" office:value="-0.555555555555556" calcext:value-type="float">
            <text:p>-0,556</text:p>
          </table:table-cell>
          <table:table-cell table:formula="of:=(SUM([.W17:.Y17])/9)*(-1)" office:value-type="float" office:value="-0.555555555555556" calcext:value-type="float">
            <text:p>-0,556</text:p>
          </table:table-cell>
          <table:table-cell table:formula="of:=(SUM([.Z17:.AB17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4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number-columns-repeated="2" table:style-name="ce10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/>
          <table:table-cell table:number-columns-repeated="2" table:style-name="ce9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8:.P18])/9)*(-1)" office:value-type="float" office:value="-0.555555555555556" calcext:value-type="float">
            <text:p>-0,556</text:p>
          </table:table-cell>
          <table:table-cell table:formula="of:=(SUM([.Q18:.S18])/9)*(-1)" office:value-type="float" office:value="-0.222222222222222" calcext:value-type="float">
            <text:p>-0,222</text:p>
          </table:table-cell>
          <table:table-cell table:formula="of:=(SUM([.T18:.V18])/9)*(-1)" office:value-type="float" office:value="-0.222222222222222" calcext:value-type="float">
            <text:p>-0,222</text:p>
          </table:table-cell>
          <table:table-cell table:formula="of:=(SUM([.W18:.Y18])/9)*(-1)" office:value-type="float" office:value="-0.222222222222222" calcext:value-type="float">
            <text:p>-0,222</text:p>
          </table:table-cell>
          <table:table-cell table:formula="of:=(SUM([.Z18:.AB18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7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7" calcext:value-type="float">
            <text:p>7,7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7.5" calcext:value-type="float">
            <text:p>7,500</text:p>
          </table:table-cell>
          <table:table-cell table:number-columns-repeated="2" table:style-name="ce10" office:value-type="float" office:value="6" calcext:value-type="float">
            <text:p>6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9:.P19])/9)*(-1)" office:value-type="float" office:value="-2.11111111111111" calcext:value-type="float">
            <text:p>-2,111</text:p>
          </table:table-cell>
          <table:table-cell table:formula="of:=(SUM([.Q19:.S19])/9)*(-1)" office:value-type="float" office:value="-1.33333333333333" calcext:value-type="float">
            <text:p>-1,333</text:p>
          </table:table-cell>
          <table:table-cell table:formula="of:=(SUM([.T19:.V19])/9)*(-1)" office:value-type="float" office:value="-2.35555555555556" calcext:value-type="float">
            <text:p>-2,356</text:p>
          </table:table-cell>
          <table:table-cell table:formula="of:=(SUM([.W19:.Y19])/9)*(-1)" office:value-type="float" office:value="-2.05555555555556" calcext:value-type="float">
            <text:p>-2,056</text:p>
          </table:table-cell>
          <table:table-cell table:formula="of:=(SUM([.Z19:.AB19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Frigat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6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number-columns-repeated="2"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2:.P22])/9)*(-1)" office:value-type="float" office:value="-1.33333333333333" calcext:value-type="float">
            <text:p>-1,333</text:p>
          </table:table-cell>
          <table:table-cell table:formula="of:=(SUM([.Q22:.S22])/9)*(-1)" office:value-type="float" office:value="-0.888888888888889" calcext:value-type="float">
            <text:p>-0,889</text:p>
          </table:table-cell>
          <table:table-cell table:formula="of:=(SUM([.T22:.V22])/9)*(-1)" office:value-type="float" office:value="-1.33333333333333" calcext:value-type="float">
            <text:p>-1,333</text:p>
          </table:table-cell>
          <table:table-cell table:formula="of:=(SUM([.W22:.Y22])/9)*(-1)" office:value-type="float" office:value="-0.888888888888889" calcext:value-type="float">
            <text:p>-0,889</text:p>
          </table:table-cell>
          <table:table-cell table:formula="of:=(SUM([.Z22:.AB22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9" office:value-type="float" office:value="20" calcext:value-type="float">
            <text:p>20,000</text:p>
          </table:table-cell>
          <table:table-cell table:number-columns-repeated="2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3:.P23])/9)*(-1)" office:value-type="float" office:value="-3.88888888888889" calcext:value-type="float">
            <text:p>-3,889</text:p>
          </table:table-cell>
          <table:table-cell table:formula="of:=(SUM([.Q23:.S23])/9)*(-1)" office:value-type="float" office:value="-4.44444444444444" calcext:value-type="float">
            <text:p>-4,444</text:p>
          </table:table-cell>
          <table:table-cell table:formula="of:=(SUM([.T23:.V23])/9)*(-1)" office:value-type="float" office:value="-3.33333333333333" calcext:value-type="float">
            <text:p>-3,333</text:p>
          </table:table-cell>
          <table:table-cell table:formula="of:=(SUM([.W23:.Y23])/9)*(-1)" office:value-type="float" office:value="-3.33333333333333" calcext:value-type="float">
            <text:p>-3,333</text:p>
          </table:table-cell>
          <table:table-cell table:formula="of:=(SUM([.Z23:.AB2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3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number-columns-repeated="2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4:.P24])/9)*(-1)" office:value-type="float" office:value="-0.555555555555556" calcext:value-type="float">
            <text:p>-0,556</text:p>
          </table:table-cell>
          <table:table-cell table:formula="of:=(SUM([.Q24:.S24])/9)*(-1)" office:value-type="float" office:value="-0.444444444444444" calcext:value-type="float">
            <text:p>-0,444</text:p>
          </table:table-cell>
          <table:table-cell table:formula="of:=(SUM([.T24:.V24])/9)*(-1)" office:value-type="float" office:value="-0.333333333333333" calcext:value-type="float">
            <text:p>-0,333</text:p>
          </table:table-cell>
          <table:table-cell table:formula="of:=(SUM([.W24:.Y24])/9)*(-1)" office:value-type="float" office:value="-0.333333333333333" calcext:value-type="float">
            <text:p>-0,333</text:p>
          </table:table-cell>
          <table:table-cell table:formula="of:=(SUM([.Z24:.AB2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number-columns-repeated="2"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5:.P25])/9)*(-1)" office:value-type="float" office:value="-0" calcext:value-type="float">
            <text:p>0,000</text:p>
          </table:table-cell>
          <table:table-cell table:formula="of:=(SUM([.Q25:.S25])/9)*(-1)" office:value-type="float" office:value="-0.0444444444444444" calcext:value-type="float">
            <text:p>-0,044</text:p>
          </table:table-cell>
          <table:table-cell table:formula="of:=(SUM([.T25:.V25])/9)*(-1)" office:value-type="float" office:value="-0.0444444444444444" calcext:value-type="float">
            <text:p>-0,044</text:p>
          </table:table-cell>
          <table:table-cell table:formula="of:=(SUM([.W25:.Y25])/9)*(-1)" office:value-type="float" office:value="-0.0222222222222222" calcext:value-type="float">
            <text:p>-0,022</text:p>
          </table:table-cell>
          <table:table-cell table:formula="of:=(SUM([.Z25:.AB25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number-columns-repeated="2"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6:.P26])/9)*(-1)" office:value-type="float" office:value="-0" calcext:value-type="float">
            <text:p>0,000</text:p>
          </table:table-cell>
          <table:table-cell table:formula="of:=(SUM([.Q26:.S26])/9)*(-1)" office:value-type="float" office:value="-0.0111111111111111" calcext:value-type="float">
            <text:p>-0,011</text:p>
          </table:table-cell>
          <table:table-cell table:formula="of:=(SUM([.T26:.V26])/9)*(-1)" office:value-type="float" office:value="-0.0111111111111111" calcext:value-type="float">
            <text:p>-0,011</text:p>
          </table:table-cell>
          <table:table-cell table:formula="of:=(SUM([.W26:.Y26])/9)*(-1)" office:value-type="float" office:value="-0.00555555555555556" calcext:value-type="float">
            <text:p>-0,006</text:p>
          </table:table-cell>
          <table:table-cell table:formula="of:=(SUM([.Z26:.AB26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50" calcext:value-type="float">
            <text:p>50,000</text:p>
          </table:table-cell>
          <table:table-cell table:style-name="ce10" table:number-columns-repeated="3"/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90" calcext:value-type="float">
            <text:p>90,000</text:p>
          </table:table-cell>
          <table:table-cell table:style-name="ce10"/>
          <table:table-cell table:style-name="ce10" office:value-type="float" office:value="90" calcext:value-type="float">
            <text:p>90,000</text:p>
          </table:table-cell>
          <table:table-cell table:style-name="ce10"/>
          <table:table-cell table:style-name="ce9" office:value-type="float" office:value="180" calcext:value-type="float">
            <text:p>1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7:.P27])/9)*(-1)" office:value-type="float" office:value="-36.6666666666667" calcext:value-type="float">
            <text:p>-36,667</text:p>
          </table:table-cell>
          <table:table-cell table:formula="of:=(SUM([.Q27:.S27])/9)*(-1)" office:value-type="float" office:value="-38.8888888888889" calcext:value-type="float">
            <text:p>-38,889</text:p>
          </table:table-cell>
          <table:table-cell table:formula="of:=(SUM([.T27:.V27])/9)*(-1)" office:value-type="float" office:value="-27.7777777777778" calcext:value-type="float">
            <text:p>-27,778</text:p>
          </table:table-cell>
          <table:table-cell table:formula="of:=(SUM([.W27:.Y27])/9)*(-1)" office:value-type="float" office:value="-28.8888888888889" calcext:value-type="float">
            <text:p>-28,889</text:p>
          </table:table-cell>
          <table:table-cell table:formula="of:=(SUM([.Z27:.AB27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1" calcext:value-type="float">
            <text:p>0,100</text:p>
          </table:table-cell>
          <table:table-cell table:style-name="ce10" table:number-columns-repeated="3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9" office:value-type="float" office:value="0.25" calcext:value-type="float">
            <text:p>0,2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8:.P28])/9)*(-1)" office:value-type="float" office:value="-0.0777777777777778" calcext:value-type="float">
            <text:p>-0,078</text:p>
          </table:table-cell>
          <table:table-cell table:formula="of:=(SUM([.Q28:.S28])/9)*(-1)" office:value-type="float" office:value="-0.0555555555555556" calcext:value-type="float">
            <text:p>-0,056</text:p>
          </table:table-cell>
          <table:table-cell table:formula="of:=(SUM([.T28:.V28])/9)*(-1)" office:value-type="float" office:value="-0.0333333333333333" calcext:value-type="float">
            <text:p>-0,033</text:p>
          </table:table-cell>
          <table:table-cell table:formula="of:=(SUM([.W28:.Y28])/9)*(-1)" office:value-type="float" office:value="-0.05" calcext:value-type="float">
            <text:p>-0,050</text:p>
          </table:table-cell>
          <table:table-cell table:formula="of:=(SUM([.Z28:.AB28])/9)*(-1)" office:value-type="float" office:value="-0.0333333333333333" calcext:value-type="float">
            <text:p>-0,0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6"/>
          <table:table-cell table:style-name="ce10" office:value-type="float" office:value="0.05" calcext:value-type="float">
            <text:p>0,050</text:p>
          </table:table-cell>
          <table:table-cell table:style-name="ce10" table:number-columns-repeated="3"/>
          <table:table-cell table:style-name="ce10" office:value-type="float" office:value="0.05" calcext:value-type="float">
            <text:p>0,050</text:p>
          </table:table-cell>
          <table:table-cell table:number-columns-repeated="2" table:style-name="ce9" office:value-type="float" office:value="0.02" calcext:value-type="float">
            <text:p>0,020</text:p>
          </table:table-cell>
          <table:table-cell table:style-name="ce9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/>
          <table:table-cell table:style-name="ce9" office:value-type="float" office:value="0.07" calcext:value-type="float">
            <text:p>0,070</text:p>
          </table:table-cell>
          <table:table-cell table:style-name="ce9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9:.P29])/9)*(-1)" office:value-type="float" office:value="-0.0166666666666667" calcext:value-type="float">
            <text:p>-0,017</text:p>
          </table:table-cell>
          <table:table-cell table:formula="of:=(SUM([.Q29:.S29])/9)*(-1)" office:value-type="float" office:value="-0.00444444444444444" calcext:value-type="float">
            <text:p>-0,004</text:p>
          </table:table-cell>
          <table:table-cell table:formula="of:=(SUM([.T29:.V29])/9)*(-1)" office:value-type="float" office:value="-0.01" calcext:value-type="float">
            <text:p>-0,010</text:p>
          </table:table-cell>
          <table:table-cell table:formula="of:=(SUM([.W29:.Y29])/9)*(-1)" office:value-type="float" office:value="-0.00777777777777778" calcext:value-type="float">
            <text:p>-0,008</text:p>
          </table:table-cell>
          <table:table-cell table:formula="of:=(SUM([.Z29:.AB29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30:.P30])/9)*(-1)" office:value-type="float" office:value="-2.77777777777778" calcext:value-type="float">
            <text:p>-2,778</text:p>
          </table:table-cell>
          <table:table-cell table:formula="of:=(SUM([.Q30:.S30])/9)*(-1)" office:value-type="float" office:value="-1.11111111111111" calcext:value-type="float">
            <text:p>-1,111</text:p>
          </table:table-cell>
          <table:table-cell table:formula="of:=(SUM([.T30:.V30])/9)*(-1)" office:value-type="float" office:value="-0.555555555555556" calcext:value-type="float">
            <text:p>-0,556</text:p>
          </table:table-cell>
          <table:table-cell table:formula="of:=(SUM([.W30:.Y30])/9)*(-1)" office:value-type="float" office:value="-1.77777777777778" calcext:value-type="float">
            <text:p>-1,778</text:p>
          </table:table-cell>
          <table:table-cell table:formula="of:=(SUM([.Z30:.AB30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31:.P31])/9)*(-1)" office:value-type="float" office:value="-0" calcext:value-type="float">
            <text:p>0,000</text:p>
          </table:table-cell>
          <table:table-cell table:formula="of:=(SUM([.Q31:.S31])/9)*(-1)" office:value-type="float" office:value="-0" calcext:value-type="float">
            <text:p>0,000</text:p>
          </table:table-cell>
          <table:table-cell table:formula="of:=(SUM([.T31:.V31])/9)*(-1)" office:value-type="float" office:value="-0" calcext:value-type="float">
            <text:p>0,000</text:p>
          </table:table-cell>
          <table:table-cell table:formula="of:=(SUM([.W31:.Y31])/9)*(-1)" office:value-type="float" office:value="-0" calcext:value-type="float">
            <text:p>0,000</text:p>
          </table:table-cell>
          <table:table-cell table:formula="of:=(SUM([.Z31:.AB3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7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7" calcext:value-type="float">
            <text:p>7,7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7.5" calcext:value-type="float">
            <text:p>7,500</text:p>
          </table:table-cell>
          <table:table-cell table:number-columns-repeated="2" table:style-name="ce10" office:value-type="float" office:value="6" calcext:value-type="float">
            <text:p>6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32:.P32])/9)*(-1)" office:value-type="float" office:value="-2.11111111111111" calcext:value-type="float">
            <text:p>-2,111</text:p>
          </table:table-cell>
          <table:table-cell table:formula="of:=(SUM([.Q32:.S32])/9)*(-1)" office:value-type="float" office:value="-1.33333333333333" calcext:value-type="float">
            <text:p>-1,333</text:p>
          </table:table-cell>
          <table:table-cell table:formula="of:=(SUM([.T32:.V32])/9)*(-1)" office:value-type="float" office:value="-2.35555555555556" calcext:value-type="float">
            <text:p>-2,356</text:p>
          </table:table-cell>
          <table:table-cell table:formula="of:=(SUM([.W32:.Y32])/9)*(-1)" office:value-type="float" office:value="-2.05555555555556" calcext:value-type="float">
            <text:p>-2,056</text:p>
          </table:table-cell>
          <table:table-cell table:formula="of:=(SUM([.Z32:.AB3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Torpedo Boat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35:.P35])/9)*(-1)" office:value-type="float" office:value="-2.22222222222222" calcext:value-type="float">
            <text:p>-2,222</text:p>
          </table:table-cell>
          <table:table-cell table:formula="of:=(SUM([.Q35:.S35])/9)*(-1)" office:value-type="float" office:value="-0.444444444444444" calcext:value-type="float">
            <text:p>-0,444</text:p>
          </table:table-cell>
          <table:table-cell table:formula="of:=(SUM([.T35:.V35])/9)*(-1)" office:value-type="float" office:value="-0.888888888888889" calcext:value-type="float">
            <text:p>-0,889</text:p>
          </table:table-cell>
          <table:table-cell table:formula="of:=(SUM([.W35:.Y35])/9)*(-1)" office:value-type="float" office:value="-0.444444444444444" calcext:value-type="float">
            <text:p>-0,444</text:p>
          </table:table-cell>
          <table:table-cell table:formula="of:=(SUM([.Z35:.AB35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3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.5" calcext:value-type="float">
            <text:p>2,500</text:p>
          </table:table-cell>
          <table:table-cell table:number-columns-repeated="5" table:style-name="ce10" office:value-type="float" office:value="7.5" calcext:value-type="float">
            <text:p>7,500</text:p>
          </table:table-cell>
          <table:table-cell table:number-columns-repeated="3" table:style-name="ce9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9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36:.P36])/9)*(-1)" office:value-type="float" office:value="-6.66666666666667" calcext:value-type="float">
            <text:p>-6,667</text:p>
          </table:table-cell>
          <table:table-cell table:formula="of:=(SUM([.Q36:.S36])/9)*(-1)" office:value-type="float" office:value="-2.5" calcext:value-type="float">
            <text:p>-2,500</text:p>
          </table:table-cell>
          <table:table-cell table:formula="of:=(SUM([.T36:.V36])/9)*(-1)" office:value-type="float" office:value="-2.5" calcext:value-type="float">
            <text:p>-2,500</text:p>
          </table:table-cell>
          <table:table-cell table:formula="of:=(SUM([.W36:.Y36])/9)*(-1)" office:value-type="float" office:value="-2.5" calcext:value-type="float">
            <text:p>-2,500</text:p>
          </table:table-cell>
          <table:table-cell table:formula="of:=(SUM([.Z36:.AB36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37:.P37])/9)*(-1)" office:value-type="float" office:value="-1.11111111111111" calcext:value-type="float">
            <text:p>-1,111</text:p>
          </table:table-cell>
          <table:table-cell table:formula="of:=(SUM([.Q37:.S37])/9)*(-1)" office:value-type="float" office:value="-0.222222222222222" calcext:value-type="float">
            <text:p>-0,222</text:p>
          </table:table-cell>
          <table:table-cell table:formula="of:=(SUM([.T37:.V37])/9)*(-1)" office:value-type="float" office:value="-0.444444444444444" calcext:value-type="float">
            <text:p>-0,444</text:p>
          </table:table-cell>
          <table:table-cell table:formula="of:=(SUM([.W37:.Y37])/9)*(-1)" office:value-type="float" office:value="-0.222222222222222" calcext:value-type="float">
            <text:p>-0,222</text:p>
          </table:table-cell>
          <table:table-cell table:formula="of:=(SUM([.Z37:.AB37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38:.P38])/9)*(-1)" office:value-type="float" office:value="-0" calcext:value-type="float">
            <text:p>0,000</text:p>
          </table:table-cell>
          <table:table-cell table:formula="of:=(SUM([.Q38:.S38])/9)*(-1)" office:value-type="float" office:value="-0" calcext:value-type="float">
            <text:p>0,000</text:p>
          </table:table-cell>
          <table:table-cell table:formula="of:=(SUM([.T38:.V38])/9)*(-1)" office:value-type="float" office:value="-0" calcext:value-type="float">
            <text:p>0,000</text:p>
          </table:table-cell>
          <table:table-cell table:formula="of:=(SUM([.W38:.Y38])/9)*(-1)" office:value-type="float" office:value="-0" calcext:value-type="float">
            <text:p>0,000</text:p>
          </table:table-cell>
          <table:table-cell table:formula="of:=(SUM([.Z38:.AB3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39:.P39])/9)*(-1)" office:value-type="float" office:value="-0" calcext:value-type="float">
            <text:p>0,000</text:p>
          </table:table-cell>
          <table:table-cell table:formula="of:=(SUM([.Q39:.S39])/9)*(-1)" office:value-type="float" office:value="-0" calcext:value-type="float">
            <text:p>0,000</text:p>
          </table:table-cell>
          <table:table-cell table:formula="of:=(SUM([.T39:.V39])/9)*(-1)" office:value-type="float" office:value="-0" calcext:value-type="float">
            <text:p>0,000</text:p>
          </table:table-cell>
          <table:table-cell table:formula="of:=(SUM([.W39:.Y39])/9)*(-1)" office:value-type="float" office:value="-0" calcext:value-type="float">
            <text:p>0,000</text:p>
          </table:table-cell>
          <table:table-cell table:formula="of:=(SUM([.Z39:.AB3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 table:number-columns-repeated="3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10" calcext:value-type="float">
            <text:p>10,000</text:p>
          </table:table-cell>
          <table:table-cell table:number-columns-repeated="5" table:style-name="ce10" office:value-type="float" office:value="20" calcext:value-type="float">
            <text:p>20,000</text:p>
          </table:table-cell>
          <table:table-cell table:number-columns-repeated="3" table:style-name="ce9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9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40:.P40])/9)*(-1)" office:value-type="float" office:value="-18.8888888888889" calcext:value-type="float">
            <text:p>-18,889</text:p>
          </table:table-cell>
          <table:table-cell table:formula="of:=(SUM([.Q40:.S40])/9)*(-1)" office:value-type="float" office:value="-6.66666666666667" calcext:value-type="float">
            <text:p>-6,667</text:p>
          </table:table-cell>
          <table:table-cell table:formula="of:=(SUM([.T40:.V40])/9)*(-1)" office:value-type="float" office:value="-6.66666666666667" calcext:value-type="float">
            <text:p>-6,667</text:p>
          </table:table-cell>
          <table:table-cell table:formula="of:=(SUM([.W40:.Y40])/9)*(-1)" office:value-type="float" office:value="-6.66666666666667" calcext:value-type="float">
            <text:p>-6,667</text:p>
          </table:table-cell>
          <table:table-cell table:formula="of:=(SUM([.Z40:.AB40])/9)*(-1)" office:value-type="float" office:value="-6.66666666666667" calcext:value-type="float">
            <text:p>-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3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1" calcext:value-type="float">
            <text:p>0,100</text:p>
          </table:table-cell>
          <table:table-cell table:number-columns-repeated="5" table:style-name="ce10" office:value-type="float" office:value="0.2" calcext:value-type="float">
            <text:p>0,200</text:p>
          </table:table-cell>
          <table:table-cell table:number-columns-repeated="3" table:style-name="ce9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9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41:.P41])/9)*(-1)" office:value-type="float" office:value="-0.188888888888889" calcext:value-type="float">
            <text:p>-0,189</text:p>
          </table:table-cell>
          <table:table-cell table:formula="of:=(SUM([.Q41:.S41])/9)*(-1)" office:value-type="float" office:value="-0.0666666666666667" calcext:value-type="float">
            <text:p>-0,067</text:p>
          </table:table-cell>
          <table:table-cell table:formula="of:=(SUM([.T41:.V41])/9)*(-1)" office:value-type="float" office:value="-0.0666666666666667" calcext:value-type="float">
            <text:p>-0,067</text:p>
          </table:table-cell>
          <table:table-cell table:formula="of:=(SUM([.W41:.Y41])/9)*(-1)" office:value-type="float" office:value="-0.0666666666666667" calcext:value-type="float">
            <text:p>-0,067</text:p>
          </table:table-cell>
          <table:table-cell table:formula="of:=(SUM([.Z41:.AB41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4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42:.P42])/9)*(-1)" office:value-type="float" office:value="-0.0277777777777778" calcext:value-type="float">
            <text:p>-0,028</text:p>
          </table:table-cell>
          <table:table-cell table:formula="of:=(SUM([.Q42:.S42])/9)*(-1)" office:value-type="float" office:value="-0.00555555555555556" calcext:value-type="float">
            <text:p>-0,006</text:p>
          </table:table-cell>
          <table:table-cell table:formula="of:=(SUM([.T42:.V42])/9)*(-1)" office:value-type="float" office:value="-0.0111111111111111" calcext:value-type="float">
            <text:p>-0,011</text:p>
          </table:table-cell>
          <table:table-cell table:formula="of:=(SUM([.W42:.Y42])/9)*(-1)" office:value-type="float" office:value="-0.00555555555555556" calcext:value-type="float">
            <text:p>-0,006</text:p>
          </table:table-cell>
          <table:table-cell table:formula="of:=(SUM([.Z42:.AB42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43:.P43])/9)*(-1)" office:value-type="float" office:value="-0" calcext:value-type="float">
            <text:p>0,000</text:p>
          </table:table-cell>
          <table:table-cell table:formula="of:=(SUM([.Q43:.S43])/9)*(-1)" office:value-type="float" office:value="-0" calcext:value-type="float">
            <text:p>0,000</text:p>
          </table:table-cell>
          <table:table-cell table:formula="of:=(SUM([.T43:.V43])/9)*(-1)" office:value-type="float" office:value="-0" calcext:value-type="float">
            <text:p>0,000</text:p>
          </table:table-cell>
          <table:table-cell table:formula="of:=(SUM([.W43:.Y43])/9)*(-1)" office:value-type="float" office:value="-0" calcext:value-type="float">
            <text:p>0,000</text:p>
          </table:table-cell>
          <table:table-cell table:formula="of:=(SUM([.Z43:.AB4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44:.P44])/9)*(-1)" office:value-type="float" office:value="-0" calcext:value-type="float">
            <text:p>0,000</text:p>
          </table:table-cell>
          <table:table-cell table:formula="of:=(SUM([.Q44:.S44])/9)*(-1)" office:value-type="float" office:value="-0" calcext:value-type="float">
            <text:p>0,000</text:p>
          </table:table-cell>
          <table:table-cell table:formula="of:=(SUM([.T44:.V44])/9)*(-1)" office:value-type="float" office:value="-0" calcext:value-type="float">
            <text:p>0,000</text:p>
          </table:table-cell>
          <table:table-cell table:formula="of:=(SUM([.W44:.Y44])/9)*(-1)" office:value-type="float" office:value="-0" calcext:value-type="float">
            <text:p>0,000</text:p>
          </table:table-cell>
          <table:table-cell table:formula="of:=(SUM([.Z44:.AB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/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45:.P45])/9)*(-1)" office:value-type="float" office:value="-1.55555555555556" calcext:value-type="float">
            <text:p>-1,556</text:p>
          </table:table-cell>
          <table:table-cell table:formula="of:=(SUM([.Q45:.S45])/9)*(-1)" office:value-type="float" office:value="-0.888888888888889" calcext:value-type="float">
            <text:p>-0,889</text:p>
          </table:table-cell>
          <table:table-cell table:formula="of:=(SUM([.T45:.V45])/9)*(-1)" office:value-type="float" office:value="-1" calcext:value-type="float">
            <text:p>-1,000</text:p>
          </table:table-cell>
          <table:table-cell table:formula="of:=(SUM([.W45:.Y45])/9)*(-1)" office:value-type="float" office:value="-1.11111111111111" calcext:value-type="float">
            <text:p>-1,111</text:p>
          </table:table-cell>
          <table:table-cell table:formula="of:=(SUM([.Z45:.AB45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Motor Torpedo Boat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 table:number-columns-repeated="4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48:.P48])/9)*(-1)" office:value-type="float" office:value="-3.55555555555556" calcext:value-type="float">
            <text:p>-3,556</text:p>
          </table:table-cell>
          <table:table-cell table:formula="of:=(SUM([.Q48:.S48])/9)*(-1)" office:value-type="float" office:value="-0.444444444444444" calcext:value-type="float">
            <text:p>-0,444</text:p>
          </table:table-cell>
          <table:table-cell table:formula="of:=(SUM([.T48:.V48])/9)*(-1)" office:value-type="float" office:value="-1.33333333333333" calcext:value-type="float">
            <text:p>-1,333</text:p>
          </table:table-cell>
          <table:table-cell table:formula="of:=(SUM([.W48:.Y48])/9)*(-1)" office:value-type="float" office:value="-0.888888888888889" calcext:value-type="float">
            <text:p>-0,889</text:p>
          </table:table-cell>
          <table:table-cell table:formula="of:=(SUM([.Z48:.AB48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3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49:.P49])/9)*(-1)" office:value-type="float" office:value="-5.83333333333333" calcext:value-type="float">
            <text:p>-5,833</text:p>
          </table:table-cell>
          <table:table-cell table:formula="of:=(SUM([.Q49:.S49])/9)*(-1)" office:value-type="float" office:value="-1.94444444444444" calcext:value-type="float">
            <text:p>-1,944</text:p>
          </table:table-cell>
          <table:table-cell table:formula="of:=(SUM([.T49:.V49])/9)*(-1)" office:value-type="float" office:value="-2.22222222222222" calcext:value-type="float">
            <text:p>-2,222</text:p>
          </table:table-cell>
          <table:table-cell table:formula="of:=(SUM([.W49:.Y49])/9)*(-1)" office:value-type="float" office:value="-1.94444444444444" calcext:value-type="float">
            <text:p>-1,944</text:p>
          </table:table-cell>
          <table:table-cell table:formula="of:=(SUM([.Z49:.AB49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50:.P50])/9)*(-1)" office:value-type="float" office:value="-1.77777777777778" calcext:value-type="float">
            <text:p>-1,778</text:p>
          </table:table-cell>
          <table:table-cell table:formula="of:=(SUM([.Q50:.S50])/9)*(-1)" office:value-type="float" office:value="-0.222222222222222" calcext:value-type="float">
            <text:p>-0,222</text:p>
          </table:table-cell>
          <table:table-cell table:formula="of:=(SUM([.T50:.V50])/9)*(-1)" office:value-type="float" office:value="-0.666666666666667" calcext:value-type="float">
            <text:p>-0,667</text:p>
          </table:table-cell>
          <table:table-cell table:formula="of:=(SUM([.W50:.Y50])/9)*(-1)" office:value-type="float" office:value="-0.444444444444444" calcext:value-type="float">
            <text:p>-0,444</text:p>
          </table:table-cell>
          <table:table-cell table:formula="of:=(SUM([.Z50:.AB50])/9)*(-1)" office:value-type="float" office:value="-0.666666666666667" calcext:value-type="float">
            <text:p>-0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51:.P51])/9)*(-1)" office:value-type="float" office:value="-0" calcext:value-type="float">
            <text:p>0,000</text:p>
          </table:table-cell>
          <table:table-cell table:formula="of:=(SUM([.Q51:.S51])/9)*(-1)" office:value-type="float" office:value="-0" calcext:value-type="float">
            <text:p>0,000</text:p>
          </table:table-cell>
          <table:table-cell table:formula="of:=(SUM([.T51:.V51])/9)*(-1)" office:value-type="float" office:value="-0" calcext:value-type="float">
            <text:p>0,000</text:p>
          </table:table-cell>
          <table:table-cell table:formula="of:=(SUM([.W51:.Y51])/9)*(-1)" office:value-type="float" office:value="-0" calcext:value-type="float">
            <text:p>0,000</text:p>
          </table:table-cell>
          <table:table-cell table:formula="of:=(SUM([.Z51:.AB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52:.P52])/9)*(-1)" office:value-type="float" office:value="-0" calcext:value-type="float">
            <text:p>0,000</text:p>
          </table:table-cell>
          <table:table-cell table:formula="of:=(SUM([.Q52:.S52])/9)*(-1)" office:value-type="float" office:value="-0" calcext:value-type="float">
            <text:p>0,000</text:p>
          </table:table-cell>
          <table:table-cell table:formula="of:=(SUM([.T52:.V52])/9)*(-1)" office:value-type="float" office:value="-0" calcext:value-type="float">
            <text:p>0,000</text:p>
          </table:table-cell>
          <table:table-cell table:formula="of:=(SUM([.W52:.Y52])/9)*(-1)" office:value-type="float" office:value="-0" calcext:value-type="float">
            <text:p>0,000</text:p>
          </table:table-cell>
          <table:table-cell table:formula="of:=(SUM([.Z52:.AB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number-columns-repeated="5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53:.P53])/9)*(-1)" office:value-type="float" office:value="-8.88888888888889" calcext:value-type="float">
            <text:p>-8,889</text:p>
          </table:table-cell>
          <table:table-cell table:formula="of:=(SUM([.Q53:.S53])/9)*(-1)" office:value-type="float" office:value="-3.33333333333333" calcext:value-type="float">
            <text:p>-3,333</text:p>
          </table:table-cell>
          <table:table-cell table:formula="of:=(SUM([.T53:.V53])/9)*(-1)" office:value-type="float" office:value="-3.33333333333333" calcext:value-type="float">
            <text:p>-3,333</text:p>
          </table:table-cell>
          <table:table-cell table:formula="of:=(SUM([.W53:.Y53])/9)*(-1)" office:value-type="float" office:value="-3.33333333333333" calcext:value-type="float">
            <text:p>-3,333</text:p>
          </table:table-cell>
          <table:table-cell table:formula="of:=(SUM([.Z53:.AB5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3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number-columns-repeated="5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54:.P54])/9)*(-1)" office:value-type="float" office:value="-0.888888888888889" calcext:value-type="float">
            <text:p>-0,889</text:p>
          </table:table-cell>
          <table:table-cell table:formula="of:=(SUM([.Q54:.S54])/9)*(-1)" office:value-type="float" office:value="-0.333333333333333" calcext:value-type="float">
            <text:p>-0,333</text:p>
          </table:table-cell>
          <table:table-cell table:formula="of:=(SUM([.T54:.V54])/9)*(-1)" office:value-type="float" office:value="-0.333333333333333" calcext:value-type="float">
            <text:p>-0,333</text:p>
          </table:table-cell>
          <table:table-cell table:formula="of:=(SUM([.W54:.Y54])/9)*(-1)" office:value-type="float" office:value="-0.333333333333333" calcext:value-type="float">
            <text:p>-0,333</text:p>
          </table:table-cell>
          <table:table-cell table:formula="of:=(SUM([.Z54:.AB5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4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55:.P55])/9)*(-1)" office:value-type="float" office:value="-0.0277777777777778" calcext:value-type="float">
            <text:p>-0,028</text:p>
          </table:table-cell>
          <table:table-cell table:formula="of:=(SUM([.Q55:.S55])/9)*(-1)" office:value-type="float" office:value="-0.00555555555555556" calcext:value-type="float">
            <text:p>-0,006</text:p>
          </table:table-cell>
          <table:table-cell table:formula="of:=(SUM([.T55:.V55])/9)*(-1)" office:value-type="float" office:value="-0.0111111111111111" calcext:value-type="float">
            <text:p>-0,011</text:p>
          </table:table-cell>
          <table:table-cell table:formula="of:=(SUM([.W55:.Y55])/9)*(-1)" office:value-type="float" office:value="-0.00555555555555556" calcext:value-type="float">
            <text:p>-0,006</text:p>
          </table:table-cell>
          <table:table-cell table:formula="of:=(SUM([.Z55:.AB55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56:.P56])/9)*(-1)" office:value-type="float" office:value="-0" calcext:value-type="float">
            <text:p>0,000</text:p>
          </table:table-cell>
          <table:table-cell table:formula="of:=(SUM([.Q56:.S56])/9)*(-1)" office:value-type="float" office:value="-0" calcext:value-type="float">
            <text:p>0,000</text:p>
          </table:table-cell>
          <table:table-cell table:formula="of:=(SUM([.T56:.V56])/9)*(-1)" office:value-type="float" office:value="-0" calcext:value-type="float">
            <text:p>0,000</text:p>
          </table:table-cell>
          <table:table-cell table:formula="of:=(SUM([.W56:.Y56])/9)*(-1)" office:value-type="float" office:value="-0" calcext:value-type="float">
            <text:p>0,000</text:p>
          </table:table-cell>
          <table:table-cell table:formula="of:=(SUM([.Z56:.AB5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57:.P57])/9)*(-1)" office:value-type="float" office:value="-0" calcext:value-type="float">
            <text:p>0,000</text:p>
          </table:table-cell>
          <table:table-cell table:formula="of:=(SUM([.Q57:.S57])/9)*(-1)" office:value-type="float" office:value="-0" calcext:value-type="float">
            <text:p>0,000</text:p>
          </table:table-cell>
          <table:table-cell table:formula="of:=(SUM([.T57:.V57])/9)*(-1)" office:value-type="float" office:value="-0" calcext:value-type="float">
            <text:p>0,000</text:p>
          </table:table-cell>
          <table:table-cell table:formula="of:=(SUM([.W57:.Y57])/9)*(-1)" office:value-type="float" office:value="-0" calcext:value-type="float">
            <text:p>0,000</text:p>
          </table:table-cell>
          <table:table-cell table:formula="of:=(SUM([.Z57:.AB5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/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58:.P58])/9)*(-1)" office:value-type="float" office:value="-1.55555555555556" calcext:value-type="float">
            <text:p>-1,556</text:p>
          </table:table-cell>
          <table:table-cell table:formula="of:=(SUM([.Q58:.S58])/9)*(-1)" office:value-type="float" office:value="-0.888888888888889" calcext:value-type="float">
            <text:p>-0,889</text:p>
          </table:table-cell>
          <table:table-cell table:formula="of:=(SUM([.T58:.V58])/9)*(-1)" office:value-type="float" office:value="-1" calcext:value-type="float">
            <text:p>-1,000</text:p>
          </table:table-cell>
          <table:table-cell table:formula="of:=(SUM([.W58:.Y58])/9)*(-1)" office:value-type="float" office:value="-1.11111111111111" calcext:value-type="float">
            <text:p>-1,111</text:p>
          </table:table-cell>
          <table:table-cell table:formula="of:=(SUM([.Z58:.AB58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ight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0.95" calcext:value-type="float">
            <text:p>0,950</text:p>
          </table:table-cell>
          <table:table-cell table:style-name="ce10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/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/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61:.P61])/9)*(-1)" office:value-type="float" office:value="-0.527777777777778" calcext:value-type="float">
            <text:p>-0,528</text:p>
          </table:table-cell>
          <table:table-cell table:formula="of:=(SUM([.Q61:.S61])/9)*(-1)" office:value-type="float" office:value="-0.105555555555556" calcext:value-type="float">
            <text:p>-0,106</text:p>
          </table:table-cell>
          <table:table-cell table:formula="of:=(SUM([.T61:.V61])/9)*(-1)" office:value-type="float" office:value="-0.105555555555556" calcext:value-type="float">
            <text:p>-0,106</text:p>
          </table:table-cell>
          <table:table-cell table:formula="of:=(SUM([.W61:.Y61])/9)*(-1)" office:value-type="float" office:value="-0.105555555555556" calcext:value-type="float">
            <text:p>-0,106</text:p>
          </table:table-cell>
          <table:table-cell table:formula="of:=(SUM([.Z61:.AB61])/9)*(-1)" office:value-type="float" office:value="-0.105555555555556" calcext:value-type="float">
            <text:p>-0,1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7.65" calcext:value-type="float">
            <text:p>27,65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62:.P62])/9)*(-1)" office:value-type="float" office:value="-15.3611111111111" calcext:value-type="float">
            <text:p>-15,361</text:p>
          </table:table-cell>
          <table:table-cell table:formula="of:=(SUM([.Q62:.S62])/9)*(-1)" office:value-type="float" office:value="-3.07222222222222" calcext:value-type="float">
            <text:p>-3,072</text:p>
          </table:table-cell>
          <table:table-cell table:formula="of:=(SUM([.T62:.V62])/9)*(-1)" office:value-type="float" office:value="-3.07222222222222" calcext:value-type="float">
            <text:p>-3,072</text:p>
          </table:table-cell>
          <table:table-cell table:formula="of:=(SUM([.W62:.Y62])/9)*(-1)" office:value-type="float" office:value="-3.07222222222222" calcext:value-type="float">
            <text:p>-3,072</text:p>
          </table:table-cell>
          <table:table-cell table:formula="of:=(SUM([.Z62:.AB62])/9)*(-1)" office:value-type="float" office:value="-3.07222222222222" calcext:value-type="float">
            <text:p>-3,0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63:.P63])/9)*(-1)" office:value-type="float" office:value="-0.333333333333333" calcext:value-type="float">
            <text:p>-0,333</text:p>
          </table:table-cell>
          <table:table-cell table:formula="of:=(SUM([.Q63:.S63])/9)*(-1)" office:value-type="float" office:value="-0.0555555555555556" calcext:value-type="float">
            <text:p>-0,056</text:p>
          </table:table-cell>
          <table:table-cell table:formula="of:=(SUM([.T63:.V63])/9)*(-1)" office:value-type="float" office:value="-0.0555555555555556" calcext:value-type="float">
            <text:p>-0,056</text:p>
          </table:table-cell>
          <table:table-cell table:formula="of:=(SUM([.W63:.Y63])/9)*(-1)" office:value-type="float" office:value="-0.0555555555555556" calcext:value-type="float">
            <text:p>-0,056</text:p>
          </table:table-cell>
          <table:table-cell table:formula="of:=(SUM([.Z63:.AB63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13" calcext:value-type="float">
            <text:p>2,13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64:.P64])/9)*(-1)" office:value-type="float" office:value="-1.18111111111111" calcext:value-type="float">
            <text:p>-1,181</text:p>
          </table:table-cell>
          <table:table-cell table:formula="of:=(SUM([.Q64:.S64])/9)*(-1)" office:value-type="float" office:value="-0.236111111111111" calcext:value-type="float">
            <text:p>-0,236</text:p>
          </table:table-cell>
          <table:table-cell table:formula="of:=(SUM([.T64:.V64])/9)*(-1)" office:value-type="float" office:value="-0.236111111111111" calcext:value-type="float">
            <text:p>-0,236</text:p>
          </table:table-cell>
          <table:table-cell table:formula="of:=(SUM([.W64:.Y64])/9)*(-1)" office:value-type="float" office:value="-0.236111111111111" calcext:value-type="float">
            <text:p>-0,236</text:p>
          </table:table-cell>
          <table:table-cell table:formula="of:=(SUM([.Z64:.AB64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8" calcext:value-type="float">
            <text:p>0,08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65:.P65])/9)*(-1)" office:value-type="float" office:value="-0.0422222222222222" calcext:value-type="float">
            <text:p>-0,042</text:p>
          </table:table-cell>
          <table:table-cell table:formula="of:=(SUM([.Q65:.S65])/9)*(-1)" office:value-type="float" office:value="-0.00833333333333333" calcext:value-type="float">
            <text:p>-0,008</text:p>
          </table:table-cell>
          <table:table-cell table:formula="of:=(SUM([.T65:.V65])/9)*(-1)" office:value-type="float" office:value="-0.00833333333333333" calcext:value-type="float">
            <text:p>-0,008</text:p>
          </table:table-cell>
          <table:table-cell table:formula="of:=(SUM([.W65:.Y65])/9)*(-1)" office:value-type="float" office:value="-0.00833333333333333" calcext:value-type="float">
            <text:p>-0,008</text:p>
          </table:table-cell>
          <table:table-cell table:formula="of:=(SUM([.Z65:.AB65])/9)*(-1)" office:value-type="float" office:value="-0.00833333333333333" calcext:value-type="float">
            <text:p>-0,00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50" calcext:value-type="float">
            <text:p>35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66:.P66])/9)*(-1)" office:value-type="float" office:value="-194.444444444444" calcext:value-type="float">
            <text:p>-194,444</text:p>
          </table:table-cell>
          <table:table-cell table:formula="of:=(SUM([.Q66:.S66])/9)*(-1)" office:value-type="float" office:value="-38.8888888888889" calcext:value-type="float">
            <text:p>-38,889</text:p>
          </table:table-cell>
          <table:table-cell table:formula="of:=(SUM([.T66:.V66])/9)*(-1)" office:value-type="float" office:value="-38.8888888888889" calcext:value-type="float">
            <text:p>-38,889</text:p>
          </table:table-cell>
          <table:table-cell table:formula="of:=(SUM([.W66:.Y66])/9)*(-1)" office:value-type="float" office:value="-38.8888888888889" calcext:value-type="float">
            <text:p>-38,889</text:p>
          </table:table-cell>
          <table:table-cell table:formula="of:=(SUM([.Z66:.AB66])/9)*(-1)" office:value-type="float" office:value="-38.8888888888889" calcext:value-type="float">
            <text:p>-3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67:.P67])/9)*(-1)" office:value-type="float" office:value="-0.183333333333333" calcext:value-type="float">
            <text:p>-0,183</text:p>
          </table:table-cell>
          <table:table-cell table:formula="of:=(SUM([.Q67:.S67])/9)*(-1)" office:value-type="float" office:value="-0.0277777777777778" calcext:value-type="float">
            <text:p>-0,028</text:p>
          </table:table-cell>
          <table:table-cell table:formula="of:=(SUM([.T67:.V67])/9)*(-1)" office:value-type="float" office:value="-0.0277777777777778" calcext:value-type="float">
            <text:p>-0,028</text:p>
          </table:table-cell>
          <table:table-cell table:formula="of:=(SUM([.W67:.Y67])/9)*(-1)" office:value-type="float" office:value="-0.0277777777777778" calcext:value-type="float">
            <text:p>-0,028</text:p>
          </table:table-cell>
          <table:table-cell table:formula="of:=(SUM([.Z67:.AB67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5"/>
          <table:table-cell table:style-name="ce10" office:value-type="float" office:value="0.95" calcext:value-type="float">
            <text:p>0,950</text:p>
          </table:table-cell>
          <table:table-cell table:style-name="ce10" table:number-columns-repeated="6"/>
          <table:table-cell table:style-name="ce9" table:number-columns-repeated="3"/>
          <table:table-cell table:style-name="ce10" table:number-columns-repeated="3"/>
          <table:table-cell table:style-name="ce11" table:number-columns-repeated="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68:.P68])/9)*(-1)" office:value-type="float" office:value="-0.105555555555556" calcext:value-type="float">
            <text:p>-0,106</text:p>
          </table:table-cell>
          <table:table-cell table:formula="of:=(SUM([.Q68:.S68])/9)*(-1)" office:value-type="float" office:value="-0" calcext:value-type="float">
            <text:p>0,000</text:p>
          </table:table-cell>
          <table:table-cell table:formula="of:=(SUM([.T68:.V68])/9)*(-1)" office:value-type="float" office:value="-0" calcext:value-type="float">
            <text:p>0,000</text:p>
          </table:table-cell>
          <table:table-cell table:formula="of:=(SUM([.W68:.Y68])/9)*(-1)" office:value-type="float" office:value="-0" calcext:value-type="float">
            <text:p>0,000</text:p>
          </table:table-cell>
          <table:table-cell table:formula="of:=(SUM([.Z68:.AB6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3.5" calcext:value-type="float">
            <text:p>13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/>
          <table:table-cell table:number-columns-repeated="2" table:style-name="ce9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69:.P69])/9)*(-1)" office:value-type="float" office:value="-5.77777777777778" calcext:value-type="float">
            <text:p>-5,778</text:p>
          </table:table-cell>
          <table:table-cell table:formula="of:=(SUM([.Q69:.S69])/9)*(-1)" office:value-type="float" office:value="-1.11111111111111" calcext:value-type="float">
            <text:p>-1,111</text:p>
          </table:table-cell>
          <table:table-cell table:formula="of:=(SUM([.T69:.V69])/9)*(-1)" office:value-type="float" office:value="-1.11111111111111" calcext:value-type="float">
            <text:p>-1,111</text:p>
          </table:table-cell>
          <table:table-cell table:formula="of:=(SUM([.W69:.Y69])/9)*(-1)" office:value-type="float" office:value="-1.11111111111111" calcext:value-type="float">
            <text:p>-1,111</text:p>
          </table:table-cell>
          <table:table-cell table:formula="of:=(SUM([.Z69:.AB69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70:.P70])/9)*(-1)" office:value-type="float" office:value="-0.311111111111111" calcext:value-type="float">
            <text:p>-0,311</text:p>
          </table:table-cell>
          <table:table-cell table:formula="of:=(SUM([.Q70:.S70])/9)*(-1)" office:value-type="float" office:value="-0.2" calcext:value-type="float">
            <text:p>-0,200</text:p>
          </table:table-cell>
          <table:table-cell table:formula="of:=(SUM([.T70:.V70])/9)*(-1)" office:value-type="float" office:value="-0.2" calcext:value-type="float">
            <text:p>-0,200</text:p>
          </table:table-cell>
          <table:table-cell table:formula="of:=(SUM([.W70:.Y70])/9)*(-1)" office:value-type="float" office:value="-0.2" calcext:value-type="float">
            <text:p>-0,200</text:p>
          </table:table-cell>
          <table:table-cell table:formula="of:=(SUM([.Z70:.AB70])/9)*(-1)" office:value-type="float" office:value="-0.2" calcext:value-type="float">
            <text:p>-0,2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71:.P71])/9)*(-1)" office:value-type="float" office:value="-1.77777777777778" calcext:value-type="float">
            <text:p>-1,778</text:p>
          </table:table-cell>
          <table:table-cell table:formula="of:=(SUM([.Q71:.S71])/9)*(-1)" office:value-type="float" office:value="-1" calcext:value-type="float">
            <text:p>-1,000</text:p>
          </table:table-cell>
          <table:table-cell table:formula="of:=(SUM([.T71:.V71])/9)*(-1)" office:value-type="float" office:value="-2.11111111111111" calcext:value-type="float">
            <text:p>-2,111</text:p>
          </table:table-cell>
          <table:table-cell table:formula="of:=(SUM([.W71:.Y71])/9)*(-1)" office:value-type="float" office:value="-1.55555555555556" calcext:value-type="float">
            <text:p>-1,556</text:p>
          </table:table-cell>
          <table:table-cell table:formula="of:=(SUM([.Z71:.AB71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6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AA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74:.P74])/9)*(-1)" office:value-type="float" office:value="-0.152777777777778" calcext:value-type="float">
            <text:p>-0,153</text:p>
          </table:table-cell>
          <table:table-cell table:formula="of:=(SUM([.Q74:.S74])/9)*(-1)" office:value-type="float" office:value="-0.0305555555555556" calcext:value-type="float">
            <text:p>-0,031</text:p>
          </table:table-cell>
          <table:table-cell table:formula="of:=(SUM([.T74:.V74])/9)*(-1)" office:value-type="float" office:value="-0.0305555555555556" calcext:value-type="float">
            <text:p>-0,031</text:p>
          </table:table-cell>
          <table:table-cell table:formula="of:=(SUM([.W74:.Y74])/9)*(-1)" office:value-type="float" office:value="-0.0305555555555556" calcext:value-type="float">
            <text:p>-0,031</text:p>
          </table:table-cell>
          <table:table-cell table:formula="of:=(SUM([.Z74:.AB74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7.45" calcext:value-type="float">
            <text:p>27,45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75:.P75])/9)*(-1)" office:value-type="float" office:value="-15.25" calcext:value-type="float">
            <text:p>-15,250</text:p>
          </table:table-cell>
          <table:table-cell table:formula="of:=(SUM([.Q75:.S75])/9)*(-1)" office:value-type="float" office:value="-3.05" calcext:value-type="float">
            <text:p>-3,050</text:p>
          </table:table-cell>
          <table:table-cell table:formula="of:=(SUM([.T75:.V75])/9)*(-1)" office:value-type="float" office:value="-3.05" calcext:value-type="float">
            <text:p>-3,050</text:p>
          </table:table-cell>
          <table:table-cell table:formula="of:=(SUM([.W75:.Y75])/9)*(-1)" office:value-type="float" office:value="-3.05" calcext:value-type="float">
            <text:p>-3,050</text:p>
          </table:table-cell>
          <table:table-cell table:formula="of:=(SUM([.Z75:.AB75])/9)*(-1)" office:value-type="float" office:value="-3.05" calcext:value-type="float">
            <text:p>-3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/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/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76:.P76])/9)*(-1)" office:value-type="float" office:value="-0.138888888888889" calcext:value-type="float">
            <text:p>-0,139</text:p>
          </table:table-cell>
          <table:table-cell table:formula="of:=(SUM([.Q76:.S76])/9)*(-1)" office:value-type="float" office:value="-0.0277777777777778" calcext:value-type="float">
            <text:p>-0,028</text:p>
          </table:table-cell>
          <table:table-cell table:formula="of:=(SUM([.T76:.V76])/9)*(-1)" office:value-type="float" office:value="-0.0277777777777778" calcext:value-type="float">
            <text:p>-0,028</text:p>
          </table:table-cell>
          <table:table-cell table:formula="of:=(SUM([.W76:.Y76])/9)*(-1)" office:value-type="float" office:value="-0.0277777777777778" calcext:value-type="float">
            <text:p>-0,028</text:p>
          </table:table-cell>
          <table:table-cell table:formula="of:=(SUM([.Z76:.AB76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13" calcext:value-type="float">
            <text:p>2,13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77:.P77])/9)*(-1)" office:value-type="float" office:value="-1.18111111111111" calcext:value-type="float">
            <text:p>-1,181</text:p>
          </table:table-cell>
          <table:table-cell table:formula="of:=(SUM([.Q77:.S77])/9)*(-1)" office:value-type="float" office:value="-0.236111111111111" calcext:value-type="float">
            <text:p>-0,236</text:p>
          </table:table-cell>
          <table:table-cell table:formula="of:=(SUM([.T77:.V77])/9)*(-1)" office:value-type="float" office:value="-0.236111111111111" calcext:value-type="float">
            <text:p>-0,236</text:p>
          </table:table-cell>
          <table:table-cell table:formula="of:=(SUM([.W77:.Y77])/9)*(-1)" office:value-type="float" office:value="-0.236111111111111" calcext:value-type="float">
            <text:p>-0,236</text:p>
          </table:table-cell>
          <table:table-cell table:formula="of:=(SUM([.Z77:.AB77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78:.P78])/9)*(-1)" office:value-type="float" office:value="-0.0138888888888889" calcext:value-type="float">
            <text:p>-0,014</text:p>
          </table:table-cell>
          <table:table-cell table:formula="of:=(SUM([.Q78:.S78])/9)*(-1)" office:value-type="float" office:value="-0.00277777777777778" calcext:value-type="float">
            <text:p>-0,003</text:p>
          </table:table-cell>
          <table:table-cell table:formula="of:=(SUM([.T78:.V78])/9)*(-1)" office:value-type="float" office:value="-0.00277777777777778" calcext:value-type="float">
            <text:p>-0,003</text:p>
          </table:table-cell>
          <table:table-cell table:formula="of:=(SUM([.W78:.Y78])/9)*(-1)" office:value-type="float" office:value="-0.00277777777777778" calcext:value-type="float">
            <text:p>-0,003</text:p>
          </table:table-cell>
          <table:table-cell table:formula="of:=(SUM([.Z78:.AB78])/9)*(-1)" office:value-type="float" office:value="-0.00277777777777778" calcext:value-type="float">
            <text:p>-0,00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79:.P79])/9)*(-1)" office:value-type="float" office:value="-144.444444444444" calcext:value-type="float">
            <text:p>-144,444</text:p>
          </table:table-cell>
          <table:table-cell table:formula="of:=(SUM([.Q79:.S79])/9)*(-1)" office:value-type="float" office:value="-27.7777777777778" calcext:value-type="float">
            <text:p>-27,778</text:p>
          </table:table-cell>
          <table:table-cell table:formula="of:=(SUM([.T79:.V79])/9)*(-1)" office:value-type="float" office:value="-27.7777777777778" calcext:value-type="float">
            <text:p>-27,778</text:p>
          </table:table-cell>
          <table:table-cell table:formula="of:=(SUM([.W79:.Y79])/9)*(-1)" office:value-type="float" office:value="-27.7777777777778" calcext:value-type="float">
            <text:p>-27,778</text:p>
          </table:table-cell>
          <table:table-cell table:formula="of:=(SUM([.Z79:.AB79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80:.P80])/9)*(-1)" office:value-type="float" office:value="-0.144444444444444" calcext:value-type="float">
            <text:p>-0,144</text:p>
          </table:table-cell>
          <table:table-cell table:formula="of:=(SUM([.Q80:.S80])/9)*(-1)" office:value-type="float" office:value="-0.0277777777777778" calcext:value-type="float">
            <text:p>-0,028</text:p>
          </table:table-cell>
          <table:table-cell table:formula="of:=(SUM([.T80:.V80])/9)*(-1)" office:value-type="float" office:value="-0.0277777777777778" calcext:value-type="float">
            <text:p>-0,028</text:p>
          </table:table-cell>
          <table:table-cell table:formula="of:=(SUM([.W80:.Y80])/9)*(-1)" office:value-type="float" office:value="-0.0277777777777778" calcext:value-type="float">
            <text:p>-0,028</text:p>
          </table:table-cell>
          <table:table-cell table:formula="of:=(SUM([.Z80:.AB80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81:.P81])/9)*(-1)" office:value-type="float" office:value="-0" calcext:value-type="float">
            <text:p>0,000</text:p>
          </table:table-cell>
          <table:table-cell table:formula="of:=(SUM([.Q81:.S81])/9)*(-1)" office:value-type="float" office:value="-0" calcext:value-type="float">
            <text:p>0,000</text:p>
          </table:table-cell>
          <table:table-cell table:formula="of:=(SUM([.T81:.V81])/9)*(-1)" office:value-type="float" office:value="-0" calcext:value-type="float">
            <text:p>0,000</text:p>
          </table:table-cell>
          <table:table-cell table:formula="of:=(SUM([.W81:.Y81])/9)*(-1)" office:value-type="float" office:value="-0" calcext:value-type="float">
            <text:p>0,000</text:p>
          </table:table-cell>
          <table:table-cell table:formula="of:=(SUM([.Z81:.AB8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82:.P82])/9)*(-1)" office:value-type="float" office:value="-1.94444444444444" calcext:value-type="float">
            <text:p>-1,944</text:p>
          </table:table-cell>
          <table:table-cell table:formula="of:=(SUM([.Q82:.S82])/9)*(-1)" office:value-type="float" office:value="-0.388888888888889" calcext:value-type="float">
            <text:p>-0,389</text:p>
          </table:table-cell>
          <table:table-cell table:formula="of:=(SUM([.T82:.V82])/9)*(-1)" office:value-type="float" office:value="-0.388888888888889" calcext:value-type="float">
            <text:p>-0,389</text:p>
          </table:table-cell>
          <table:table-cell table:formula="of:=(SUM([.W82:.Y82])/9)*(-1)" office:value-type="float" office:value="-0.388888888888889" calcext:value-type="float">
            <text:p>-0,389</text:p>
          </table:table-cell>
          <table:table-cell table:formula="of:=(SUM([.Z82:.AB82])/9)*(-1)" office:value-type="float" office:value="-0.388888888888889" calcext:value-type="float">
            <text:p>-0,3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5" calcext:value-type="float">
            <text:p>0,45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83:.P83])/9)*(-1)" office:value-type="float" office:value="-0.394444444444444" calcext:value-type="float">
            <text:p>-0,394</text:p>
          </table:table-cell>
          <table:table-cell table:formula="of:=(SUM([.Q83:.S83])/9)*(-1)" office:value-type="float" office:value="-0.277777777777778" calcext:value-type="float">
            <text:p>-0,278</text:p>
          </table:table-cell>
          <table:table-cell table:formula="of:=(SUM([.T83:.V83])/9)*(-1)" office:value-type="float" office:value="-0.277777777777778" calcext:value-type="float">
            <text:p>-0,278</text:p>
          </table:table-cell>
          <table:table-cell table:formula="of:=(SUM([.W83:.Y83])/9)*(-1)" office:value-type="float" office:value="-0.277777777777778" calcext:value-type="float">
            <text:p>-0,278</text:p>
          </table:table-cell>
          <table:table-cell table:formula="of:=(SUM([.Z83:.AB83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84:.P84])/9)*(-1)" office:value-type="float" office:value="-0" calcext:value-type="float">
            <text:p>0,000</text:p>
          </table:table-cell>
          <table:table-cell table:formula="of:=(SUM([.Q84:.S84])/9)*(-1)" office:value-type="float" office:value="-0" calcext:value-type="float">
            <text:p>0,000</text:p>
          </table:table-cell>
          <table:table-cell table:formula="of:=(SUM([.T84:.V84])/9)*(-1)" office:value-type="float" office:value="-0" calcext:value-type="float">
            <text:p>0,000</text:p>
          </table:table-cell>
          <table:table-cell table:formula="of:=(SUM([.W84:.Y84])/9)*(-1)" office:value-type="float" office:value="-0" calcext:value-type="float">
            <text:p>0,000</text:p>
          </table:table-cell>
          <table:table-cell table:formula="of:=(SUM([.Z84:.AB8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Heavy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2" office:value-type="float" office:value="1.125" calcext:value-type="float">
            <text:p>1,125</text:p>
          </table:table-cell>
          <table:table-cell table:style-name="ce12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2" office:value-type="float" office:value="1.125" calcext:value-type="float">
            <text:p>1,125</text:p>
          </table:table-cell>
          <table:table-cell table:style-name="ce12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87:.P87])/9)*(-1)" office:value-type="float" office:value="-0.5" calcext:value-type="float">
            <text:p>-0,500</text:p>
          </table:table-cell>
          <table:table-cell table:formula="of:=(SUM([.Q87:.S87])/9)*(-1)" office:value-type="float" office:value="-0.125" calcext:value-type="float">
            <text:p>-0,125</text:p>
          </table:table-cell>
          <table:table-cell table:formula="of:=(SUM([.T87:.V87])/9)*(-1)" office:value-type="float" office:value="-0.125" calcext:value-type="float">
            <text:p>-0,125</text:p>
          </table:table-cell>
          <table:table-cell table:formula="of:=(SUM([.W87:.Y87])/9)*(-1)" office:value-type="float" office:value="-0.125" calcext:value-type="float">
            <text:p>-0,125</text:p>
          </table:table-cell>
          <table:table-cell table:formula="of:=(SUM([.Z87:.AB87])/9)*(-1)" office:value-type="float" office:value="-0.125" calcext:value-type="float">
            <text:p>-0,12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6.68" calcext:value-type="float">
            <text:p>16,68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2" office:value-type="float" office:value="2.175" calcext:value-type="float">
            <text:p>2,175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2" office:value-type="float" office:value="2.175" calcext:value-type="float">
            <text:p>2,175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88:.P88])/9)*(-1)" office:value-type="float" office:value="-9.02277777777778" calcext:value-type="float">
            <text:p>-9,023</text:p>
          </table:table-cell>
          <table:table-cell table:formula="of:=(SUM([.Q88:.S88])/9)*(-1)" office:value-type="float" office:value="-1.85277777777778" calcext:value-type="float">
            <text:p>-1,853</text:p>
          </table:table-cell>
          <table:table-cell table:formula="of:=(SUM([.T88:.V88])/9)*(-1)" office:value-type="float" office:value="-1.85277777777778" calcext:value-type="float">
            <text:p>-1,853</text:p>
          </table:table-cell>
          <table:table-cell table:formula="of:=(SUM([.W88:.Y88])/9)*(-1)" office:value-type="float" office:value="-1.85277777777778" calcext:value-type="float">
            <text:p>-1,853</text:p>
          </table:table-cell>
          <table:table-cell table:formula="of:=(SUM([.Z88:.AB88])/9)*(-1)" office:value-type="float" office:value="-1.85277777777778" calcext:value-type="float">
            <text:p>-1,8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0.75" calcext:value-type="float">
            <text:p>0,7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89:.P89])/9)*(-1)" office:value-type="float" office:value="-0.333333333333333" calcext:value-type="float">
            <text:p>-0,333</text:p>
          </table:table-cell>
          <table:table-cell table:formula="of:=(SUM([.Q89:.S89])/9)*(-1)" office:value-type="float" office:value="-0.0833333333333333" calcext:value-type="float">
            <text:p>-0,083</text:p>
          </table:table-cell>
          <table:table-cell table:formula="of:=(SUM([.T89:.V89])/9)*(-1)" office:value-type="float" office:value="-0.0833333333333333" calcext:value-type="float">
            <text:p>-0,083</text:p>
          </table:table-cell>
          <table:table-cell table:formula="of:=(SUM([.W89:.Y89])/9)*(-1)" office:value-type="float" office:value="-0.0833333333333333" calcext:value-type="float">
            <text:p>-0,083</text:p>
          </table:table-cell>
          <table:table-cell table:formula="of:=(SUM([.Z89:.AB89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75" calcext:value-type="float">
            <text:p>2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1.75" calcext:value-type="float">
            <text:p>1,7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1.75" calcext:value-type="float">
            <text:p>1,7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90:.P90])/9)*(-1)" office:value-type="float" office:value="-1.33333333333333" calcext:value-type="float">
            <text:p>-1,333</text:p>
          </table:table-cell>
          <table:table-cell table:formula="of:=(SUM([.Q90:.S90])/9)*(-1)" office:value-type="float" office:value="-0.305555555555556" calcext:value-type="float">
            <text:p>-0,306</text:p>
          </table:table-cell>
          <table:table-cell table:formula="of:=(SUM([.T90:.V90])/9)*(-1)" office:value-type="float" office:value="-0.305555555555556" calcext:value-type="float">
            <text:p>-0,306</text:p>
          </table:table-cell>
          <table:table-cell table:formula="of:=(SUM([.W90:.Y90])/9)*(-1)" office:value-type="float" office:value="-0.305555555555556" calcext:value-type="float">
            <text:p>-0,306</text:p>
          </table:table-cell>
          <table:table-cell table:formula="of:=(SUM([.Z90:.AB90])/9)*(-1)" office:value-type="float" office:value="-0.305555555555556" calcext:value-type="float">
            <text:p>-0,3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135" calcext:value-type="float">
            <text:p>0,13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2"/>
          <table:table-cell table:style-name="ce12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2"/>
          <table:table-cell table:style-name="ce12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91:.P91])/9)*(-1)" office:value-type="float" office:value="-0.0683333333333333" calcext:value-type="float">
            <text:p>-0,068</text:p>
          </table:table-cell>
          <table:table-cell table:formula="of:=(SUM([.Q91:.S91])/9)*(-1)" office:value-type="float" office:value="-0.015" calcext:value-type="float">
            <text:p>-0,015</text:p>
          </table:table-cell>
          <table:table-cell table:formula="of:=(SUM([.T91:.V91])/9)*(-1)" office:value-type="float" office:value="-0.015" calcext:value-type="float">
            <text:p>-0,015</text:p>
          </table:table-cell>
          <table:table-cell table:formula="of:=(SUM([.W91:.Y91])/9)*(-1)" office:value-type="float" office:value="-0.015" calcext:value-type="float">
            <text:p>-0,015</text:p>
          </table:table-cell>
          <table:table-cell table:formula="of:=(SUM([.Z91:.AB91])/9)*(-1)" office:value-type="float" office:value="-0.015" calcext:value-type="float">
            <text:p>-0,01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00" calcext:value-type="float">
            <text:p>4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92:.P92])/9)*(-1)" office:value-type="float" office:value="-200" calcext:value-type="float">
            <text:p>-200,000</text:p>
          </table:table-cell>
          <table:table-cell table:formula="of:=(SUM([.Q92:.S92])/9)*(-1)" office:value-type="float" office:value="-44.4444444444444" calcext:value-type="float">
            <text:p>-44,444</text:p>
          </table:table-cell>
          <table:table-cell table:formula="of:=(SUM([.T92:.V92])/9)*(-1)" office:value-type="float" office:value="-44.4444444444444" calcext:value-type="float">
            <text:p>-44,444</text:p>
          </table:table-cell>
          <table:table-cell table:formula="of:=(SUM([.W92:.Y92])/9)*(-1)" office:value-type="float" office:value="-44.4444444444444" calcext:value-type="float">
            <text:p>-44,444</text:p>
          </table:table-cell>
          <table:table-cell table:formula="of:=(SUM([.Z92:.AB92])/9)*(-1)" office:value-type="float" office:value="-44.4444444444444" calcext:value-type="float">
            <text:p>-4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93:.P93])/9)*(-1)" office:value-type="float" office:value="-0.444444444444444" calcext:value-type="float">
            <text:p>-0,444</text:p>
          </table:table-cell>
          <table:table-cell table:formula="of:=(SUM([.Q93:.S93])/9)*(-1)" office:value-type="float" office:value="-0.111111111111111" calcext:value-type="float">
            <text:p>-0,111</text:p>
          </table:table-cell>
          <table:table-cell table:formula="of:=(SUM([.T93:.V93])/9)*(-1)" office:value-type="float" office:value="-0.111111111111111" calcext:value-type="float">
            <text:p>-0,111</text:p>
          </table:table-cell>
          <table:table-cell table:formula="of:=(SUM([.W93:.Y93])/9)*(-1)" office:value-type="float" office:value="-0.111111111111111" calcext:value-type="float">
            <text:p>-0,111</text:p>
          </table:table-cell>
          <table:table-cell table:formula="of:=(SUM([.Z93:.AB93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94:.P94])/9)*(-1)" office:value-type="float" office:value="-0" calcext:value-type="float">
            <text:p>0,000</text:p>
          </table:table-cell>
          <table:table-cell table:formula="of:=(SUM([.Q94:.S94])/9)*(-1)" office:value-type="float" office:value="-0" calcext:value-type="float">
            <text:p>0,000</text:p>
          </table:table-cell>
          <table:table-cell table:formula="of:=(SUM([.T94:.V94])/9)*(-1)" office:value-type="float" office:value="-0" calcext:value-type="float">
            <text:p>0,000</text:p>
          </table:table-cell>
          <table:table-cell table:formula="of:=(SUM([.W94:.Y94])/9)*(-1)" office:value-type="float" office:value="-0" calcext:value-type="float">
            <text:p>0,000</text:p>
          </table:table-cell>
          <table:table-cell table:formula="of:=(SUM([.Z94:.AB9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9" calcext:value-type="float">
            <text:p>19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95:.P95])/9)*(-1)" office:value-type="float" office:value="-9.77777777777778" calcext:value-type="float">
            <text:p>-9,778</text:p>
          </table:table-cell>
          <table:table-cell table:formula="of:=(SUM([.Q95:.S95])/9)*(-1)" office:value-type="float" office:value="-2.11111111111111" calcext:value-type="float">
            <text:p>-2,111</text:p>
          </table:table-cell>
          <table:table-cell table:formula="of:=(SUM([.T95:.V95])/9)*(-1)" office:value-type="float" office:value="-2.11111111111111" calcext:value-type="float">
            <text:p>-2,111</text:p>
          </table:table-cell>
          <table:table-cell table:formula="of:=(SUM([.W95:.Y95])/9)*(-1)" office:value-type="float" office:value="-2.11111111111111" calcext:value-type="float">
            <text:p>-2,111</text:p>
          </table:table-cell>
          <table:table-cell table:formula="of:=(SUM([.Z95:.AB95])/9)*(-1)" office:value-type="float" office:value="-2.11111111111111" calcext:value-type="float">
            <text:p>-2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5" calcext:value-type="float">
            <text:p>0,45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96:.P96])/9)*(-1)" office:value-type="float" office:value="-0.394444444444444" calcext:value-type="float">
            <text:p>-0,394</text:p>
          </table:table-cell>
          <table:table-cell table:formula="of:=(SUM([.Q96:.S96])/9)*(-1)" office:value-type="float" office:value="-0.277777777777778" calcext:value-type="float">
            <text:p>-0,278</text:p>
          </table:table-cell>
          <table:table-cell table:formula="of:=(SUM([.T96:.V96])/9)*(-1)" office:value-type="float" office:value="-0.277777777777778" calcext:value-type="float">
            <text:p>-0,278</text:p>
          </table:table-cell>
          <table:table-cell table:formula="of:=(SUM([.W96:.Y96])/9)*(-1)" office:value-type="float" office:value="-0.277777777777778" calcext:value-type="float">
            <text:p>-0,278</text:p>
          </table:table-cell>
          <table:table-cell table:formula="of:=(SUM([.Z96:.AB96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97:.P97])/9)*(-1)" office:value-type="float" office:value="-0" calcext:value-type="float">
            <text:p>0,000</text:p>
          </table:table-cell>
          <table:table-cell table:formula="of:=(SUM([.Q97:.S97])/9)*(-1)" office:value-type="float" office:value="-0" calcext:value-type="float">
            <text:p>0,000</text:p>
          </table:table-cell>
          <table:table-cell table:formula="of:=(SUM([.T97:.V97])/9)*(-1)" office:value-type="float" office:value="-0" calcext:value-type="float">
            <text:p>0,000</text:p>
          </table:table-cell>
          <table:table-cell table:formula="of:=(SUM([.W97:.Y97])/9)*(-1)" office:value-type="float" office:value="-0" calcext:value-type="float">
            <text:p>0,000</text:p>
          </table:table-cell>
          <table:table-cell table:formula="of:=(SUM([.Z97:.AB9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8.25" calcext:value-type="float">
            <text:p>8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00:.P100])/9)*(-1)" office:value-type="float" office:value="-4.33333333333333" calcext:value-type="float">
            <text:p>-4,333</text:p>
          </table:table-cell>
          <table:table-cell table:formula="of:=(SUM([.Q100:.S100])/9)*(-1)" office:value-type="float" office:value="-1.13888888888889" calcext:value-type="float">
            <text:p>-1,139</text:p>
          </table:table-cell>
          <table:table-cell table:formula="of:=(SUM([.T100:.V100])/9)*(-1)" office:value-type="float" office:value="-1.13888888888889" calcext:value-type="float">
            <text:p>-1,139</text:p>
          </table:table-cell>
          <table:table-cell table:formula="of:=(SUM([.W100:.Y100])/9)*(-1)" office:value-type="float" office:value="-1.13888888888889" calcext:value-type="float">
            <text:p>-1,139</text:p>
          </table:table-cell>
          <table:table-cell table:formula="of:=(SUM([.Z100:.AB100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9.25" calcext:value-type="float">
            <text:p>29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01:.P101])/9)*(-1)" office:value-type="float" office:value="-13.8888888888889" calcext:value-type="float">
            <text:p>-13,889</text:p>
          </table:table-cell>
          <table:table-cell table:formula="of:=(SUM([.Q101:.S101])/9)*(-1)" office:value-type="float" office:value="-3.25" calcext:value-type="float">
            <text:p>-3,250</text:p>
          </table:table-cell>
          <table:table-cell table:formula="of:=(SUM([.T101:.V101])/9)*(-1)" office:value-type="float" office:value="-3.25" calcext:value-type="float">
            <text:p>-3,250</text:p>
          </table:table-cell>
          <table:table-cell table:formula="of:=(SUM([.W101:.Y101])/9)*(-1)" office:value-type="float" office:value="-3.25" calcext:value-type="float">
            <text:p>-3,250</text:p>
          </table:table-cell>
          <table:table-cell table:formula="of:=(SUM([.Z101:.AB101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02:.P102])/9)*(-1)" office:value-type="float" office:value="-2.22222222222222" calcext:value-type="float">
            <text:p>-2,222</text:p>
          </table:table-cell>
          <table:table-cell table:formula="of:=(SUM([.Q102:.S102])/9)*(-1)" office:value-type="float" office:value="-1.38888888888889" calcext:value-type="float">
            <text:p>-1,389</text:p>
          </table:table-cell>
          <table:table-cell table:formula="of:=(SUM([.T102:.V102])/9)*(-1)" office:value-type="float" office:value="-0.833333333333333" calcext:value-type="float">
            <text:p>-0,833</text:p>
          </table:table-cell>
          <table:table-cell table:formula="of:=(SUM([.W102:.Y102])/9)*(-1)" office:value-type="float" office:value="-1.38888888888889" calcext:value-type="float">
            <text:p>-1,389</text:p>
          </table:table-cell>
          <table:table-cell table:formula="of:=(SUM([.Z102:.AB10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03:.P103])/9)*(-1)" office:value-type="float" office:value="-6.77777777777778" calcext:value-type="float">
            <text:p>-6,778</text:p>
          </table:table-cell>
          <table:table-cell table:formula="of:=(SUM([.Q103:.S103])/9)*(-1)" office:value-type="float" office:value="-1.69444444444444" calcext:value-type="float">
            <text:p>-1,694</text:p>
          </table:table-cell>
          <table:table-cell table:formula="of:=(SUM([.T103:.V103])/9)*(-1)" office:value-type="float" office:value="-1.69444444444444" calcext:value-type="float">
            <text:p>-1,694</text:p>
          </table:table-cell>
          <table:table-cell table:formula="of:=(SUM([.W103:.Y103])/9)*(-1)" office:value-type="float" office:value="-1.69444444444444" calcext:value-type="float">
            <text:p>-1,694</text:p>
          </table:table-cell>
          <table:table-cell table:formula="of:=(SUM([.Z103:.AB103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687" calcext:value-type="float">
            <text:p>0,687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04:.P104])/9)*(-1)" office:value-type="float" office:value="-0.347" calcext:value-type="float">
            <text:p>-0,347</text:p>
          </table:table-cell>
          <table:table-cell table:formula="of:=(SUM([.Q104:.S104])/9)*(-1)" office:value-type="float" office:value="-0.0763333333333333" calcext:value-type="float">
            <text:p>-0,076</text:p>
          </table:table-cell>
          <table:table-cell table:formula="of:=(SUM([.T104:.V104])/9)*(-1)" office:value-type="float" office:value="-0.0763333333333333" calcext:value-type="float">
            <text:p>-0,076</text:p>
          </table:table-cell>
          <table:table-cell table:formula="of:=(SUM([.W104:.Y104])/9)*(-1)" office:value-type="float" office:value="-0.0763333333333333" calcext:value-type="float">
            <text:p>-0,076</text:p>
          </table:table-cell>
          <table:table-cell table:formula="of:=(SUM([.Z104:.AB104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25" calcext:value-type="float">
            <text:p>32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05:.P105])/9)*(-1)" office:value-type="float" office:value="-183.333333333333" calcext:value-type="float">
            <text:p>-183,333</text:p>
          </table:table-cell>
          <table:table-cell table:formula="of:=(SUM([.Q105:.S105])/9)*(-1)" office:value-type="float" office:value="-41.6666666666667" calcext:value-type="float">
            <text:p>-41,667</text:p>
          </table:table-cell>
          <table:table-cell table:formula="of:=(SUM([.T105:.V105])/9)*(-1)" office:value-type="float" office:value="-41.6666666666667" calcext:value-type="float">
            <text:p>-41,667</text:p>
          </table:table-cell>
          <table:table-cell table:formula="of:=(SUM([.W105:.Y105])/9)*(-1)" office:value-type="float" office:value="-41.6666666666667" calcext:value-type="float">
            <text:p>-41,667</text:p>
          </table:table-cell>
          <table:table-cell table:formula="of:=(SUM([.Z105:.AB105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06:.P106])/9)*(-1)" office:value-type="float" office:value="-0.211111111111111" calcext:value-type="float">
            <text:p>-0,211</text:p>
          </table:table-cell>
          <table:table-cell table:formula="of:=(SUM([.Q106:.S106])/9)*(-1)" office:value-type="float" office:value="-0.05" calcext:value-type="float">
            <text:p>-0,050</text:p>
          </table:table-cell>
          <table:table-cell table:formula="of:=(SUM([.T106:.V106])/9)*(-1)" office:value-type="float" office:value="-0.05" calcext:value-type="float">
            <text:p>-0,050</text:p>
          </table:table-cell>
          <table:table-cell table:formula="of:=(SUM([.W106:.Y106])/9)*(-1)" office:value-type="float" office:value="-0.05" calcext:value-type="float">
            <text:p>-0,050</text:p>
          </table:table-cell>
          <table:table-cell table:formula="of:=(SUM([.Z106:.AB106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07:.P107])/9)*(-1)" office:value-type="float" office:value="-0" calcext:value-type="float">
            <text:p>0,000</text:p>
          </table:table-cell>
          <table:table-cell table:formula="of:=(SUM([.Q107:.S107])/9)*(-1)" office:value-type="float" office:value="-0" calcext:value-type="float">
            <text:p>0,000</text:p>
          </table:table-cell>
          <table:table-cell table:formula="of:=(SUM([.T107:.V107])/9)*(-1)" office:value-type="float" office:value="-0" calcext:value-type="float">
            <text:p>0,000</text:p>
          </table:table-cell>
          <table:table-cell table:formula="of:=(SUM([.W107:.Y107])/9)*(-1)" office:value-type="float" office:value="-0" calcext:value-type="float">
            <text:p>0,000</text:p>
          </table:table-cell>
          <table:table-cell table:formula="of:=(SUM([.Z107:.AB10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08:.P108])/9)*(-1)" office:value-type="float" office:value="-17.2222222222222" calcext:value-type="float">
            <text:p>-17,222</text:p>
          </table:table-cell>
          <table:table-cell table:formula="of:=(SUM([.Q108:.S108])/9)*(-1)" office:value-type="float" office:value="-6.66666666666667" calcext:value-type="float">
            <text:p>-6,667</text:p>
          </table:table-cell>
          <table:table-cell table:formula="of:=(SUM([.T108:.V108])/9)*(-1)" office:value-type="float" office:value="-5" calcext:value-type="float">
            <text:p>-5,000</text:p>
          </table:table-cell>
          <table:table-cell table:formula="of:=(SUM([.W108:.Y108])/9)*(-1)" office:value-type="float" office:value="-6.66666666666667" calcext:value-type="float">
            <text:p>-6,667</text:p>
          </table:table-cell>
          <table:table-cell table:formula="of:=(SUM([.Z108:.AB108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09:.P109])/9)*(-1)" office:value-type="float" office:value="-1.35555555555556" calcext:value-type="float">
            <text:p>-1,356</text:p>
          </table:table-cell>
          <table:table-cell table:formula="of:=(SUM([.Q109:.S109])/9)*(-1)" office:value-type="float" office:value="-0.594444444444444" calcext:value-type="float">
            <text:p>-0,594</text:p>
          </table:table-cell>
          <table:table-cell table:formula="of:=(SUM([.T109:.V109])/9)*(-1)" office:value-type="float" office:value="-0.605555555555556" calcext:value-type="float">
            <text:p>-0,606</text:p>
          </table:table-cell>
          <table:table-cell table:formula="of:=(SUM([.W109:.Y109])/9)*(-1)" office:value-type="float" office:value="-0.594444444444444" calcext:value-type="float">
            <text:p>-0,594</text:p>
          </table:table-cell>
          <table:table-cell table:formula="of:=(SUM([.Z109:.AB109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10:.P110])/9)*(-1)" office:value-type="float" office:value="-0" calcext:value-type="float">
            <text:p>0,000</text:p>
          </table:table-cell>
          <table:table-cell table:formula="of:=(SUM([.Q110:.S110])/9)*(-1)" office:value-type="float" office:value="-0" calcext:value-type="float">
            <text:p>0,000</text:p>
          </table:table-cell>
          <table:table-cell table:formula="of:=(SUM([.T110:.V110])/9)*(-1)" office:value-type="float" office:value="-0" calcext:value-type="float">
            <text:p>0,000</text:p>
          </table:table-cell>
          <table:table-cell table:formula="of:=(SUM([.W110:.Y110])/9)*(-1)" office:value-type="float" office:value="-0" calcext:value-type="float">
            <text:p>0,000</text:p>
          </table:table-cell>
          <table:table-cell table:formula="of:=(SUM([.Z110:.AB11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mmand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8.25" calcext:value-type="float">
            <text:p>8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13:.P113])/9)*(-1)" office:value-type="float" office:value="-4.33333333333333" calcext:value-type="float">
            <text:p>-4,333</text:p>
          </table:table-cell>
          <table:table-cell table:formula="of:=(SUM([.Q113:.S113])/9)*(-1)" office:value-type="float" office:value="-1.13888888888889" calcext:value-type="float">
            <text:p>-1,139</text:p>
          </table:table-cell>
          <table:table-cell table:formula="of:=(SUM([.T113:.V113])/9)*(-1)" office:value-type="float" office:value="-1.13888888888889" calcext:value-type="float">
            <text:p>-1,139</text:p>
          </table:table-cell>
          <table:table-cell table:formula="of:=(SUM([.W113:.Y113])/9)*(-1)" office:value-type="float" office:value="-1.13888888888889" calcext:value-type="float">
            <text:p>-1,139</text:p>
          </table:table-cell>
          <table:table-cell table:formula="of:=(SUM([.Z113:.AB113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9.25" calcext:value-type="float">
            <text:p>29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14:.P114])/9)*(-1)" office:value-type="float" office:value="-13.8888888888889" calcext:value-type="float">
            <text:p>-13,889</text:p>
          </table:table-cell>
          <table:table-cell table:formula="of:=(SUM([.Q114:.S114])/9)*(-1)" office:value-type="float" office:value="-3.25" calcext:value-type="float">
            <text:p>-3,250</text:p>
          </table:table-cell>
          <table:table-cell table:formula="of:=(SUM([.T114:.V114])/9)*(-1)" office:value-type="float" office:value="-3.25" calcext:value-type="float">
            <text:p>-3,250</text:p>
          </table:table-cell>
          <table:table-cell table:formula="of:=(SUM([.W114:.Y114])/9)*(-1)" office:value-type="float" office:value="-3.25" calcext:value-type="float">
            <text:p>-3,250</text:p>
          </table:table-cell>
          <table:table-cell table:formula="of:=(SUM([.Z114:.AB114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15:.P115])/9)*(-1)" office:value-type="float" office:value="-2.22222222222222" calcext:value-type="float">
            <text:p>-2,222</text:p>
          </table:table-cell>
          <table:table-cell table:formula="of:=(SUM([.Q115:.S115])/9)*(-1)" office:value-type="float" office:value="-1.38888888888889" calcext:value-type="float">
            <text:p>-1,389</text:p>
          </table:table-cell>
          <table:table-cell table:formula="of:=(SUM([.T115:.V115])/9)*(-1)" office:value-type="float" office:value="-0.833333333333333" calcext:value-type="float">
            <text:p>-0,833</text:p>
          </table:table-cell>
          <table:table-cell table:formula="of:=(SUM([.W115:.Y115])/9)*(-1)" office:value-type="float" office:value="-1.38888888888889" calcext:value-type="float">
            <text:p>-1,389</text:p>
          </table:table-cell>
          <table:table-cell table:formula="of:=(SUM([.Z115:.AB11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16:.P116])/9)*(-1)" office:value-type="float" office:value="-6.77777777777778" calcext:value-type="float">
            <text:p>-6,778</text:p>
          </table:table-cell>
          <table:table-cell table:formula="of:=(SUM([.Q116:.S116])/9)*(-1)" office:value-type="float" office:value="-1.69444444444444" calcext:value-type="float">
            <text:p>-1,694</text:p>
          </table:table-cell>
          <table:table-cell table:formula="of:=(SUM([.T116:.V116])/9)*(-1)" office:value-type="float" office:value="-1.69444444444444" calcext:value-type="float">
            <text:p>-1,694</text:p>
          </table:table-cell>
          <table:table-cell table:formula="of:=(SUM([.W116:.Y116])/9)*(-1)" office:value-type="float" office:value="-1.69444444444444" calcext:value-type="float">
            <text:p>-1,694</text:p>
          </table:table-cell>
          <table:table-cell table:formula="of:=(SUM([.Z116:.AB116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687" calcext:value-type="float">
            <text:p>0,687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17:.P117])/9)*(-1)" office:value-type="float" office:value="-0.347" calcext:value-type="float">
            <text:p>-0,347</text:p>
          </table:table-cell>
          <table:table-cell table:formula="of:=(SUM([.Q117:.S117])/9)*(-1)" office:value-type="float" office:value="-0.0763333333333333" calcext:value-type="float">
            <text:p>-0,076</text:p>
          </table:table-cell>
          <table:table-cell table:formula="of:=(SUM([.T117:.V117])/9)*(-1)" office:value-type="float" office:value="-0.0763333333333333" calcext:value-type="float">
            <text:p>-0,076</text:p>
          </table:table-cell>
          <table:table-cell table:formula="of:=(SUM([.W117:.Y117])/9)*(-1)" office:value-type="float" office:value="-0.0763333333333333" calcext:value-type="float">
            <text:p>-0,076</text:p>
          </table:table-cell>
          <table:table-cell table:formula="of:=(SUM([.Z117:.AB117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25" calcext:value-type="float">
            <text:p>32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18:.P118])/9)*(-1)" office:value-type="float" office:value="-183.333333333333" calcext:value-type="float">
            <text:p>-183,333</text:p>
          </table:table-cell>
          <table:table-cell table:formula="of:=(SUM([.Q118:.S118])/9)*(-1)" office:value-type="float" office:value="-41.6666666666667" calcext:value-type="float">
            <text:p>-41,667</text:p>
          </table:table-cell>
          <table:table-cell table:formula="of:=(SUM([.T118:.V118])/9)*(-1)" office:value-type="float" office:value="-41.6666666666667" calcext:value-type="float">
            <text:p>-41,667</text:p>
          </table:table-cell>
          <table:table-cell table:formula="of:=(SUM([.W118:.Y118])/9)*(-1)" office:value-type="float" office:value="-41.6666666666667" calcext:value-type="float">
            <text:p>-41,667</text:p>
          </table:table-cell>
          <table:table-cell table:formula="of:=(SUM([.Z118:.AB118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19:.P119])/9)*(-1)" office:value-type="float" office:value="-0.211111111111111" calcext:value-type="float">
            <text:p>-0,211</text:p>
          </table:table-cell>
          <table:table-cell table:formula="of:=(SUM([.Q119:.S119])/9)*(-1)" office:value-type="float" office:value="-0.05" calcext:value-type="float">
            <text:p>-0,050</text:p>
          </table:table-cell>
          <table:table-cell table:formula="of:=(SUM([.T119:.V119])/9)*(-1)" office:value-type="float" office:value="-0.05" calcext:value-type="float">
            <text:p>-0,050</text:p>
          </table:table-cell>
          <table:table-cell table:formula="of:=(SUM([.W119:.Y119])/9)*(-1)" office:value-type="float" office:value="-0.05" calcext:value-type="float">
            <text:p>-0,050</text:p>
          </table:table-cell>
          <table:table-cell table:formula="of:=(SUM([.Z119:.AB119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20:.P120])/9)*(-1)" office:value-type="float" office:value="-0" calcext:value-type="float">
            <text:p>0,000</text:p>
          </table:table-cell>
          <table:table-cell table:formula="of:=(SUM([.Q120:.S120])/9)*(-1)" office:value-type="float" office:value="-0" calcext:value-type="float">
            <text:p>0,000</text:p>
          </table:table-cell>
          <table:table-cell table:formula="of:=(SUM([.T120:.V120])/9)*(-1)" office:value-type="float" office:value="-0" calcext:value-type="float">
            <text:p>0,000</text:p>
          </table:table-cell>
          <table:table-cell table:formula="of:=(SUM([.W120:.Y120])/9)*(-1)" office:value-type="float" office:value="-0" calcext:value-type="float">
            <text:p>0,000</text:p>
          </table:table-cell>
          <table:table-cell table:formula="of:=(SUM([.Z120:.AB12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21:.P121])/9)*(-1)" office:value-type="float" office:value="-17.2222222222222" calcext:value-type="float">
            <text:p>-17,222</text:p>
          </table:table-cell>
          <table:table-cell table:formula="of:=(SUM([.Q121:.S121])/9)*(-1)" office:value-type="float" office:value="-6.66666666666667" calcext:value-type="float">
            <text:p>-6,667</text:p>
          </table:table-cell>
          <table:table-cell table:formula="of:=(SUM([.T121:.V121])/9)*(-1)" office:value-type="float" office:value="-5" calcext:value-type="float">
            <text:p>-5,000</text:p>
          </table:table-cell>
          <table:table-cell table:formula="of:=(SUM([.W121:.Y121])/9)*(-1)" office:value-type="float" office:value="-6.66666666666667" calcext:value-type="float">
            <text:p>-6,667</text:p>
          </table:table-cell>
          <table:table-cell table:formula="of:=(SUM([.Z121:.AB121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22:.P122])/9)*(-1)" office:value-type="float" office:value="-1.35555555555556" calcext:value-type="float">
            <text:p>-1,356</text:p>
          </table:table-cell>
          <table:table-cell table:formula="of:=(SUM([.Q122:.S122])/9)*(-1)" office:value-type="float" office:value="-0.594444444444444" calcext:value-type="float">
            <text:p>-0,594</text:p>
          </table:table-cell>
          <table:table-cell table:formula="of:=(SUM([.T122:.V122])/9)*(-1)" office:value-type="float" office:value="-0.605555555555556" calcext:value-type="float">
            <text:p>-0,606</text:p>
          </table:table-cell>
          <table:table-cell table:formula="of:=(SUM([.W122:.Y122])/9)*(-1)" office:value-type="float" office:value="-0.594444444444444" calcext:value-type="float">
            <text:p>-0,594</text:p>
          </table:table-cell>
          <table:table-cell table:formula="of:=(SUM([.Z122:.AB122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23:.P123])/9)*(-1)" office:value-type="float" office:value="-0" calcext:value-type="float">
            <text:p>0,000</text:p>
          </table:table-cell>
          <table:table-cell table:formula="of:=(SUM([.Q123:.S123])/9)*(-1)" office:value-type="float" office:value="-0" calcext:value-type="float">
            <text:p>0,000</text:p>
          </table:table-cell>
          <table:table-cell table:formula="of:=(SUM([.T123:.V123])/9)*(-1)" office:value-type="float" office:value="-0" calcext:value-type="float">
            <text:p>0,000</text:p>
          </table:table-cell>
          <table:table-cell table:formula="of:=(SUM([.W123:.Y123])/9)*(-1)" office:value-type="float" office:value="-0" calcext:value-type="float">
            <text:p>0,000</text:p>
          </table:table-cell>
          <table:table-cell table:formula="of:=(SUM([.Z123:.AB12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per Heavy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sea_attack</text:p>
          </table:table-cell>
          <table:table-cell table:style-name="Default"/>
          <table:table-cell table:style-name="ce10" office:value-type="float" office:value="2" calcext:value-type="float">
            <text:p>2,000</text:p>
          </table:table-cell>
          <table:table-cell table:style-name="ce10" table:number-columns-repeated="5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8.25" calcext:value-type="float">
            <text:p>8,250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26:.P126])/9)*(-1)" office:value-type="float" office:value="-0.666666666666667" calcext:value-type="float">
            <text:p>-0,667</text:p>
          </table:table-cell>
          <table:table-cell table:formula="of:=(SUM([.Q126:.S126])/9)*(-1)" office:value-type="float" office:value="-1.13888888888889" calcext:value-type="float">
            <text:p>-1,139</text:p>
          </table:table-cell>
          <table:table-cell table:formula="of:=(SUM([.T126:.V126])/9)*(-1)" office:value-type="float" office:value="-1.13888888888889" calcext:value-type="float">
            <text:p>-1,139</text:p>
          </table:table-cell>
          <table:table-cell table:formula="of:=(SUM([.W126:.Y126])/9)*(-1)" office:value-type="float" office:value="-1.13888888888889" calcext:value-type="float">
            <text:p>-1,139</text:p>
          </table:table-cell>
          <table:table-cell table:formula="of:=(SUM([.Z126:.AB126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sea_defence</text:p>
          </table:table-cell>
          <table:table-cell table:style-name="Default"/>
          <table:table-cell table:style-name="ce10" office:value-type="float" office:value="13" calcext:value-type="float">
            <text:p>13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float" office:value="8" calcext:value-type="float">
            <text:p>8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float" office:value="15" calcext:value-type="float">
            <text:p>1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27:.P127])/9)*(-1)" office:value-type="float" office:value="-6.33333333333333" calcext:value-type="float">
            <text:p>-6,333</text:p>
          </table:table-cell>
          <table:table-cell table:formula="of:=(SUM([.Q127:.S127])/9)*(-1)" office:value-type="float" office:value="-2.22222222222222" calcext:value-type="float">
            <text:p>-2,222</text:p>
          </table:table-cell>
          <table:table-cell table:formula="of:=(SUM([.T127:.V127])/9)*(-1)" office:value-type="float" office:value="-2.22222222222222" calcext:value-type="float">
            <text:p>-2,222</text:p>
          </table:table-cell>
          <table:table-cell table:formula="of:=(SUM([.W127:.Y127])/9)*(-1)" office:value-type="float" office:value="-2.22222222222222" calcext:value-type="float">
            <text:p>-2,222</text:p>
          </table:table-cell>
          <table:table-cell table:formula="of:=(SUM([.Z127:.AB127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onvoy_attack</text:p>
          </table:table-cell>
          <table:table-cell table:style-name="Default"/>
          <table:table-cell table:style-name="ce10" table:number-columns-repeated="8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28:.P128])/9)*(-1)" office:value-type="float" office:value="-1.11111111111111" calcext:value-type="float">
            <text:p>-1,111</text:p>
          </table:table-cell>
          <table:table-cell table:formula="of:=(SUM([.Q128:.S128])/9)*(-1)" office:value-type="float" office:value="-1.38888888888889" calcext:value-type="float">
            <text:p>-1,389</text:p>
          </table:table-cell>
          <table:table-cell table:formula="of:=(SUM([.T128:.V128])/9)*(-1)" office:value-type="float" office:value="-0.833333333333333" calcext:value-type="float">
            <text:p>-0,833</text:p>
          </table:table-cell>
          <table:table-cell table:formula="of:=(SUM([.W128:.Y128])/9)*(-1)" office:value-type="float" office:value="-1.38888888888889" calcext:value-type="float">
            <text:p>-1,389</text:p>
          </table:table-cell>
          <table:table-cell table:formula="of:=(SUM([.Z128:.AB128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ir_defence</text:p>
          </table:table-cell>
          <table:table-cell table:style-name="Default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9" office:value-type="float" office:value="8" calcext:value-type="float">
            <text:p>8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9" office:value-type="float" office:value="10.5" calcext:value-type="float">
            <text:p>10,500</text:p>
          </table:table-cell>
          <table:table-cell table:style-name="ce9" table:number-columns-repeated="2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29:.P129])/9)*(-1)" office:value-type="float" office:value="-3.55555555555556" calcext:value-type="float">
            <text:p>-3,556</text:p>
          </table:table-cell>
          <table:table-cell table:formula="of:=(SUM([.Q129:.S129])/9)*(-1)" office:value-type="float" office:value="-1.16666666666667" calcext:value-type="float">
            <text:p>-1,167</text:p>
          </table:table-cell>
          <table:table-cell table:formula="of:=(SUM([.T129:.V129])/9)*(-1)" office:value-type="float" office:value="-1.16666666666667" calcext:value-type="float">
            <text:p>-1,167</text:p>
          </table:table-cell>
          <table:table-cell table:formula="of:=(SUM([.W129:.Y129])/9)*(-1)" office:value-type="float" office:value="-1.16666666666667" calcext:value-type="float">
            <text:p>-1,167</text:p>
          </table:table-cell>
          <table:table-cell table:formula="of:=(SUM([.Z129:.AB129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hull</text:p>
          </table:table-cell>
          <table:table-cell table:style-name="Default"/>
          <table:table-cell table:style-name="ce10" office:value-type="float" office:value="0.137" calcext:value-type="float">
            <text:p>0,137</text:p>
          </table:table-cell>
          <table:table-cell table:style-name="ce10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9"/>
          <table:table-cell table:style-name="ce9" office:value-type="float" office:value="0.656" calcext:value-type="float">
            <text:p>0,656</text:p>
          </table:table-cell>
          <table:table-cell table:style-name="ce9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0" office:value-type="float" office:value="0.402" calcext:value-type="float">
            <text:p>0,402</text:p>
          </table:table-cell>
          <table:table-cell table:style-name="ce9" office:value-type="float" office:value="0.381" calcext:value-type="float">
            <text:p>0,381</text:p>
          </table:table-cell>
          <table:table-cell table:style-name="ce9"/>
          <table:table-cell table:style-name="ce11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0" office:value-type="float" office:value="0.402" calcext:value-type="float">
            <text:p>0,402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30:.P130])/9)*(-1)" office:value-type="float" office:value="-0.0761111111111111" calcext:value-type="float">
            <text:p>-0,076</text:p>
          </table:table-cell>
          <table:table-cell table:formula="of:=(SUM([.Q130:.S130])/9)*(-1)" office:value-type="float" office:value="-0.117555555555556" calcext:value-type="float">
            <text:p>-0,118</text:p>
          </table:table-cell>
          <table:table-cell table:formula="of:=(SUM([.T130:.V130])/9)*(-1)" office:value-type="float" office:value="-0.087" calcext:value-type="float">
            <text:p>-0,087</text:p>
          </table:table-cell>
          <table:table-cell table:formula="of:=(SUM([.W130:.Y130])/9)*(-1)" office:value-type="float" office:value="-0.087" calcext:value-type="float">
            <text:p>-0,087</text:p>
          </table:table-cell>
          <table:table-cell table:formula="of:=(SUM([.Z130:.AB130])/9)*(-1)" office:value-type="float" office:value="-0.087" calcext:value-type="float">
            <text:p>-0,08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range</text:p>
          </table:table-cell>
          <table:table-cell table:style-name="Default"/>
          <table:table-cell table:style-name="ce10" office:value-type="float" office:value="250" calcext:value-type="float">
            <text:p>2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/>
          <table:table-cell table:style-name="ce11" office:value-type="float" office:value="375" calcext:value-type="float">
            <text:p>375,000</text:p>
          </table:table-cell>
          <table:table-cell table:style-name="ce9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31:.P131])/9)*(-1)" office:value-type="float" office:value="-133.333333333333" calcext:value-type="float">
            <text:p>-133,333</text:p>
          </table:table-cell>
          <table:table-cell table:formula="of:=(SUM([.Q131:.S131])/9)*(-1)" office:value-type="float" office:value="-41.6666666666667" calcext:value-type="float">
            <text:p>-41,667</text:p>
          </table:table-cell>
          <table:table-cell table:formula="of:=(SUM([.T131:.V131])/9)*(-1)" office:value-type="float" office:value="-41.6666666666667" calcext:value-type="float">
            <text:p>-41,667</text:p>
          </table:table-cell>
          <table:table-cell table:formula="of:=(SUM([.W131:.Y131])/9)*(-1)" office:value-type="float" office:value="-41.6666666666667" calcext:value-type="float">
            <text:p>-41,667</text:p>
          </table:table-cell>
          <table:table-cell table:formula="of:=(SUM([.Z131:.AB131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maximum_speed</text:p>
          </table:table-cell>
          <table:table-cell table:style-name="Default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9" office:value-type="float" office:value="0.1" calcext:value-type="float">
            <text:p>0,1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9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32:.P132])/9)*(-1)" office:value-type="float" office:value="-0.233333333333333" calcext:value-type="float">
            <text:p>-0,233</text:p>
          </table:table-cell>
          <table:table-cell table:formula="of:=(SUM([.Q132:.S132])/9)*(-1)" office:value-type="float" office:value="0.00555555555555556" calcext:value-type="float">
            <text:p>0,006</text:p>
          </table:table-cell>
          <table:table-cell table:formula="of:=(SUM([.T132:.V132])/9)*(-1)" office:value-type="float" office:value="-0.0277777777777778" calcext:value-type="float">
            <text:p>-0,028</text:p>
          </table:table-cell>
          <table:table-cell table:formula="of:=(SUM([.W132:.Y132])/9)*(-1)" office:value-type="float" office:value="-0.0277777777777778" calcext:value-type="float">
            <text:p>-0,028</text:p>
          </table:table-cell>
          <table:table-cell table:formula="of:=(SUM([.Z132:.AB132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positioning</text:p>
          </table:table-cell>
          <table:table-cell table:style-name="Default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33:.P133])/9)*(-1)" office:value-type="float" office:value="-0" calcext:value-type="float">
            <text:p>0,000</text:p>
          </table:table-cell>
          <table:table-cell table:formula="of:=(SUM([.Q133:.S133])/9)*(-1)" office:value-type="float" office:value="-0" calcext:value-type="float">
            <text:p>0,000</text:p>
          </table:table-cell>
          <table:table-cell table:formula="of:=(SUM([.T133:.V133])/9)*(-1)" office:value-type="float" office:value="-0" calcext:value-type="float">
            <text:p>0,000</text:p>
          </table:table-cell>
          <table:table-cell table:formula="of:=(SUM([.W133:.Y133])/9)*(-1)" office:value-type="float" office:value="-0" calcext:value-type="float">
            <text:p>0,000</text:p>
          </table:table-cell>
          <table:table-cell table:formula="of:=(SUM([.Z133:.AB13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max_strength</text:p>
          </table:table-cell>
          <table:table-cell table:style-name="Default"/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float" office:value="33" calcext:value-type="float">
            <text:p>33,000</text:p>
          </table:table-cell>
          <table:table-cell table:style-name="ce9" office:value-type="float" office:value="12.5" calcext:value-type="float">
            <text:p>12,500</text:p>
          </table:table-cell>
          <table:table-cell table:style-name="ce9" office:value-type="float" office:value="22" calcext:value-type="float">
            <text:p>22,000</text:p>
          </table:table-cell>
          <table:table-cell table:style-name="ce10" office:value-type="float" office:value="30.5" calcext:value-type="float">
            <text:p>30,5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float" office:value="45.5" calcext:value-type="float">
            <text:p>45,500</text:p>
          </table:table-cell>
          <table:table-cell table:style-name="ce9"/>
          <table:table-cell table:style-name="ce9" office:value-type="float" office:value="22" calcext:value-type="float">
            <text:p>22,000</text:p>
          </table:table-cell>
          <table:table-cell table:style-name="ce10" office:value-type="float" office:value="30.5" calcext:value-type="float">
            <text:p>30,5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34:.P134])/9)*(-1)" office:value-type="float" office:value="-15.2222222222222" calcext:value-type="float">
            <text:p>-15,222</text:p>
          </table:table-cell>
          <table:table-cell table:formula="of:=(SUM([.Q134:.S134])/9)*(-1)" office:value-type="float" office:value="-7.5" calcext:value-type="float">
            <text:p>-7,500</text:p>
          </table:table-cell>
          <table:table-cell table:formula="of:=(SUM([.T134:.V134])/9)*(-1)" office:value-type="float" office:value="-5.83333333333333" calcext:value-type="float">
            <text:p>-5,833</text:p>
          </table:table-cell>
          <table:table-cell table:formula="of:=(SUM([.W134:.Y134])/9)*(-1)" office:value-type="float" office:value="-7.5" calcext:value-type="float">
            <text:p>-7,500</text:p>
          </table:table-cell>
          <table:table-cell table:formula="of:=(SUM([.Z134:.AB134])/9)*(-1)" office:value-type="float" office:value="-5.83333333333333" calcext:value-type="float">
            <text:p>-5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ir_attack</text:p>
          </table:table-cell>
          <table:table-cell table:style-name="Default"/>
          <table:table-cell table:style-name="ce10" table:number-columns-repeated="7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.6" calcext:value-type="float">
            <text:p>2,6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3.65" calcext:value-type="float">
            <text:p>3,650</text:p>
          </table:table-cell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5.15" calcext:value-type="float">
            <text:p>5,1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float" office:value="5.05" calcext:value-type="float">
            <text:p>5,050</text:p>
          </table:table-cell>
          <table:table-cell table:style-name="ce9" office:value-type="float" office:value="1.1" calcext:value-type="float">
            <text:p>1,100</text:p>
          </table:table-cell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5.15" calcext:value-type="float">
            <text:p>5,1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35:.P135])/9)*(-1)" office:value-type="float" office:value="-0.633333333333333" calcext:value-type="float">
            <text:p>-0,633</text:p>
          </table:table-cell>
          <table:table-cell table:formula="of:=(SUM([.Q135:.S135])/9)*(-1)" office:value-type="float" office:value="-0.794444444444444" calcext:value-type="float">
            <text:p>-0,794</text:p>
          </table:table-cell>
          <table:table-cell table:formula="of:=(SUM([.T135:.V135])/9)*(-1)" office:value-type="float" office:value="-0.805555555555556" calcext:value-type="float">
            <text:p>-0,806</text:p>
          </table:table-cell>
          <table:table-cell table:formula="of:=(SUM([.W135:.Y135])/9)*(-1)" office:value-type="float" office:value="-0.794444444444444" calcext:value-type="float">
            <text:p>-0,794</text:p>
          </table:table-cell>
          <table:table-cell table:formula="of:=(SUM([.Z135:.AB135])/9)*(-1)" office:value-type="float" office:value="-0.805555555555556" calcext:value-type="float">
            <text:p>-0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36:.P136])/9)*(-1)" office:value-type="float" office:value="-0" calcext:value-type="float">
            <text:p>0,000</text:p>
          </table:table-cell>
          <table:table-cell table:formula="of:=(SUM([.Q136:.S136])/9)*(-1)" office:value-type="float" office:value="-0" calcext:value-type="float">
            <text:p>0,000</text:p>
          </table:table-cell>
          <table:table-cell table:formula="of:=(SUM([.T136:.V136])/9)*(-1)" office:value-type="float" office:value="-0" calcext:value-type="float">
            <text:p>0,000</text:p>
          </table:table-cell>
          <table:table-cell table:formula="of:=(SUM([.W136:.Y136])/9)*(-1)" office:value-type="float" office:value="-0" calcext:value-type="float">
            <text:p>0,000</text:p>
          </table:table-cell>
          <table:table-cell table:formula="of:=(SUM([.Z136:.AB13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Battle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9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9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39:.P139])/9)*(-1)" office:value-type="float" office:value="-3.88888888888889" calcext:value-type="float">
            <text:p>-3,889</text:p>
          </table:table-cell>
          <table:table-cell table:formula="of:=(SUM([.Q139:.S139])/9)*(-1)" office:value-type="float" office:value="-1" calcext:value-type="float">
            <text:p>-1,000</text:p>
          </table:table-cell>
          <table:table-cell table:formula="of:=(SUM([.T139:.V139])/9)*(-1)" office:value-type="float" office:value="-1" calcext:value-type="float">
            <text:p>-1,000</text:p>
          </table:table-cell>
          <table:table-cell table:formula="of:=(SUM([.W139:.Y139])/9)*(-1)" office:value-type="float" office:value="-1" calcext:value-type="float">
            <text:p>-1,000</text:p>
          </table:table-cell>
          <table:table-cell table:formula="of:=(SUM([.Z139:.AB139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40:.P140])/9)*(-1)" office:value-type="float" office:value="-18.8888888888889" calcext:value-type="float">
            <text:p>-18,889</text:p>
          </table:table-cell>
          <table:table-cell table:formula="of:=(SUM([.Q140:.S140])/9)*(-1)" office:value-type="float" office:value="-4.44444444444444" calcext:value-type="float">
            <text:p>-4,444</text:p>
          </table:table-cell>
          <table:table-cell table:formula="of:=(SUM([.T140:.V140])/9)*(-1)" office:value-type="float" office:value="-4.44444444444444" calcext:value-type="float">
            <text:p>-4,444</text:p>
          </table:table-cell>
          <table:table-cell table:formula="of:=(SUM([.W140:.Y140])/9)*(-1)" office:value-type="float" office:value="-4.44444444444444" calcext:value-type="float">
            <text:p>-4,444</text:p>
          </table:table-cell>
          <table:table-cell table:formula="of:=(SUM([.Z140:.AB140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41:.P141])/9)*(-1)" office:value-type="float" office:value="-2.22222222222222" calcext:value-type="float">
            <text:p>-2,222</text:p>
          </table:table-cell>
          <table:table-cell table:formula="of:=(SUM([.Q141:.S141])/9)*(-1)" office:value-type="float" office:value="-1.38888888888889" calcext:value-type="float">
            <text:p>-1,389</text:p>
          </table:table-cell>
          <table:table-cell table:formula="of:=(SUM([.T141:.V141])/9)*(-1)" office:value-type="float" office:value="-0.833333333333333" calcext:value-type="float">
            <text:p>-0,833</text:p>
          </table:table-cell>
          <table:table-cell table:formula="of:=(SUM([.W141:.Y141])/9)*(-1)" office:value-type="float" office:value="-1.38888888888889" calcext:value-type="float">
            <text:p>-1,389</text:p>
          </table:table-cell>
          <table:table-cell table:formula="of:=(SUM([.Z141:.AB141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9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9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42:.P142])/9)*(-1)" office:value-type="float" office:value="-9.33333333333333" calcext:value-type="float">
            <text:p>-9,333</text:p>
          </table:table-cell>
          <table:table-cell table:formula="of:=(SUM([.Q142:.S142])/9)*(-1)" office:value-type="float" office:value="-2.33333333333333" calcext:value-type="float">
            <text:p>-2,333</text:p>
          </table:table-cell>
          <table:table-cell table:formula="of:=(SUM([.T142:.V142])/9)*(-1)" office:value-type="float" office:value="-2.33333333333333" calcext:value-type="float">
            <text:p>-2,333</text:p>
          </table:table-cell>
          <table:table-cell table:formula="of:=(SUM([.W142:.Y142])/9)*(-1)" office:value-type="float" office:value="-2.33333333333333" calcext:value-type="float">
            <text:p>-2,333</text:p>
          </table:table-cell>
          <table:table-cell table:formula="of:=(SUM([.Z142:.AB142])/9)*(-1)" office:value-type="float" office:value="-2.33333333333333" calcext:value-type="float">
            <text:p>-2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25" calcext:value-type="float">
            <text:p>0,4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43:.P143])/9)*(-1)" office:value-type="float" office:value="-0.222222222222222" calcext:value-type="float">
            <text:p>-0,222</text:p>
          </table:table-cell>
          <table:table-cell table:formula="of:=(SUM([.Q143:.S143])/9)*(-1)" office:value-type="float" office:value="-0.0472222222222222" calcext:value-type="float">
            <text:p>-0,047</text:p>
          </table:table-cell>
          <table:table-cell table:formula="of:=(SUM([.T143:.V143])/9)*(-1)" office:value-type="float" office:value="-0.0472222222222222" calcext:value-type="float">
            <text:p>-0,047</text:p>
          </table:table-cell>
          <table:table-cell table:formula="of:=(SUM([.W143:.Y143])/9)*(-1)" office:value-type="float" office:value="-0.0472222222222222" calcext:value-type="float">
            <text:p>-0,047</text:p>
          </table:table-cell>
          <table:table-cell table:formula="of:=(SUM([.Z143:.AB143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75" calcext:value-type="float">
            <text:p>37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44:.P144])/9)*(-1)" office:value-type="float" office:value="-188.888888888889" calcext:value-type="float">
            <text:p>-188,889</text:p>
          </table:table-cell>
          <table:table-cell table:formula="of:=(SUM([.Q144:.S144])/9)*(-1)" office:value-type="float" office:value="-41.6666666666667" calcext:value-type="float">
            <text:p>-41,667</text:p>
          </table:table-cell>
          <table:table-cell table:formula="of:=(SUM([.T144:.V144])/9)*(-1)" office:value-type="float" office:value="-41.6666666666667" calcext:value-type="float">
            <text:p>-41,667</text:p>
          </table:table-cell>
          <table:table-cell table:formula="of:=(SUM([.W144:.Y144])/9)*(-1)" office:value-type="float" office:value="-41.6666666666667" calcext:value-type="float">
            <text:p>-41,667</text:p>
          </table:table-cell>
          <table:table-cell table:formula="of:=(SUM([.Z144:.AB144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25" calcext:value-type="float">
            <text:p>0,52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45:.P145])/9)*(-1)" office:value-type="float" office:value="-0.222222222222222" calcext:value-type="float">
            <text:p>-0,222</text:p>
          </table:table-cell>
          <table:table-cell table:formula="of:=(SUM([.Q145:.S145])/9)*(-1)" office:value-type="float" office:value="-0.0527777777777778" calcext:value-type="float">
            <text:p>-0,053</text:p>
          </table:table-cell>
          <table:table-cell table:formula="of:=(SUM([.T145:.V145])/9)*(-1)" office:value-type="float" office:value="-0.0527777777777778" calcext:value-type="float">
            <text:p>-0,053</text:p>
          </table:table-cell>
          <table:table-cell table:formula="of:=(SUM([.W145:.Y145])/9)*(-1)" office:value-type="float" office:value="-0.0527777777777778" calcext:value-type="float">
            <text:p>-0,053</text:p>
          </table:table-cell>
          <table:table-cell table:formula="of:=(SUM([.Z145:.AB145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46:.P146])/9)*(-1)" office:value-type="float" office:value="-0" calcext:value-type="float">
            <text:p>0,000</text:p>
          </table:table-cell>
          <table:table-cell table:formula="of:=(SUM([.Q146:.S146])/9)*(-1)" office:value-type="float" office:value="-0" calcext:value-type="float">
            <text:p>0,000</text:p>
          </table:table-cell>
          <table:table-cell table:formula="of:=(SUM([.T146:.V146])/9)*(-1)" office:value-type="float" office:value="-0" calcext:value-type="float">
            <text:p>0,000</text:p>
          </table:table-cell>
          <table:table-cell table:formula="of:=(SUM([.W146:.Y146])/9)*(-1)" office:value-type="float" office:value="-0" calcext:value-type="float">
            <text:p>0,000</text:p>
          </table:table-cell>
          <table:table-cell table:formula="of:=(SUM([.Z146:.AB1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9"/>
          <table:table-cell table:style-name="ce9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9"/>
          <table:table-cell table:style-name="ce9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47:.P147])/9)*(-1)" office:value-type="float" office:value="-15.4444444444444" calcext:value-type="float">
            <text:p>-15,444</text:p>
          </table:table-cell>
          <table:table-cell table:formula="of:=(SUM([.Q147:.S147])/9)*(-1)" office:value-type="float" office:value="-5.88888888888889" calcext:value-type="float">
            <text:p>-5,889</text:p>
          </table:table-cell>
          <table:table-cell table:formula="of:=(SUM([.T147:.V147])/9)*(-1)" office:value-type="float" office:value="-4.44444444444444" calcext:value-type="float">
            <text:p>-4,444</text:p>
          </table:table-cell>
          <table:table-cell table:formula="of:=(SUM([.W147:.Y147])/9)*(-1)" office:value-type="float" office:value="-5.88888888888889" calcext:value-type="float">
            <text:p>-5,889</text:p>
          </table:table-cell>
          <table:table-cell table:formula="of:=(SUM([.Z147:.AB147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625" calcext:value-type="float">
            <text:p>1,625</text:p>
          </table:table-cell>
          <table:table-cell table:style-name="ce10" table:number-columns-repeated="2"/>
          <table:table-cell table:style-name="ce10" office:value-type="float" office:value="1.625" calcext:value-type="float">
            <text:p>1,625</text:p>
          </table:table-cell>
          <table:table-cell table:style-name="ce10" table:number-columns-repeated="2"/>
          <table:table-cell table:style-name="ce10" office:value-type="float" office:value="1.625" calcext:value-type="float">
            <text:p>1,625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1" office:value-type="float" office:value="2.975" calcext:value-type="float">
            <text:p>2,975</text:p>
          </table:table-cell>
          <table:table-cell table:style-name="ce9" office:value-type="float" office:value="0.65" calcext:value-type="float">
            <text:p>0,6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1" office:value-type="float" office:value="2.975" calcext:value-type="float">
            <text:p>2,975</text:p>
          </table:table-cell>
          <table:table-cell table:style-name="ce9" office:value-type="float" office:value="0.65" calcext:value-type="float">
            <text:p>0,6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48:.P148])/9)*(-1)" office:value-type="float" office:value="-1.06944444444444" calcext:value-type="float">
            <text:p>-1,069</text:p>
          </table:table-cell>
          <table:table-cell table:formula="of:=(SUM([.Q148:.S148])/9)*(-1)" office:value-type="float" office:value="-0.458333333333333" calcext:value-type="float">
            <text:p>-0,458</text:p>
          </table:table-cell>
          <table:table-cell table:formula="of:=(SUM([.T148:.V148])/9)*(-1)" office:value-type="float" office:value="-0.472222222222222" calcext:value-type="float">
            <text:p>-0,472</text:p>
          </table:table-cell>
          <table:table-cell table:formula="of:=(SUM([.W148:.Y148])/9)*(-1)" office:value-type="float" office:value="-0.458333333333333" calcext:value-type="float">
            <text:p>-0,458</text:p>
          </table:table-cell>
          <table:table-cell table:formula="of:=(SUM([.Z148:.AB148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49:.P149])/9)*(-1)" office:value-type="float" office:value="-0" calcext:value-type="float">
            <text:p>0,000</text:p>
          </table:table-cell>
          <table:table-cell table:formula="of:=(SUM([.Q149:.S149])/9)*(-1)" office:value-type="float" office:value="-0" calcext:value-type="float">
            <text:p>0,000</text:p>
          </table:table-cell>
          <table:table-cell table:formula="of:=(SUM([.T149:.V149])/9)*(-1)" office:value-type="float" office:value="-0" calcext:value-type="float">
            <text:p>0,000</text:p>
          </table:table-cell>
          <table:table-cell table:formula="of:=(SUM([.W149:.Y149])/9)*(-1)" office:value-type="float" office:value="-0" calcext:value-type="float">
            <text:p>0,000</text:p>
          </table:table-cell>
          <table:table-cell table:formula="of:=(SUM([.Z149:.AB1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Pocket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5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9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9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52:.P152])/9)*(-1)" office:value-type="float" office:value="-0.555555555555556" calcext:value-type="float">
            <text:p>-0,556</text:p>
          </table:table-cell>
          <table:table-cell table:formula="of:=(SUM([.Q152:.S152])/9)*(-1)" office:value-type="float" office:value="-0.222222222222222" calcext:value-type="float">
            <text:p>-0,222</text:p>
          </table:table-cell>
          <table:table-cell table:formula="of:=(SUM([.T152:.V152])/9)*(-1)" office:value-type="float" office:value="-0.222222222222222" calcext:value-type="float">
            <text:p>-0,222</text:p>
          </table:table-cell>
          <table:table-cell table:formula="of:=(SUM([.W152:.Y152])/9)*(-1)" office:value-type="float" office:value="-0.222222222222222" calcext:value-type="float">
            <text:p>-0,222</text:p>
          </table:table-cell>
          <table:table-cell table:formula="of:=(SUM([.Z152:.AB152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4.5" calcext:value-type="float">
            <text:p>14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table:number-columns-repeated="2"/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9"/>
          <table:table-cell table:style-name="ce9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9"/>
          <table:table-cell table:style-name="ce9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53:.P153])/9)*(-1)" office:value-type="float" office:value="-8" calcext:value-type="float">
            <text:p>-8,000</text:p>
          </table:table-cell>
          <table:table-cell table:formula="of:=(SUM([.Q153:.S153])/9)*(-1)" office:value-type="float" office:value="-1.86111111111111" calcext:value-type="float">
            <text:p>-1,861</text:p>
          </table:table-cell>
          <table:table-cell table:formula="of:=(SUM([.T153:.V153])/9)*(-1)" office:value-type="float" office:value="-1.86111111111111" calcext:value-type="float">
            <text:p>-1,861</text:p>
          </table:table-cell>
          <table:table-cell table:formula="of:=(SUM([.W153:.Y153])/9)*(-1)" office:value-type="float" office:value="-1.86111111111111" calcext:value-type="float">
            <text:p>-1,861</text:p>
          </table:table-cell>
          <table:table-cell table:formula="of:=(SUM([.Z153:.AB153])/9)*(-1)" office:value-type="float" office:value="-1.86111111111111" calcext:value-type="float">
            <text:p>-1,8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6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number-columns-repeated="3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54:.P154])/9)*(-1)" office:value-type="float" office:value="-1.77777777777778" calcext:value-type="float">
            <text:p>-1,778</text:p>
          </table:table-cell>
          <table:table-cell table:formula="of:=(SUM([.Q154:.S154])/9)*(-1)" office:value-type="float" office:value="-1.33333333333333" calcext:value-type="float">
            <text:p>-1,333</text:p>
          </table:table-cell>
          <table:table-cell table:formula="of:=(SUM([.T154:.V154])/9)*(-1)" office:value-type="float" office:value="-0.888888888888889" calcext:value-type="float">
            <text:p>-0,889</text:p>
          </table:table-cell>
          <table:table-cell table:formula="of:=(SUM([.W154:.Y154])/9)*(-1)" office:value-type="float" office:value="-1.33333333333333" calcext:value-type="float">
            <text:p>-1,333</text:p>
          </table:table-cell>
          <table:table-cell table:formula="of:=(SUM([.Z154:.AB154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number-columns-repeated="2" table:style-name="ce10" office:value-type="float" office:value="1" calcext:value-type="float">
            <text:p>1,000</text:p>
          </table:table-cell>
          <table:table-cell table:style-name="ce10" table:number-columns-repeated="4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9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9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55:.P155])/9)*(-1)" office:value-type="float" office:value="-0.444444444444444" calcext:value-type="float">
            <text:p>-0,444</text:p>
          </table:table-cell>
          <table:table-cell table:formula="of:=(SUM([.Q155:.S155])/9)*(-1)" office:value-type="float" office:value="-0.111111111111111" calcext:value-type="float">
            <text:p>-0,111</text:p>
          </table:table-cell>
          <table:table-cell table:formula="of:=(SUM([.T155:.V155])/9)*(-1)" office:value-type="float" office:value="-0.111111111111111" calcext:value-type="float">
            <text:p>-0,111</text:p>
          </table:table-cell>
          <table:table-cell table:formula="of:=(SUM([.W155:.Y155])/9)*(-1)" office:value-type="float" office:value="-0.111111111111111" calcext:value-type="float">
            <text:p>-0,111</text:p>
          </table:table-cell>
          <table:table-cell table:formula="of:=(SUM([.Z155:.AB15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table:number-columns-repeated="2"/>
          <table:table-cell table:number-columns-repeated="2" table:style-name="ce10" office:value-type="float" office:value="0.075" calcext:value-type="float">
            <text:p>0,075</text:p>
          </table:table-cell>
          <table:table-cell table:style-name="ce10"/>
          <table:table-cell table:number-columns-repeated="2"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9"/>
          <table:table-cell table:style-name="ce11" office:value-type="float" office:value="0.075" calcext:value-type="float">
            <text:p>0,075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9"/>
          <table:table-cell table:style-name="ce11" office:value-type="float" office:value="0.075" calcext:value-type="float">
            <text:p>0,075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56:.P156])/9)*(-1)" office:value-type="float" office:value="-0.0583333333333333" calcext:value-type="float">
            <text:p>-0,058</text:p>
          </table:table-cell>
          <table:table-cell table:formula="of:=(SUM([.Q156:.S156])/9)*(-1)" office:value-type="float" office:value="-0.0166666666666667" calcext:value-type="float">
            <text:p>-0,017</text:p>
          </table:table-cell>
          <table:table-cell table:formula="of:=(SUM([.T156:.V156])/9)*(-1)" office:value-type="float" office:value="-0.0166666666666667" calcext:value-type="float">
            <text:p>-0,017</text:p>
          </table:table-cell>
          <table:table-cell table:formula="of:=(SUM([.W156:.Y156])/9)*(-1)" office:value-type="float" office:value="-0.0166666666666667" calcext:value-type="float">
            <text:p>-0,017</text:p>
          </table:table-cell>
          <table:table-cell table:formula="of:=(SUM([.Z156:.AB156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57:.P157])/9)*(-1)" office:value-type="float" office:value="-133.333333333333" calcext:value-type="float">
            <text:p>-133,333</text:p>
          </table:table-cell>
          <table:table-cell table:formula="of:=(SUM([.Q157:.S157])/9)*(-1)" office:value-type="float" office:value="-33.3333333333333" calcext:value-type="float">
            <text:p>-33,333</text:p>
          </table:table-cell>
          <table:table-cell table:formula="of:=(SUM([.T157:.V157])/9)*(-1)" office:value-type="float" office:value="-33.3333333333333" calcext:value-type="float">
            <text:p>-33,333</text:p>
          </table:table-cell>
          <table:table-cell table:formula="of:=(SUM([.W157:.Y157])/9)*(-1)" office:value-type="float" office:value="-33.3333333333333" calcext:value-type="float">
            <text:p>-33,333</text:p>
          </table:table-cell>
          <table:table-cell table:formula="of:=(SUM([.Z157:.AB157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58:.P158])/9)*(-1)" office:value-type="float" office:value="-0.194444444444444" calcext:value-type="float">
            <text:p>-0,194</text:p>
          </table:table-cell>
          <table:table-cell table:formula="of:=(SUM([.Q158:.S158])/9)*(-1)" office:value-type="float" office:value="-0.0555555555555556" calcext:value-type="float">
            <text:p>-0,056</text:p>
          </table:table-cell>
          <table:table-cell table:formula="of:=(SUM([.T158:.V158])/9)*(-1)" office:value-type="float" office:value="-0.0555555555555556" calcext:value-type="float">
            <text:p>-0,056</text:p>
          </table:table-cell>
          <table:table-cell table:formula="of:=(SUM([.W158:.Y158])/9)*(-1)" office:value-type="float" office:value="-0.0555555555555556" calcext:value-type="float">
            <text:p>-0,056</text:p>
          </table:table-cell>
          <table:table-cell table:formula="of:=(SUM([.Z158:.AB158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59:.P159])/9)*(-1)" office:value-type="float" office:value="-0" calcext:value-type="float">
            <text:p>0,000</text:p>
          </table:table-cell>
          <table:table-cell table:formula="of:=(SUM([.Q159:.S159])/9)*(-1)" office:value-type="float" office:value="-0" calcext:value-type="float">
            <text:p>0,000</text:p>
          </table:table-cell>
          <table:table-cell table:formula="of:=(SUM([.T159:.V159])/9)*(-1)" office:value-type="float" office:value="-0" calcext:value-type="float">
            <text:p>0,000</text:p>
          </table:table-cell>
          <table:table-cell table:formula="of:=(SUM([.W159:.Y159])/9)*(-1)" office:value-type="float" office:value="-0" calcext:value-type="float">
            <text:p>0,000</text:p>
          </table:table-cell>
          <table:table-cell table:formula="of:=(SUM([.Z159:.AB15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9"/>
          <table:table-cell table:style-name="ce9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9"/>
          <table:table-cell table:style-name="ce9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60:.P160])/9)*(-1)" office:value-type="float" office:value="-14.1111111111111" calcext:value-type="float">
            <text:p>-14,111</text:p>
          </table:table-cell>
          <table:table-cell table:formula="of:=(SUM([.Q160:.S160])/9)*(-1)" office:value-type="float" office:value="-6.22222222222222" calcext:value-type="float">
            <text:p>-6,222</text:p>
          </table:table-cell>
          <table:table-cell table:formula="of:=(SUM([.T160:.V160])/9)*(-1)" office:value-type="float" office:value="-4.88888888888889" calcext:value-type="float">
            <text:p>-4,889</text:p>
          </table:table-cell>
          <table:table-cell table:formula="of:=(SUM([.W160:.Y160])/9)*(-1)" office:value-type="float" office:value="-6.22222222222222" calcext:value-type="float">
            <text:p>-6,222</text:p>
          </table:table-cell>
          <table:table-cell table:formula="of:=(SUM([.Z160:.AB160])/9)*(-1)" office:value-type="float" office:value="-4.88888888888889" calcext:value-type="float">
            <text:p>-4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61:.P161])/9)*(-1)" office:value-type="float" office:value="-0" calcext:value-type="float">
            <text:p>0,000</text:p>
          </table:table-cell>
          <table:table-cell table:formula="of:=(SUM([.Q161:.S161])/9)*(-1)" office:value-type="float" office:value="-0" calcext:value-type="float">
            <text:p>0,000</text:p>
          </table:table-cell>
          <table:table-cell table:formula="of:=(SUM([.T161:.V161])/9)*(-1)" office:value-type="float" office:value="-0" calcext:value-type="float">
            <text:p>0,000</text:p>
          </table:table-cell>
          <table:table-cell table:formula="of:=(SUM([.W161:.Y161])/9)*(-1)" office:value-type="float" office:value="-0" calcext:value-type="float">
            <text:p>0,000</text:p>
          </table:table-cell>
          <table:table-cell table:formula="of:=(SUM([.Z161:.AB16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62:.P162])/9)*(-1)" office:value-type="float" office:value="-0" calcext:value-type="float">
            <text:p>0,000</text:p>
          </table:table-cell>
          <table:table-cell table:formula="of:=(SUM([.Q162:.S162])/9)*(-1)" office:value-type="float" office:value="-0" calcext:value-type="float">
            <text:p>0,000</text:p>
          </table:table-cell>
          <table:table-cell table:formula="of:=(SUM([.T162:.V162])/9)*(-1)" office:value-type="float" office:value="-0" calcext:value-type="float">
            <text:p>0,000</text:p>
          </table:table-cell>
          <table:table-cell table:formula="of:=(SUM([.W162:.Y162])/9)*(-1)" office:value-type="float" office:value="-0" calcext:value-type="float">
            <text:p>0,000</text:p>
          </table:table-cell>
          <table:table-cell table:formula="of:=(SUM([.Z162:.AB16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astal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2" office:value-type="float" office:value="4" calcext:value-type="float">
            <text:p>4,000</text:p>
          </table:table-cell>
          <table:table-cell table:style-name="ce9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2" office:value-type="float" office:value="4" calcext:value-type="float">
            <text:p>4,000</text:p>
          </table:table-cell>
          <table:table-cell table:style-name="ce9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65:.P165])/9)*(-1)" office:value-type="float" office:value="-1.66666666666667" calcext:value-type="float">
            <text:p>-1,667</text:p>
          </table:table-cell>
          <table:table-cell table:formula="of:=(SUM([.Q165:.S165])/9)*(-1)" office:value-type="float" office:value="-0.444444444444444" calcext:value-type="float">
            <text:p>-0,444</text:p>
          </table:table-cell>
          <table:table-cell table:formula="of:=(SUM([.T165:.V165])/9)*(-1)" office:value-type="float" office:value="-0.444444444444444" calcext:value-type="float">
            <text:p>-0,444</text:p>
          </table:table-cell>
          <table:table-cell table:formula="of:=(SUM([.W165:.Y165])/9)*(-1)" office:value-type="float" office:value="-0.444444444444444" calcext:value-type="float">
            <text:p>-0,444</text:p>
          </table:table-cell>
          <table:table-cell table:formula="of:=(SUM([.Z165:.AB165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66:.P166])/9)*(-1)" office:value-type="float" office:value="-8.11111111111111" calcext:value-type="float">
            <text:p>-8,111</text:p>
          </table:table-cell>
          <table:table-cell table:formula="of:=(SUM([.Q166:.S166])/9)*(-1)" office:value-type="float" office:value="-1.88888888888889" calcext:value-type="float">
            <text:p>-1,889</text:p>
          </table:table-cell>
          <table:table-cell table:formula="of:=(SUM([.T166:.V166])/9)*(-1)" office:value-type="float" office:value="-0.777777777777778" calcext:value-type="float">
            <text:p>-0,778</text:p>
          </table:table-cell>
          <table:table-cell table:formula="of:=(SUM([.W166:.Y166])/9)*(-1)" office:value-type="float" office:value="-1.88888888888889" calcext:value-type="float">
            <text:p>-1,889</text:p>
          </table:table-cell>
          <table:table-cell table:formula="of:=(SUM([.Z166:.AB166])/9)*(-1)" office:value-type="float" office:value="-1.88888888888889" calcext:value-type="float">
            <text:p>-1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67:.P167])/9)*(-1)" office:value-type="float" office:value="-1.11111111111111" calcext:value-type="float">
            <text:p>-1,111</text:p>
          </table:table-cell>
          <table:table-cell table:formula="of:=(SUM([.Q167:.S167])/9)*(-1)" office:value-type="float" office:value="-0.444444444444444" calcext:value-type="float">
            <text:p>-0,444</text:p>
          </table:table-cell>
          <table:table-cell table:formula="of:=(SUM([.T167:.V167])/9)*(-1)" office:value-type="float" office:value="-0.333333333333333" calcext:value-type="float">
            <text:p>-0,333</text:p>
          </table:table-cell>
          <table:table-cell table:formula="of:=(SUM([.W167:.Y167])/9)*(-1)" office:value-type="float" office:value="-0.444444444444444" calcext:value-type="float">
            <text:p>-0,444</text:p>
          </table:table-cell>
          <table:table-cell table:formula="of:=(SUM([.Z167:.AB167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2" office:value-type="float" office:value="11" calcext:value-type="float">
            <text:p>11,000</text:p>
          </table:table-cell>
          <table:table-cell table:style-name="ce9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2" office:value-type="float" office:value="11" calcext:value-type="float">
            <text:p>11,000</text:p>
          </table:table-cell>
          <table:table-cell table:style-name="ce9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68:.P168])/9)*(-1)" office:value-type="float" office:value="-4.88888888888889" calcext:value-type="float">
            <text:p>-4,889</text:p>
          </table:table-cell>
          <table:table-cell table:formula="of:=(SUM([.Q168:.S168])/9)*(-1)" office:value-type="float" office:value="-1.22222222222222" calcext:value-type="float">
            <text:p>-1,222</text:p>
          </table:table-cell>
          <table:table-cell table:formula="of:=(SUM([.T168:.V168])/9)*(-1)" office:value-type="float" office:value="-1.22222222222222" calcext:value-type="float">
            <text:p>-1,222</text:p>
          </table:table-cell>
          <table:table-cell table:formula="of:=(SUM([.W168:.Y168])/9)*(-1)" office:value-type="float" office:value="-1.22222222222222" calcext:value-type="float">
            <text:p>-1,222</text:p>
          </table:table-cell>
          <table:table-cell table:formula="of:=(SUM([.Z168:.AB168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37" calcext:value-type="float">
            <text:p>0,337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2" office:value-type="float" office:value="0.112" calcext:value-type="float">
            <text:p>0,112</text:p>
          </table:table-cell>
          <table:table-cell table:style-name="ce9"/>
          <table:table-cell table:style-name="ce12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2" office:value-type="float" office:value="0.112" calcext:value-type="float">
            <text:p>0,112</text:p>
          </table:table-cell>
          <table:table-cell table:style-name="ce9"/>
          <table:table-cell table:style-name="ce12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69:.P169])/9)*(-1)" office:value-type="float" office:value="-0.219222222222222" calcext:value-type="float">
            <text:p>-0,219</text:p>
          </table:table-cell>
          <table:table-cell table:formula="of:=(SUM([.Q169:.S169])/9)*(-1)" office:value-type="float" office:value="-0.0485555555555556" calcext:value-type="float">
            <text:p>-0,049</text:p>
          </table:table-cell>
          <table:table-cell table:formula="of:=(SUM([.T169:.V169])/9)*(-1)" office:value-type="float" office:value="-0.0485555555555556" calcext:value-type="float">
            <text:p>-0,049</text:p>
          </table:table-cell>
          <table:table-cell table:formula="of:=(SUM([.W169:.Y169])/9)*(-1)" office:value-type="float" office:value="-0.0485555555555556" calcext:value-type="float">
            <text:p>-0,049</text:p>
          </table:table-cell>
          <table:table-cell table:formula="of:=(SUM([.Z169:.AB169])/9)*(-1)" office:value-type="float" office:value="-0.0485555555555556" calcext:value-type="float">
            <text:p>-0,04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50" calcext:value-type="float">
            <text:p>2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70:.P170])/9)*(-1)" office:value-type="float" office:value="-127.777777777778" calcext:value-type="float">
            <text:p>-127,778</text:p>
          </table:table-cell>
          <table:table-cell table:formula="of:=(SUM([.Q170:.S170])/9)*(-1)" office:value-type="float" office:value="-27.7777777777778" calcext:value-type="float">
            <text:p>-27,778</text:p>
          </table:table-cell>
          <table:table-cell table:formula="of:=(SUM([.T170:.V170])/9)*(-1)" office:value-type="float" office:value="-27.7777777777778" calcext:value-type="float">
            <text:p>-27,778</text:p>
          </table:table-cell>
          <table:table-cell table:formula="of:=(SUM([.W170:.Y170])/9)*(-1)" office:value-type="float" office:value="-27.7777777777778" calcext:value-type="float">
            <text:p>-27,778</text:p>
          </table:table-cell>
          <table:table-cell table:formula="of:=(SUM([.Z170:.AB170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2" office:value-type="float" office:value="0.175" calcext:value-type="float">
            <text:p>0,175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2" office:value-type="float" office:value="0.175" calcext:value-type="float">
            <text:p>0,175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71:.P171])/9)*(-1)" office:value-type="float" office:value="-0.0583333333333333" calcext:value-type="float">
            <text:p>-0,058</text:p>
          </table:table-cell>
          <table:table-cell table:formula="of:=(SUM([.Q171:.S171])/9)*(-1)" office:value-type="float" office:value="-0.0166666666666667" calcext:value-type="float">
            <text:p>-0,017</text:p>
          </table:table-cell>
          <table:table-cell table:formula="of:=(SUM([.T171:.V171])/9)*(-1)" office:value-type="float" office:value="-0.0166666666666667" calcext:value-type="float">
            <text:p>-0,017</text:p>
          </table:table-cell>
          <table:table-cell table:formula="of:=(SUM([.W171:.Y171])/9)*(-1)" office:value-type="float" office:value="-0.0166666666666667" calcext:value-type="float">
            <text:p>-0,017</text:p>
          </table:table-cell>
          <table:table-cell table:formula="of:=(SUM([.Z171:.AB171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72:.P172])/9)*(-1)" office:value-type="float" office:value="-0" calcext:value-type="float">
            <text:p>0,000</text:p>
          </table:table-cell>
          <table:table-cell table:formula="of:=(SUM([.Q172:.S172])/9)*(-1)" office:value-type="float" office:value="-0" calcext:value-type="float">
            <text:p>0,000</text:p>
          </table:table-cell>
          <table:table-cell table:formula="of:=(SUM([.T172:.V172])/9)*(-1)" office:value-type="float" office:value="-0" calcext:value-type="float">
            <text:p>0,000</text:p>
          </table:table-cell>
          <table:table-cell table:formula="of:=(SUM([.W172:.Y172])/9)*(-1)" office:value-type="float" office:value="-0" calcext:value-type="float">
            <text:p>0,000</text:p>
          </table:table-cell>
          <table:table-cell table:formula="of:=(SUM([.Z172:.AB17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27" calcext:value-type="float">
            <text:p>27,000</text:p>
          </table:table-cell>
          <table:table-cell table:style-name="ce9"/>
          <table:table-cell table:style-name="ce9" office:value-type="float" office:value="15" calcext:value-type="float">
            <text:p>1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27" calcext:value-type="float">
            <text:p>27,000</text:p>
          </table:table-cell>
          <table:table-cell table:style-name="ce9"/>
          <table:table-cell table:style-name="ce9" office:value-type="float" office:value="15" calcext:value-type="float">
            <text:p>1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73:.P173])/9)*(-1)" office:value-type="float" office:value="-11.3333333333333" calcext:value-type="float">
            <text:p>-11,333</text:p>
          </table:table-cell>
          <table:table-cell table:formula="of:=(SUM([.Q173:.S173])/9)*(-1)" office:value-type="float" office:value="-4.66666666666667" calcext:value-type="float">
            <text:p>-4,667</text:p>
          </table:table-cell>
          <table:table-cell table:formula="of:=(SUM([.T173:.V173])/9)*(-1)" office:value-type="float" office:value="-3.33333333333333" calcext:value-type="float">
            <text:p>-3,333</text:p>
          </table:table-cell>
          <table:table-cell table:formula="of:=(SUM([.W173:.Y173])/9)*(-1)" office:value-type="float" office:value="-4.66666666666667" calcext:value-type="float">
            <text:p>-4,667</text:p>
          </table:table-cell>
          <table:table-cell table:formula="of:=(SUM([.Z173:.AB17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7" calcext:value-type="float">
            <text:p>0,700</text:p>
          </table:table-cell>
          <table:table-cell table:style-name="ce9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7" calcext:value-type="float">
            <text:p>0,700</text:p>
          </table:table-cell>
          <table:table-cell table:style-name="ce9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74:.P174])/9)*(-1)" office:value-type="float" office:value="-0.433333333333333" calcext:value-type="float">
            <text:p>-0,433</text:p>
          </table:table-cell>
          <table:table-cell table:formula="of:=(SUM([.Q174:.S174])/9)*(-1)" office:value-type="float" office:value="-0.188888888888889" calcext:value-type="float">
            <text:p>-0,189</text:p>
          </table:table-cell>
          <table:table-cell table:formula="of:=(SUM([.T174:.V174])/9)*(-1)" office:value-type="float" office:value="-0.233333333333333" calcext:value-type="float">
            <text:p>-0,233</text:p>
          </table:table-cell>
          <table:table-cell table:formula="of:=(SUM([.W174:.Y174])/9)*(-1)" office:value-type="float" office:value="-0.188888888888889" calcext:value-type="float">
            <text:p>-0,189</text:p>
          </table:table-cell>
          <table:table-cell table:formula="of:=(SUM([.Z174:.AB174])/9)*(-1)" office:value-type="float" office:value="-0.233333333333333" calcext:value-type="float">
            <text:p>-0,2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75:.P175])/9)*(-1)" office:value-type="float" office:value="-0" calcext:value-type="float">
            <text:p>0,000</text:p>
          </table:table-cell>
          <table:table-cell table:formula="of:=(SUM([.Q175:.S175])/9)*(-1)" office:value-type="float" office:value="-0" calcext:value-type="float">
            <text:p>0,000</text:p>
          </table:table-cell>
          <table:table-cell table:formula="of:=(SUM([.T175:.V175])/9)*(-1)" office:value-type="float" office:value="-0" calcext:value-type="float">
            <text:p>0,000</text:p>
          </table:table-cell>
          <table:table-cell table:formula="of:=(SUM([.W175:.Y175])/9)*(-1)" office:value-type="float" office:value="-0" calcext:value-type="float">
            <text:p>0,000</text:p>
          </table:table-cell>
          <table:table-cell table:formula="of:=(SUM([.Z175:.AB17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ight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78:.P178])/9)*(-1)" office:value-type="float" office:value="-0" calcext:value-type="float">
            <text:p>0,000</text:p>
          </table:table-cell>
          <table:table-cell table:formula="of:=(SUM([.Q178:.S178])/9)*(-1)" office:value-type="float" office:value="-0" calcext:value-type="float">
            <text:p>0,000</text:p>
          </table:table-cell>
          <table:table-cell table:formula="of:=(SUM([.T178:.V178])/9)*(-1)" office:value-type="float" office:value="-0" calcext:value-type="float">
            <text:p>0,000</text:p>
          </table:table-cell>
          <table:table-cell table:formula="of:=(SUM([.W178:.Y178])/9)*(-1)" office:value-type="float" office:value="-0" calcext:value-type="float">
            <text:p>0,000</text:p>
          </table:table-cell>
          <table:table-cell table:formula="of:=(SUM([.Z178:.AB17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 table:number-columns-repeated="2"/>
          <table:table-cell table:number-columns-repeated="2"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/>
          <table:table-cell table:style-name="ce12" office:value-type="float" office:value="8.5" calcext:value-type="float">
            <text:p>8,500</text:p>
          </table:table-cell>
          <table:table-cell table:style-name="ce12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/>
          <table:table-cell table:style-name="ce12" office:value-type="float" office:value="8.5" calcext:value-type="float">
            <text:p>8,500</text:p>
          </table:table-cell>
          <table:table-cell table:style-name="ce12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79:.P179])/9)*(-1)" office:value-type="float" office:value="-11.3333333333333" calcext:value-type="float">
            <text:p>-11,333</text:p>
          </table:table-cell>
          <table:table-cell table:formula="of:=(SUM([.Q179:.S179])/9)*(-1)" office:value-type="float" office:value="-2.83333333333333" calcext:value-type="float">
            <text:p>-2,833</text:p>
          </table:table-cell>
          <table:table-cell table:formula="of:=(SUM([.T179:.V179])/9)*(-1)" office:value-type="float" office:value="-2.83333333333333" calcext:value-type="float">
            <text:p>-2,833</text:p>
          </table:table-cell>
          <table:table-cell table:formula="of:=(SUM([.W179:.Y179])/9)*(-1)" office:value-type="float" office:value="-2.83333333333333" calcext:value-type="float">
            <text:p>-2,833</text:p>
          </table:table-cell>
          <table:table-cell table:formula="of:=(SUM([.Z179:.AB179])/9)*(-1)" office:value-type="float" office:value="-2.83333333333333" calcext:value-type="float">
            <text:p>-2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80:.P180])/9)*(-1)" office:value-type="float" office:value="-0" calcext:value-type="float">
            <text:p>0,000</text:p>
          </table:table-cell>
          <table:table-cell table:formula="of:=(SUM([.Q180:.S180])/9)*(-1)" office:value-type="float" office:value="-0" calcext:value-type="float">
            <text:p>0,000</text:p>
          </table:table-cell>
          <table:table-cell table:formula="of:=(SUM([.T180:.V180])/9)*(-1)" office:value-type="float" office:value="-0" calcext:value-type="float">
            <text:p>0,000</text:p>
          </table:table-cell>
          <table:table-cell table:formula="of:=(SUM([.W180:.Y180])/9)*(-1)" office:value-type="float" office:value="-0" calcext:value-type="float">
            <text:p>0,000</text:p>
          </table:table-cell>
          <table:table-cell table:formula="of:=(SUM([.Z180:.AB18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number-columns-repeated="2"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81:.P181])/9)*(-1)" office:value-type="float" office:value="-6.66666666666667" calcext:value-type="float">
            <text:p>-6,667</text:p>
          </table:table-cell>
          <table:table-cell table:formula="of:=(SUM([.Q181:.S181])/9)*(-1)" office:value-type="float" office:value="-1.66666666666667" calcext:value-type="float">
            <text:p>-1,667</text:p>
          </table:table-cell>
          <table:table-cell table:formula="of:=(SUM([.T181:.V181])/9)*(-1)" office:value-type="float" office:value="-1.66666666666667" calcext:value-type="float">
            <text:p>-1,667</text:p>
          </table:table-cell>
          <table:table-cell table:formula="of:=(SUM([.W181:.Y181])/9)*(-1)" office:value-type="float" office:value="-1.66666666666667" calcext:value-type="float">
            <text:p>-1,667</text:p>
          </table:table-cell>
          <table:table-cell table:formula="of:=(SUM([.Z181:.AB181])/9)*(-1)" office:value-type="float" office:value="-1.66666666666667" calcext:value-type="float">
            <text:p>-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number-columns-repeated="2"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82:.P182])/9)*(-1)" office:value-type="float" office:value="-0.122222222222222" calcext:value-type="float">
            <text:p>-0,122</text:p>
          </table:table-cell>
          <table:table-cell table:formula="of:=(SUM([.Q182:.S182])/9)*(-1)" office:value-type="float" office:value="-0.0305555555555556" calcext:value-type="float">
            <text:p>-0,031</text:p>
          </table:table-cell>
          <table:table-cell table:formula="of:=(SUM([.T182:.V182])/9)*(-1)" office:value-type="float" office:value="-0.0305555555555556" calcext:value-type="float">
            <text:p>-0,031</text:p>
          </table:table-cell>
          <table:table-cell table:formula="of:=(SUM([.W182:.Y182])/9)*(-1)" office:value-type="float" office:value="-0.0305555555555556" calcext:value-type="float">
            <text:p>-0,031</text:p>
          </table:table-cell>
          <table:table-cell table:formula="of:=(SUM([.Z182:.AB182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number-columns-repeated="2"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83:.P183])/9)*(-1)" office:value-type="float" office:value="-111.111111111111" calcext:value-type="float">
            <text:p>-111,111</text:p>
          </table:table-cell>
          <table:table-cell table:formula="of:=(SUM([.Q183:.S183])/9)*(-1)" office:value-type="float" office:value="-25" calcext:value-type="float">
            <text:p>-25,000</text:p>
          </table:table-cell>
          <table:table-cell table:formula="of:=(SUM([.T183:.V183])/9)*(-1)" office:value-type="float" office:value="-25" calcext:value-type="float">
            <text:p>-25,000</text:p>
          </table:table-cell>
          <table:table-cell table:formula="of:=(SUM([.W183:.Y183])/9)*(-1)" office:value-type="float" office:value="-25" calcext:value-type="float">
            <text:p>-25,000</text:p>
          </table:table-cell>
          <table:table-cell table:formula="of:=(SUM([.Z183:.AB183])/9)*(-1)" office:value-type="float" office:value="-25" calcext:value-type="float">
            <text:p>-2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number-columns-repeated="2"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84:.P184])/9)*(-1)" office:value-type="float" office:value="-0.216666666666667" calcext:value-type="float">
            <text:p>-0,217</text:p>
          </table:table-cell>
          <table:table-cell table:formula="of:=(SUM([.Q184:.S184])/9)*(-1)" office:value-type="float" office:value="-0.0472222222222222" calcext:value-type="float">
            <text:p>-0,047</text:p>
          </table:table-cell>
          <table:table-cell table:formula="of:=(SUM([.T184:.V184])/9)*(-1)" office:value-type="float" office:value="-0.0472222222222222" calcext:value-type="float">
            <text:p>-0,047</text:p>
          </table:table-cell>
          <table:table-cell table:formula="of:=(SUM([.W184:.Y184])/9)*(-1)" office:value-type="float" office:value="-0.0472222222222222" calcext:value-type="float">
            <text:p>-0,047</text:p>
          </table:table-cell>
          <table:table-cell table:formula="of:=(SUM([.Z184:.AB184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85:.P185])/9)*(-1)" office:value-type="float" office:value="-0" calcext:value-type="float">
            <text:p>0,000</text:p>
          </table:table-cell>
          <table:table-cell table:formula="of:=(SUM([.Q185:.S185])/9)*(-1)" office:value-type="float" office:value="-0" calcext:value-type="float">
            <text:p>0,000</text:p>
          </table:table-cell>
          <table:table-cell table:formula="of:=(SUM([.T185:.V185])/9)*(-1)" office:value-type="float" office:value="-0" calcext:value-type="float">
            <text:p>0,000</text:p>
          </table:table-cell>
          <table:table-cell table:formula="of:=(SUM([.W185:.Y185])/9)*(-1)" office:value-type="float" office:value="-0" calcext:value-type="float">
            <text:p>0,000</text:p>
          </table:table-cell>
          <table:table-cell table:formula="of:=(SUM([.Z185:.AB18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number-columns-repeated="2"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86:.P186])/9)*(-1)" office:value-type="float" office:value="-2" calcext:value-type="float">
            <text:p>-2,000</text:p>
          </table:table-cell>
          <table:table-cell table:formula="of:=(SUM([.Q186:.S186])/9)*(-1)" office:value-type="float" office:value="-0.5" calcext:value-type="float">
            <text:p>-0,500</text:p>
          </table:table-cell>
          <table:table-cell table:formula="of:=(SUM([.T186:.V186])/9)*(-1)" office:value-type="float" office:value="-0.5" calcext:value-type="float">
            <text:p>-0,500</text:p>
          </table:table-cell>
          <table:table-cell table:formula="of:=(SUM([.W186:.Y186])/9)*(-1)" office:value-type="float" office:value="-0.5" calcext:value-type="float">
            <text:p>-0,500</text:p>
          </table:table-cell>
          <table:table-cell table:formula="of:=(SUM([.Z186:.AB186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3"/>
          <table:table-cell table:number-columns-repeated="2"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.35" calcext:value-type="float">
            <text:p>1,350</text:p>
          </table:table-cell>
          <table:table-cell table:style-name="ce10"/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2" office:value-type="float" office:value="1.35" calcext:value-type="float">
            <text:p>1,350</text:p>
          </table:table-cell>
          <table:table-cell table:style-name="ce9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2" office:value-type="float" office:value="1.35" calcext:value-type="float">
            <text:p>1,350</text:p>
          </table:table-cell>
          <table:table-cell table:style-name="ce9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87:.P187])/9)*(-1)" office:value-type="float" office:value="-0.644444444444444" calcext:value-type="float">
            <text:p>-0,644</text:p>
          </table:table-cell>
          <table:table-cell table:formula="of:=(SUM([.Q187:.S187])/9)*(-1)" office:value-type="float" office:value="-0.272222222222222" calcext:value-type="float">
            <text:p>-0,272</text:p>
          </table:table-cell>
          <table:table-cell table:formula="of:=(SUM([.T187:.V187])/9)*(-1)" office:value-type="float" office:value="-0.272222222222222" calcext:value-type="float">
            <text:p>-0,272</text:p>
          </table:table-cell>
          <table:table-cell table:formula="of:=(SUM([.W187:.Y187])/9)*(-1)" office:value-type="float" office:value="-0.272222222222222" calcext:value-type="float">
            <text:p>-0,272</text:p>
          </table:table-cell>
          <table:table-cell table:formula="of:=(SUM([.Z187:.AB187])/9)*(-1)" office:value-type="float" office:value="-0.272222222222222" calcext:value-type="float">
            <text:p>-0,2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88:.P188])/9)*(-1)" office:value-type="float" office:value="-0" calcext:value-type="float">
            <text:p>0,000</text:p>
          </table:table-cell>
          <table:table-cell table:formula="of:=(SUM([.Q188:.S188])/9)*(-1)" office:value-type="float" office:value="-0" calcext:value-type="float">
            <text:p>0,000</text:p>
          </table:table-cell>
          <table:table-cell table:formula="of:=(SUM([.T188:.V188])/9)*(-1)" office:value-type="float" office:value="-0" calcext:value-type="float">
            <text:p>0,000</text:p>
          </table:table-cell>
          <table:table-cell table:formula="of:=(SUM([.W188:.Y188])/9)*(-1)" office:value-type="float" office:value="-0" calcext:value-type="float">
            <text:p>0,000</text:p>
          </table:table-cell>
          <table:table-cell table:formula="of:=(SUM([.Z188:.AB18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Escort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91:.P191])/9)*(-1)" office:value-type="float" office:value="-0" calcext:value-type="float">
            <text:p>0,000</text:p>
          </table:table-cell>
          <table:table-cell table:formula="of:=(SUM([.Q191:.S191])/9)*(-1)" office:value-type="float" office:value="-0" calcext:value-type="float">
            <text:p>0,000</text:p>
          </table:table-cell>
          <table:table-cell table:formula="of:=(SUM([.T191:.V191])/9)*(-1)" office:value-type="float" office:value="-0" calcext:value-type="float">
            <text:p>0,000</text:p>
          </table:table-cell>
          <table:table-cell table:formula="of:=(SUM([.W191:.Y191])/9)*(-1)" office:value-type="float" office:value="-0" calcext:value-type="float">
            <text:p>0,000</text:p>
          </table:table-cell>
          <table:table-cell table:formula="of:=(SUM([.Z191:.AB19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4.5" calcext:value-type="float">
            <text:p>14,500</text:p>
          </table:table-cell>
          <table:table-cell table:style-name="ce10" table:number-columns-repeated="2"/>
          <table:table-cell table:number-columns-repeated="2"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92:.P192])/9)*(-1)" office:value-type="float" office:value="-8.66666666666667" calcext:value-type="float">
            <text:p>-8,667</text:p>
          </table:table-cell>
          <table:table-cell table:formula="of:=(SUM([.Q192:.S192])/9)*(-1)" office:value-type="float" office:value="-2.16666666666667" calcext:value-type="float">
            <text:p>-2,167</text:p>
          </table:table-cell>
          <table:table-cell table:formula="of:=(SUM([.T192:.V192])/9)*(-1)" office:value-type="float" office:value="-2.16666666666667" calcext:value-type="float">
            <text:p>-2,167</text:p>
          </table:table-cell>
          <table:table-cell table:formula="of:=(SUM([.W192:.Y192])/9)*(-1)" office:value-type="float" office:value="-2.16666666666667" calcext:value-type="float">
            <text:p>-2,167</text:p>
          </table:table-cell>
          <table:table-cell table:formula="of:=(SUM([.Z192:.AB19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93:.P193])/9)*(-1)" office:value-type="float" office:value="-0" calcext:value-type="float">
            <text:p>0,000</text:p>
          </table:table-cell>
          <table:table-cell table:formula="of:=(SUM([.Q193:.S193])/9)*(-1)" office:value-type="float" office:value="-0" calcext:value-type="float">
            <text:p>0,000</text:p>
          </table:table-cell>
          <table:table-cell table:formula="of:=(SUM([.T193:.V193])/9)*(-1)" office:value-type="float" office:value="-0" calcext:value-type="float">
            <text:p>0,000</text:p>
          </table:table-cell>
          <table:table-cell table:formula="of:=(SUM([.W193:.Y193])/9)*(-1)" office:value-type="float" office:value="-0" calcext:value-type="float">
            <text:p>0,000</text:p>
          </table:table-cell>
          <table:table-cell table:formula="of:=(SUM([.Z193:.AB19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number-columns-repeated="2"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/>
          <table:table-cell table:style-name="ce12" office:value-type="float" office:value="3" calcext:value-type="float">
            <text:p>3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/>
          <table:table-cell table:style-name="ce12" office:value-type="float" office:value="3" calcext:value-type="float">
            <text:p>3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94:.P194])/9)*(-1)" office:value-type="float" office:value="-4.66666666666667" calcext:value-type="float">
            <text:p>-4,667</text:p>
          </table:table-cell>
          <table:table-cell table:formula="of:=(SUM([.Q194:.S194])/9)*(-1)" office:value-type="float" office:value="-1.16666666666667" calcext:value-type="float">
            <text:p>-1,167</text:p>
          </table:table-cell>
          <table:table-cell table:formula="of:=(SUM([.T194:.V194])/9)*(-1)" office:value-type="float" office:value="-1.16666666666667" calcext:value-type="float">
            <text:p>-1,167</text:p>
          </table:table-cell>
          <table:table-cell table:formula="of:=(SUM([.W194:.Y194])/9)*(-1)" office:value-type="float" office:value="-1.16666666666667" calcext:value-type="float">
            <text:p>-1,167</text:p>
          </table:table-cell>
          <table:table-cell table:formula="of:=(SUM([.Z194:.AB194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number-columns-repeated="2"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95:.P195])/9)*(-1)" office:value-type="float" office:value="-0.122222222222222" calcext:value-type="float">
            <text:p>-0,122</text:p>
          </table:table-cell>
          <table:table-cell table:formula="of:=(SUM([.Q195:.S195])/9)*(-1)" office:value-type="float" office:value="-0.0305555555555556" calcext:value-type="float">
            <text:p>-0,031</text:p>
          </table:table-cell>
          <table:table-cell table:formula="of:=(SUM([.T195:.V195])/9)*(-1)" office:value-type="float" office:value="-0.0305555555555556" calcext:value-type="float">
            <text:p>-0,031</text:p>
          </table:table-cell>
          <table:table-cell table:formula="of:=(SUM([.W195:.Y195])/9)*(-1)" office:value-type="float" office:value="-0.0305555555555556" calcext:value-type="float">
            <text:p>-0,031</text:p>
          </table:table-cell>
          <table:table-cell table:formula="of:=(SUM([.Z195:.AB195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50" calcext:value-type="float">
            <text:p>50,000</text:p>
          </table:table-cell>
          <table:table-cell table:style-name="ce10" table:number-columns-repeated="2"/>
          <table:table-cell table:number-columns-repeated="2"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96:.P196])/9)*(-1)" office:value-type="float" office:value="-55.5555555555556" calcext:value-type="float">
            <text:p>-55,556</text:p>
          </table:table-cell>
          <table:table-cell table:formula="of:=(SUM([.Q196:.S196])/9)*(-1)" office:value-type="float" office:value="-13.8888888888889" calcext:value-type="float">
            <text:p>-13,889</text:p>
          </table:table-cell>
          <table:table-cell table:formula="of:=(SUM([.T196:.V196])/9)*(-1)" office:value-type="float" office:value="-13.8888888888889" calcext:value-type="float">
            <text:p>-13,889</text:p>
          </table:table-cell>
          <table:table-cell table:formula="of:=(SUM([.W196:.Y196])/9)*(-1)" office:value-type="float" office:value="-13.8888888888889" calcext:value-type="float">
            <text:p>-13,889</text:p>
          </table:table-cell>
          <table:table-cell table:formula="of:=(SUM([.Z196:.AB196])/9)*(-1)" office:value-type="float" office:value="-13.8888888888889" calcext:value-type="float">
            <text:p>-13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225" calcext:value-type="float">
            <text:p>0,225</text:p>
          </table:table-cell>
          <table:table-cell table:style-name="ce10" table:number-columns-repeated="2"/>
          <table:table-cell table:number-columns-repeated="2"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97:.P197])/9)*(-1)" office:value-type="float" office:value="-0.0555555555555556" calcext:value-type="float">
            <text:p>-0,056</text:p>
          </table:table-cell>
          <table:table-cell table:formula="of:=(SUM([.Q197:.S197])/9)*(-1)" office:value-type="float" office:value="-0.0138888888888889" calcext:value-type="float">
            <text:p>-0,014</text:p>
          </table:table-cell>
          <table:table-cell table:formula="of:=(SUM([.T197:.V197])/9)*(-1)" office:value-type="float" office:value="-0.0138888888888889" calcext:value-type="float">
            <text:p>-0,014</text:p>
          </table:table-cell>
          <table:table-cell table:formula="of:=(SUM([.W197:.Y197])/9)*(-1)" office:value-type="float" office:value="-0.0138888888888889" calcext:value-type="float">
            <text:p>-0,014</text:p>
          </table:table-cell>
          <table:table-cell table:formula="of:=(SUM([.Z197:.AB197])/9)*(-1)" office:value-type="float" office:value="-0.0138888888888889" calcext:value-type="float">
            <text:p>-0,01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98:.P198])/9)*(-1)" office:value-type="float" office:value="-0" calcext:value-type="float">
            <text:p>0,000</text:p>
          </table:table-cell>
          <table:table-cell table:formula="of:=(SUM([.Q198:.S198])/9)*(-1)" office:value-type="float" office:value="-0" calcext:value-type="float">
            <text:p>0,000</text:p>
          </table:table-cell>
          <table:table-cell table:formula="of:=(SUM([.T198:.V198])/9)*(-1)" office:value-type="float" office:value="-0" calcext:value-type="float">
            <text:p>0,000</text:p>
          </table:table-cell>
          <table:table-cell table:formula="of:=(SUM([.W198:.Y198])/9)*(-1)" office:value-type="float" office:value="-0" calcext:value-type="float">
            <text:p>0,000</text:p>
          </table:table-cell>
          <table:table-cell table:formula="of:=(SUM([.Z198:.AB19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number-columns-repeated="2"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99:.P199])/9)*(-1)" office:value-type="float" office:value="-2" calcext:value-type="float">
            <text:p>-2,000</text:p>
          </table:table-cell>
          <table:table-cell table:formula="of:=(SUM([.Q199:.S199])/9)*(-1)" office:value-type="float" office:value="-0.5" calcext:value-type="float">
            <text:p>-0,500</text:p>
          </table:table-cell>
          <table:table-cell table:formula="of:=(SUM([.T199:.V199])/9)*(-1)" office:value-type="float" office:value="-0.5" calcext:value-type="float">
            <text:p>-0,500</text:p>
          </table:table-cell>
          <table:table-cell table:formula="of:=(SUM([.W199:.Y199])/9)*(-1)" office:value-type="float" office:value="-0.5" calcext:value-type="float">
            <text:p>-0,500</text:p>
          </table:table-cell>
          <table:table-cell table:formula="of:=(SUM([.Z199:.AB199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3"/>
          <table:table-cell table:number-columns-repeated="2"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float" office:value="0.3" calcext:value-type="float">
            <text:p>0,3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float" office:value="0.3" calcext:value-type="float">
            <text:p>0,3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00:.P200])/9)*(-1)" office:value-type="float" office:value="-0.366666666666667" calcext:value-type="float">
            <text:p>-0,367</text:p>
          </table:table-cell>
          <table:table-cell table:formula="of:=(SUM([.Q200:.S200])/9)*(-1)" office:value-type="float" office:value="-0.144444444444444" calcext:value-type="float">
            <text:p>-0,144</text:p>
          </table:table-cell>
          <table:table-cell table:formula="of:=(SUM([.T200:.V200])/9)*(-1)" office:value-type="float" office:value="-0.172222222222222" calcext:value-type="float">
            <text:p>-0,172</text:p>
          </table:table-cell>
          <table:table-cell table:formula="of:=(SUM([.W200:.Y200])/9)*(-1)" office:value-type="float" office:value="-0.144444444444444" calcext:value-type="float">
            <text:p>-0,144</text:p>
          </table:table-cell>
          <table:table-cell table:formula="of:=(SUM([.Z200:.AB200])/9)*(-1)" office:value-type="float" office:value="-0.172222222222222" calcext:value-type="float">
            <text:p>-0,1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01:.P201])/9)*(-1)" office:value-type="float" office:value="-0" calcext:value-type="float">
            <text:p>0,000</text:p>
          </table:table-cell>
          <table:table-cell table:formula="of:=(SUM([.Q201:.S201])/9)*(-1)" office:value-type="float" office:value="-0" calcext:value-type="float">
            <text:p>0,000</text:p>
          </table:table-cell>
          <table:table-cell table:formula="of:=(SUM([.T201:.V201])/9)*(-1)" office:value-type="float" office:value="-0" calcext:value-type="float">
            <text:p>0,000</text:p>
          </table:table-cell>
          <table:table-cell table:formula="of:=(SUM([.W201:.Y201])/9)*(-1)" office:value-type="float" office:value="-0" calcext:value-type="float">
            <text:p>0,000</text:p>
          </table:table-cell>
          <table:table-cell table:formula="of:=(SUM([.Z201:.AB20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04:.P204])/9)*(-1)" office:value-type="float" office:value="-0" calcext:value-type="float">
            <text:p>0,000</text:p>
          </table:table-cell>
          <table:table-cell table:formula="of:=(SUM([.Q204:.S204])/9)*(-1)" office:value-type="float" office:value="-0" calcext:value-type="float">
            <text:p>0,000</text:p>
          </table:table-cell>
          <table:table-cell table:formula="of:=(SUM([.T204:.V204])/9)*(-1)" office:value-type="float" office:value="-0" calcext:value-type="float">
            <text:p>0,000</text:p>
          </table:table-cell>
          <table:table-cell table:formula="of:=(SUM([.W204:.Y204])/9)*(-1)" office:value-type="float" office:value="-0" calcext:value-type="float">
            <text:p>0,000</text:p>
          </table:table-cell>
          <table:table-cell table:formula="of:=(SUM([.Z204:.AB20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6.5" calcext:value-type="float">
            <text:p>46,500</text:p>
          </table:table-cell>
          <table:table-cell table:style-name="ce10" table:number-columns-repeated="2"/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05:.P205])/9)*(-1)" office:value-type="float" office:value="-21.3333333333333" calcext:value-type="float">
            <text:p>-21,333</text:p>
          </table:table-cell>
          <table:table-cell table:formula="of:=(SUM([.Q205:.S205])/9)*(-1)" office:value-type="float" office:value="-5.16666666666667" calcext:value-type="float">
            <text:p>-5,167</text:p>
          </table:table-cell>
          <table:table-cell table:formula="of:=(SUM([.T205:.V205])/9)*(-1)" office:value-type="float" office:value="-5.16666666666667" calcext:value-type="float">
            <text:p>-5,167</text:p>
          </table:table-cell>
          <table:table-cell table:formula="of:=(SUM([.W205:.Y205])/9)*(-1)" office:value-type="float" office:value="-5.16666666666667" calcext:value-type="float">
            <text:p>-5,167</text:p>
          </table:table-cell>
          <table:table-cell table:formula="of:=(SUM([.Z205:.AB205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06:.P206])/9)*(-1)" office:value-type="float" office:value="-0" calcext:value-type="float">
            <text:p>0,000</text:p>
          </table:table-cell>
          <table:table-cell table:formula="of:=(SUM([.Q206:.S206])/9)*(-1)" office:value-type="float" office:value="-0" calcext:value-type="float">
            <text:p>0,000</text:p>
          </table:table-cell>
          <table:table-cell table:formula="of:=(SUM([.T206:.V206])/9)*(-1)" office:value-type="float" office:value="-0" calcext:value-type="float">
            <text:p>0,000</text:p>
          </table:table-cell>
          <table:table-cell table:formula="of:=(SUM([.W206:.Y206])/9)*(-1)" office:value-type="float" office:value="-0" calcext:value-type="float">
            <text:p>0,000</text:p>
          </table:table-cell>
          <table:table-cell table:formula="of:=(SUM([.Z206:.AB20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2.5" calcext:value-type="float">
            <text:p>22,500</text:p>
          </table:table-cell>
          <table:table-cell table:style-name="ce10" table:number-columns-repeated="2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07:.P207])/9)*(-1)" office:value-type="float" office:value="-10.6666666666667" calcext:value-type="float">
            <text:p>-10,667</text:p>
          </table:table-cell>
          <table:table-cell table:formula="of:=(SUM([.Q207:.S207])/9)*(-1)" office:value-type="float" office:value="-2.5" calcext:value-type="float">
            <text:p>-2,500</text:p>
          </table:table-cell>
          <table:table-cell table:formula="of:=(SUM([.T207:.V207])/9)*(-1)" office:value-type="float" office:value="-2.5" calcext:value-type="float">
            <text:p>-2,500</text:p>
          </table:table-cell>
          <table:table-cell table:formula="of:=(SUM([.W207:.Y207])/9)*(-1)" office:value-type="float" office:value="-2.5" calcext:value-type="float">
            <text:p>-2,500</text:p>
          </table:table-cell>
          <table:table-cell table:formula="of:=(SUM([.Z207:.AB207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75" calcext:value-type="float">
            <text:p>0,475</text:p>
          </table:table-cell>
          <table:table-cell table:style-name="ce10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08:.P208])/9)*(-1)" office:value-type="float" office:value="-0.227777777777778" calcext:value-type="float">
            <text:p>-0,228</text:p>
          </table:table-cell>
          <table:table-cell table:formula="of:=(SUM([.Q208:.S208])/9)*(-1)" office:value-type="float" office:value="-0.0527777777777778" calcext:value-type="float">
            <text:p>-0,053</text:p>
          </table:table-cell>
          <table:table-cell table:formula="of:=(SUM([.T208:.V208])/9)*(-1)" office:value-type="float" office:value="-0.0527777777777778" calcext:value-type="float">
            <text:p>-0,053</text:p>
          </table:table-cell>
          <table:table-cell table:formula="of:=(SUM([.W208:.Y208])/9)*(-1)" office:value-type="float" office:value="-0.0527777777777778" calcext:value-type="float">
            <text:p>-0,053</text:p>
          </table:table-cell>
          <table:table-cell table:formula="of:=(SUM([.Z208:.AB208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35" calcext:value-type="float">
            <text:p>43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/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09:.P209])/9)*(-1)" office:value-type="float" office:value="-220.555555555556" calcext:value-type="float">
            <text:p>-220,556</text:p>
          </table:table-cell>
          <table:table-cell table:formula="of:=(SUM([.Q209:.S209])/9)*(-1)" office:value-type="float" office:value="-48.3333333333333" calcext:value-type="float">
            <text:p>-48,333</text:p>
          </table:table-cell>
          <table:table-cell table:formula="of:=(SUM([.T209:.V209])/9)*(-1)" office:value-type="float" office:value="-48.3333333333333" calcext:value-type="float">
            <text:p>-48,333</text:p>
          </table:table-cell>
          <table:table-cell table:formula="of:=(SUM([.W209:.Y209])/9)*(-1)" office:value-type="float" office:value="-48.3333333333333" calcext:value-type="float">
            <text:p>-48,333</text:p>
          </table:table-cell>
          <table:table-cell table:formula="of:=(SUM([.Z209:.AB209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73" calcext:value-type="float">
            <text:p>0,73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10:.P210])/9)*(-1)" office:value-type="float" office:value="-0.361111111111111" calcext:value-type="float">
            <text:p>-0,361</text:p>
          </table:table-cell>
          <table:table-cell table:formula="of:=(SUM([.Q210:.S210])/9)*(-1)" office:value-type="float" office:value="-0.0822222222222222" calcext:value-type="float">
            <text:p>-0,082</text:p>
          </table:table-cell>
          <table:table-cell table:formula="of:=(SUM([.T210:.V210])/9)*(-1)" office:value-type="float" office:value="-0.0822222222222222" calcext:value-type="float">
            <text:p>-0,082</text:p>
          </table:table-cell>
          <table:table-cell table:formula="of:=(SUM([.W210:.Y210])/9)*(-1)" office:value-type="float" office:value="-0.0822222222222222" calcext:value-type="float">
            <text:p>-0,082</text:p>
          </table:table-cell>
          <table:table-cell table:formula="of:=(SUM([.Z210:.AB210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11:.P211])/9)*(-1)" office:value-type="float" office:value="-0" calcext:value-type="float">
            <text:p>0,000</text:p>
          </table:table-cell>
          <table:table-cell table:formula="of:=(SUM([.Q211:.S211])/9)*(-1)" office:value-type="float" office:value="-0" calcext:value-type="float">
            <text:p>0,000</text:p>
          </table:table-cell>
          <table:table-cell table:formula="of:=(SUM([.T211:.V211])/9)*(-1)" office:value-type="float" office:value="-0" calcext:value-type="float">
            <text:p>0,000</text:p>
          </table:table-cell>
          <table:table-cell table:formula="of:=(SUM([.W211:.Y211])/9)*(-1)" office:value-type="float" office:value="-0" calcext:value-type="float">
            <text:p>0,000</text:p>
          </table:table-cell>
          <table:table-cell table:formula="of:=(SUM([.Z211:.AB21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12:.P212])/9)*(-1)" office:value-type="float" office:value="-3.33333333333333" calcext:value-type="float">
            <text:p>-3,333</text:p>
          </table:table-cell>
          <table:table-cell table:formula="of:=(SUM([.Q212:.S212])/9)*(-1)" office:value-type="float" office:value="-0.833333333333333" calcext:value-type="float">
            <text:p>-0,833</text:p>
          </table:table-cell>
          <table:table-cell table:formula="of:=(SUM([.T212:.V212])/9)*(-1)" office:value-type="float" office:value="-0.833333333333333" calcext:value-type="float">
            <text:p>-0,833</text:p>
          </table:table-cell>
          <table:table-cell table:formula="of:=(SUM([.W212:.Y212])/9)*(-1)" office:value-type="float" office:value="-0.833333333333333" calcext:value-type="float">
            <text:p>-0,833</text:p>
          </table:table-cell>
          <table:table-cell table:formula="of:=(SUM([.Z212:.AB21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13:.P213])/9)*(-1)" office:value-type="float" office:value="-1.12222222222222" calcext:value-type="float">
            <text:p>-1,122</text:p>
          </table:table-cell>
          <table:table-cell table:formula="of:=(SUM([.Q213:.S213])/9)*(-1)" office:value-type="float" office:value="-0.411111111111111" calcext:value-type="float">
            <text:p>-0,411</text:p>
          </table:table-cell>
          <table:table-cell table:formula="of:=(SUM([.T213:.V213])/9)*(-1)" office:value-type="float" office:value="-0.472222222222222" calcext:value-type="float">
            <text:p>-0,472</text:p>
          </table:table-cell>
          <table:table-cell table:formula="of:=(SUM([.W213:.Y213])/9)*(-1)" office:value-type="float" office:value="-0.411111111111111" calcext:value-type="float">
            <text:p>-0,411</text:p>
          </table:table-cell>
          <table:table-cell table:formula="of:=(SUM([.Z213:.AB213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14:.P214])/9)*(-1)" office:value-type="float" office:value="-0" calcext:value-type="float">
            <text:p>0,000</text:p>
          </table:table-cell>
          <table:table-cell table:formula="of:=(SUM([.Q214:.S214])/9)*(-1)" office:value-type="float" office:value="-0" calcext:value-type="float">
            <text:p>0,000</text:p>
          </table:table-cell>
          <table:table-cell table:formula="of:=(SUM([.T214:.V214])/9)*(-1)" office:value-type="float" office:value="-0" calcext:value-type="float">
            <text:p>0,000</text:p>
          </table:table-cell>
          <table:table-cell table:formula="of:=(SUM([.W214:.Y214])/9)*(-1)" office:value-type="float" office:value="-0" calcext:value-type="float">
            <text:p>0,000</text:p>
          </table:table-cell>
          <table:table-cell table:formula="of:=(SUM([.Z214:.AB21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mmand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17:.P217])/9)*(-1)" office:value-type="float" office:value="-0" calcext:value-type="float">
            <text:p>0,000</text:p>
          </table:table-cell>
          <table:table-cell table:formula="of:=(SUM([.Q217:.S217])/9)*(-1)" office:value-type="float" office:value="-0" calcext:value-type="float">
            <text:p>0,000</text:p>
          </table:table-cell>
          <table:table-cell table:formula="of:=(SUM([.T217:.V217])/9)*(-1)" office:value-type="float" office:value="-0" calcext:value-type="float">
            <text:p>0,000</text:p>
          </table:table-cell>
          <table:table-cell table:formula="of:=(SUM([.W217:.Y217])/9)*(-1)" office:value-type="float" office:value="-0" calcext:value-type="float">
            <text:p>0,000</text:p>
          </table:table-cell>
          <table:table-cell table:formula="of:=(SUM([.Z217:.AB21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6.5" calcext:value-type="float">
            <text:p>46,500</text:p>
          </table:table-cell>
          <table:table-cell table:style-name="ce10" table:number-columns-repeated="2"/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18:.P218])/9)*(-1)" office:value-type="float" office:value="-21.3333333333333" calcext:value-type="float">
            <text:p>-21,333</text:p>
          </table:table-cell>
          <table:table-cell table:formula="of:=(SUM([.Q218:.S218])/9)*(-1)" office:value-type="float" office:value="-5.16666666666667" calcext:value-type="float">
            <text:p>-5,167</text:p>
          </table:table-cell>
          <table:table-cell table:formula="of:=(SUM([.T218:.V218])/9)*(-1)" office:value-type="float" office:value="-5.16666666666667" calcext:value-type="float">
            <text:p>-5,167</text:p>
          </table:table-cell>
          <table:table-cell table:formula="of:=(SUM([.W218:.Y218])/9)*(-1)" office:value-type="float" office:value="-5.16666666666667" calcext:value-type="float">
            <text:p>-5,167</text:p>
          </table:table-cell>
          <table:table-cell table:formula="of:=(SUM([.Z218:.AB218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19:.P219])/9)*(-1)" office:value-type="float" office:value="-0" calcext:value-type="float">
            <text:p>0,000</text:p>
          </table:table-cell>
          <table:table-cell table:formula="of:=(SUM([.Q219:.S219])/9)*(-1)" office:value-type="float" office:value="-0" calcext:value-type="float">
            <text:p>0,000</text:p>
          </table:table-cell>
          <table:table-cell table:formula="of:=(SUM([.T219:.V219])/9)*(-1)" office:value-type="float" office:value="-0" calcext:value-type="float">
            <text:p>0,000</text:p>
          </table:table-cell>
          <table:table-cell table:formula="of:=(SUM([.W219:.Y219])/9)*(-1)" office:value-type="float" office:value="-0" calcext:value-type="float">
            <text:p>0,000</text:p>
          </table:table-cell>
          <table:table-cell table:formula="of:=(SUM([.Z219:.AB21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2.5" calcext:value-type="float">
            <text:p>22,500</text:p>
          </table:table-cell>
          <table:table-cell table:style-name="ce10" table:number-columns-repeated="2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20:.P220])/9)*(-1)" office:value-type="float" office:value="-10.6666666666667" calcext:value-type="float">
            <text:p>-10,667</text:p>
          </table:table-cell>
          <table:table-cell table:formula="of:=(SUM([.Q220:.S220])/9)*(-1)" office:value-type="float" office:value="-2.5" calcext:value-type="float">
            <text:p>-2,500</text:p>
          </table:table-cell>
          <table:table-cell table:formula="of:=(SUM([.T220:.V220])/9)*(-1)" office:value-type="float" office:value="-2.5" calcext:value-type="float">
            <text:p>-2,500</text:p>
          </table:table-cell>
          <table:table-cell table:formula="of:=(SUM([.W220:.Y220])/9)*(-1)" office:value-type="float" office:value="-2.5" calcext:value-type="float">
            <text:p>-2,500</text:p>
          </table:table-cell>
          <table:table-cell table:formula="of:=(SUM([.Z220:.AB220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75" calcext:value-type="float">
            <text:p>0,475</text:p>
          </table:table-cell>
          <table:table-cell table:style-name="ce10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21:.P221])/9)*(-1)" office:value-type="float" office:value="-0.227777777777778" calcext:value-type="float">
            <text:p>-0,228</text:p>
          </table:table-cell>
          <table:table-cell table:formula="of:=(SUM([.Q221:.S221])/9)*(-1)" office:value-type="float" office:value="-0.0527777777777778" calcext:value-type="float">
            <text:p>-0,053</text:p>
          </table:table-cell>
          <table:table-cell table:formula="of:=(SUM([.T221:.V221])/9)*(-1)" office:value-type="float" office:value="-0.0527777777777778" calcext:value-type="float">
            <text:p>-0,053</text:p>
          </table:table-cell>
          <table:table-cell table:formula="of:=(SUM([.W221:.Y221])/9)*(-1)" office:value-type="float" office:value="-0.0527777777777778" calcext:value-type="float">
            <text:p>-0,053</text:p>
          </table:table-cell>
          <table:table-cell table:formula="of:=(SUM([.Z221:.AB221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35" calcext:value-type="float">
            <text:p>43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/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22:.P222])/9)*(-1)" office:value-type="float" office:value="-220.555555555556" calcext:value-type="float">
            <text:p>-220,556</text:p>
          </table:table-cell>
          <table:table-cell table:formula="of:=(SUM([.Q222:.S222])/9)*(-1)" office:value-type="float" office:value="-48.3333333333333" calcext:value-type="float">
            <text:p>-48,333</text:p>
          </table:table-cell>
          <table:table-cell table:formula="of:=(SUM([.T222:.V222])/9)*(-1)" office:value-type="float" office:value="-48.3333333333333" calcext:value-type="float">
            <text:p>-48,333</text:p>
          </table:table-cell>
          <table:table-cell table:formula="of:=(SUM([.W222:.Y222])/9)*(-1)" office:value-type="float" office:value="-48.3333333333333" calcext:value-type="float">
            <text:p>-48,333</text:p>
          </table:table-cell>
          <table:table-cell table:formula="of:=(SUM([.Z222:.AB222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73" calcext:value-type="float">
            <text:p>0,73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23:.P223])/9)*(-1)" office:value-type="float" office:value="-0.361111111111111" calcext:value-type="float">
            <text:p>-0,361</text:p>
          </table:table-cell>
          <table:table-cell table:formula="of:=(SUM([.Q223:.S223])/9)*(-1)" office:value-type="float" office:value="-0.0822222222222222" calcext:value-type="float">
            <text:p>-0,082</text:p>
          </table:table-cell>
          <table:table-cell table:formula="of:=(SUM([.T223:.V223])/9)*(-1)" office:value-type="float" office:value="-0.0822222222222222" calcext:value-type="float">
            <text:p>-0,082</text:p>
          </table:table-cell>
          <table:table-cell table:formula="of:=(SUM([.W223:.Y223])/9)*(-1)" office:value-type="float" office:value="-0.0822222222222222" calcext:value-type="float">
            <text:p>-0,082</text:p>
          </table:table-cell>
          <table:table-cell table:formula="of:=(SUM([.Z223:.AB223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24:.P224])/9)*(-1)" office:value-type="float" office:value="-0" calcext:value-type="float">
            <text:p>0,000</text:p>
          </table:table-cell>
          <table:table-cell table:formula="of:=(SUM([.Q224:.S224])/9)*(-1)" office:value-type="float" office:value="-0" calcext:value-type="float">
            <text:p>0,000</text:p>
          </table:table-cell>
          <table:table-cell table:formula="of:=(SUM([.T224:.V224])/9)*(-1)" office:value-type="float" office:value="-0" calcext:value-type="float">
            <text:p>0,000</text:p>
          </table:table-cell>
          <table:table-cell table:formula="of:=(SUM([.W224:.Y224])/9)*(-1)" office:value-type="float" office:value="-0" calcext:value-type="float">
            <text:p>0,000</text:p>
          </table:table-cell>
          <table:table-cell table:formula="of:=(SUM([.Z224:.AB22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25:.P225])/9)*(-1)" office:value-type="float" office:value="-3.33333333333333" calcext:value-type="float">
            <text:p>-3,333</text:p>
          </table:table-cell>
          <table:table-cell table:formula="of:=(SUM([.Q225:.S225])/9)*(-1)" office:value-type="float" office:value="-0.833333333333333" calcext:value-type="float">
            <text:p>-0,833</text:p>
          </table:table-cell>
          <table:table-cell table:formula="of:=(SUM([.T225:.V225])/9)*(-1)" office:value-type="float" office:value="-0.833333333333333" calcext:value-type="float">
            <text:p>-0,833</text:p>
          </table:table-cell>
          <table:table-cell table:formula="of:=(SUM([.W225:.Y225])/9)*(-1)" office:value-type="float" office:value="-0.833333333333333" calcext:value-type="float">
            <text:p>-0,833</text:p>
          </table:table-cell>
          <table:table-cell table:formula="of:=(SUM([.Z225:.AB22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26:.P226])/9)*(-1)" office:value-type="float" office:value="-1.12222222222222" calcext:value-type="float">
            <text:p>-1,122</text:p>
          </table:table-cell>
          <table:table-cell table:formula="of:=(SUM([.Q226:.S226])/9)*(-1)" office:value-type="float" office:value="-0.411111111111111" calcext:value-type="float">
            <text:p>-0,411</text:p>
          </table:table-cell>
          <table:table-cell table:formula="of:=(SUM([.T226:.V226])/9)*(-1)" office:value-type="float" office:value="-0.472222222222222" calcext:value-type="float">
            <text:p>-0,472</text:p>
          </table:table-cell>
          <table:table-cell table:formula="of:=(SUM([.W226:.Y226])/9)*(-1)" office:value-type="float" office:value="-0.411111111111111" calcext:value-type="float">
            <text:p>-0,411</text:p>
          </table:table-cell>
          <table:table-cell table:formula="of:=(SUM([.Z226:.AB226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27:.P227])/9)*(-1)" office:value-type="float" office:value="-0" calcext:value-type="float">
            <text:p>0,000</text:p>
          </table:table-cell>
          <table:table-cell table:formula="of:=(SUM([.Q227:.S227])/9)*(-1)" office:value-type="float" office:value="-0" calcext:value-type="float">
            <text:p>0,000</text:p>
          </table:table-cell>
          <table:table-cell table:formula="of:=(SUM([.T227:.V227])/9)*(-1)" office:value-type="float" office:value="-0" calcext:value-type="float">
            <text:p>0,000</text:p>
          </table:table-cell>
          <table:table-cell table:formula="of:=(SUM([.W227:.Y227])/9)*(-1)" office:value-type="float" office:value="-0" calcext:value-type="float">
            <text:p>0,000</text:p>
          </table:table-cell>
          <table:table-cell table:formula="of:=(SUM([.Z227:.AB22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per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11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30:.P230])/9)*(-1)" office:value-type="float" office:value="-0" calcext:value-type="float">
            <text:p>0,000</text:p>
          </table:table-cell>
          <table:table-cell table:formula="of:=(SUM([.Q230:.S230])/9)*(-1)" office:value-type="float" office:value="-0" calcext:value-type="float">
            <text:p>0,000</text:p>
          </table:table-cell>
          <table:table-cell table:formula="of:=(SUM([.T230:.V230])/9)*(-1)" office:value-type="float" office:value="-0" calcext:value-type="float">
            <text:p>0,000</text:p>
          </table:table-cell>
          <table:table-cell table:formula="of:=(SUM([.W230:.Y230])/9)*(-1)" office:value-type="float" office:value="-0" calcext:value-type="float">
            <text:p>0,000</text:p>
          </table:table-cell>
          <table:table-cell table:formula="of:=(SUM([.Z230:.AB23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3.5" calcext:value-type="float">
            <text:p>23,500</text:p>
          </table:table-cell>
          <table:table-cell table:style-name="ce10" table:number-columns-repeated="4"/>
          <table:table-cell table:style-name="ce10" office:value-type="float" office:value="23.5" calcext:value-type="float">
            <text:p>23,500</text:p>
          </table:table-cell>
          <table:table-cell table:style-name="ce10" table:number-columns-repeated="2"/>
          <table:table-cell table:style-name="ce10" office:value-type="float" office:value="23.5" calcext:value-type="float">
            <text:p>23,500</text:p>
          </table:table-cell>
          <table:table-cell table:style-name="ce10" table:number-columns-repeated="2"/>
          <table:table-cell table:style-name="ce10" office:value-type="float" office:value="23.5" calcext:value-type="float">
            <text:p>23,500</text:p>
          </table:table-cell>
          <table:table-cell table:style-name="ce9" table:number-columns-repeated="2"/>
          <table:table-cell table:style-name="ce11" office:value-type="float" office:value="23.5" calcext:value-type="float">
            <text:p>23,500</text:p>
          </table:table-cell>
          <table:table-cell table:style-name="ce10"/>
          <table:table-cell table:style-name="ce10" office:value-type="float" office:value="10.75" calcext:value-type="float">
            <text:p>10,750</text:p>
          </table:table-cell>
          <table:table-cell table:style-name="ce10" office:value-type="float" office:value="23.5" calcext:value-type="float">
            <text:p>23,500</text:p>
          </table:table-cell>
          <table:table-cell table:style-name="ce11" office:value-type="float" office:value="10.75" calcext:value-type="float">
            <text:p>10,750</text:p>
          </table:table-cell>
          <table:table-cell table:style-name="ce9"/>
          <table:table-cell table:style-name="ce11" office:value-type="float" office:value="23.5" calcext:value-type="float">
            <text:p>23,500</text:p>
          </table:table-cell>
          <table:table-cell table:style-name="ce10" office:value-type="float" office:value="10.75" calcext:value-type="float">
            <text:p>10,750</text:p>
          </table:table-cell>
          <table:table-cell table:style-name="ce10"/>
          <table:table-cell table:style-name="ce10" office:value-type="float" office:value="23.5" calcext:value-type="float">
            <text:p>23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31:.P231])/9)*(-1)" office:value-type="float" office:value="-10.4444444444444" calcext:value-type="float">
            <text:p>-10,444</text:p>
          </table:table-cell>
          <table:table-cell table:formula="of:=(SUM([.Q231:.S231])/9)*(-1)" office:value-type="float" office:value="-2.61111111111111" calcext:value-type="float">
            <text:p>-2,611</text:p>
          </table:table-cell>
          <table:table-cell table:formula="of:=(SUM([.T231:.V231])/9)*(-1)" office:value-type="float" office:value="-3.80555555555556" calcext:value-type="float">
            <text:p>-3,806</text:p>
          </table:table-cell>
          <table:table-cell table:formula="of:=(SUM([.W231:.Y231])/9)*(-1)" office:value-type="float" office:value="-3.80555555555556" calcext:value-type="float">
            <text:p>-3,806</text:p>
          </table:table-cell>
          <table:table-cell table:formula="of:=(SUM([.Z231:.AB231])/9)*(-1)" office:value-type="float" office:value="-3.80555555555556" calcext:value-type="float">
            <text:p>-3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11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32:.P232])/9)*(-1)" office:value-type="float" office:value="-0" calcext:value-type="float">
            <text:p>0,000</text:p>
          </table:table-cell>
          <table:table-cell table:formula="of:=(SUM([.Q232:.S232])/9)*(-1)" office:value-type="float" office:value="-0" calcext:value-type="float">
            <text:p>0,000</text:p>
          </table:table-cell>
          <table:table-cell table:formula="of:=(SUM([.T232:.V232])/9)*(-1)" office:value-type="float" office:value="-0" calcext:value-type="float">
            <text:p>0,000</text:p>
          </table:table-cell>
          <table:table-cell table:formula="of:=(SUM([.W232:.Y232])/9)*(-1)" office:value-type="float" office:value="-0" calcext:value-type="float">
            <text:p>0,000</text:p>
          </table:table-cell>
          <table:table-cell table:formula="of:=(SUM([.Z232:.AB23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2.5" calcext:value-type="float">
            <text:p>12,500</text:p>
          </table:table-cell>
          <table:table-cell table:style-name="ce10" table:number-columns-repeated="4"/>
          <table:table-cell table:style-name="ce10" office:value-type="float" office:value="12.5" calcext:value-type="float">
            <text:p>12,500</text:p>
          </table:table-cell>
          <table:table-cell table:style-name="ce10" table:number-columns-repeated="2"/>
          <table:table-cell table:style-name="ce10" office:value-type="float" office:value="12.5" calcext:value-type="float">
            <text:p>12,500</text:p>
          </table:table-cell>
          <table:table-cell table:style-name="ce10" table:number-columns-repeated="2"/>
          <table:table-cell table:style-name="ce10" office:value-type="float" office:value="12.5" calcext:value-type="float">
            <text:p>12,500</text:p>
          </table:table-cell>
          <table:table-cell table:style-name="ce9" table:number-columns-repeated="2"/>
          <table:table-cell table:style-name="ce11" office:value-type="float" office:value="12.5" calcext:value-type="float">
            <text:p>12,500</text:p>
          </table:table-cell>
          <table:table-cell table:style-name="ce10"/>
          <table:table-cell table:style-name="ce10" office:value-type="float" office:value="8.75" calcext:value-type="float">
            <text:p>8,750</text:p>
          </table:table-cell>
          <table:table-cell table:style-name="ce10" office:value-type="float" office:value="12.5" calcext:value-type="float">
            <text:p>12,500</text:p>
          </table:table-cell>
          <table:table-cell table:style-name="ce11" office:value-type="float" office:value="8.75" calcext:value-type="float">
            <text:p>8,750</text:p>
          </table:table-cell>
          <table:table-cell table:style-name="ce9"/>
          <table:table-cell table:style-name="ce11" office:value-type="float" office:value="12.5" calcext:value-type="float">
            <text:p>12,500</text:p>
          </table:table-cell>
          <table:table-cell table:style-name="ce10" office:value-type="float" office:value="8.75" calcext:value-type="float">
            <text:p>8,750</text:p>
          </table:table-cell>
          <table:table-cell table:style-name="ce10"/>
          <table:table-cell table:style-name="ce10" office:value-type="float" office:value="12.5" calcext:value-type="float">
            <text:p>12,5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33:.P233])/9)*(-1)" office:value-type="float" office:value="-5.55555555555556" calcext:value-type="float">
            <text:p>-5,556</text:p>
          </table:table-cell>
          <table:table-cell table:formula="of:=(SUM([.Q233:.S233])/9)*(-1)" office:value-type="float" office:value="-1.38888888888889" calcext:value-type="float">
            <text:p>-1,389</text:p>
          </table:table-cell>
          <table:table-cell table:formula="of:=(SUM([.T233:.V233])/9)*(-1)" office:value-type="float" office:value="-2.36111111111111" calcext:value-type="float">
            <text:p>-2,361</text:p>
          </table:table-cell>
          <table:table-cell table:formula="of:=(SUM([.W233:.Y233])/9)*(-1)" office:value-type="float" office:value="-2.36111111111111" calcext:value-type="float">
            <text:p>-2,361</text:p>
          </table:table-cell>
          <table:table-cell table:formula="of:=(SUM([.Z233:.AB233])/9)*(-1)" office:value-type="float" office:value="-2.36111111111111" calcext:value-type="float">
            <text:p>-2,3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13" calcext:value-type="float">
            <text:p>0,130</text:p>
          </table:table-cell>
          <table:table-cell table:style-name="ce10" table:number-columns-repeated="4"/>
          <table:table-cell table:style-name="ce10" office:value-type="float" office:value="0.13" calcext:value-type="float">
            <text:p>0,130</text:p>
          </table:table-cell>
          <table:table-cell table:style-name="ce10" table:number-columns-repeated="2"/>
          <table:table-cell table:style-name="ce10" office:value-type="float" office:value="0.13" calcext:value-type="float">
            <text:p>0,130</text:p>
          </table:table-cell>
          <table:table-cell table:style-name="ce10" table:number-columns-repeated="2"/>
          <table:table-cell table:style-name="ce10" office:value-type="float" office:value="0.13" calcext:value-type="float">
            <text:p>0,130</text:p>
          </table:table-cell>
          <table:table-cell table:style-name="ce9" table:number-columns-repeated="2"/>
          <table:table-cell table:style-name="ce11" office:value-type="float" office:value="0.13" calcext:value-type="float">
            <text:p>0,130</text:p>
          </table:table-cell>
          <table:table-cell table:style-name="ce10"/>
          <table:table-cell table:style-name="ce10" office:value-type="float" office:value="0.565" calcext:value-type="float">
            <text:p>0,565</text:p>
          </table:table-cell>
          <table:table-cell table:style-name="ce10" office:value-type="float" office:value="0.38" calcext:value-type="float">
            <text:p>0,380</text:p>
          </table:table-cell>
          <table:table-cell table:style-name="ce11" office:value-type="float" office:value="0.315" calcext:value-type="float">
            <text:p>0,315</text:p>
          </table:table-cell>
          <table:table-cell table:style-name="ce9"/>
          <table:table-cell table:style-name="ce11" office:value-type="float" office:value="0.38" calcext:value-type="float">
            <text:p>0,380</text:p>
          </table:table-cell>
          <table:table-cell table:style-name="ce10" office:value-type="float" office:value="0.315" calcext:value-type="float">
            <text:p>0,315</text:p>
          </table:table-cell>
          <table:table-cell table:style-name="ce10"/>
          <table:table-cell table:style-name="ce10" office:value-type="float" office:value="0.38" calcext:value-type="float">
            <text:p>0,38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34:.P234])/9)*(-1)" office:value-type="float" office:value="-0.0577777777777778" calcext:value-type="float">
            <text:p>-0,058</text:p>
          </table:table-cell>
          <table:table-cell table:formula="of:=(SUM([.Q234:.S234])/9)*(-1)" office:value-type="float" office:value="-0.0144444444444444" calcext:value-type="float">
            <text:p>-0,014</text:p>
          </table:table-cell>
          <table:table-cell table:formula="of:=(SUM([.T234:.V234])/9)*(-1)" office:value-type="float" office:value="-0.105" calcext:value-type="float">
            <text:p>-0,105</text:p>
          </table:table-cell>
          <table:table-cell table:formula="of:=(SUM([.W234:.Y234])/9)*(-1)" office:value-type="float" office:value="-0.0772222222222222" calcext:value-type="float">
            <text:p>-0,077</text:p>
          </table:table-cell>
          <table:table-cell table:formula="of:=(SUM([.Z234:.AB234])/9)*(-1)" office:value-type="float" office:value="-0.0772222222222222" calcext:value-type="float">
            <text:p>-0,07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95" calcext:value-type="float">
            <text:p>29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table:number-columns-repeated="2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395" calcext:value-type="float">
            <text:p>39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35:.P235])/9)*(-1)" office:value-type="float" office:value="-158.333333333333" calcext:value-type="float">
            <text:p>-158,333</text:p>
          </table:table-cell>
          <table:table-cell table:formula="of:=(SUM([.Q235:.S235])/9)*(-1)" office:value-type="float" office:value="-32.7777777777778" calcext:value-type="float">
            <text:p>-32,778</text:p>
          </table:table-cell>
          <table:table-cell table:formula="of:=(SUM([.T235:.V235])/9)*(-1)" office:value-type="float" office:value="-49.4444444444444" calcext:value-type="float">
            <text:p>-49,444</text:p>
          </table:table-cell>
          <table:table-cell table:formula="of:=(SUM([.W235:.Y235])/9)*(-1)" office:value-type="float" office:value="-49.4444444444444" calcext:value-type="float">
            <text:p>-49,444</text:p>
          </table:table-cell>
          <table:table-cell table:formula="of:=(SUM([.Z235:.AB235])/9)*(-1)" office:value-type="float" office:value="-49.4444444444444" calcext:value-type="float">
            <text:p>-49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875" calcext:value-type="float">
            <text:p>0,87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table:number-columns-repeated="2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-0.39" calcext:value-type="float">
            <text:p>-0,390</text:p>
          </table:table-cell>
          <table:table-cell table:style-name="ce10" office:value-type="float" office:value="-0.225" calcext:value-type="float">
            <text:p>-0,225</text:p>
          </table:table-cell>
          <table:table-cell table:style-name="ce11" office:value-type="float" office:value="0.29" calcext:value-type="float">
            <text:p>0,29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225" calcext:value-type="float">
            <text:p>-0,225</text:p>
          </table:table-cell>
          <table:table-cell table:style-name="ce10" office:value-type="float" office:value="0.29" calcext:value-type="float">
            <text:p>0,29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225" calcext:value-type="float">
            <text:p>-0,2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36:.P236])/9)*(-1)" office:value-type="float" office:value="-0.455555555555555" calcext:value-type="float">
            <text:p>-0,456</text:p>
          </table:table-cell>
          <table:table-cell table:formula="of:=(SUM([.Q236:.S236])/9)*(-1)" office:value-type="float" office:value="-0.0972222222222222" calcext:value-type="float">
            <text:p>-0,097</text:p>
          </table:table-cell>
          <table:table-cell table:formula="of:=(SUM([.T236:.V236])/9)*(-1)" office:value-type="float" office:value="0.0683333333333333" calcext:value-type="float">
            <text:p>0,068</text:p>
          </table:table-cell>
          <table:table-cell table:formula="of:=(SUM([.W236:.Y236])/9)*(-1)" office:value-type="float" office:value="-0.0738888888888889" calcext:value-type="float">
            <text:p>-0,074</text:p>
          </table:table-cell>
          <table:table-cell table:formula="of:=(SUM([.Z236:.AB236])/9)*(-1)" office:value-type="float" office:value="-0.0738888888888889" calcext:value-type="float">
            <text:p>-0,07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37:.P237])/9)*(-1)" office:value-type="float" office:value="-0" calcext:value-type="float">
            <text:p>0,000</text:p>
          </table:table-cell>
          <table:table-cell table:formula="of:=(SUM([.Q237:.S237])/9)*(-1)" office:value-type="float" office:value="-0" calcext:value-type="float">
            <text:p>0,000</text:p>
          </table:table-cell>
          <table:table-cell table:formula="of:=(SUM([.T237:.V237])/9)*(-1)" office:value-type="float" office:value="-0" calcext:value-type="float">
            <text:p>0,000</text:p>
          </table:table-cell>
          <table:table-cell table:formula="of:=(SUM([.W237:.Y237])/9)*(-1)" office:value-type="float" office:value="-0" calcext:value-type="float">
            <text:p>0,000</text:p>
          </table:table-cell>
          <table:table-cell table:formula="of:=(SUM([.Z237:.AB23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4"/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9" table:number-columns-repeated="2"/>
          <table:table-cell table:style-name="ce9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38:.P238])/9)*(-1)" office:value-type="float" office:value="-3.11111111111111" calcext:value-type="float">
            <text:p>-3,111</text:p>
          </table:table-cell>
          <table:table-cell table:formula="of:=(SUM([.Q238:.S238])/9)*(-1)" office:value-type="float" office:value="-0.777777777777778" calcext:value-type="float">
            <text:p>-0,778</text:p>
          </table:table-cell>
          <table:table-cell table:formula="of:=(SUM([.T238:.V238])/9)*(-1)" office:value-type="float" office:value="-1.16666666666667" calcext:value-type="float">
            <text:p>-1,167</text:p>
          </table:table-cell>
          <table:table-cell table:formula="of:=(SUM([.W238:.Y238])/9)*(-1)" office:value-type="float" office:value="-1.16666666666667" calcext:value-type="float">
            <text:p>-1,167</text:p>
          </table:table-cell>
          <table:table-cell table:formula="of:=(SUM([.Z238:.AB238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7"/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9" office:value-type="float" office:value="1.85" calcext:value-type="float">
            <text:p>1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2.85" calcext:value-type="float">
            <text:p>2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10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39:.P239])/9)*(-1)" office:value-type="float" office:value="-0.466666666666667" calcext:value-type="float">
            <text:p>-0,467</text:p>
          </table:table-cell>
          <table:table-cell table:formula="of:=(SUM([.Q239:.S239])/9)*(-1)" office:value-type="float" office:value="-0.383333333333333" calcext:value-type="float">
            <text:p>-0,383</text:p>
          </table:table-cell>
          <table:table-cell table:formula="of:=(SUM([.T239:.V239])/9)*(-1)" office:value-type="float" office:value="-0.594444444444444" calcext:value-type="float">
            <text:p>-0,594</text:p>
          </table:table-cell>
          <table:table-cell table:formula="of:=(SUM([.W239:.Y239])/9)*(-1)" office:value-type="float" office:value="-0.605555555555556" calcext:value-type="float">
            <text:p>-0,606</text:p>
          </table:table-cell>
          <table:table-cell table:formula="of:=(SUM([.Z239:.AB239])/9)*(-1)" office:value-type="float" office:value="-0.594444444444444" calcext:value-type="float">
            <text:p>-0,5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40:.P240])/9)*(-1)" office:value-type="float" office:value="-0" calcext:value-type="float">
            <text:p>0,000</text:p>
          </table:table-cell>
          <table:table-cell table:formula="of:=(SUM([.Q240:.S240])/9)*(-1)" office:value-type="float" office:value="-0" calcext:value-type="float">
            <text:p>0,000</text:p>
          </table:table-cell>
          <table:table-cell table:formula="of:=(SUM([.T240:.V240])/9)*(-1)" office:value-type="float" office:value="-0" calcext:value-type="float">
            <text:p>0,000</text:p>
          </table:table-cell>
          <table:table-cell table:formula="of:=(SUM([.W240:.Y240])/9)*(-1)" office:value-type="float" office:value="-0" calcext:value-type="float">
            <text:p>0,000</text:p>
          </table:table-cell>
          <table:table-cell table:formula="of:=(SUM([.Z240:.AB24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nvoy Raid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9" table:number-columns-repeated="2"/>
          <table:table-cell table:style-name="ce11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43:.P243])/9)*(-1)" office:value-type="float" office:value="-1.22222222222222" calcext:value-type="float">
            <text:p>-1,222</text:p>
          </table:table-cell>
          <table:table-cell table:formula="of:=(SUM([.Q243:.S243])/9)*(-1)" office:value-type="float" office:value="-0.111111111111111" calcext:value-type="float">
            <text:p>-0,111</text:p>
          </table:table-cell>
          <table:table-cell table:formula="of:=(SUM([.T243:.V243])/9)*(-1)" office:value-type="float" office:value="-0.333333333333333" calcext:value-type="float">
            <text:p>-0,333</text:p>
          </table:table-cell>
          <table:table-cell table:formula="of:=(SUM([.W243:.Y243])/9)*(-1)" office:value-type="float" office:value="-0.333333333333333" calcext:value-type="float">
            <text:p>-0,333</text:p>
          </table:table-cell>
          <table:table-cell table:formula="of:=(SUM([.Z243:.AB243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44:.P244])/9)*(-1)" office:value-type="float" office:value="-0" calcext:value-type="float">
            <text:p>0,000</text:p>
          </table:table-cell>
          <table:table-cell table:formula="of:=(SUM([.Q244:.S244])/9)*(-1)" office:value-type="float" office:value="-0" calcext:value-type="float">
            <text:p>0,000</text:p>
          </table:table-cell>
          <table:table-cell table:formula="of:=(SUM([.T244:.V244])/9)*(-1)" office:value-type="float" office:value="-0" calcext:value-type="float">
            <text:p>0,000</text:p>
          </table:table-cell>
          <table:table-cell table:formula="of:=(SUM([.W244:.Y244])/9)*(-1)" office:value-type="float" office:value="-0" calcext:value-type="float">
            <text:p>0,000</text:p>
          </table:table-cell>
          <table:table-cell table:formula="of:=(SUM([.Z244:.AB2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1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45:.P245])/9)*(-1)" office:value-type="float" office:value="-2.33333333333333" calcext:value-type="float">
            <text:p>-2,333</text:p>
          </table:table-cell>
          <table:table-cell table:formula="of:=(SUM([.Q245:.S245])/9)*(-1)" office:value-type="float" office:value="-0.444444444444444" calcext:value-type="float">
            <text:p>-0,444</text:p>
          </table:table-cell>
          <table:table-cell table:formula="of:=(SUM([.T245:.V245])/9)*(-1)" office:value-type="float" office:value="-0.555555555555556" calcext:value-type="float">
            <text:p>-0,556</text:p>
          </table:table-cell>
          <table:table-cell table:formula="of:=(SUM([.W245:.Y245])/9)*(-1)" office:value-type="float" office:value="-0.666666666666667" calcext:value-type="float">
            <text:p>-0,667</text:p>
          </table:table-cell>
          <table:table-cell table:formula="of:=(SUM([.Z245:.AB245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46:.P246])/9)*(-1)" office:value-type="float" office:value="-0" calcext:value-type="float">
            <text:p>0,000</text:p>
          </table:table-cell>
          <table:table-cell table:formula="of:=(SUM([.Q246:.S246])/9)*(-1)" office:value-type="float" office:value="-0" calcext:value-type="float">
            <text:p>0,000</text:p>
          </table:table-cell>
          <table:table-cell table:formula="of:=(SUM([.T246:.V246])/9)*(-1)" office:value-type="float" office:value="-0" calcext:value-type="float">
            <text:p>0,000</text:p>
          </table:table-cell>
          <table:table-cell table:formula="of:=(SUM([.W246:.Y246])/9)*(-1)" office:value-type="float" office:value="-0" calcext:value-type="float">
            <text:p>0,000</text:p>
          </table:table-cell>
          <table:table-cell table:formula="of:=(SUM([.Z246:.AB2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47:.P247])/9)*(-1)" office:value-type="float" office:value="-0" calcext:value-type="float">
            <text:p>0,000</text:p>
          </table:table-cell>
          <table:table-cell table:formula="of:=(SUM([.Q247:.S247])/9)*(-1)" office:value-type="float" office:value="-0" calcext:value-type="float">
            <text:p>0,000</text:p>
          </table:table-cell>
          <table:table-cell table:formula="of:=(SUM([.T247:.V247])/9)*(-1)" office:value-type="float" office:value="-0" calcext:value-type="float">
            <text:p>0,000</text:p>
          </table:table-cell>
          <table:table-cell table:formula="of:=(SUM([.W247:.Y247])/9)*(-1)" office:value-type="float" office:value="-0" calcext:value-type="float">
            <text:p>0,000</text:p>
          </table:table-cell>
          <table:table-cell table:formula="of:=(SUM([.Z247:.AB24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table:number-columns-repeated="2"/>
          <table:table-cell table:style-name="ce11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48:.P248])/9)*(-1)" office:value-type="float" office:value="-111.111111111111" calcext:value-type="float">
            <text:p>-111,111</text:p>
          </table:table-cell>
          <table:table-cell table:formula="of:=(SUM([.Q248:.S248])/9)*(-1)" office:value-type="float" office:value="-22.2222222222222" calcext:value-type="float">
            <text:p>-22,222</text:p>
          </table:table-cell>
          <table:table-cell table:formula="of:=(SUM([.T248:.V248])/9)*(-1)" office:value-type="float" office:value="-22.2222222222222" calcext:value-type="float">
            <text:p>-22,222</text:p>
          </table:table-cell>
          <table:table-cell table:formula="of:=(SUM([.W248:.Y248])/9)*(-1)" office:value-type="float" office:value="-22.2222222222222" calcext:value-type="float">
            <text:p>-22,222</text:p>
          </table:table-cell>
          <table:table-cell table:formula="of:=(SUM([.Z248:.AB248])/9)*(-1)" office:value-type="float" office:value="-22.2222222222222" calcext:value-type="float">
            <text:p>-2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49:.P249])/9)*(-1)" office:value-type="float" office:value="-0" calcext:value-type="float">
            <text:p>0,000</text:p>
          </table:table-cell>
          <table:table-cell table:formula="of:=(SUM([.Q249:.S249])/9)*(-1)" office:value-type="float" office:value="-0" calcext:value-type="float">
            <text:p>0,000</text:p>
          </table:table-cell>
          <table:table-cell table:formula="of:=(SUM([.T249:.V249])/9)*(-1)" office:value-type="float" office:value="-0" calcext:value-type="float">
            <text:p>0,000</text:p>
          </table:table-cell>
          <table:table-cell table:formula="of:=(SUM([.W249:.Y249])/9)*(-1)" office:value-type="float" office:value="-0" calcext:value-type="float">
            <text:p>0,000</text:p>
          </table:table-cell>
          <table:table-cell table:formula="of:=(SUM([.Z249:.AB2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50:.P250])/9)*(-1)" office:value-type="float" office:value="-0" calcext:value-type="float">
            <text:p>0,000</text:p>
          </table:table-cell>
          <table:table-cell table:formula="of:=(SUM([.Q250:.S250])/9)*(-1)" office:value-type="float" office:value="-0" calcext:value-type="float">
            <text:p>0,000</text:p>
          </table:table-cell>
          <table:table-cell table:formula="of:=(SUM([.T250:.V250])/9)*(-1)" office:value-type="float" office:value="-0" calcext:value-type="float">
            <text:p>0,000</text:p>
          </table:table-cell>
          <table:table-cell table:formula="of:=(SUM([.W250:.Y250])/9)*(-1)" office:value-type="float" office:value="-0" calcext:value-type="float">
            <text:p>0,000</text:p>
          </table:table-cell>
          <table:table-cell table:formula="of:=(SUM([.Z250:.AB25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51:.P251])/9)*(-1)" office:value-type="float" office:value="-0" calcext:value-type="float">
            <text:p>0,000</text:p>
          </table:table-cell>
          <table:table-cell table:formula="of:=(SUM([.Q251:.S251])/9)*(-1)" office:value-type="float" office:value="-0" calcext:value-type="float">
            <text:p>0,000</text:p>
          </table:table-cell>
          <table:table-cell table:formula="of:=(SUM([.T251:.V251])/9)*(-1)" office:value-type="float" office:value="-0" calcext:value-type="float">
            <text:p>0,000</text:p>
          </table:table-cell>
          <table:table-cell table:formula="of:=(SUM([.W251:.Y251])/9)*(-1)" office:value-type="float" office:value="-0" calcext:value-type="float">
            <text:p>0,000</text:p>
          </table:table-cell>
          <table:table-cell table:formula="of:=(SUM([.Z251:.AB2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52:.P252])/9)*(-1)" office:value-type="float" office:value="-0" calcext:value-type="float">
            <text:p>0,000</text:p>
          </table:table-cell>
          <table:table-cell table:formula="of:=(SUM([.Q252:.S252])/9)*(-1)" office:value-type="float" office:value="-0" calcext:value-type="float">
            <text:p>0,000</text:p>
          </table:table-cell>
          <table:table-cell table:formula="of:=(SUM([.T252:.V252])/9)*(-1)" office:value-type="float" office:value="-0" calcext:value-type="float">
            <text:p>0,000</text:p>
          </table:table-cell>
          <table:table-cell table:formula="of:=(SUM([.W252:.Y252])/9)*(-1)" office:value-type="float" office:value="-0" calcext:value-type="float">
            <text:p>0,000</text:p>
          </table:table-cell>
          <table:table-cell table:formula="of:=(SUM([.Z252:.AB2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53:.P253])/9)*(-1)" office:value-type="float" office:value="-0" calcext:value-type="float">
            <text:p>0,000</text:p>
          </table:table-cell>
          <table:table-cell table:formula="of:=(SUM([.Q253:.S253])/9)*(-1)" office:value-type="float" office:value="-0" calcext:value-type="float">
            <text:p>0,000</text:p>
          </table:table-cell>
          <table:table-cell table:formula="of:=(SUM([.T253:.V253])/9)*(-1)" office:value-type="float" office:value="-0" calcext:value-type="float">
            <text:p>0,000</text:p>
          </table:table-cell>
          <table:table-cell table:formula="of:=(SUM([.W253:.Y253])/9)*(-1)" office:value-type="float" office:value="-0" calcext:value-type="float">
            <text:p>0,000</text:p>
          </table:table-cell>
          <table:table-cell table:formula="of:=(SUM([.Z253:.AB25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astal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8.5" calcext:value-type="float">
            <text:p>8,5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12" office:value-type="float" office:value="4" calcext:value-type="float">
            <text:p>4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2" office:value-type="float" office:value="4" calcext:value-type="float">
            <text:p>4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56:.P256])/9)*(-1)" office:value-type="float" office:value="-4.61111111111111" calcext:value-type="float">
            <text:p>-4,611</text:p>
          </table:table-cell>
          <table:table-cell table:formula="of:=(SUM([.Q256:.S256])/9)*(-1)" office:value-type="float" office:value="-1.66666666666667" calcext:value-type="float">
            <text:p>-1,667</text:p>
          </table:table-cell>
          <table:table-cell table:formula="of:=(SUM([.T256:.V256])/9)*(-1)" office:value-type="float" office:value="-2.11111111111111" calcext:value-type="float">
            <text:p>-2,111</text:p>
          </table:table-cell>
          <table:table-cell table:formula="of:=(SUM([.W256:.Y256])/9)*(-1)" office:value-type="float" office:value="-1.38888888888889" calcext:value-type="float">
            <text:p>-1,389</text:p>
          </table:table-cell>
          <table:table-cell table:formula="of:=(SUM([.Z256:.AB256])/9)*(-1)" office:value-type="float" office:value="-1.5" calcext:value-type="float">
            <text:p>-1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6" calcext:value-type="float">
            <text:p>6,000</text:p>
          </table:table-cell>
          <table:table-cell table:style-name="ce10"/>
          <table:table-cell table:style-name="ce12" office:value-type="float" office:value="2" calcext:value-type="float">
            <text:p>2,000</text:p>
          </table:table-cell>
          <table:table-cell table:style-name="ce12" office:value-type="float" office:value="4" calcext:value-type="float">
            <text:p>4,000</text:p>
          </table:table-cell>
          <table:table-cell table:style-name="ce12" office:value-type="float" office:value="8" calcext:value-type="float">
            <text:p>8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57:.P257])/9)*(-1)" office:value-type="float" office:value="-2.22222222222222" calcext:value-type="float">
            <text:p>-2,222</text:p>
          </table:table-cell>
          <table:table-cell table:formula="of:=(SUM([.Q257:.S257])/9)*(-1)" office:value-type="float" office:value="-1.55555555555556" calcext:value-type="float">
            <text:p>-1,556</text:p>
          </table:table-cell>
          <table:table-cell table:formula="of:=(SUM([.T257:.V257])/9)*(-1)" office:value-type="float" office:value="-2.11111111111111" calcext:value-type="float">
            <text:p>-2,111</text:p>
          </table:table-cell>
          <table:table-cell table:formula="of:=(SUM([.W257:.Y257])/9)*(-1)" office:value-type="float" office:value="-1.22222222222222" calcext:value-type="float">
            <text:p>-1,222</text:p>
          </table:table-cell>
          <table:table-cell table:formula="of:=(SUM([.Z257:.AB257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2" office:value-type="float" office:value="1.5" calcext:value-type="float">
            <text:p>1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58:.P258])/9)*(-1)" office:value-type="float" office:value="-1.94444444444444" calcext:value-type="float">
            <text:p>-1,944</text:p>
          </table:table-cell>
          <table:table-cell table:formula="of:=(SUM([.Q258:.S258])/9)*(-1)" office:value-type="float" office:value="-0.666666666666667" calcext:value-type="float">
            <text:p>-0,667</text:p>
          </table:table-cell>
          <table:table-cell table:formula="of:=(SUM([.T258:.V258])/9)*(-1)" office:value-type="float" office:value="-0.777777777777778" calcext:value-type="float">
            <text:p>-0,778</text:p>
          </table:table-cell>
          <table:table-cell table:formula="of:=(SUM([.W258:.Y258])/9)*(-1)" office:value-type="float" office:value="-0.611111111111111" calcext:value-type="float">
            <text:p>-0,611</text:p>
          </table:table-cell>
          <table:table-cell table:formula="of:=(SUM([.Z258:.AB258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/>
          <table:table-cell table:style-name="ce12" office:value-type="float" office:value="2" calcext:value-type="float">
            <text:p>2,00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9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59:.P259])/9)*(-1)" office:value-type="float" office:value="-0.666666666666667" calcext:value-type="float">
            <text:p>-0,667</text:p>
          </table:table-cell>
          <table:table-cell table:formula="of:=(SUM([.Q259:.S259])/9)*(-1)" office:value-type="float" office:value="-0.277777777777778" calcext:value-type="float">
            <text:p>-0,278</text:p>
          </table:table-cell>
          <table:table-cell table:formula="of:=(SUM([.T259:.V259])/9)*(-1)" office:value-type="float" office:value="-0.555555555555556" calcext:value-type="float">
            <text:p>-0,556</text:p>
          </table:table-cell>
          <table:table-cell table:formula="of:=(SUM([.W259:.Y259])/9)*(-1)" office:value-type="float" office:value="-0.611111111111111" calcext:value-type="float">
            <text:p>-0,611</text:p>
          </table:table-cell>
          <table:table-cell table:formula="of:=(SUM([.Z259:.AB259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12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60:.P260])/9)*(-1)" office:value-type="float" office:value="-0.166666666666667" calcext:value-type="float">
            <text:p>-0,167</text:p>
          </table:table-cell>
          <table:table-cell table:formula="of:=(SUM([.Q260:.S260])/9)*(-1)" office:value-type="float" office:value="-0.0333333333333333" calcext:value-type="float">
            <text:p>-0,033</text:p>
          </table:table-cell>
          <table:table-cell table:formula="of:=(SUM([.T260:.V260])/9)*(-1)" office:value-type="float" office:value="-0.0666666666666667" calcext:value-type="float">
            <text:p>-0,067</text:p>
          </table:table-cell>
          <table:table-cell table:formula="of:=(SUM([.W260:.Y260])/9)*(-1)" office:value-type="float" office:value="-0.0333333333333333" calcext:value-type="float">
            <text:p>-0,033</text:p>
          </table:table-cell>
          <table:table-cell table:formula="of:=(SUM([.Z260:.AB260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 table:number-columns-repeated="4"/>
          <table:table-cell table:number-columns-repeated="7" table:style-name="ce10" office:value-type="float" office:value="50" calcext:value-type="float">
            <text:p>50,000</text:p>
          </table:table-cell>
          <table:table-cell table:number-columns-repeated="3" table:style-name="ce12" office:value-type="float" office:value="50" calcext:value-type="float">
            <text:p>50,000</text:p>
          </table:table-cell>
          <table:table-cell table:number-columns-repeated="3" table:style-name="ce10" office:value-type="float" office:value="50" calcext:value-type="float">
            <text:p>5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9" office:value-type="float" office:value="-300" calcext:value-type="float">
            <text:p>-300,000</text:p>
          </table:table-cell>
          <table:table-cell table:style-name="ce12" office:value-type="float" office:value="50" calcext:value-type="float">
            <text:p>50,000</text:p>
          </table:table-cell>
          <table:table-cell table:number-columns-repeated="3"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61:.P261])/9)*(-1)" office:value-type="float" office:value="-50" calcext:value-type="float">
            <text:p>-50,000</text:p>
          </table:table-cell>
          <table:table-cell table:formula="of:=(SUM([.Q261:.S261])/9)*(-1)" office:value-type="float" office:value="-16.6666666666667" calcext:value-type="float">
            <text:p>-16,667</text:p>
          </table:table-cell>
          <table:table-cell table:formula="of:=(SUM([.T261:.V261])/9)*(-1)" office:value-type="float" office:value="-16.6666666666667" calcext:value-type="float">
            <text:p>-16,667</text:p>
          </table:table-cell>
          <table:table-cell table:formula="of:=(SUM([.W261:.Y261])/9)*(-1)" office:value-type="float" office:value="22.2222222222222" calcext:value-type="float">
            <text:p>22,222</text:p>
          </table:table-cell>
          <table:table-cell table:formula="of:=(SUM([.Z261:.AB261])/9)*(-1)" office:value-type="float" office:value="-16.6666666666667" calcext:value-type="float">
            <text:p>-1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25" calcext:value-type="float">
            <text:p>1,25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0" office:value-type="float" office:value="-1" calcext:value-type="float">
            <text:p>-1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62:.P262])/9)*(-1)" office:value-type="float" office:value="-0.611111111111111" calcext:value-type="float">
            <text:p>-0,611</text:p>
          </table:table-cell>
          <table:table-cell table:formula="of:=(SUM([.Q262:.S262])/9)*(-1)" office:value-type="float" office:value="-0.222222222222222" calcext:value-type="float">
            <text:p>-0,222</text:p>
          </table:table-cell>
          <table:table-cell table:formula="of:=(SUM([.T262:.V262])/9)*(-1)" office:value-type="float" office:value="-0.0833333333333333" calcext:value-type="float">
            <text:p>-0,083</text:p>
          </table:table-cell>
          <table:table-cell table:formula="of:=(SUM([.W262:.Y262])/9)*(-1)" office:value-type="float" office:value="-0.111111111111111" calcext:value-type="float">
            <text:p>-0,111</text:p>
          </table:table-cell>
          <table:table-cell table:formula="of:=(SUM([.Z262:.AB262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12" calcext:value-type="float">
            <text:p>0,120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2"/>
          <table:table-cell table:style-name="ce12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63:.P263])/9)*(-1)" office:value-type="float" office:value="-0.0761111111111111" calcext:value-type="float">
            <text:p>-0,076</text:p>
          </table:table-cell>
          <table:table-cell table:formula="of:=(SUM([.Q263:.S263])/9)*(-1)" office:value-type="float" office:value="-0.0222222222222222" calcext:value-type="float">
            <text:p>-0,022</text:p>
          </table:table-cell>
          <table:table-cell table:formula="of:=(SUM([.T263:.V263])/9)*(-1)" office:value-type="float" office:value="-0.0183333333333333" calcext:value-type="float">
            <text:p>-0,018</text:p>
          </table:table-cell>
          <table:table-cell table:formula="of:=(SUM([.W263:.Y263])/9)*(-1)" office:value-type="float" office:value="-0.0294444444444444" calcext:value-type="float">
            <text:p>-0,029</text:p>
          </table:table-cell>
          <table:table-cell table:formula="of:=(SUM([.Z263:.AB263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3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2"/>
          <table:table-cell table:style-name="ce12" office:value-type="float" office:value="5" calcext:value-type="float">
            <text:p>5,000</text:p>
          </table:table-cell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64:.P264])/9)*(-1)" office:value-type="float" office:value="-3.88888888888889" calcext:value-type="float">
            <text:p>-3,889</text:p>
          </table:table-cell>
          <table:table-cell table:formula="of:=(SUM([.Q264:.S264])/9)*(-1)" office:value-type="float" office:value="-1.11111111111111" calcext:value-type="float">
            <text:p>-1,111</text:p>
          </table:table-cell>
          <table:table-cell table:formula="of:=(SUM([.T264:.V264])/9)*(-1)" office:value-type="float" office:value="-1.11111111111111" calcext:value-type="float">
            <text:p>-1,111</text:p>
          </table:table-cell>
          <table:table-cell table:formula="of:=(SUM([.W264:.Y264])/9)*(-1)" office:value-type="float" office:value="-1.66666666666667" calcext:value-type="float">
            <text:p>-1,667</text:p>
          </table:table-cell>
          <table:table-cell table:formula="of:=(SUM([.Z264:.AB264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65:.P265])/9)*(-1)" office:value-type="float" office:value="-0.333333333333333" calcext:value-type="float">
            <text:p>-0,333</text:p>
          </table:table-cell>
          <table:table-cell table:formula="of:=(SUM([.Q265:.S265])/9)*(-1)" office:value-type="float" office:value="-0.111111111111111" calcext:value-type="float">
            <text:p>-0,111</text:p>
          </table:table-cell>
          <table:table-cell table:formula="of:=(SUM([.T265:.V265])/9)*(-1)" office:value-type="float" office:value="-0.111111111111111" calcext:value-type="float">
            <text:p>-0,111</text:p>
          </table:table-cell>
          <table:table-cell table:formula="of:=(SUM([.W265:.Y265])/9)*(-1)" office:value-type="float" office:value="-0.111111111111111" calcext:value-type="float">
            <text:p>-0,111</text:p>
          </table:table-cell>
          <table:table-cell table:formula="of:=(SUM([.Z265:.AB26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66:.P266])/9)*(-1)" office:value-type="float" office:value="-0" calcext:value-type="float">
            <text:p>0,000</text:p>
          </table:table-cell>
          <table:table-cell table:formula="of:=(SUM([.Q266:.S266])/9)*(-1)" office:value-type="float" office:value="-0" calcext:value-type="float">
            <text:p>0,000</text:p>
          </table:table-cell>
          <table:table-cell table:formula="of:=(SUM([.T266:.V266])/9)*(-1)" office:value-type="float" office:value="-0" calcext:value-type="float">
            <text:p>0,000</text:p>
          </table:table-cell>
          <table:table-cell table:formula="of:=(SUM([.W266:.Y266])/9)*(-1)" office:value-type="float" office:value="-0" calcext:value-type="float">
            <text:p>0,000</text:p>
          </table:table-cell>
          <table:table-cell table:formula="of:=(SUM([.Z266:.AB26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1.5" calcext:value-type="float">
            <text:p>11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9" calcext:value-type="float">
            <text:p>9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.5" calcext:value-type="float">
            <text:p>11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12" office:value-type="float" office:value="9" calcext:value-type="float">
            <text:p>9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69:.P269])/9)*(-1)" office:value-type="float" office:value="-5.94444444444444" calcext:value-type="float">
            <text:p>-5,944</text:p>
          </table:table-cell>
          <table:table-cell table:formula="of:=(SUM([.Q269:.S269])/9)*(-1)" office:value-type="float" office:value="-2.22222222222222" calcext:value-type="float">
            <text:p>-2,222</text:p>
          </table:table-cell>
          <table:table-cell table:formula="of:=(SUM([.T269:.V269])/9)*(-1)" office:value-type="float" office:value="-2.44444444444444" calcext:value-type="float">
            <text:p>-2,444</text:p>
          </table:table-cell>
          <table:table-cell table:formula="of:=(SUM([.W269:.Y269])/9)*(-1)" office:value-type="float" office:value="-1.94444444444444" calcext:value-type="float">
            <text:p>-1,944</text:p>
          </table:table-cell>
          <table:table-cell table:formula="of:=(SUM([.Z269:.AB269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6.5" calcext:value-type="float">
            <text:p>6,500</text:p>
          </table:table-cell>
          <table:table-cell table:style-name="ce10"/>
          <table:table-cell table:style-name="ce12" office:value-type="float" office:value="2.5" calcext:value-type="float">
            <text:p>2,500</text:p>
          </table:table-cell>
          <table:table-cell table:style-name="ce9" office:value-type="float" office:value="6.5" calcext:value-type="float">
            <text:p>6,5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1.5" calcext:value-type="float">
            <text:p>11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 office:value-type="float" office:value="4" calcext:value-type="float">
            <text:p>4,000</text:p>
          </table:table-cell>
          <table:table-cell table:style-name="ce12" office:value-type="float" office:value="5.5" calcext:value-type="float">
            <text:p>5,500</text:p>
          </table:table-cell>
          <table:table-cell table:style-name="ce10"/>
          <table:table-cell table:style-name="ce10" office:value-type="float" office:value="4.5" calcext:value-type="float">
            <text:p>4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70:.P270])/9)*(-1)" office:value-type="float" office:value="-2.44444444444444" calcext:value-type="float">
            <text:p>-2,444</text:p>
          </table:table-cell>
          <table:table-cell table:formula="of:=(SUM([.Q270:.S270])/9)*(-1)" office:value-type="float" office:value="-1.94444444444444" calcext:value-type="float">
            <text:p>-1,944</text:p>
          </table:table-cell>
          <table:table-cell table:formula="of:=(SUM([.T270:.V270])/9)*(-1)" office:value-type="float" office:value="-2.5" calcext:value-type="float">
            <text:p>-2,500</text:p>
          </table:table-cell>
          <table:table-cell table:formula="of:=(SUM([.W270:.Y270])/9)*(-1)" office:value-type="float" office:value="-1.33333333333333" calcext:value-type="float">
            <text:p>-1,333</text:p>
          </table:table-cell>
          <table:table-cell table:formula="of:=(SUM([.Z270:.AB270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5.5" calcext:value-type="float">
            <text:p>5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0.5" calcext:value-type="float">
            <text:p>0,5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71:.P271])/9)*(-1)" office:value-type="float" office:value="-2.61111111111111" calcext:value-type="float">
            <text:p>-2,611</text:p>
          </table:table-cell>
          <table:table-cell table:formula="of:=(SUM([.Q271:.S271])/9)*(-1)" office:value-type="float" office:value="-0.888888888888889" calcext:value-type="float">
            <text:p>-0,889</text:p>
          </table:table-cell>
          <table:table-cell table:formula="of:=(SUM([.T271:.V271])/9)*(-1)" office:value-type="float" office:value="-0.944444444444444" calcext:value-type="float">
            <text:p>-0,944</text:p>
          </table:table-cell>
          <table:table-cell table:formula="of:=(SUM([.W271:.Y271])/9)*(-1)" office:value-type="float" office:value="-0.833333333333333" calcext:value-type="float">
            <text:p>-0,833</text:p>
          </table:table-cell>
          <table:table-cell table:formula="of:=(SUM([.Z271:.AB271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/>
          <table:table-cell table:style-name="ce9" office:value-type="float" office:value="-0.5" calcext:value-type="float">
            <text:p>-0,500</text:p>
          </table:table-cell>
          <table:table-cell table:style-name="ce11" office:value-type="float" office:value="6.5" calcext:value-type="float">
            <text:p>6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9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72:.P272])/9)*(-1)" office:value-type="float" office:value="-0.666666666666667" calcext:value-type="float">
            <text:p>-0,667</text:p>
          </table:table-cell>
          <table:table-cell table:formula="of:=(SUM([.Q272:.S272])/9)*(-1)" office:value-type="float" office:value="-0.666666666666667" calcext:value-type="float">
            <text:p>-0,667</text:p>
          </table:table-cell>
          <table:table-cell table:formula="of:=(SUM([.T272:.V272])/9)*(-1)" office:value-type="float" office:value="-0.555555555555556" calcext:value-type="float">
            <text:p>-0,556</text:p>
          </table:table-cell>
          <table:table-cell table:formula="of:=(SUM([.W272:.Y272])/9)*(-1)" office:value-type="float" office:value="-0.611111111111111" calcext:value-type="float">
            <text:p>-0,611</text:p>
          </table:table-cell>
          <table:table-cell table:formula="of:=(SUM([.Z272:.AB272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1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73:.P273])/9)*(-1)" office:value-type="float" office:value="-0.166666666666667" calcext:value-type="float">
            <text:p>-0,167</text:p>
          </table:table-cell>
          <table:table-cell table:formula="of:=(SUM([.Q273:.S273])/9)*(-1)" office:value-type="float" office:value="-0.0333333333333333" calcext:value-type="float">
            <text:p>-0,033</text:p>
          </table:table-cell>
          <table:table-cell table:formula="of:=(SUM([.T273:.V273])/9)*(-1)" office:value-type="float" office:value="-0.0666666666666667" calcext:value-type="float">
            <text:p>-0,067</text:p>
          </table:table-cell>
          <table:table-cell table:formula="of:=(SUM([.W273:.Y273])/9)*(-1)" office:value-type="float" office:value="-0.0333333333333333" calcext:value-type="float">
            <text:p>-0,033</text:p>
          </table:table-cell>
          <table:table-cell table:formula="of:=(SUM([.Z273:.AB273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 table:number-columns-repeated="4"/>
          <table:table-cell table:number-columns-repeated="7" table:style-name="ce10" office:value-type="float" office:value="100" calcext:value-type="float">
            <text:p>1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9" office:value-type="float" office:value="700" calcext:value-type="float">
            <text:p>70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0" office:value-type="float" office:value="-100" calcext:value-type="float">
            <text:p>-100,000</text:p>
          </table:table-cell>
          <table:table-cell table:number-columns-repeated="2" table:style-name="ce10" office:value-type="float" office:value="100" calcext:value-type="float">
            <text:p>1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9" office:value-type="float" office:value="-400" calcext:value-type="float">
            <text:p>-400,000</text:p>
          </table:table-cell>
          <table:table-cell table:style-name="ce12" office:value-type="float" office:value="100" calcext:value-type="float">
            <text:p>100,000</text:p>
          </table:table-cell>
          <table:table-cell table:number-columns-repeated="3" table:style-name="ce10" office:value-type="float" office:value="100" calcext:value-type="float">
            <text:p>1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74:.P274])/9)*(-1)" office:value-type="float" office:value="-100" calcext:value-type="float">
            <text:p>-100,000</text:p>
          </table:table-cell>
          <table:table-cell table:formula="of:=(SUM([.Q274:.S274])/9)*(-1)" office:value-type="float" office:value="-100" calcext:value-type="float">
            <text:p>-100,000</text:p>
          </table:table-cell>
          <table:table-cell table:formula="of:=(SUM([.T274:.V274])/9)*(-1)" office:value-type="float" office:value="-11.1111111111111" calcext:value-type="float">
            <text:p>-11,111</text:p>
          </table:table-cell>
          <table:table-cell table:formula="of:=(SUM([.W274:.Y274])/9)*(-1)" office:value-type="float" office:value="22.2222222222222" calcext:value-type="float">
            <text:p>22,222</text:p>
          </table:table-cell>
          <table:table-cell table:formula="of:=(SUM([.Z274:.AB274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5" calcext:value-type="float">
            <text:p>1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0" office:value-type="float" office:value="-1" calcext:value-type="float">
            <text:p>-1,000</text:p>
          </table:table-cell>
          <table:table-cell table:number-columns-repeated="2" table:style-name="ce10" office:value-type="float" office:value="1" calcext:value-type="float">
            <text:p>1,0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75:.P275])/9)*(-1)" office:value-type="float" office:value="-0.722222222222222" calcext:value-type="float">
            <text:p>-0,722</text:p>
          </table:table-cell>
          <table:table-cell table:formula="of:=(SUM([.Q275:.S275])/9)*(-1)" office:value-type="float" office:value="-0.277777777777778" calcext:value-type="float">
            <text:p>-0,278</text:p>
          </table:table-cell>
          <table:table-cell table:formula="of:=(SUM([.T275:.V275])/9)*(-1)" office:value-type="float" office:value="-0.111111111111111" calcext:value-type="float">
            <text:p>-0,111</text:p>
          </table:table-cell>
          <table:table-cell table:formula="of:=(SUM([.W275:.Y275])/9)*(-1)" office:value-type="float" office:value="-0.166666666666667" calcext:value-type="float">
            <text:p>-0,167</text:p>
          </table:table-cell>
          <table:table-cell table:formula="of:=(SUM([.Z275:.AB27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76:.P276])/9)*(-1)" office:value-type="float" office:value="-0.0661111111111111" calcext:value-type="float">
            <text:p>-0,066</text:p>
          </table:table-cell>
          <table:table-cell table:formula="of:=(SUM([.Q276:.S276])/9)*(-1)" office:value-type="float" office:value="-0.0444444444444444" calcext:value-type="float">
            <text:p>-0,044</text:p>
          </table:table-cell>
          <table:table-cell table:formula="of:=(SUM([.T276:.V276])/9)*(-1)" office:value-type="float" office:value="-0.0183333333333333" calcext:value-type="float">
            <text:p>-0,018</text:p>
          </table:table-cell>
          <table:table-cell table:formula="of:=(SUM([.W276:.Y276])/9)*(-1)" office:value-type="float" office:value="-0.0294444444444444" calcext:value-type="float">
            <text:p>-0,029</text:p>
          </table:table-cell>
          <table:table-cell table:formula="of:=(SUM([.Z276:.AB276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3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9"/>
          <table:table-cell table:style-name="ce11" office:value-type="float" office:value="5" calcext:value-type="float">
            <text:p>5,000</text:p>
          </table:table-cell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77:.P277])/9)*(-1)" office:value-type="float" office:value="-3.88888888888889" calcext:value-type="float">
            <text:p>-3,889</text:p>
          </table:table-cell>
          <table:table-cell table:formula="of:=(SUM([.Q277:.S277])/9)*(-1)" office:value-type="float" office:value="-1.11111111111111" calcext:value-type="float">
            <text:p>-1,111</text:p>
          </table:table-cell>
          <table:table-cell table:formula="of:=(SUM([.T277:.V277])/9)*(-1)" office:value-type="float" office:value="-1.11111111111111" calcext:value-type="float">
            <text:p>-1,111</text:p>
          </table:table-cell>
          <table:table-cell table:formula="of:=(SUM([.W277:.Y277])/9)*(-1)" office:value-type="float" office:value="-1.66666666666667" calcext:value-type="float">
            <text:p>-1,667</text:p>
          </table:table-cell>
          <table:table-cell table:formula="of:=(SUM([.Z277:.AB277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78:.P278])/9)*(-1)" office:value-type="float" office:value="-0.333333333333333" calcext:value-type="float">
            <text:p>-0,333</text:p>
          </table:table-cell>
          <table:table-cell table:formula="of:=(SUM([.Q278:.S278])/9)*(-1)" office:value-type="float" office:value="-0.111111111111111" calcext:value-type="float">
            <text:p>-0,111</text:p>
          </table:table-cell>
          <table:table-cell table:formula="of:=(SUM([.T278:.V278])/9)*(-1)" office:value-type="float" office:value="-0.111111111111111" calcext:value-type="float">
            <text:p>-0,111</text:p>
          </table:table-cell>
          <table:table-cell table:formula="of:=(SUM([.W278:.Y278])/9)*(-1)" office:value-type="float" office:value="-0.111111111111111" calcext:value-type="float">
            <text:p>-0,111</text:p>
          </table:table-cell>
          <table:table-cell table:formula="of:=(SUM([.Z278:.AB27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79:.P279])/9)*(-1)" office:value-type="float" office:value="-0" calcext:value-type="float">
            <text:p>0,000</text:p>
          </table:table-cell>
          <table:table-cell table:formula="of:=(SUM([.Q279:.S279])/9)*(-1)" office:value-type="float" office:value="-0" calcext:value-type="float">
            <text:p>0,000</text:p>
          </table:table-cell>
          <table:table-cell table:formula="of:=(SUM([.T279:.V279])/9)*(-1)" office:value-type="float" office:value="-0" calcext:value-type="float">
            <text:p>0,000</text:p>
          </table:table-cell>
          <table:table-cell table:formula="of:=(SUM([.W279:.Y279])/9)*(-1)" office:value-type="float" office:value="-0" calcext:value-type="float">
            <text:p>0,000</text:p>
          </table:table-cell>
          <table:table-cell table:formula="of:=(SUM([.Z279:.AB27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ong Range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1.5" calcext:value-type="float">
            <text:p>11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82:.P282])/9)*(-1)" office:value-type="float" office:value="-5.27777777777778" calcext:value-type="float">
            <text:p>-5,278</text:p>
          </table:table-cell>
          <table:table-cell table:formula="of:=(SUM([.Q282:.S282])/9)*(-1)" office:value-type="float" office:value="-1.55555555555556" calcext:value-type="float">
            <text:p>-1,556</text:p>
          </table:table-cell>
          <table:table-cell table:formula="of:=(SUM([.T282:.V282])/9)*(-1)" office:value-type="float" office:value="-2.44444444444444" calcext:value-type="float">
            <text:p>-2,444</text:p>
          </table:table-cell>
          <table:table-cell table:formula="of:=(SUM([.W282:.Y282])/9)*(-1)" office:value-type="float" office:value="-1.27777777777778" calcext:value-type="float">
            <text:p>-1,278</text:p>
          </table:table-cell>
          <table:table-cell table:formula="of:=(SUM([.Z282:.AB282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6.5" calcext:value-type="float">
            <text:p>6,500</text:p>
          </table:table-cell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83:.P283])/9)*(-1)" office:value-type="float" office:value="-2" calcext:value-type="float">
            <text:p>-2,000</text:p>
          </table:table-cell>
          <table:table-cell table:formula="of:=(SUM([.Q283:.S283])/9)*(-1)" office:value-type="float" office:value="-1.72222222222222" calcext:value-type="float">
            <text:p>-1,722</text:p>
          </table:table-cell>
          <table:table-cell table:formula="of:=(SUM([.T283:.V283])/9)*(-1)" office:value-type="float" office:value="-3" calcext:value-type="float">
            <text:p>-3,000</text:p>
          </table:table-cell>
          <table:table-cell table:formula="of:=(SUM([.W283:.Y283])/9)*(-1)" office:value-type="float" office:value="-1" calcext:value-type="float">
            <text:p>-1,000</text:p>
          </table:table-cell>
          <table:table-cell table:formula="of:=(SUM([.Z283:.AB283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.5" calcext:value-type="float">
            <text:p>4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84:.P284])/9)*(-1)" office:value-type="float" office:value="-2.05555555555556" calcext:value-type="float">
            <text:p>-2,056</text:p>
          </table:table-cell>
          <table:table-cell table:formula="of:=(SUM([.Q284:.S284])/9)*(-1)" office:value-type="float" office:value="-0.777777777777778" calcext:value-type="float">
            <text:p>-0,778</text:p>
          </table:table-cell>
          <table:table-cell table:formula="of:=(SUM([.T284:.V284])/9)*(-1)" office:value-type="float" office:value="-0.833333333333333" calcext:value-type="float">
            <text:p>-0,833</text:p>
          </table:table-cell>
          <table:table-cell table:formula="of:=(SUM([.W284:.Y284])/9)*(-1)" office:value-type="float" office:value="-0.5" calcext:value-type="float">
            <text:p>-0,500</text:p>
          </table:table-cell>
          <table:table-cell table:formula="of:=(SUM([.Z284:.AB284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/>
          <table:table-cell table:style-name="ce9" office:value-type="float" office:value="-0.5" calcext:value-type="float">
            <text:p>-0,500</text:p>
          </table:table-cell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85:.P285])/9)*(-1)" office:value-type="float" office:value="-0.666666666666667" calcext:value-type="float">
            <text:p>-0,667</text:p>
          </table:table-cell>
          <table:table-cell table:formula="of:=(SUM([.Q285:.S285])/9)*(-1)" office:value-type="float" office:value="-0.722222222222222" calcext:value-type="float">
            <text:p>-0,722</text:p>
          </table:table-cell>
          <table:table-cell table:formula="of:=(SUM([.T285:.V285])/9)*(-1)" office:value-type="float" office:value="-0.555555555555556" calcext:value-type="float">
            <text:p>-0,556</text:p>
          </table:table-cell>
          <table:table-cell table:formula="of:=(SUM([.W285:.Y285])/9)*(-1)" office:value-type="float" office:value="-0.777777777777778" calcext:value-type="float">
            <text:p>-0,778</text:p>
          </table:table-cell>
          <table:table-cell table:formula="of:=(SUM([.Z285:.AB285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86:.P286])/9)*(-1)" office:value-type="float" office:value="-0.166666666666667" calcext:value-type="float">
            <text:p>-0,167</text:p>
          </table:table-cell>
          <table:table-cell table:formula="of:=(SUM([.Q286:.S286])/9)*(-1)" office:value-type="float" office:value="-0.0333333333333333" calcext:value-type="float">
            <text:p>-0,033</text:p>
          </table:table-cell>
          <table:table-cell table:formula="of:=(SUM([.T286:.V286])/9)*(-1)" office:value-type="float" office:value="-0.0666666666666667" calcext:value-type="float">
            <text:p>-0,067</text:p>
          </table:table-cell>
          <table:table-cell table:formula="of:=(SUM([.W286:.Y286])/9)*(-1)" office:value-type="float" office:value="-0.0333333333333333" calcext:value-type="float">
            <text:p>-0,033</text:p>
          </table:table-cell>
          <table:table-cell table:formula="of:=(SUM([.Z286:.AB286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 table:number-columns-repeated="4"/>
          <table:table-cell table:number-columns-repeated="3"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150" calcext:value-type="float">
            <text:p>1150,000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-850" calcext:value-type="float">
            <text:p>-850,000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87:.P287])/9)*(-1)" office:value-type="float" office:value="-133.333333333333" calcext:value-type="float">
            <text:p>-133,333</text:p>
          </table:table-cell>
          <table:table-cell table:formula="of:=(SUM([.Q287:.S287])/9)*(-1)" office:value-type="float" office:value="-144.444444444444" calcext:value-type="float">
            <text:p>-144,444</text:p>
          </table:table-cell>
          <table:table-cell table:formula="of:=(SUM([.T287:.V287])/9)*(-1)" office:value-type="float" office:value="-27.7777777777778" calcext:value-type="float">
            <text:p>-27,778</text:p>
          </table:table-cell>
          <table:table-cell table:formula="of:=(SUM([.W287:.Y287])/9)*(-1)" office:value-type="float" office:value="77.7777777777778" calcext:value-type="float">
            <text:p>77,778</text:p>
          </table:table-cell>
          <table:table-cell table:formula="of:=(SUM([.Z287:.AB287])/9)*(-1)" office:value-type="float" office:value="-50" calcext:value-type="float">
            <text:p>-5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5" calcext:value-type="float">
            <text:p>1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9"/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9" office:value-type="float" office:value="-1" calcext:value-type="float">
            <text:p>-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/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88:.P288])/9)*(-1)" office:value-type="float" office:value="-0.611111111111111" calcext:value-type="float">
            <text:p>-0,611</text:p>
          </table:table-cell>
          <table:table-cell table:formula="of:=(SUM([.Q288:.S288])/9)*(-1)" office:value-type="float" office:value="-0.166666666666667" calcext:value-type="float">
            <text:p>-0,167</text:p>
          </table:table-cell>
          <table:table-cell table:formula="of:=(SUM([.T288:.V288])/9)*(-1)" office:value-type="float" office:value="-0.0555555555555556" calcext:value-type="float">
            <text:p>-0,056</text:p>
          </table:table-cell>
          <table:table-cell table:formula="of:=(SUM([.W288:.Y288])/9)*(-1)" office:value-type="float" office:value="-0.0555555555555556" calcext:value-type="float">
            <text:p>-0,056</text:p>
          </table:table-cell>
          <table:table-cell table:formula="of:=(SUM([.Z288:.AB28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17" calcext:value-type="float">
            <text:p>0,017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1" office:value-type="float" office:value="0.1" calcext:value-type="float">
            <text:p>0,10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 table:number-columns-repeated="2"/>
          <table:table-cell table:style-name="ce11" office:value-type="float" office:value="0.1" calcext:value-type="float">
            <text:p>0,10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89:.P289])/9)*(-1)" office:value-type="float" office:value="-0.0285555555555556" calcext:value-type="float">
            <text:p>-0,029</text:p>
          </table:table-cell>
          <table:table-cell table:formula="of:=(SUM([.Q289:.S289])/9)*(-1)" office:value-type="float" office:value="-0.0333333333333333" calcext:value-type="float">
            <text:p>-0,033</text:p>
          </table:table-cell>
          <table:table-cell table:formula="of:=(SUM([.T289:.V289])/9)*(-1)" office:value-type="float" office:value="-0.0183333333333333" calcext:value-type="float">
            <text:p>-0,018</text:p>
          </table:table-cell>
          <table:table-cell table:formula="of:=(SUM([.W289:.Y289])/9)*(-1)" office:value-type="float" office:value="-0.0133333333333333" calcext:value-type="float">
            <text:p>-0,013</text:p>
          </table:table-cell>
          <table:table-cell table:formula="of:=(SUM([.Z289:.AB289])/9)*(-1)" office:value-type="float" office:value="-0.0133333333333333" calcext:value-type="float">
            <text:p>-0,0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9" table:number-columns-repeated="2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style-name="ce11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90:.P290])/9)*(-1)" office:value-type="float" office:value="-3.33333333333333" calcext:value-type="float">
            <text:p>-3,333</text:p>
          </table:table-cell>
          <table:table-cell table:formula="of:=(SUM([.Q290:.S290])/9)*(-1)" office:value-type="float" office:value="-0.555555555555556" calcext:value-type="float">
            <text:p>-0,556</text:p>
          </table:table-cell>
          <table:table-cell table:formula="of:=(SUM([.T290:.V290])/9)*(-1)" office:value-type="float" office:value="-1.11111111111111" calcext:value-type="float">
            <text:p>-1,111</text:p>
          </table:table-cell>
          <table:table-cell table:formula="of:=(SUM([.W290:.Y290])/9)*(-1)" office:value-type="float" office:value="-1.11111111111111" calcext:value-type="float">
            <text:p>-1,111</text:p>
          </table:table-cell>
          <table:table-cell table:formula="of:=(SUM([.Z290:.AB290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table:number-columns-repeated="2"/>
          <table:table-cell table:style-name="ce9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91:.P291])/9)*(-1)" office:value-type="float" office:value="-0.333333333333333" calcext:value-type="float">
            <text:p>-0,333</text:p>
          </table:table-cell>
          <table:table-cell table:formula="of:=(SUM([.Q291:.S291])/9)*(-1)" office:value-type="float" office:value="-0.111111111111111" calcext:value-type="float">
            <text:p>-0,111</text:p>
          </table:table-cell>
          <table:table-cell table:formula="of:=(SUM([.T291:.V291])/9)*(-1)" office:value-type="float" office:value="-0.111111111111111" calcext:value-type="float">
            <text:p>-0,111</text:p>
          </table:table-cell>
          <table:table-cell table:formula="of:=(SUM([.W291:.Y291])/9)*(-1)" office:value-type="float" office:value="-0.111111111111111" calcext:value-type="float">
            <text:p>-0,111</text:p>
          </table:table-cell>
          <table:table-cell table:formula="of:=(SUM([.Z291:.AB29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92:.P292])/9)*(-1)" office:value-type="float" office:value="-0" calcext:value-type="float">
            <text:p>0,000</text:p>
          </table:table-cell>
          <table:table-cell table:formula="of:=(SUM([.Q292:.S292])/9)*(-1)" office:value-type="float" office:value="-0" calcext:value-type="float">
            <text:p>0,000</text:p>
          </table:table-cell>
          <table:table-cell table:formula="of:=(SUM([.T292:.V292])/9)*(-1)" office:value-type="float" office:value="-0" calcext:value-type="float">
            <text:p>0,000</text:p>
          </table:table-cell>
          <table:table-cell table:formula="of:=(SUM([.W292:.Y292])/9)*(-1)" office:value-type="float" office:value="-0" calcext:value-type="float">
            <text:p>0,000</text:p>
          </table:table-cell>
          <table:table-cell table:formula="of:=(SUM([.Z292:.AB29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Electro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5.5" calcext:value-type="float">
            <text:p>5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11" office:value-type="float" office:value="9" calcext:value-type="float">
            <text:p>9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1.5" calcext:value-type="float">
            <text:p>11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95:.P295])/9)*(-1)" office:value-type="float" office:value="-3.27777777777778" calcext:value-type="float">
            <text:p>-3,278</text:p>
          </table:table-cell>
          <table:table-cell table:formula="of:=(SUM([.Q295:.S295])/9)*(-1)" office:value-type="float" office:value="-0.888888888888889" calcext:value-type="float">
            <text:p>-0,889</text:p>
          </table:table-cell>
          <table:table-cell table:formula="of:=(SUM([.T295:.V295])/9)*(-1)" office:value-type="float" office:value="-3.11111111111111" calcext:value-type="float">
            <text:p>-3,111</text:p>
          </table:table-cell>
          <table:table-cell table:formula="of:=(SUM([.W295:.Y295])/9)*(-1)" office:value-type="float" office:value="-1.27777777777778" calcext:value-type="float">
            <text:p>-1,278</text:p>
          </table:table-cell>
          <table:table-cell table:formula="of:=(SUM([.Z295:.AB295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9" calcext:value-type="float">
            <text:p>9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96:.P296])/9)*(-1)" office:value-type="float" office:value="-1.33333333333333" calcext:value-type="float">
            <text:p>-1,333</text:p>
          </table:table-cell>
          <table:table-cell table:formula="of:=(SUM([.Q296:.S296])/9)*(-1)" office:value-type="float" office:value="-1.27777777777778" calcext:value-type="float">
            <text:p>-1,278</text:p>
          </table:table-cell>
          <table:table-cell table:formula="of:=(SUM([.T296:.V296])/9)*(-1)" office:value-type="float" office:value="-3.33333333333333" calcext:value-type="float">
            <text:p>-3,333</text:p>
          </table:table-cell>
          <table:table-cell table:formula="of:=(SUM([.W296:.Y296])/9)*(-1)" office:value-type="float" office:value="-1.22222222222222" calcext:value-type="float">
            <text:p>-1,222</text:p>
          </table:table-cell>
          <table:table-cell table:formula="of:=(SUM([.Z296:.AB296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3.5" calcext:value-type="float">
            <text:p>3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9"/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97:.P297])/9)*(-1)" office:value-type="float" office:value="-1.72222222222222" calcext:value-type="float">
            <text:p>-1,722</text:p>
          </table:table-cell>
          <table:table-cell table:formula="of:=(SUM([.Q297:.S297])/9)*(-1)" office:value-type="float" office:value="-0.444444444444444" calcext:value-type="float">
            <text:p>-0,444</text:p>
          </table:table-cell>
          <table:table-cell table:formula="of:=(SUM([.T297:.V297])/9)*(-1)" office:value-type="float" office:value="-1.16666666666667" calcext:value-type="float">
            <text:p>-1,167</text:p>
          </table:table-cell>
          <table:table-cell table:formula="of:=(SUM([.W297:.Y297])/9)*(-1)" office:value-type="float" office:value="-0.611111111111111" calcext:value-type="float">
            <text:p>-0,611</text:p>
          </table:table-cell>
          <table:table-cell table:formula="of:=(SUM([.Z297:.AB297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table:number-columns-repeated="2"/>
          <table:table-cell table:number-columns-repeated="2" table:style-name="ce9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98:.P298])/9)*(-1)" office:value-type="float" office:value="-0.666666666666667" calcext:value-type="float">
            <text:p>-0,667</text:p>
          </table:table-cell>
          <table:table-cell table:formula="of:=(SUM([.Q298:.S298])/9)*(-1)" office:value-type="float" office:value="-1.5" calcext:value-type="float">
            <text:p>-1,500</text:p>
          </table:table-cell>
          <table:table-cell table:formula="of:=(SUM([.T298:.V298])/9)*(-1)" office:value-type="float" office:value="-0.555555555555556" calcext:value-type="float">
            <text:p>-0,556</text:p>
          </table:table-cell>
          <table:table-cell table:formula="of:=(SUM([.W298:.Y298])/9)*(-1)" office:value-type="float" office:value="-0.777777777777778" calcext:value-type="float">
            <text:p>-0,778</text:p>
          </table:table-cell>
          <table:table-cell table:formula="of:=(SUM([.Z298:.AB298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/>
          <table:table-cell table:style-name="ce9" office:value-type="float" office:value="0.3" calcext:value-type="float">
            <text:p>0,300</text:p>
          </table:table-cell>
          <table:table-cell table:style-name="ce11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99:.P299])/9)*(-1)" office:value-type="float" office:value="-0.166666666666667" calcext:value-type="float">
            <text:p>-0,167</text:p>
          </table:table-cell>
          <table:table-cell table:formula="of:=(SUM([.Q299:.S299])/9)*(-1)" office:value-type="float" office:value="-0.0333333333333333" calcext:value-type="float">
            <text:p>-0,033</text:p>
          </table:table-cell>
          <table:table-cell table:formula="of:=(SUM([.T299:.V299])/9)*(-1)" office:value-type="float" office:value="-0.0666666666666667" calcext:value-type="float">
            <text:p>-0,067</text:p>
          </table:table-cell>
          <table:table-cell table:formula="of:=(SUM([.W299:.Y299])/9)*(-1)" office:value-type="float" office:value="-0.0333333333333333" calcext:value-type="float">
            <text:p>-0,033</text:p>
          </table:table-cell>
          <table:table-cell table:formula="of:=(SUM([.Z299:.AB299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 table:number-columns-repeated="4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9"/>
          <table:table-cell table:style-name="ce11" office:value-type="float" office:value="900" calcext:value-type="float">
            <text:p>900,000</text:p>
          </table:table-cell>
          <table:table-cell table:style-name="ce9"/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25" calcext:value-type="float">
            <text:p>225,000</text:p>
          </table:table-cell>
          <table:table-cell table:style-name="ce9"/>
          <table:table-cell table:style-name="ce11" office:value-type="float" office:value="-400" calcext:value-type="float">
            <text:p>-400,000</text:p>
          </table:table-cell>
          <table:table-cell table:style-name="ce11" office:value-type="float" office:value="125" calcext:value-type="float">
            <text:p>125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225" calcext:value-type="float">
            <text:p>225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300:.P300])/9)*(-1)" office:value-type="float" office:value="-55.5555555555556" calcext:value-type="float">
            <text:p>-55,556</text:p>
          </table:table-cell>
          <table:table-cell table:formula="of:=(SUM([.Q300:.S300])/9)*(-1)" office:value-type="float" office:value="-100" calcext:value-type="float">
            <text:p>-100,000</text:p>
          </table:table-cell>
          <table:table-cell table:formula="of:=(SUM([.T300:.V300])/9)*(-1)" office:value-type="float" office:value="-27.7777777777778" calcext:value-type="float">
            <text:p>-27,778</text:p>
          </table:table-cell>
          <table:table-cell table:formula="of:=(SUM([.W300:.Y300])/9)*(-1)" office:value-type="float" office:value="30.5555555555556" calcext:value-type="float">
            <text:p>30,556</text:p>
          </table:table-cell>
          <table:table-cell table:formula="of:=(SUM([.Z300:.AB300])/9)*(-1)" office:value-type="float" office:value="-36.1111111111111" calcext:value-type="float">
            <text:p>-36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" calcext:value-type="float">
            <text:p>0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 office:value-type="float" office:value="0.5" calcext:value-type="float">
            <text:p>0,500</text:p>
          </table:table-cell>
          <table:table-cell table:style-name="ce9"/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301:.P301])/9)*(-1)" office:value-type="float" office:value="-0.277777777777778" calcext:value-type="float">
            <text:p>-0,278</text:p>
          </table:table-cell>
          <table:table-cell table:formula="of:=(SUM([.Q301:.S301])/9)*(-1)" office:value-type="float" office:value="-0.0555555555555556" calcext:value-type="float">
            <text:p>-0,056</text:p>
          </table:table-cell>
          <table:table-cell table:formula="of:=(SUM([.T301:.V301])/9)*(-1)" office:value-type="float" office:value="-0.222222222222222" calcext:value-type="float">
            <text:p>-0,222</text:p>
          </table:table-cell>
          <table:table-cell table:formula="of:=(SUM([.W301:.Y301])/9)*(-1)" office:value-type="float" office:value="-0.0555555555555556" calcext:value-type="float">
            <text:p>-0,056</text:p>
          </table:table-cell>
          <table:table-cell table:formula="of:=(SUM([.Z301:.AB30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65" calcext:value-type="float">
            <text:p>0,065</text:p>
          </table:table-cell>
          <table:table-cell table:style-name="ce10" table:number-columns-repeated="6"/>
          <table:table-cell table:style-name="ce10" office:value-type="float" office:value="0.065" calcext:value-type="float">
            <text:p>0,065</text:p>
          </table:table-cell>
          <table:table-cell table:style-name="ce10" table:number-columns-repeated="3"/>
          <table:table-cell table:style-name="ce10" office:value-type="float" office:value="0.065" calcext:value-type="float">
            <text:p>0,065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9"/>
          <table:table-cell table:style-name="ce9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0" table:number-columns-repeated="2"/>
          <table:table-cell table:style-name="ce10" office:value-type="float" office:value="0.165" calcext:value-type="float">
            <text:p>0,1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302:.P302])/9)*(-1)" office:value-type="float" office:value="-0.0216666666666667" calcext:value-type="float">
            <text:p>-0,022</text:p>
          </table:table-cell>
          <table:table-cell table:formula="of:=(SUM([.Q302:.S302])/9)*(-1)" office:value-type="float" office:value="-0.0222222222222222" calcext:value-type="float">
            <text:p>-0,022</text:p>
          </table:table-cell>
          <table:table-cell table:formula="of:=(SUM([.T302:.V302])/9)*(-1)" office:value-type="float" office:value="-0.0294444444444444" calcext:value-type="float">
            <text:p>-0,029</text:p>
          </table:table-cell>
          <table:table-cell table:formula="of:=(SUM([.W302:.Y302])/9)*(-1)" office:value-type="float" office:value="-0.0183333333333333" calcext:value-type="float">
            <text:p>-0,018</text:p>
          </table:table-cell>
          <table:table-cell table:formula="of:=(SUM([.Z302:.AB302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6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9" table:number-columns-repeated="3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table:number-columns-repeated="2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303:.P303])/9)*(-1)" office:value-type="float" office:value="-1.66666666666667" calcext:value-type="float">
            <text:p>-1,667</text:p>
          </table:table-cell>
          <table:table-cell table:formula="of:=(SUM([.Q303:.S303])/9)*(-1)" office:value-type="float" office:value="-0" calcext:value-type="float">
            <text:p>0,000</text:p>
          </table:table-cell>
          <table:table-cell table:formula="of:=(SUM([.T303:.V303])/9)*(-1)" office:value-type="float" office:value="-1.66666666666667" calcext:value-type="float">
            <text:p>-1,667</text:p>
          </table:table-cell>
          <table:table-cell table:formula="of:=(SUM([.W303:.Y303])/9)*(-1)" office:value-type="float" office:value="-1.11111111111111" calcext:value-type="float">
            <text:p>-1,111</text:p>
          </table:table-cell>
          <table:table-cell table:formula="of:=(SUM([.Z303:.AB303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304:.P304])/9)*(-1)" office:value-type="float" office:value="-0.333333333333333" calcext:value-type="float">
            <text:p>-0,333</text:p>
          </table:table-cell>
          <table:table-cell table:formula="of:=(SUM([.Q304:.S304])/9)*(-1)" office:value-type="float" office:value="-0.111111111111111" calcext:value-type="float">
            <text:p>-0,111</text:p>
          </table:table-cell>
          <table:table-cell table:formula="of:=(SUM([.T304:.V304])/9)*(-1)" office:value-type="float" office:value="-0.111111111111111" calcext:value-type="float">
            <text:p>-0,111</text:p>
          </table:table-cell>
          <table:table-cell table:formula="of:=(SUM([.W304:.Y304])/9)*(-1)" office:value-type="float" office:value="-0.111111111111111" calcext:value-type="float">
            <text:p>-0,111</text:p>
          </table:table-cell>
          <table:table-cell table:formula="of:=(SUM([.Z304:.AB304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305:.P305])/9)*(-1)" office:value-type="float" office:value="-0" calcext:value-type="float">
            <text:p>0,000</text:p>
          </table:table-cell>
          <table:table-cell table:formula="of:=(SUM([.Q305:.S305])/9)*(-1)" office:value-type="float" office:value="-0" calcext:value-type="float">
            <text:p>0,000</text:p>
          </table:table-cell>
          <table:table-cell table:formula="of:=(SUM([.T305:.V305])/9)*(-1)" office:value-type="float" office:value="-0" calcext:value-type="float">
            <text:p>0,000</text:p>
          </table:table-cell>
          <table:table-cell table:formula="of:=(SUM([.W305:.Y305])/9)*(-1)" office:value-type="float" office:value="-0" calcext:value-type="float">
            <text:p>0,000</text:p>
          </table:table-cell>
          <table:table-cell table:formula="of:=(SUM([.Z305:.AB30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Midget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08:.P30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09:.P309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0:.P310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1:.P311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2:.P312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3:.P313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4:.P314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5:.P315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6:.P316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7:.P317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8:.P31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 table:number-rows-repeated="10482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 table:print="false">
        <table:table-column table:style-name="co2" table:default-cell-style-name="Default"/>
        <table:table-column table:style-name="co3" table:number-columns-repeated="2" table:default-cell-style-name="ce9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estroyer_actual</text:p>
          </table:table-cell>
          <table:table-cell table:style-name="Default" office:value-type="string" calcext:value-type="string">
            <text:p>=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-4.66666666666667" calcext:value-type="float">
            <text:p>-4,67</text:p>
          </table:table-cell>
        </table:table-row>
        <table:table-row table:style-name="ro1">
          <table:table-cell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-10.5555555555556" calcext:value-type="float">
            <text:p>-10,56</text:p>
          </table:table-cell>
        </table:table-row>
        <table:table-row table:style-name="ro1">
          <table:table-cell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float" office:value="-1.22222222222222" calcext:value-type="float">
            <text:p>-1,22</text:p>
          </table:table-cell>
        </table:table-row>
        <table:table-row table:style-name="ro1">
          <table:table-cell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-0.13333333333333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-0.033333333333333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-95.5555555555556" calcext:value-type="float">
            <text:p>-95,56</text:p>
          </table:table-cell>
        </table:table-row>
        <table:table-row table:style-name="ro1">
          <table:table-cell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-0.438888888888889" calcext:value-type="float">
            <text:p>-0,44</text:p>
          </table:table-cell>
        </table:table-row>
        <table:table-row table:style-name="ro1">
          <table:table-cell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-2.77777777777778" calcext:value-type="float">
            <text:p>-2,78</text:p>
          </table:table-cell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-0.555555555555556" calcext:value-type="float">
            <text:p>-0,56</text:p>
          </table:table-cell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-2.11111111111111" calcext:value-type="float">
            <text:p>-2,11</text:p>
          </table:table-cell>
        </table:table-row>
      </table:table>
      <table:table table:name="Arkusz4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number-columns-repeated="5" table:default-cell-style-name="Default"/>
        <table:table-column table:style-name="co3" table:number-columns-repeated="2" table:default-cell-style-name="ce6"/>
        <table:table-column table:style-name="co3" table:number-columns-repeated="3" table:default-cell-style-name="Default"/>
        <table:table-column table:style-name="co3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10" table:default-cell-style-name="Default"/>
        <table:table-row table:style-name="ro1" table:number-rows-repeated="4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OT</text:p>
          </table:table-cell>
          <table:table-cell table:number-columns-repeated="4"/>
          <table:table-cell office:value-type="string" calcext:value-type="string">
            <text:p>NOT-OT/45*0,8</text:p>
          </table:table-cell>
          <table:table-cell table:number-columns-repeated="6"/>
          <table:table-cell office:value-type="string" calcext:value-type="string">
            <text:p>FULL/6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785714285714286" calcext:value-type="float">
            <text:p>-0,786</text:p>
          </table:table-cell>
          <table:table-cell office:value-type="float" office:value="-1.9" calcext:value-type="float">
            <text:p>-1,9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42857142857143" calcext:value-type="float">
            <text:p>-0,54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7]*(-1)" office:value-type="float" office:value="-24" calcext:value-type="float">
            <text:p>-24,000</text:p>
          </table:table-cell>
          <table:table-cell office:value-type="float" office:value="24" calcext:value-type="float">
            <text:p>24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26666666666667" calcext:value-type="float">
            <text:p>-0,42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5714285714286" calcext:value-type="float">
            <text:p>-1,3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4.4285714285714" calcext:value-type="float">
            <text:p>-24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" calcext:value-type="float">
            <text:p>-2,000</text:p>
          </table:table-cell>
          <table:table-cell office:value-type="float" office:value="-9.73333333333333" calcext:value-type="float">
            <text:p>-9,73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70476190476191" calcext:value-type="float">
            <text:p>-4,7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]*(-1)" office:value-type="float" office:value="-224" calcext:value-type="float">
            <text:p>-224,000</text:p>
          </table:table-cell>
          <table:table-cell office:value-type="float" office:value="224" calcext:value-type="float">
            <text:p>224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97777777777778" calcext:value-type="float">
            <text:p>-4,978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95238095238095" calcext:value-type="float">
            <text:p>-6,9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25.142857142857" calcext:value-type="float">
            <text:p>-125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41428571428571" calcext:value-type="float">
            <text:p>-0,141</text:p>
          </table:table-cell>
          <table:table-cell office:value-type="float" office:value="-0.486" calcext:value-type="float">
            <text:p>-0,49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95428571428571" calcext:value-type="float">
            <text:p>-0,19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]*(-1)" office:value-type="float" office:value="-11.16" calcext:value-type="float">
            <text:p>-11,160</text:p>
          </table:table-cell>
          <table:table-cell office:value-type="float" office:value="11.16" calcext:value-type="float">
            <text:p>11,16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984" calcext:value-type="float">
            <text:p>-0,19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47142857142857" calcext:value-type="float">
            <text:p>-0,35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24857142857143" calcext:value-type="float">
            <text:p>-6,2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3" calcext:value-type="float">
            <text:p>-0,330</text:p>
          </table:table-cell>
          <table:table-cell office:value-type="float" office:value="-0.63" calcext:value-type="float">
            <text:p>-0,63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4" calcext:value-type="float">
            <text:p>-0,11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]*(-1)" office:value-type="float" office:value="-2.52" calcext:value-type="float">
            <text:p>-2,520</text:p>
          </table:table-cell>
          <table:table-cell office:value-type="float" office:value="2.52" calcext:value-type="float">
            <text:p>2,52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448" calcext:value-type="float">
            <text:p>-0,04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5" calcext:value-type="float">
            <text:p>-0,4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8.1" calcext:value-type="float">
            <text:p>-8,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032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17142857142857" calcext:value-type="float">
            <text:p>-0,02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]*(-1)" office:value-type="float" office:value="-0.96" calcext:value-type="float">
            <text:p>-0,960</text:p>
          </table:table-cell>
          <table:table-cell office:value-type="float" office:value="0.96" calcext:value-type="float">
            <text:p>0,96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13333333333333" calcext:value-type="float">
            <text:p>-0,021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28571428571429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11428571428571" calcext:value-type="float">
            <text:p>-0,4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501587301587302" calcext:value-type="float">
            <text:p>-0,005</text:p>
          </table:table-cell>
          <table:table-cell office:value-type="float" office:value="-0.0147555555555556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524761904761905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]*(-1)" office:value-type="float" office:value="-0.288" calcext:value-type="float">
            <text:p>-0,288</text:p>
          </table:table-cell>
          <table:table-cell office:value-type="float" office:value="0.288" calcext:value-type="float">
            <text:p>0,288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512" calcext:value-type="float">
            <text:p>-0,00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05396825396825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89714285714286" calcext:value-type="float">
            <text:p>-0,1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71428571428571" calcext:value-type="float">
            <text:p>-0,571</text:p>
          </table:table-cell>
          <table:table-cell office:value-type="float" office:value="-5.2" calcext:value-type="float">
            <text:p>-5,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98571428571429" calcext:value-type="float">
            <text:p>-2,98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]*(-1)" office:value-type="float" office:value="-132" calcext:value-type="float">
            <text:p>-132,000</text:p>
          </table:table-cell>
          <table:table-cell office:value-type="float" office:value="132" calcext:value-type="float">
            <text:p>132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2.93333333333333" calcext:value-type="float">
            <text:p>-2,9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71428571428571" calcext:value-type="float">
            <text:p>-3,7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66.8571428571429" calcext:value-type="float">
            <text:p>-66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4.14761904761905" calcext:value-type="float">
            <text:p>-4,148</text:p>
          </table:table-cell>
          <table:table-cell office:value-type="float" office:value="-5.80666666666667" calcext:value-type="float">
            <text:p>-5,81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14761904761905" calcext:value-type="float">
            <text:p>-4,15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74.6571428571429" calcext:value-type="float">
            <text:p>-74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57142857142857" calcext:value-type="float">
            <text:p>-0,026</text:p>
          </table:table-cell>
          <table:table-cell office:value-type="float" office:value="-0.052" calcext:value-type="float">
            <text:p>-0,05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08571428571429" calcext:value-type="float">
            <text:p>-0,01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5]*(-1)" office:value-type="float" office:value="-0.72" calcext:value-type="float">
            <text:p>-0,720</text:p>
          </table:table-cell>
          <table:table-cell office:value-type="float" office:value="0.72" calcext:value-type="float">
            <text:p>0,72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28" calcext:value-type="float">
            <text:p>-0,01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71428571428571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68571428571428" calcext:value-type="float">
            <text:p>-0,6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" calcext:value-type="float">
            <text:p>-0,050</text:p>
          </table:table-cell>
          <table:table-cell office:value-type="float" office:value="-0.116666666666667" calcext:value-type="float">
            <text:p>-0,12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16666666666667" calcext:value-type="float">
            <text:p>-0,0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373333333333333" calcext:value-type="float">
            <text:p>-0,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33333333333333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5" calcext:value-type="float">
            <text:p>-2,500</text:p>
          </table:table-cell>
          <table:table-cell office:value-type="float" office:value="-10.5" calcext:value-type="float">
            <text:p>-10,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75" calcext:value-type="float">
            <text:p>-4,75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7" calcext:value-type="float">
            <text:p>-7,00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7.5" calcext:value-type="float">
            <text:p>-7,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" calcext:value-type="float">
            <text:p>-0,030</text:p>
          </table:table-cell>
          <table:table-cell office:value-type="float" office:value="-0.08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71428571428571" calcext:value-type="float">
            <text:p>-0,02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32" calcext:value-type="float">
            <text:p>-0,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585714285714286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05428571428571" calcext:value-type="float">
            <text:p>-1,0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92857142857143" calcext:value-type="float">
            <text:p>-0,393</text:p>
          </table:table-cell>
          <table:table-cell office:value-type="float" office:value="-0.783333333333333" calcext:value-type="float">
            <text:p>-0,78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58333333333333" calcext:value-type="float">
            <text:p>-0,15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186666666666667" calcext:value-type="float">
            <text:p>-0,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5952380952381" calcext:value-type="float">
            <text:p>-0,5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0.0714285714286" calcext:value-type="float">
            <text:p>-10,0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0186666666666667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6666666666667" calcext:value-type="float">
            <text:p>-0,0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186666666666667" calcext:value-type="float">
            <text:p>-0,019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33333333333333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4" calcext:value-type="float">
            <text:p>-0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544444444444444" calcext:value-type="float">
            <text:p>-0,005</text:p>
          </table:table-cell>
          <table:table-cell office:value-type="float" office:value="-0.0127555555555556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348333333333333" calcext:value-type="float">
            <text:p>-0,0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410666666666667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1111111111111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4" calcext:value-type="float">
            <text:p>-0,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72" calcext:value-type="float">
            <text:p>-2,7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571428571429" calcext:value-type="float">
            <text:p>-1,8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72" calcext:value-type="float">
            <text:p>-2,72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94285714285714" calcext:value-type="float">
            <text:p>-1,94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4.9714285714286" calcext:value-type="float">
            <text:p>-34,9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6.38095238095238" calcext:value-type="float">
            <text:p>-6,381</text:p>
          </table:table-cell>
          <table:table-cell office:value-type="float" office:value="-8.93333333333333" calcext:value-type="float">
            <text:p>-8,93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38095238095238" calcext:value-type="float">
            <text:p>-6,38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4.857142857143" calcext:value-type="float">
            <text:p>-114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71428571428571" calcext:value-type="float">
            <text:p>-0,017</text:p>
          </table:table-cell>
          <table:table-cell office:value-type="float" office:value="-0.0346666666666667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723809523809524" calcext:value-type="float">
            <text:p>-0,0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853333333333333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47619047619048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45714285714286" calcext:value-type="float">
            <text:p>-0,4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85714285714286" calcext:value-type="float">
            <text:p>-0,286</text:p>
          </table:table-cell>
          <table:table-cell office:value-type="float" office:value="-1.13333333333333" calcext:value-type="float">
            <text:p>-1,1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497619047619048" calcext:value-type="float">
            <text:p>-0,49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1]*(-1)" office:value-type="float" office:value="-21" calcext:value-type="float">
            <text:p>-21,000</text:p>
          </table:table-cell>
          <table:table-cell office:value-type="float" office:value="21" calcext:value-type="float">
            <text:p>21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73333333333333" calcext:value-type="float">
            <text:p>-0,37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80952380952381" calcext:value-type="float">
            <text:p>-0,81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4.5714285714286" calcext:value-type="float">
            <text:p>-14,5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" calcext:value-type="float">
            <text:p>-2,000</text:p>
          </table:table-cell>
          <table:table-cell office:value-type="float" office:value="-9.46666666666667" calcext:value-type="float">
            <text:p>-9,4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52380952380952" calcext:value-type="float">
            <text:p>-4,52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2]*(-1)" office:value-type="float" office:value="-212" calcext:value-type="float">
            <text:p>-212,000</text:p>
          </table:table-cell>
          <table:table-cell office:value-type="float" office:value="212" calcext:value-type="float">
            <text:p>212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71111111111111" calcext:value-type="float">
            <text:p>-4,711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76190476190476" calcext:value-type="float">
            <text:p>-6,76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21.714285714286" calcext:value-type="float">
            <text:p>-121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14285714285714" calcext:value-type="float">
            <text:p>-0,051</text:p>
          </table:table-cell>
          <table:table-cell office:value-type="float" office:value="-0.112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71428571428571" calcext:value-type="float">
            <text:p>-0,02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3]*(-1)" office:value-type="float" office:value="-1.2" calcext:value-type="float">
            <text:p>-1,200</text:p>
          </table:table-cell>
          <table:table-cell office:value-type="float" office:value="1.2" calcext:value-type="float">
            <text:p>1,2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13333333333333" calcext:value-type="float">
            <text:p>-0,02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44" calcext:value-type="float">
            <text:p>-1,4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1" calcext:value-type="float">
            <text:p>-0,210</text:p>
          </table:table-cell>
          <table:table-cell office:value-type="float" office:value="-0.602" calcext:value-type="float">
            <text:p>-0,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09" calcext:value-type="float">
            <text:p>-0,20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4]*(-1)" office:value-type="float" office:value="-8.82" calcext:value-type="float">
            <text:p>-8,820</text:p>
          </table:table-cell>
          <table:table-cell office:value-type="float" office:value="8.82" calcext:value-type="float">
            <text:p>8,82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568" calcext:value-type="float">
            <text:p>-0,15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3" calcext:value-type="float">
            <text:p>-0,43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7.74" calcext:value-type="float">
            <text:p>-7,7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0256666666666667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74166666666667" calcext:value-type="float">
            <text:p>-0,01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5]*(-1)" office:value-type="float" office:value="-0.735" calcext:value-type="float">
            <text:p>-0,735</text:p>
          </table:table-cell>
          <table:table-cell office:value-type="float" office:value="0.735" calcext:value-type="float">
            <text:p>0,73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163333333333333" calcext:value-type="float">
            <text:p>-0,016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83333333333333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3" calcext:value-type="float">
            <text:p>-0,3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76190476190476" calcext:value-type="float">
            <text:p>-0,005</text:p>
          </table:table-cell>
          <table:table-cell office:value-type="float" office:value="-0.042666666666666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44285714285714" calcext:value-type="float">
            <text:p>-0,02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6]*(-1)" office:value-type="float" office:value="-1.14" calcext:value-type="float">
            <text:p>-1,140</text:p>
          </table:table-cell>
          <table:table-cell office:value-type="float" office:value="1.14" calcext:value-type="float">
            <text:p>1,14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02666666666667" calcext:value-type="float">
            <text:p>-0,02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4761904761905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48571428571429" calcext:value-type="float">
            <text:p>-0,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761904761904762" calcext:value-type="float">
            <text:p>-0,762</text:p>
          </table:table-cell>
          <table:table-cell office:value-type="float" office:value="-5.6" calcext:value-type="float">
            <text:p>-5,6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07619047619048" calcext:value-type="float">
            <text:p>-3,07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7]*(-1)" office:value-type="float" office:value="-132" calcext:value-type="float">
            <text:p>-132,000</text:p>
          </table:table-cell>
          <table:table-cell office:value-type="float" office:value="132" calcext:value-type="float">
            <text:p>132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2.93333333333333" calcext:value-type="float">
            <text:p>-2,9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27619047619048" calcext:value-type="float">
            <text:p>-1,276</text:p>
          </table:table-cell>
          <table:table-cell office:value-type="float" office:value="-1.78666666666667" calcext:value-type="float">
            <text:p>-1,79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27619047619048" calcext:value-type="float">
            <text:p>-1,28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2.9714285714286" calcext:value-type="float">
            <text:p>-22,9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9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" calcext:value-type="float">
            <text:p>-0,200</text:p>
          </table:table-cell>
          <table:table-cell office:value-type="float" office:value="-0.808" calcext:value-type="float">
            <text:p>-0,81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58285714285714" calcext:value-type="float">
            <text:p>-0,35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3]*(-1)" office:value-type="float" office:value="-15.12" calcext:value-type="float">
            <text:p>-15,120</text:p>
          </table:table-cell>
          <table:table-cell office:value-type="float" office:value="15.12" calcext:value-type="float">
            <text:p>15,12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688" calcext:value-type="float">
            <text:p>-0,26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77142857142857" calcext:value-type="float">
            <text:p>-0,58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0.3885714285714" calcext:value-type="float">
            <text:p>-10,3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" calcext:value-type="float">
            <text:p>-1,600</text:p>
          </table:table-cell>
          <table:table-cell office:value-type="float" office:value="-7.57333333333333" calcext:value-type="float">
            <text:p>-7,5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61904761904762" calcext:value-type="float">
            <text:p>-3,6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4]*(-1)" office:value-type="float" office:value="-169.6" calcext:value-type="float">
            <text:p>-169,600</text:p>
          </table:table-cell>
          <table:table-cell office:value-type="float" office:value="169.6" calcext:value-type="float">
            <text:p>169,6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.76888888888889" calcext:value-type="float">
            <text:p>-3,769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5.40952380952381" calcext:value-type="float">
            <text:p>-5,4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97.3714285714286" calcext:value-type="float">
            <text:p>-97,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28571428571429" calcext:value-type="float">
            <text:p>-0,023</text:p>
          </table:table-cell>
          <table:table-cell office:value-type="float" office:value="-0.032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5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28571428571429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11428571428571" calcext:value-type="float">
            <text:p>-0,4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" calcext:value-type="float">
            <text:p>-0,150</text:p>
          </table:table-cell>
          <table:table-cell office:value-type="float" office:value="-0.43" calcext:value-type="float">
            <text:p>-0,43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9285714285714" calcext:value-type="float">
            <text:p>-0,14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6]*(-1)" office:value-type="float" office:value="-6.3" calcext:value-type="float">
            <text:p>-6,300</text:p>
          </table:table-cell>
          <table:table-cell office:value-type="float" office:value="6.3" calcext:value-type="float">
            <text:p>6,3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12" calcext:value-type="float">
            <text:p>-0,11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07142857142857" calcext:value-type="float">
            <text:p>-0,31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5.52857142857143" calcext:value-type="float">
            <text:p>-5,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01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746428571428571" calcext:value-type="float">
            <text:p>-0,0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7]*(-1)" office:value-type="float" office:value="-0.315" calcext:value-type="float">
            <text:p>-0,315</text:p>
          </table:table-cell>
          <table:table-cell office:value-type="float" office:value="0.315" calcext:value-type="float">
            <text:p>0,31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07" calcext:value-type="float">
            <text:p>-0,00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785714285714286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41428571428571" calcext:value-type="float">
            <text:p>-0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76190476190476" calcext:value-type="float">
            <text:p>-0,005</text:p>
          </table:table-cell>
          <table:table-cell office:value-type="float" office:value="-0.042666666666666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44285714285714" calcext:value-type="float">
            <text:p>-0,02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8]*(-1)" office:value-type="float" office:value="-1.14" calcext:value-type="float">
            <text:p>-1,140</text:p>
          </table:table-cell>
          <table:table-cell office:value-type="float" office:value="1.14" calcext:value-type="float">
            <text:p>1,14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02666666666667" calcext:value-type="float">
            <text:p>-0,02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4761904761905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48571428571429" calcext:value-type="float">
            <text:p>-0,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71428571428571" calcext:value-type="float">
            <text:p>-0,571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9285714285714" calcext:value-type="float">
            <text:p>-1,49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9]*(-1)" office:value-type="float" office:value="-63" calcext:value-type="float">
            <text:p>-63,000</text:p>
          </table:table-cell>
          <table:table-cell office:value-type="float" office:value="63" calcext:value-type="float">
            <text:p>63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4" calcext:value-type="float">
            <text:p>-1,4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14285714285714" calcext:value-type="float">
            <text:p>-2,14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8.5714285714286" calcext:value-type="float">
            <text:p>-38,5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638095238095238" calcext:value-type="float">
            <text:p>-0,638</text:p>
          </table:table-cell>
          <table:table-cell office:value-type="float" office:value="-0.893333333333333" calcext:value-type="float">
            <text:p>-0,89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638095238095238" calcext:value-type="float">
            <text:p>-0,64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.4857142857143" calcext:value-type="float">
            <text:p>-11,4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1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952380952380952" calcext:value-type="float">
            <text:p>-0,952</text:p>
          </table:table-cell>
          <table:table-cell office:value-type="float" office:value="-2.23333333333333" calcext:value-type="float">
            <text:p>-2,2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10714285714286" calcext:value-type="float">
            <text:p>-0,61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5]*(-1)" office:value-type="float" office:value="-22.5" calcext:value-type="float">
            <text:p>-22,500</text:p>
          </table:table-cell>
          <table:table-cell office:value-type="float" office:value="22.5" calcext:value-type="float">
            <text:p>22,5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" calcext:value-type="float">
            <text:p>-0,4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952380952381" calcext:value-type="float">
            <text:p>-1,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8.7142857142857" calcext:value-type="float">
            <text:p>-28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6.72" calcext:value-type="float">
            <text:p>-6,72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56" calcext:value-type="float">
            <text:p>-4,5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6]*(-1)" office:value-type="float" office:value="-168" calcext:value-type="float">
            <text:p>-168,000</text:p>
          </table:table-cell>
          <table:table-cell office:value-type="float" office:value="168" calcext:value-type="float">
            <text:p>168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.73333333333333" calcext:value-type="float">
            <text:p>-3,733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8" calcext:value-type="float">
            <text:p>-4,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86.4" calcext:value-type="float">
            <text:p>-8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31746031746032" calcext:value-type="float">
            <text:p>-0,232</text:p>
          </table:table-cell>
          <table:table-cell office:value-type="float" office:value="-0.324444444444444" calcext:value-type="float">
            <text:p>-0,3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7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231746031746032" calcext:value-type="float">
            <text:p>-0,2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.17142857142857" calcext:value-type="float">
            <text:p>-4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896" calcext:value-type="float">
            <text:p>-0,9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08" calcext:value-type="float">
            <text:p>-0,60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8]*(-1)" office:value-type="float" office:value="-22.4" calcext:value-type="float">
            <text:p>-22,400</text:p>
          </table:table-cell>
          <table:table-cell office:value-type="float" office:value="22.4" calcext:value-type="float">
            <text:p>22,4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98222222222222" calcext:value-type="float">
            <text:p>-0,39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64" calcext:value-type="float">
            <text:p>-0,64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.52" calcext:value-type="float">
            <text:p>-11,5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06666666666667" calcext:value-type="float">
            <text:p>-0,011</text:p>
          </table:table-cell>
          <table:table-cell office:value-type="float" office:value="-0.0869333333333333" calcext:value-type="float">
            <text:p>-0,09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488571428571429" calcext:value-type="float">
            <text:p>-0,04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9]*(-1)" office:value-type="float" office:value="-1.8" calcext:value-type="float">
            <text:p>-1,800</text:p>
          </table:table-cell>
          <table:table-cell office:value-type="float" office:value="1.8" calcext:value-type="float">
            <text:p>1,80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" calcext:value-type="float">
            <text:p>-0,040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20952380952381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11771428571429" calcext:value-type="float">
            <text:p>-1,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333333333333333" calcext:value-type="float">
            <text:p>-0,003</text:p>
          </table:table-cell>
          <table:table-cell office:value-type="float" office:value="-0.00916666666666667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305357142857143" calcext:value-type="float">
            <text:p>-0,0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0]*(-1)" office:value-type="float" office:value="-0.1145" calcext:value-type="float">
            <text:p>-0,115</text:p>
          </table:table-cell>
          <table:table-cell office:value-type="float" office:value="0.1145" calcext:value-type="float">
            <text:p>0,115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203555555555556" calcext:value-type="float">
            <text:p>-0,00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654761904761905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17857142857143" calcext:value-type="float">
            <text:p>-0,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52380952380952" calcext:value-type="float">
            <text:p>-1,524</text:p>
          </table:table-cell>
          <table:table-cell office:value-type="float" office:value="-9.73333333333333" calcext:value-type="float">
            <text:p>-9,7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15714285714286" calcext:value-type="float">
            <text:p>-5,15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1]*(-1)" office:value-type="float" office:value="-190" calcext:value-type="float">
            <text:p>-190,000</text:p>
          </table:table-cell>
          <table:table-cell office:value-type="float" office:value="190" calcext:value-type="float">
            <text:p>190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22222222222222" calcext:value-type="float">
            <text:p>-4,222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95238095238095" calcext:value-type="float">
            <text:p>-6,95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25.142857142857" calcext:value-type="float">
            <text:p>-125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39285714285714" calcext:value-type="float">
            <text:p>-2,393</text:p>
          </table:table-cell>
          <table:table-cell office:value-type="float" office:value="-3.35" calcext:value-type="float">
            <text:p>-3,35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39285714285714" calcext:value-type="float">
            <text:p>-2,39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43.0714285714286" calcext:value-type="float">
            <text:p>-43,0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53968253968254" calcext:value-type="float">
            <text:p>-0,075</text:p>
          </table:table-cell>
          <table:table-cell office:value-type="float" office:value="-0.133333333333333" calcext:value-type="float">
            <text:p>-0,13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88492063492063" calcext:value-type="float">
            <text:p>-0,0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3]*(-1)" office:value-type="float" office:value="-1.25" calcext:value-type="float">
            <text:p>-1,250</text:p>
          </table:table-cell>
          <table:table-cell office:value-type="float" office:value="1.25" calcext:value-type="float">
            <text:p>1,25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22222222222222" calcext:value-type="float">
            <text:p>-0,02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952380952380952" calcext:value-type="float">
            <text:p>-0,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71428571428571" calcext:value-type="float">
            <text:p>-1,7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" calcext:value-type="float">
            <text:p>-0,400</text:p>
          </table:table-cell>
          <table:table-cell office:value-type="float" office:value="-1.56666666666667" calcext:value-type="float">
            <text:p>-1,57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83095238095238" calcext:value-type="float">
            <text:p>-0,68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805333333333333" calcext:value-type="float">
            <text:p>-0,8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11904761904762" calcext:value-type="float">
            <text:p>-1,12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0.1428571428571" calcext:value-type="float">
            <text:p>-20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6.72" calcext:value-type="float">
            <text:p>-6,72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56" calcext:value-type="float">
            <text:p>-4,5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6.72" calcext:value-type="float">
            <text:p>-6,72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8" calcext:value-type="float">
            <text:p>-4,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86.4" calcext:value-type="float">
            <text:p>-8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55555555555556" calcext:value-type="float">
            <text:p>-0,056</text:p>
          </table:table-cell>
          <table:table-cell office:value-type="float" office:value="-0.155555555555556" calcext:value-type="float">
            <text:p>-0,16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27777777777778" calcext:value-type="float">
            <text:p>-0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622222222222222" calcext:value-type="float">
            <text:p>-0,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26" calcext:value-type="float">
            <text:p>-1,2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55" calcext:value-type="float">
            <text:p>-0,85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008" calcext:value-type="float">
            <text:p>-1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9" calcext:value-type="float">
            <text:p>-0,9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6.2" calcext:value-type="float">
            <text:p>-16,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06666666666667" calcext:value-type="float">
            <text:p>-0,011</text:p>
          </table:table-cell>
          <table:table-cell office:value-type="float" office:value="-0.0869333333333333" calcext:value-type="float">
            <text:p>-0,09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488571428571429" calcext:value-type="float">
            <text:p>-0,04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72" calcext:value-type="float">
            <text:p>-0,072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20952380952381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11771428571429" calcext:value-type="float">
            <text:p>-1,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333333333333333" calcext:value-type="float">
            <text:p>-0,003</text:p>
          </table:table-cell>
          <table:table-cell office:value-type="float" office:value="-0.012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558690476190476" calcext:value-type="float">
            <text:p>-0,0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658666666666667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21428571428572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5857142857143" calcext:value-type="float">
            <text:p>-0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5.2" calcext:value-type="float">
            <text:p>-5,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52857142857143" calcext:value-type="float">
            <text:p>-3,52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5.2" calcext:value-type="float">
            <text:p>-5,2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71428571428571" calcext:value-type="float">
            <text:p>-3,7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66.8571428571429" calcext:value-type="float">
            <text:p>-66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11111111111111" calcext:value-type="float">
            <text:p>-0,211</text:p>
          </table:table-cell>
          <table:table-cell office:value-type="float" office:value="-0.373333333333333" calcext:value-type="float">
            <text:p>-0,3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27777777777778" calcext:value-type="float">
            <text:p>-0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622222222222222" calcext:value-type="float">
            <text:p>-0,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266666666666667" calcext:value-type="float">
            <text:p>-0,2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4.8" calcext:value-type="float">
            <text:p>-4,8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4761904761905" calcext:value-type="float">
            <text:p>-1,048</text:p>
          </table:table-cell>
          <table:table-cell office:value-type="float" office:value="-1.88" calcext:value-type="float">
            <text:p>-1,88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8047619047619" calcext:value-type="float">
            <text:p>-0,28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79]*(-1)" office:value-type="float" office:value="-3.75" calcext:value-type="float">
            <text:p>-3,750</text:p>
          </table:table-cell>
          <table:table-cell office:value-type="float" office:value="3.75" calcext:value-type="float">
            <text:p>3,75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666666666666667" calcext:value-type="float">
            <text:p>-0,06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4285714285714" calcext:value-type="float">
            <text:p>-1,34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4.1714285714286" calcext:value-type="float">
            <text:p>-24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4.6" calcext:value-type="float">
            <text:p>-4,6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12142857142857" calcext:value-type="float">
            <text:p>-3,12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0]*(-1)" office:value-type="float" office:value="-135" calcext:value-type="float">
            <text:p>-135,000</text:p>
          </table:table-cell>
          <table:table-cell office:value-type="float" office:value="135" calcext:value-type="float">
            <text:p>135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" calcext:value-type="float">
            <text:p>-3,00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28571428571429" calcext:value-type="float">
            <text:p>-3,29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59.1428571428571" calcext:value-type="float">
            <text:p>-59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43174603174603" calcext:value-type="float">
            <text:p>-0,243</text:p>
          </table:table-cell>
          <table:table-cell office:value-type="float" office:value="-0.262666666666667" calcext:value-type="float">
            <text:p>-0,26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527777777777778" calcext:value-type="float">
            <text:p>0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1]*(-1)" office:value-type="float" office:value="3.5" calcext:value-type="float">
            <text:p>3,500</text:p>
          </table:table-cell>
          <table:table-cell office:value-type="float" office:value="-3.5" calcext:value-type="float">
            <text:p>-3,5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622222222222222" calcext:value-type="float">
            <text:p>0,06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87619047619048" calcext:value-type="float">
            <text:p>-0,19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37714285714286" calcext:value-type="float">
            <text:p>-3,3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78" calcext:value-type="float">
            <text:p>-0,78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29285714285714" calcext:value-type="float">
            <text:p>-0,52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2]*(-1)" office:value-type="float" office:value="-22.5" calcext:value-type="float">
            <text:p>-22,500</text:p>
          </table:table-cell>
          <table:table-cell office:value-type="float" office:value="22.5" calcext:value-type="float">
            <text:p>22,5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" calcext:value-type="float">
            <text:p>-0,4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0.0285714285714" calcext:value-type="float">
            <text:p>-10,0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22222222222222" calcext:value-type="float">
            <text:p>-0,012</text:p>
          </table:table-cell>
          <table:table-cell office:value-type="float" office:value="-0.0941111111111111" calcext:value-type="float">
            <text:p>-0,09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225" calcext:value-type="float">
            <text:p>-0,05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3]*(-1)" office:value-type="float" office:value="-2.229" calcext:value-type="float">
            <text:p>-2,229</text:p>
          </table:table-cell>
          <table:table-cell office:value-type="float" office:value="2.229" calcext:value-type="float">
            <text:p>2,229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95333333333333" calcext:value-type="float">
            <text:p>-0,050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72222222222222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1" calcext:value-type="float">
            <text:p>-1,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" calcext:value-type="float">
            <text:p>-0,006</text:p>
          </table:table-cell>
          <table:table-cell office:value-type="float" office:value="-0.0118666666666667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235238095238095" calcext:value-type="float">
            <text:p>-0,00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4]*(-1)" office:value-type="float" office:value="-0.036" calcext:value-type="float">
            <text:p>-0,036</text:p>
          </table:table-cell>
          <table:table-cell office:value-type="float" office:value="0.036" calcext:value-type="float">
            <text:p>0,036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064" calcext:value-type="float">
            <text:p>-0,0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847619047619048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52571428571429" calcext:value-type="float">
            <text:p>-0,1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9047619047619" calcext:value-type="float">
            <text:p>-1,905</text:p>
          </table:table-cell>
          <table:table-cell office:value-type="float" office:value="-11.6666666666667" calcext:value-type="float">
            <text:p>-11,6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6.10714285714286" calcext:value-type="float">
            <text:p>-6,1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5]*(-1)" office:value-type="float" office:value="-262.5" calcext:value-type="float">
            <text:p>-262,500</text:p>
          </table:table-cell>
          <table:table-cell office:value-type="float" office:value="262.5" calcext:value-type="float">
            <text:p>262,5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5.83333333333333" calcext:value-type="float">
            <text:p>-5,8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8.33333333333333" calcext:value-type="float">
            <text:p>-8,3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6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22857142857143" calcext:value-type="float">
            <text:p>-0,123</text:p>
          </table:table-cell>
          <table:table-cell office:value-type="float" office:value="-0.216444444444444" calcext:value-type="float">
            <text:p>-0,2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01587301587302" calcext:value-type="float">
            <text:p>-0,03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7]*(-1)" office:value-type="float" office:value="-2" calcext:value-type="float">
            <text:p>-2,000</text:p>
          </table:table-cell>
          <table:table-cell office:value-type="float" office:value="2" calcext:value-type="float">
            <text:p>2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355555555555556" calcext:value-type="float">
            <text:p>-0,03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54603174603175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78285714285714" calcext:value-type="float">
            <text:p>-2,78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2" calcext:value-type="float">
            <text:p>-1,200</text:p>
          </table:table-cell>
          <table:table-cell office:value-type="float" office:value="-3.82" calcext:value-type="float">
            <text:p>-3,82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5214285714286" calcext:value-type="float">
            <text:p>-1,45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1]*(-1)" office:value-type="float" office:value="-58.5" calcext:value-type="float">
            <text:p>-58,500</text:p>
          </table:table-cell>
          <table:table-cell office:value-type="float" office:value="58.5" calcext:value-type="float">
            <text:p>58,5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04" calcext:value-type="float">
            <text:p>-1,04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72857142857143" calcext:value-type="float">
            <text:p>-2,7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9.1142857142857" calcext:value-type="float">
            <text:p>-49,1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48" calcext:value-type="float">
            <text:p>-2,4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8285714285714" calcext:value-type="float">
            <text:p>-1,68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2]*(-1)" office:value-type="float" office:value="-70.2" calcext:value-type="float">
            <text:p>-70,200</text:p>
          </table:table-cell>
          <table:table-cell office:value-type="float" office:value="70.2" calcext:value-type="float">
            <text:p>70,2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56" calcext:value-type="float">
            <text:p>-1,56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7142857142857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8857142857143" calcext:value-type="float">
            <text:p>-31,8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16761904761905" calcext:value-type="float">
            <text:p>-1,168</text:p>
          </table:table-cell>
          <table:table-cell office:value-type="float" office:value="-2.06755555555556" calcext:value-type="float">
            <text:p>-2,07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93746031746032" calcext:value-type="float">
            <text:p>-0,29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3]*(-1)" office:value-type="float" office:value="-4" calcext:value-type="float">
            <text:p>-4,000</text:p>
          </table:table-cell>
          <table:table-cell office:value-type="float" office:value="4" calcext:value-type="float">
            <text:p>4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711111111111111" calcext:value-type="float">
            <text:p>-0,07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768253968254" calcext:value-type="float">
            <text:p>-1,4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5828571428571" calcext:value-type="float">
            <text:p>-26,5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31" calcext:value-type="float">
            <text:p>-2,31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5675" calcext:value-type="float">
            <text:p>-1,56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4]*(-1)" office:value-type="float" office:value="-74.34" calcext:value-type="float">
            <text:p>-74,340</text:p>
          </table:table-cell>
          <table:table-cell office:value-type="float" office:value="74.34" calcext:value-type="float">
            <text:p>74,34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216" calcext:value-type="float">
            <text:p>-1,32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5" calcext:value-type="float">
            <text:p>-1,6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9.7" calcext:value-type="float">
            <text:p>-29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4444444444444" calcext:value-type="float">
            <text:p>-0,024</text:p>
          </table:table-cell>
          <table:table-cell office:value-type="float" office:value="-0.210222222222222" calcext:value-type="float">
            <text:p>-0,2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9428571428571" calcext:value-type="float">
            <text:p>-0,1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5]*(-1)" office:value-type="float" office:value="-5.115" calcext:value-type="float">
            <text:p>-5,115</text:p>
          </table:table-cell>
          <table:table-cell office:value-type="float" office:value="5.115" calcext:value-type="float">
            <text:p>5,11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113666666666667" calcext:value-type="float">
            <text:p>-0,11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5015873015873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70285714285714" calcext:value-type="float">
            <text:p>-2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66666666666667" calcext:value-type="float">
            <text:p>-0,017</text:p>
          </table:table-cell>
          <table:table-cell office:value-type="float" office:value="-0.0433333333333333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35714285714286" calcext:value-type="float">
            <text:p>-0,01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6]*(-1)" office:value-type="float" office:value="-0.564" calcext:value-type="float">
            <text:p>-0,564</text:p>
          </table:table-cell>
          <table:table-cell office:value-type="float" office:value="0.564" calcext:value-type="float">
            <text:p>0,56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00266666666667" calcext:value-type="float">
            <text:p>-0,01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952380952381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5" calcext:value-type="float">
            <text:p>-1,500</text:p>
          </table:table-cell>
          <table:table-cell office:value-type="float" office:value="-15.1666666666667" calcext:value-type="float">
            <text:p>-15,1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8.86666666666667" calcext:value-type="float">
            <text:p>-8,8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7]*(-1)" office:value-type="float" office:value="-378" calcext:value-type="float">
            <text:p>-378,000</text:p>
          </table:table-cell>
          <table:table-cell office:value-type="float" office:value="378" calcext:value-type="float">
            <text:p>378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8.4" calcext:value-type="float">
            <text:p>-8,4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0.8333333333333" calcext:value-type="float">
            <text:p>-10,8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94603174603175" calcext:value-type="float">
            <text:p>-0,295</text:p>
          </table:table-cell>
          <table:table-cell office:value-type="float" office:value="-0.568888888888889" calcext:value-type="float">
            <text:p>-0,5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0615873015873" calcext:value-type="float">
            <text:p>-0,1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9]*(-1)" office:value-type="float" office:value="-7.04" calcext:value-type="float">
            <text:p>-7,040</text:p>
          </table:table-cell>
          <table:table-cell office:value-type="float" office:value="7.04" calcext:value-type="float">
            <text:p>7,04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25155555555556" calcext:value-type="float">
            <text:p>-0,12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06349206349206" calcext:value-type="float">
            <text:p>-0,4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7.31428571428571" calcext:value-type="float">
            <text:p>-7,3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2" calcext:value-type="float">
            <text:p>-1,200</text:p>
          </table:table-cell>
          <table:table-cell office:value-type="float" office:value="-3.82" calcext:value-type="float">
            <text:p>-3,82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5214285714286" calcext:value-type="float">
            <text:p>-1,45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3]*(-1)" office:value-type="float" office:value="-58.5" calcext:value-type="float">
            <text:p>-58,500</text:p>
          </table:table-cell>
          <table:table-cell office:value-type="float" office:value="58.5" calcext:value-type="float">
            <text:p>58,5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04" calcext:value-type="float">
            <text:p>-1,04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72857142857143" calcext:value-type="float">
            <text:p>-2,7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9.1142857142857" calcext:value-type="float">
            <text:p>-49,1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48" calcext:value-type="float">
            <text:p>-2,4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8285714285714" calcext:value-type="float">
            <text:p>-1,68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4]*(-1)" office:value-type="float" office:value="-70.2" calcext:value-type="float">
            <text:p>-70,200</text:p>
          </table:table-cell>
          <table:table-cell office:value-type="float" office:value="70.2" calcext:value-type="float">
            <text:p>70,2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56" calcext:value-type="float">
            <text:p>-1,56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7142857142857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8857142857143" calcext:value-type="float">
            <text:p>-31,8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16761904761905" calcext:value-type="float">
            <text:p>-1,168</text:p>
          </table:table-cell>
          <table:table-cell office:value-type="float" office:value="-2.06755555555556" calcext:value-type="float">
            <text:p>-2,07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93746031746032" calcext:value-type="float">
            <text:p>-0,29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5]*(-1)" office:value-type="float" office:value="-4" calcext:value-type="float">
            <text:p>-4,000</text:p>
          </table:table-cell>
          <table:table-cell office:value-type="float" office:value="4" calcext:value-type="float">
            <text:p>4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711111111111111" calcext:value-type="float">
            <text:p>-0,07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768253968254" calcext:value-type="float">
            <text:p>-1,4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5828571428571" calcext:value-type="float">
            <text:p>-26,5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31" calcext:value-type="float">
            <text:p>-2,31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5675" calcext:value-type="float">
            <text:p>-1,56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6]*(-1)" office:value-type="float" office:value="-74.34" calcext:value-type="float">
            <text:p>-74,340</text:p>
          </table:table-cell>
          <table:table-cell office:value-type="float" office:value="74.34" calcext:value-type="float">
            <text:p>74,34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216" calcext:value-type="float">
            <text:p>-1,32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5" calcext:value-type="float">
            <text:p>-1,6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9.7" calcext:value-type="float">
            <text:p>-29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4444444444444" calcext:value-type="float">
            <text:p>-0,024</text:p>
          </table:table-cell>
          <table:table-cell office:value-type="float" office:value="-0.210222222222222" calcext:value-type="float">
            <text:p>-0,2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9428571428571" calcext:value-type="float">
            <text:p>-0,1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7]*(-1)" office:value-type="float" office:value="-5.115" calcext:value-type="float">
            <text:p>-5,115</text:p>
          </table:table-cell>
          <table:table-cell office:value-type="float" office:value="5.115" calcext:value-type="float">
            <text:p>5,11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113666666666667" calcext:value-type="float">
            <text:p>-0,11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5015873015873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70285714285714" calcext:value-type="float">
            <text:p>-2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66666666666667" calcext:value-type="float">
            <text:p>-0,017</text:p>
          </table:table-cell>
          <table:table-cell office:value-type="float" office:value="-0.0433333333333333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35714285714286" calcext:value-type="float">
            <text:p>-0,01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8]*(-1)" office:value-type="float" office:value="-0.564" calcext:value-type="float">
            <text:p>-0,564</text:p>
          </table:table-cell>
          <table:table-cell office:value-type="float" office:value="0.564" calcext:value-type="float">
            <text:p>0,56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00266666666667" calcext:value-type="float">
            <text:p>-0,01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952380952381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5" calcext:value-type="float">
            <text:p>-1,500</text:p>
          </table:table-cell>
          <table:table-cell office:value-type="float" office:value="-15.1666666666667" calcext:value-type="float">
            <text:p>-15,1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8.86666666666667" calcext:value-type="float">
            <text:p>-8,8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9]*(-1)" office:value-type="float" office:value="-378" calcext:value-type="float">
            <text:p>-378,000</text:p>
          </table:table-cell>
          <table:table-cell office:value-type="float" office:value="378" calcext:value-type="float">
            <text:p>378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8.4" calcext:value-type="float">
            <text:p>-8,4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0.8333333333333" calcext:value-type="float">
            <text:p>-10,8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94603174603175" calcext:value-type="float">
            <text:p>-0,295</text:p>
          </table:table-cell>
          <table:table-cell office:value-type="float" office:value="-0.568888888888889" calcext:value-type="float">
            <text:p>-0,5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0615873015873" calcext:value-type="float">
            <text:p>-0,1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1]*(-1)" office:value-type="float" office:value="-7.04" calcext:value-type="float">
            <text:p>-7,040</text:p>
          </table:table-cell>
          <table:table-cell office:value-type="float" office:value="7.04" calcext:value-type="float">
            <text:p>7,04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25155555555556" calcext:value-type="float">
            <text:p>-0,12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06349206349206" calcext:value-type="float">
            <text:p>-0,4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7.31428571428571" calcext:value-type="float">
            <text:p>-7,3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6666666666667" calcext:value-type="float">
            <text:p>-1,067</text:p>
          </table:table-cell>
          <table:table-cell office:value-type="float" office:value="-3.39555555555556" calcext:value-type="float">
            <text:p>-3,4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29079365079365" calcext:value-type="float">
            <text:p>-1,29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5]*(-1)" office:value-type="float" office:value="-52" calcext:value-type="float">
            <text:p>-52,000</text:p>
          </table:table-cell>
          <table:table-cell office:value-type="float" office:value="52" calcext:value-type="float">
            <text:p>52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924444444444444" calcext:value-type="float">
            <text:p>-0,92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42539682539683" calcext:value-type="float">
            <text:p>-2,4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3.6571428571429" calcext:value-type="float">
            <text:p>-43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3.015" calcext:value-type="float">
            <text:p>-3,02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04589285714286" calcext:value-type="float">
            <text:p>-2,0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6]*(-1)" office:value-type="float" office:value="-89.1" calcext:value-type="float">
            <text:p>-89,100</text:p>
          </table:table-cell>
          <table:table-cell office:value-type="float" office:value="89.1" calcext:value-type="float">
            <text:p>89,1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98" calcext:value-type="float">
            <text:p>-1,98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15357142857143" calcext:value-type="float">
            <text:p>-2,1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8.7642857142857" calcext:value-type="float">
            <text:p>-38,7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19428571428571" calcext:value-type="float">
            <text:p>-1,194</text:p>
          </table:table-cell>
          <table:table-cell office:value-type="float" office:value="-2.13688888888889" calcext:value-type="float">
            <text:p>-2,14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15460317460318" calcext:value-type="float">
            <text:p>-0,3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7]*(-1)" office:value-type="float" office:value="-11.2" calcext:value-type="float">
            <text:p>-11,200</text:p>
          </table:table-cell>
          <table:table-cell office:value-type="float" office:value="11.2" calcext:value-type="float">
            <text:p>11,2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99111111111111" calcext:value-type="float">
            <text:p>-0,19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2634920634921" calcext:value-type="float">
            <text:p>-1,5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7.4742857142857" calcext:value-type="float">
            <text:p>-27,4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475" calcext:value-type="float">
            <text:p>-2,48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7946428571429" calcext:value-type="float">
            <text:p>-1,67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8]*(-1)" office:value-type="float" office:value="-72.9" calcext:value-type="float">
            <text:p>-72,900</text:p>
          </table:table-cell>
          <table:table-cell office:value-type="float" office:value="72.9" calcext:value-type="float">
            <text:p>72,9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96" calcext:value-type="float">
            <text:p>-1,29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6785714285714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8214285714286" calcext:value-type="float">
            <text:p>-31,8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11111111111111" calcext:value-type="float">
            <text:p>-0,021</text:p>
          </table:table-cell>
          <table:table-cell office:value-type="float" office:value="-0.181555555555556" calcext:value-type="float">
            <text:p>-0,18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03142857142857" calcext:value-type="float">
            <text:p>-0,1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9]*(-1)" office:value-type="float" office:value="-4.422" calcext:value-type="float">
            <text:p>-4,422</text:p>
          </table:table-cell>
          <table:table-cell office:value-type="float" office:value="4.422" calcext:value-type="float">
            <text:p>4,422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982666666666666" calcext:value-type="float">
            <text:p>-0,098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2968253968254" calcext:value-type="float">
            <text:p>-0,13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33428571428571" calcext:value-type="float">
            <text:p>-2,3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66666666666667" calcext:value-type="float">
            <text:p>-0,017</text:p>
          </table:table-cell>
          <table:table-cell office:value-type="float" office:value="-0.0433333333333333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35714285714286" calcext:value-type="float">
            <text:p>-0,01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0]*(-1)" office:value-type="float" office:value="-0.564" calcext:value-type="float">
            <text:p>-0,564</text:p>
          </table:table-cell>
          <table:table-cell office:value-type="float" office:value="0.564" calcext:value-type="float">
            <text:p>0,56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00266666666667" calcext:value-type="float">
            <text:p>-0,01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952380952381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2857142857143" calcext:value-type="float">
            <text:p>-1,329</text:p>
          </table:table-cell>
          <table:table-cell office:value-type="float" office:value="-13.4333333333333" calcext:value-type="float">
            <text:p>-13,4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7.85333333333333" calcext:value-type="float">
            <text:p>-7,8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1]*(-1)" office:value-type="float" office:value="-334.8" calcext:value-type="float">
            <text:p>-334,800</text:p>
          </table:table-cell>
          <table:table-cell office:value-type="float" office:value="334.8" calcext:value-type="float">
            <text:p>334,8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7.44" calcext:value-type="float">
            <text:p>-7,44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9.5952380952381" calcext:value-type="float">
            <text:p>-9,6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72.714285714286" calcext:value-type="float">
            <text:p>-172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20952380952381" calcext:value-type="float">
            <text:p>-0,221</text:p>
          </table:table-cell>
          <table:table-cell office:value-type="float" office:value="-0.416" calcext:value-type="float">
            <text:p>-0,4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23809523809524" calcext:value-type="float">
            <text:p>-0,07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3]*(-1)" office:value-type="float" office:value="-4.8" calcext:value-type="float">
            <text:p>-4,800</text:p>
          </table:table-cell>
          <table:table-cell office:value-type="float" office:value="4.8" calcext:value-type="float">
            <text:p>4,8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853333333333333" calcext:value-type="float">
            <text:p>-0,08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297142857142857" calcext:value-type="float">
            <text:p>-0,3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5.34857142857143" calcext:value-type="float">
            <text:p>-5,3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office:value-type="float" office:value="-2.30666666666667" calcext:value-type="float">
            <text:p>-2,31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05238095238095" calcext:value-type="float">
            <text:p>-0,8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7]*(-1)" office:value-type="float" office:value="-28.2" calcext:value-type="float">
            <text:p>-28,200</text:p>
          </table:table-cell>
          <table:table-cell office:value-type="float" office:value="28.2" calcext:value-type="float">
            <text:p>28,2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01333333333333" calcext:value-type="float">
            <text:p>-0,5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4761904761905" calcext:value-type="float">
            <text:p>-1,65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9.6571428571429" calcext:value-type="float">
            <text:p>-29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89" calcext:value-type="float">
            <text:p>-1,89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2825" calcext:value-type="float">
            <text:p>-1,28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8]*(-1)" office:value-type="float" office:value="-52.65" calcext:value-type="float">
            <text:p>-52,650</text:p>
          </table:table-cell>
          <table:table-cell office:value-type="float" office:value="52.65" calcext:value-type="float">
            <text:p>52,65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17" calcext:value-type="float">
            <text:p>-1,17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5" calcext:value-type="float">
            <text:p>-1,3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4.3" calcext:value-type="float">
            <text:p>-24,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918095238095238" calcext:value-type="float">
            <text:p>-0,918</text:p>
          </table:table-cell>
          <table:table-cell office:value-type="float" office:value="-1.50844444444444" calcext:value-type="float">
            <text:p>-1,51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51396825396825" calcext:value-type="float">
            <text:p>-0,15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9]*(-1)" office:value-type="float" office:value="-3.02" calcext:value-type="float">
            <text:p>-3,020</text:p>
          </table:table-cell>
          <table:table-cell office:value-type="float" office:value="3.02" calcext:value-type="float">
            <text:p>3,02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36888888888889" calcext:value-type="float">
            <text:p>-0,05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07746031746032" calcext:value-type="float">
            <text:p>-1,0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9.3942857142857" calcext:value-type="float">
            <text:p>-19,3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74" calcext:value-type="float">
            <text:p>-0,74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02142857142857" calcext:value-type="float">
            <text:p>-0,50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0]*(-1)" office:value-type="float" office:value="-19.05" calcext:value-type="float">
            <text:p>-19,050</text:p>
          </table:table-cell>
          <table:table-cell office:value-type="float" office:value="19.05" calcext:value-type="float">
            <text:p>19,05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38666666666667" calcext:value-type="float">
            <text:p>-0,33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28571428571429" calcext:value-type="float">
            <text:p>-0,53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9.51428571428571" calcext:value-type="float">
            <text:p>-9,5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4444444444444" calcext:value-type="float">
            <text:p>-0,014</text:p>
          </table:table-cell>
          <table:table-cell office:value-type="float" office:value="-0.0982222222222222" calcext:value-type="float">
            <text:p>-0,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29285714285714" calcext:value-type="float">
            <text:p>-0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1]*(-1)" office:value-type="float" office:value="-2.139" calcext:value-type="float">
            <text:p>-2,139</text:p>
          </table:table-cell>
          <table:table-cell office:value-type="float" office:value="2.139" calcext:value-type="float">
            <text:p>2,139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75333333333333" calcext:value-type="float">
            <text:p>-0,048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701587301587302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6285714285714" calcext:value-type="float">
            <text:p>-1,2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" calcext:value-type="float">
            <text:p>-0,010</text:p>
          </table:table-cell>
          <table:table-cell office:value-type="float" office:value="-0.023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10714285714286" calcext:value-type="float">
            <text:p>-0,0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2]*(-1)" office:value-type="float" office:value="-0.204" calcext:value-type="float">
            <text:p>-0,204</text:p>
          </table:table-cell>
          <table:table-cell office:value-type="float" office:value="0.204" calcext:value-type="float">
            <text:p>0,20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62666666666667" calcext:value-type="float">
            <text:p>-0,0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64285714285714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95714285714286" calcext:value-type="float">
            <text:p>-0,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2" calcext:value-type="float">
            <text:p>-1,200</text:p>
          </table:table-cell>
          <table:table-cell office:value-type="float" office:value="-11.5733333333333" calcext:value-type="float">
            <text:p>-11,5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6.71333333333333" calcext:value-type="float">
            <text:p>-6,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3]*(-1)" office:value-type="float" office:value="-268.8" calcext:value-type="float">
            <text:p>-268,800</text:p>
          </table:table-cell>
          <table:table-cell office:value-type="float" office:value="268.8" calcext:value-type="float">
            <text:p>268,8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5.97333333333333" calcext:value-type="float">
            <text:p>-5,97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8.26666666666667" calcext:value-type="float">
            <text:p>-8,2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48.8" calcext:value-type="float">
            <text:p>-148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47301587301587" calcext:value-type="float">
            <text:p>-0,147</text:p>
          </table:table-cell>
          <table:table-cell office:value-type="float" office:value="-0.277333333333333" calcext:value-type="float">
            <text:p>-0,28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482539682539683" calcext:value-type="float">
            <text:p>-0,04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5]*(-1)" office:value-type="float" office:value="-3.2" calcext:value-type="float">
            <text:p>-3,200</text:p>
          </table:table-cell>
          <table:table-cell office:value-type="float" office:value="3.2" calcext:value-type="float">
            <text:p>3,2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68888888888889" calcext:value-type="float">
            <text:p>-0,05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98095238095238" calcext:value-type="float">
            <text:p>-0,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56571428571429" calcext:value-type="float">
            <text:p>-3,5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733333333333333" calcext:value-type="float">
            <text:p>-0,733</text:p>
          </table:table-cell>
          <table:table-cell office:value-type="float" office:value="-2.33444444444444" calcext:value-type="float">
            <text:p>-2,3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87420634920635" calcext:value-type="float">
            <text:p>-0,8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8]*(-1)" office:value-type="float" office:value="-35.75" calcext:value-type="float">
            <text:p>-35,750</text:p>
          </table:table-cell>
          <table:table-cell office:value-type="float" office:value="35.75" calcext:value-type="float">
            <text:p>35,75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35555555555556" calcext:value-type="float">
            <text:p>-0,63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6746031746032" calcext:value-type="float">
            <text:p>-1,67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0.0142857142857" calcext:value-type="float">
            <text:p>-30,0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43" calcext:value-type="float">
            <text:p>-2,43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4892857142857" calcext:value-type="float">
            <text:p>-1,64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9]*(-1)" office:value-type="float" office:value="-62.775" calcext:value-type="float">
            <text:p>-62,775</text:p>
          </table:table-cell>
          <table:table-cell office:value-type="float" office:value="62.775" calcext:value-type="float">
            <text:p>62,775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395" calcext:value-type="float">
            <text:p>-1,395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3571428571429" calcext:value-type="float">
            <text:p>-1,74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2428571428571" calcext:value-type="float">
            <text:p>-31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76190476190476" calcext:value-type="float">
            <text:p>-0,276</text:p>
          </table:table-cell>
          <table:table-cell office:value-type="float" office:value="-0.524444444444444" calcext:value-type="float">
            <text:p>-0,5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934920634920635" calcext:value-type="float">
            <text:p>-0,09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0]*(-1)" office:value-type="float" office:value="-3.5" calcext:value-type="float">
            <text:p>-3,500</text:p>
          </table:table-cell>
          <table:table-cell office:value-type="float" office:value="3.5" calcext:value-type="float">
            <text:p>3,5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622222222222222" calcext:value-type="float">
            <text:p>-0,06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74603174603175" calcext:value-type="float">
            <text:p>-0,37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74285714285714" calcext:value-type="float">
            <text:p>-6,7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092" calcext:value-type="float">
            <text:p>-1,09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41" calcext:value-type="float">
            <text:p>-0,74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1]*(-1)" office:value-type="float" office:value="-26.91" calcext:value-type="float">
            <text:p>-26,910</text:p>
          </table:table-cell>
          <table:table-cell office:value-type="float" office:value="26.91" calcext:value-type="float">
            <text:p>26,91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784" calcext:value-type="float">
            <text:p>-0,47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78" calcext:value-type="float">
            <text:p>-0,78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4.04" calcext:value-type="float">
            <text:p>-14,0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33333333333333" calcext:value-type="float">
            <text:p>-0,013</text:p>
          </table:table-cell>
          <table:table-cell office:value-type="float" office:value="-0.112266666666667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35142857142857" calcext:value-type="float">
            <text:p>-0,06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2]*(-1)" office:value-type="float" office:value="-2.952" calcext:value-type="float">
            <text:p>-2,952</text:p>
          </table:table-cell>
          <table:table-cell office:value-type="float" office:value="2.952" calcext:value-type="float">
            <text:p>2,952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656" calcext:value-type="float">
            <text:p>-0,066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0190476190476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44342857142857" calcext:value-type="float">
            <text:p>-1,4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" calcext:value-type="float">
            <text:p>-0,006</text:p>
          </table:table-cell>
          <table:table-cell office:value-type="float" office:value="-0.0156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8571428571429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3]*(-1)" office:value-type="float" office:value="0.066" calcext:value-type="float">
            <text:p>0,066</text:p>
          </table:table-cell>
          <table:table-cell office:value-type="float" office:value="-0.066" calcext:value-type="float">
            <text:p>-0,066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0117333333333333" calcext:value-type="float">
            <text:p>0,0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1142857142857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00571428571429" calcext:value-type="float">
            <text:p>-0,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2" calcext:value-type="float">
            <text:p>-1,200</text:p>
          </table:table-cell>
          <table:table-cell office:value-type="float" office:value="-12.1333333333333" calcext:value-type="float">
            <text:p>-12,1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7.09333333333333" calcext:value-type="float">
            <text:p>-7,09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4]*(-1)" office:value-type="float" office:value="-302.4" calcext:value-type="float">
            <text:p>-302,400</text:p>
          </table:table-cell>
          <table:table-cell office:value-type="float" office:value="302.4" calcext:value-type="float">
            <text:p>302,4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6.72" calcext:value-type="float">
            <text:p>-6,72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8.66666666666667" calcext:value-type="float">
            <text:p>-8,6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5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36507936507936" calcext:value-type="float">
            <text:p>-0,074</text:p>
          </table:table-cell>
          <table:table-cell office:value-type="float" office:value="-0.241777777777778" calcext:value-type="float">
            <text:p>-0,2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940952380952381" calcext:value-type="float">
            <text:p>-0,09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6]*(-1)" office:value-type="float" office:value="-6.24" calcext:value-type="float">
            <text:p>-6,240</text:p>
          </table:table-cell>
          <table:table-cell office:value-type="float" office:value="6.24" calcext:value-type="float">
            <text:p>6,24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10933333333333" calcext:value-type="float">
            <text:p>-0,11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72698412698413" calcext:value-type="float">
            <text:p>-0,1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10857142857143" calcext:value-type="float">
            <text:p>-3,1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3333333333333" calcext:value-type="float">
            <text:p>-1,333</text:p>
          </table:table-cell>
          <table:table-cell office:value-type="float" office:value="-3.44444444444444" calcext:value-type="float">
            <text:p>-3,44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7063492063492" calcext:value-type="float">
            <text:p>-1,07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26222222222222" calcext:value-type="float">
            <text:p>-1,2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46031746031746" calcext:value-type="float">
            <text:p>-2,4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4.2857142857143" calcext:value-type="float">
            <text:p>-44,2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065" calcext:value-type="float">
            <text:p>-2,0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0125" calcext:value-type="float">
            <text:p>-1,4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065" calcext:value-type="float">
            <text:p>-2,065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75" calcext:value-type="float">
            <text:p>-1,4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55" calcext:value-type="float">
            <text:p>-26,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26095238095238" calcext:value-type="float">
            <text:p>-1,261</text:p>
          </table:table-cell>
          <table:table-cell office:value-type="float" office:value="-1.98222222222222" calcext:value-type="float">
            <text:p>-1,9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7174603174603" calcext:value-type="float">
            <text:p>-0,14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173511111111111" calcext:value-type="float">
            <text:p>-0,1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1587301587302" calcext:value-type="float">
            <text:p>-1,4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5.4857142857143" calcext:value-type="float">
            <text:p>-25,4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444" calcext:value-type="float">
            <text:p>-2,44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5842857142857" calcext:value-type="float">
            <text:p>-1,65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9552" calcext:value-type="float">
            <text:p>-1,9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4571428571429" calcext:value-type="float">
            <text:p>-1,7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4228571428571" calcext:value-type="float">
            <text:p>-31,4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66666666666667" calcext:value-type="float">
            <text:p>-0,027</text:p>
          </table:table-cell>
          <table:table-cell office:value-type="float" office:value="-0.154666666666667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96190476190476" calcext:value-type="float">
            <text:p>-0,08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117333333333333" calcext:value-type="float">
            <text:p>-0,11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047619047619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98857142857143" calcext:value-type="float">
            <text:p>-1,9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06666666666667" calcext:value-type="float">
            <text:p>-0,021</text:p>
          </table:table-cell>
          <table:table-cell office:value-type="float" office:value="-0.0413333333333333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841428571428572" calcext:value-type="float">
            <text:p>-0,00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992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95238095238095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31428571428571" calcext:value-type="float">
            <text:p>-0,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71428571428571" calcext:value-type="float">
            <text:p>-1,714</text:p>
          </table:table-cell>
          <table:table-cell office:value-type="float" office:value="-14.1333333333333" calcext:value-type="float">
            <text:p>-14,1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7.96190476190476" calcext:value-type="float">
            <text:p>-7,9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11.7333333333333" calcext:value-type="float">
            <text:p>-11,7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0.0952380952381" calcext:value-type="float">
            <text:p>-10,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81.714285714286" calcext:value-type="float">
            <text:p>-181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68253968253968" calcext:value-type="float">
            <text:p>-0,368</text:p>
          </table:table-cell>
          <table:table-cell office:value-type="float" office:value="-0.693333333333333" calcext:value-type="float">
            <text:p>-0,69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0634920634921" calcext:value-type="float">
            <text:p>-0,12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142222222222222" calcext:value-type="float">
            <text:p>-0,1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95238095238095" calcext:value-type="float">
            <text:p>-0,5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8.91428571428571" calcext:value-type="float">
            <text:p>-8,9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31555555555556" calcext:value-type="float">
            <text:p>-1,32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92698412698413" calcext:value-type="float">
            <text:p>-0,89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1]*(-1)" office:value-type="float" office:value="-38.5" calcext:value-type="float">
            <text:p>-38,500</text:p>
          </table:table-cell>
          <table:table-cell office:value-type="float" office:value="38.5" calcext:value-type="float">
            <text:p>38,5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855555555555556" calcext:value-type="float">
            <text:p>-0,856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93968253968254" calcext:value-type="float">
            <text:p>-0,94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6.9142857142857" calcext:value-type="float">
            <text:p>-16,9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35555555555556" calcext:value-type="float">
            <text:p>-1,3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91984126984127" calcext:value-type="float">
            <text:p>-0,92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3]*(-1)" office:value-type="float" office:value="-39.625" calcext:value-type="float">
            <text:p>-39,625</text:p>
          </table:table-cell>
          <table:table-cell office:value-type="float" office:value="39.625" calcext:value-type="float">
            <text:p>39,62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704444444444444" calcext:value-type="float">
            <text:p>-0,7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968253968253968" calcext:value-type="float">
            <text:p>-0,9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7.4285714285714" calcext:value-type="float">
            <text:p>-17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888888888888889" calcext:value-type="float">
            <text:p>-0,009</text:p>
          </table:table-cell>
          <table:table-cell office:value-type="float" office:value="-0.0622222222222222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37777777777778" calcext:value-type="float">
            <text:p>-0,03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4]*(-1)" office:value-type="float" office:value="-1.22" calcext:value-type="float">
            <text:p>-1,220</text:p>
          </table:table-cell>
          <table:table-cell office:value-type="float" office:value="1.22" calcext:value-type="float">
            <text:p>1,22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71111111111111" calcext:value-type="float">
            <text:p>-0,02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444444444444444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0136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922857142857143" calcext:value-type="float">
            <text:p>-0,00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5]*(-1)" office:value-type="float" office:value="-0.384" calcext:value-type="float">
            <text:p>-0,384</text:p>
          </table:table-cell>
          <table:table-cell office:value-type="float" office:value="0.384" calcext:value-type="float">
            <text:p>0,38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682666666666667" calcext:value-type="float">
            <text:p>-0,00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7142857142857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74857142857143" calcext:value-type="float">
            <text:p>-0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5.06666666666667" calcext:value-type="float">
            <text:p>-5,0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43809523809524" calcext:value-type="float">
            <text:p>-3,43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6]*(-1)" office:value-type="float" office:value="-147" calcext:value-type="float">
            <text:p>-147,000</text:p>
          </table:table-cell>
          <table:table-cell office:value-type="float" office:value="147" calcext:value-type="float">
            <text:p>147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.26666666666667" calcext:value-type="float">
            <text:p>-3,267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61904761904762" calcext:value-type="float">
            <text:p>-3,6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65.1428571428571" calcext:value-type="float">
            <text:p>-65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7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1047619047619" calcext:value-type="float">
            <text:p>-0,110</text:p>
          </table:table-cell>
          <table:table-cell office:value-type="float" office:value="-0.236" calcext:value-type="float">
            <text:p>-0,2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51904761904762" calcext:value-type="float">
            <text:p>-0,05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8]*(-1)" office:value-type="float" office:value="-2.85" calcext:value-type="float">
            <text:p>-2,850</text:p>
          </table:table-cell>
          <table:table-cell office:value-type="float" office:value="2.85" calcext:value-type="float">
            <text:p>2,85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06666666666667" calcext:value-type="float">
            <text:p>-0,05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68571428571429" calcext:value-type="float">
            <text:p>-0,1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03428571428571" calcext:value-type="float">
            <text:p>-3,03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92" calcext:value-type="float">
            <text:p>-0,92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24285714285714" calcext:value-type="float">
            <text:p>-0,62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3]*(-1)" office:value-type="float" office:value="-25.875" calcext:value-type="float">
            <text:p>-25,875</text:p>
          </table:table-cell>
          <table:table-cell office:value-type="float" office:value="25.875" calcext:value-type="float">
            <text:p>25,875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575" calcext:value-type="float">
            <text:p>-0,575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657142857142857" calcext:value-type="float">
            <text:p>-0,66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.8285714285714" calcext:value-type="float">
            <text:p>-11,8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76" calcext:value-type="float">
            <text:p>-0,7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15714285714286" calcext:value-type="float">
            <text:p>-0,51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5]*(-1)" office:value-type="float" office:value="-21.375" calcext:value-type="float">
            <text:p>-21,375</text:p>
          </table:table-cell>
          <table:table-cell office:value-type="float" office:value="21.375" calcext:value-type="float">
            <text:p>21,37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8" calcext:value-type="float">
            <text:p>-0,38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42857142857143" calcext:value-type="float">
            <text:p>-0,54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9.77142857142857" calcext:value-type="float">
            <text:p>-9,7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888888888888889" calcext:value-type="float">
            <text:p>-0,009</text:p>
          </table:table-cell>
          <table:table-cell office:value-type="float" office:value="-0.0622222222222222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37777777777778" calcext:value-type="float">
            <text:p>-0,03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6]*(-1)" office:value-type="float" office:value="-1.22" calcext:value-type="float">
            <text:p>-1,220</text:p>
          </table:table-cell>
          <table:table-cell office:value-type="float" office:value="1.22" calcext:value-type="float">
            <text:p>1,22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71111111111111" calcext:value-type="float">
            <text:p>-0,02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444444444444444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008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542857142857143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7]*(-1)" office:value-type="float" office:value="-0.225" calcext:value-type="float">
            <text:p>-0,225</text:p>
          </table:table-cell>
          <table:table-cell office:value-type="float" office:value="0.225" calcext:value-type="float">
            <text:p>0,225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4" calcext:value-type="float">
            <text:p>-0,0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57142857142857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02857142857143" calcext:value-type="float">
            <text:p>-0,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3.2" calcext:value-type="float">
            <text:p>-3,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17142857142857" calcext:value-type="float">
            <text:p>-2,17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8]*(-1)" office:value-type="float" office:value="-90" calcext:value-type="float">
            <text:p>-90,000</text:p>
          </table:table-cell>
          <table:table-cell office:value-type="float" office:value="90" calcext:value-type="float">
            <text:p>90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2" calcext:value-type="float">
            <text:p>-2,0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28571428571429" calcext:value-type="float">
            <text:p>-2,29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41.1428571428571" calcext:value-type="float">
            <text:p>-41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58730158730159" calcext:value-type="float">
            <text:p>-1,587</text:p>
          </table:table-cell>
          <table:table-cell office:value-type="float" office:value="-3.33333333333333" calcext:value-type="float">
            <text:p>-3,33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53968253968254" calcext:value-type="float">
            <text:p>-0,75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9]*(-1)" office:value-type="float" office:value="-50" calcext:value-type="float">
            <text:p>-50,000</text:p>
          </table:table-cell>
          <table:table-cell office:value-type="float" office:value="50" calcext:value-type="float">
            <text:p>5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88888888888889" calcext:value-type="float">
            <text:p>-0,88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38095238095238" calcext:value-type="float">
            <text:p>-2,38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42.8571428571429" calcext:value-type="float">
            <text:p>-42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52380952380952" calcext:value-type="float">
            <text:p>-0,055</text:p>
          </table:table-cell>
          <table:table-cell office:value-type="float" office:value="-0.118" calcext:value-type="float">
            <text:p>-0,1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75952380952381" calcext:value-type="float">
            <text:p>-0,02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0]*(-1)" office:value-type="float" office:value="-1.425" calcext:value-type="float">
            <text:p>-1,425</text:p>
          </table:table-cell>
          <table:table-cell office:value-type="float" office:value="1.425" calcext:value-type="float">
            <text:p>1,425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53333333333333" calcext:value-type="float">
            <text:p>-0,02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42857142857143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51714285714286" calcext:value-type="float">
            <text:p>-1,5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84" calcext:value-type="float">
            <text:p>-1,84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24857142857143" calcext:value-type="float">
            <text:p>-1,24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5]*(-1)" office:value-type="float" office:value="-51.75" calcext:value-type="float">
            <text:p>-51,750</text:p>
          </table:table-cell>
          <table:table-cell office:value-type="float" office:value="51.75" calcext:value-type="float">
            <text:p>51,75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15" calcext:value-type="float">
            <text:p>-1,15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1428571428571" calcext:value-type="float">
            <text:p>-1,3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3.6571428571429" calcext:value-type="float">
            <text:p>-23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6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77333333333333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20333333333333" calcext:value-type="float">
            <text:p>-1,2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7]*(-1)" office:value-type="float" office:value="-49.875" calcext:value-type="float">
            <text:p>-49,875</text:p>
          </table:table-cell>
          <table:table-cell office:value-type="float" office:value="49.875" calcext:value-type="float">
            <text:p>49,87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86666666666667" calcext:value-type="float">
            <text:p>-0,88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26666666666667" calcext:value-type="float">
            <text:p>-1,2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2.8" calcext:value-type="float">
            <text:p>-22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33333333333333" calcext:value-type="float">
            <text:p>-0,013</text:p>
          </table:table-cell>
          <table:table-cell office:value-type="float" office:value="-0.0966666666666667" calcext:value-type="float">
            <text:p>-0,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29285714285714" calcext:value-type="float">
            <text:p>-0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8]*(-1)" office:value-type="float" office:value="-1.98" calcext:value-type="float">
            <text:p>-1,980</text:p>
          </table:table-cell>
          <table:table-cell office:value-type="float" office:value="1.98" calcext:value-type="float">
            <text:p>1,9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4" calcext:value-type="float">
            <text:p>-0,04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9047619047619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4285714285714" calcext:value-type="float">
            <text:p>-1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016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08571428571429" calcext:value-type="float">
            <text:p>-0,01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9]*(-1)" office:value-type="float" office:value="-0.45" calcext:value-type="float">
            <text:p>-0,450</text:p>
          </table:table-cell>
          <table:table-cell office:value-type="float" office:value="0.45" calcext:value-type="float">
            <text:p>0,45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8" calcext:value-type="float">
            <text:p>-0,00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14285714285714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05714285714286" calcext:value-type="float">
            <text:p>-0,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6.33333333333333" calcext:value-type="float">
            <text:p>-6,3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29761904761905" calcext:value-type="float">
            <text:p>-4,29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0]*(-1)" office:value-type="float" office:value="-195" calcext:value-type="float">
            <text:p>-195,000</text:p>
          </table:table-cell>
          <table:table-cell office:value-type="float" office:value="195" calcext:value-type="float">
            <text:p>195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33333333333333" calcext:value-type="float">
            <text:p>-4,3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52380952380952" calcext:value-type="float">
            <text:p>-4,5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81.4285714285714" calcext:value-type="float">
            <text:p>-81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1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20952380952381" calcext:value-type="float">
            <text:p>-0,221</text:p>
          </table:table-cell>
          <table:table-cell office:value-type="float" office:value="-0.472" calcext:value-type="float">
            <text:p>-0,4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0380952380952" calcext:value-type="float">
            <text:p>-0,11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2]*(-1)" office:value-type="float" office:value="-5.7" calcext:value-type="float">
            <text:p>-5,700</text:p>
          </table:table-cell>
          <table:table-cell office:value-type="float" office:value="5.7" calcext:value-type="float">
            <text:p>5,7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01333333333333" calcext:value-type="float">
            <text:p>-0,1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37142857142857" calcext:value-type="float">
            <text:p>-0,3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06857142857143" calcext:value-type="float">
            <text:p>-6,0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6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84" calcext:value-type="float">
            <text:p>-1,84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24857142857143" calcext:value-type="float">
            <text:p>-1,24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7]*(-1)" office:value-type="float" office:value="-51.75" calcext:value-type="float">
            <text:p>-51,750</text:p>
          </table:table-cell>
          <table:table-cell office:value-type="float" office:value="51.75" calcext:value-type="float">
            <text:p>51,75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15" calcext:value-type="float">
            <text:p>-1,15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1428571428571" calcext:value-type="float">
            <text:p>-1,3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3.6571428571429" calcext:value-type="float">
            <text:p>-23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77333333333333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20333333333333" calcext:value-type="float">
            <text:p>-1,2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9]*(-1)" office:value-type="float" office:value="-49.875" calcext:value-type="float">
            <text:p>-49,875</text:p>
          </table:table-cell>
          <table:table-cell office:value-type="float" office:value="49.875" calcext:value-type="float">
            <text:p>49,87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86666666666667" calcext:value-type="float">
            <text:p>-0,88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26666666666667" calcext:value-type="float">
            <text:p>-1,2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2.8" calcext:value-type="float">
            <text:p>-22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33333333333333" calcext:value-type="float">
            <text:p>-0,013</text:p>
          </table:table-cell>
          <table:table-cell office:value-type="float" office:value="-0.0966666666666667" calcext:value-type="float">
            <text:p>-0,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29285714285714" calcext:value-type="float">
            <text:p>-0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0]*(-1)" office:value-type="float" office:value="-1.98" calcext:value-type="float">
            <text:p>-1,980</text:p>
          </table:table-cell>
          <table:table-cell office:value-type="float" office:value="1.98" calcext:value-type="float">
            <text:p>1,9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4" calcext:value-type="float">
            <text:p>-0,04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9047619047619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4285714285714" calcext:value-type="float">
            <text:p>-1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016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08571428571429" calcext:value-type="float">
            <text:p>-0,01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1]*(-1)" office:value-type="float" office:value="-0.45" calcext:value-type="float">
            <text:p>-0,450</text:p>
          </table:table-cell>
          <table:table-cell office:value-type="float" office:value="0.45" calcext:value-type="float">
            <text:p>0,45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8" calcext:value-type="float">
            <text:p>-0,00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14285714285714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05714285714286" calcext:value-type="float">
            <text:p>-0,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6.33333333333333" calcext:value-type="float">
            <text:p>-6,3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29761904761905" calcext:value-type="float">
            <text:p>-4,29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2]*(-1)" office:value-type="float" office:value="-195" calcext:value-type="float">
            <text:p>-195,000</text:p>
          </table:table-cell>
          <table:table-cell office:value-type="float" office:value="195" calcext:value-type="float">
            <text:p>195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33333333333333" calcext:value-type="float">
            <text:p>-4,3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52380952380952" calcext:value-type="float">
            <text:p>-4,5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81.4285714285714" calcext:value-type="float">
            <text:p>-81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3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20952380952381" calcext:value-type="float">
            <text:p>-0,221</text:p>
          </table:table-cell>
          <table:table-cell office:value-type="float" office:value="-0.472" calcext:value-type="float">
            <text:p>-0,4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0380952380952" calcext:value-type="float">
            <text:p>-0,11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4]*(-1)" office:value-type="float" office:value="-5.7" calcext:value-type="float">
            <text:p>-5,700</text:p>
          </table:table-cell>
          <table:table-cell office:value-type="float" office:value="5.7" calcext:value-type="float">
            <text:p>5,7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01333333333333" calcext:value-type="float">
            <text:p>-0,1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37142857142857" calcext:value-type="float">
            <text:p>-0,3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06857142857143" calcext:value-type="float">
            <text:p>-6,0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05333333333333" calcext:value-type="float">
            <text:p>-2,0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39333333333333" calcext:value-type="float">
            <text:p>-1,39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05333333333333" calcext:value-type="float">
            <text:p>-2,053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6666666666667" calcext:value-type="float">
            <text:p>-1,4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4" calcext:value-type="float">
            <text:p>-2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1.62666666666667" calcext:value-type="float">
            <text:p>-1,63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10380952380952" calcext:value-type="float">
            <text:p>-1,1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30133333333333" calcext:value-type="float">
            <text:p>-1,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16190476190476" calcext:value-type="float">
            <text:p>-1,1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0.9142857142857" calcext:value-type="float">
            <text:p>-20,9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77777777777778" calcext:value-type="float">
            <text:p>-0,018</text:p>
          </table:table-cell>
          <table:table-cell office:value-type="float" office:value="-0.0666666666666667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83492063492063" calcext:value-type="float">
            <text:p>-0,02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417777777777778" calcext:value-type="float">
            <text:p>-0,042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476190476190476" calcext:value-type="float">
            <text:p>-0,0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57142857142857" calcext:value-type="float">
            <text:p>-0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006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07142857142857" calcext:value-type="float">
            <text:p>-0,0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48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428571428571429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771428571428572" calcext:value-type="float">
            <text:p>-0,0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3.93333333333333" calcext:value-type="float">
            <text:p>-3,9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66904761904762" calcext:value-type="float">
            <text:p>-2,66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3.93333333333333" calcext:value-type="float">
            <text:p>-3,9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80952380952381" calcext:value-type="float">
            <text:p>-2,8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50.5714285714286" calcext:value-type="float">
            <text:p>-50,5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94603174603175" calcext:value-type="float">
            <text:p>-0,295</text:p>
          </table:table-cell>
          <table:table-cell office:value-type="float" office:value="-0.424888888888889" calcext:value-type="float">
            <text:p>-0,4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844444444444443" calcext:value-type="float">
            <text:p>-0,00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995555555555554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03492063492064" calcext:value-type="float">
            <text:p>-0,3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5.46285714285714" calcext:value-type="float">
            <text:p>-5,46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761904761904762" calcext:value-type="float">
            <text:p>-0,762</text:p>
          </table:table-cell>
          <table:table-cell office:value-type="float" office:value="-2.17777777777778" calcext:value-type="float">
            <text:p>-2,18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53968253968254" calcext:value-type="float">
            <text:p>-0,75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0]*(-1)" office:value-type="float" office:value="-39" calcext:value-type="float">
            <text:p>-39,000</text:p>
          </table:table-cell>
          <table:table-cell office:value-type="float" office:value="39" calcext:value-type="float">
            <text:p>39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3333333333333" calcext:value-type="float">
            <text:p>-0,69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5555555555556" calcext:value-type="float">
            <text:p>-1,5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106666666666667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23809523809524" calcext:value-type="float">
            <text:p>-0,07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1]*(-1)" office:value-type="float" office:value="-2.4" calcext:value-type="float">
            <text:p>-2,400</text:p>
          </table:table-cell>
          <table:table-cell office:value-type="float" office:value="2.4" calcext:value-type="float">
            <text:p>2,4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533333333333333" calcext:value-type="float">
            <text:p>-0,053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76190476190476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7142857142857" calcext:value-type="float">
            <text:p>-1,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457142857142857" calcext:value-type="float">
            <text:p>-0,046</text:p>
          </table:table-cell>
          <table:table-cell office:value-type="float" office:value="-0.130666666666667" calcext:value-type="float">
            <text:p>-0,1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452380952380952" calcext:value-type="float">
            <text:p>-0,04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2]*(-1)" office:value-type="float" office:value="-2.34" calcext:value-type="float">
            <text:p>-2,340</text:p>
          </table:table-cell>
          <table:table-cell office:value-type="float" office:value="2.34" calcext:value-type="float">
            <text:p>2,34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416" calcext:value-type="float">
            <text:p>-0,04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933333333333333" calcext:value-type="float">
            <text:p>-0,09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68" calcext:value-type="float">
            <text:p>-1,6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04761904761905" calcext:value-type="float">
            <text:p>-0,03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28952380952381" calcext:value-type="float">
            <text:p>0,02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3]*(-1)" office:value-type="float" office:value="2.72" calcext:value-type="float">
            <text:p>2,720</text:p>
          </table:table-cell>
          <table:table-cell office:value-type="float" office:value="-2.72" calcext:value-type="float">
            <text:p>-2,72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483555555555556" calcext:value-type="float">
            <text:p>0,04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33333333333333" calcext:value-type="float">
            <text:p>-0,013</text:p>
          </table:table-cell>
          <table:table-cell office:value-type="float" office:value="-0.040666666666666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49285714285714" calcext:value-type="float">
            <text:p>-0,0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4]*(-1)" office:value-type="float" office:value="-0.81" calcext:value-type="float">
            <text:p>-0,810</text:p>
          </table:table-cell>
          <table:table-cell office:value-type="float" office:value="0.81" calcext:value-type="float">
            <text:p>0,81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18" calcext:value-type="float">
            <text:p>-0,018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9047619047619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22857142857143" calcext:value-type="float">
            <text:p>-0,5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office:value-type="float" office:value="-0.0126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11666666666667" calcext:value-type="float">
            <text:p>-0,0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5]*(-1)" office:value-type="float" office:value="-0.219" calcext:value-type="float">
            <text:p>-0,219</text:p>
          </table:table-cell>
          <table:table-cell office:value-type="float" office:value="0.219" calcext:value-type="float">
            <text:p>0,219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89333333333333" calcext:value-type="float">
            <text:p>-0,0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2" calcext:value-type="float">
            <text:p>-0,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76190476190476" calcext:value-type="float">
            <text:p>-0,476</text:p>
          </table:table-cell>
          <table:table-cell office:value-type="float" office:value="-2.33333333333333" calcext:value-type="float">
            <text:p>-2,3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13095238095238" calcext:value-type="float">
            <text:p>-1,13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6]*(-1)" office:value-type="float" office:value="-60" calcext:value-type="float">
            <text:p>-60,000</text:p>
          </table:table-cell>
          <table:table-cell office:value-type="float" office:value="60" calcext:value-type="float">
            <text:p>60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33333333333333" calcext:value-type="float">
            <text:p>-1,3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6666666666667" calcext:value-type="float">
            <text:p>-1,6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7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11111111111111" calcext:value-type="float">
            <text:p>-0,111</text:p>
          </table:table-cell>
          <table:table-cell office:value-type="float" office:value="-0.155555555555556" calcext:value-type="float">
            <text:p>-0,16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99047619047619" calcext:value-type="float">
            <text:p>-0,990</text:p>
          </table:table-cell>
          <table:table-cell office:value-type="float" office:value="-2.83111111111111" calcext:value-type="float">
            <text:p>-2,8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98015873015873" calcext:value-type="float">
            <text:p>-0,98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2]*(-1)" office:value-type="float" office:value="-50.7" calcext:value-type="float">
            <text:p>-50,700</text:p>
          </table:table-cell>
          <table:table-cell office:value-type="float" office:value="50.7" calcext:value-type="float">
            <text:p>50,7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901333333333333" calcext:value-type="float">
            <text:p>-0,9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02222222222222" calcext:value-type="float">
            <text:p>-2,02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.4" calcext:value-type="float">
            <text:p>-3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106666666666667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23809523809524" calcext:value-type="float">
            <text:p>-0,07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3]*(-1)" office:value-type="float" office:value="1.86" calcext:value-type="float">
            <text:p>1,860</text:p>
          </table:table-cell>
          <table:table-cell office:value-type="float" office:value="-1.86" calcext:value-type="float">
            <text:p>-1,86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0.0413333333333333" calcext:value-type="float">
            <text:p>0,041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76190476190476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7142857142857" calcext:value-type="float">
            <text:p>-1,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60952380952381" calcext:value-type="float">
            <text:p>-0,061</text:p>
          </table:table-cell>
          <table:table-cell office:value-type="float" office:value="-0.174222222222222" calcext:value-type="float">
            <text:p>-0,17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03174603174603" calcext:value-type="float">
            <text:p>-0,0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4]*(-1)" office:value-type="float" office:value="-3.12" calcext:value-type="float">
            <text:p>-3,120</text:p>
          </table:table-cell>
          <table:table-cell office:value-type="float" office:value="3.12" calcext:value-type="float">
            <text:p>3,12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54666666666667" calcext:value-type="float">
            <text:p>-0,05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24444444444444" calcext:value-type="float">
            <text:p>-0,1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24" calcext:value-type="float">
            <text:p>-2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80952380952381" calcext:value-type="float">
            <text:p>-0,038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361904761904762" calcext:value-type="float">
            <text:p>0,0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5]*(-1)" office:value-type="float" office:value="4.2" calcext:value-type="float">
            <text:p>4,200</text:p>
          </table:table-cell>
          <table:table-cell office:value-type="float" office:value="-4.2" calcext:value-type="float">
            <text:p>-4,2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746666666666667" calcext:value-type="float">
            <text:p>0,07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77777777777778" calcext:value-type="float">
            <text:p>-0,018</text:p>
          </table:table-cell>
          <table:table-cell office:value-type="float" office:value="-0.0542222222222222" calcext:value-type="float">
            <text:p>-0,0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99047619047619" calcext:value-type="float">
            <text:p>-0,02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6]*(-1)" office:value-type="float" office:value="-1.08" calcext:value-type="float">
            <text:p>-1,080</text:p>
          </table:table-cell>
          <table:table-cell office:value-type="float" office:value="1.08" calcext:value-type="float">
            <text:p>1,0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4" calcext:value-type="float">
            <text:p>-0,02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8730158730158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7142857142857" calcext:value-type="float">
            <text:p>-0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office:value-type="float" office:value="-0.0126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11666666666667" calcext:value-type="float">
            <text:p>-0,0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7]*(-1)" office:value-type="float" office:value="-0.183" calcext:value-type="float">
            <text:p>-0,183</text:p>
          </table:table-cell>
          <table:table-cell office:value-type="float" office:value="0.183" calcext:value-type="float">
            <text:p>0,183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25333333333333" calcext:value-type="float">
            <text:p>-0,00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2" calcext:value-type="float">
            <text:p>-0,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71428571428571" calcext:value-type="float">
            <text:p>-0,571</text:p>
          </table:table-cell>
          <table:table-cell office:value-type="float" office:value="-2.8" calcext:value-type="float">
            <text:p>-2,8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35714285714286" calcext:value-type="float">
            <text:p>-1,35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8]*(-1)" office:value-type="float" office:value="-72" calcext:value-type="float">
            <text:p>-72,000</text:p>
          </table:table-cell>
          <table:table-cell office:value-type="float" office:value="72" calcext:value-type="float">
            <text:p>72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6" calcext:value-type="float">
            <text:p>-1,6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9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11111111111111" calcext:value-type="float">
            <text:p>-0,111</text:p>
          </table:table-cell>
          <table:table-cell office:value-type="float" office:value="-0.155555555555556" calcext:value-type="float">
            <text:p>-0,16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99047619047619" calcext:value-type="float">
            <text:p>-0,990</text:p>
          </table:table-cell>
          <table:table-cell office:value-type="float" office:value="-2.87444444444444" calcext:value-type="float">
            <text:p>-2,87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0956349206349" calcext:value-type="float">
            <text:p>-1,01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4]*(-1)" office:value-type="float" office:value="-48.75" calcext:value-type="float">
            <text:p>-48,750</text:p>
          </table:table-cell>
          <table:table-cell office:value-type="float" office:value="48.75" calcext:value-type="float">
            <text:p>48,75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66666666666667" calcext:value-type="float">
            <text:p>-0,86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0531746031746" calcext:value-type="float">
            <text:p>-2,05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.9571428571429" calcext:value-type="float">
            <text:p>-36,9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.14" calcext:value-type="float">
            <text:p>-0,14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95" calcext:value-type="float">
            <text:p>-0,09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5]*(-1)" office:value-type="float" office:value="-0.7" calcext:value-type="float">
            <text:p>-0,700</text:p>
          </table:table-cell>
          <table:table-cell office:value-type="float" office:value="0.7" calcext:value-type="float">
            <text:p>0,7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155555555555556" calcext:value-type="float">
            <text:p>-0,016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" calcext:value-type="float">
            <text:p>-0,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60952380952381" calcext:value-type="float">
            <text:p>-0,061</text:p>
          </table:table-cell>
          <table:table-cell office:value-type="float" office:value="-0.176888888888889" calcext:value-type="float">
            <text:p>-0,1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1269841269841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6]*(-1)" office:value-type="float" office:value="-3" calcext:value-type="float">
            <text:p>-3,000</text:p>
          </table:table-cell>
          <table:table-cell office:value-type="float" office:value="3" calcext:value-type="float">
            <text:p>3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33333333333333" calcext:value-type="float">
            <text:p>-0,05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26349206349206" calcext:value-type="float">
            <text:p>-0,1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27428571428571" calcext:value-type="float">
            <text:p>-2,2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80952380952381" calcext:value-type="float">
            <text:p>-0,038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361904761904762" calcext:value-type="float">
            <text:p>0,0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7]*(-1)" office:value-type="float" office:value="4.2" calcext:value-type="float">
            <text:p>4,200</text:p>
          </table:table-cell>
          <table:table-cell office:value-type="float" office:value="-4.2" calcext:value-type="float">
            <text:p>-4,2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746666666666667" calcext:value-type="float">
            <text:p>0,07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77777777777778" calcext:value-type="float">
            <text:p>-0,018</text:p>
          </table:table-cell>
          <table:table-cell office:value-type="float" office:value="-0.0542222222222222" calcext:value-type="float">
            <text:p>-0,0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99047619047619" calcext:value-type="float">
            <text:p>-0,02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8]*(-1)" office:value-type="float" office:value="-1.08" calcext:value-type="float">
            <text:p>-1,080</text:p>
          </table:table-cell>
          <table:table-cell office:value-type="float" office:value="1.08" calcext:value-type="float">
            <text:p>1,0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4" calcext:value-type="float">
            <text:p>-0,02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8730158730158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7142857142857" calcext:value-type="float">
            <text:p>-0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office:value-type="float" office:value="-0.012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3202380952381" calcext:value-type="float">
            <text:p>-0,0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9]*(-1)" office:value-type="float" office:value="-0.1705" calcext:value-type="float">
            <text:p>-0,171</text:p>
          </table:table-cell>
          <table:table-cell office:value-type="float" office:value="0.1705" calcext:value-type="float">
            <text:p>0,171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03111111111111" calcext:value-type="float">
            <text:p>-0,00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21428571428572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5857142857143" calcext:value-type="float">
            <text:p>-0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628571428571429" calcext:value-type="float">
            <text:p>-0,629</text:p>
          </table:table-cell>
          <table:table-cell office:value-type="float" office:value="-3.19" calcext:value-type="float">
            <text:p>-3,19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5675" calcext:value-type="float">
            <text:p>-1,56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50]*(-1)" office:value-type="float" office:value="-74.25" calcext:value-type="float">
            <text:p>-74,250</text:p>
          </table:table-cell>
          <table:table-cell office:value-type="float" office:value="74.25" calcext:value-type="float">
            <text:p>74,25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65" calcext:value-type="float">
            <text:p>-1,65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27857142857143" calcext:value-type="float">
            <text:p>-2,28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41.0142857142857" calcext:value-type="float">
            <text:p>-41,0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51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11111111111111" calcext:value-type="float">
            <text:p>-0,111</text:p>
          </table:table-cell>
          <table:table-cell office:value-type="float" office:value="-0.155555555555556" calcext:value-type="float">
            <text:p>-0,16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5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99047619047619" calcext:value-type="float">
            <text:p>-0,990</text:p>
          </table:table-cell>
          <table:table-cell office:value-type="float" office:value="-2.48444444444444" calcext:value-type="float">
            <text:p>-2,48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44920634920635" calcext:value-type="float">
            <text:p>-0,74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878222222222222" calcext:value-type="float">
            <text:p>-0,8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7460317460317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9428571428571" calcext:value-type="float">
            <text:p>-31,9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2.8" calcext:value-type="float">
            <text:p>-2,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" calcext:value-type="float">
            <text:p>-1,9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8" calcext:value-type="float">
            <text:p>-2,80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19047619047619" calcext:value-type="float">
            <text:p>-0,119</text:p>
          </table:table-cell>
          <table:table-cell office:value-type="float" office:value="-0.255555555555556" calcext:value-type="float">
            <text:p>-0,26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03174603174603" calcext:value-type="float">
            <text:p>-0,0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711111111111111" calcext:value-type="float">
            <text:p>-0,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82539682539683" calcext:value-type="float">
            <text:p>-0,1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28571428571429" calcext:value-type="float">
            <text:p>-3,2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14285714285714" calcext:value-type="float">
            <text:p>-0,114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108571428571429" calcext:value-type="float">
            <text:p>0,10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0.128" calcext:value-type="float">
            <text:p>0,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77777777777778" calcext:value-type="float">
            <text:p>-0,018</text:p>
          </table:table-cell>
          <table:table-cell office:value-type="float" office:value="-0.0542222222222222" calcext:value-type="float">
            <text:p>-0,0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99047619047619" calcext:value-type="float">
            <text:p>-0,02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293333333333333" calcext:value-type="float">
            <text:p>-0,029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8730158730158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7142857142857" calcext:value-type="float">
            <text:p>-0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office:value-type="float" office:value="-0.0102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248809523809524" calcext:value-type="float">
            <text:p>-0,00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293333333333333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72857142857142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31142857142857" calcext:value-type="float">
            <text:p>-0,1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609523809523809" calcext:value-type="float">
            <text:p>-0,610</text:p>
          </table:table-cell>
          <table:table-cell office:value-type="float" office:value="-2.13333333333333" calcext:value-type="float">
            <text:p>-2,1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68571428571429" calcext:value-type="float">
            <text:p>-0,86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1.28" calcext:value-type="float">
            <text:p>-1,28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2380952380952" calcext:value-type="float">
            <text:p>-1,5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27.4285714285714" calcext:value-type="float">
            <text:p>-27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 office:value-type="float" office:value="-0.785714285714286" calcext:value-type="float">
            <text:p>-0,786</text:p>
          </table:table-cell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9" calcext:value-type="float">
            <text:p>-1,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9.73333333333333" calcext:value-type="float">
            <text:p>-9,7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486" calcext:value-type="float">
            <text:p>-0,4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63" calcext:value-type="float">
            <text:p>-0,6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32" calcext:value-type="float">
            <text:p>-0,0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47555555555556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5.2" calcext:value-type="float">
            <text:p>-5,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5.80666666666667" calcext:value-type="float">
            <text:p>-5,8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52" calcext:value-type="float">
            <text:p>-0,0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16666666666667" calcext:value-type="float">
            <text:p>-0,1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0.5" calcext:value-type="float">
            <text:p>-10,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82" calcext:value-type="float">
            <text:p>-0,0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783333333333333" calcext:value-type="float">
            <text:p>-0,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86666666666667" calcext:value-type="float">
            <text:p>-0,0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27555555555556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72" calcext:value-type="float">
            <text:p>-2,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8.93333333333333" calcext:value-type="float">
            <text:p>-8,9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346666666666667" calcext:value-type="float">
            <text:p>-0,0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13333333333333" calcext:value-type="float">
            <text:p>-1,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9.46666666666667" calcext:value-type="float">
            <text:p>-9,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12" calcext:value-type="float">
            <text:p>-0,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602" calcext:value-type="float">
            <text:p>-0,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256666666666667" calcext:value-type="float">
            <text:p>-0,0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426666666666667" calcext:value-type="float">
            <text:p>-0,0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5.6" calcext:value-type="float">
            <text:p>-5,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78666666666667" calcext:value-type="float">
            <text:p>-1,7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808" calcext:value-type="float">
            <text:p>-0,8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7.57333333333333" calcext:value-type="float">
            <text:p>-7,5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32" calcext:value-type="float">
            <text:p>-0,0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43" calcext:value-type="float">
            <text:p>-0,4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1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426666666666667" calcext:value-type="float">
            <text:p>-0,0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893333333333333" calcext:value-type="float">
            <text:p>-0,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23333333333333" calcext:value-type="float">
            <text:p>-2,2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6.72" calcext:value-type="float">
            <text:p>-6,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324444444444444" calcext:value-type="float">
            <text:p>-0,3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896" calcext:value-type="float">
            <text:p>-0,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869333333333333" calcext:value-type="float">
            <text:p>-0,0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0916666666666667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9.73333333333333" calcext:value-type="float">
            <text:p>-9,7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35" calcext:value-type="float">
            <text:p>-3,3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33333333333333" calcext:value-type="float">
            <text:p>-0,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56666666666667" calcext:value-type="float">
            <text:p>-1,5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6.72" calcext:value-type="float">
            <text:p>-6,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55555555555556" calcext:value-type="float">
            <text:p>-0,1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26" calcext:value-type="float">
            <text:p>-1,2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869333333333333" calcext:value-type="float">
            <text:p>-0,0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29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5.2" calcext:value-type="float">
            <text:p>-5,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373333333333333" calcext:value-type="float">
            <text:p>-0,3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88" calcext:value-type="float">
            <text:p>-1,8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4.6" calcext:value-type="float">
            <text:p>-4,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262666666666667" calcext:value-type="float">
            <text:p>-0,2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78" calcext:value-type="float">
            <text:p>-0,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941111111111111" calcext:value-type="float">
            <text:p>-0,0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18666666666667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1.6666666666667" calcext:value-type="float">
            <text:p>-11,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216444444444444" calcext:value-type="float">
            <text:p>-0,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82" calcext:value-type="float">
            <text:p>-3,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48" calcext:value-type="float">
            <text:p>-2,4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06755555555556" calcext:value-type="float">
            <text:p>-2,0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31" calcext:value-type="float">
            <text:p>-2,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210222222222222" calcext:value-type="float">
            <text:p>-0,2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433333333333333" calcext:value-type="float">
            <text:p>-0,0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5.1666666666667" calcext:value-type="float">
            <text:p>-15,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568888888888889" calcext:value-type="float">
            <text:p>-0,5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82" calcext:value-type="float">
            <text:p>-3,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48" calcext:value-type="float">
            <text:p>-2,4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06755555555556" calcext:value-type="float">
            <text:p>-2,0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31" calcext:value-type="float">
            <text:p>-2,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210222222222222" calcext:value-type="float">
            <text:p>-0,2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433333333333333" calcext:value-type="float">
            <text:p>-0,0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5.1666666666667" calcext:value-type="float">
            <text:p>-15,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568888888888889" calcext:value-type="float">
            <text:p>-0,5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39555555555556" calcext:value-type="float">
            <text:p>-3,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015" calcext:value-type="float">
            <text:p>-3,0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13688888888889" calcext:value-type="float">
            <text:p>-2,1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475" calcext:value-type="float">
            <text:p>-2,4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81555555555556" calcext:value-type="float">
            <text:p>-0,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433333333333333" calcext:value-type="float">
            <text:p>-0,0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3.4333333333333" calcext:value-type="float">
            <text:p>-13,4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416" calcext:value-type="float">
            <text:p>-0,4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30666666666667" calcext:value-type="float">
            <text:p>-2,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89" calcext:value-type="float">
            <text:p>-1,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50844444444444" calcext:value-type="float">
            <text:p>-1,5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74" calcext:value-type="float">
            <text:p>-0,7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982222222222222" calcext:value-type="float">
            <text:p>-0,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23" calcext:value-type="float">
            <text:p>-0,0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1.5733333333333" calcext:value-type="float">
            <text:p>-11,5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277333333333333" calcext:value-type="float">
            <text:p>-0,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33444444444444" calcext:value-type="float">
            <text:p>-2,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43" calcext:value-type="float">
            <text:p>-2,4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524444444444444" calcext:value-type="float">
            <text:p>-0,5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092" calcext:value-type="float">
            <text:p>-1,0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12266666666667" calcext:value-type="float">
            <text:p>-0,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56" calcext:value-type="float">
            <text:p>-0,0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2.1333333333333" calcext:value-type="float">
            <text:p>-12,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241777777777778" calcext:value-type="float">
            <text:p>-0,2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44444444444444" calcext:value-type="float">
            <text:p>-3,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065" calcext:value-type="float">
            <text:p>-2,0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98222222222222" calcext:value-type="float">
            <text:p>-1,9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444" calcext:value-type="float">
            <text:p>-2,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54666666666667" calcext:value-type="float">
            <text:p>-0,1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413333333333333" calcext:value-type="float">
            <text:p>-0,0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4.1333333333333" calcext:value-type="float">
            <text:p>-14,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693333333333333" calcext:value-type="float">
            <text:p>-0,6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31555555555556" calcext:value-type="float">
            <text:p>-1,3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35555555555556" calcext:value-type="float">
            <text:p>-1,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622222222222222" calcext:value-type="float">
            <text:p>-0,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36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5.06666666666667" calcext:value-type="float">
            <text:p>-5,0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236" calcext:value-type="float">
            <text:p>-0,2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92" calcext:value-type="float">
            <text:p>-0,9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76" calcext:value-type="float">
            <text:p>-0,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622222222222222" calcext:value-type="float">
            <text:p>-0,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08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2" calcext:value-type="float">
            <text:p>-3,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33333333333333" calcext:value-type="float">
            <text:p>-3,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18" calcext:value-type="float">
            <text:p>-0,1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84" calcext:value-type="float">
            <text:p>-1,8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77333333333333" calcext:value-type="float">
            <text:p>-1,7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966666666666667" calcext:value-type="float">
            <text:p>-0,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6" calcext:value-type="float">
            <text:p>-0,0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6.33333333333333" calcext:value-type="float">
            <text:p>-6,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472" calcext:value-type="float">
            <text:p>-0,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84" calcext:value-type="float">
            <text:p>-1,8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77333333333333" calcext:value-type="float">
            <text:p>-1,7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966666666666667" calcext:value-type="float">
            <text:p>-0,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6" calcext:value-type="float">
            <text:p>-0,0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6.33333333333333" calcext:value-type="float">
            <text:p>-6,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472" calcext:value-type="float">
            <text:p>-0,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05333333333333" calcext:value-type="float">
            <text:p>-2,0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1.62666666666667" calcext:value-type="float">
            <text:p>-1,6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666666666666667" calcext:value-type="float">
            <text:p>-0,0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06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93333333333333" calcext:value-type="float">
            <text:p>-3,9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424888888888889" calcext:value-type="float">
            <text:p>-0,4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17777777777778" calcext:value-type="float">
            <text:p>-2,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06666666666667" calcext:value-type="float">
            <text:p>-0,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30666666666667" calcext:value-type="float">
            <text:p>-0,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406666666666667" calcext:value-type="float">
            <text:p>-0,0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26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33333333333333" calcext:value-type="float">
            <text:p>-2,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55555555555556" calcext:value-type="float">
            <text:p>-0,1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83111111111111" calcext:value-type="float">
            <text:p>-2,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06666666666667" calcext:value-type="float">
            <text:p>-0,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74222222222222" calcext:value-type="float">
            <text:p>-0,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542222222222222" calcext:value-type="float">
            <text:p>-0,0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26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8" calcext:value-type="float">
            <text:p>-2,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55555555555556" calcext:value-type="float">
            <text:p>-0,1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87444444444444" calcext:value-type="float">
            <text:p>-2,8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4" calcext:value-type="float">
            <text:p>-0,1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76888888888889" calcext:value-type="float">
            <text:p>-0,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542222222222222" calcext:value-type="float">
            <text:p>-0,0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29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3.19" calcext:value-type="float">
            <text:p>-3,1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155555555555556" calcext:value-type="float">
            <text:p>-0,1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48444444444444" calcext:value-type="float">
            <text:p>-2,4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8" calcext:value-type="float">
            <text:p>-2,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255555555555556" calcext:value-type="float">
            <text:p>-0,2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542222222222222" calcext:value-type="float">
            <text:p>-0,0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.0102" calcext:value-type="float">
            <text:p>-0,0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2.13333333333333" calcext:value-type="float">
            <text:p>-2,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30"/>
        </table:table-row>
        <table:table-row table:style-name="ro1" table:number-rows-repeated="104804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10.33" table:style-name="ta1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3" table:number-columns-repeated="5" table:default-cell-style-name="ce6"/>
        <table:table-column table:style-name="co14" table:default-cell-style-name="ce6"/>
        <table:table-column table:style-name="co2" table:default-cell-style-name="ce6"/>
        <table:table-column table:style-name="co15" table:default-cell-style-name="ce6"/>
        <table:table-column table:style-name="co16" table:default-cell-style-name="ce6"/>
        <table:table-column table:style-name="co2" table:number-columns-repeated="3" table:default-cell-style-name="ce6"/>
        <table:table-column table:style-name="co2" table:default-cell-style-name="ce38"/>
        <table:table-column table:style-name="co2" table:number-columns-repeated="8" table:default-cell-style-name="ce33"/>
        <table:table-column table:style-name="co2" table:number-columns-repeated="5" table:default-cell-style-name="ce6"/>
        <table:table-column table:style-name="co2" table:default-cell-style-name="ce28"/>
        <table:table-column table:style-name="co3" table:default-cell-style-name="ce28"/>
        <table:table-column table:style-name="co3" table:default-cell-style-name="ce30"/>
        <table:table-column table:style-name="co17" table:number-columns-repeated="2" table:default-cell-style-name="ce30"/>
        <table:table-column table:style-name="co3" table:number-columns-repeated="2" table:default-cell-style-name="ce30"/>
        <table:table-column table:style-name="co3" table:default-cell-style-name="ce46"/>
        <table:table-column table:style-name="co3" table:default-cell-style-name="ce6"/>
        <table:table-column table:style-name="co3" table:number-columns-repeated="6" table:default-cell-style-name="ce47"/>
        <table:table-column table:style-name="co3" table:default-cell-style-name="ce49"/>
        <table:table-column table:style-name="co3" table:number-columns-repeated="2" table:default-cell-style-name="ce6"/>
        <table:table-column table:style-name="co3" table:default-cell-style-name="ce35"/>
        <table:table-column table:style-name="co2" table:number-columns-repeated="21" table:default-cell-style-name="ce6"/>
        <table:table-column table:style-name="co2" table:number-columns-repeated="956" table:default-cell-style-name="Default"/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HULL Decay 100%</text:p>
          </table:table-cell>
          <table:table-cell table:style-name="ce37" table:number-columns-repeated="4"/>
          <table:table-cell table:number-columns-repeated="2" table:style-name="ce37" office:value-type="string" calcext:value-type="string">
            <text:p>NEW</text:p>
          </table:table-cell>
          <table:table-cell table:style-name="ce37" table:number-columns-repeated="3"/>
          <table:table-cell/>
          <table:table-cell office:value-type="string" calcext:value-type="string">
            <text:p>all techs</text:p>
          </table:table-cell>
          <table:table-cell table:number-columns-repeated="7"/>
          <table:table-cell office:value-type="string" calcext:value-type="string">
            <text:p>UPGRADE</text:p>
          </table:table-cell>
          <table:table-cell table:number-columns-repeated="3"/>
          <table:table-cell table:style-name="Default"/>
          <table:table-cell office:value-type="string" calcext:value-type="string">
            <text:p>TOTAL UP</text:p>
          </table:table-cell>
          <table:table-cell office:value-type="string" calcext:value-type="string">
            <text:p>UP/63</text:p>
          </table:table-cell>
          <table:table-cell office:value-type="string" calcext:value-type="string">
            <text:p>TOTAL NOT</text:p>
          </table:table-cell>
          <table:table-cell/>
          <table:table-cell table:number-columns-repeated="2" office:value-type="string" calcext:value-type="string">
            <text:p>NOT-one time decay</text:p>
          </table:table-cell>
          <table:table-cell office:value-type="string" calcext:value-type="string">
            <text:p>NOT/63*0,95</text:p>
          </table:table-cell>
          <table:table-cell office:value-type="string" calcext:value-type="string">
            <text:p>STR/DEF/HULL</text:p>
          </table:table-cell>
          <table:table-cell/>
          <table:table-cell office:value-type="string" calcext:value-type="string">
            <text:p>First 4 NOT</text:p>
          </table:table-cell>
          <table:table-cell table:number-columns-repeated="5"/>
          <table:table-cell office:value-type="string" calcext:value-type="string">
            <text:p>total one time decay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Class 50% decay</text:p>
          </table:table-cell>
          <table:table-cell table:style-name="ce37"/>
          <table:table-cell table:style-name="ce37" office:value-type="string" calcext:value-type="string">
            <text:p>100% decay</text:p>
          </table:table-cell>
          <table:table-cell table:style-name="ce37" table:number-columns-repeated="2"/>
          <table:table-cell table:style-name="ce37" office:value-type="string" calcext:value-type="string">
            <text:p>Bonus/63</text:p>
          </table:table-cell>
          <table:table-cell table:style-name="ce37" table:number-columns-repeated="4"/>
          <table:table-cell/>
          <table:table-cell office:value-type="string" calcext:value-type="string">
            <text:p>class</text:p>
          </table:table-cell>
          <table:table-cell table:number-columns-repeated="11"/>
          <table:table-cell table:style-name="Default"/>
          <table:table-cell table:number-columns-repeated="5"/>
          <table:table-cell office:value-type="string" calcext:value-type="string">
            <text:p>Przez 45</text:p>
          </table:table-cell>
          <table:table-cell/>
          <table:table-cell office:value-type="string" calcext:value-type="string">
            <text:p>100% decay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estroyer_actual </text:p>
          </table:table-cell>
          <table:table-cell office:value-type="string" calcext:value-type="string">
            <text:p><text:s/>{</text:p>
          </table:table-cell>
          <table:table-cell table:style-name="ce37" office:value-type="string" calcext:value-type="string">
            <text:p>2xClass</text:p>
          </table:table-cell>
          <table:table-cell table:style-name="ce37" office:value-type="string" calcext:value-type="string">
            <text:p>class+other</text:p>
          </table:table-cell>
          <table:table-cell table:style-name="ce37" office:value-type="string" calcext:value-type="string">
            <text:p>Class *0,5/45</text:p>
          </table:table-cell>
          <table:table-cell table:style-name="ce37" office:value-type="string" calcext:value-type="string">
            <text:p>class only</text:p>
          </table:table-cell>
          <table:table-cell table:style-name="ce37" office:value-type="string" calcext:value-type="string">
            <text:p>bonus w/o class/45</text:p>
          </table:table-cell>
          <table:table-cell table:style-name="ce37" office:value-type="string" calcext:value-type="string">
            <text:p>bonus w/o class</text:p>
          </table:table-cell>
          <table:table-cell table:style-name="ce37" office:value-type="string" calcext:value-type="string">
            <text:p>Bonus/45</text:p>
          </table:table-cell>
          <table:table-cell table:style-name="ce37" office:value-type="string" calcext:value-type="string">
            <text:p>1st 18 -&gt;1 tech</text:p>
          </table:table-cell>
          <table:table-cell table:style-name="ce37" office:value-type="string" calcext:value-type="string">
            <text:p>1 tech total value</text:p>
          </table:table-cell>
          <table:table-cell table:style-name="ce37" table:number-columns-repeated="3"/>
          <table:table-cell office:value-type="string" calcext:value-type="string">
            <text:p>total bonus</text:p>
          </table:table-cell>
          <table:table-cell/>
          <table:table-cell table:number-columns-repeated="2"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style-name="ce29" table:number-columns-repeated="2"/>
          <table:table-cell table:style-name="ce31" table:number-columns-repeated="3"/>
          <table:table-cell table:style-name="ce31" office:value-type="string" calcext:value-type="string">
            <text:p>X0.8</text:p>
          </table:table-cell>
          <table:table-cell table:number-columns-repeated="2"/>
          <table:table-cell table:style-name="Default"/>
          <table:table-cell table:style-name="ce48" table:number-columns-repeated="6"/>
          <table:table-cell table:style-name="ce50"/>
          <table:table-cell table:style-name="Default"/>
          <table:table-cell office:value-type="string" calcext:value-type="string">
            <text:p>base_str</text:p>
          </table:table-cell>
          <table:table-cell office:value-type="string" calcext:value-type="string">
            <text:p>start_str 0</text:p>
          </table:table-cell>
          <table:table-cell office:value-type="string" calcext:value-type="string">
            <text:p>start_str 1</text:p>
          </table:table-cell>
          <table:table-cell office:value-type="string" calcext:value-type="string">
            <text:p>start_str 2</text:p>
          </table:table-cell>
          <table:table-cell office:value-type="string" calcext:value-type="string">
            <text:p>start_str 3</text:p>
          </table:table-cell>
          <table:table-cell office:value-type="string" calcext:value-type="string">
            <text:p>start_str 4</text:p>
          </table:table-cell>
          <table:table-cell office:value-type="string" calcext:value-type="string">
            <text:p>start_str 5</text:p>
          </table:table-cell>
          <table:table-cell office:value-type="string" calcext:value-type="string">
            <text:p>start_str 6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4]*2" office:value-type="float" office:value="6" calcext:value-type="float">
            <text:p>6,000</text:p>
          </table:table-cell>
          <table:table-cell table:formula="of:=([.E4]+[.G4])*(-1)" office:value-type="float" office:value="-1.5" calcext:value-type="float">
            <text:p>-1,500</text:p>
          </table:table-cell>
          <table:table-cell table:formula="of:=[.F4]/2/45" office:value-type="float" office:value="0.4" calcext:value-type="float">
            <text:p>0,400</text:p>
          </table:table-cell>
          <table:table-cell table:formula="of:=[.P4]*[.Q3]" office:value-type="float" office:value="36" calcext:value-type="float">
            <text:p>36,000</text:p>
          </table:table-cell>
          <table:table-cell table:formula="of:=[.H4]/45" office:value-type="float" office:value="1.1" calcext:value-type="float">
            <text:p>1,100</text:p>
          </table:table-cell>
          <table:table-cell table:formula="of:=[.Q4]*[.Q3]+[.R4]*[.R3]+[.S4]*[.S3]+[.T4]*[.T3]+[.U4]*[.U3]+[.V4]*[.V3]+[.W4]*[.W3]" office:value-type="float" office:value="49.5" calcext:value-type="float">
            <text:p>49,500</text:p>
          </table:table-cell>
          <table:table-cell table:formula="of:=[.O4]/45*(-1)" office:value-type="float" office:value="-1.9" calcext:value-type="float">
            <text:p>-1,900</text:p>
          </table:table-cell>
          <table:table-cell table:style-name="ce42" table:formula="of:=[.O4]/63*(-1)" office:value-type="float" office:value="-1.35714285714286" calcext:value-type="float">
            <text:p>-1,357</text:p>
          </table:table-cell>
          <table:table-cell table:style-name="ce42" table:formula="of:=[.J4]*18" office:value-type="float" office:value="-24.4285714285714" calcext:value-type="float">
            <text:p>-24,429</text:p>
          </table:table-cell>
          <table:table-cell table:style-name="ce42" table:number-columns-repeated="2"/>
          <table:table-cell table:style-name="ce42" table:formula="of:=[.O4]/4" office:value-type="float" office:value="21.375" calcext:value-type="float">
            <text:p>21,375</text:p>
          </table:table-cell>
          <table:table-cell table:formula="of:=[.P4]*[.Q3]+[.Q4]*[.Q3]+[.R4]*[.R3]+[.S4]*[.S3]+[.T4]*[.T3]+[.U4]*[.U3]+[.V4]*[.V3]+[.W4]*[.W3]" office:value-type="float" office:value="85.5" calcext:value-type="float">
            <text:p>85,5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3"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 table:style-name="Default"/>
          <table:table-cell table:formula="of:=([.X3]*[.X4])+([.Y3]*[.Y4])+([.Z3]*[.Z4])+([.AA3]*[.AA4])" office:value-type="float" office:value="49.5" calcext:value-type="float">
            <text:p>49,500</text:p>
          </table:table-cell>
          <table:table-cell table:formula="of:=[.AC4]/63*(-1)" office:value-type="float" office:value="-0.785714285714286" calcext:value-type="float">
            <text:p>-0,786</text:p>
          </table:table-cell>
          <table:table-cell table:formula="of:=[.O4]-[.AC4]" office:value-type="float" office:value="36" calcext:value-type="float">
            <text:p>36,000</text:p>
          </table:table-cell>
          <table:table-cell table:formula="of:=[.AE4]/63*18*(-1)" office:value-type="float" office:value="-10.2857142857143" calcext:value-type="float">
            <text:p>-10,286</text:p>
          </table:table-cell>
          <table:table-cell table:formula="of:=[.AE4]-[.AR4]" office:value-type="float" office:value="24" calcext:value-type="float">
            <text:p>24,000</text:p>
          </table:table-cell>
          <table:table-cell table:formula="of:=[.AG4]/45*0.8*(-1)" office:value-type="float" office:value="-0.426666666666667" calcext:value-type="float">
            <text:p>-0,427</text:p>
          </table:table-cell>
          <table:table-cell table:formula="of:=[.AE4]/63*(-1)*0.95" office:value-type="float" office:value="-0.542857142857143" calcext:value-type="float">
            <text:p>-0,543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table:number-columns-repeated="5"/>
          <table:table-cell table:formula="of:=([.AL4]+[.AM4]+[.AN4]+[.AO4]+[.AP4]+[.AQ4])*4" office:value-type="float" office:value="12" calcext:value-type="float">
            <text:p>12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5]*2" office:value-type="float" office:value="24" calcext:value-type="float">
            <text:p>24,000</text:p>
          </table:table-cell>
          <table:table-cell table:formula="of:=([.E5]+[.G5])*(-1)" office:value-type="float" office:value="-8.13333333333333" calcext:value-type="float">
            <text:p>-8,133</text:p>
          </table:table-cell>
          <table:table-cell table:formula="of:=[.F5]/2/45" office:value-type="float" office:value="1.6" calcext:value-type="float">
            <text:p>1,600</text:p>
          </table:table-cell>
          <table:table-cell table:formula="of:=[.P5]*[.Q3]" office:value-type="float" office:value="144" calcext:value-type="float">
            <text:p>144,000</text:p>
          </table:table-cell>
          <table:table-cell table:formula="of:=[.H5]/45" office:value-type="float" office:value="6.53333333333333" calcext:value-type="float">
            <text:p>6,533</text:p>
          </table:table-cell>
          <table:table-cell table:formula="of:=[.Q5]*[.Q3]+[.R5]*[.R3]+[.S5]*[.S3]+[.T5]*[.T3]+[.U5]*[.U3]+[.V5]*[.V3]+[.W5]*[.W3]" office:value-type="float" office:value="294" calcext:value-type="float">
            <text:p>294,000</text:p>
          </table:table-cell>
          <table:table-cell table:formula="of:=[.O5]/45*(-1)" office:value-type="float" office:value="-9.73333333333333" calcext:value-type="float">
            <text:p>-9,733</text:p>
          </table:table-cell>
          <table:table-cell table:style-name="ce42" table:formula="of:=[.O5]/63*(-1)" office:value-type="float" office:value="-6.95238095238095" calcext:value-type="float">
            <text:p>-6,952</text:p>
          </table:table-cell>
          <table:table-cell table:style-name="ce42" table:formula="of:=[.J5]*18" office:value-type="float" office:value="-125.142857142857" calcext:value-type="float">
            <text:p>-125,143</text:p>
          </table:table-cell>
          <table:table-cell table:style-name="ce42" table:number-columns-repeated="2"/>
          <table:table-cell table:style-name="ce42" table:formula="of:=[.O5]/4" office:value-type="float" office:value="109.5" calcext:value-type="float">
            <text:p>109,500</text:p>
          </table:table-cell>
          <table:table-cell table:formula="of:=[.P5]*[.Q3]+[.Q5]*[.Q3]+[.R5]*[.R3]+[.S5]*[.S3]+[.T5]*[.T3]+[.U5]*[.U3]+[.V5]*[.V3]+[.W5]*[.W3]" office:value-type="float" office:value="438" calcext:value-type="float">
            <text:p>438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X3]*[.X5])+([.Y3]*[.Y5])+([.Z3]*[.Z5])+([.AA3]*[.AA5])" office:value-type="float" office:value="126" calcext:value-type="float">
            <text:p>126,000</text:p>
          </table:table-cell>
          <table:table-cell table:formula="of:=[.AC5]/63*(-1)" office:value-type="float" office:value="-2" calcext:value-type="float">
            <text:p>-2,000</text:p>
          </table:table-cell>
          <table:table-cell table:formula="of:=[.O5]-[.AC5]" office:value-type="float" office:value="312" calcext:value-type="float">
            <text:p>312,000</text:p>
          </table:table-cell>
          <table:table-cell table:formula="of:=[.AE5]/63*18*(-1)" office:value-type="float" office:value="-89.1428571428571" calcext:value-type="float">
            <text:p>-89,143</text:p>
          </table:table-cell>
          <table:table-cell table:formula="of:=[.AE5]-[.AR5]" office:value-type="float" office:value="224" calcext:value-type="float">
            <text:p>224,000</text:p>
          </table:table-cell>
          <table:table-cell table:formula="of:=[.AG5]/45*0.8*(-1)" office:value-type="float" office:value="-3.98222222222222" calcext:value-type="float">
            <text:p>-3,982</text:p>
          </table:table-cell>
          <table:table-cell table:formula="of:=[.AE5]/63*(-1)*0.95" office:value-type="float" office:value="-4.70476190476191" calcext:value-type="float">
            <text:p>-4,705</text:p>
          </table:table-cell>
          <table:table-cell table:formula="of:=[.AG5]/63*(-1)" office:value-type="float" office:value="-3.55555555555556" calcext:value-type="float">
            <text:p>-3,556</text:p>
          </table:table-cell>
          <table:table-cell/>
          <table:table-cell office:value-type="float" office:value="12" calcext:value-type="float">
            <text:p>12,000</text:p>
          </table:table-cell>
          <table:table-cell office:value-type="float" office:value="10" calcext:value-type="float">
            <text:p>10,000</text:p>
          </table:table-cell>
          <table:table-cell table:style-name="ce48"/>
          <table:table-cell table:number-columns-repeated="3"/>
          <table:table-cell table:formula="of:=([.AL5]+[.AM5]+[.AN5]+[.AO5]+[.AP5]+[.AQ5])*4" office:value-type="float" office:value="88" calcext:value-type="float">
            <text:p>88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6]*2" office:value-type="float" office:value="0" calcext:value-type="float">
            <text:p>0,000</text:p>
          </table:table-cell>
          <table:table-cell table:formula="of:=([.E6]+[.G6])*(-1)" office:value-type="float" office:value="-0.486" calcext:value-type="float">
            <text:p>-0,486</text:p>
          </table:table-cell>
          <table:table-cell table:formula="of:=[.F6]/2/45" office:value-type="float" office:value="0" calcext:value-type="float">
            <text:p>0,000</text:p>
          </table:table-cell>
          <table:table-cell table:formula="of:=[.P6]*[.Q3]" office:value-type="float" office:value="0" calcext:value-type="float">
            <text:p>0,000</text:p>
          </table:table-cell>
          <table:table-cell table:formula="of:=[.H6]/45" office:value-type="float" office:value="0.486" calcext:value-type="float">
            <text:p>0,486</text:p>
          </table:table-cell>
          <table:table-cell table:formula="of:=[.Q6]*[.Q3]+[.R6]*[.R3]+[.S6]*[.S3]+[.T6]*[.T3]+[.U6]*[.U3]+[.V6]*[.V3]+[.W6]*[.W3]" office:value-type="float" office:value="21.87" calcext:value-type="float">
            <text:p>21,870</text:p>
          </table:table-cell>
          <table:table-cell table:formula="of:=[.O6]/45*(-1)" office:value-type="float" office:value="-0.486" calcext:value-type="float">
            <text:p>-0,486</text:p>
          </table:table-cell>
          <table:table-cell table:style-name="ce42" table:formula="of:=[.O6]/63*(-1)" office:value-type="float" office:value="-0.347142857142857" calcext:value-type="float">
            <text:p>-0,347</text:p>
          </table:table-cell>
          <table:table-cell table:style-name="ce42" table:formula="of:=[.J6]*18" office:value-type="float" office:value="-6.24857142857143" calcext:value-type="float">
            <text:p>-6,249</text:p>
          </table:table-cell>
          <table:table-cell table:style-name="ce42" table:number-columns-repeated="2"/>
          <table:table-cell table:style-name="ce42" table:formula="of:=[.O6]/4" office:value-type="float" office:value="5.4675" calcext:value-type="float">
            <text:p>5,468</text:p>
          </table:table-cell>
          <table:table-cell table:formula="of:=[.P6]*[.Q3]+[.Q6]*[.Q3]+[.R6]*[.R3]+[.S6]*[.S3]+[.T6]*[.T3]+[.U6]*[.U3]+[.V6]*[.V3]+[.W6]*[.W3]" office:value-type="float" office:value="21.87" calcext:value-type="float">
            <text:p>21,87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45" calcext:value-type="float">
            <text:p>0,450</text:p>
          </table:table-cell>
          <table:table-cell table:number-columns-repeated="2"/>
          <table:table-cell office:value-type="float" office:value="0.81" calcext:value-type="float">
            <text:p>0,810</text:p>
          </table:table-cell>
          <table:table-cell office:value-type="float" office:value="1.89" calcext:value-type="float">
            <text:p>1,89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81" calcext:value-type="float">
            <text:p>0,810</text:p>
          </table:table-cell>
          <table:table-cell/>
          <table:table-cell office:value-type="float" office:value="0.54" calcext:value-type="float">
            <text:p>0,540</text:p>
          </table:table-cell>
          <table:table-cell table:style-name="Default"/>
          <table:table-cell table:formula="of:=([.X3]*[.X6])+([.Y3]*[.Y6])+([.Z3]*[.Z6])+([.AA3]*[.AA6])" office:value-type="float" office:value="8.91" calcext:value-type="float">
            <text:p>8,910</text:p>
          </table:table-cell>
          <table:table-cell table:formula="of:=[.AC6]/63*(-1)" office:value-type="float" office:value="-0.141428571428571" calcext:value-type="float">
            <text:p>-0,141</text:p>
          </table:table-cell>
          <table:table-cell table:formula="of:=[.O6]-[.AC6]" office:value-type="float" office:value="12.96" calcext:value-type="float">
            <text:p>12,960</text:p>
          </table:table-cell>
          <table:table-cell table:formula="of:=[.AE6]/63*18*(-1)" office:value-type="float" office:value="-3.70285714285714" calcext:value-type="float">
            <text:p>-3,703</text:p>
          </table:table-cell>
          <table:table-cell table:formula="of:=[.AE6]-[.AR6]" office:value-type="float" office:value="11.16" calcext:value-type="float">
            <text:p>11,160</text:p>
          </table:table-cell>
          <table:table-cell table:formula="of:=[.AG6]/45*0.8*(-1)" office:value-type="float" office:value="-0.1984" calcext:value-type="float">
            <text:p>-0,198</text:p>
          </table:table-cell>
          <table:table-cell table:formula="of:=[.AE6]/63*(-1)*0.95" office:value-type="float" office:value="-0.195428571428571" calcext:value-type="float">
            <text:p>-0,195</text:p>
          </table:table-cell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4"/>
          <table:table-cell table:formula="of:=([.AL6]+[.AM6]+[.AN6]+[.AO6]+[.AP6]+[.AQ6])*4" office:value-type="float" office:value="1.8" calcext:value-type="float">
            <text:p>1,8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7]*2" office:value-type="float" office:value="2.52" calcext:value-type="float">
            <text:p>2,520</text:p>
          </table:table-cell>
          <table:table-cell table:formula="of:=([.E7]+[.G7])*(-1)" office:value-type="float" office:value="-0.462" calcext:value-type="float">
            <text:p>-0,462</text:p>
          </table:table-cell>
          <table:table-cell table:formula="of:=[.F7]/2/45" office:value-type="float" office:value="0.168" calcext:value-type="float">
            <text:p>0,168</text:p>
          </table:table-cell>
          <table:table-cell table:formula="of:=[.P7]*[.Q3]" office:value-type="float" office:value="15.12" calcext:value-type="float">
            <text:p>15,120</text:p>
          </table:table-cell>
          <table:table-cell table:formula="of:=[.H7]/45" office:value-type="float" office:value="0.294" calcext:value-type="float">
            <text:p>0,294</text:p>
          </table:table-cell>
          <table:table-cell table:formula="of:=[.Q7]*[.Q3]+[.R7]*[.R3]+[.S7]*[.S3]+[.T7]*[.T3]+[.U7]*[.U3]+[.V7]*[.V3]+[.W7]*[.W3]" office:value-type="float" office:value="13.23" calcext:value-type="float">
            <text:p>13,230</text:p>
          </table:table-cell>
          <table:table-cell table:formula="of:=[.O7]/45*(-1)" office:value-type="float" office:value="-0.63" calcext:value-type="float">
            <text:p>-0,630</text:p>
          </table:table-cell>
          <table:table-cell table:style-name="ce42" table:formula="of:=[.O7]/63*(-1)" office:value-type="float" office:value="-0.45" calcext:value-type="float">
            <text:p>-0,450</text:p>
          </table:table-cell>
          <table:table-cell table:style-name="ce42" table:formula="of:=[.J7]*18" office:value-type="float" office:value="-8.1" calcext:value-type="float">
            <text:p>-8,100</text:p>
          </table:table-cell>
          <table:table-cell table:style-name="ce42" table:number-columns-repeated="2"/>
          <table:table-cell table:style-name="ce42" table:formula="of:=[.O7]/4" office:value-type="float" office:value="7.0875" calcext:value-type="float">
            <text:p>7,088</text:p>
          </table:table-cell>
          <table:table-cell table:formula="of:=[.P7]*[.Q3]+[.Q7]*[.Q3]+[.R7]*[.R3]+[.S7]*[.S3]+[.T7]*[.T3]+[.U7]*[.U3]+[.V7]*[.V3]+[.W7]*[.W3]" office:value-type="float" office:value="28.35" calcext:value-type="float">
            <text:p>28,35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table:number-columns-repeated="2" office:value-type="float" office:value="1.89" calcext:value-type="float">
            <text:p>1,890</text:p>
          </table:table-cell>
          <table:table-cell/>
          <table:table-cell table:style-name="Default"/>
          <table:table-cell table:formula="of:=([.X3]*[.X7])+([.Y3]*[.Y7])+([.Z3]*[.Z7])+([.AA3]*[.AA7])" office:value-type="float" office:value="20.79" calcext:value-type="float">
            <text:p>20,790</text:p>
          </table:table-cell>
          <table:table-cell table:formula="of:=[.AC7]/63*(-1)" office:value-type="float" office:value="-0.33" calcext:value-type="float">
            <text:p>-0,330</text:p>
          </table:table-cell>
          <table:table-cell table:formula="of:=[.O7]-[.AC7]" office:value-type="float" office:value="7.56" calcext:value-type="float">
            <text:p>7,560</text:p>
          </table:table-cell>
          <table:table-cell table:formula="of:=[.AE7]/63*18*(-1)" office:value-type="float" office:value="-2.16" calcext:value-type="float">
            <text:p>-2,160</text:p>
          </table:table-cell>
          <table:table-cell table:formula="of:=[.AE7]-[.AR7]" office:value-type="float" office:value="2.52" calcext:value-type="float">
            <text:p>2,520</text:p>
          </table:table-cell>
          <table:table-cell table:formula="of:=[.AG7]/45*0.8*(-1)" office:value-type="float" office:value="-0.0448" calcext:value-type="float">
            <text:p>-0,045</text:p>
          </table:table-cell>
          <table:table-cell table:formula="of:=[.AE7]/63*(-1)*0.95" office:value-type="float" office:value="-0.114" calcext:value-type="float">
            <text:p>-0,114</text:p>
          </table:table-cell>
          <table:table-cell table:number-columns-repeated="2"/>
          <table:table-cell office:value-type="float" office:value="1.26" calcext:value-type="float">
            <text:p>1,260</text:p>
          </table:table-cell>
          <table:table-cell table:number-columns-repeated="5"/>
          <table:table-cell table:formula="of:=([.AL7]+[.AM7]+[.AN7]+[.AO7]+[.AP7]+[.AQ7])*4" office:value-type="float" office:value="5.04" calcext:value-type="float">
            <text:p>5,04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8]*2" office:value-type="float" office:value="0.24" calcext:value-type="float">
            <text:p>0,240</text:p>
          </table:table-cell>
          <table:table-cell table:style-name="ce32" table:formula="of:=([.E8]+[.G8])*(-1)" office:value-type="float" office:value="-0.032" calcext:value-type="float">
            <text:p>-0,032</text:p>
          </table:table-cell>
          <table:table-cell table:style-name="ce32" table:formula="of:=[.F8]/45" office:value-type="float" office:value="0.032" calcext:value-type="float">
            <text:p>0,032</text:p>
          </table:table-cell>
          <table:table-cell table:style-name="ce32" table:formula="of:=[.P8]*[.Q3]" office:value-type="float" office:value="1.44" calcext:value-type="float">
            <text:p>1,440</text:p>
          </table:table-cell>
          <table:table-cell table:style-name="ce32" table:formula="of:=[.H8]/45" office:value-type="float" office:value="0" calcext:value-type="float">
            <text:p>0,000</text:p>
          </table:table-cell>
          <table:table-cell table:style-name="ce32" table:formula="of:=[.Q8]*[.Q3]+[.R8]*[.R3]+[.S8]*[.S3]+[.T8]*[.T3]+[.U8]*[.U3]+[.V8]*[.V3]+[.W8]*[.W3]" office:value-type="float" office:value="0" calcext:value-type="float">
            <text:p>0,000</text:p>
          </table:table-cell>
          <table:table-cell table:formula="of:=[.O8]/45*(-1)" office:value-type="float" office:value="-0.032" calcext:value-type="float">
            <text:p>-0,032</text:p>
          </table:table-cell>
          <table:table-cell table:style-name="ce42" table:formula="of:=[.O8]/63*(-1)" office:value-type="float" office:value="-0.0228571428571429" calcext:value-type="float">
            <text:p>-0,023</text:p>
          </table:table-cell>
          <table:table-cell table:style-name="ce42" table:formula="of:=[.J8]*18" office:value-type="float" office:value="-0.411428571428571" calcext:value-type="float">
            <text:p>-0,411</text:p>
          </table:table-cell>
          <table:table-cell table:style-name="ce42" table:number-columns-repeated="2"/>
          <table:table-cell table:style-name="ce42" table:formula="of:=[.O8]/4" office:value-type="float" office:value="0.36" calcext:value-type="float">
            <text:p>0,360</text:p>
          </table:table-cell>
          <table:table-cell table:formula="of:=[.P8]*[.Q3]+[.Q8]*[.Q3]+[.R8]*[.R3]+[.S8]*[.S3]+[.T8]*[.T3]+[.U8]*[.U3]+[.V8]*[.V3]+[.W8]*[.W3]" office:value-type="float" office:value="1.44" calcext:value-type="float">
            <text:p>1,4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AC8]/63*(-1)" office:value-type="float" office:value="-0" calcext:value-type="float">
            <text:p>0,000</text:p>
          </table:table-cell>
          <table:table-cell table:formula="of:=[.O8]-[.AC8]" office:value-type="float" office:value="1.44" calcext:value-type="float">
            <text:p>1,440</text:p>
          </table:table-cell>
          <table:table-cell table:formula="of:=[.AE8]/63*18*(-1)" office:value-type="float" office:value="-0.411428571428571" calcext:value-type="float">
            <text:p>-0,411</text:p>
          </table:table-cell>
          <table:table-cell table:formula="of:=[.AE8]-[.AR8]" office:value-type="float" office:value="0.96" calcext:value-type="float">
            <text:p>0,960</text:p>
          </table:table-cell>
          <table:table-cell table:formula="of:=[.AG8]/45*0.8*(-1)" office:value-type="float" office:value="-0.0170666666666667" calcext:value-type="float">
            <text:p>-0,017</text:p>
          </table:table-cell>
          <table:table-cell table:formula="of:=[.AE8]/63*(-1)*0.95" office:value-type="float" office:value="-0.0217142857142857" calcext:value-type="float">
            <text:p>-0,022</text:p>
          </table:table-cell>
          <table:table-cell table:formula="of:=[.AG8]/45*(-1)" office:value-type="float" office:value="-0.0213333333333333" calcext:value-type="float">
            <text:p>-0,021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L8]+[.AM8]+[.AN8]+[.AO8]+[.AP8]+[.AQ8])*4" office:value-type="float" office:value="0.48" calcext:value-type="float">
            <text:p>0,48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9]*2" office:value-type="float" office:value="0.03" calcext:value-type="float">
            <text:p>0,030</text:p>
          </table:table-cell>
          <table:table-cell table:formula="of:=([.E9]+[.G9])*(-1)" office:value-type="float" office:value="-0.0127555555555556" calcext:value-type="float">
            <text:p>-0,013</text:p>
          </table:table-cell>
          <table:table-cell table:formula="of:=[.F9]/2/45" office:value-type="float" office:value="0.002" calcext:value-type="float">
            <text:p>0,002</text:p>
          </table:table-cell>
          <table:table-cell table:formula="of:=[.P9]*[.Q3]" office:value-type="float" office:value="0.18" calcext:value-type="float">
            <text:p>0,180</text:p>
          </table:table-cell>
          <table:table-cell table:formula="of:=[.H9]/45" office:value-type="float" office:value="0.0107555555555556" calcext:value-type="float">
            <text:p>0,011</text:p>
          </table:table-cell>
          <table:table-cell table:formula="of:=[.Q9]*[.Q3]+[.R9]*[.R3]+[.S9]*[.S3]+[.T9]*[.T3]+[.U9]*[.U3]+[.V9]*[.V3]+[.W9]*[.W3]" office:value-type="float" office:value="0.484" calcext:value-type="float">
            <text:p>0,484</text:p>
          </table:table-cell>
          <table:table-cell table:formula="of:=[.O9]/45*(-1)" office:value-type="float" office:value="-0.0147555555555556" calcext:value-type="float">
            <text:p>-0,015</text:p>
          </table:table-cell>
          <table:table-cell table:style-name="ce42" table:formula="of:=[.O9]/63*(-1)" office:value-type="float" office:value="-0.0105396825396825" calcext:value-type="float">
            <text:p>-0,011</text:p>
          </table:table-cell>
          <table:table-cell table:style-name="ce42" table:formula="of:=[.J9]*18" office:value-type="float" office:value="-0.189714285714286" calcext:value-type="float">
            <text:p>-0,190</text:p>
          </table:table-cell>
          <table:table-cell table:style-name="ce42" table:number-columns-repeated="2"/>
          <table:table-cell table:style-name="ce42" table:formula="of:=[.O9]/4" office:value-type="float" office:value="0.166" calcext:value-type="float">
            <text:p>0,166</text:p>
          </table:table-cell>
          <table:table-cell table:formula="of:=[.P9]*[.Q3]+[.Q9]*[.Q3]+[.R9]*[.R3]+[.S9]*[.S3]+[.T9]*[.T3]+[.U9]*[.U3]+[.V9]*[.V3]+[.W9]*[.W3]" office:value-type="float" office:value="0.664" calcext:value-type="float">
            <text:p>0,664</text:p>
          </table:table-cell>
          <table:table-cell office:value-type="float" office:value="0.015" calcext:value-type="float">
            <text:p>0,015</text:p>
          </table:table-cell>
          <table:table-cell table:number-columns-repeated="4"/>
          <table:table-cell office:value-type="float" office:value="0.022" calcext:value-type="float">
            <text:p>0,022</text:p>
          </table:table-cell>
          <table:table-cell/>
          <table:table-cell office:value-type="float" office:value="0.055" calcext:value-type="float">
            <text:p>0,055</text:p>
          </table:table-cell>
          <table:table-cell/>
          <table:table-cell office:value-type="float" office:value="0.022" calcext:value-type="float">
            <text:p>0,022</text:p>
          </table:table-cell>
          <table:table-cell/>
          <table:table-cell office:value-type="float" office:value="0.027" calcext:value-type="float">
            <text:p>0,027</text:p>
          </table:table-cell>
          <table:table-cell table:style-name="Default"/>
          <table:table-cell table:formula="of:=([.X3]*[.X9])+([.Y3]*[.Y9])+([.Z3]*[.Z9])+([.AA3]*[.AA9])" office:value-type="float" office:value="0.316" calcext:value-type="float">
            <text:p>0,316</text:p>
          </table:table-cell>
          <table:table-cell table:formula="of:=[.AC9]/63*(-1)" office:value-type="float" office:value="-0.00501587301587302" calcext:value-type="float">
            <text:p>-0,005</text:p>
          </table:table-cell>
          <table:table-cell table:formula="of:=[.O9]-[.AC9]" office:value-type="float" office:value="0.348" calcext:value-type="float">
            <text:p>0,348</text:p>
          </table:table-cell>
          <table:table-cell table:formula="of:=[.AE9]/63*18*(-1)" office:value-type="float" office:value="-0.0994285714285715" calcext:value-type="float">
            <text:p>-0,099</text:p>
          </table:table-cell>
          <table:table-cell table:formula="of:=[.AE9]-[.AR9]" office:value-type="float" office:value="0.288" calcext:value-type="float">
            <text:p>0,288</text:p>
          </table:table-cell>
          <table:table-cell table:formula="of:=[.AG9]/45*0.8*(-1)" office:value-type="float" office:value="-0.00512" calcext:value-type="float">
            <text:p>-0,005</text:p>
          </table:table-cell>
          <table:table-cell table:formula="of:=[.AE9]/63*(-1)*0.95" office:value-type="float" office:value="-0.00524761904761905" calcext:value-type="float">
            <text:p>-0,005</text:p>
          </table:table-cell>
          <table:table-cell table:number-columns-repeated="2"/>
          <table:table-cell office:value-type="float" office:value="0.015" calcext:value-type="float">
            <text:p>0,015</text:p>
          </table:table-cell>
          <table:table-cell table:number-columns-repeated="5"/>
          <table:table-cell table:formula="of:=([.AL9]+[.AM9]+[.AN9]+[.AO9]+[.AP9]+[.AQ9])*4" office:value-type="float" office:value="0.06" calcext:value-type="float">
            <text:p>0,06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0]*2" office:value-type="float" office:value="18" calcext:value-type="float">
            <text:p>18,000</text:p>
          </table:table-cell>
          <table:table-cell table:formula="of:=([.E10]+[.G10])*(-1)" office:value-type="float" office:value="-4" calcext:value-type="float">
            <text:p>-4,000</text:p>
          </table:table-cell>
          <table:table-cell table:formula="of:=[.F10]/2/45" office:value-type="float" office:value="1.2" calcext:value-type="float">
            <text:p>1,200</text:p>
          </table:table-cell>
          <table:table-cell table:formula="of:=[.P10]*[.Q3]" office:value-type="float" office:value="108" calcext:value-type="float">
            <text:p>108,000</text:p>
          </table:table-cell>
          <table:table-cell table:formula="of:=[.H10]/45" office:value-type="float" office:value="2.8" calcext:value-type="float">
            <text:p>2,800</text:p>
          </table:table-cell>
          <table:table-cell table:formula="of:=[.Q10]*[.Q3]+[.R10]*[.R3]+[.S10]*[.S3]+[.T10]*[.T3]+[.U10]*[.U3]+[.V10]*[.V3]+[.W10]*[.W3]" office:value-type="float" office:value="126" calcext:value-type="float">
            <text:p>126,000</text:p>
          </table:table-cell>
          <table:table-cell table:formula="of:=[.O10]/45*(-1)" office:value-type="float" office:value="-5.2" calcext:value-type="float">
            <text:p>-5,200</text:p>
          </table:table-cell>
          <table:table-cell table:style-name="ce42" table:formula="of:=[.O10]/63*(-1)" office:value-type="float" office:value="-3.71428571428571" calcext:value-type="float">
            <text:p>-3,714</text:p>
          </table:table-cell>
          <table:table-cell table:style-name="ce42" table:formula="of:=[.J10]*18" office:value-type="float" office:value="-66.8571428571429" calcext:value-type="float">
            <text:p>-66,857</text:p>
          </table:table-cell>
          <table:table-cell table:style-name="ce42" table:number-columns-repeated="2"/>
          <table:table-cell table:style-name="ce42" table:formula="of:=[.O10]/4" office:value-type="float" office:value="58.5" calcext:value-type="float">
            <text:p>58,500</text:p>
          </table:table-cell>
          <table:table-cell table:formula="of:=[.P10]*[.Q3]+[.Q10]*[.Q3]+[.R10]*[.R3]+[.S10]*[.S3]+[.T10]*[.T3]+[.U10]*[.U3]+[.V10]*[.V3]+[.W10]*[.W3]" office:value-type="float" office:value="234" calcext:value-type="float">
            <text:p>234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style-name="Default"/>
          <table:table-cell table:formula="of:=([.X3]*[.X10])+([.Y3]*[.Y10])+([.Z3]*[.Z10])+([.AA3]*[.AA10])" office:value-type="float" office:value="36" calcext:value-type="float">
            <text:p>36,000</text:p>
          </table:table-cell>
          <table:table-cell table:formula="of:=[.AC10]/63*(-1)" office:value-type="float" office:value="-0.571428571428571" calcext:value-type="float">
            <text:p>-0,571</text:p>
          </table:table-cell>
          <table:table-cell table:formula="of:=[.O10]-[.AC10]" office:value-type="float" office:value="198" calcext:value-type="float">
            <text:p>198,000</text:p>
          </table:table-cell>
          <table:table-cell table:formula="of:=[.AE10]/63*18*(-1)" office:value-type="float" office:value="-56.5714285714286" calcext:value-type="float">
            <text:p>-56,571</text:p>
          </table:table-cell>
          <table:table-cell table:formula="of:=[.AE10]-[.AR10]" office:value-type="float" office:value="132" calcext:value-type="float">
            <text:p>132,000</text:p>
          </table:table-cell>
          <table:table-cell table:formula="of:=[.AG10]/45*0.8*(-1)" office:value-type="float" office:value="-2.34666666666667" calcext:value-type="float">
            <text:p>-2,347</text:p>
          </table:table-cell>
          <table:table-cell table:formula="of:=[.AE10]/63*(-1)*0.95" office:value-type="float" office:value="-2.98571428571429" calcext:value-type="float">
            <text:p>-2,986</text:p>
          </table:table-cell>
          <table:table-cell table:formula="of:=[.AG10]/45*(-1)" office:value-type="float" office:value="-2.93333333333333" calcext:value-type="float">
            <text:p>-2,933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table:formula="of:=([.AL10]+[.AM10]+[.AN10]+[.AO10]+[.AP10]+[.AQ10])*4" office:value-type="float" office:value="66" calcext:value-type="float">
            <text:p>66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T10]-[.C10]" office:value-type="float" office:value="132" calcext:value-type="float">
            <text:p>132,000</text:p>
          </table:table-cell>
          <table:table-cell table:formula="of:=[.AT10]-[.C10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T10]+[.C10]/2" office:value-type="float" office:value="159" calcext:value-type="float">
            <text:p>159,000</text:p>
          </table:table-cell>
          <table:table-cell table:formula="of:=[.AT10]+[.C10]" office:value-type="float" office:value="168" calcext:value-type="float">
            <text:p>168,000</text:p>
          </table:table-cell>
          <table:table-cell table:formula="of:=[.AT10]+[.C10]*1.5" office:value-type="float" office:value="177" calcext:value-type="float">
            <text:p>177,000</text:p>
          </table:table-cell>
          <table:table-cell table:formula="of:=[.AT10]+[.C10]*2" office:value-type="float" office:value="186" calcext:value-type="float">
            <text:p>186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11]*2" office:value-type="float" office:value="0" calcext:value-type="float">
            <text:p>0,000</text:p>
          </table:table-cell>
          <table:table-cell table:formula="of:=([.E11]+[.G11])*(-1)" office:value-type="float" office:value="-5.80666666666667" calcext:value-type="float">
            <text:p>-5,807</text:p>
          </table:table-cell>
          <table:table-cell table:formula="of:=[.F11]/2/45" office:value-type="float" office:value="0" calcext:value-type="float">
            <text:p>0,000</text:p>
          </table:table-cell>
          <table:table-cell table:formula="of:=[.P11]*[.Q3]" office:value-type="float" office:value="0" calcext:value-type="float">
            <text:p>0,000</text:p>
          </table:table-cell>
          <table:table-cell table:formula="of:=[.H11]/45" office:value-type="float" office:value="5.80666666666667" calcext:value-type="float">
            <text:p>5,807</text:p>
          </table:table-cell>
          <table:table-cell table:formula="of:=[.Q11]*[.Q3]+[.R11]*[.R3]+[.S11]*[.S3]+[.T11]*[.T3]+[.U11]*[.U3]+[.V11]*[.V3]+[.W11]*[.W3]" office:value-type="float" office:value="261.3" calcext:value-type="float">
            <text:p>261,300</text:p>
          </table:table-cell>
          <table:table-cell table:formula="of:=[.O11]/45*(-1)" office:value-type="float" office:value="-5.80666666666667" calcext:value-type="float">
            <text:p>-5,807</text:p>
          </table:table-cell>
          <table:table-cell table:style-name="ce42" table:formula="of:=[.O11]/63*(-1)" office:value-type="float" office:value="-4.14761904761905" calcext:value-type="float">
            <text:p>-4,148</text:p>
          </table:table-cell>
          <table:table-cell table:style-name="ce42" table:formula="of:=[.J11]*18" office:value-type="float" office:value="-74.6571428571429" calcext:value-type="float">
            <text:p>-74,657</text:p>
          </table:table-cell>
          <table:table-cell table:style-name="ce42" table:number-columns-repeated="2"/>
          <table:table-cell table:style-name="ce42" table:formula="of:=[.O11]/4" office:value-type="float" office:value="65.325" calcext:value-type="float">
            <text:p>65,325</text:p>
          </table:table-cell>
          <table:table-cell table:formula="of:=[.P11]*[.Q3]+[.Q11]*[.Q3]+[.R11]*[.R3]+[.S11]*[.S3]+[.T11]*[.T3]+[.U11]*[.U3]+[.V11]*[.V3]+[.W11]*[.W3]" office:value-type="float" office:value="261.3" calcext:value-type="float">
            <text:p>261,3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table:style-name="Default"/>
          <table:table-cell table:formula="of:=([.X3]*[.X11])+([.Y3]*[.Y11])+([.Z3]*[.Z11])+([.AA3]*[.AA11])" office:value-type="float" office:value="261.3" calcext:value-type="float">
            <text:p>261,300</text:p>
          </table:table-cell>
          <table:table-cell table:formula="of:=[.AC11]/63*(-1)" office:value-type="float" office:value="-4.14761904761905" calcext:value-type="float">
            <text:p>-4,148</text:p>
          </table:table-cell>
          <table:table-cell table:formula="of:=[.O11]-[.AC11]" office:value-type="float" office:value="0" calcext:value-type="float">
            <text:p>0,000</text:p>
          </table:table-cell>
          <table:table-cell table:formula="of:=[.AE11]/63*18*(-1)" office:value-type="float" office:value="-0" calcext:value-type="float">
            <text:p>0,000</text:p>
          </table:table-cell>
          <table:table-cell table:formula="of:=[.AE11]-[.AR11]" office:value-type="float" office:value="0" calcext:value-type="float">
            <text:p>0,000</text:p>
          </table:table-cell>
          <table:table-cell table:formula="of:=[.AG11]/45*0.8*(-1)" office:value-type="float" office:value="-0" calcext:value-type="float">
            <text:p>0,000</text:p>
          </table:table-cell>
          <table:table-cell table:formula="of:=[.AE11]/63*(-1)*0.95" office:value-type="float" office:value="-0" calcext:value-type="float">
            <text:p>0,000</text:p>
          </table:table-cell>
          <table:table-cell table:number-columns-repeated="8"/>
          <table:table-cell table:formula="of:=([.AL11]+[.AM11]+[.AN11]+[.AO11]+[.AP11]+[.AQ11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12]*2" office:value-type="float" office:value="0" calcext:value-type="float">
            <text:p>0,000</text:p>
          </table:table-cell>
          <table:table-cell table:formula="of:=([.E12]+[.G12])*(-1)" office:value-type="float" office:value="-0.052" calcext:value-type="float">
            <text:p>-0,052</text:p>
          </table:table-cell>
          <table:table-cell table:formula="of:=[.F12]/2/45" office:value-type="float" office:value="0" calcext:value-type="float">
            <text:p>0,000</text:p>
          </table:table-cell>
          <table:table-cell table:formula="of:=[.P12]*[.Q3]" office:value-type="float" office:value="0" calcext:value-type="float">
            <text:p>0,000</text:p>
          </table:table-cell>
          <table:table-cell table:formula="of:=[.H12]/45" office:value-type="float" office:value="0.052" calcext:value-type="float">
            <text:p>0,052</text:p>
          </table:table-cell>
          <table:table-cell table:formula="of:=[.Q12]*[.Q3]+[.R12]*[.R3]+[.S12]*[.S3]+[.T12]*[.T3]+[.U12]*[.U3]+[.V12]*[.V3]+[.W12]*[.W3]" office:value-type="float" office:value="2.34" calcext:value-type="float">
            <text:p>2,340</text:p>
          </table:table-cell>
          <table:table-cell table:formula="of:=[.O12]/45*(-1)" office:value-type="float" office:value="-0.052" calcext:value-type="float">
            <text:p>-0,052</text:p>
          </table:table-cell>
          <table:table-cell table:style-name="ce42" table:formula="of:=[.O12]/63*(-1)" office:value-type="float" office:value="-0.0371428571428571" calcext:value-type="float">
            <text:p>-0,037</text:p>
          </table:table-cell>
          <table:table-cell table:style-name="ce42" table:formula="of:=[.J12]*18" office:value-type="float" office:value="-0.668571428571428" calcext:value-type="float">
            <text:p>-0,669</text:p>
          </table:table-cell>
          <table:table-cell table:style-name="ce42" table:number-columns-repeated="2"/>
          <table:table-cell table:style-name="ce42" table:formula="of:=[.O12]/4" office:value-type="float" office:value="0.585" calcext:value-type="float">
            <text:p>0,585</text:p>
          </table:table-cell>
          <table:table-cell table:formula="of:=[.P12]*[.Q3]+[.Q12]*[.Q3]+[.R12]*[.R3]+[.S12]*[.S3]+[.T12]*[.T3]+[.U12]*[.U3]+[.V12]*[.V3]+[.W12]*[.W3]" office:value-type="float" office:value="2.34" calcext:value-type="float">
            <text:p>2,3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36" calcext:value-type="float">
            <text:p>0,360</text:p>
          </table:table-cell>
          <table:table-cell/>
          <table:table-cell office:value-type="float" office:value="0.135" calcext:value-type="float">
            <text:p>0,135</text:p>
          </table:table-cell>
          <table:table-cell table:number-columns-repeated="3"/>
          <table:table-cell office:value-type="float" office:value="0.135" calcext:value-type="float">
            <text:p>0,135</text:p>
          </table:table-cell>
          <table:table-cell office:value-type="float" office:value="0.18" calcext:value-type="float">
            <text:p>0,180</text:p>
          </table:table-cell>
          <table:table-cell table:style-name="Default"/>
          <table:table-cell table:formula="of:=([.X3]*[.X12])+([.Y3]*[.Y12])+([.Z3]*[.Z12])+([.AA3]*[.AA12])" office:value-type="float" office:value="1.62" calcext:value-type="float">
            <text:p>1,620</text:p>
          </table:table-cell>
          <table:table-cell table:formula="of:=[.AC12]/63*(-1)" office:value-type="float" office:value="-0.0257142857142857" calcext:value-type="float">
            <text:p>-0,026</text:p>
          </table:table-cell>
          <table:table-cell table:formula="of:=[.O12]-[.AC12]" office:value-type="float" office:value="0.72" calcext:value-type="float">
            <text:p>0,720</text:p>
          </table:table-cell>
          <table:table-cell table:formula="of:=[.AE12]/63*18*(-1)" office:value-type="float" office:value="-0.205714285714286" calcext:value-type="float">
            <text:p>-0,206</text:p>
          </table:table-cell>
          <table:table-cell table:formula="of:=[.AE12]-[.AR12]" office:value-type="float" office:value="0.72" calcext:value-type="float">
            <text:p>0,720</text:p>
          </table:table-cell>
          <table:table-cell table:formula="of:=[.AG12]/45*0.8*(-1)" office:value-type="float" office:value="-0.0128" calcext:value-type="float">
            <text:p>-0,013</text:p>
          </table:table-cell>
          <table:table-cell table:formula="of:=[.AE12]/63*(-1)*0.95" office:value-type="float" office:value="-0.0108571428571429" calcext:value-type="float">
            <text:p>-0,011</text:p>
          </table:table-cell>
          <table:table-cell table:number-columns-repeated="8"/>
          <table:table-cell table:formula="of:=([.AL12]+[.AM12]+[.AN12]+[.AO12]+[.AP12]+[.AQ12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3"/>
          <table:table-cell table:style-name="Default"/>
          <table:table-cell table:number-columns-repeated="996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3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frigat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6]*2" office:value-type="float" office:value="0.6" calcext:value-type="float">
            <text:p>0,600</text:p>
          </table:table-cell>
          <table:table-cell table:formula="of:=([.E16]+[.G16])*(-1)" office:value-type="float" office:value="-0.0933333333333333" calcext:value-type="float">
            <text:p>-0,093</text:p>
          </table:table-cell>
          <table:table-cell table:formula="of:=[.F16]/2/45" office:value-type="float" office:value="0.0233333333333333" calcext:value-type="float">
            <text:p>0,023</text:p>
          </table:table-cell>
          <table:table-cell table:formula="of:=[.P16]*[.Q15]" office:value-type="float" office:value="2.1" calcext:value-type="float">
            <text:p>2,100</text:p>
          </table:table-cell>
          <table:table-cell table:formula="of:=[.H16]/45" office:value-type="float" office:value="0.07" calcext:value-type="float">
            <text:p>0,070</text:p>
          </table:table-cell>
          <table:table-cell table:formula="of:=[.Q16]*[.Q15]+[.R16]*[.R15]+[.S16]*[.S15]+[.T16]*[.T15]+[.U16]*[.U15]+[.V16]*[.V15]+[.W16]*[.W15]" office:value-type="float" office:value="3.15" calcext:value-type="float">
            <text:p>3,150</text:p>
          </table:table-cell>
          <table:table-cell table:formula="of:=[.O16]/45*(-1)" office:value-type="float" office:value="-0.116666666666667" calcext:value-type="float">
            <text:p>-0,117</text:p>
          </table:table-cell>
          <table:table-cell table:style-name="ce42" table:formula="of:=[.O16]/63*(-1)" office:value-type="float" office:value="-0.0833333333333333" calcext:value-type="float">
            <text:p>-0,083</text:p>
          </table:table-cell>
          <table:table-cell table:style-name="ce42" table:formula="of:=[.J16]*18" office:value-type="float" office:value="-1.5" calcext:value-type="float">
            <text:p>-1,500</text:p>
          </table:table-cell>
          <table:table-cell table:style-name="ce42" table:number-columns-repeated="2"/>
          <table:table-cell table:style-name="ce42" table:formula="of:=[.O16]/4" office:value-type="float" office:value="1.3125" calcext:value-type="float">
            <text:p>1,313</text:p>
          </table:table-cell>
          <table:table-cell table:formula="of:=[.P16]*[.Q15]+[.Q16]*[.Q15]+[.R16]*[.R15]+[.S16]*[.S15]+[.T16]*[.T15]+[.U16]*[.U15]+[.V16]*[.V15]+[.W16]*[.W15]" office:value-type="float" office:value="5.25" calcext:value-type="float">
            <text:p>5,250</text:p>
          </table:table-cell>
          <table:table-cell office:value-type="float" office:value="0.3" calcext:value-type="float">
            <text:p>0,300</text:p>
          </table:table-cell>
          <table:table-cell table:style-name="ce34"/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2"/>
          <table:table-cell table:style-name="Default"/>
          <table:table-cell table:formula="of:=([.X15]*[.X16])+([.Y15]*[.Y16])+([.Z15]*[.Z16])+([.AA15]*[.AA16])" office:value-type="float" office:value="3.15" calcext:value-type="float">
            <text:p>3,150</text:p>
          </table:table-cell>
          <table:table-cell table:formula="of:=[.AC16]/63*(-1)" office:value-type="float" office:value="-0.05" calcext:value-type="float">
            <text:p>-0,050</text:p>
          </table:table-cell>
          <table:table-cell table:formula="of:=[.O16]-[.AC16]" office:value-type="float" office:value="2.1" calcext:value-type="float">
            <text:p>2,100</text:p>
          </table:table-cell>
          <table:table-cell table:formula="of:=[.AE16]/63*18*(-1)" office:value-type="float" office:value="-0.6" calcext:value-type="float">
            <text:p>-0,600</text:p>
          </table:table-cell>
          <table:table-cell table:number-columns-repeated="2"/>
          <table:table-cell table:formula="of:=[.AE16]/63*(-1)*0.95" office:value-type="float" office:value="-0.0316666666666667" calcext:value-type="float">
            <text:p>-0,03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7]*2" office:value-type="float" office:value="30" calcext:value-type="float">
            <text:p>30,000</text:p>
          </table:table-cell>
          <table:table-cell table:formula="of:=([.E17]+[.G17])*(-1)" office:value-type="float" office:value="-9.33333333333333" calcext:value-type="float">
            <text:p>-9,333</text:p>
          </table:table-cell>
          <table:table-cell table:formula="of:=[.F17]/2/45" office:value-type="float" office:value="1.16666666666667" calcext:value-type="float">
            <text:p>1,167</text:p>
          </table:table-cell>
          <table:table-cell table:formula="of:=[.P17]*[.Q15]" office:value-type="float" office:value="105" calcext:value-type="float">
            <text:p>105,000</text:p>
          </table:table-cell>
          <table:table-cell table:formula="of:=[.H17]/45" office:value-type="float" office:value="8.16666666666667" calcext:value-type="float">
            <text:p>8,167</text:p>
          </table:table-cell>
          <table:table-cell table:formula="of:=[.Q17]*[.Q15]+[.R17]*[.R15]+[.S17]*[.S15]+[.T17]*[.T15]+[.U17]*[.U15]+[.V17]*[.V15]+[.W17]*[.W15]" office:value-type="float" office:value="367.5" calcext:value-type="float">
            <text:p>367,500</text:p>
          </table:table-cell>
          <table:table-cell table:formula="of:=[.O17]/45*(-1)" office:value-type="float" office:value="-10.5" calcext:value-type="float">
            <text:p>-10,500</text:p>
          </table:table-cell>
          <table:table-cell table:style-name="ce42" table:formula="of:=[.O17]/63*(-1)" office:value-type="float" office:value="-7.5" calcext:value-type="float">
            <text:p>-7,500</text:p>
          </table:table-cell>
          <table:table-cell table:style-name="ce42" table:formula="of:=[.J17]*18" office:value-type="float" office:value="-135" calcext:value-type="float">
            <text:p>-135,000</text:p>
          </table:table-cell>
          <table:table-cell table:style-name="ce42" table:number-columns-repeated="2"/>
          <table:table-cell table:style-name="ce42" table:formula="of:=[.O17]/4" office:value-type="float" office:value="118.125" calcext:value-type="float">
            <text:p>118,125</text:p>
          </table:table-cell>
          <table:table-cell table:formula="of:=[.P17]*[.Q15]+[.Q17]*[.Q15]+[.R17]*[.R15]+[.S17]*[.S15]+[.T17]*[.T15]+[.U17]*[.U15]+[.V17]*[.V15]+[.W17]*[.W15]" office:value-type="float" office:value="472.5" calcext:value-type="float">
            <text:p>472,500</text:p>
          </table:table-cell>
          <table:table-cell office:value-type="float" office:value="15" calcext:value-type="float">
            <text:p>15,000</text:p>
          </table:table-cell>
          <table:table-cell/>
          <table:table-cell office:value-type="float" office:value="12.5" calcext:value-type="float">
            <text:p>12,500</text:p>
          </table:table-cell>
          <table:table-cell office:value-type="float" office:value="7.5" calcext:value-type="float">
            <text:p>7,500</text:p>
          </table:table-cell>
          <table:table-cell/>
          <table:table-cell office:value-type="float" office:value="22.5" calcext:value-type="float">
            <text:p>22,500</text:p>
          </table:table-cell>
          <table:table-cell table:number-columns-repeated="3"/>
          <table:table-cell office:value-type="float" office:value="22.5" calcext:value-type="float">
            <text:p>22,500</text:p>
          </table:table-cell>
          <table:table-cell table:number-columns-repeated="2"/>
          <table:table-cell table:style-name="Default"/>
          <table:table-cell table:formula="of:=([.X15]*[.X17])+([.Y15]*[.Y17])+([.Z15]*[.Z17])+([.AA15]*[.AA17])" office:value-type="float" office:value="157.5" calcext:value-type="float">
            <text:p>157,500</text:p>
          </table:table-cell>
          <table:table-cell table:formula="of:=[.AC17]/63*(-1)" office:value-type="float" office:value="-2.5" calcext:value-type="float">
            <text:p>-2,500</text:p>
          </table:table-cell>
          <table:table-cell table:formula="of:=[.O17]-[.AC17]" office:value-type="float" office:value="315" calcext:value-type="float">
            <text:p>315,000</text:p>
          </table:table-cell>
          <table:table-cell table:formula="of:=[.AE17]/63*18*(-1)" office:value-type="float" office:value="-90" calcext:value-type="float">
            <text:p>-90,000</text:p>
          </table:table-cell>
          <table:table-cell table:number-columns-repeated="2"/>
          <table:table-cell table:formula="of:=[.AE17]/63*(-1)*0.95" office:value-type="float" office:value="-4.75" calcext:value-type="float">
            <text:p>-4,750</text:p>
          </table:table-cell>
          <table:table-cell table:formula="of:=[.AE17]/45*(-1)" office:value-type="float" office:value="-7" calcext:value-type="float">
            <text:p>-7,000</text:p>
          </table:table-cell>
          <table:table-cell table:number-columns-repeated="3"/>
          <table:table-cell table:style-name="ce48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8]*2" office:value-type="float" office:value="0" calcext:value-type="float">
            <text:p>0,000</text:p>
          </table:table-cell>
          <table:table-cell table:formula="of:=([.E18]+[.G18])*(-1)" office:value-type="float" office:value="-0.082" calcext:value-type="float">
            <text:p>-0,082</text:p>
          </table:table-cell>
          <table:table-cell table:formula="of:=[.F18]/2/45" office:value-type="float" office:value="0" calcext:value-type="float">
            <text:p>0,000</text:p>
          </table:table-cell>
          <table:table-cell table:formula="of:=[.P18]*[.Q15]" office:value-type="float" office:value="0" calcext:value-type="float">
            <text:p>0,000</text:p>
          </table:table-cell>
          <table:table-cell table:formula="of:=[.H18]/45" office:value-type="float" office:value="0.082" calcext:value-type="float">
            <text:p>0,082</text:p>
          </table:table-cell>
          <table:table-cell table:formula="of:=[.Q18]*[.Q15]+[.R18]*[.R15]+[.S18]*[.S15]+[.T18]*[.T15]+[.U18]*[.U15]+[.V18]*[.V15]+[.W18]*[.W15]" office:value-type="float" office:value="3.69" calcext:value-type="float">
            <text:p>3,690</text:p>
          </table:table-cell>
          <table:table-cell table:formula="of:=[.O18]/45*(-1)" office:value-type="float" office:value="-0.082" calcext:value-type="float">
            <text:p>-0,082</text:p>
          </table:table-cell>
          <table:table-cell table:style-name="ce42" table:formula="of:=[.O18]/63*(-1)" office:value-type="float" office:value="-0.0585714285714286" calcext:value-type="float">
            <text:p>-0,059</text:p>
          </table:table-cell>
          <table:table-cell table:style-name="ce42" table:formula="of:=[.J18]*18" office:value-type="float" office:value="-1.05428571428571" calcext:value-type="float">
            <text:p>-1,054</text:p>
          </table:table-cell>
          <table:table-cell table:style-name="ce42" table:number-columns-repeated="2"/>
          <table:table-cell table:style-name="ce42" table:formula="of:=[.O18]/4" office:value-type="float" office:value="0.9225" calcext:value-type="float">
            <text:p>0,923</text:p>
          </table:table-cell>
          <table:table-cell table:formula="of:=[.P18]*[.Q15]+[.Q18]*[.Q15]+[.R18]*[.R15]+[.S18]*[.S15]+[.T18]*[.T15]+[.U18]*[.U15]+[.V18]*[.V15]+[.W18]*[.W15]" office:value-type="float" office:value="3.69" calcext:value-type="float">
            <text:p>3,69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2"/>
          <table:table-cell office:value-type="float" office:value="0.27" calcext:value-type="float">
            <text:p>0,270</text:p>
          </table:table-cell>
          <table:table-cell table:number-columns-repeated="3"/>
          <table:table-cell office:value-type="float" office:value="0.27" calcext:value-type="float">
            <text:p>0,270</text:p>
          </table:table-cell>
          <table:table-cell table:number-columns-repeated="2"/>
          <table:table-cell table:style-name="Default"/>
          <table:table-cell table:formula="of:=([.X15]*[.X18])+([.Y15]*[.Y18])+([.Z15]*[.Z18])+([.AA15]*[.AA18])" office:value-type="float" office:value="1.89" calcext:value-type="float">
            <text:p>1,890</text:p>
          </table:table-cell>
          <table:table-cell table:formula="of:=[.AC18]/63*(-1)" office:value-type="float" office:value="-0.03" calcext:value-type="float">
            <text:p>-0,030</text:p>
          </table:table-cell>
          <table:table-cell table:formula="of:=[.O18]-[.AC18]" office:value-type="float" office:value="1.8" calcext:value-type="float">
            <text:p>1,800</text:p>
          </table:table-cell>
          <table:table-cell table:formula="of:=[.AE18]/63*18*(-1)" office:value-type="float" office:value="-0.514285714285714" calcext:value-type="float">
            <text:p>-0,514</text:p>
          </table:table-cell>
          <table:table-cell table:number-columns-repeated="2"/>
          <table:table-cell table:formula="of:=[.AE18]/63*(-1)*0.95" office:value-type="float" office:value="-0.0271428571428571" calcext:value-type="float">
            <text:p>-0,02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9]*2" office:value-type="float" office:value="3" calcext:value-type="float">
            <text:p>3,000</text:p>
          </table:table-cell>
          <table:table-cell table:formula="of:=([.E19]+[.G19])*(-1)" office:value-type="float" office:value="-0.666666666666667" calcext:value-type="float">
            <text:p>-0,667</text:p>
          </table:table-cell>
          <table:table-cell table:formula="of:=[.F19]/2/45" office:value-type="float" office:value="0.116666666666667" calcext:value-type="float">
            <text:p>0,117</text:p>
          </table:table-cell>
          <table:table-cell table:formula="of:=[.P19]*[.Q15]" office:value-type="float" office:value="10.5" calcext:value-type="float">
            <text:p>10,500</text:p>
          </table:table-cell>
          <table:table-cell table:formula="of:=[.H19]/45" office:value-type="float" office:value="0.55" calcext:value-type="float">
            <text:p>0,550</text:p>
          </table:table-cell>
          <table:table-cell table:formula="of:=[.Q19]*[.Q15]+[.R19]*[.R15]+[.S19]*[.S15]+[.T19]*[.T15]+[.U19]*[.U15]+[.V19]*[.V15]+[.W19]*[.W15]" office:value-type="float" office:value="24.75" calcext:value-type="float">
            <text:p>24,750</text:p>
          </table:table-cell>
          <table:table-cell table:formula="of:=[.O19]/45*(-1)" office:value-type="float" office:value="-0.783333333333333" calcext:value-type="float">
            <text:p>-0,783</text:p>
          </table:table-cell>
          <table:table-cell table:style-name="ce42" table:formula="of:=[.O19]/63*(-1)" office:value-type="float" office:value="-0.55952380952381" calcext:value-type="float">
            <text:p>-0,560</text:p>
          </table:table-cell>
          <table:table-cell table:style-name="ce42" table:formula="of:=[.J19]*18" office:value-type="float" office:value="-10.0714285714286" calcext:value-type="float">
            <text:p>-10,071</text:p>
          </table:table-cell>
          <table:table-cell table:style-name="ce42" table:number-columns-repeated="2"/>
          <table:table-cell table:style-name="ce42" table:formula="of:=[.O19]/4" office:value-type="float" office:value="8.8125" calcext:value-type="float">
            <text:p>8,813</text:p>
          </table:table-cell>
          <table:table-cell table:formula="of:=[.P19]*[.Q15]+[.Q19]*[.Q15]+[.R19]*[.R15]+[.S19]*[.S15]+[.T19]*[.T15]+[.U19]*[.U15]+[.V19]*[.V15]+[.W19]*[.W15]" office:value-type="float" office:value="35.25" calcext:value-type="float">
            <text:p>35,250</text:p>
          </table:table-cell>
          <table:table-cell office:value-type="float" office:value="1.5" calcext:value-type="float">
            <text:p>1,500</text:p>
          </table:table-cell>
          <table:table-cell table:number-columns-repeated="4"/>
          <table:table-cell table:number-columns-repeated="2" office:value-type="float" office:value="2.25" calcext:value-type="float">
            <text:p>2,250</text:p>
          </table:table-cell>
          <table:table-cell table:number-columns-repeated="2"/>
          <table:table-cell table:number-columns-repeated="2" office:value-type="float" office:value="2.25" calcext:value-type="float">
            <text:p>2,250</text:p>
          </table:table-cell>
          <table:table-cell/>
          <table:table-cell table:style-name="Default"/>
          <table:table-cell table:formula="of:=([.X15]*[.X19])+([.Y15]*[.Y19])+([.Z15]*[.Z19])+([.AA15]*[.AA19])" office:value-type="float" office:value="24.75" calcext:value-type="float">
            <text:p>24,750</text:p>
          </table:table-cell>
          <table:table-cell table:formula="of:=[.AC19]/63*(-1)" office:value-type="float" office:value="-0.392857142857143" calcext:value-type="float">
            <text:p>-0,393</text:p>
          </table:table-cell>
          <table:table-cell table:formula="of:=[.O19]-[.AC19]" office:value-type="float" office:value="10.5" calcext:value-type="float">
            <text:p>10,500</text:p>
          </table:table-cell>
          <table:table-cell table:formula="of:=[.AE19]/63*18*(-1)" office:value-type="float" office:value="-3" calcext:value-type="float">
            <text:p>-3,000</text:p>
          </table:table-cell>
          <table:table-cell table:number-columns-repeated="2"/>
          <table:table-cell table:formula="of:=[.AE19]/63*(-1)*0.95" office:value-type="float" office:value="-0.158333333333333" calcext:value-type="float">
            <text:p>-0,158</text:p>
          </table:table-cell>
          <table:table-cell table:number-columns-repeated="989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20]*2" office:value-type="float" office:value="0.24" calcext:value-type="float">
            <text:p>0,240</text:p>
          </table:table-cell>
          <table:table-cell table:style-name="ce32" table:formula="of:=([.E20]+[.G20])*(-1)" office:value-type="float" office:value="-0.0186666666666667" calcext:value-type="float">
            <text:p>-0,019</text:p>
          </table:table-cell>
          <table:table-cell table:style-name="ce32" table:formula="of:=[.F20]/45" office:value-type="float" office:value="0.0186666666666667" calcext:value-type="float">
            <text:p>0,019</text:p>
          </table:table-cell>
          <table:table-cell table:style-name="ce32" table:formula="of:=[.P20]*[.Q15]" office:value-type="float" office:value="0.84" calcext:value-type="float">
            <text:p>0,840</text:p>
          </table:table-cell>
          <table:table-cell table:style-name="ce32" table:formula="of:=[.H20]/45" office:value-type="float" office:value="0" calcext:value-type="float">
            <text:p>0,000</text:p>
          </table:table-cell>
          <table:table-cell table:style-name="ce32" table:formula="of:=[.Q20]*[.Q15]+[.R20]*[.R15]+[.S20]*[.S15]+[.T20]*[.T15]+[.U20]*[.U15]+[.V20]*[.V15]+[.W20]*[.W15]" office:value-type="float" office:value="0" calcext:value-type="float">
            <text:p>0,000</text:p>
          </table:table-cell>
          <table:table-cell table:formula="of:=[.O20]/45*(-1)" office:value-type="float" office:value="-0.0186666666666667" calcext:value-type="float">
            <text:p>-0,019</text:p>
          </table:table-cell>
          <table:table-cell table:style-name="ce42" table:formula="of:=[.O20]/63*(-1)" office:value-type="float" office:value="-0.0133333333333333" calcext:value-type="float">
            <text:p>-0,013</text:p>
          </table:table-cell>
          <table:table-cell table:style-name="ce42" table:formula="of:=[.J20]*18" office:value-type="float" office:value="-0.24" calcext:value-type="float">
            <text:p>-0,240</text:p>
          </table:table-cell>
          <table:table-cell table:style-name="ce42" table:number-columns-repeated="2"/>
          <table:table-cell table:style-name="ce42" table:formula="of:=[.O20]/4" office:value-type="float" office:value="0.21" calcext:value-type="float">
            <text:p>0,210</text:p>
          </table:table-cell>
          <table:table-cell table:formula="of:=[.P20]*[.Q15]+[.Q20]*[.Q15]+[.R20]*[.R15]+[.S20]*[.S15]+[.T20]*[.T15]+[.U20]*[.U15]+[.V20]*[.V15]+[.W20]*[.W15]" office:value-type="float" office:value="0.84" calcext:value-type="float">
            <text:p>0,8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AC20]/63*(-1)" office:value-type="float" office:value="-0" calcext:value-type="float">
            <text:p>0,000</text:p>
          </table:table-cell>
          <table:table-cell table:formula="of:=[.O20]-[.AC20]" office:value-type="float" office:value="0.84" calcext:value-type="float">
            <text:p>0,840</text:p>
          </table:table-cell>
          <table:table-cell table:formula="of:=[.AE20]/63*18*(-1)" office:value-type="float" office:value="-0.24" calcext:value-type="float">
            <text:p>-0,240</text:p>
          </table:table-cell>
          <table:table-cell table:number-columns-repeated="2"/>
          <table:table-cell table:formula="of:=[.AE20]/63*(-1)*0.95" office:value-type="float" office:value="-0.0126666666666667" calcext:value-type="float">
            <text:p>-0,013</text:p>
          </table:table-cell>
          <table:table-cell table:formula="of:=[.AE20]/45*(-1)" office:value-type="float" office:value="-0.0186666666666667" calcext:value-type="float">
            <text:p>-0,01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21]*2" office:value-type="float" office:value="0.066" calcext:value-type="float">
            <text:p>0,066</text:p>
          </table:table-cell>
          <table:table-cell table:formula="of:=([.E21]+[.G21])*(-1)" office:value-type="float" office:value="-0.0101888888888889" calcext:value-type="float">
            <text:p>-0,010</text:p>
          </table:table-cell>
          <table:table-cell table:formula="of:=[.F21]/2/45" office:value-type="float" office:value="0.00256666666666667" calcext:value-type="float">
            <text:p>0,003</text:p>
          </table:table-cell>
          <table:table-cell table:formula="of:=[.P21]*[.Q15]" office:value-type="float" office:value="0.231" calcext:value-type="float">
            <text:p>0,231</text:p>
          </table:table-cell>
          <table:table-cell table:formula="of:=[.H21]/45" office:value-type="float" office:value="0.00762222222222222" calcext:value-type="float">
            <text:p>0,008</text:p>
          </table:table-cell>
          <table:table-cell table:formula="of:=[.Q21]*[.Q15]+[.R21]*[.R15]+[.S21]*[.S15]+[.T21]*[.T15]+[.U21]*[.U15]+[.V21]*[.V15]+[.W21]*[.W15]" office:value-type="float" office:value="0.343" calcext:value-type="float">
            <text:p>0,343</text:p>
          </table:table-cell>
          <table:table-cell table:formula="of:=[.O21]/45*(-1)" office:value-type="float" office:value="-0.0127555555555556" calcext:value-type="float">
            <text:p>-0,013</text:p>
          </table:table-cell>
          <table:table-cell table:style-name="ce42" table:formula="of:=[.O21]/63*(-1)" office:value-type="float" office:value="-0.00911111111111111" calcext:value-type="float">
            <text:p>-0,009</text:p>
          </table:table-cell>
          <table:table-cell table:style-name="ce42" table:formula="of:=[.J21]*18" office:value-type="float" office:value="-0.164" calcext:value-type="float">
            <text:p>-0,164</text:p>
          </table:table-cell>
          <table:table-cell table:style-name="ce42" table:number-columns-repeated="2"/>
          <table:table-cell table:style-name="ce42" table:formula="of:=[.O21]/4" office:value-type="float" office:value="0.1435" calcext:value-type="float">
            <text:p>0,144</text:p>
          </table:table-cell>
          <table:table-cell table:formula="of:=[.P21]*[.Q15]+[.Q21]*[.Q15]+[.R21]*[.R15]+[.S21]*[.S15]+[.T21]*[.T15]+[.U21]*[.U15]+[.V21]*[.V15]+[.W21]*[.W15]" office:value-type="float" office:value="0.574" calcext:value-type="float">
            <text:p>0,574</text:p>
          </table:table-cell>
          <table:table-cell office:value-type="float" office:value="0.033" calcext:value-type="float">
            <text:p>0,033</text:p>
          </table:table-cell>
          <table:table-cell table:number-columns-repeated="4"/>
          <table:table-cell office:value-type="float" office:value="0.049" calcext:value-type="float">
            <text:p>0,049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2"/>
          <table:table-cell table:style-name="Default"/>
          <table:table-cell table:formula="of:=([.X15]*[.X21])+([.Y15]*[.Y21])+([.Z15]*[.Z21])+([.AA15]*[.AA21])" office:value-type="float" office:value="0.343" calcext:value-type="float">
            <text:p>0,343</text:p>
          </table:table-cell>
          <table:table-cell table:formula="of:=[.AC21]/63*(-1)" office:value-type="float" office:value="-0.00544444444444444" calcext:value-type="float">
            <text:p>-0,005</text:p>
          </table:table-cell>
          <table:table-cell table:formula="of:=[.O21]-[.AC21]" office:value-type="float" office:value="0.231" calcext:value-type="float">
            <text:p>0,231</text:p>
          </table:table-cell>
          <table:table-cell table:formula="of:=[.AE21]/63*18*(-1)" office:value-type="float" office:value="-0.066" calcext:value-type="float">
            <text:p>-0,066</text:p>
          </table:table-cell>
          <table:table-cell table:number-columns-repeated="2"/>
          <table:table-cell table:formula="of:=[.AE21]/63*(-1)*0.95" office:value-type="float" office:value="-0.00348333333333333" calcext:value-type="float">
            <text:p>-0,003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22]*2" office:value-type="float" office:value="14.4" calcext:value-type="float">
            <text:p>14,400</text:p>
          </table:table-cell>
          <table:table-cell table:formula="of:=([.E22]+[.G22])*(-1)" office:value-type="float" office:value="-2.16" calcext:value-type="float">
            <text:p>-2,160</text:p>
          </table:table-cell>
          <table:table-cell table:formula="of:=[.F22]/2/45" office:value-type="float" office:value="0.56" calcext:value-type="float">
            <text:p>0,560</text:p>
          </table:table-cell>
          <table:table-cell table:formula="of:=[.P22]*[.Q15]" office:value-type="float" office:value="50.4" calcext:value-type="float">
            <text:p>50,400</text:p>
          </table:table-cell>
          <table:table-cell table:formula="of:=[.H22]/45" office:value-type="float" office:value="1.6" calcext:value-type="float">
            <text:p>1,600</text:p>
          </table:table-cell>
          <table:table-cell table:formula="of:=[.Q22]*[.Q15]+[.R22]*[.R15]+[.S22]*[.S15]+[.T22]*[.T15]+[.U22]*[.U15]+[.V22]*[.V15]+[.W22]*[.W15]" office:value-type="float" office:value="72" calcext:value-type="float">
            <text:p>72,000</text:p>
          </table:table-cell>
          <table:table-cell table:formula="of:=[.O22]/45*(-1)" office:value-type="float" office:value="-2.72" calcext:value-type="float">
            <text:p>-2,720</text:p>
          </table:table-cell>
          <table:table-cell table:style-name="ce42" table:formula="of:=[.O22]/63*(-1)" office:value-type="float" office:value="-1.94285714285714" calcext:value-type="float">
            <text:p>-1,943</text:p>
          </table:table-cell>
          <table:table-cell table:style-name="ce42" table:formula="of:=[.J22]*18" office:value-type="float" office:value="-34.9714285714286" calcext:value-type="float">
            <text:p>-34,971</text:p>
          </table:table-cell>
          <table:table-cell table:style-name="ce42" table:number-columns-repeated="2"/>
          <table:table-cell table:style-name="ce42" table:formula="of:=[.O22]/4" office:value-type="float" office:value="30.6" calcext:value-type="float">
            <text:p>30,600</text:p>
          </table:table-cell>
          <table:table-cell table:formula="of:=[.P22]*[.Q15]+[.Q22]*[.Q15]+[.R22]*[.R15]+[.S22]*[.S15]+[.T22]*[.T15]+[.U22]*[.U15]+[.V22]*[.V15]+[.W22]*[.W15]" office:value-type="float" office:value="122.4" calcext:value-type="float">
            <text:p>122,400</text:p>
          </table:table-cell>
          <table:table-cell office:value-type="float" office:value="7.2" calcext:value-type="float">
            <text:p>7,2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9"/>
          <table:table-cell table:style-name="Default"/>
          <table:table-cell table:formula="of:=([.X15]*[.X22])+([.Y15]*[.Y22])+([.Z15]*[.Z22])+([.AA15]*[.AA22])" office:value-type="float" office:value="0" calcext:value-type="float">
            <text:p>0,000</text:p>
          </table:table-cell>
          <table:table-cell table:formula="of:=[.AC22]/63*(-1)" office:value-type="float" office:value="-0" calcext:value-type="float">
            <text:p>0,000</text:p>
          </table:table-cell>
          <table:table-cell table:formula="of:=[.O22]-[.AC22]" office:value-type="float" office:value="122.4" calcext:value-type="float">
            <text:p>122,400</text:p>
          </table:table-cell>
          <table:table-cell table:formula="of:=[.AE22]/63*18*(-1)" office:value-type="float" office:value="-34.9714285714286" calcext:value-type="float">
            <text:p>-34,971</text:p>
          </table:table-cell>
          <table:table-cell table:number-columns-repeated="2"/>
          <table:table-cell table:formula="of:=[.AE22]/63*(-1)*0.95" office:value-type="float" office:value="-1.84571428571429" calcext:value-type="float">
            <text:p>-1,846</text:p>
          </table:table-cell>
          <table:table-cell table:formula="of:=[.AE22]/45*(-1)" office:value-type="float" office:value="-2.72" calcext:value-type="float">
            <text:p>-2,720</text:p>
          </table:table-cell>
          <table:table-cell table:number-columns-repeated="9"/>
          <table:table-cell office:value-type="float" office:value="120" calcext:value-type="float">
            <text:p>120,000</text:p>
          </table:table-cell>
          <table:table-cell table:formula="of:=[.AT22]-[.C22]" office:value-type="float" office:value="105.6" calcext:value-type="float">
            <text:p>105,600</text:p>
          </table:table-cell>
          <table:table-cell table:formula="of:=[.AT22]-[.C22]/2" office:value-type="float" office:value="112.8" calcext:value-type="float">
            <text:p>112,800</text:p>
          </table:table-cell>
          <table:table-cell office:value-type="float" office:value="120" calcext:value-type="float">
            <text:p>120,000</text:p>
          </table:table-cell>
          <table:table-cell table:formula="of:=[.AT22]+[.C22]/2" office:value-type="float" office:value="127.2" calcext:value-type="float">
            <text:p>127,200</text:p>
          </table:table-cell>
          <table:table-cell table:formula="of:=[.AT22]+[.C22]" office:value-type="float" office:value="134.4" calcext:value-type="float">
            <text:p>134,400</text:p>
          </table:table-cell>
          <table:table-cell table:formula="of:=[.AT22]+[.C22]*1.5" office:value-type="float" office:value="141.6" calcext:value-type="float">
            <text:p>141,600</text:p>
          </table:table-cell>
          <table:table-cell table:formula="of:=[.AT22]+[.C22]*2" office:value-type="float" office:value="148.8" calcext:value-type="float">
            <text:p>148,8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23]*2" office:value-type="float" office:value="0" calcext:value-type="float">
            <text:p>0,000</text:p>
          </table:table-cell>
          <table:table-cell table:formula="of:=([.E23]+[.G23])*(-1)" office:value-type="float" office:value="-8.93333333333333" calcext:value-type="float">
            <text:p>-8,933</text:p>
          </table:table-cell>
          <table:table-cell table:formula="of:=[.F23]/2/45" office:value-type="float" office:value="0" calcext:value-type="float">
            <text:p>0,000</text:p>
          </table:table-cell>
          <table:table-cell table:formula="of:=[.P23]*[.Q15]" office:value-type="float" office:value="0" calcext:value-type="float">
            <text:p>0,000</text:p>
          </table:table-cell>
          <table:table-cell table:formula="of:=[.H23]/45" office:value-type="float" office:value="8.93333333333333" calcext:value-type="float">
            <text:p>8,933</text:p>
          </table:table-cell>
          <table:table-cell table:formula="of:=[.Q23]*[.Q15]+[.R23]*[.R15]+[.S23]*[.S15]+[.T23]*[.T15]+[.U23]*[.U15]+[.V23]*[.V15]+[.W23]*[.W15]" office:value-type="float" office:value="402" calcext:value-type="float">
            <text:p>402,000</text:p>
          </table:table-cell>
          <table:table-cell table:formula="of:=[.O23]/45*(-1)" office:value-type="float" office:value="-8.93333333333333" calcext:value-type="float">
            <text:p>-8,933</text:p>
          </table:table-cell>
          <table:table-cell table:style-name="ce42" table:formula="of:=[.O23]/63*(-1)" office:value-type="float" office:value="-6.38095238095238" calcext:value-type="float">
            <text:p>-6,381</text:p>
          </table:table-cell>
          <table:table-cell table:style-name="ce42" table:formula="of:=[.J23]*18" office:value-type="float" office:value="-114.857142857143" calcext:value-type="float">
            <text:p>-114,857</text:p>
          </table:table-cell>
          <table:table-cell table:style-name="ce42" table:number-columns-repeated="2"/>
          <table:table-cell table:style-name="ce42" table:formula="of:=[.O23]/4" office:value-type="float" office:value="100.5" calcext:value-type="float">
            <text:p>100,500</text:p>
          </table:table-cell>
          <table:table-cell table:formula="of:=[.P23]*[.Q15]+[.Q23]*[.Q15]+[.R23]*[.R15]+[.S23]*[.S15]+[.T23]*[.T15]+[.U23]*[.U15]+[.V23]*[.V15]+[.W23]*[.W15]" office:value-type="float" office:value="402" calcext:value-type="float">
            <text:p>402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table:style-name="Default"/>
          <table:table-cell table:formula="of:=([.X15]*[.X23])+([.Y15]*[.Y23])+([.Z15]*[.Z23])+([.AA15]*[.AA23])" office:value-type="float" office:value="402" calcext:value-type="float">
            <text:p>402,000</text:p>
          </table:table-cell>
          <table:table-cell table:formula="of:=[.AC23]/63*(-1)" office:value-type="float" office:value="-6.38095238095238" calcext:value-type="float">
            <text:p>-6,381</text:p>
          </table:table-cell>
          <table:table-cell table:formula="of:=[.O23]-[.AC23]" office:value-type="float" office:value="0" calcext:value-type="float">
            <text:p>0,000</text:p>
          </table:table-cell>
          <table:table-cell table:formula="of:=[.AE23]/63*18*(-1)" office:value-type="float" office:value="-0" calcext:value-type="float">
            <text:p>0,000</text:p>
          </table:table-cell>
          <table:table-cell table:number-columns-repeated="2"/>
          <table:table-cell table:formula="of:=[.AE23]/63*(-1)*0.95" office:value-type="float" office:value="-0" calcext:value-type="float">
            <text:p>0,0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24]*2" office:value-type="float" office:value="0" calcext:value-type="float">
            <text:p>0,000</text:p>
          </table:table-cell>
          <table:table-cell table:formula="of:=([.E24]+[.G24])*(-1)" office:value-type="float" office:value="-0.0346666666666667" calcext:value-type="float">
            <text:p>-0,035</text:p>
          </table:table-cell>
          <table:table-cell table:formula="of:=[.F24]/2/45" office:value-type="float" office:value="0" calcext:value-type="float">
            <text:p>0,000</text:p>
          </table:table-cell>
          <table:table-cell table:formula="of:=[.P24]*[.Q15]" office:value-type="float" office:value="0" calcext:value-type="float">
            <text:p>0,000</text:p>
          </table:table-cell>
          <table:table-cell table:formula="of:=[.H24]/45" office:value-type="float" office:value="0.0346666666666667" calcext:value-type="float">
            <text:p>0,035</text:p>
          </table:table-cell>
          <table:table-cell table:formula="of:=[.Q24]*[.Q15]+[.R24]*[.R15]+[.S24]*[.S15]+[.T24]*[.T15]+[.U24]*[.U15]+[.V24]*[.V15]+[.W24]*[.W15]" office:value-type="float" office:value="1.56" calcext:value-type="float">
            <text:p>1,560</text:p>
          </table:table-cell>
          <table:table-cell table:formula="of:=[.O24]/45*(-1)" office:value-type="float" office:value="-0.0346666666666667" calcext:value-type="float">
            <text:p>-0,035</text:p>
          </table:table-cell>
          <table:table-cell table:style-name="ce42" table:formula="of:=[.O24]/63*(-1)" office:value-type="float" office:value="-0.0247619047619048" calcext:value-type="float">
            <text:p>-0,025</text:p>
          </table:table-cell>
          <table:table-cell table:style-name="ce42" table:formula="of:=[.J24]*18" office:value-type="float" office:value="-0.445714285714286" calcext:value-type="float">
            <text:p>-0,446</text:p>
          </table:table-cell>
          <table:table-cell table:style-name="ce42" table:number-columns-repeated="2"/>
          <table:table-cell table:style-name="ce42" table:formula="of:=[.O24]/4" office:value-type="float" office:value="0.39" calcext:value-type="float">
            <text:p>0,390</text:p>
          </table:table-cell>
          <table:table-cell table:formula="of:=[.P24]*[.Q15]+[.Q24]*[.Q15]+[.R24]*[.R15]+[.S24]*[.S15]+[.T24]*[.T15]+[.U24]*[.U15]+[.V24]*[.V15]+[.W24]*[.W15]" office:value-type="float" office:value="1.56" calcext:value-type="float">
            <text:p>1,56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office:value-type="float" office:value="0.12" calcext:value-type="float">
            <text:p>0,120</text:p>
          </table:table-cell>
          <table:table-cell table:style-name="Default"/>
          <table:table-cell table:formula="of:=([.X15]*[.X24])+([.Y15]*[.Y24])+([.Z15]*[.Z24])+([.AA15]*[.AA24])" office:value-type="float" office:value="1.08" calcext:value-type="float">
            <text:p>1,080</text:p>
          </table:table-cell>
          <table:table-cell table:formula="of:=[.AC24]/63*(-1)" office:value-type="float" office:value="-0.0171428571428571" calcext:value-type="float">
            <text:p>-0,017</text:p>
          </table:table-cell>
          <table:table-cell table:formula="of:=[.O24]-[.AC24]" office:value-type="float" office:value="0.48" calcext:value-type="float">
            <text:p>0,480</text:p>
          </table:table-cell>
          <table:table-cell table:formula="of:=[.AE24]/63*18*(-1)" office:value-type="float" office:value="-0.137142857142857" calcext:value-type="float">
            <text:p>-0,137</text:p>
          </table:table-cell>
          <table:table-cell table:number-columns-repeated="2"/>
          <table:table-cell table:formula="of:=[.AE24]/63*(-1)*0.95" office:value-type="float" office:value="-0.00723809523809524" calcext:value-type="float">
            <text:p>-0,00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3"/>
          <table:table-cell table:style-name="Default"/>
          <table:table-cell table:number-columns-repeated="996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3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rpedo_boat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28]*2" office:value-type="float" office:value="6" calcext:value-type="float">
            <text:p>6,000</text:p>
          </table:table-cell>
          <table:table-cell table:formula="of:=([.E28]+[.G28])*(-1)" office:value-type="float" office:value="-0.766666666666667" calcext:value-type="float">
            <text:p>-0,767</text:p>
          </table:table-cell>
          <table:table-cell table:formula="of:=[.F28]/2/45" office:value-type="float" office:value="0.366666666666667" calcext:value-type="float">
            <text:p>0,367</text:p>
          </table:table-cell>
          <table:table-cell table:formula="of:=[.P28]*[.Q27]" office:value-type="float" office:value="33" calcext:value-type="float">
            <text:p>33,000</text:p>
          </table:table-cell>
          <table:table-cell table:formula="of:=[.H28]/45" office:value-type="float" office:value="0.4" calcext:value-type="float">
            <text:p>0,400</text:p>
          </table:table-cell>
          <table:table-cell table:formula="of:=[.Q28]*[.Q27]+[.R28]*[.R27]+[.S28]*[.S27]+[.T28]*[.T27]+[.U28]*[.U27]+[.V28]*[.V27]+[.W28]*[.W27]" office:value-type="float" office:value="18" calcext:value-type="float">
            <text:p>18,000</text:p>
          </table:table-cell>
          <table:table-cell table:formula="of:=[.O28]/45*(-1)" office:value-type="float" office:value="-1.13333333333333" calcext:value-type="float">
            <text:p>-1,133</text:p>
          </table:table-cell>
          <table:table-cell table:style-name="ce42" table:formula="of:=[.O28]/63*(-1)" office:value-type="float" office:value="-0.80952380952381" calcext:value-type="float">
            <text:p>-0,810</text:p>
          </table:table-cell>
          <table:table-cell table:style-name="ce42" table:formula="of:=[.J28]*18" office:value-type="float" office:value="-14.5714285714286" calcext:value-type="float">
            <text:p>-14,571</text:p>
          </table:table-cell>
          <table:table-cell table:style-name="ce42" table:number-columns-repeated="2"/>
          <table:table-cell table:style-name="ce42" table:formula="of:=[.O28]/4" office:value-type="float" office:value="12.75" calcext:value-type="float">
            <text:p>12,750</text:p>
          </table:table-cell>
          <table:table-cell table:formula="of:=[.P28]*[.Q27]+[.Q28]*[.Q27]+[.R28]*[.R27]+[.S28]*[.S27]+[.T28]*[.T27]+[.U28]*[.U27]+[.V28]*[.V27]+[.W28]*[.W27]" office:value-type="float" office:value="51" calcext:value-type="float">
            <text:p>51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5"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3" calcext:value-type="float">
            <text:p>3,000</text:p>
          </table:table-cell>
          <table:table-cell table:style-name="Default"/>
          <table:table-cell table:formula="of:=([.X27]*[.X28])+([.Y27]*[.Y28])+([.Z27]*[.Z28])+([.AA27]*[.AA28])" office:value-type="float" office:value="18" calcext:value-type="float">
            <text:p>18,000</text:p>
          </table:table-cell>
          <table:table-cell table:formula="of:=[.AC28]/63*(-1)" office:value-type="float" office:value="-0.285714285714286" calcext:value-type="float">
            <text:p>-0,286</text:p>
          </table:table-cell>
          <table:table-cell table:formula="of:=[.O28]-[.AC28]" office:value-type="float" office:value="33" calcext:value-type="float">
            <text:p>33,000</text:p>
          </table:table-cell>
          <table:table-cell table:formula="of:=[.AE28]/63*18*(-1)" office:value-type="float" office:value="-9.42857142857143" calcext:value-type="float">
            <text:p>-9,429</text:p>
          </table:table-cell>
          <table:table-cell table:formula="of:=[.AE28]-[.AR28]" office:value-type="float" office:value="21" calcext:value-type="float">
            <text:p>21,000</text:p>
          </table:table-cell>
          <table:table-cell table:formula="of:=[.AG28]/45*0.8*(-1)" office:value-type="float" office:value="-0.373333333333333" calcext:value-type="float">
            <text:p>-0,373</text:p>
          </table:table-cell>
          <table:table-cell table:formula="of:=[.AE28]/63*(-1)*0.95" office:value-type="float" office:value="-0.497619047619048" calcext:value-type="float">
            <text:p>-0,498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table:number-columns-repeated="5"/>
          <table:table-cell table:formula="of:=([.AL28]+[.AM28]+[.AN28]+[.AO28]+[.AP28]+[.AQ28])*4" office:value-type="float" office:value="12" calcext:value-type="float">
            <text:p>12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29]*2" office:value-type="float" office:value="24" calcext:value-type="float">
            <text:p>24,000</text:p>
          </table:table-cell>
          <table:table-cell table:formula="of:=([.E29]+[.G29])*(-1)" office:value-type="float" office:value="-8" calcext:value-type="float">
            <text:p>-8,000</text:p>
          </table:table-cell>
          <table:table-cell table:formula="of:=[.F29]/2/45" office:value-type="float" office:value="1.46666666666667" calcext:value-type="float">
            <text:p>1,467</text:p>
          </table:table-cell>
          <table:table-cell table:formula="of:=[.P29]*[.Q27]" office:value-type="float" office:value="132" calcext:value-type="float">
            <text:p>132,000</text:p>
          </table:table-cell>
          <table:table-cell table:formula="of:=[.H29]/45" office:value-type="float" office:value="6.53333333333333" calcext:value-type="float">
            <text:p>6,533</text:p>
          </table:table-cell>
          <table:table-cell table:formula="of:=[.Q29]*[.Q27]+[.R29]*[.R27]+[.S29]*[.S27]+[.T29]*[.T27]+[.U29]*[.U27]+[.V29]*[.V27]+[.W29]*[.W27]" office:value-type="float" office:value="294" calcext:value-type="float">
            <text:p>294,000</text:p>
          </table:table-cell>
          <table:table-cell table:formula="of:=[.O29]/45*(-1)" office:value-type="float" office:value="-9.46666666666667" calcext:value-type="float">
            <text:p>-9,467</text:p>
          </table:table-cell>
          <table:table-cell table:style-name="ce42" table:formula="of:=[.O29]/63*(-1)" office:value-type="float" office:value="-6.76190476190476" calcext:value-type="float">
            <text:p>-6,762</text:p>
          </table:table-cell>
          <table:table-cell table:style-name="ce42" table:formula="of:=[.J29]*18" office:value-type="float" office:value="-121.714285714286" calcext:value-type="float">
            <text:p>-121,714</text:p>
          </table:table-cell>
          <table:table-cell table:style-name="ce42" table:number-columns-repeated="2"/>
          <table:table-cell table:style-name="ce42" table:formula="of:=[.O29]/4" office:value-type="float" office:value="106.5" calcext:value-type="float">
            <text:p>106,500</text:p>
          </table:table-cell>
          <table:table-cell table:formula="of:=[.P29]*[.Q27]+[.Q29]*[.Q27]+[.R29]*[.R27]+[.S29]*[.S27]+[.T29]*[.T27]+[.U29]*[.U27]+[.V29]*[.V27]+[.W29]*[.W27]" office:value-type="float" office:value="426" calcext:value-type="float">
            <text:p>426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X27]*[.X29])+([.Y27]*[.Y29])+([.Z27]*[.Z29])+([.AA27]*[.AA29])" office:value-type="float" office:value="126" calcext:value-type="float">
            <text:p>126,000</text:p>
          </table:table-cell>
          <table:table-cell table:formula="of:=[.AC29]/63*(-1)" office:value-type="float" office:value="-2" calcext:value-type="float">
            <text:p>-2,000</text:p>
          </table:table-cell>
          <table:table-cell table:formula="of:=[.O29]-[.AC29]" office:value-type="float" office:value="300" calcext:value-type="float">
            <text:p>300,000</text:p>
          </table:table-cell>
          <table:table-cell table:formula="of:=[.AE29]/63*18*(-1)" office:value-type="float" office:value="-85.7142857142857" calcext:value-type="float">
            <text:p>-85,714</text:p>
          </table:table-cell>
          <table:table-cell table:formula="of:=[.AE29]-[.AR29]" office:value-type="float" office:value="212" calcext:value-type="float">
            <text:p>212,000</text:p>
          </table:table-cell>
          <table:table-cell table:formula="of:=[.AG29]/45*0.8*(-1)" office:value-type="float" office:value="-3.76888888888889" calcext:value-type="float">
            <text:p>-3,769</text:p>
          </table:table-cell>
          <table:table-cell table:formula="of:=[.AE29]/63*(-1)*0.95" office:value-type="float" office:value="-4.52380952380952" calcext:value-type="float">
            <text:p>-4,524</text:p>
          </table:table-cell>
          <table:table-cell table:formula="of:=[.AG29]/45*(-1)" office:value-type="float" office:value="-4.71111111111111" calcext:value-type="float">
            <text:p>-4,711</text:p>
          </table:table-cell>
          <table:table-cell/>
          <table:table-cell office:value-type="float" office:value="12" calcext:value-type="float">
            <text:p>12,000</text:p>
          </table:table-cell>
          <table:table-cell office:value-type="float" office:value="10" calcext:value-type="float">
            <text:p>10,000</text:p>
          </table:table-cell>
          <table:table-cell table:style-name="ce48"/>
          <table:table-cell table:number-columns-repeated="3"/>
          <table:table-cell table:formula="of:=([.AL29]+[.AM29]+[.AN29]+[.AO29]+[.AP29]+[.AQ29])*4" office:value-type="float" office:value="88" calcext:value-type="float">
            <text:p>88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30]*2" office:value-type="float" office:value="0" calcext:value-type="float">
            <text:p>0,000</text:p>
          </table:table-cell>
          <table:table-cell table:formula="of:=([.E30]+[.G30])*(-1)" office:value-type="float" office:value="-0.112" calcext:value-type="float">
            <text:p>-0,112</text:p>
          </table:table-cell>
          <table:table-cell table:formula="of:=[.F30]/2/45" office:value-type="float" office:value="0" calcext:value-type="float">
            <text:p>0,000</text:p>
          </table:table-cell>
          <table:table-cell table:formula="of:=[.P30]*[.Q27]" office:value-type="float" office:value="0" calcext:value-type="float">
            <text:p>0,000</text:p>
          </table:table-cell>
          <table:table-cell table:formula="of:=[.H30]/45" office:value-type="float" office:value="0.112" calcext:value-type="float">
            <text:p>0,112</text:p>
          </table:table-cell>
          <table:table-cell table:formula="of:=[.Q30]*[.Q27]+[.R30]*[.R27]+[.S30]*[.S27]+[.T30]*[.T27]+[.U30]*[.U27]+[.V30]*[.V27]+[.W30]*[.W27]" office:value-type="float" office:value="5.04" calcext:value-type="float">
            <text:p>5,040</text:p>
          </table:table-cell>
          <table:table-cell table:formula="of:=[.O30]/45*(-1)" office:value-type="float" office:value="-0.112" calcext:value-type="float">
            <text:p>-0,112</text:p>
          </table:table-cell>
          <table:table-cell table:style-name="ce42" table:formula="of:=[.O30]/63*(-1)" office:value-type="float" office:value="-0.08" calcext:value-type="float">
            <text:p>-0,080</text:p>
          </table:table-cell>
          <table:table-cell table:style-name="ce42" table:formula="of:=[.J30]*18" office:value-type="float" office:value="-1.44" calcext:value-type="float">
            <text:p>-1,440</text:p>
          </table:table-cell>
          <table:table-cell table:style-name="ce42" table:number-columns-repeated="2"/>
          <table:table-cell table:style-name="ce42" table:formula="of:=[.O30]/4" office:value-type="float" office:value="1.26" calcext:value-type="float">
            <text:p>1,260</text:p>
          </table:table-cell>
          <table:table-cell table:formula="of:=[.P30]*[.Q27]+[.Q30]*[.Q27]+[.R30]*[.R27]+[.S30]*[.S27]+[.T30]*[.T27]+[.U30]*[.U27]+[.V30]*[.V27]+[.W30]*[.W27]" office:value-type="float" office:value="5.04" calcext:value-type="float">
            <text:p>5,0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54" calcext:value-type="float">
            <text:p>0,540</text:p>
          </table:table-cell>
          <table:table-cell table:number-columns-repeated="3"/>
          <table:table-cell office:value-type="float" office:value="0.54" calcext:value-type="float">
            <text:p>0,540</text:p>
          </table:table-cell>
          <table:table-cell table:style-name="Default"/>
          <table:table-cell table:formula="of:=([.X27]*[.X30])+([.Y27]*[.Y30])+([.Z27]*[.Z30])+([.AA27]*[.AA30])" office:value-type="float" office:value="3.24" calcext:value-type="float">
            <text:p>3,240</text:p>
          </table:table-cell>
          <table:table-cell table:formula="of:=[.AC30]/63*(-1)" office:value-type="float" office:value="-0.0514285714285714" calcext:value-type="float">
            <text:p>-0,051</text:p>
          </table:table-cell>
          <table:table-cell table:formula="of:=[.O30]-[.AC30]" office:value-type="float" office:value="1.8" calcext:value-type="float">
            <text:p>1,800</text:p>
          </table:table-cell>
          <table:table-cell table:formula="of:=[.AE30]/63*18*(-1)" office:value-type="float" office:value="-0.514285714285714" calcext:value-type="float">
            <text:p>-0,514</text:p>
          </table:table-cell>
          <table:table-cell table:formula="of:=[.AE30]-[.AR30]" office:value-type="float" office:value="1.2" calcext:value-type="float">
            <text:p>1,200</text:p>
          </table:table-cell>
          <table:table-cell table:formula="of:=[.AG30]/45*0.8*(-1)" office:value-type="float" office:value="-0.0213333333333333" calcext:value-type="float">
            <text:p>-0,021</text:p>
          </table:table-cell>
          <table:table-cell table:formula="of:=[.AE30]/63*(-1)*0.95" office:value-type="float" office:value="-0.0271428571428571" calcext:value-type="float">
            <text:p>-0,027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4"/>
          <table:table-cell table:formula="of:=([.AL30]+[.AM30]+[.AN30]+[.AO30]+[.AP30]+[.AQ30])*4" office:value-type="float" office:value="0.6" calcext:value-type="float">
            <text:p>0,6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31]*2" office:value-type="float" office:value="2.52" calcext:value-type="float">
            <text:p>2,520</text:p>
          </table:table-cell>
          <table:table-cell table:formula="of:=([.E31]+[.G31])*(-1)" office:value-type="float" office:value="-0.448" calcext:value-type="float">
            <text:p>-0,448</text:p>
          </table:table-cell>
          <table:table-cell table:formula="of:=[.F31]/2/45" office:value-type="float" office:value="0.154" calcext:value-type="float">
            <text:p>0,154</text:p>
          </table:table-cell>
          <table:table-cell table:formula="of:=[.P31]*[.Q27]" office:value-type="float" office:value="13.86" calcext:value-type="float">
            <text:p>13,860</text:p>
          </table:table-cell>
          <table:table-cell table:formula="of:=[.H31]/45" office:value-type="float" office:value="0.294" calcext:value-type="float">
            <text:p>0,294</text:p>
          </table:table-cell>
          <table:table-cell table:formula="of:=[.Q31]*[.Q27]+[.R31]*[.R27]+[.S31]*[.S27]+[.T31]*[.T27]+[.U31]*[.U27]+[.V31]*[.V27]+[.W31]*[.W27]" office:value-type="float" office:value="13.23" calcext:value-type="float">
            <text:p>13,230</text:p>
          </table:table-cell>
          <table:table-cell table:formula="of:=[.O31]/45*(-1)" office:value-type="float" office:value="-0.602" calcext:value-type="float">
            <text:p>-0,602</text:p>
          </table:table-cell>
          <table:table-cell table:style-name="ce42" table:formula="of:=[.O31]/63*(-1)" office:value-type="float" office:value="-0.43" calcext:value-type="float">
            <text:p>-0,430</text:p>
          </table:table-cell>
          <table:table-cell table:style-name="ce42" table:formula="of:=[.J31]*18" office:value-type="float" office:value="-7.74" calcext:value-type="float">
            <text:p>-7,740</text:p>
          </table:table-cell>
          <table:table-cell table:style-name="ce42" table:number-columns-repeated="2"/>
          <table:table-cell table:style-name="ce42" table:formula="of:=[.O31]/4" office:value-type="float" office:value="6.7725" calcext:value-type="float">
            <text:p>6,773</text:p>
          </table:table-cell>
          <table:table-cell table:formula="of:=[.P31]*[.Q27]+[.Q31]*[.Q27]+[.R31]*[.R27]+[.S31]*[.S27]+[.T31]*[.T27]+[.U31]*[.U27]+[.V31]*[.V27]+[.W31]*[.W27]" office:value-type="float" office:value="27.09" calcext:value-type="float">
            <text:p>27,09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office:value-type="float" office:value="1.89" calcext:value-type="float">
            <text:p>1,890</text:p>
          </table:table-cell>
          <table:table-cell table:number-columns-repeated="2"/>
          <table:table-cell table:style-name="Default"/>
          <table:table-cell table:formula="of:=([.X27]*[.X31])+([.Y27]*[.Y31])+([.Z27]*[.Z31])+([.AA27]*[.AA31])" office:value-type="float" office:value="13.23" calcext:value-type="float">
            <text:p>13,230</text:p>
          </table:table-cell>
          <table:table-cell table:formula="of:=[.AC31]/63*(-1)" office:value-type="float" office:value="-0.21" calcext:value-type="float">
            <text:p>-0,210</text:p>
          </table:table-cell>
          <table:table-cell table:formula="of:=[.O31]-[.AC31]" office:value-type="float" office:value="13.86" calcext:value-type="float">
            <text:p>13,860</text:p>
          </table:table-cell>
          <table:table-cell table:formula="of:=[.AE31]/63*18*(-1)" office:value-type="float" office:value="-3.96" calcext:value-type="float">
            <text:p>-3,960</text:p>
          </table:table-cell>
          <table:table-cell table:formula="of:=[.AE31]-[.AR31]" office:value-type="float" office:value="8.82" calcext:value-type="float">
            <text:p>8,820</text:p>
          </table:table-cell>
          <table:table-cell table:formula="of:=[.AG31]/45*0.8*(-1)" office:value-type="float" office:value="-0.1568" calcext:value-type="float">
            <text:p>-0,157</text:p>
          </table:table-cell>
          <table:table-cell table:formula="of:=[.AE31]/63*(-1)*0.95" office:value-type="float" office:value="-0.209" calcext:value-type="float">
            <text:p>-0,209</text:p>
          </table:table-cell>
          <table:table-cell table:number-columns-repeated="2"/>
          <table:table-cell office:value-type="float" office:value="1.26" calcext:value-type="float">
            <text:p>1,260</text:p>
          </table:table-cell>
          <table:table-cell table:number-columns-repeated="5"/>
          <table:table-cell table:formula="of:=([.AL31]+[.AM31]+[.AN31]+[.AO31]+[.AP31]+[.AQ31])*4" office:value-type="float" office:value="5.04" calcext:value-type="float">
            <text:p>5,04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32]*2" office:value-type="float" office:value="0.21" calcext:value-type="float">
            <text:p>0,210</text:p>
          </table:table-cell>
          <table:table-cell table:style-name="ce32" table:formula="of:=([.E32]+[.G32])*(-1)" office:value-type="float" office:value="-0.0256666666666667" calcext:value-type="float">
            <text:p>-0,026</text:p>
          </table:table-cell>
          <table:table-cell table:style-name="ce32" table:formula="of:=[.F32]/45" office:value-type="float" office:value="0.0256666666666667" calcext:value-type="float">
            <text:p>0,026</text:p>
          </table:table-cell>
          <table:table-cell table:style-name="ce32" table:formula="of:=[.P32]*[.Q27]" office:value-type="float" office:value="1.155" calcext:value-type="float">
            <text:p>1,155</text:p>
          </table:table-cell>
          <table:table-cell table:style-name="ce32" table:formula="of:=[.H32]/45" office:value-type="float" office:value="0" calcext:value-type="float">
            <text:p>0,000</text:p>
          </table:table-cell>
          <table:table-cell table:style-name="ce32" table:formula="of:=[.Q32]*[.Q27]+[.R32]*[.R27]+[.S32]*[.S27]+[.T32]*[.T27]+[.U32]*[.U27]+[.V32]*[.V27]+[.W32]*[.W27]" office:value-type="float" office:value="0" calcext:value-type="float">
            <text:p>0,000</text:p>
          </table:table-cell>
          <table:table-cell table:formula="of:=[.O32]/45*(-1)" office:value-type="float" office:value="-0.0256666666666667" calcext:value-type="float">
            <text:p>-0,026</text:p>
          </table:table-cell>
          <table:table-cell table:style-name="ce42" table:formula="of:=[.O32]/63*(-1)" office:value-type="float" office:value="-0.0183333333333333" calcext:value-type="float">
            <text:p>-0,018</text:p>
          </table:table-cell>
          <table:table-cell table:style-name="ce42" table:formula="of:=[.J32]*18" office:value-type="float" office:value="-0.33" calcext:value-type="float">
            <text:p>-0,330</text:p>
          </table:table-cell>
          <table:table-cell table:style-name="ce42" table:number-columns-repeated="2"/>
          <table:table-cell table:style-name="ce42" table:formula="of:=[.O32]/4" office:value-type="float" office:value="0.28875" calcext:value-type="float">
            <text:p>0,289</text:p>
          </table:table-cell>
          <table:table-cell table:formula="of:=[.P32]*[.Q27]+[.Q32]*[.Q27]+[.R32]*[.R27]+[.S32]*[.S27]+[.T32]*[.T27]+[.U32]*[.U27]+[.V32]*[.V27]+[.W32]*[.W27]" office:value-type="float" office:value="1.155" calcext:value-type="float">
            <text:p>1,155</text:p>
          </table:table-cell>
          <table:table-cell office:value-type="float" office:value="0.105" calcext:value-type="float">
            <text:p>0,105</text:p>
          </table:table-cell>
          <table:table-cell table:number-columns-repeated="11"/>
          <table:table-cell table:style-name="Default"/>
          <table:table-cell/>
          <table:table-cell table:formula="of:=[.AC32]/63*(-1)" office:value-type="float" office:value="-0" calcext:value-type="float">
            <text:p>0,000</text:p>
          </table:table-cell>
          <table:table-cell table:formula="of:=[.O32]-[.AC32]" office:value-type="float" office:value="1.155" calcext:value-type="float">
            <text:p>1,155</text:p>
          </table:table-cell>
          <table:table-cell table:formula="of:=[.AE32]/63*18*(-1)" office:value-type="float" office:value="-0.33" calcext:value-type="float">
            <text:p>-0,330</text:p>
          </table:table-cell>
          <table:table-cell table:formula="of:=[.AE32]-[.AR32]" office:value-type="float" office:value="0.735" calcext:value-type="float">
            <text:p>0,735</text:p>
          </table:table-cell>
          <table:table-cell table:formula="of:=[.AG32]/45*0.8*(-1)" office:value-type="float" office:value="-0.0130666666666667" calcext:value-type="float">
            <text:p>-0,013</text:p>
          </table:table-cell>
          <table:table-cell table:formula="of:=[.AE32]/63*(-1)*0.95" office:value-type="float" office:value="-0.0174166666666667" calcext:value-type="float">
            <text:p>-0,017</text:p>
          </table:table-cell>
          <table:table-cell table:formula="of:=[.AG32]/45*(-1)" office:value-type="float" office:value="-0.0163333333333333" calcext:value-type="float">
            <text:p>-0,016</text:p>
          </table:table-cell>
          <table:table-cell/>
          <table:table-cell office:value-type="float" office:value="0.105" calcext:value-type="float">
            <text:p>0,105</text:p>
          </table:table-cell>
          <table:table-cell table:number-columns-repeated="5"/>
          <table:table-cell table:formula="of:=([.AL32]+[.AM32]+[.AN32]+[.AO32]+[.AP32]+[.AQ32])*4" office:value-type="float" office:value="0.42" calcext:value-type="float">
            <text:p>0,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33]*2" office:value-type="float" office:value="0.24" calcext:value-type="float">
            <text:p>0,240</text:p>
          </table:table-cell>
          <table:table-cell table:formula="of:=([.E33]+[.G33])*(-1)" office:value-type="float" office:value="-0.028" calcext:value-type="float">
            <text:p>-0,028</text:p>
          </table:table-cell>
          <table:table-cell table:formula="of:=[.F33]/2/45" office:value-type="float" office:value="0.0146666666666667" calcext:value-type="float">
            <text:p>0,015</text:p>
          </table:table-cell>
          <table:table-cell table:formula="of:=[.P33]*[.Q27]" office:value-type="float" office:value="1.32" calcext:value-type="float">
            <text:p>1,320</text:p>
          </table:table-cell>
          <table:table-cell table:formula="of:=[.H33]/45" office:value-type="float" office:value="0.0133333333333333" calcext:value-type="float">
            <text:p>0,013</text:p>
          </table:table-cell>
          <table:table-cell table:formula="of:=[.Q33]*[.Q27]+[.R33]*[.R27]+[.S33]*[.S27]+[.T33]*[.T27]+[.U33]*[.U27]+[.V33]*[.V27]+[.W33]*[.W27]" office:value-type="float" office:value="0.6" calcext:value-type="float">
            <text:p>0,600</text:p>
          </table:table-cell>
          <table:table-cell table:formula="of:=[.O33]/45*(-1)" office:value-type="float" office:value="-0.0426666666666667" calcext:value-type="float">
            <text:p>-0,043</text:p>
          </table:table-cell>
          <table:table-cell table:style-name="ce42" table:formula="of:=[.O33]/63*(-1)" office:value-type="float" office:value="-0.0304761904761905" calcext:value-type="float">
            <text:p>-0,030</text:p>
          </table:table-cell>
          <table:table-cell table:style-name="ce42" table:formula="of:=[.J33]*18" office:value-type="float" office:value="-0.548571428571429" calcext:value-type="float">
            <text:p>-0,549</text:p>
          </table:table-cell>
          <table:table-cell table:style-name="ce42" table:number-columns-repeated="2"/>
          <table:table-cell table:style-name="ce42" table:formula="of:=[.O33]/4" office:value-type="float" office:value="0.48" calcext:value-type="float">
            <text:p>0,480</text:p>
          </table:table-cell>
          <table:table-cell table:formula="of:=[.P33]*[.Q27]+[.Q33]*[.Q27]+[.R33]*[.R27]+[.S33]*[.S27]+[.T33]*[.T27]+[.U33]*[.U27]+[.V33]*[.V27]+[.W33]*[.W27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 table:style-name="Default"/>
          <table:table-cell table:formula="of:=([.X27]*[.X33])+([.Y27]*[.Y33])+([.Z27]*[.Z33])+([.AA27]*[.AA33])" office:value-type="float" office:value="0.3" calcext:value-type="float">
            <text:p>0,300</text:p>
          </table:table-cell>
          <table:table-cell table:formula="of:=[.AC33]/63*(-1)" office:value-type="float" office:value="-0.00476190476190476" calcext:value-type="float">
            <text:p>-0,005</text:p>
          </table:table-cell>
          <table:table-cell table:formula="of:=[.O33]-[.AC33]" office:value-type="float" office:value="1.62" calcext:value-type="float">
            <text:p>1,620</text:p>
          </table:table-cell>
          <table:table-cell table:formula="of:=[.AE33]/63*18*(-1)" office:value-type="float" office:value="-0.462857142857143" calcext:value-type="float">
            <text:p>-0,463</text:p>
          </table:table-cell>
          <table:table-cell table:formula="of:=[.AE33]-[.AR33]" office:value-type="float" office:value="1.14" calcext:value-type="float">
            <text:p>1,140</text:p>
          </table:table-cell>
          <table:table-cell table:formula="of:=[.AG33]/45*0.8*(-1)" office:value-type="float" office:value="-0.0202666666666667" calcext:value-type="float">
            <text:p>-0,020</text:p>
          </table:table-cell>
          <table:table-cell table:formula="of:=[.AE33]/63*(-1)*0.95" office:value-type="float" office:value="-0.0244285714285714" calcext:value-type="float">
            <text:p>-0,024</text:p>
          </table:table-cell>
          <table:table-cell table:number-columns-repeated="2"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L33]+[.AM33]+[.AN33]+[.AO33]+[.AP33]+[.AQ33])*4" office:value-type="float" office:value="0.48" calcext:value-type="float">
            <text:p>0,48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34]*2" office:value-type="float" office:value="24" calcext:value-type="float">
            <text:p>24,000</text:p>
          </table:table-cell>
          <table:table-cell table:formula="of:=([.E34]+[.G34])*(-1)" office:value-type="float" office:value="-4.13333333333333" calcext:value-type="float">
            <text:p>-4,133</text:p>
          </table:table-cell>
          <table:table-cell table:formula="of:=[.F34]/2/45" office:value-type="float" office:value="1.46666666666667" calcext:value-type="float">
            <text:p>1,467</text:p>
          </table:table-cell>
          <table:table-cell table:formula="of:=[.P34]*[.Q27]" office:value-type="float" office:value="132" calcext:value-type="float">
            <text:p>132,000</text:p>
          </table:table-cell>
          <table:table-cell table:formula="of:=[.H34]/45" office:value-type="float" office:value="2.66666666666667" calcext:value-type="float">
            <text:p>2,667</text:p>
          </table:table-cell>
          <table:table-cell table:formula="of:=[.Q34]*[.Q27]+[.R34]*[.R27]+[.S34]*[.S27]+[.T34]*[.T27]+[.U34]*[.U27]+[.V34]*[.V27]+[.W34]*[.W27]" office:value-type="float" office:value="120" calcext:value-type="float">
            <text:p>120,000</text:p>
          </table:table-cell>
          <table:table-cell table:formula="of:=[.O34]/45*(-1)" office:value-type="float" office:value="-5.6" calcext:value-type="float">
            <text:p>-5,600</text:p>
          </table:table-cell>
          <table:table-cell table:style-name="ce42" table:formula="of:=[.O34]/63*(-1)" office:value-type="float" office:value="-4" calcext:value-type="float">
            <text:p>-4,000</text:p>
          </table:table-cell>
          <table:table-cell table:style-name="ce42" table:formula="of:=[.J34]*18" office:value-type="float" office:value="-72" calcext:value-type="float">
            <text:p>-72,000</text:p>
          </table:table-cell>
          <table:table-cell table:style-name="ce42" table:number-columns-repeated="2"/>
          <table:table-cell table:style-name="ce42" table:formula="of:=[.O34]/4" office:value-type="float" office:value="63" calcext:value-type="float">
            <text:p>63,000</text:p>
          </table:table-cell>
          <table:table-cell table:formula="of:=[.P34]*[.Q27]+[.Q34]*[.Q27]+[.R34]*[.R27]+[.S34]*[.S27]+[.T34]*[.T27]+[.U34]*[.U27]+[.V34]*[.V27]+[.W34]*[.W27]" office:value-type="float" office:value="252" calcext:value-type="float">
            <text:p>252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4"/>
          <table:table-cell office:value-type="float" office:value="8" calcext:value-type="float">
            <text:p>8,000</text:p>
          </table:table-cell>
          <table:table-cell table:number-columns-repeated="3"/>
          <table:table-cell office:value-type="float" office:value="8" calcext:value-type="float">
            <text:p>8,000</text:p>
          </table:table-cell>
          <table:table-cell table:style-name="Default"/>
          <table:table-cell table:formula="of:=([.X27]*[.X34])+([.Y27]*[.Y34])+([.Z27]*[.Z34])+([.AA27]*[.AA34])" office:value-type="float" office:value="48" calcext:value-type="float">
            <text:p>48,000</text:p>
          </table:table-cell>
          <table:table-cell table:formula="of:=[.AC34]/63*(-1)" office:value-type="float" office:value="-0.761904761904762" calcext:value-type="float">
            <text:p>-0,762</text:p>
          </table:table-cell>
          <table:table-cell table:formula="of:=[.O34]-[.AC34]" office:value-type="float" office:value="204" calcext:value-type="float">
            <text:p>204,000</text:p>
          </table:table-cell>
          <table:table-cell table:formula="of:=[.AE34]/63*18*(-1)" office:value-type="float" office:value="-58.2857142857143" calcext:value-type="float">
            <text:p>-58,286</text:p>
          </table:table-cell>
          <table:table-cell table:formula="of:=[.AE34]-[.AR34]" office:value-type="float" office:value="132" calcext:value-type="float">
            <text:p>132,000</text:p>
          </table:table-cell>
          <table:table-cell table:formula="of:=[.AG34]/45*0.8*(-1)" office:value-type="float" office:value="-2.34666666666667" calcext:value-type="float">
            <text:p>-2,347</text:p>
          </table:table-cell>
          <table:table-cell table:formula="of:=[.AE34]/63*(-1)*0.95" office:value-type="float" office:value="-3.07619047619048" calcext:value-type="float">
            <text:p>-3,076</text:p>
          </table:table-cell>
          <table:table-cell table:formula="of:=[.AG34]/45*(-1)" office:value-type="float" office:value="-2.93333333333333" calcext:value-type="float">
            <text:p>-2,933</text:p>
          </table:table-cell>
          <table:table-cell/>
          <table:table-cell office:value-type="float" office:value="12" calcext:value-type="float">
            <text:p>12,000</text:p>
          </table:table-cell>
          <table:table-cell office:value-type="float" office:value="6" calcext:value-type="float">
            <text:p>6,000</text:p>
          </table:table-cell>
          <table:table-cell table:number-columns-repeated="4"/>
          <table:table-cell table:formula="of:=([.AL34]+[.AM34]+[.AN34]+[.AO34]+[.AP34]+[.AQ34])*4" office:value-type="float" office:value="72" calcext:value-type="float">
            <text:p>72,000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T34]-[.C34]" office:value-type="float" office:value="176" calcext:value-type="float">
            <text:p>176,000</text:p>
          </table:table-cell>
          <table:table-cell table:formula="of:=[.AT34]-[.C34]/2" office:value-type="float" office:value="188" calcext:value-type="float">
            <text:p>188,000</text:p>
          </table:table-cell>
          <table:table-cell office:value-type="float" office:value="200" calcext:value-type="float">
            <text:p>200,000</text:p>
          </table:table-cell>
          <table:table-cell table:formula="of:=[.AT34]+[.C34]/2" office:value-type="float" office:value="212" calcext:value-type="float">
            <text:p>212,000</text:p>
          </table:table-cell>
          <table:table-cell table:formula="of:=[.AT34]+[.C34]" office:value-type="float" office:value="224" calcext:value-type="float">
            <text:p>224,000</text:p>
          </table:table-cell>
          <table:table-cell table:formula="of:=[.AT34]+[.C34]*1.5" office:value-type="float" office:value="236" calcext:value-type="float">
            <text:p>236,000</text:p>
          </table:table-cell>
          <table:table-cell table:formula="of:=[.AT34]+[.C34]*2" office:value-type="float" office:value="248" calcext:value-type="float">
            <text:p>248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35]*2" office:value-type="float" office:value="0" calcext:value-type="float">
            <text:p>0,000</text:p>
          </table:table-cell>
          <table:table-cell table:formula="of:=([.E35]+[.G35])*(-1)" office:value-type="float" office:value="-1.78666666666667" calcext:value-type="float">
            <text:p>-1,787</text:p>
          </table:table-cell>
          <table:table-cell table:formula="of:=[.F35]/2/45" office:value-type="float" office:value="0" calcext:value-type="float">
            <text:p>0,000</text:p>
          </table:table-cell>
          <table:table-cell table:formula="of:=[.P35]*[.Q27]" office:value-type="float" office:value="0" calcext:value-type="float">
            <text:p>0,000</text:p>
          </table:table-cell>
          <table:table-cell table:formula="of:=[.H35]/45" office:value-type="float" office:value="1.78666666666667" calcext:value-type="float">
            <text:p>1,787</text:p>
          </table:table-cell>
          <table:table-cell table:formula="of:=[.Q35]*[.Q27]+[.R35]*[.R27]+[.S35]*[.S27]+[.T35]*[.T27]+[.U35]*[.U27]+[.V35]*[.V27]+[.W35]*[.W27]" office:value-type="float" office:value="80.4" calcext:value-type="float">
            <text:p>80,400</text:p>
          </table:table-cell>
          <table:table-cell table:formula="of:=[.O35]/45*(-1)" office:value-type="float" office:value="-1.78666666666667" calcext:value-type="float">
            <text:p>-1,787</text:p>
          </table:table-cell>
          <table:table-cell table:style-name="ce42" table:formula="of:=[.O35]/63*(-1)" office:value-type="float" office:value="-1.27619047619048" calcext:value-type="float">
            <text:p>-1,276</text:p>
          </table:table-cell>
          <table:table-cell table:style-name="ce42" table:formula="of:=[.J35]*18" office:value-type="float" office:value="-22.9714285714286" calcext:value-type="float">
            <text:p>-22,971</text:p>
          </table:table-cell>
          <table:table-cell table:style-name="ce42" table:number-columns-repeated="2"/>
          <table:table-cell table:style-name="ce42" table:formula="of:=[.O35]/4" office:value-type="float" office:value="20.1" calcext:value-type="float">
            <text:p>20,100</text:p>
          </table:table-cell>
          <table:table-cell table:formula="of:=[.P35]*[.Q27]+[.Q35]*[.Q27]+[.R35]*[.R27]+[.S35]*[.S27]+[.T35]*[.T27]+[.U35]*[.U27]+[.V35]*[.V27]+[.W35]*[.W27]" office:value-type="float" office:value="80.4" calcext:value-type="float">
            <text:p>80,4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table:style-name="Default"/>
          <table:table-cell table:formula="of:=([.X27]*[.X35])+([.Y27]*[.Y35])+([.Z27]*[.Z35])+([.AA27]*[.AA35])" office:value-type="float" office:value="80.4" calcext:value-type="float">
            <text:p>80,400</text:p>
          </table:table-cell>
          <table:table-cell table:formula="of:=[.AC35]/63*(-1)" office:value-type="float" office:value="-1.27619047619048" calcext:value-type="float">
            <text:p>-1,276</text:p>
          </table:table-cell>
          <table:table-cell table:formula="of:=[.O35]-[.AC35]" office:value-type="float" office:value="0" calcext:value-type="float">
            <text:p>0,000</text:p>
          </table:table-cell>
          <table:table-cell table:formula="of:=[.AE35]/63*18*(-1)" office:value-type="float" office:value="-0" calcext:value-type="float">
            <text:p>0,000</text:p>
          </table:table-cell>
          <table:table-cell table:formula="of:=[.AE35]-[.AR35]" office:value-type="float" office:value="0" calcext:value-type="float">
            <text:p>0,000</text:p>
          </table:table-cell>
          <table:table-cell table:formula="of:=[.AG35]/45*0.8*(-1)" office:value-type="float" office:value="-0" calcext:value-type="float">
            <text:p>0,000</text:p>
          </table:table-cell>
          <table:table-cell table:formula="of:=[.AE35]/63*(-1)*0.95" office:value-type="float" office:value="-0" calcext:value-type="float">
            <text:p>0,000</text:p>
          </table:table-cell>
          <table:table-cell table:number-columns-repeated="8"/>
          <table:table-cell table:formula="of:=([.AL35]+[.AM35]+[.AN35]+[.AO35]+[.AP35]+[.AQ35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36]*2" office:value-type="float" office:value="0" calcext:value-type="float">
            <text:p>0,000</text:p>
          </table:table-cell>
          <table:table-cell table:formula="of:=([.E36]+[.G36])*(-1)" office:value-type="float" office:value="-0" calcext:value-type="float">
            <text:p>0,000</text:p>
          </table:table-cell>
          <table:table-cell table:formula="of:=[.F36]/2/45" office:value-type="float" office:value="0" calcext:value-type="float">
            <text:p>0,000</text:p>
          </table:table-cell>
          <table:table-cell table:formula="of:=[.P36]*[.Q27]" office:value-type="float" office:value="0" calcext:value-type="float">
            <text:p>0,000</text:p>
          </table:table-cell>
          <table:table-cell table:formula="of:=[.H36]/45" office:value-type="float" office:value="0" calcext:value-type="float">
            <text:p>0,000</text:p>
          </table:table-cell>
          <table:table-cell table:formula="of:=[.Q36]*[.Q27]+[.R36]*[.R27]+[.S36]*[.S27]+[.T36]*[.T27]+[.U36]*[.U27]+[.V36]*[.V27]+[.W36]*[.W27]" office:value-type="float" office:value="0" calcext:value-type="float">
            <text:p>0,000</text:p>
          </table:table-cell>
          <table:table-cell table:formula="of:=[.O36]/45*(-1)" office:value-type="float" office:value="-0" calcext:value-type="float">
            <text:p>0,000</text:p>
          </table:table-cell>
          <table:table-cell table:style-name="ce42" table:formula="of:=[.O36]/63*(-1)" office:value-type="float" office:value="-0" calcext:value-type="float">
            <text:p>0,000</text:p>
          </table:table-cell>
          <table:table-cell table:style-name="ce42" table:formula="of:=[.J36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36]/4" office:value-type="float" office:value="0" calcext:value-type="float">
            <text:p>0,000</text:p>
          </table:table-cell>
          <table:table-cell table:formula="of:=[.P36]*[.Q27]+[.Q36]*[.Q27]+[.R36]*[.R27]+[.S36]*[.S27]+[.T36]*[.T27]+[.U36]*[.U27]+[.V36]*[.V27]+[.W36]*[.W2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1"/>
          <table:table-cell table:style-name="Default"/>
          <table:table-cell table:formula="of:=([.X27]*[.X36])+([.Y27]*[.Y36])+([.Z27]*[.Z36])+([.AA27]*[.AA36])" office:value-type="float" office:value="0" calcext:value-type="float">
            <text:p>0,000</text:p>
          </table:table-cell>
          <table:table-cell table:formula="of:=[.AC36]/63*(-1)" office:value-type="float" office:value="-0" calcext:value-type="float">
            <text:p>0,000</text:p>
          </table:table-cell>
          <table:table-cell table:formula="of:=[.O36]-[.AC36]" office:value-type="float" office:value="0" calcext:value-type="float">
            <text:p>0,000</text:p>
          </table:table-cell>
          <table:table-cell table:formula="of:=[.AE36]/63*18*(-1)" office:value-type="float" office:value="-0" calcext:value-type="float">
            <text:p>0,000</text:p>
          </table:table-cell>
          <table:table-cell table:formula="of:=[.AE36]-[.AR36]" office:value-type="float" office:value="0" calcext:value-type="float">
            <text:p>0,000</text:p>
          </table:table-cell>
          <table:table-cell table:formula="of:=[.AG36]/45*0.8*(-1)" office:value-type="float" office:value="-0" calcext:value-type="float">
            <text:p>0,000</text:p>
          </table:table-cell>
          <table:table-cell table:formula="of:=[.AE36]/63*(-1)*0.95" office:value-type="float" office:value="-0" calcext:value-type="float">
            <text:p>0,000</text:p>
          </table:table-cell>
          <table:table-cell table:number-columns-repeated="8"/>
          <table:table-cell table:formula="of:=([.AL36]+[.AM36]+[.AN36]+[.AO36]+[.AP36]+[.AQ36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motor_torpedo_boat <text:s/>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40]*2" office:value-type="float" office:value="4.32" calcext:value-type="float">
            <text:p>4,320</text:p>
          </table:table-cell>
          <table:table-cell table:formula="of:=([.E40]+[.G40])*(-1)" office:value-type="float" office:value="-0.544" calcext:value-type="float">
            <text:p>-0,544</text:p>
          </table:table-cell>
          <table:table-cell table:formula="of:=[.F40]/2/45" office:value-type="float" office:value="0.264" calcext:value-type="float">
            <text:p>0,264</text:p>
          </table:table-cell>
          <table:table-cell table:formula="of:=[.P40]*[.Q39]" office:value-type="float" office:value="23.76" calcext:value-type="float">
            <text:p>23,760</text:p>
          </table:table-cell>
          <table:table-cell table:formula="of:=[.H40]/45" office:value-type="float" office:value="0.28" calcext:value-type="float">
            <text:p>0,280</text:p>
          </table:table-cell>
          <table:table-cell table:formula="of:=[.Q40]*[.Q39]+[.R40]*[.R39]+[.S40]*[.S39]+[.T40]*[.T39]+[.U40]*[.U39]+[.V40]*[.V39]+[.W40]*[.W39]" office:value-type="float" office:value="12.6" calcext:value-type="float">
            <text:p>12,600</text:p>
          </table:table-cell>
          <table:table-cell table:formula="of:=[.O40]/45*(-1)" office:value-type="float" office:value="-0.808" calcext:value-type="float">
            <text:p>-0,808</text:p>
          </table:table-cell>
          <table:table-cell table:style-name="ce42" table:formula="of:=[.O40]/63*(-1)" office:value-type="float" office:value="-0.577142857142857" calcext:value-type="float">
            <text:p>-0,577</text:p>
          </table:table-cell>
          <table:table-cell table:style-name="ce42" table:formula="of:=[.J40]*18" office:value-type="float" office:value="-10.3885714285714" calcext:value-type="float">
            <text:p>-10,389</text:p>
          </table:table-cell>
          <table:table-cell table:style-name="ce42" table:number-columns-repeated="2"/>
          <table:table-cell table:style-name="ce42" table:formula="of:=[.O40]/4" office:value-type="float" office:value="9.09" calcext:value-type="float">
            <text:p>9,090</text:p>
          </table:table-cell>
          <table:table-cell table:formula="of:=[.P40]*[.Q39]+[.Q40]*[.Q39]+[.R40]*[.R39]+[.S40]*[.S39]+[.T40]*[.T39]+[.U40]*[.U39]+[.V40]*[.V39]+[.W40]*[.W39]" office:value-type="float" office:value="36.36" calcext:value-type="float">
            <text:p>36,360</text:p>
          </table:table-cell>
          <table:table-cell office:value-type="float" office:value="2.16" calcext:value-type="float">
            <text:p>2,160</text:p>
          </table:table-cell>
          <table:table-cell table:style-name="ce34"/>
          <table:table-cell table:number-columns-repeated="5"/>
          <table:table-cell office:value-type="float" office:value="2.1" calcext:value-type="float">
            <text:p>2,100</text:p>
          </table:table-cell>
          <table:table-cell table:number-columns-repeated="3"/>
          <table:table-cell office:value-type="float" office:value="2.1" calcext:value-type="float">
            <text:p>2,100</text:p>
          </table:table-cell>
          <table:table-cell/>
          <table:table-cell table:formula="of:=([.X39]*[.X40])+([.Y39]*[.Y40])+([.Z39]*[.Z40])+([.AA39]*[.AA40])" office:value-type="float" office:value="12.6" calcext:value-type="float">
            <text:p>12,600</text:p>
          </table:table-cell>
          <table:table-cell table:formula="of:=[.AC40]/63*(-1)" office:value-type="float" office:value="-0.2" calcext:value-type="float">
            <text:p>-0,200</text:p>
          </table:table-cell>
          <table:table-cell table:formula="of:=[.O40]-[.AC40]" office:value-type="float" office:value="23.76" calcext:value-type="float">
            <text:p>23,760</text:p>
          </table:table-cell>
          <table:table-cell table:formula="of:=[.AE40]/63*18*(-1)" office:value-type="float" office:value="-6.78857142857143" calcext:value-type="float">
            <text:p>-6,789</text:p>
          </table:table-cell>
          <table:table-cell table:formula="of:=[.AE40]-[.AR40]" office:value-type="float" office:value="15.12" calcext:value-type="float">
            <text:p>15,120</text:p>
          </table:table-cell>
          <table:table-cell table:formula="of:=[.AG40]/45*0.8*(-1)" office:value-type="float" office:value="-0.2688" calcext:value-type="float">
            <text:p>-0,269</text:p>
          </table:table-cell>
          <table:table-cell table:formula="of:=[.AE40]/63*(-1)*0.95" office:value-type="float" office:value="-0.358285714285714" calcext:value-type="float">
            <text:p>-0,358</text:p>
          </table:table-cell>
          <table:table-cell table:number-columns-repeated="2"/>
          <table:table-cell office:value-type="float" office:value="2.16" calcext:value-type="float">
            <text:p>2,160</text:p>
          </table:table-cell>
          <table:table-cell table:number-columns-repeated="5"/>
          <table:table-cell table:formula="of:=([.AL40]+[.AM40]+[.AN40]+[.AO40]+[.AP40]+[.AQ40])*4" office:value-type="float" office:value="8.64" calcext:value-type="float">
            <text:p>8,64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41]*2" office:value-type="float" office:value="19.2" calcext:value-type="float">
            <text:p>19,200</text:p>
          </table:table-cell>
          <table:table-cell table:formula="of:=([.E41]+[.G41])*(-1)" office:value-type="float" office:value="-6.4" calcext:value-type="float">
            <text:p>-6,400</text:p>
          </table:table-cell>
          <table:table-cell table:formula="of:=[.F41]/2/45" office:value-type="float" office:value="1.17333333333333" calcext:value-type="float">
            <text:p>1,173</text:p>
          </table:table-cell>
          <table:table-cell table:formula="of:=[.P41]*[.Q39]" office:value-type="float" office:value="105.6" calcext:value-type="float">
            <text:p>105,600</text:p>
          </table:table-cell>
          <table:table-cell table:formula="of:=[.H41]/45" office:value-type="float" office:value="5.22666666666667" calcext:value-type="float">
            <text:p>5,227</text:p>
          </table:table-cell>
          <table:table-cell table:formula="of:=[.Q41]*[.Q39]+[.R41]*[.R39]+[.S41]*[.S39]+[.T41]*[.T39]+[.U41]*[.U39]+[.V41]*[.V39]+[.W41]*[.W39]" office:value-type="float" office:value="235.2" calcext:value-type="float">
            <text:p>235,200</text:p>
          </table:table-cell>
          <table:table-cell table:formula="of:=[.O41]/45*(-1)" office:value-type="float" office:value="-7.57333333333333" calcext:value-type="float">
            <text:p>-7,573</text:p>
          </table:table-cell>
          <table:table-cell table:style-name="ce42" table:formula="of:=[.O41]/63*(-1)" office:value-type="float" office:value="-5.40952380952381" calcext:value-type="float">
            <text:p>-5,410</text:p>
          </table:table-cell>
          <table:table-cell table:style-name="ce42" table:formula="of:=[.J41]*18" office:value-type="float" office:value="-97.3714285714286" calcext:value-type="float">
            <text:p>-97,371</text:p>
          </table:table-cell>
          <table:table-cell table:style-name="ce42" table:number-columns-repeated="2"/>
          <table:table-cell table:style-name="ce42" table:formula="of:=[.O41]/4" office:value-type="float" office:value="85.2" calcext:value-type="float">
            <text:p>85,200</text:p>
          </table:table-cell>
          <table:table-cell table:formula="of:=[.P41]*[.Q39]+[.Q41]*[.Q39]+[.R41]*[.R39]+[.S41]*[.S39]+[.T41]*[.T39]+[.U41]*[.U39]+[.V41]*[.V39]+[.W41]*[.W39]" office:value-type="float" office:value="340.8" calcext:value-type="float">
            <text:p>340,800</text:p>
          </table:table-cell>
          <table:table-cell office:value-type="float" office:value="9.6" calcext:value-type="float">
            <text:p>9,600</text:p>
          </table:table-cell>
          <table:table-cell/>
          <table:table-cell office:value-type="float" office:value="8" calcext:value-type="float">
            <text:p>8,000</text:p>
          </table:table-cell>
          <table:table-cell office:value-type="float" office:value="4.8" calcext:value-type="float">
            <text:p>4,800</text:p>
          </table:table-cell>
          <table:table-cell/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14.4" calcext:value-type="float">
            <text:p>14,400</text:p>
          </table:table-cell>
          <table:table-cell table:number-columns-repeated="3"/>
          <table:table-cell table:formula="of:=([.X39]*[.X41])+([.Y39]*[.Y41])+([.Z39]*[.Z41])+([.AA39]*[.AA41])" office:value-type="float" office:value="100.8" calcext:value-type="float">
            <text:p>100,800</text:p>
          </table:table-cell>
          <table:table-cell table:formula="of:=[.AC41]/63*(-1)" office:value-type="float" office:value="-1.6" calcext:value-type="float">
            <text:p>-1,600</text:p>
          </table:table-cell>
          <table:table-cell table:formula="of:=[.O41]-[.AC41]" office:value-type="float" office:value="240" calcext:value-type="float">
            <text:p>240,000</text:p>
          </table:table-cell>
          <table:table-cell table:formula="of:=[.AE41]/63*18*(-1)" office:value-type="float" office:value="-68.5714285714286" calcext:value-type="float">
            <text:p>-68,571</text:p>
          </table:table-cell>
          <table:table-cell table:formula="of:=[.AE41]-[.AR41]" office:value-type="float" office:value="169.6" calcext:value-type="float">
            <text:p>169,600</text:p>
          </table:table-cell>
          <table:table-cell table:formula="of:=[.AG41]/45*0.8*(-1)" office:value-type="float" office:value="-3.01511111111111" calcext:value-type="float">
            <text:p>-3,015</text:p>
          </table:table-cell>
          <table:table-cell table:formula="of:=[.AE41]/63*(-1)*0.95" office:value-type="float" office:value="-3.61904761904762" calcext:value-type="float">
            <text:p>-3,619</text:p>
          </table:table-cell>
          <table:table-cell table:formula="of:=[.AG41]/45*(-1)" office:value-type="float" office:value="-3.76888888888889" calcext:value-type="float">
            <text:p>-3,769</text:p>
          </table:table-cell>
          <table:table-cell/>
          <table:table-cell office:value-type="float" office:value="9.6" calcext:value-type="float">
            <text:p>9,600</text:p>
          </table:table-cell>
          <table:table-cell office:value-type="float" office:value="8" calcext:value-type="float">
            <text:p>8,000</text:p>
          </table:table-cell>
          <table:table-cell table:style-name="ce48"/>
          <table:table-cell table:number-columns-repeated="3"/>
          <table:table-cell table:formula="of:=([.AL41]+[.AM41]+[.AN41]+[.AO41]+[.AP41]+[.AQ41])*4" office:value-type="float" office:value="70.4" calcext:value-type="float">
            <text:p>70,4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42]*2" office:value-type="float" office:value="0" calcext:value-type="float">
            <text:p>0,000</text:p>
          </table:table-cell>
          <table:table-cell table:formula="of:=([.E42]+[.G42])*(-1)" office:value-type="float" office:value="-0.032" calcext:value-type="float">
            <text:p>-0,032</text:p>
          </table:table-cell>
          <table:table-cell table:formula="of:=[.F42]/2/45" office:value-type="float" office:value="0" calcext:value-type="float">
            <text:p>0,000</text:p>
          </table:table-cell>
          <table:table-cell table:formula="of:=[.P42]*[.Q39]" office:value-type="float" office:value="0" calcext:value-type="float">
            <text:p>0,000</text:p>
          </table:table-cell>
          <table:table-cell table:formula="of:=[.H42]/45" office:value-type="float" office:value="0.032" calcext:value-type="float">
            <text:p>0,032</text:p>
          </table:table-cell>
          <table:table-cell table:formula="of:=[.Q42]*[.Q39]+[.R42]*[.R39]+[.S42]*[.S39]+[.T42]*[.T39]+[.U42]*[.U39]+[.V42]*[.V39]+[.W42]*[.W39]" office:value-type="float" office:value="1.44" calcext:value-type="float">
            <text:p>1,440</text:p>
          </table:table-cell>
          <table:table-cell table:formula="of:=[.O42]/45*(-1)" office:value-type="float" office:value="-0.032" calcext:value-type="float">
            <text:p>-0,032</text:p>
          </table:table-cell>
          <table:table-cell table:style-name="ce42" table:formula="of:=[.O42]/63*(-1)" office:value-type="float" office:value="-0.0228571428571429" calcext:value-type="float">
            <text:p>-0,023</text:p>
          </table:table-cell>
          <table:table-cell table:style-name="ce42" table:formula="of:=[.J42]*18" office:value-type="float" office:value="-0.411428571428571" calcext:value-type="float">
            <text:p>-0,411</text:p>
          </table:table-cell>
          <table:table-cell table:style-name="ce42" table:number-columns-repeated="2"/>
          <table:table-cell table:style-name="ce42" table:formula="of:=[.O42]/4" office:value-type="float" office:value="0.36" calcext:value-type="float">
            <text:p>0,360</text:p>
          </table:table-cell>
          <table:table-cell table:formula="of:=[.P42]*[.Q39]+[.Q42]*[.Q39]+[.R42]*[.R39]+[.S42]*[.S39]+[.T42]*[.T39]+[.U42]*[.U39]+[.V42]*[.V39]+[.W42]*[.W39]" office:value-type="float" office:value="1.44" calcext:value-type="float">
            <text:p>1,440</text:p>
          </table:table-cell>
          <table:table-cell office:value-type="float" office:value="0" calcext:value-type="float">
            <text:p>0,000</text:p>
          </table:table-cell>
          <table:table-cell table:number-columns-repeated="6"/>
          <table:table-cell office:value-type="float" office:value="0.24" calcext:value-type="float">
            <text:p>0,24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table:formula="of:=([.X39]*[.X42])+([.Y39]*[.Y42])+([.Z39]*[.Z42])+([.AA39]*[.AA42])" office:value-type="float" office:value="1.44" calcext:value-type="float">
            <text:p>1,440</text:p>
          </table:table-cell>
          <table:table-cell table:formula="of:=[.AC42]/63*(-1)" office:value-type="float" office:value="-0.0228571428571429" calcext:value-type="float">
            <text:p>-0,023</text:p>
          </table:table-cell>
          <table:table-cell table:formula="of:=[.O42]-[.AC42]" office:value-type="float" office:value="0" calcext:value-type="float">
            <text:p>0,000</text:p>
          </table:table-cell>
          <table:table-cell table:formula="of:=[.AE42]/63*18*(-1)" office:value-type="float" office:value="-0" calcext:value-type="float">
            <text:p>0,000</text:p>
          </table:table-cell>
          <table:table-cell table:formula="of:=[.AE42]-[.AR42]" office:value-type="float" office:value="0" calcext:value-type="float">
            <text:p>0,000</text:p>
          </table:table-cell>
          <table:table-cell table:formula="of:=[.AG42]/45*0.8*(-1)" office:value-type="float" office:value="-0" calcext:value-type="float">
            <text:p>0,000</text:p>
          </table:table-cell>
          <table:table-cell table:formula="of:=[.AE42]/63*(-1)*0.95" office:value-type="float" office:value="-0" calcext:value-type="float">
            <text:p>0,000</text:p>
          </table:table-cell>
          <table:table-cell table:number-columns-repeated="8"/>
          <table:table-cell table:formula="of:=([.AL42]+[.AM42]+[.AN42]+[.AO42]+[.AP42]+[.AQ42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43]*2" office:value-type="float" office:value="1.8" calcext:value-type="float">
            <text:p>1,800</text:p>
          </table:table-cell>
          <table:table-cell table:formula="of:=([.E43]+[.G43])*(-1)" office:value-type="float" office:value="-0.32" calcext:value-type="float">
            <text:p>-0,320</text:p>
          </table:table-cell>
          <table:table-cell table:formula="of:=[.F43]/2/45" office:value-type="float" office:value="0.11" calcext:value-type="float">
            <text:p>0,110</text:p>
          </table:table-cell>
          <table:table-cell table:formula="of:=[.P43]*[.Q39]" office:value-type="float" office:value="9.9" calcext:value-type="float">
            <text:p>9,900</text:p>
          </table:table-cell>
          <table:table-cell table:formula="of:=[.H43]/45" office:value-type="float" office:value="0.21" calcext:value-type="float">
            <text:p>0,210</text:p>
          </table:table-cell>
          <table:table-cell table:formula="of:=[.Q43]*[.Q39]+[.R43]*[.R39]+[.S43]*[.S39]+[.T43]*[.T39]+[.U43]*[.U39]+[.V43]*[.V39]+[.W43]*[.W39]" office:value-type="float" office:value="9.45" calcext:value-type="float">
            <text:p>9,450</text:p>
          </table:table-cell>
          <table:table-cell table:formula="of:=[.O43]/45*(-1)" office:value-type="float" office:value="-0.43" calcext:value-type="float">
            <text:p>-0,430</text:p>
          </table:table-cell>
          <table:table-cell table:style-name="ce42" table:formula="of:=[.O43]/63*(-1)" office:value-type="float" office:value="-0.307142857142857" calcext:value-type="float">
            <text:p>-0,307</text:p>
          </table:table-cell>
          <table:table-cell table:style-name="ce42" table:formula="of:=[.J43]*18" office:value-type="float" office:value="-5.52857142857143" calcext:value-type="float">
            <text:p>-5,529</text:p>
          </table:table-cell>
          <table:table-cell table:style-name="ce42" table:number-columns-repeated="2"/>
          <table:table-cell table:style-name="ce42" table:formula="of:=[.O43]/4" office:value-type="float" office:value="4.8375" calcext:value-type="float">
            <text:p>4,838</text:p>
          </table:table-cell>
          <table:table-cell table:formula="of:=[.P43]*[.Q39]+[.Q43]*[.Q39]+[.R43]*[.R39]+[.S43]*[.S39]+[.T43]*[.T39]+[.U43]*[.U39]+[.V43]*[.V39]+[.W43]*[.W39]" office:value-type="float" office:value="19.35" calcext:value-type="float">
            <text:p>19,350</text:p>
          </table:table-cell>
          <table:table-cell office:value-type="float" office:value="0.9" calcext:value-type="float">
            <text:p>0,900</text:p>
          </table:table-cell>
          <table:table-cell table:number-columns-repeated="4"/>
          <table:table-cell office:value-type="float" office:value="1.35" calcext:value-type="float">
            <text:p>1,350</text:p>
          </table:table-cell>
          <table:table-cell table:number-columns-repeated="3"/>
          <table:table-cell office:value-type="float" office:value="1.35" calcext:value-type="float">
            <text:p>1,350</text:p>
          </table:table-cell>
          <table:table-cell table:number-columns-repeated="3"/>
          <table:table-cell table:formula="of:=([.X39]*[.X43])+([.Y39]*[.Y43])+([.Z39]*[.Z43])+([.AA39]*[.AA43])" office:value-type="float" office:value="9.45" calcext:value-type="float">
            <text:p>9,450</text:p>
          </table:table-cell>
          <table:table-cell table:formula="of:=[.AC43]/63*(-1)" office:value-type="float" office:value="-0.15" calcext:value-type="float">
            <text:p>-0,150</text:p>
          </table:table-cell>
          <table:table-cell table:formula="of:=[.O43]-[.AC43]" office:value-type="float" office:value="9.9" calcext:value-type="float">
            <text:p>9,900</text:p>
          </table:table-cell>
          <table:table-cell table:formula="of:=[.AE43]/63*18*(-1)" office:value-type="float" office:value="-2.82857142857143" calcext:value-type="float">
            <text:p>-2,829</text:p>
          </table:table-cell>
          <table:table-cell table:formula="of:=[.AE43]-[.AR43]" office:value-type="float" office:value="6.3" calcext:value-type="float">
            <text:p>6,300</text:p>
          </table:table-cell>
          <table:table-cell table:formula="of:=[.AG43]/45*0.8*(-1)" office:value-type="float" office:value="-0.112" calcext:value-type="float">
            <text:p>-0,112</text:p>
          </table:table-cell>
          <table:table-cell table:formula="of:=[.AE43]/63*(-1)*0.95" office:value-type="float" office:value="-0.149285714285714" calcext:value-type="float">
            <text:p>-0,149</text:p>
          </table:table-cell>
          <table:table-cell table:number-columns-repeated="2"/>
          <table:table-cell office:value-type="float" office:value="0.9" calcext:value-type="float">
            <text:p>0,900</text:p>
          </table:table-cell>
          <table:table-cell table:number-columns-repeated="5"/>
          <table:table-cell table:formula="of:=([.AL43]+[.AM43]+[.AN43]+[.AO43]+[.AP43]+[.AQ43])*4" office:value-type="float" office:value="3.6" calcext:value-type="float">
            <text:p>3,60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44]*2" office:value-type="float" office:value="0.09" calcext:value-type="float">
            <text:p>0,090</text:p>
          </table:table-cell>
          <table:table-cell table:style-name="ce32" table:formula="of:=([.E44]+[.G44])*(-1)" office:value-type="float" office:value="-0.011" calcext:value-type="float">
            <text:p>-0,011</text:p>
          </table:table-cell>
          <table:table-cell table:style-name="ce32" table:formula="of:=[.F44]/45" office:value-type="float" office:value="0.011" calcext:value-type="float">
            <text:p>0,011</text:p>
          </table:table-cell>
          <table:table-cell table:style-name="ce32" table:formula="of:=[.P44]*[.Q39]" office:value-type="float" office:value="0.495" calcext:value-type="float">
            <text:p>0,495</text:p>
          </table:table-cell>
          <table:table-cell table:style-name="ce32" table:formula="of:=[.H44]/45" office:value-type="float" office:value="0" calcext:value-type="float">
            <text:p>0,000</text:p>
          </table:table-cell>
          <table:table-cell table:style-name="ce32" table:formula="of:=[.Q44]*[.Q39]+[.R44]*[.R39]+[.S44]*[.S39]+[.T44]*[.T39]+[.U44]*[.U39]+[.V44]*[.V39]+[.W44]*[.W39]" office:value-type="float" office:value="0" calcext:value-type="float">
            <text:p>0,000</text:p>
          </table:table-cell>
          <table:table-cell table:formula="of:=[.O44]/45*(-1)" office:value-type="float" office:value="-0.011" calcext:value-type="float">
            <text:p>-0,011</text:p>
          </table:table-cell>
          <table:table-cell table:style-name="ce42" table:formula="of:=[.O44]/63*(-1)" office:value-type="float" office:value="-0.00785714285714286" calcext:value-type="float">
            <text:p>-0,008</text:p>
          </table:table-cell>
          <table:table-cell table:style-name="ce42" table:formula="of:=[.J44]*18" office:value-type="float" office:value="-0.141428571428571" calcext:value-type="float">
            <text:p>-0,141</text:p>
          </table:table-cell>
          <table:table-cell table:style-name="ce42" table:number-columns-repeated="2"/>
          <table:table-cell table:style-name="ce42" table:formula="of:=[.O44]/4" office:value-type="float" office:value="0.12375" calcext:value-type="float">
            <text:p>0,124</text:p>
          </table:table-cell>
          <table:table-cell table:formula="of:=[.P44]*[.Q39]+[.Q44]*[.Q39]+[.R44]*[.R39]+[.S44]*[.S39]+[.T44]*[.T39]+[.U44]*[.U39]+[.V44]*[.V39]+[.W44]*[.W39]" office:value-type="float" office:value="0.495" calcext:value-type="float">
            <text:p>0,495</text:p>
          </table:table-cell>
          <table:table-cell office:value-type="float" office:value="0.045" calcext:value-type="float">
            <text:p>0,045</text:p>
          </table:table-cell>
          <table:table-cell table:number-columns-repeated="13"/>
          <table:table-cell table:formula="of:=[.AC44]/63*(-1)" office:value-type="float" office:value="-0" calcext:value-type="float">
            <text:p>0,000</text:p>
          </table:table-cell>
          <table:table-cell table:formula="of:=[.O44]-[.AC44]" office:value-type="float" office:value="0.495" calcext:value-type="float">
            <text:p>0,495</text:p>
          </table:table-cell>
          <table:table-cell table:formula="of:=[.AE44]/63*18*(-1)" office:value-type="float" office:value="-0.141428571428571" calcext:value-type="float">
            <text:p>-0,141</text:p>
          </table:table-cell>
          <table:table-cell table:formula="of:=[.AE44]-[.AR44]" office:value-type="float" office:value="0.315" calcext:value-type="float">
            <text:p>0,315</text:p>
          </table:table-cell>
          <table:table-cell table:formula="of:=[.AG44]/45*0.8*(-1)" office:value-type="float" office:value="-0.0056" calcext:value-type="float">
            <text:p>-0,006</text:p>
          </table:table-cell>
          <table:table-cell table:formula="of:=[.AE44]/63*(-1)*0.95" office:value-type="float" office:value="-0.00746428571428571" calcext:value-type="float">
            <text:p>-0,007</text:p>
          </table:table-cell>
          <table:table-cell table:formula="of:=[.AG44]/45*(-1)" office:value-type="float" office:value="-0.007" calcext:value-type="float">
            <text:p>-0,007</text:p>
          </table:table-cell>
          <table:table-cell/>
          <table:table-cell office:value-type="float" office:value="0.045" calcext:value-type="float">
            <text:p>0,045</text:p>
          </table:table-cell>
          <table:table-cell table:number-columns-repeated="5"/>
          <table:table-cell table:formula="of:=([.AL44]+[.AM44]+[.AN44]+[.AO44]+[.AP44]+[.AQ44])*4" office:value-type="float" office:value="0.18" calcext:value-type="float">
            <text:p>0,18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45]*2" office:value-type="float" office:value="0.24" calcext:value-type="float">
            <text:p>0,240</text:p>
          </table:table-cell>
          <table:table-cell table:formula="of:=([.E45]+[.G45])*(-1)" office:value-type="float" office:value="-0.028" calcext:value-type="float">
            <text:p>-0,028</text:p>
          </table:table-cell>
          <table:table-cell table:formula="of:=[.F45]/2/45" office:value-type="float" office:value="0.0146666666666667" calcext:value-type="float">
            <text:p>0,015</text:p>
          </table:table-cell>
          <table:table-cell table:formula="of:=[.P45]*[.Q39]" office:value-type="float" office:value="1.32" calcext:value-type="float">
            <text:p>1,320</text:p>
          </table:table-cell>
          <table:table-cell table:formula="of:=[.H45]/45" office:value-type="float" office:value="0.0133333333333333" calcext:value-type="float">
            <text:p>0,013</text:p>
          </table:table-cell>
          <table:table-cell table:formula="of:=[.Q45]*[.Q39]+[.R45]*[.R39]+[.S45]*[.S39]+[.T45]*[.T39]+[.U45]*[.U39]+[.V45]*[.V39]+[.W45]*[.W39]" office:value-type="float" office:value="0.6" calcext:value-type="float">
            <text:p>0,600</text:p>
          </table:table-cell>
          <table:table-cell table:formula="of:=[.O45]/45*(-1)" office:value-type="float" office:value="-0.0426666666666667" calcext:value-type="float">
            <text:p>-0,043</text:p>
          </table:table-cell>
          <table:table-cell table:style-name="ce42" table:formula="of:=[.O45]/63*(-1)" office:value-type="float" office:value="-0.0304761904761905" calcext:value-type="float">
            <text:p>-0,030</text:p>
          </table:table-cell>
          <table:table-cell table:style-name="ce42" table:formula="of:=[.J45]*18" office:value-type="float" office:value="-0.548571428571429" calcext:value-type="float">
            <text:p>-0,549</text:p>
          </table:table-cell>
          <table:table-cell table:style-name="ce42" table:number-columns-repeated="2"/>
          <table:table-cell table:style-name="ce42" table:formula="of:=[.O45]/4" office:value-type="float" office:value="0.48" calcext:value-type="float">
            <text:p>0,480</text:p>
          </table:table-cell>
          <table:table-cell table:formula="of:=[.P45]*[.Q39]+[.Q45]*[.Q39]+[.R45]*[.R39]+[.S45]*[.S39]+[.T45]*[.T39]+[.U45]*[.U39]+[.V45]*[.V39]+[.W45]*[.W39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/>
          <table:table-cell table:formula="of:=([.X39]*[.X45])+([.Y39]*[.Y45])+([.Z39]*[.Z45])+([.AA39]*[.AA45])" office:value-type="float" office:value="0.3" calcext:value-type="float">
            <text:p>0,300</text:p>
          </table:table-cell>
          <table:table-cell table:formula="of:=[.AC45]/63*(-1)" office:value-type="float" office:value="-0.00476190476190476" calcext:value-type="float">
            <text:p>-0,005</text:p>
          </table:table-cell>
          <table:table-cell table:formula="of:=[.O45]-[.AC45]" office:value-type="float" office:value="1.62" calcext:value-type="float">
            <text:p>1,620</text:p>
          </table:table-cell>
          <table:table-cell table:formula="of:=[.AE45]/63*18*(-1)" office:value-type="float" office:value="-0.462857142857143" calcext:value-type="float">
            <text:p>-0,463</text:p>
          </table:table-cell>
          <table:table-cell table:formula="of:=[.AE45]-[.AR45]" office:value-type="float" office:value="1.14" calcext:value-type="float">
            <text:p>1,140</text:p>
          </table:table-cell>
          <table:table-cell table:formula="of:=[.AG45]/45*0.8*(-1)" office:value-type="float" office:value="-0.0202666666666667" calcext:value-type="float">
            <text:p>-0,020</text:p>
          </table:table-cell>
          <table:table-cell table:formula="of:=[.AE45]/63*(-1)*0.95" office:value-type="float" office:value="-0.0244285714285714" calcext:value-type="float">
            <text:p>-0,024</text:p>
          </table:table-cell>
          <table:table-cell table:number-columns-repeated="2"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L45]+[.AM45]+[.AN45]+[.AO45]+[.AP45]+[.AQ45])*4" office:value-type="float" office:value="0.48" calcext:value-type="float">
            <text:p>0,48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46]*2" office:value-type="float" office:value="18" calcext:value-type="float">
            <text:p>18,000</text:p>
          </table:table-cell>
          <table:table-cell table:formula="of:=([.E46]+[.G46])*(-1)" office:value-type="float" office:value="-1.9" calcext:value-type="float">
            <text:p>-1,900</text:p>
          </table:table-cell>
          <table:table-cell table:formula="of:=[.F46]/2/45" office:value-type="float" office:value="1.1" calcext:value-type="float">
            <text:p>1,100</text:p>
          </table:table-cell>
          <table:table-cell table:formula="of:=[.P46]*[.Q39]" office:value-type="float" office:value="99" calcext:value-type="float">
            <text:p>99,000</text:p>
          </table:table-cell>
          <table:table-cell table:formula="of:=[.H46]/45" office:value-type="float" office:value="0.8" calcext:value-type="float">
            <text:p>0,800</text:p>
          </table:table-cell>
          <table:table-cell table:formula="of:=[.Q46]*[.Q39]+[.R46]*[.R39]+[.S46]*[.S39]+[.T46]*[.T39]+[.U46]*[.U39]+[.V46]*[.V39]+[.W46]*[.W39]" office:value-type="float" office:value="36" calcext:value-type="float">
            <text:p>36,000</text:p>
          </table:table-cell>
          <table:table-cell table:formula="of:=[.O46]/45*(-1)" office:value-type="float" office:value="-3" calcext:value-type="float">
            <text:p>-3,000</text:p>
          </table:table-cell>
          <table:table-cell table:style-name="ce42" table:formula="of:=[.O46]/63*(-1)" office:value-type="float" office:value="-2.14285714285714" calcext:value-type="float">
            <text:p>-2,143</text:p>
          </table:table-cell>
          <table:table-cell table:style-name="ce42" table:formula="of:=[.J46]*18" office:value-type="float" office:value="-38.5714285714286" calcext:value-type="float">
            <text:p>-38,571</text:p>
          </table:table-cell>
          <table:table-cell table:style-name="ce42" table:number-columns-repeated="2"/>
          <table:table-cell table:style-name="ce42" table:formula="of:=[.O46]/4" office:value-type="float" office:value="33.75" calcext:value-type="float">
            <text:p>33,750</text:p>
          </table:table-cell>
          <table:table-cell table:formula="of:=[.P46]*[.Q39]+[.Q46]*[.Q39]+[.R46]*[.R39]+[.S46]*[.S39]+[.T46]*[.T39]+[.U46]*[.U39]+[.V46]*[.V39]+[.W46]*[.W39]" office:value-type="float" office:value="135" calcext:value-type="float">
            <text:p>135,000</text:p>
          </table:table-cell>
          <table:table-cell office:value-type="float" office:value="9" calcext:value-type="float">
            <text:p>9,000</text:p>
          </table:table-cell>
          <table:table-cell table:number-columns-repeated="6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table:formula="of:=([.X39]*[.X46])+([.Y39]*[.Y46])+([.Z39]*[.Z46])+([.AA39]*[.AA46])" office:value-type="float" office:value="36" calcext:value-type="float">
            <text:p>36,000</text:p>
          </table:table-cell>
          <table:table-cell table:formula="of:=[.AC46]/63*(-1)" office:value-type="float" office:value="-0.571428571428571" calcext:value-type="float">
            <text:p>-0,571</text:p>
          </table:table-cell>
          <table:table-cell table:formula="of:=[.O46]-[.AC46]" office:value-type="float" office:value="99" calcext:value-type="float">
            <text:p>99,000</text:p>
          </table:table-cell>
          <table:table-cell table:formula="of:=[.AE46]/63*18*(-1)" office:value-type="float" office:value="-28.2857142857143" calcext:value-type="float">
            <text:p>-28,286</text:p>
          </table:table-cell>
          <table:table-cell table:formula="of:=[.AE46]-[.AR46]" office:value-type="float" office:value="63" calcext:value-type="float">
            <text:p>63,000</text:p>
          </table:table-cell>
          <table:table-cell table:formula="of:=[.AG46]/45*0.8*(-1)" office:value-type="float" office:value="-1.12" calcext:value-type="float">
            <text:p>-1,120</text:p>
          </table:table-cell>
          <table:table-cell table:formula="of:=[.AE46]/63*(-1)*0.95" office:value-type="float" office:value="-1.49285714285714" calcext:value-type="float">
            <text:p>-1,493</text:p>
          </table:table-cell>
          <table:table-cell table:formula="of:=[.AG46]/45*(-1)" office:value-type="float" office:value="-1.4" calcext:value-type="float">
            <text:p>-1,400</text:p>
          </table:table-cell>
          <table:table-cell/>
          <table:table-cell office:value-type="float" office:value="9" calcext:value-type="float">
            <text:p>9,000</text:p>
          </table:table-cell>
          <table:table-cell table:number-columns-repeated="5"/>
          <table:table-cell table:formula="of:=([.AL46]+[.AM46]+[.AN46]+[.AO46]+[.AP46]+[.AQ46])*4" office:value-type="float" office:value="36" calcext:value-type="float">
            <text:p>36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T46]-[.C46]" office:value-type="float" office:value="132" calcext:value-type="float">
            <text:p>132,000</text:p>
          </table:table-cell>
          <table:table-cell table:formula="of:=[.AT46]-[.C46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T46]+[.C46]/2" office:value-type="float" office:value="159" calcext:value-type="float">
            <text:p>159,000</text:p>
          </table:table-cell>
          <table:table-cell table:formula="of:=[.AT46]+[.C46]" office:value-type="float" office:value="168" calcext:value-type="float">
            <text:p>168,000</text:p>
          </table:table-cell>
          <table:table-cell table:formula="of:=[.AT46]+[.C46]*1.5" office:value-type="float" office:value="177" calcext:value-type="float">
            <text:p>177,000</text:p>
          </table:table-cell>
          <table:table-cell table:formula="of:=[.AT46]+[.C46]*2" office:value-type="float" office:value="186" calcext:value-type="float">
            <text:p>186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47]*2" office:value-type="float" office:value="0" calcext:value-type="float">
            <text:p>0,000</text:p>
          </table:table-cell>
          <table:table-cell table:formula="of:=([.E47]+[.G47])*(-1)" office:value-type="float" office:value="-0.893333333333333" calcext:value-type="float">
            <text:p>-0,893</text:p>
          </table:table-cell>
          <table:table-cell table:formula="of:=[.F47]/2/45" office:value-type="float" office:value="0" calcext:value-type="float">
            <text:p>0,000</text:p>
          </table:table-cell>
          <table:table-cell table:formula="of:=[.P47]*[.Q39]" office:value-type="float" office:value="0" calcext:value-type="float">
            <text:p>0,000</text:p>
          </table:table-cell>
          <table:table-cell table:formula="of:=[.H47]/45" office:value-type="float" office:value="0.893333333333333" calcext:value-type="float">
            <text:p>0,893</text:p>
          </table:table-cell>
          <table:table-cell table:formula="of:=[.Q47]*[.Q39]+[.R47]*[.R39]+[.S47]*[.S39]+[.T47]*[.T39]+[.U47]*[.U39]+[.V47]*[.V39]+[.W47]*[.W39]" office:value-type="float" office:value="40.2" calcext:value-type="float">
            <text:p>40,200</text:p>
          </table:table-cell>
          <table:table-cell table:formula="of:=[.O47]/45*(-1)" office:value-type="float" office:value="-0.893333333333333" calcext:value-type="float">
            <text:p>-0,893</text:p>
          </table:table-cell>
          <table:table-cell table:style-name="ce42" table:formula="of:=[.O47]/63*(-1)" office:value-type="float" office:value="-0.638095238095238" calcext:value-type="float">
            <text:p>-0,638</text:p>
          </table:table-cell>
          <table:table-cell table:style-name="ce42" table:formula="of:=[.J47]*18" office:value-type="float" office:value="-11.4857142857143" calcext:value-type="float">
            <text:p>-11,486</text:p>
          </table:table-cell>
          <table:table-cell table:style-name="ce42" table:number-columns-repeated="2"/>
          <table:table-cell table:style-name="ce42" table:formula="of:=[.O47]/4" office:value-type="float" office:value="10.05" calcext:value-type="float">
            <text:p>10,050</text:p>
          </table:table-cell>
          <table:table-cell table:formula="of:=[.P47]*[.Q39]+[.Q47]*[.Q39]+[.R47]*[.R39]+[.S47]*[.S39]+[.T47]*[.T39]+[.U47]*[.U39]+[.V47]*[.V39]+[.W47]*[.W39]" office:value-type="float" office:value="40.2" calcext:value-type="float">
            <text:p>40,2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 table:number-columns-repeated="2"/>
          <table:table-cell table:formula="of:=([.X39]*[.X47])+([.Y39]*[.Y47])+([.Z39]*[.Z47])+([.AA39]*[.AA47])" office:value-type="float" office:value="40.2" calcext:value-type="float">
            <text:p>40,200</text:p>
          </table:table-cell>
          <table:table-cell table:formula="of:=[.AC47]/63*(-1)" office:value-type="float" office:value="-0.638095238095238" calcext:value-type="float">
            <text:p>-0,638</text:p>
          </table:table-cell>
          <table:table-cell table:formula="of:=[.O47]-[.AC47]" office:value-type="float" office:value="0" calcext:value-type="float">
            <text:p>0,000</text:p>
          </table:table-cell>
          <table:table-cell table:formula="of:=[.AE47]/63*18*(-1)" office:value-type="float" office:value="-0" calcext:value-type="float">
            <text:p>0,000</text:p>
          </table:table-cell>
          <table:table-cell table:formula="of:=[.AE47]-[.AR47]" office:value-type="float" office:value="0" calcext:value-type="float">
            <text:p>0,000</text:p>
          </table:table-cell>
          <table:table-cell table:formula="of:=[.AG47]/45*0.8*(-1)" office:value-type="float" office:value="-0" calcext:value-type="float">
            <text:p>0,000</text:p>
          </table:table-cell>
          <table:table-cell table:formula="of:=[.AE47]/63*(-1)*0.95" office:value-type="float" office:value="-0" calcext:value-type="float">
            <text:p>0,000</text:p>
          </table:table-cell>
          <table:table-cell table:number-columns-repeated="8"/>
          <table:table-cell table:formula="of:=([.AL47]+[.AM47]+[.AN47]+[.AO47]+[.AP47]+[.AQ47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48]*2" office:value-type="float" office:value="0" calcext:value-type="float">
            <text:p>0,000</text:p>
          </table:table-cell>
          <table:table-cell table:formula="of:=([.E48]+[.G48])*(-1)" office:value-type="float" office:value="-0" calcext:value-type="float">
            <text:p>0,000</text:p>
          </table:table-cell>
          <table:table-cell table:formula="of:=[.F48]/2/45" office:value-type="float" office:value="0" calcext:value-type="float">
            <text:p>0,000</text:p>
          </table:table-cell>
          <table:table-cell table:formula="of:=[.P48]*[.Q39]" office:value-type="float" office:value="0" calcext:value-type="float">
            <text:p>0,000</text:p>
          </table:table-cell>
          <table:table-cell table:formula="of:=[.H48]/45" office:value-type="float" office:value="0" calcext:value-type="float">
            <text:p>0,000</text:p>
          </table:table-cell>
          <table:table-cell table:formula="of:=[.Q48]*[.Q39]+[.R48]*[.R39]+[.S48]*[.S39]+[.T48]*[.T39]+[.U48]*[.U39]+[.V48]*[.V39]+[.W48]*[.W39]" office:value-type="float" office:value="0" calcext:value-type="float">
            <text:p>0,000</text:p>
          </table:table-cell>
          <table:table-cell table:formula="of:=[.O48]/45*(-1)" office:value-type="float" office:value="-0" calcext:value-type="float">
            <text:p>0,000</text:p>
          </table:table-cell>
          <table:table-cell table:style-name="ce42" table:formula="of:=[.O48]/63*(-1)" office:value-type="float" office:value="-0" calcext:value-type="float">
            <text:p>0,000</text:p>
          </table:table-cell>
          <table:table-cell table:style-name="ce42" table:formula="of:=[.J48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48]/4" office:value-type="float" office:value="0" calcext:value-type="float">
            <text:p>0,000</text:p>
          </table:table-cell>
          <table:table-cell table:formula="of:=[.P48]*[.Q39]+[.Q48]*[.Q39]+[.R48]*[.R39]+[.S48]*[.S39]+[.T48]*[.T39]+[.U48]*[.U39]+[.V48]*[.V39]+[.W48]*[.W3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39]*[.X48])+([.Y39]*[.Y48])+([.Z39]*[.Z48])+([.AA39]*[.AA48])" office:value-type="float" office:value="0" calcext:value-type="float">
            <text:p>0,000</text:p>
          </table:table-cell>
          <table:table-cell table:formula="of:=[.AC48]/63*(-1)" office:value-type="float" office:value="-0" calcext:value-type="float">
            <text:p>0,000</text:p>
          </table:table-cell>
          <table:table-cell table:formula="of:=[.O48]-[.AC48]" office:value-type="float" office:value="0" calcext:value-type="float">
            <text:p>0,000</text:p>
          </table:table-cell>
          <table:table-cell table:formula="of:=[.AE48]/63*18*(-1)" office:value-type="float" office:value="-0" calcext:value-type="float">
            <text:p>0,000</text:p>
          </table:table-cell>
          <table:table-cell table:formula="of:=[.AE48]-[.AR48]" office:value-type="float" office:value="0" calcext:value-type="float">
            <text:p>0,000</text:p>
          </table:table-cell>
          <table:table-cell table:formula="of:=[.AG48]/45*0.8*(-1)" office:value-type="float" office:value="-0" calcext:value-type="float">
            <text:p>0,000</text:p>
          </table:table-cell>
          <table:table-cell table:formula="of:=[.AE48]/63*(-1)*0.95" office:value-type="float" office:value="-0" calcext:value-type="float">
            <text:p>0,000</text:p>
          </table:table-cell>
          <table:table-cell table:number-columns-repeated="8"/>
          <table:table-cell table:formula="of:=([.AL48]+[.AM48]+[.AN48]+[.AO48]+[.AP48]+[.AQ48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light_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52]*2" office:value-type="float" office:value="9" calcext:value-type="float">
            <text:p>9,000</text:p>
          </table:table-cell>
          <table:table-cell table:formula="of:=([.E52]+[.G52])*(-1)" office:value-type="float" office:value="-1.78333333333333" calcext:value-type="float">
            <text:p>-1,783</text:p>
          </table:table-cell>
          <table:table-cell table:formula="of:=[.F52]/2/45" office:value-type="float" office:value="0.45" calcext:value-type="float">
            <text:p>0,450</text:p>
          </table:table-cell>
          <table:table-cell table:formula="of:=[.P52]*[.Q51]" office:value-type="float" office:value="40.5" calcext:value-type="float">
            <text:p>40,500</text:p>
          </table:table-cell>
          <table:table-cell table:formula="of:=[.H52]/45" office:value-type="float" office:value="1.33333333333333" calcext:value-type="float">
            <text:p>1,333</text:p>
          </table:table-cell>
          <table:table-cell table:formula="of:=[.Q52]*[.Q51]+[.R52]*[.R51]+[.S52]*[.S51]+[.T52]*[.T51]+[.U52]*[.U51]+[.V52]*[.V51]+[.W52]*[.W51]" office:value-type="float" office:value="60" calcext:value-type="float">
            <text:p>60,000</text:p>
          </table:table-cell>
          <table:table-cell table:formula="of:=[.O52]/45*(-1)" office:value-type="float" office:value="-2.23333333333333" calcext:value-type="float">
            <text:p>-2,233</text:p>
          </table:table-cell>
          <table:table-cell table:style-name="ce42" table:formula="of:=[.O52]/63*(-1)" office:value-type="float" office:value="-1.5952380952381" calcext:value-type="float">
            <text:p>-1,595</text:p>
          </table:table-cell>
          <table:table-cell table:style-name="ce42" table:formula="of:=[.J52]*18" office:value-type="float" office:value="-28.7142857142857" calcext:value-type="float">
            <text:p>-28,714</text:p>
          </table:table-cell>
          <table:table-cell table:style-name="ce42" table:number-columns-repeated="2"/>
          <table:table-cell table:style-name="ce42" table:formula="of:=[.O52]/4" office:value-type="float" office:value="25.125" calcext:value-type="float">
            <text:p>25,125</text:p>
          </table:table-cell>
          <table:table-cell table:formula="of:=[.P52]*[.Q51]+[.Q52]*[.Q51]+[.R52]*[.R51]+[.S52]*[.S51]+[.T52]*[.T51]+[.U52]*[.U51]+[.V52]*[.V51]+[.W52]*[.W51]" office:value-type="float" office:value="100.5" calcext:value-type="float">
            <text:p>100,500</text:p>
          </table:table-cell>
          <table:table-cell office:value-type="float" office:value="4.5" calcext:value-type="float">
            <text:p>4,500</text:p>
          </table:table-cell>
          <table:table-cell table:style-name="ce34"/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office:value-type="float" office:value="3" calcext:value-type="float">
            <text:p>3,000</text:p>
          </table:table-cell>
          <table:table-cell table:formula="of:=([.X51]*[.X52])+([.Y51]*[.Y52])+([.Z51]*[.Z52])+([.AA51]*[.AA52])+([.AB51]*[.AB52])" office:value-type="float" office:value="60" calcext:value-type="float">
            <text:p>60,000</text:p>
          </table:table-cell>
          <table:table-cell table:formula="of:=[.AC52]/63*(-1)" office:value-type="float" office:value="-0.952380952380952" calcext:value-type="float">
            <text:p>-0,952</text:p>
          </table:table-cell>
          <table:table-cell table:formula="of:=[.O52]-[.AC52]" office:value-type="float" office:value="40.5" calcext:value-type="float">
            <text:p>40,500</text:p>
          </table:table-cell>
          <table:table-cell table:formula="of:=[.AE52]/63*18*(-1)" office:value-type="float" office:value="-11.5714285714286" calcext:value-type="float">
            <text:p>-11,571</text:p>
          </table:table-cell>
          <table:table-cell table:formula="of:=[.AE52]-[.AR52]" office:value-type="float" office:value="22.5" calcext:value-type="float">
            <text:p>22,500</text:p>
          </table:table-cell>
          <table:table-cell table:formula="of:=[.AG52]/45*0.8*(-1)" office:value-type="float" office:value="-0.4" calcext:value-type="float">
            <text:p>-0,400</text:p>
          </table:table-cell>
          <table:table-cell table:formula="of:=[.AE52]/63*(-1)*0.95" office:value-type="float" office:value="-0.610714285714286" calcext:value-type="float">
            <text:p>-0,611</text:p>
          </table:table-cell>
          <table:table-cell/>
          <table:table-cell table:style-name="Default"/>
          <table:table-cell office:value-type="float" office:value="4.5" calcext:value-type="float">
            <text:p>4,500</text:p>
          </table:table-cell>
          <table:table-cell table:number-columns-repeated="5"/>
          <table:table-cell table:formula="of:=([.AL52]+[.AM52]+[.AN52]+[.AO52]+[.AP52]+[.AQ52])*4" office:value-type="float" office:value="18" calcext:value-type="float">
            <text:p>18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53]*2" office:value-type="float" office:value="25.2" calcext:value-type="float">
            <text:p>25,200</text:p>
          </table:table-cell>
          <table:table-cell table:formula="of:=([.E53]+[.G53])*(-1)" office:value-type="float" office:value="-5.46" calcext:value-type="float">
            <text:p>-5,460</text:p>
          </table:table-cell>
          <table:table-cell table:formula="of:=[.F53]/2/45" office:value-type="float" office:value="1.26" calcext:value-type="float">
            <text:p>1,260</text:p>
          </table:table-cell>
          <table:table-cell table:formula="of:=[.P53]*[.Q51]" office:value-type="float" office:value="113.4" calcext:value-type="float">
            <text:p>113,400</text:p>
          </table:table-cell>
          <table:table-cell table:formula="of:=[.H53]/45" office:value-type="float" office:value="4.2" calcext:value-type="float">
            <text:p>4,200</text:p>
          </table:table-cell>
          <table:table-cell table:formula="of:=[.Q53]*[.Q51]+[.R53]*[.R51]+[.S53]*[.S51]+[.T53]*[.T51]+[.U53]*[.U51]+[.V53]*[.V51]+[.W53]*[.W51]" office:value-type="float" office:value="189" calcext:value-type="float">
            <text:p>189,000</text:p>
          </table:table-cell>
          <table:table-cell table:formula="of:=[.O53]/45*(-1)" office:value-type="float" office:value="-6.72" calcext:value-type="float">
            <text:p>-6,720</text:p>
          </table:table-cell>
          <table:table-cell table:style-name="ce42" table:formula="of:=[.O53]/63*(-1)" office:value-type="float" office:value="-4.8" calcext:value-type="float">
            <text:p>-4,800</text:p>
          </table:table-cell>
          <table:table-cell table:style-name="ce42" table:formula="of:=[.J53]*18" office:value-type="float" office:value="-86.4" calcext:value-type="float">
            <text:p>-86,400</text:p>
          </table:table-cell>
          <table:table-cell table:style-name="ce42" table:number-columns-repeated="2"/>
          <table:table-cell table:style-name="ce42" table:formula="of:=[.O53]/4" office:value-type="float" office:value="75.6" calcext:value-type="float">
            <text:p>75,600</text:p>
          </table:table-cell>
          <table:table-cell table:formula="of:=[.P53]*[.Q51]+[.Q53]*[.Q51]+[.R53]*[.R51]+[.S53]*[.S51]+[.T53]*[.T51]+[.U53]*[.U51]+[.V53]*[.V51]+[.W53]*[.W51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/>
          <table:table-cell office:value-type="float" office:value="5.6" calcext:value-type="float">
            <text:p>5,600</text:p>
          </table:table-cell>
          <table:table-cell table:number-columns-repeated="9"/>
          <table:table-cell table:formula="of:=([.X51]*[.X53])+([.Y51]*[.Y53])+([.Z51]*[.Z53])+([.AA51]*[.AA53])+([.AB51]*[.AB53])" office:value-type="float" office:value="0" calcext:value-type="float">
            <text:p>0,000</text:p>
          </table:table-cell>
          <table:table-cell table:formula="of:=[.AC53]/63*(-1)" office:value-type="float" office:value="-0" calcext:value-type="float">
            <text:p>0,000</text:p>
          </table:table-cell>
          <table:table-cell table:formula="of:=[.O53]-[.AC53]" office:value-type="float" office:value="302.4" calcext:value-type="float">
            <text:p>302,400</text:p>
          </table:table-cell>
          <table:table-cell table:formula="of:=[.AE53]/63*18*(-1)" office:value-type="float" office:value="-86.4" calcext:value-type="float">
            <text:p>-86,400</text:p>
          </table:table-cell>
          <table:table-cell table:formula="of:=[.AE53]-[.AR53]" office:value-type="float" office:value="168" calcext:value-type="float">
            <text:p>168,000</text:p>
          </table:table-cell>
          <table:table-cell table:formula="of:=[.AG53]/45*0.8*(-1)" office:value-type="float" office:value="-2.98666666666667" calcext:value-type="float">
            <text:p>-2,987</text:p>
          </table:table-cell>
          <table:table-cell table:formula="of:=[.AE53]/63*(-1)*0.95" office:value-type="float" office:value="-4.56" calcext:value-type="float">
            <text:p>-4,560</text:p>
          </table:table-cell>
          <table:table-cell table:formula="of:=[.AG53]/45*(-1)" office:value-type="float" office:value="-3.73333333333333" calcext:value-type="float">
            <text:p>-3,733</text:p>
          </table:table-cell>
          <table:table-cell table:style-name="Default"/>
          <table:table-cell office:value-type="float" office:value="12.6" calcext:value-type="float">
            <text:p>12,600</text:p>
          </table:table-cell>
          <table:table-cell office:value-type="float" office:value="7" calcext:value-type="float">
            <text:p>7,000</text:p>
          </table:table-cell>
          <table:table-cell office:value-type="float" office:value="5.6" calcext:value-type="float">
            <text:p>5,600</text:p>
          </table:table-cell>
          <table:table-cell office:value-type="float" office:value="8.4" calcext:value-type="float">
            <text:p>8,400</text:p>
          </table:table-cell>
          <table:table-cell table:number-columns-repeated="2"/>
          <table:table-cell table:formula="of:=([.AL53]+[.AM53]+[.AN53]+[.AO53]+[.AP53]+[.AQ53])*4" office:value-type="float" office:value="134.4" calcext:value-type="float">
            <text:p>134,4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54]*2" office:value-type="float" office:value="0" calcext:value-type="float">
            <text:p>0,000</text:p>
          </table:table-cell>
          <table:table-cell table:formula="of:=([.E54]+[.G54])*(-1)" office:value-type="float" office:value="-0.324444444444444" calcext:value-type="float">
            <text:p>-0,324</text:p>
          </table:table-cell>
          <table:table-cell table:formula="of:=[.F54]/2/45" office:value-type="float" office:value="0" calcext:value-type="float">
            <text:p>0,000</text:p>
          </table:table-cell>
          <table:table-cell table:formula="of:=[.P54]*[.Q51]" office:value-type="float" office:value="0" calcext:value-type="float">
            <text:p>0,000</text:p>
          </table:table-cell>
          <table:table-cell table:formula="of:=[.H54]/45" office:value-type="float" office:value="0.324444444444444" calcext:value-type="float">
            <text:p>0,324</text:p>
          </table:table-cell>
          <table:table-cell table:formula="of:=[.Q54]*[.Q51]+[.R54]*[.R51]+[.S54]*[.S51]+[.T54]*[.T51]+[.U54]*[.U51]+[.V54]*[.V51]+[.W54]*[.W51]" office:value-type="float" office:value="14.6" calcext:value-type="float">
            <text:p>14,600</text:p>
          </table:table-cell>
          <table:table-cell table:formula="of:=[.O54]/45*(-1)" office:value-type="float" office:value="-0.324444444444444" calcext:value-type="float">
            <text:p>-0,324</text:p>
          </table:table-cell>
          <table:table-cell table:style-name="ce42" table:formula="of:=[.O54]/63*(-1)" office:value-type="float" office:value="-0.231746031746032" calcext:value-type="float">
            <text:p>-0,232</text:p>
          </table:table-cell>
          <table:table-cell table:style-name="ce42" table:formula="of:=[.J54]*18" office:value-type="float" office:value="-4.17142857142857" calcext:value-type="float">
            <text:p>-4,171</text:p>
          </table:table-cell>
          <table:table-cell table:style-name="ce42" table:number-columns-repeated="2"/>
          <table:table-cell table:style-name="ce42" table:formula="of:=[.O54]/4" office:value-type="float" office:value="3.65" calcext:value-type="float">
            <text:p>3,650</text:p>
          </table:table-cell>
          <table:table-cell table:formula="of:=[.P54]*[.Q51]+[.Q54]*[.Q51]+[.R54]*[.R51]+[.S54]*[.S51]+[.T54]*[.T51]+[.U54]*[.U51]+[.V54]*[.V51]+[.W54]*[.W51]" office:value-type="float" office:value="14.6" calcext:value-type="float">
            <text:p>14,60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/>
          <table:table-cell office:value-type="float" office:value="0.6" calcext:value-type="float">
            <text:p>0,600</text:p>
          </table:table-cell>
          <table:table-cell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6" calcext:value-type="float">
            <text:p>0,600</text:p>
          </table:table-cell>
          <table:table-cell table:formula="of:=([.X51]*[.X54])+([.Y51]*[.Y54])+([.Z51]*[.Z54])+([.AA51]*[.AA54])+([.AB51]*[.AB54])" office:value-type="float" office:value="14.6" calcext:value-type="float">
            <text:p>14,600</text:p>
          </table:table-cell>
          <table:table-cell table:formula="of:=[.AC54]/63*(-1)" office:value-type="float" office:value="-0.231746031746032" calcext:value-type="float">
            <text:p>-0,232</text:p>
          </table:table-cell>
          <table:table-cell table:formula="of:=[.O54]-[.AC54]" office:value-type="float" office:value="0" calcext:value-type="float">
            <text:p>0,000</text:p>
          </table:table-cell>
          <table:table-cell table:formula="of:=[.AE54]/63*18*(-1)" office:value-type="float" office:value="-0" calcext:value-type="float">
            <text:p>0,000</text:p>
          </table:table-cell>
          <table:table-cell table:formula="of:=[.AE54]-[.AR54]" office:value-type="float" office:value="0" calcext:value-type="float">
            <text:p>0,000</text:p>
          </table:table-cell>
          <table:table-cell table:formula="of:=[.AG54]/45*0.8*(-1)" office:value-type="float" office:value="-0" calcext:value-type="float">
            <text:p>0,000</text:p>
          </table:table-cell>
          <table:table-cell table:formula="of:=[.AE54]/63*(-1)*0.95" office:value-type="float" office:value="-0" calcext:value-type="float">
            <text:p>0,000</text:p>
          </table:table-cell>
          <table:table-cell/>
          <table:table-cell table:style-name="Default"/>
          <table:table-cell table:number-columns-repeated="6"/>
          <table:table-cell table:formula="of:=([.AL54]+[.AM54]+[.AN54]+[.AO54]+[.AP54]+[.AQ54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55]*2" office:value-type="float" office:value="5.76" calcext:value-type="float">
            <text:p>5,760</text:p>
          </table:table-cell>
          <table:table-cell table:formula="of:=([.E55]+[.G55])*(-1)" office:value-type="float" office:value="-0.608" calcext:value-type="float">
            <text:p>-0,608</text:p>
          </table:table-cell>
          <table:table-cell table:formula="of:=[.F55]/2/45" office:value-type="float" office:value="0.288" calcext:value-type="float">
            <text:p>0,288</text:p>
          </table:table-cell>
          <table:table-cell table:formula="of:=[.P55]*[.Q51]" office:value-type="float" office:value="25.92" calcext:value-type="float">
            <text:p>25,920</text:p>
          </table:table-cell>
          <table:table-cell table:formula="of:=[.H55]/45" office:value-type="float" office:value="0.32" calcext:value-type="float">
            <text:p>0,320</text:p>
          </table:table-cell>
          <table:table-cell table:formula="of:=[.Q55]*[.Q51]+[.R55]*[.R51]+[.S55]*[.S51]+[.T55]*[.T51]+[.U55]*[.U51]+[.V55]*[.V51]+[.W55]*[.W51]" office:value-type="float" office:value="14.4" calcext:value-type="float">
            <text:p>14,400</text:p>
          </table:table-cell>
          <table:table-cell table:formula="of:=[.O55]/45*(-1)" office:value-type="float" office:value="-0.896" calcext:value-type="float">
            <text:p>-0,896</text:p>
          </table:table-cell>
          <table:table-cell table:style-name="ce42" table:formula="of:=[.O55]/63*(-1)" office:value-type="float" office:value="-0.64" calcext:value-type="float">
            <text:p>-0,640</text:p>
          </table:table-cell>
          <table:table-cell table:style-name="ce42" table:formula="of:=[.J55]*18" office:value-type="float" office:value="-11.52" calcext:value-type="float">
            <text:p>-11,520</text:p>
          </table:table-cell>
          <table:table-cell table:style-name="ce42" table:number-columns-repeated="2"/>
          <table:table-cell table:style-name="ce42" table:formula="of:=[.O55]/4" office:value-type="float" office:value="10.08" calcext:value-type="float">
            <text:p>10,080</text:p>
          </table:table-cell>
          <table:table-cell table:formula="of:=[.P55]*[.Q51]+[.Q55]*[.Q51]+[.R55]*[.R51]+[.S55]*[.S51]+[.T55]*[.T51]+[.U55]*[.U51]+[.V55]*[.V51]+[.W55]*[.W51]" office:value-type="float" office:value="40.32" calcext:value-type="float">
            <text:p>40,320</text:p>
          </table:table-cell>
          <table:table-cell office:value-type="float" office:value="2.88" calcext:value-type="float">
            <text:p>2,880</text:p>
          </table:table-cell>
          <table:table-cell office:value-type="float" office:value="1.6" calcext:value-type="float">
            <text:p>1,600</text:p>
          </table:table-cell>
          <table:table-cell table:number-columns-repeated="11"/>
          <table:table-cell table:formula="of:=([.X51]*[.X55])+([.Y51]*[.Y55])+([.Z51]*[.Z55])+([.AA51]*[.AA55])+([.AB51]*[.AB55])" office:value-type="float" office:value="0" calcext:value-type="float">
            <text:p>0,000</text:p>
          </table:table-cell>
          <table:table-cell table:formula="of:=[.AC55]/63*(-1)" office:value-type="float" office:value="-0" calcext:value-type="float">
            <text:p>0,000</text:p>
          </table:table-cell>
          <table:table-cell table:formula="of:=[.O55]-[.AC55]" office:value-type="float" office:value="40.32" calcext:value-type="float">
            <text:p>40,320</text:p>
          </table:table-cell>
          <table:table-cell table:formula="of:=[.AE55]/63*18*(-1)" office:value-type="float" office:value="-11.52" calcext:value-type="float">
            <text:p>-11,520</text:p>
          </table:table-cell>
          <table:table-cell table:formula="of:=[.AE55]-[.AR55]" office:value-type="float" office:value="22.4" calcext:value-type="float">
            <text:p>22,400</text:p>
          </table:table-cell>
          <table:table-cell table:formula="of:=[.AG55]/45*0.8*(-1)" office:value-type="float" office:value="-0.398222222222222" calcext:value-type="float">
            <text:p>-0,398</text:p>
          </table:table-cell>
          <table:table-cell table:formula="of:=[.AE55]/63*(-1)*0.95" office:value-type="float" office:value="-0.608" calcext:value-type="float">
            <text:p>-0,608</text:p>
          </table:table-cell>
          <table:table-cell/>
          <table:table-cell table:style-name="Default"/>
          <table:table-cell office:value-type="float" office:value="2.88" calcext:value-type="float">
            <text:p>2,880</text:p>
          </table:table-cell>
          <table:table-cell office:value-type="float" office:value="1.6" calcext:value-type="float">
            <text:p>1,600</text:p>
          </table:table-cell>
          <table:table-cell table:number-columns-repeated="4"/>
          <table:table-cell table:formula="of:=([.AL55]+[.AM55]+[.AN55]+[.AO55]+[.AP55]+[.AQ55])*4" office:value-type="float" office:value="17.92" calcext:value-type="float">
            <text:p>17,92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56]*2" office:value-type="float" office:value="0.432" calcext:value-type="float">
            <text:p>0,432</text:p>
          </table:table-cell>
          <table:table-cell table:style-name="ce32" table:formula="of:=([.E56]+[.G56])*(-1)" office:value-type="float" office:value="-0.0869333333333333" calcext:value-type="float">
            <text:p>-0,087</text:p>
          </table:table-cell>
          <table:table-cell table:style-name="ce32" table:formula="of:=[.F56]/45" office:value-type="float" office:value="0.0432" calcext:value-type="float">
            <text:p>0,043</text:p>
          </table:table-cell>
          <table:table-cell table:style-name="ce32" table:formula="of:=[.P56]*[.Q51]" office:value-type="float" office:value="1.944" calcext:value-type="float">
            <text:p>1,944</text:p>
          </table:table-cell>
          <table:table-cell table:style-name="ce32" table:formula="of:=[.H56]/45" office:value-type="float" office:value="0.0437333333333333" calcext:value-type="float">
            <text:p>0,044</text:p>
          </table:table-cell>
          <table:table-cell table:style-name="ce32" table:formula="of:=[.Q56]*[.Q51]+[.R56]*[.R51]+[.S56]*[.S51]+[.T56]*[.T51]+[.U56]*[.U51]+[.V56]*[.V51]+[.W56]*[.W51]" office:value-type="float" office:value="1.968" calcext:value-type="float">
            <text:p>1,968</text:p>
          </table:table-cell>
          <table:table-cell table:formula="of:=[.O56]/45*(-1)" office:value-type="float" office:value="-0.0869333333333333" calcext:value-type="float">
            <text:p>-0,087</text:p>
          </table:table-cell>
          <table:table-cell table:style-name="ce42" table:formula="of:=[.O56]/63*(-1)" office:value-type="float" office:value="-0.0620952380952381" calcext:value-type="float">
            <text:p>-0,062</text:p>
          </table:table-cell>
          <table:table-cell table:style-name="ce42" table:formula="of:=[.J56]*18" office:value-type="float" office:value="-1.11771428571429" calcext:value-type="float">
            <text:p>-1,118</text:p>
          </table:table-cell>
          <table:table-cell table:style-name="ce42" table:number-columns-repeated="2"/>
          <table:table-cell table:style-name="ce42" table:formula="of:=[.O56]/4" office:value-type="float" office:value="0.978" calcext:value-type="float">
            <text:p>0,978</text:p>
          </table:table-cell>
          <table:table-cell table:formula="of:=[.P56]*[.Q51]+[.Q56]*[.Q51]+[.R56]*[.R51]+[.S56]*[.S51]+[.T56]*[.T51]+[.U56]*[.U51]+[.V56]*[.V51]+[.W56]*[.W51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 table:number-columns-repeated="3"/>
          <table:table-cell office:value-type="float" office:value="0.096" calcext:value-type="float">
            <text:p>0,096</text:p>
          </table:table-cell>
          <table:table-cell table:number-columns-repeated="5"/>
          <table:table-cell office:value-type="float" office:value="0.096" calcext:value-type="float">
            <text:p>0,096</text:p>
          </table:table-cell>
          <table:table-cell/>
          <table:table-cell table:formula="of:=([.X51]*[.X56])+([.Y51]*[.Y56])+([.Z51]*[.Z56])+([.AA51]*[.AA56])+([.AB51]*[.AB56])" office:value-type="float" office:value="0.672" calcext:value-type="float">
            <text:p>0,672</text:p>
          </table:table-cell>
          <table:table-cell table:formula="of:=[.AC56]/63*(-1)" office:value-type="float" office:value="-0.0106666666666667" calcext:value-type="float">
            <text:p>-0,011</text:p>
          </table:table-cell>
          <table:table-cell table:formula="of:=[.O56]-[.AC56]" office:value-type="float" office:value="3.24" calcext:value-type="float">
            <text:p>3,240</text:p>
          </table:table-cell>
          <table:table-cell table:formula="of:=[.AE56]/63*18*(-1)" office:value-type="float" office:value="-0.925714285714286" calcext:value-type="float">
            <text:p>-0,926</text:p>
          </table:table-cell>
          <table:table-cell table:formula="of:=[.AE56]-[.AR56]" office:value-type="float" office:value="1.8" calcext:value-type="float">
            <text:p>1,800</text:p>
          </table:table-cell>
          <table:table-cell table:formula="of:=[.AG56]/45*0.8*(-1)" office:value-type="float" office:value="-0.032" calcext:value-type="float">
            <text:p>-0,032</text:p>
          </table:table-cell>
          <table:table-cell table:formula="of:=[.AE56]/63*(-1)*0.95" office:value-type="float" office:value="-0.0488571428571429" calcext:value-type="float">
            <text:p>-0,049</text:p>
          </table:table-cell>
          <table:table-cell table:formula="of:=[.AG56]/45*(-1)" office:value-type="float" office:value="-0.04" calcext:value-type="float">
            <text:p>-0,040</text:p>
          </table:table-cell>
          <table:table-cell table:style-name="Default"/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 table:number-columns-repeated="4"/>
          <table:table-cell table:formula="of:=([.AL56]+[.AM56]+[.AN56]+[.AO56]+[.AP56]+[.AQ56])*4" office:value-type="float" office:value="1.44" calcext:value-type="float">
            <text:p>1,44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57]*2" office:value-type="float" office:value="0.045" calcext:value-type="float">
            <text:p>0,045</text:p>
          </table:table-cell>
          <table:table-cell table:formula="of:=([.E57]+[.G57])*(-1)" office:value-type="float" office:value="-0.00691666666666667" calcext:value-type="float">
            <text:p>-0,007</text:p>
          </table:table-cell>
          <table:table-cell table:formula="of:=[.F57]/2/45" office:value-type="float" office:value="0.00225" calcext:value-type="float">
            <text:p>0,002</text:p>
          </table:table-cell>
          <table:table-cell table:formula="of:=[.P57]*[.Q51]" office:value-type="float" office:value="0.2025" calcext:value-type="float">
            <text:p>0,203</text:p>
          </table:table-cell>
          <table:table-cell table:formula="of:=[.H57]/45" office:value-type="float" office:value="0.00466666666666667" calcext:value-type="float">
            <text:p>0,005</text:p>
          </table:table-cell>
          <table:table-cell table:formula="of:=[.Q57]*[.Q51]+[.R57]*[.R51]+[.S57]*[.S51]+[.T57]*[.T51]+[.U57]*[.U51]+[.V57]*[.V51]+[.W57]*[.W51]" office:value-type="float" office:value="0.21" calcext:value-type="float">
            <text:p>0,210</text:p>
          </table:table-cell>
          <table:table-cell table:formula="of:=[.O57]/45*(-1)" office:value-type="float" office:value="-0.00916666666666667" calcext:value-type="float">
            <text:p>-0,009</text:p>
          </table:table-cell>
          <table:table-cell table:style-name="ce42" table:formula="of:=[.O57]/63*(-1)" office:value-type="float" office:value="-0.00654761904761905" calcext:value-type="float">
            <text:p>-0,007</text:p>
          </table:table-cell>
          <table:table-cell table:style-name="ce42" table:formula="of:=[.J57]*18" office:value-type="float" office:value="-0.117857142857143" calcext:value-type="float">
            <text:p>-0,118</text:p>
          </table:table-cell>
          <table:table-cell table:style-name="ce42" table:number-columns-repeated="2"/>
          <table:table-cell table:style-name="ce42" table:formula="of:=[.O57]/4" office:value-type="float" office:value="0.103125" calcext:value-type="float">
            <text:p>0,103</text:p>
          </table:table-cell>
          <table:table-cell table:formula="of:=[.P57]*[.Q51]+[.Q57]*[.Q51]+[.R57]*[.R51]+[.S57]*[.S51]+[.T57]*[.T51]+[.U57]*[.U51]+[.V57]*[.V51]+[.W57]*[.W51]" office:value-type="float" office:value="0.4125" calcext:value-type="float">
            <text:p>0,413</text:p>
          </table:table-cell>
          <table:table-cell office:value-type="float" office:value="0.0225" calcext:value-type="float">
            <text:p>0,023</text:p>
          </table:table-cell>
          <table:table-cell table:number-columns-repeated="4"/>
          <table:table-cell office:value-type="float" office:value="0.03" calcext:value-type="float">
            <text:p>0,030</text:p>
          </table:table-cell>
          <table:table-cell table:number-columns-repeated="5"/>
          <table:table-cell office:value-type="float" office:value="0.03" calcext:value-type="float">
            <text:p>0,030</text:p>
          </table:table-cell>
          <table:table-cell/>
          <table:table-cell table:formula="of:=([.X51]*[.X57])+([.Y51]*[.Y57])+([.Z51]*[.Z57])+([.AA51]*[.AA57])+([.AB51]*[.AB57])" office:value-type="float" office:value="0.21" calcext:value-type="float">
            <text:p>0,210</text:p>
          </table:table-cell>
          <table:table-cell table:formula="of:=[.AC57]/63*(-1)" office:value-type="float" office:value="-0.00333333333333333" calcext:value-type="float">
            <text:p>-0,003</text:p>
          </table:table-cell>
          <table:table-cell table:formula="of:=[.O57]-[.AC57]" office:value-type="float" office:value="0.2025" calcext:value-type="float">
            <text:p>0,203</text:p>
          </table:table-cell>
          <table:table-cell table:formula="of:=[.AE57]/63*18*(-1)" office:value-type="float" office:value="-0.0578571428571429" calcext:value-type="float">
            <text:p>-0,058</text:p>
          </table:table-cell>
          <table:table-cell table:formula="of:=[.AE57]-[.AR57]" office:value-type="float" office:value="0.1145" calcext:value-type="float">
            <text:p>0,115</text:p>
          </table:table-cell>
          <table:table-cell table:formula="of:=[.AG57]/45*0.8*(-1)" office:value-type="float" office:value="-0.00203555555555556" calcext:value-type="float">
            <text:p>-0,002</text:p>
          </table:table-cell>
          <table:table-cell table:formula="of:=[.AE57]/63*(-1)*0.95" office:value-type="float" office:value="-0.00305357142857143" calcext:value-type="float">
            <text:p>-0,003</text:p>
          </table:table-cell>
          <table:table-cell/>
          <table:table-cell table:style-name="Default"/>
          <table:table-cell office:value-type="float" office:value="0.022" calcext:value-type="float">
            <text:p>0,022</text:p>
          </table:table-cell>
          <table:table-cell table:number-columns-repeated="5"/>
          <table:table-cell table:formula="of:=([.AL57]+[.AM57]+[.AN57]+[.AO57]+[.AP57]+[.AQ57])*4" office:value-type="float" office:value="0.088" calcext:value-type="float">
            <text:p>0,08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58]*2" office:value-type="float" office:value="36" calcext:value-type="float">
            <text:p>36,000</text:p>
          </table:table-cell>
          <table:table-cell table:formula="of:=([.E58]+[.G58])*(-1)" office:value-type="float" office:value="-7.93333333333333" calcext:value-type="float">
            <text:p>-7,933</text:p>
          </table:table-cell>
          <table:table-cell table:formula="of:=[.F58]/2/45" office:value-type="float" office:value="1.8" calcext:value-type="float">
            <text:p>1,800</text:p>
          </table:table-cell>
          <table:table-cell table:formula="of:=[.P58]*[.Q51]" office:value-type="float" office:value="162" calcext:value-type="float">
            <text:p>162,000</text:p>
          </table:table-cell>
          <table:table-cell table:formula="of:=[.H58]/45" office:value-type="float" office:value="6.13333333333333" calcext:value-type="float">
            <text:p>6,133</text:p>
          </table:table-cell>
          <table:table-cell table:formula="of:=[.Q58]*[.Q51]+[.R58]*[.R51]+[.S58]*[.S51]+[.T58]*[.T51]+[.U58]*[.U51]+[.V58]*[.V51]+[.W58]*[.W51]" office:value-type="float" office:value="276" calcext:value-type="float">
            <text:p>276,000</text:p>
          </table:table-cell>
          <table:table-cell table:formula="of:=[.O58]/45*(-1)" office:value-type="float" office:value="-9.73333333333333" calcext:value-type="float">
            <text:p>-9,733</text:p>
          </table:table-cell>
          <table:table-cell table:style-name="ce42" table:formula="of:=[.O58]/63*(-1)" office:value-type="float" office:value="-6.95238095238095" calcext:value-type="float">
            <text:p>-6,952</text:p>
          </table:table-cell>
          <table:table-cell table:style-name="ce42" table:formula="of:=[.J58]*18" office:value-type="float" office:value="-125.142857142857" calcext:value-type="float">
            <text:p>-125,143</text:p>
          </table:table-cell>
          <table:table-cell table:style-name="ce42" table:number-columns-repeated="2"/>
          <table:table-cell table:style-name="ce42" table:formula="of:=[.O58]/4" office:value-type="float" office:value="109.5" calcext:value-type="float">
            <text:p>109,500</text:p>
          </table:table-cell>
          <table:table-cell table:formula="of:=[.P58]*[.Q51]+[.Q58]*[.Q51]+[.R58]*[.R51]+[.S58]*[.S51]+[.T58]*[.T51]+[.U58]*[.U51]+[.V58]*[.V51]+[.W58]*[.W51]" office:value-type="float" office:value="438" calcext:value-type="float">
            <text:p>438,000</text:p>
          </table:table-cell>
          <table:table-cell office:value-type="float" office:value="18" calcext:value-type="float">
            <text:p>18,000</text:p>
          </table:table-cell>
          <table:table-cell office:value-type="float" office:value="20" calcext:value-type="float">
            <text:p>20,000</text:p>
          </table:table-cell>
          <table:table-cell office:value-type="float" office:value="12" calcext:value-type="float">
            <text:p>12,000</text:p>
          </table:table-cell>
          <table:table-cell table:number-columns-repeated="6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X51]*[.X58])+([.Y51]*[.Y58])+([.Z51]*[.Z58])+([.AA51]*[.AA58])+([.AB51]*[.AB58])" office:value-type="float" office:value="96" calcext:value-type="float">
            <text:p>96,000</text:p>
          </table:table-cell>
          <table:table-cell table:formula="of:=[.AC58]/63*(-1)" office:value-type="float" office:value="-1.52380952380952" calcext:value-type="float">
            <text:p>-1,524</text:p>
          </table:table-cell>
          <table:table-cell table:formula="of:=[.O58]-[.AC58]" office:value-type="float" office:value="342" calcext:value-type="float">
            <text:p>342,000</text:p>
          </table:table-cell>
          <table:table-cell table:formula="of:=[.AE58]/63*18*(-1)" office:value-type="float" office:value="-97.7142857142857" calcext:value-type="float">
            <text:p>-97,714</text:p>
          </table:table-cell>
          <table:table-cell table:formula="of:=[.AE58]-[.AR58]" office:value-type="float" office:value="190" calcext:value-type="float">
            <text:p>190,000</text:p>
          </table:table-cell>
          <table:table-cell table:formula="of:=[.AG58]/45*0.8*(-1)" office:value-type="float" office:value="-3.37777777777778" calcext:value-type="float">
            <text:p>-3,378</text:p>
          </table:table-cell>
          <table:table-cell table:formula="of:=[.AE58]/63*(-1)*0.95" office:value-type="float" office:value="-5.15714285714286" calcext:value-type="float">
            <text:p>-5,157</text:p>
          </table:table-cell>
          <table:table-cell table:formula="of:=[.AG58]/45*(-1)" office:value-type="float" office:value="-4.22222222222222" calcext:value-type="float">
            <text:p>-4,222</text:p>
          </table:table-cell>
          <table:table-cell table:style-name="Default"/>
          <table:table-cell office:value-type="float" office:value="18" calcext:value-type="float">
            <text:p>18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table:number-columns-repeated="3"/>
          <table:table-cell table:formula="of:=([.AL58]+[.AM58]+[.AN58]+[.AO58]+[.AP58]+[.AQ58])*4" office:value-type="float" office:value="152" calcext:value-type="float">
            <text:p>152,000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T58]-[.C58]" office:value-type="float" office:value="164" calcext:value-type="float">
            <text:p>164,000</text:p>
          </table:table-cell>
          <table:table-cell table:formula="of:=[.AT58]-[.C58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T58]+[.C58]/2" office:value-type="float" office:value="218" calcext:value-type="float">
            <text:p>218,000</text:p>
          </table:table-cell>
          <table:table-cell table:formula="of:=[.AT58]+[.C58]" office:value-type="float" office:value="236" calcext:value-type="float">
            <text:p>236,000</text:p>
          </table:table-cell>
          <table:table-cell table:formula="of:=[.AT58]+[.C58]*1.5" office:value-type="float" office:value="254" calcext:value-type="float">
            <text:p>254,000</text:p>
          </table:table-cell>
          <table:table-cell table:formula="of:=[.AT58]+[.C58]*2" office:value-type="float" office:value="272" calcext:value-type="float">
            <text:p>272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59]*2" office:value-type="float" office:value="0" calcext:value-type="float">
            <text:p>0,000</text:p>
          </table:table-cell>
          <table:table-cell table:formula="of:=([.E59]+[.G59])*(-1)" office:value-type="float" office:value="-3.35" calcext:value-type="float">
            <text:p>-3,350</text:p>
          </table:table-cell>
          <table:table-cell table:formula="of:=[.F59]/2/45" office:value-type="float" office:value="0" calcext:value-type="float">
            <text:p>0,000</text:p>
          </table:table-cell>
          <table:table-cell table:formula="of:=[.P59]*[.Q51]" office:value-type="float" office:value="0" calcext:value-type="float">
            <text:p>0,000</text:p>
          </table:table-cell>
          <table:table-cell table:formula="of:=[.H59]/45" office:value-type="float" office:value="3.35" calcext:value-type="float">
            <text:p>3,350</text:p>
          </table:table-cell>
          <table:table-cell table:formula="of:=[.Q59]*[.Q51]+[.R59]*[.R51]+[.S59]*[.S51]+[.T59]*[.T51]+[.U59]*[.U51]+[.V59]*[.V51]+[.W59]*[.W51]" office:value-type="float" office:value="150.75" calcext:value-type="float">
            <text:p>150,750</text:p>
          </table:table-cell>
          <table:table-cell table:formula="of:=[.O59]/45*(-1)" office:value-type="float" office:value="-3.35" calcext:value-type="float">
            <text:p>-3,350</text:p>
          </table:table-cell>
          <table:table-cell table:style-name="ce42" table:formula="of:=[.O59]/63*(-1)" office:value-type="float" office:value="-2.39285714285714" calcext:value-type="float">
            <text:p>-2,393</text:p>
          </table:table-cell>
          <table:table-cell table:style-name="ce42" table:formula="of:=[.J59]*18" office:value-type="float" office:value="-43.0714285714286" calcext:value-type="float">
            <text:p>-43,071</text:p>
          </table:table-cell>
          <table:table-cell table:style-name="ce42" table:number-columns-repeated="2"/>
          <table:table-cell table:style-name="ce42" table:formula="of:=[.O59]/4" office:value-type="float" office:value="37.6875" calcext:value-type="float">
            <text:p>37,688</text:p>
          </table:table-cell>
          <table:table-cell table:formula="of:=[.P59]*[.Q51]+[.Q59]*[.Q51]+[.R59]*[.R51]+[.S59]*[.S51]+[.T59]*[.T51]+[.U59]*[.U51]+[.V59]*[.V51]+[.W59]*[.W51]" office:value-type="float" office:value="150.75" calcext:value-type="float">
            <text:p>150,75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 table:number-columns-repeated="2"/>
          <table:table-cell table:formula="of:=([.X51]*[.X59])+([.Y51]*[.Y59])+([.Z51]*[.Z59])+([.AA51]*[.AA59])+([.AB51]*[.AB59])" office:value-type="float" office:value="150.75" calcext:value-type="float">
            <text:p>150,750</text:p>
          </table:table-cell>
          <table:table-cell table:formula="of:=[.AC59]/63*(-1)" office:value-type="float" office:value="-2.39285714285714" calcext:value-type="float">
            <text:p>-2,393</text:p>
          </table:table-cell>
          <table:table-cell table:formula="of:=[.O59]-[.AC59]" office:value-type="float" office:value="0" calcext:value-type="float">
            <text:p>0,000</text:p>
          </table:table-cell>
          <table:table-cell table:formula="of:=[.AE59]/63*18*(-1)" office:value-type="float" office:value="-0" calcext:value-type="float">
            <text:p>0,000</text:p>
          </table:table-cell>
          <table:table-cell table:formula="of:=[.AE59]-[.AR59]" office:value-type="float" office:value="0" calcext:value-type="float">
            <text:p>0,000</text:p>
          </table:table-cell>
          <table:table-cell table:formula="of:=[.AG59]/45*0.8*(-1)" office:value-type="float" office:value="-0" calcext:value-type="float">
            <text:p>0,000</text:p>
          </table:table-cell>
          <table:table-cell table:formula="of:=[.AE59]/63*(-1)*0.95" office:value-type="float" office:value="-0" calcext:value-type="float">
            <text:p>0,000</text:p>
          </table:table-cell>
          <table:table-cell table:number-columns-repeated="8"/>
          <table:table-cell table:formula="of:=([.AL59]+[.AM59]+[.AN59]+[.AO59]+[.AP59]+[.AQ59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60]*2" office:value-type="float" office:value="0" calcext:value-type="float">
            <text:p>0,000</text:p>
          </table:table-cell>
          <table:table-cell table:formula="of:=([.E60]+[.G60])*(-1)" office:value-type="float" office:value="-0.133333333333333" calcext:value-type="float">
            <text:p>-0,133</text:p>
          </table:table-cell>
          <table:table-cell table:formula="of:=[.F60]/2/45" office:value-type="float" office:value="0" calcext:value-type="float">
            <text:p>0,000</text:p>
          </table:table-cell>
          <table:table-cell table:formula="of:=[.P60]*[.Q51]" office:value-type="float" office:value="0" calcext:value-type="float">
            <text:p>0,000</text:p>
          </table:table-cell>
          <table:table-cell table:formula="of:=[.H60]/45" office:value-type="float" office:value="0.133333333333333" calcext:value-type="float">
            <text:p>0,133</text:p>
          </table:table-cell>
          <table:table-cell table:formula="of:=[.Q60]*[.Q51]+[.R60]*[.R51]+[.S60]*[.S51]+[.T60]*[.T51]+[.U60]*[.U51]+[.V60]*[.V51]+[.W60]*[.W51]" office:value-type="float" office:value="6" calcext:value-type="float">
            <text:p>6,000</text:p>
          </table:table-cell>
          <table:table-cell table:formula="of:=[.O60]/45*(-1)" office:value-type="float" office:value="-0.133333333333333" calcext:value-type="float">
            <text:p>-0,133</text:p>
          </table:table-cell>
          <table:table-cell table:style-name="ce42" table:formula="of:=[.O60]/63*(-1)" office:value-type="float" office:value="-0.0952380952380952" calcext:value-type="float">
            <text:p>-0,095</text:p>
          </table:table-cell>
          <table:table-cell table:style-name="ce42" table:formula="of:=[.J60]*18" office:value-type="float" office:value="-1.71428571428571" calcext:value-type="float">
            <text:p>-1,714</text:p>
          </table:table-cell>
          <table:table-cell table:style-name="ce42" table:number-columns-repeated="2"/>
          <table:table-cell table:style-name="ce42" table:formula="of:=[.O60]/4" office:value-type="float" office:value="1.5" calcext:value-type="float">
            <text:p>1,500</text:p>
          </table:table-cell>
          <table:table-cell table:formula="of:=[.P60]*[.Q51]+[.Q60]*[.Q51]+[.R60]*[.R51]+[.S60]*[.S51]+[.T60]*[.T51]+[.U60]*[.U51]+[.V60]*[.V51]+[.W60]*[.W51]"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75" calcext:value-type="float">
            <text:p>0,750</text:p>
          </table:table-cell>
          <table:table-cell office:value-type="float" office:value="0.15" calcext:value-type="float">
            <text:p>0,150</text:p>
          </table:table-cell>
          <table:table-cell/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 office:value-type="float" office:value="0.2" calcext:value-type="float">
            <text:p>0,200</text:p>
          </table:table-cell>
          <table:table-cell table:formula="of:=([.X51]*[.X60])+([.Y51]*[.Y60])+([.Z51]*[.Z60])+([.AA51]*[.AA60])+([.AB51]*[.AB60])" office:value-type="float" office:value="4.75" calcext:value-type="float">
            <text:p>4,750</text:p>
          </table:table-cell>
          <table:table-cell table:formula="of:=[.AC60]/63*(-1)" office:value-type="float" office:value="-0.0753968253968254" calcext:value-type="float">
            <text:p>-0,075</text:p>
          </table:table-cell>
          <table:table-cell table:formula="of:=[.O60]-[.AC60]" office:value-type="float" office:value="1.25" calcext:value-type="float">
            <text:p>1,250</text:p>
          </table:table-cell>
          <table:table-cell table:formula="of:=[.AE60]/63*18*(-1)" office:value-type="float" office:value="-0.357142857142857" calcext:value-type="float">
            <text:p>-0,357</text:p>
          </table:table-cell>
          <table:table-cell table:formula="of:=[.AE60]-[.AR60]" office:value-type="float" office:value="1.25" calcext:value-type="float">
            <text:p>1,250</text:p>
          </table:table-cell>
          <table:table-cell table:formula="of:=[.AG60]/45*0.8*(-1)" office:value-type="float" office:value="-0.0222222222222222" calcext:value-type="float">
            <text:p>-0,022</text:p>
          </table:table-cell>
          <table:table-cell table:formula="of:=[.AE60]/63*(-1)*0.95" office:value-type="float" office:value="-0.0188492063492063" calcext:value-type="float">
            <text:p>-0,019</text:p>
          </table:table-cell>
          <table:table-cell table:number-columns-repeated="8"/>
          <table:table-cell table:formula="of:=([.AL60]+[.AM60]+[.AN60]+[.AO60]+[.AP60]+[.AQ60])*4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anti_air_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29" table:number-columns-repeated="2"/>
          <table:table-cell table:style-name="ce31" table:number-columns-repeated="4"/>
          <table:table-cell table:number-columns-repeated="2"/>
          <table:table-cell table:style-name="Default"/>
          <table:table-cell table:style-name="ce48" table:number-columns-repeated="6"/>
          <table:table-cell table:style-name="ce50"/>
          <table:table-cell table:style-name="Default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64]*2" office:value-type="float" office:value="5.4" calcext:value-type="float">
            <text:p>5,400</text:p>
          </table:table-cell>
          <table:table-cell table:formula="of:=([.E64]+[.G64])*(-1)" office:value-type="float" office:value="-1.29666666666667" calcext:value-type="float">
            <text:p>-1,297</text:p>
          </table:table-cell>
          <table:table-cell table:formula="of:=[.F64]/2/45" office:value-type="float" office:value="0.27" calcext:value-type="float">
            <text:p>0,270</text:p>
          </table:table-cell>
          <table:table-cell table:formula="of:=[.P64]*[.Q63]" office:value-type="float" office:value="24.3" calcext:value-type="float">
            <text:p>24,300</text:p>
          </table:table-cell>
          <table:table-cell table:formula="of:=[.H64]/45" office:value-type="float" office:value="1.02666666666667" calcext:value-type="float">
            <text:p>1,027</text:p>
          </table:table-cell>
          <table:table-cell table:formula="of:=[.Q64]*[.Q63]+[.R64]*[.R63]+[.S64]*[.S63]+[.T64]*[.T63]+[.U64]*[.U63]+[.V64]*[.V63]+[.W64]*[.W63]" office:value-type="float" office:value="46.2" calcext:value-type="float">
            <text:p>46,200</text:p>
          </table:table-cell>
          <table:table-cell table:formula="of:=[.O64]/45*(-1)" office:value-type="float" office:value="-1.56666666666667" calcext:value-type="float">
            <text:p>-1,567</text:p>
          </table:table-cell>
          <table:table-cell table:style-name="ce42" table:formula="of:=[.O64]/63*(-1)" office:value-type="float" office:value="-1.11904761904762" calcext:value-type="float">
            <text:p>-1,119</text:p>
          </table:table-cell>
          <table:table-cell table:style-name="ce42" table:formula="of:=[.J64]*18" office:value-type="float" office:value="-20.1428571428571" calcext:value-type="float">
            <text:p>-20,143</text:p>
          </table:table-cell>
          <table:table-cell table:style-name="ce42" table:number-columns-repeated="2"/>
          <table:table-cell table:style-name="ce42" table:formula="of:=[.O64]/4" office:value-type="float" office:value="17.625" calcext:value-type="float">
            <text:p>17,625</text:p>
          </table:table-cell>
          <table:table-cell table:formula="of:=[.P64]*[.Q63]+[.Q64]*[.Q63]+[.R64]*[.R63]+[.S64]*[.S63]+[.T64]*[.T63]+[.U64]*[.U63]+[.V64]*[.V63]+[.W64]*[.W63]" office:value-type="float" office:value="70.5" calcext:value-type="float">
            <text:p>70,500</text:p>
          </table:table-cell>
          <table:table-cell office:value-type="float" office:value="2.7" calcext:value-type="float">
            <text:p>2,700</text:p>
          </table:table-cell>
          <table:table-cell table:style-name="ce34"/>
          <table:table-cell/>
          <table:table-cell office:value-type="float" office:value="6.6" calcext:value-type="float">
            <text:p>6,600</text:p>
          </table:table-cell>
          <table:table-cell table:number-columns-repeated="7"/>
          <table:table-cell office:value-type="float" office:value="3.6" calcext:value-type="float">
            <text:p>3,600</text:p>
          </table:table-cell>
          <table:table-cell/>
          <table:table-cell table:formula="of:=([.X63]*[.X64])+([.Y63]*[.Y64])+([.Z63]*[.Z64])+([.AA63]*[.AA64])+([.AB63]*[.AB64])" office:value-type="float" office:value="25.2" calcext:value-type="float">
            <text:p>25,200</text:p>
          </table:table-cell>
          <table:table-cell table:formula="of:=[.AC64]/63*(-1)" office:value-type="float" office:value="-0.4" calcext:value-type="float">
            <text:p>-0,400</text:p>
          </table:table-cell>
          <table:table-cell table:formula="of:=[.O64]-[.AC64]" office:value-type="float" office:value="45.3" calcext:value-type="float">
            <text:p>45,300</text:p>
          </table:table-cell>
          <table:table-cell table:formula="of:=[.AE64]/63*18*(-1)" office:value-type="float" office:value="-12.9428571428571" calcext:value-type="float">
            <text:p>-12,943</text:p>
          </table:table-cell>
          <table:table-cell table:number-columns-repeated="2"/>
          <table:table-cell table:formula="of:=[.AE64]/63*(-1)*0.95" office:value-type="float" office:value="-0.683095238095238" calcext:value-type="float">
            <text:p>-0,683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65]*2" office:value-type="float" office:value="25.2" calcext:value-type="float">
            <text:p>25,200</text:p>
          </table:table-cell>
          <table:table-cell table:formula="of:=([.E65]+[.G65])*(-1)" office:value-type="float" office:value="-5.46" calcext:value-type="float">
            <text:p>-5,460</text:p>
          </table:table-cell>
          <table:table-cell table:formula="of:=[.F65]/2/45" office:value-type="float" office:value="1.26" calcext:value-type="float">
            <text:p>1,260</text:p>
          </table:table-cell>
          <table:table-cell table:formula="of:=[.P65]*[.Q63]" office:value-type="float" office:value="113.4" calcext:value-type="float">
            <text:p>113,400</text:p>
          </table:table-cell>
          <table:table-cell table:formula="of:=[.H65]/45" office:value-type="float" office:value="4.2" calcext:value-type="float">
            <text:p>4,200</text:p>
          </table:table-cell>
          <table:table-cell table:formula="of:=[.Q65]*[.Q63]+[.R65]*[.R63]+[.S65]*[.S63]+[.T65]*[.T63]+[.U65]*[.U63]+[.V65]*[.V63]+[.W65]*[.W63]" office:value-type="float" office:value="189" calcext:value-type="float">
            <text:p>189,000</text:p>
          </table:table-cell>
          <table:table-cell table:formula="of:=[.O65]/45*(-1)" office:value-type="float" office:value="-6.72" calcext:value-type="float">
            <text:p>-6,720</text:p>
          </table:table-cell>
          <table:table-cell table:style-name="ce42" table:formula="of:=[.O65]/63*(-1)" office:value-type="float" office:value="-4.8" calcext:value-type="float">
            <text:p>-4,800</text:p>
          </table:table-cell>
          <table:table-cell table:style-name="ce42" table:formula="of:=[.J65]*18" office:value-type="float" office:value="-86.4" calcext:value-type="float">
            <text:p>-86,400</text:p>
          </table:table-cell>
          <table:table-cell table:style-name="ce42" table:number-columns-repeated="2"/>
          <table:table-cell table:style-name="ce42" table:formula="of:=[.O65]/4" office:value-type="float" office:value="75.6" calcext:value-type="float">
            <text:p>75,600</text:p>
          </table:table-cell>
          <table:table-cell table:formula="of:=[.P65]*[.Q63]+[.Q65]*[.Q63]+[.R65]*[.R63]+[.S65]*[.S63]+[.T65]*[.T63]+[.U65]*[.U63]+[.V65]*[.V63]+[.W65]*[.W63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 office:value-type="float" office:value="5.6" calcext:value-type="float">
            <text:p>5,600</text:p>
          </table:table-cell>
          <table:table-cell table:number-columns-repeated="10"/>
          <table:table-cell table:formula="of:=([.X63]*[.X65])+([.Y63]*[.Y65])+([.Z63]*[.Z65])+([.AA63]*[.AA65])+([.AB63]*[.AB65])" office:value-type="float" office:value="0" calcext:value-type="float">
            <text:p>0,000</text:p>
          </table:table-cell>
          <table:table-cell table:formula="of:=[.AC65]/63*(-1)" office:value-type="float" office:value="-0" calcext:value-type="float">
            <text:p>0,000</text:p>
          </table:table-cell>
          <table:table-cell table:formula="of:=[.O65]-[.AC65]" office:value-type="float" office:value="302.4" calcext:value-type="float">
            <text:p>302,400</text:p>
          </table:table-cell>
          <table:table-cell table:formula="of:=[.AE65]/63*18*(-1)" office:value-type="float" office:value="-86.4" calcext:value-type="float">
            <text:p>-86,400</text:p>
          </table:table-cell>
          <table:table-cell table:number-columns-repeated="2"/>
          <table:table-cell table:formula="of:=[.AE65]/63*(-1)*0.95" office:value-type="float" office:value="-4.56" calcext:value-type="float">
            <text:p>-4,560</text:p>
          </table:table-cell>
          <table:table-cell table:formula="of:=[.AE65]/45*(-1)" office:value-type="float" office:value="-6.72" calcext:value-type="float">
            <text:p>-6,72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66]*2" office:value-type="float" office:value="0" calcext:value-type="float">
            <text:p>0,000</text:p>
          </table:table-cell>
          <table:table-cell table:formula="of:=([.E66]+[.G66])*(-1)" office:value-type="float" office:value="-0.155555555555556" calcext:value-type="float">
            <text:p>-0,156</text:p>
          </table:table-cell>
          <table:table-cell table:formula="of:=[.F66]/2/45" office:value-type="float" office:value="0" calcext:value-type="float">
            <text:p>0,000</text:p>
          </table:table-cell>
          <table:table-cell table:formula="of:=[.P66]*[.Q63]" office:value-type="float" office:value="0" calcext:value-type="float">
            <text:p>0,000</text:p>
          </table:table-cell>
          <table:table-cell table:formula="of:=[.H66]/45" office:value-type="float" office:value="0.155555555555556" calcext:value-type="float">
            <text:p>0,156</text:p>
          </table:table-cell>
          <table:table-cell table:formula="of:=[.Q66]*[.Q63]+[.R66]*[.R63]+[.S66]*[.S63]+[.T66]*[.T63]+[.U66]*[.U63]+[.V66]*[.V63]+[.W66]*[.W63]" office:value-type="float" office:value="7" calcext:value-type="float">
            <text:p>7,000</text:p>
          </table:table-cell>
          <table:table-cell table:formula="of:=[.O66]/45*(-1)" office:value-type="float" office:value="-0.155555555555556" calcext:value-type="float">
            <text:p>-0,156</text:p>
          </table:table-cell>
          <table:table-cell table:style-name="ce42" table:formula="of:=[.O66]/63*(-1)" office:value-type="float" office:value="-0.111111111111111" calcext:value-type="float">
            <text:p>-0,111</text:p>
          </table:table-cell>
          <table:table-cell table:style-name="ce42" table:formula="of:=[.J66]*18" office:value-type="float" office:value="-2" calcext:value-type="float">
            <text:p>-2,000</text:p>
          </table:table-cell>
          <table:table-cell table:style-name="ce42" table:number-columns-repeated="2"/>
          <table:table-cell table:style-name="ce42" table:formula="of:=[.O66]/4" office:value-type="float" office:value="1.75" calcext:value-type="float">
            <text:p>1,750</text:p>
          </table:table-cell>
          <table:table-cell table:formula="of:=[.P66]*[.Q63]+[.Q66]*[.Q63]+[.R66]*[.R63]+[.S66]*[.S63]+[.T66]*[.T63]+[.U66]*[.U63]+[.V66]*[.V63]+[.W66]*[.W63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 table:number-columns-repeated="7"/>
          <table:table-cell office:value-type="float" office:value="0.5" calcext:value-type="float">
            <text:p>0,500</text:p>
          </table:table-cell>
          <table:table-cell/>
          <table:table-cell table:formula="of:=([.X63]*[.X66])+([.Y63]*[.Y66])+([.Z63]*[.Z66])+([.AA63]*[.AA66])+([.AB63]*[.AB66])" office:value-type="float" office:value="3.5" calcext:value-type="float">
            <text:p>3,500</text:p>
          </table:table-cell>
          <table:table-cell table:formula="of:=[.AC66]/63*(-1)" office:value-type="float" office:value="-0.0555555555555556" calcext:value-type="float">
            <text:p>-0,056</text:p>
          </table:table-cell>
          <table:table-cell table:formula="of:=[.O66]-[.AC66]" office:value-type="float" office:value="3.5" calcext:value-type="float">
            <text:p>3,500</text:p>
          </table:table-cell>
          <table:table-cell table:formula="of:=[.AE66]/63*18*(-1)" office:value-type="float" office:value="-1" calcext:value-type="float">
            <text:p>-1,000</text:p>
          </table:table-cell>
          <table:table-cell table:number-columns-repeated="2"/>
          <table:table-cell table:formula="of:=[.AE66]/63*(-1)*0.95" office:value-type="float" office:value="-0.0527777777777778" calcext:value-type="float">
            <text:p>-0,053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67]*2" office:value-type="float" office:value="8.1" calcext:value-type="float">
            <text:p>8,100</text:p>
          </table:table-cell>
          <table:table-cell table:formula="of:=([.E67]+[.G67])*(-1)" office:value-type="float" office:value="-0.855" calcext:value-type="float">
            <text:p>-0,855</text:p>
          </table:table-cell>
          <table:table-cell table:formula="of:=[.F67]/2/45" office:value-type="float" office:value="0.405" calcext:value-type="float">
            <text:p>0,405</text:p>
          </table:table-cell>
          <table:table-cell table:formula="of:=[.P67]*[.Q63]" office:value-type="float" office:value="36.45" calcext:value-type="float">
            <text:p>36,450</text:p>
          </table:table-cell>
          <table:table-cell table:formula="of:=[.H67]/45" office:value-type="float" office:value="0.45" calcext:value-type="float">
            <text:p>0,450</text:p>
          </table:table-cell>
          <table:table-cell table:formula="of:=[.Q67]*[.Q63]+[.R67]*[.R63]+[.S67]*[.S63]+[.T67]*[.T63]+[.U67]*[.U63]+[.V67]*[.V63]+[.W67]*[.W63]" office:value-type="float" office:value="20.25" calcext:value-type="float">
            <text:p>20,250</text:p>
          </table:table-cell>
          <table:table-cell table:formula="of:=[.O67]/45*(-1)" office:value-type="float" office:value="-1.26" calcext:value-type="float">
            <text:p>-1,260</text:p>
          </table:table-cell>
          <table:table-cell table:style-name="ce42" table:formula="of:=[.O67]/63*(-1)" office:value-type="float" office:value="-0.9" calcext:value-type="float">
            <text:p>-0,900</text:p>
          </table:table-cell>
          <table:table-cell table:style-name="ce42" table:formula="of:=[.J67]*18" office:value-type="float" office:value="-16.2" calcext:value-type="float">
            <text:p>-16,200</text:p>
          </table:table-cell>
          <table:table-cell table:style-name="ce42" table:number-columns-repeated="2"/>
          <table:table-cell table:style-name="ce42" table:formula="of:=[.O67]/4" office:value-type="float" office:value="14.175" calcext:value-type="float">
            <text:p>14,175</text:p>
          </table:table-cell>
          <table:table-cell table:formula="of:=[.P67]*[.Q63]+[.Q67]*[.Q63]+[.R67]*[.R63]+[.S67]*[.S63]+[.T67]*[.T63]+[.U67]*[.U63]+[.V67]*[.V63]+[.W67]*[.W63]" office:value-type="float" office:value="56.7" calcext:value-type="float">
            <text:p>56,700</text:p>
          </table:table-cell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table:number-columns-repeated="11"/>
          <table:table-cell table:formula="of:=([.X63]*[.X67])+([.Y63]*[.Y67])+([.Z63]*[.Z67])+([.AA63]*[.AA67])+([.AB63]*[.AB67])" office:value-type="float" office:value="0" calcext:value-type="float">
            <text:p>0,000</text:p>
          </table:table-cell>
          <table:table-cell table:formula="of:=[.AC67]/63*(-1)" office:value-type="float" office:value="-0" calcext:value-type="float">
            <text:p>0,000</text:p>
          </table:table-cell>
          <table:table-cell table:formula="of:=[.O67]-[.AC67]" office:value-type="float" office:value="56.7" calcext:value-type="float">
            <text:p>56,700</text:p>
          </table:table-cell>
          <table:table-cell table:formula="of:=[.AE67]/63*18*(-1)" office:value-type="float" office:value="-16.2" calcext:value-type="float">
            <text:p>-16,200</text:p>
          </table:table-cell>
          <table:table-cell table:number-columns-repeated="2"/>
          <table:table-cell table:formula="of:=[.AE67]/63*(-1)*0.95" office:value-type="float" office:value="-0.855" calcext:value-type="float">
            <text:p>-0,855</text:p>
          </table:table-cell>
          <table:table-cell table:number-columns-repeated="989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68]*2" office:value-type="float" office:value="0.432" calcext:value-type="float">
            <text:p>0,432</text:p>
          </table:table-cell>
          <table:table-cell table:style-name="ce32" table:formula="of:=([.E68]+[.G68])*(-1)" office:value-type="float" office:value="-0.0869333333333333" calcext:value-type="float">
            <text:p>-0,087</text:p>
          </table:table-cell>
          <table:table-cell table:style-name="ce32" table:formula="of:=[.F68]/45" office:value-type="float" office:value="0.0432" calcext:value-type="float">
            <text:p>0,043</text:p>
          </table:table-cell>
          <table:table-cell table:style-name="ce32" table:formula="of:=[.P68]*[.Q63]" office:value-type="float" office:value="1.944" calcext:value-type="float">
            <text:p>1,944</text:p>
          </table:table-cell>
          <table:table-cell table:style-name="ce32" table:formula="of:=[.H68]/45" office:value-type="float" office:value="0.0437333333333333" calcext:value-type="float">
            <text:p>0,044</text:p>
          </table:table-cell>
          <table:table-cell table:style-name="ce32" table:formula="of:=[.Q68]*[.Q63]+[.R68]*[.R63]+[.S68]*[.S63]+[.T68]*[.T63]+[.U68]*[.U63]+[.V68]*[.V63]+[.W68]*[.W63]" office:value-type="float" office:value="1.968" calcext:value-type="float">
            <text:p>1,968</text:p>
          </table:table-cell>
          <table:table-cell table:formula="of:=[.O68]/45*(-1)" office:value-type="float" office:value="-0.0869333333333333" calcext:value-type="float">
            <text:p>-0,087</text:p>
          </table:table-cell>
          <table:table-cell table:style-name="ce42" table:formula="of:=[.O68]/63*(-1)" office:value-type="float" office:value="-0.0620952380952381" calcext:value-type="float">
            <text:p>-0,062</text:p>
          </table:table-cell>
          <table:table-cell table:style-name="ce42" table:formula="of:=[.J68]*18" office:value-type="float" office:value="-1.11771428571429" calcext:value-type="float">
            <text:p>-1,118</text:p>
          </table:table-cell>
          <table:table-cell table:style-name="ce42" table:number-columns-repeated="2"/>
          <table:table-cell table:style-name="ce42" table:formula="of:=[.O68]/4" office:value-type="float" office:value="0.978" calcext:value-type="float">
            <text:p>0,978</text:p>
          </table:table-cell>
          <table:table-cell table:formula="of:=[.P68]*[.Q63]+[.Q68]*[.Q63]+[.R68]*[.R63]+[.S68]*[.S63]+[.T68]*[.T63]+[.U68]*[.U63]+[.V68]*[.V63]+[.W68]*[.W63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0.096" calcext:value-type="float">
            <text:p>0,096</text:p>
          </table:table-cell>
          <table:table-cell table:number-columns-repeated="7"/>
          <table:table-cell office:value-type="float" office:value="0.096" calcext:value-type="float">
            <text:p>0,096</text:p>
          </table:table-cell>
          <table:table-cell/>
          <table:table-cell table:formula="of:=([.X63]*[.X68])+([.Y63]*[.Y68])+([.Z63]*[.Z68])+([.AA63]*[.AA68])+([.AB63]*[.AB68])" office:value-type="float" office:value="0.672" calcext:value-type="float">
            <text:p>0,672</text:p>
          </table:table-cell>
          <table:table-cell table:formula="of:=[.AC68]/63*(-1)" office:value-type="float" office:value="-0.0106666666666667" calcext:value-type="float">
            <text:p>-0,011</text:p>
          </table:table-cell>
          <table:table-cell table:formula="of:=[.O68]-[.AC68]" office:value-type="float" office:value="3.24" calcext:value-type="float">
            <text:p>3,240</text:p>
          </table:table-cell>
          <table:table-cell table:formula="of:=[.AE68]/63*18*(-1)" office:value-type="float" office:value="-0.925714285714286" calcext:value-type="float">
            <text:p>-0,926</text:p>
          </table:table-cell>
          <table:table-cell table:number-columns-repeated="2"/>
          <table:table-cell table:formula="of:=[.AE68]/63*(-1)*0.95" office:value-type="float" office:value="-0.0488571428571429" calcext:value-type="float">
            <text:p>-0,049</text:p>
          </table:table-cell>
          <table:table-cell table:formula="of:=[.AE68]/45*(-1)" office:value-type="float" office:value="-0.072" calcext:value-type="float">
            <text:p>-0,07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69]*2" office:value-type="float" office:value="0.045" calcext:value-type="float">
            <text:p>0,045</text:p>
          </table:table-cell>
          <table:table-cell table:formula="of:=([.E69]+[.G69])*(-1)" office:value-type="float" office:value="-0.01065" calcext:value-type="float">
            <text:p>-0,011</text:p>
          </table:table-cell>
          <table:table-cell table:formula="of:=[.F69]/2/45" office:value-type="float" office:value="0.00225" calcext:value-type="float">
            <text:p>0,002</text:p>
          </table:table-cell>
          <table:table-cell table:formula="of:=[.P69]*[.Q63]" office:value-type="float" office:value="0.2025" calcext:value-type="float">
            <text:p>0,203</text:p>
          </table:table-cell>
          <table:table-cell table:formula="of:=[.H69]/45" office:value-type="float" office:value="0.0084" calcext:value-type="float">
            <text:p>0,008</text:p>
          </table:table-cell>
          <table:table-cell table:formula="of:=[.Q69]*[.Q63]+[.R69]*[.R63]+[.S69]*[.S63]+[.T69]*[.T63]+[.U69]*[.U63]+[.V69]*[.V63]+[.W69]*[.W63]" office:value-type="float" office:value="0.378" calcext:value-type="float">
            <text:p>0,378</text:p>
          </table:table-cell>
          <table:table-cell table:formula="of:=[.O69]/45*(-1)" office:value-type="float" office:value="-0.0129" calcext:value-type="float">
            <text:p>-0,013</text:p>
          </table:table-cell>
          <table:table-cell table:style-name="ce42" table:formula="of:=[.O69]/63*(-1)" office:value-type="float" office:value="-0.00921428571428572" calcext:value-type="float">
            <text:p>-0,009</text:p>
          </table:table-cell>
          <table:table-cell table:style-name="ce42" table:formula="of:=[.J69]*18" office:value-type="float" office:value="-0.165857142857143" calcext:value-type="float">
            <text:p>-0,166</text:p>
          </table:table-cell>
          <table:table-cell table:style-name="ce42" table:number-columns-repeated="2"/>
          <table:table-cell table:style-name="ce42" table:formula="of:=[.O69]/4" office:value-type="float" office:value="0.145125" calcext:value-type="float">
            <text:p>0,145</text:p>
          </table:table-cell>
          <table:table-cell table:formula="of:=[.P69]*[.Q63]+[.Q69]*[.Q63]+[.R69]*[.R63]+[.S69]*[.S63]+[.T69]*[.T63]+[.U69]*[.U63]+[.V69]*[.V63]+[.W69]*[.W63]" office:value-type="float" office:value="0.5805" calcext:value-type="float">
            <text:p>0,581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7"/>
          <table:table-cell office:value-type="float" office:value="0.03" calcext:value-type="float">
            <text:p>0,030</text:p>
          </table:table-cell>
          <table:table-cell/>
          <table:table-cell table:formula="of:=([.X63]*[.X69])+([.Y63]*[.Y69])+([.Z63]*[.Z69])+([.AA63]*[.AA69])+([.AB63]*[.AB69])" office:value-type="float" office:value="0.21" calcext:value-type="float">
            <text:p>0,210</text:p>
          </table:table-cell>
          <table:table-cell table:formula="of:=[.AC69]/63*(-1)" office:value-type="float" office:value="-0.00333333333333333" calcext:value-type="float">
            <text:p>-0,003</text:p>
          </table:table-cell>
          <table:table-cell table:formula="of:=[.O69]-[.AC69]" office:value-type="float" office:value="0.3705" calcext:value-type="float">
            <text:p>0,371</text:p>
          </table:table-cell>
          <table:table-cell table:formula="of:=[.AE69]/63*18*(-1)" office:value-type="float" office:value="-0.105857142857143" calcext:value-type="float">
            <text:p>-0,106</text:p>
          </table:table-cell>
          <table:table-cell table:number-columns-repeated="2"/>
          <table:table-cell table:formula="of:=[.AE69]/63*(-1)*0.95" office:value-type="float" office:value="-0.00558690476190476" calcext:value-type="float">
            <text:p>-0,00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70]*2" office:value-type="float" office:value="36" calcext:value-type="float">
            <text:p>36,000</text:p>
          </table:table-cell>
          <table:table-cell table:formula="of:=([.E70]+[.G70])*(-1)" office:value-type="float" office:value="-3.4" calcext:value-type="float">
            <text:p>-3,400</text:p>
          </table:table-cell>
          <table:table-cell table:formula="of:=[.F70]/2/45" office:value-type="float" office:value="1.8" calcext:value-type="float">
            <text:p>1,800</text:p>
          </table:table-cell>
          <table:table-cell table:formula="of:=[.P70]*[.Q63]" office:value-type="float" office:value="162" calcext:value-type="float">
            <text:p>162,000</text:p>
          </table:table-cell>
          <table:table-cell table:formula="of:=[.H70]/45" office:value-type="float" office:value="1.6" calcext:value-type="float">
            <text:p>1,600</text:p>
          </table:table-cell>
          <table:table-cell table:formula="of:=[.Q70]*[.Q63]+[.R70]*[.R63]+[.S70]*[.S63]+[.T70]*[.T63]+[.U70]*[.U63]+[.V70]*[.V63]+[.W70]*[.W63]" office:value-type="float" office:value="72" calcext:value-type="float">
            <text:p>72,000</text:p>
          </table:table-cell>
          <table:table-cell table:formula="of:=[.O70]/45*(-1)" office:value-type="float" office:value="-5.2" calcext:value-type="float">
            <text:p>-5,200</text:p>
          </table:table-cell>
          <table:table-cell table:style-name="ce42" table:formula="of:=[.O70]/63*(-1)" office:value-type="float" office:value="-3.71428571428571" calcext:value-type="float">
            <text:p>-3,714</text:p>
          </table:table-cell>
          <table:table-cell table:style-name="ce42" table:formula="of:=[.J70]*18" office:value-type="float" office:value="-66.8571428571429" calcext:value-type="float">
            <text:p>-66,857</text:p>
          </table:table-cell>
          <table:table-cell table:style-name="ce42" table:number-columns-repeated="2"/>
          <table:table-cell table:style-name="ce42" table:formula="of:=[.O70]/4" office:value-type="float" office:value="58.5" calcext:value-type="float">
            <text:p>58,500</text:p>
          </table:table-cell>
          <table:table-cell table:formula="of:=[.P70]*[.Q63]+[.Q70]*[.Q63]+[.R70]*[.R63]+[.S70]*[.S63]+[.T70]*[.T63]+[.U70]*[.U63]+[.V70]*[.V63]+[.W70]*[.W63]" office:value-type="float" office:value="234" calcext:value-type="float">
            <text:p>234,000</text:p>
          </table:table-cell>
          <table:table-cell office:value-type="float" office:value="18" calcext:value-type="float">
            <text:p>18,000</text:p>
          </table:table-cell>
          <table:table-cell office:value-type="float" office:value="8" calcext:value-type="float">
            <text:p>8,000</text:p>
          </table:table-cell>
          <table:table-cell table:number-columns-repeated="11"/>
          <table:table-cell table:formula="of:=([.X63]*[.X70])+([.Y63]*[.Y70])+([.Z63]*[.Z70])+([.AA63]*[.AA70])+([.AB63]*[.AB70])" office:value-type="float" office:value="0" calcext:value-type="float">
            <text:p>0,000</text:p>
          </table:table-cell>
          <table:table-cell table:formula="of:=[.AC70]/63*(-1)" office:value-type="float" office:value="-0" calcext:value-type="float">
            <text:p>0,000</text:p>
          </table:table-cell>
          <table:table-cell table:formula="of:=[.O70]-[.AC70]" office:value-type="float" office:value="234" calcext:value-type="float">
            <text:p>234,000</text:p>
          </table:table-cell>
          <table:table-cell table:formula="of:=[.AE70]/63*18*(-1)" office:value-type="float" office:value="-66.8571428571429" calcext:value-type="float">
            <text:p>-66,857</text:p>
          </table:table-cell>
          <table:table-cell table:number-columns-repeated="2"/>
          <table:table-cell table:formula="of:=[.AE70]/63*(-1)*0.95" office:value-type="float" office:value="-3.52857142857143" calcext:value-type="float">
            <text:p>-3,529</text:p>
          </table:table-cell>
          <table:table-cell table:formula="of:=[.AE70]/45*(-1)" office:value-type="float" office:value="-5.2" calcext:value-type="float">
            <text:p>-5,200</text:p>
          </table:table-cell>
          <table:table-cell table:number-columns-repeated="9"/>
          <table:table-cell office:value-type="float" office:value="200" calcext:value-type="float">
            <text:p>200,000</text:p>
          </table:table-cell>
          <table:table-cell table:formula="of:=[.AT70]-[.C70]" office:value-type="float" office:value="164" calcext:value-type="float">
            <text:p>164,000</text:p>
          </table:table-cell>
          <table:table-cell table:formula="of:=[.AT70]-[.C70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T70]+[.C70]/2" office:value-type="float" office:value="218" calcext:value-type="float">
            <text:p>218,000</text:p>
          </table:table-cell>
          <table:table-cell table:formula="of:=[.AT70]+[.C70]" office:value-type="float" office:value="236" calcext:value-type="float">
            <text:p>236,000</text:p>
          </table:table-cell>
          <table:table-cell table:formula="of:=[.AT70]+[.C70]*1.5" office:value-type="float" office:value="254" calcext:value-type="float">
            <text:p>254,000</text:p>
          </table:table-cell>
          <table:table-cell table:formula="of:=[.AT70]+[.C70]*2" office:value-type="float" office:value="272" calcext:value-type="float">
            <text:p>272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71]*2" office:value-type="float" office:value="0" calcext:value-type="float">
            <text:p>0,000</text:p>
          </table:table-cell>
          <table:table-cell table:formula="of:=([.E71]+[.G71])*(-1)" office:value-type="float" office:value="-0" calcext:value-type="float">
            <text:p>0,000</text:p>
          </table:table-cell>
          <table:table-cell table:formula="of:=[.F71]/2/45" office:value-type="float" office:value="0" calcext:value-type="float">
            <text:p>0,000</text:p>
          </table:table-cell>
          <table:table-cell table:formula="of:=[.P71]*[.Q63]" office:value-type="float" office:value="0" calcext:value-type="float">
            <text:p>0,000</text:p>
          </table:table-cell>
          <table:table-cell table:formula="of:=[.H71]/45" office:value-type="float" office:value="0" calcext:value-type="float">
            <text:p>0,000</text:p>
          </table:table-cell>
          <table:table-cell table:formula="of:=[.Q71]*[.Q63]+[.R71]*[.R63]+[.S71]*[.S63]+[.T71]*[.T63]+[.U71]*[.U63]+[.V71]*[.V63]+[.W71]*[.W63]" office:value-type="float" office:value="0" calcext:value-type="float">
            <text:p>0,000</text:p>
          </table:table-cell>
          <table:table-cell table:formula="of:=[.O71]/45*(-1)" office:value-type="float" office:value="-0" calcext:value-type="float">
            <text:p>0,000</text:p>
          </table:table-cell>
          <table:table-cell table:style-name="ce42" table:formula="of:=[.O71]/63*(-1)" office:value-type="float" office:value="-0" calcext:value-type="float">
            <text:p>0,000</text:p>
          </table:table-cell>
          <table:table-cell table:style-name="ce42" table:formula="of:=[.J71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71]/4" office:value-type="float" office:value="0" calcext:value-type="float">
            <text:p>0,000</text:p>
          </table:table-cell>
          <table:table-cell table:formula="of:=[.P71]*[.Q63]+[.Q71]*[.Q63]+[.R71]*[.R63]+[.S71]*[.S63]+[.T71]*[.T63]+[.U71]*[.U63]+[.V71]*[.V63]+[.W71]*[.W6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63]*[.X71])+([.Y63]*[.Y71])+([.Z63]*[.Z71])+([.AA63]*[.AA71])+([.AB63]*[.AB71])" office:value-type="float" office:value="0" calcext:value-type="float">
            <text:p>0,000</text:p>
          </table:table-cell>
          <table:table-cell table:formula="of:=[.AC71]/63*(-1)" office:value-type="float" office:value="-0" calcext:value-type="float">
            <text:p>0,000</text:p>
          </table:table-cell>
          <table:table-cell table:formula="of:=[.O71]-[.AC71]" office:value-type="float" office:value="0" calcext:value-type="float">
            <text:p>0,000</text:p>
          </table:table-cell>
          <table:table-cell table:formula="of:=[.AE71]/63*18*(-1)" office:value-type="float" office:value="-0" calcext:value-type="float">
            <text:p>0,000</text:p>
          </table:table-cell>
          <table:table-cell table:number-columns-repeated="2"/>
          <table:table-cell table:formula="of:=[.AE71]/63*(-1)*0.95" office:value-type="float" office:value="-0" calcext:value-type="float">
            <text:p>0,0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72]*2" office:value-type="float" office:value="0" calcext:value-type="float">
            <text:p>0,000</text:p>
          </table:table-cell>
          <table:table-cell table:formula="of:=([.E72]+[.G72])*(-1)" office:value-type="float" office:value="-0.373333333333333" calcext:value-type="float">
            <text:p>-0,373</text:p>
          </table:table-cell>
          <table:table-cell table:formula="of:=[.F72]/2/45" office:value-type="float" office:value="0" calcext:value-type="float">
            <text:p>0,000</text:p>
          </table:table-cell>
          <table:table-cell table:formula="of:=[.P72]*[.Q63]" office:value-type="float" office:value="0" calcext:value-type="float">
            <text:p>0,000</text:p>
          </table:table-cell>
          <table:table-cell table:formula="of:=[.H72]/45" office:value-type="float" office:value="0.373333333333333" calcext:value-type="float">
            <text:p>0,373</text:p>
          </table:table-cell>
          <table:table-cell table:formula="of:=[.Q72]*[.Q63]+[.R72]*[.R63]+[.S72]*[.S63]+[.T72]*[.T63]+[.U72]*[.U63]+[.V72]*[.V63]+[.W72]*[.W63]" office:value-type="float" office:value="16.8" calcext:value-type="float">
            <text:p>16,800</text:p>
          </table:table-cell>
          <table:table-cell table:formula="of:=[.O72]/45*(-1)" office:value-type="float" office:value="-0.373333333333333" calcext:value-type="float">
            <text:p>-0,373</text:p>
          </table:table-cell>
          <table:table-cell table:style-name="ce42" table:formula="of:=[.O72]/63*(-1)" office:value-type="float" office:value="-0.266666666666667" calcext:value-type="float">
            <text:p>-0,267</text:p>
          </table:table-cell>
          <table:table-cell table:style-name="ce42" table:formula="of:=[.J72]*18" office:value-type="float" office:value="-4.8" calcext:value-type="float">
            <text:p>-4,800</text:p>
          </table:table-cell>
          <table:table-cell table:style-name="ce42" table:number-columns-repeated="2"/>
          <table:table-cell table:style-name="ce42" table:formula="of:=[.O72]/4" office:value-type="float" office:value="4.2" calcext:value-type="float">
            <text:p>4,200</text:p>
          </table:table-cell>
          <table:table-cell table:formula="of:=[.P72]*[.Q63]+[.Q72]*[.Q63]+[.R72]*[.R63]+[.S72]*[.S63]+[.T72]*[.T63]+[.U72]*[.U63]+[.V72]*[.V63]+[.W72]*[.W63]" office:value-type="float" office:value="16.8" calcext:value-type="float">
            <text:p>16,8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2.1" calcext:value-type="float">
            <text:p>2,100</text:p>
          </table:table-cell>
          <table:table-cell office:value-type="float" office:value="0.56" calcext:value-type="float">
            <text:p>0,560</text:p>
          </table:table-cell>
          <table:table-cell table:number-columns-repeated="2"/>
          <table:table-cell office:value-type="float" office:value="1.4" calcext:value-type="float">
            <text:p>1,4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0.56" calcext:value-type="float">
            <text:p>0,560</text:p>
          </table:table-cell>
          <table:table-cell table:formula="of:=([.X63]*[.X72])+([.Y63]*[.Y72])+([.Z63]*[.Z72])+([.AA63]*[.AA72])+([.AB63]*[.AB72])" office:value-type="float" office:value="13.3" calcext:value-type="float">
            <text:p>13,300</text:p>
          </table:table-cell>
          <table:table-cell table:formula="of:=[.AC72]/63*(-1)" office:value-type="float" office:value="-0.211111111111111" calcext:value-type="float">
            <text:p>-0,211</text:p>
          </table:table-cell>
          <table:table-cell table:formula="of:=[.O72]-[.AC72]" office:value-type="float" office:value="3.5" calcext:value-type="float">
            <text:p>3,500</text:p>
          </table:table-cell>
          <table:table-cell table:formula="of:=[.AE72]/63*18*(-1)" office:value-type="float" office:value="-1" calcext:value-type="float">
            <text:p>-1,000</text:p>
          </table:table-cell>
          <table:table-cell table:number-columns-repeated="2"/>
          <table:table-cell table:formula="of:=[.AE72]/63*(-1)*0.95" office:value-type="float" office:value="-0.0527777777777778" calcext:value-type="float">
            <text:p>-0,0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heavy_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8" calcext:value-type="float">
            <text:p>8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29" table:number-columns-repeated="2"/>
          <table:table-cell table:style-name="ce31" table:number-columns-repeated="4"/>
          <table:table-cell table:number-columns-repeated="2"/>
          <table:table-cell table:style-name="Default"/>
          <table:table-cell table:style-name="ce48" table:number-columns-repeated="6"/>
          <table:table-cell table:style-name="ce50"/>
          <table:table-cell table:style-name="Default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76]*2" office:value-type="float" office:value="9.9" calcext:value-type="float">
            <text:p>9,900</text:p>
          </table:table-cell>
          <table:table-cell table:formula="of:=([.E76]+[.G76])*(-1)" office:value-type="float" office:value="-1.44" calcext:value-type="float">
            <text:p>-1,440</text:p>
          </table:table-cell>
          <table:table-cell table:formula="of:=[.F76]/2/45" office:value-type="float" office:value="0.44" calcext:value-type="float">
            <text:p>0,440</text:p>
          </table:table-cell>
          <table:table-cell table:formula="of:=[.P76]*[.Q75]" office:value-type="float" office:value="39.6" calcext:value-type="float">
            <text:p>39,600</text:p>
          </table:table-cell>
          <table:table-cell table:formula="of:=[.H76]/45" office:value-type="float" office:value="1" calcext:value-type="float">
            <text:p>1,000</text:p>
          </table:table-cell>
          <table:table-cell table:formula="of:=[.Q76]*[.Q75]+[.R76]*[.R75]+[.S76]*[.S75]+[.T76]*[.T75]+[.U76]*[.U75]+[.V76]*[.V75]+[.W76]*[.W75]" office:value-type="float" office:value="45" calcext:value-type="float">
            <text:p>45,000</text:p>
          </table:table-cell>
          <table:table-cell table:formula="of:=[.O76]/45*(-1)" office:value-type="float" office:value="-1.88" calcext:value-type="float">
            <text:p>-1,880</text:p>
          </table:table-cell>
          <table:table-cell table:style-name="ce42" table:formula="of:=[.O76]/63*(-1)" office:value-type="float" office:value="-1.34285714285714" calcext:value-type="float">
            <text:p>-1,343</text:p>
          </table:table-cell>
          <table:table-cell table:style-name="ce42" table:formula="of:=[.J76]*18" office:value-type="float" office:value="-24.1714285714286" calcext:value-type="float">
            <text:p>-24,171</text:p>
          </table:table-cell>
          <table:table-cell table:style-name="ce42" table:number-columns-repeated="2"/>
          <table:table-cell table:style-name="ce42" table:formula="of:=[.O76]/4" office:value-type="float" office:value="21.15" calcext:value-type="float">
            <text:p>21,150</text:p>
          </table:table-cell>
          <table:table-cell table:formula="of:=[.P76]*[.Q75]+[.Q76]*[.Q75]+[.R76]*[.R75]+[.S76]*[.S75]+[.T76]*[.T75]+[.U76]*[.U75]+[.V76]*[.V75]+[.W76]*[.W75]" office:value-type="float" office:value="84.6" calcext:value-type="float">
            <text:p>84,60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 table:number-columns-repeated="2"/>
          <table:table-cell office:value-type="float" office:value="3.6" calcext:value-type="float">
            <text:p>3,600</text:p>
          </table:table-cell>
          <table:table-cell/>
          <table:table-cell office:value-type="float" office:value="3.3" calcext:value-type="float">
            <text:p>3,3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office:value-type="float" office:value="3.3" calcext:value-type="float">
            <text:p>3,300</text:p>
          </table:table-cell>
          <table:table-cell table:formula="of:=([.X75]*[.X76])+([.Y75]*[.Y76])+([.Z75]*[.Z76])+([.AA75]*[.AA76])+([.AB75]*[.AB76])" office:value-type="float" office:value="66" calcext:value-type="float">
            <text:p>66,000</text:p>
          </table:table-cell>
          <table:table-cell table:formula="of:=[.AC76]/63*(-1)" office:value-type="float" office:value="-1.04761904761905" calcext:value-type="float">
            <text:p>-1,048</text:p>
          </table:table-cell>
          <table:table-cell table:formula="of:=[.O76]-[.AC76]" office:value-type="float" office:value="18.6" calcext:value-type="float">
            <text:p>18,600</text:p>
          </table:table-cell>
          <table:table-cell table:formula="of:=[.AE76]/63*18*(-1)" office:value-type="float" office:value="-5.31428571428571" calcext:value-type="float">
            <text:p>-5,314</text:p>
          </table:table-cell>
          <table:table-cell table:formula="of:=[.AE76]-[.AR76]" office:value-type="float" office:value="3.75" calcext:value-type="float">
            <text:p>3,750</text:p>
          </table:table-cell>
          <table:table-cell table:formula="of:=[.AG76]/45*0.8*(-1)" office:value-type="float" office:value="-0.0666666666666667" calcext:value-type="float">
            <text:p>-0,067</text:p>
          </table:table-cell>
          <table:table-cell table:formula="of:=[.AE76]/63*(-1)*0.95" office:value-type="float" office:value="-0.28047619047619" calcext:value-type="float">
            <text:p>-0,280</text:p>
          </table:table-cell>
          <table:table-cell table:number-columns-repeated="2"/>
          <table:table-cell office:value-type="float" office:value="4.95" calcext:value-type="float">
            <text:p>4,950</text:p>
          </table:table-cell>
          <table:table-cell table:number-columns-repeated="5"/>
          <table:table-cell table:formula="of:=([.AL76]+[.AM76]+[.AN76]+[.AO76]+[.AP76]+[.AQ76])*3" office:value-type="float" office:value="14.85" calcext:value-type="float">
            <text:p>14,85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77]*2" office:value-type="float" office:value="18" calcext:value-type="float">
            <text:p>18,000</text:p>
          </table:table-cell>
          <table:table-cell table:formula="of:=([.E77]+[.G77])*(-1)" office:value-type="float" office:value="-3.8" calcext:value-type="float">
            <text:p>-3,800</text:p>
          </table:table-cell>
          <table:table-cell table:formula="of:=[.F77]/2/45" office:value-type="float" office:value="0.8" calcext:value-type="float">
            <text:p>0,800</text:p>
          </table:table-cell>
          <table:table-cell table:formula="of:=[.P77]*[.Q75]" office:value-type="float" office:value="72" calcext:value-type="float">
            <text:p>72,000</text:p>
          </table:table-cell>
          <table:table-cell table:formula="of:=[.H77]/45" office:value-type="float" office:value="3" calcext:value-type="float">
            <text:p>3,000</text:p>
          </table:table-cell>
          <table:table-cell table:formula="of:=[.Q77]*[.Q75]+[.R77]*[.R75]+[.S77]*[.S75]+[.T77]*[.T75]+[.U77]*[.U75]+[.V77]*[.V75]+[.W77]*[.W75]" office:value-type="float" office:value="135" calcext:value-type="float">
            <text:p>135,000</text:p>
          </table:table-cell>
          <table:table-cell table:formula="of:=[.O77]/45*(-1)" office:value-type="float" office:value="-4.6" calcext:value-type="float">
            <text:p>-4,600</text:p>
          </table:table-cell>
          <table:table-cell table:style-name="ce42" table:formula="of:=[.O77]/63*(-1)" office:value-type="float" office:value="-3.28571428571429" calcext:value-type="float">
            <text:p>-3,286</text:p>
          </table:table-cell>
          <table:table-cell table:style-name="ce42" table:formula="of:=[.J77]*18" office:value-type="float" office:value="-59.1428571428571" calcext:value-type="float">
            <text:p>-59,143</text:p>
          </table:table-cell>
          <table:table-cell table:style-name="ce42" table:number-columns-repeated="2"/>
          <table:table-cell table:style-name="ce42" table:formula="of:=[.O77]/4" office:value-type="float" office:value="51.75" calcext:value-type="float">
            <text:p>51,750</text:p>
          </table:table-cell>
          <table:table-cell table:formula="of:=[.P77]*[.Q75]+[.Q77]*[.Q75]+[.R77]*[.R75]+[.S77]*[.S75]+[.T77]*[.T75]+[.U77]*[.U75]+[.V77]*[.V75]+[.W77]*[.W75]" office:value-type="float" office:value="207" calcext:value-type="float">
            <text:p>207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,000</text:p>
          </table:table-cell>
          <table:table-cell table:number-columns-repeated="9"/>
          <table:table-cell table:formula="of:=([.X75]*[.X77])+([.Y75]*[.Y77])+([.Z75]*[.Z77])+([.AA75]*[.AA77])+([.AB75]*[.AB77])" office:value-type="float" office:value="0" calcext:value-type="float">
            <text:p>0,000</text:p>
          </table:table-cell>
          <table:table-cell table:formula="of:=[.AC77]/63*(-1)" office:value-type="float" office:value="-0" calcext:value-type="float">
            <text:p>0,000</text:p>
          </table:table-cell>
          <table:table-cell table:formula="of:=[.O77]-[.AC77]" office:value-type="float" office:value="207" calcext:value-type="float">
            <text:p>207,000</text:p>
          </table:table-cell>
          <table:table-cell table:formula="of:=[.AE77]/63*18*(-1)" office:value-type="float" office:value="-59.1428571428571" calcext:value-type="float">
            <text:p>-59,143</text:p>
          </table:table-cell>
          <table:table-cell table:formula="of:=[.AE77]-[.AR77]" office:value-type="float" office:value="135" calcext:value-type="float">
            <text:p>135,000</text:p>
          </table:table-cell>
          <table:table-cell table:formula="of:=[.AG77]/45*0.8*(-1)" office:value-type="float" office:value="-2.4" calcext:value-type="float">
            <text:p>-2,400</text:p>
          </table:table-cell>
          <table:table-cell table:formula="of:=[.AE77]/63*(-1)*0.95" office:value-type="float" office:value="-3.12142857142857" calcext:value-type="float">
            <text:p>-3,121</text:p>
          </table:table-cell>
          <table:table-cell table:formula="of:=[.AG77]/45*(-1)" office:value-type="float" office:value="-3" calcext:value-type="float">
            <text:p>-3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formula="of:=([.AL77]+[.AM77]+[.AN77]+[.AO77]+[.AP77]+[.AQ77])*3" office:value-type="float" office:value="72" calcext:value-type="float">
            <text:p>72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78]*2" office:value-type="float" office:value="0" calcext:value-type="float">
            <text:p>0,000</text:p>
          </table:table-cell>
          <table:table-cell table:formula="of:=([.E78]+[.G78])*(-1)" office:value-type="float" office:value="-0.262666666666667" calcext:value-type="float">
            <text:p>-0,263</text:p>
          </table:table-cell>
          <table:table-cell table:formula="of:=[.F78]/2/45" office:value-type="float" office:value="0" calcext:value-type="float">
            <text:p>0,000</text:p>
          </table:table-cell>
          <table:table-cell table:formula="of:=[.P78]*[.Q75]" office:value-type="float" office:value="0" calcext:value-type="float">
            <text:p>0,000</text:p>
          </table:table-cell>
          <table:table-cell table:formula="of:=[.H78]/45" office:value-type="float" office:value="0.262666666666667" calcext:value-type="float">
            <text:p>0,263</text:p>
          </table:table-cell>
          <table:table-cell table:formula="of:=[.Q78]*[.Q75]+[.R78]*[.R75]+[.S78]*[.S75]+[.T78]*[.T75]+[.U78]*[.U75]+[.V78]*[.V75]+[.W78]*[.W75]" office:value-type="float" office:value="11.82" calcext:value-type="float">
            <text:p>11,820</text:p>
          </table:table-cell>
          <table:table-cell table:formula="of:=[.O78]/45*(-1)" office:value-type="float" office:value="-0.262666666666667" calcext:value-type="float">
            <text:p>-0,263</text:p>
          </table:table-cell>
          <table:table-cell table:style-name="ce42" table:formula="of:=[.O78]/63*(-1)" office:value-type="float" office:value="-0.187619047619048" calcext:value-type="float">
            <text:p>-0,188</text:p>
          </table:table-cell>
          <table:table-cell table:style-name="ce42" table:formula="of:=[.J78]*18" office:value-type="float" office:value="-3.37714285714286" calcext:value-type="float">
            <text:p>-3,377</text:p>
          </table:table-cell>
          <table:table-cell table:style-name="ce42" table:number-columns-repeated="2"/>
          <table:table-cell table:style-name="ce42" table:formula="of:=[.O78]/4" office:value-type="float" office:value="2.955" calcext:value-type="float">
            <text:p>2,955</text:p>
          </table:table-cell>
          <table:table-cell table:formula="of:=[.P78]*[.Q75]+[.Q78]*[.Q75]+[.R78]*[.R75]+[.S78]*[.S75]+[.T78]*[.T75]+[.U78]*[.U75]+[.V78]*[.V75]+[.W78]*[.W75]" office:value-type="float" office:value="11.82" calcext:value-type="float">
            <text:p>11,82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0.72" calcext:value-type="float">
            <text:p>0,72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72" calcext:value-type="float">
            <text:p>0,720</text:p>
          </table:table-cell>
          <table:table-cell table:formula="of:=([.X75]*[.X78])+([.Y75]*[.Y78])+([.Z75]*[.Z78])+([.AA75]*[.AA78])+([.AB75]*[.AB78])" office:value-type="float" office:value="15.32" calcext:value-type="float">
            <text:p>15,320</text:p>
          </table:table-cell>
          <table:table-cell table:formula="of:=[.AC78]/63*(-1)" office:value-type="float" office:value="-0.243174603174603" calcext:value-type="float">
            <text:p>-0,243</text:p>
          </table:table-cell>
          <table:table-cell table:formula="of:=[.O78]-[.AC78]" office:value-type="float" office:value="-3.5" calcext:value-type="float">
            <text:p>-3,500</text:p>
          </table:table-cell>
          <table:table-cell table:formula="of:=[.AE78]/63*18*(-1)" office:value-type="float" office:value="1" calcext:value-type="float">
            <text:p>1,000</text:p>
          </table:table-cell>
          <table:table-cell table:formula="of:=[.AE78]-[.AR78]" office:value-type="float" office:value="-3.5" calcext:value-type="float">
            <text:p>-3,500</text:p>
          </table:table-cell>
          <table:table-cell table:formula="of:=[.AG78]/45*0.8*(-1)" office:value-type="float" office:value="0.0622222222222222" calcext:value-type="float">
            <text:p>0,062</text:p>
          </table:table-cell>
          <table:table-cell table:formula="of:=[.AE78]/63*(-1)*0.95" office:value-type="float" office:value="0.0527777777777778" calcext:value-type="float">
            <text:p>0,053</text:p>
          </table:table-cell>
          <table:table-cell table:number-columns-repeated="8"/>
          <table:table-cell table:formula="of:=([.AL78]+[.AM78]+[.AN78]+[.AO78]+[.AP78]+[.AQ78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79]*2" office:value-type="float" office:value="5.4" calcext:value-type="float">
            <text:p>5,400</text:p>
          </table:table-cell>
          <table:table-cell table:formula="of:=([.E79]+[.G79])*(-1)" office:value-type="float" office:value="-0.54" calcext:value-type="float">
            <text:p>-0,540</text:p>
          </table:table-cell>
          <table:table-cell table:formula="of:=[.F79]/2/45" office:value-type="float" office:value="0.24" calcext:value-type="float">
            <text:p>0,240</text:p>
          </table:table-cell>
          <table:table-cell table:formula="of:=[.P79]*[.Q75]" office:value-type="float" office:value="21.6" calcext:value-type="float">
            <text:p>21,600</text:p>
          </table:table-cell>
          <table:table-cell table:formula="of:=[.H79]/45" office:value-type="float" office:value="0.3" calcext:value-type="float">
            <text:p>0,300</text:p>
          </table:table-cell>
          <table:table-cell table:formula="of:=[.Q79]*[.Q75]+[.R79]*[.R75]+[.S79]*[.S75]+[.T79]*[.T75]+[.U79]*[.U75]+[.V79]*[.V75]+[.W79]*[.W75]" office:value-type="float" office:value="13.5" calcext:value-type="float">
            <text:p>13,500</text:p>
          </table:table-cell>
          <table:table-cell table:formula="of:=[.O79]/45*(-1)" office:value-type="float" office:value="-0.78" calcext:value-type="float">
            <text:p>-0,780</text:p>
          </table:table-cell>
          <table:table-cell table:style-name="ce42" table:formula="of:=[.O79]/63*(-1)" office:value-type="float" office:value="-0.557142857142857" calcext:value-type="float">
            <text:p>-0,557</text:p>
          </table:table-cell>
          <table:table-cell table:style-name="ce42" table:formula="of:=[.J79]*18" office:value-type="float" office:value="-10.0285714285714" calcext:value-type="float">
            <text:p>-10,029</text:p>
          </table:table-cell>
          <table:table-cell table:style-name="ce42" table:number-columns-repeated="2"/>
          <table:table-cell table:style-name="ce42" table:formula="of:=[.O79]/4" office:value-type="float" office:value="8.775" calcext:value-type="float">
            <text:p>8,775</text:p>
          </table:table-cell>
          <table:table-cell table:formula="of:=[.P79]*[.Q75]+[.Q79]*[.Q75]+[.R79]*[.R75]+[.S79]*[.S75]+[.T79]*[.T75]+[.U79]*[.U75]+[.V79]*[.V75]+[.W79]*[.W75]" office:value-type="float" office:value="35.1" calcext:value-type="float">
            <text:p>35,100</text:p>
          </table:table-cell>
          <table:table-cell office:value-type="float" office:value="2.7" calcext:value-type="float">
            <text:p>2,700</text:p>
          </table:table-cell>
          <table:table-cell/>
          <table:table-cell office:value-type="float" office:value="1.5" calcext:value-type="float">
            <text:p>1,500</text:p>
          </table:table-cell>
          <table:table-cell table:number-columns-repeated="10"/>
          <table:table-cell table:formula="of:=([.X75]*[.X79])+([.Y75]*[.Y79])+([.Z75]*[.Z79])+([.AA75]*[.AA79])+([.AB75]*[.AB79])" office:value-type="float" office:value="0" calcext:value-type="float">
            <text:p>0,000</text:p>
          </table:table-cell>
          <table:table-cell table:formula="of:=[.AC79]/63*(-1)" office:value-type="float" office:value="-0" calcext:value-type="float">
            <text:p>0,000</text:p>
          </table:table-cell>
          <table:table-cell table:formula="of:=[.O79]-[.AC79]" office:value-type="float" office:value="35.1" calcext:value-type="float">
            <text:p>35,100</text:p>
          </table:table-cell>
          <table:table-cell table:formula="of:=[.AE79]/63*18*(-1)" office:value-type="float" office:value="-10.0285714285714" calcext:value-type="float">
            <text:p>-10,029</text:p>
          </table:table-cell>
          <table:table-cell table:formula="of:=[.AE79]-[.AR79]" office:value-type="float" office:value="22.5" calcext:value-type="float">
            <text:p>22,500</text:p>
          </table:table-cell>
          <table:table-cell table:formula="of:=[.AG79]/45*0.8*(-1)" office:value-type="float" office:value="-0.4" calcext:value-type="float">
            <text:p>-0,400</text:p>
          </table:table-cell>
          <table:table-cell table:formula="of:=[.AE79]/63*(-1)*0.95" office:value-type="float" office:value="-0.529285714285714" calcext:value-type="float">
            <text:p>-0,529</text:p>
          </table:table-cell>
          <table:table-cell table:number-columns-repeated="2"/>
          <table:table-cell office:value-type="float" office:value="2.7" calcext:value-type="float">
            <text:p>2,700</text:p>
          </table:table-cell>
          <table:table-cell office:value-type="float" office:value="1.5" calcext:value-type="float">
            <text:p>1,500</text:p>
          </table:table-cell>
          <table:table-cell table:number-columns-repeated="4"/>
          <table:table-cell table:formula="of:=([.AL79]+[.AM79]+[.AN79]+[.AO79]+[.AP79]+[.AQ79])*3" office:value-type="float" office:value="12.6" calcext:value-type="float">
            <text:p>12,60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80]*2" office:value-type="float" office:value="0.495" calcext:value-type="float">
            <text:p>0,495</text:p>
          </table:table-cell>
          <table:table-cell table:style-name="ce32" table:formula="of:=([.E80]+[.G80])*(-1)" office:value-type="float" office:value="-0.0941111111111111" calcext:value-type="float">
            <text:p>-0,094</text:p>
          </table:table-cell>
          <table:table-cell table:style-name="ce32" table:formula="of:=[.F80]/45" office:value-type="float" office:value="0.044" calcext:value-type="float">
            <text:p>0,044</text:p>
          </table:table-cell>
          <table:table-cell table:style-name="ce32" table:formula="of:=[.P80]*[.Q75]" office:value-type="float" office:value="1.98" calcext:value-type="float">
            <text:p>1,980</text:p>
          </table:table-cell>
          <table:table-cell table:style-name="ce32" table:formula="of:=[.H80]/45" office:value-type="float" office:value="0.0501111111111111" calcext:value-type="float">
            <text:p>0,050</text:p>
          </table:table-cell>
          <table:table-cell table:style-name="ce32" table:formula="of:=[.Q80]*[.Q75]+[.R80]*[.R75]+[.S80]*[.S75]+[.T80]*[.T75]+[.U80]*[.U75]+[.V80]*[.V75]+[.W80]*[.W75]" office:value-type="float" office:value="2.255" calcext:value-type="float">
            <text:p>2,255</text:p>
          </table:table-cell>
          <table:table-cell table:formula="of:=[.O80]/45*(-1)" office:value-type="float" office:value="-0.0941111111111111" calcext:value-type="float">
            <text:p>-0,094</text:p>
          </table:table-cell>
          <table:table-cell table:style-name="ce42" table:formula="of:=[.O80]/63*(-1)" office:value-type="float" office:value="-0.0672222222222222" calcext:value-type="float">
            <text:p>-0,067</text:p>
          </table:table-cell>
          <table:table-cell table:style-name="ce42" table:formula="of:=[.J80]*18" office:value-type="float" office:value="-1.21" calcext:value-type="float">
            <text:p>-1,210</text:p>
          </table:table-cell>
          <table:table-cell table:style-name="ce42" table:number-columns-repeated="2"/>
          <table:table-cell table:style-name="ce42" table:formula="of:=[.O80]/4" office:value-type="float" office:value="1.05875" calcext:value-type="float">
            <text:p>1,059</text:p>
          </table:table-cell>
          <table:table-cell table:formula="of:=[.P80]*[.Q75]+[.Q80]*[.Q75]+[.R80]*[.R75]+[.S80]*[.S75]+[.T80]*[.T75]+[.U80]*[.U75]+[.V80]*[.V75]+[.W80]*[.W75]" office:value-type="float" office:value="4.235" calcext:value-type="float">
            <text:p>4,235</text:p>
          </table:table-cell>
          <table:table-cell office:value-type="float" office:value="0.2475" calcext:value-type="float">
            <text:p>0,248</text:p>
          </table:table-cell>
          <table:table-cell/>
          <table:table-cell office:value-type="float" office:value="0.165" calcext:value-type="float">
            <text:p>0,165</text:p>
          </table:table-cell>
          <table:table-cell/>
          <table:table-cell office:value-type="float" office:value="0.11" calcext:value-type="float">
            <text:p>0,110</text:p>
          </table:table-cell>
          <table:table-cell table:number-columns-repeated="6"/>
          <table:table-cell office:value-type="float" office:value="0.11" calcext:value-type="float">
            <text:p>0,110</text:p>
          </table:table-cell>
          <table:table-cell/>
          <table:table-cell table:formula="of:=([.X75]*[.X80])+([.Y75]*[.Y80])+([.Z75]*[.Z80])+([.AA75]*[.AA80])+([.AB75]*[.AB80])" office:value-type="float" office:value="0.77" calcext:value-type="float">
            <text:p>0,770</text:p>
          </table:table-cell>
          <table:table-cell table:formula="of:=[.AC80]/63*(-1)" office:value-type="float" office:value="-0.0122222222222222" calcext:value-type="float">
            <text:p>-0,012</text:p>
          </table:table-cell>
          <table:table-cell table:formula="of:=[.O80]-[.AC80]" office:value-type="float" office:value="3.465" calcext:value-type="float">
            <text:p>3,465</text:p>
          </table:table-cell>
          <table:table-cell table:formula="of:=[.AE80]/63*18*(-1)" office:value-type="float" office:value="-0.99" calcext:value-type="float">
            <text:p>-0,990</text:p>
          </table:table-cell>
          <table:table-cell table:formula="of:=[.AE80]-[.AR80]" office:value-type="float" office:value="2.229" calcext:value-type="float">
            <text:p>2,229</text:p>
          </table:table-cell>
          <table:table-cell table:formula="of:=[.AG80]/45*0.8*(-1)" office:value-type="float" office:value="-0.0396266666666667" calcext:value-type="float">
            <text:p>-0,040</text:p>
          </table:table-cell>
          <table:table-cell table:formula="of:=[.AE80]/63*(-1)*0.95" office:value-type="float" office:value="-0.05225" calcext:value-type="float">
            <text:p>-0,052</text:p>
          </table:table-cell>
          <table:table-cell table:formula="of:=[.AG80]/45*(-1)" office:value-type="float" office:value="-0.0495333333333333" calcext:value-type="float">
            <text:p>-0,050</text:p>
          </table:table-cell>
          <table:table-cell/>
          <table:table-cell office:value-type="float" office:value="0.247" calcext:value-type="float">
            <text:p>0,247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table:formula="of:=([.AL80]+[.AM80]+[.AN80]+[.AO80]+[.AP80]+[.AQ80])*3" office:value-type="float" office:value="1.236" calcext:value-type="float">
            <text:p>1,23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81]*2" office:value-type="float" office:value="0.081" calcext:value-type="float">
            <text:p>0,081</text:p>
          </table:table-cell>
          <table:table-cell table:formula="of:=([.E81]+[.G81])*(-1)" office:value-type="float" office:value="-0.00826666666666667" calcext:value-type="float">
            <text:p>-0,008</text:p>
          </table:table-cell>
          <table:table-cell table:formula="of:=[.F81]/2/45" office:value-type="float" office:value="0.0036" calcext:value-type="float">
            <text:p>0,004</text:p>
          </table:table-cell>
          <table:table-cell table:formula="of:=[.P81]*[.Q75]" office:value-type="float" office:value="0.324" calcext:value-type="float">
            <text:p>0,324</text:p>
          </table:table-cell>
          <table:table-cell table:formula="of:=[.H81]/45" office:value-type="float" office:value="0.00466666666666667" calcext:value-type="float">
            <text:p>0,005</text:p>
          </table:table-cell>
          <table:table-cell table:formula="of:=[.Q81]*[.Q75]+[.R81]*[.R75]+[.S81]*[.S75]+[.T81]*[.T75]+[.U81]*[.U75]+[.V81]*[.V75]+[.W81]*[.W75]" office:value-type="float" office:value="0.21" calcext:value-type="float">
            <text:p>0,210</text:p>
          </table:table-cell>
          <table:table-cell table:formula="of:=[.O81]/45*(-1)" office:value-type="float" office:value="-0.0118666666666667" calcext:value-type="float">
            <text:p>-0,012</text:p>
          </table:table-cell>
          <table:table-cell table:style-name="ce42" table:formula="of:=[.O81]/63*(-1)" office:value-type="float" office:value="-0.00847619047619048" calcext:value-type="float">
            <text:p>-0,008</text:p>
          </table:table-cell>
          <table:table-cell table:style-name="ce42" table:formula="of:=[.J81]*18" office:value-type="float" office:value="-0.152571428571429" calcext:value-type="float">
            <text:p>-0,153</text:p>
          </table:table-cell>
          <table:table-cell table:style-name="ce42" table:number-columns-repeated="2"/>
          <table:table-cell table:style-name="ce42" table:formula="of:=[.O81]/4" office:value-type="float" office:value="0.1335" calcext:value-type="float">
            <text:p>0,134</text:p>
          </table:table-cell>
          <table:table-cell table:formula="of:=[.P81]*[.Q75]+[.Q81]*[.Q75]+[.R81]*[.R75]+[.S81]*[.S75]+[.T81]*[.T75]+[.U81]*[.U75]+[.V81]*[.V75]+[.W81]*[.W75]" office:value-type="float" office:value="0.534" calcext:value-type="float">
            <text:p>0,534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3" calcext:value-type="float">
            <text:p>0,030</text:p>
          </table:table-cell>
          <table:table-cell table:number-columns-repeated="6"/>
          <table:table-cell office:value-type="float" office:value="0.054" calcext:value-type="float">
            <text:p>0,054</text:p>
          </table:table-cell>
          <table:table-cell/>
          <table:table-cell table:formula="of:=([.X75]*[.X81])+([.Y75]*[.Y81])+([.Z75]*[.Z81])+([.AA75]*[.AA81])+([.AB75]*[.AB81])" office:value-type="float" office:value="0.378" calcext:value-type="float">
            <text:p>0,378</text:p>
          </table:table-cell>
          <table:table-cell table:formula="of:=[.AC81]/63*(-1)" office:value-type="float" office:value="-0.006" calcext:value-type="float">
            <text:p>-0,006</text:p>
          </table:table-cell>
          <table:table-cell table:formula="of:=[.O81]-[.AC81]" office:value-type="float" office:value="0.156" calcext:value-type="float">
            <text:p>0,156</text:p>
          </table:table-cell>
          <table:table-cell table:formula="of:=[.AE81]/63*18*(-1)" office:value-type="float" office:value="-0.0445714285714286" calcext:value-type="float">
            <text:p>-0,045</text:p>
          </table:table-cell>
          <table:table-cell table:formula="of:=[.AE81]-[.AR81]" office:value-type="float" office:value="0.036" calcext:value-type="float">
            <text:p>0,036</text:p>
          </table:table-cell>
          <table:table-cell table:formula="of:=[.AG81]/45*0.8*(-1)" office:value-type="float" office:value="-0.00064" calcext:value-type="float">
            <text:p>-0,001</text:p>
          </table:table-cell>
          <table:table-cell table:formula="of:=[.AE81]/63*(-1)*0.95" office:value-type="float" office:value="-0.00235238095238095" calcext:value-type="float">
            <text:p>-0,002</text:p>
          </table:table-cell>
          <table:table-cell table:number-columns-repeated="2"/>
          <table:table-cell office:value-type="float" office:value="0.04" calcext:value-type="float">
            <text:p>0,040</text:p>
          </table:table-cell>
          <table:table-cell table:number-columns-repeated="5"/>
          <table:table-cell table:formula="of:=([.AL81]+[.AM81]+[.AN81]+[.AO81]+[.AP81]+[.AQ81])*3" office:value-type="float" office:value="0.12" calcext:value-type="float">
            <text:p>0,1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82]*2" office:value-type="float" office:value="45" calcext:value-type="float">
            <text:p>45,000</text:p>
          </table:table-cell>
          <table:table-cell table:formula="of:=([.E82]+[.G82])*(-1)" office:value-type="float" office:value="-9.66666666666667" calcext:value-type="float">
            <text:p>-9,667</text:p>
          </table:table-cell>
          <table:table-cell table:formula="of:=[.F82]/2/45" office:value-type="float" office:value="2" calcext:value-type="float">
            <text:p>2,000</text:p>
          </table:table-cell>
          <table:table-cell table:formula="of:=[.P82]*[.Q75]" office:value-type="float" office:value="180" calcext:value-type="float">
            <text:p>180,000</text:p>
          </table:table-cell>
          <table:table-cell table:formula="of:=[.H82]/45" office:value-type="float" office:value="7.66666666666667" calcext:value-type="float">
            <text:p>7,667</text:p>
          </table:table-cell>
          <table:table-cell table:formula="of:=[.Q82]*[.Q75]+[.R82]*[.R75]+[.S82]*[.S75]+[.T82]*[.T75]+[.U82]*[.U75]+[.V82]*[.V75]+[.W82]*[.W75]" office:value-type="float" office:value="345" calcext:value-type="float">
            <text:p>345,000</text:p>
          </table:table-cell>
          <table:table-cell table:formula="of:=[.O82]/45*(-1)" office:value-type="float" office:value="-11.6666666666667" calcext:value-type="float">
            <text:p>-11,667</text:p>
          </table:table-cell>
          <table:table-cell table:style-name="ce42" table:formula="of:=[.O82]/63*(-1)" office:value-type="float" office:value="-8.33333333333333" calcext:value-type="float">
            <text:p>-8,333</text:p>
          </table:table-cell>
          <table:table-cell table:style-name="ce42" table:formula="of:=[.J82]*18" office:value-type="float" office:value="-150" calcext:value-type="float">
            <text:p>-150,000</text:p>
          </table:table-cell>
          <table:table-cell table:style-name="ce42" table:number-columns-repeated="2"/>
          <table:table-cell table:style-name="ce42" table:formula="of:=[.O82]/4" office:value-type="float" office:value="131.25" calcext:value-type="float">
            <text:p>131,250</text:p>
          </table:table-cell>
          <table:table-cell table:formula="of:=[.P82]*[.Q75]+[.Q82]*[.Q75]+[.R82]*[.R75]+[.S82]*[.S75]+[.T82]*[.T75]+[.U82]*[.U75]+[.V82]*[.V75]+[.W82]*[.W75]" office:value-type="float" office:value="525" calcext:value-type="float">
            <text:p>525,000</text:p>
          </table:table-cell>
          <table:table-cell office:value-type="float" office:value="22.5" calcext:value-type="float">
            <text:p>22,500</text:p>
          </table:table-cell>
          <table:table-cell table:number-columns-repeated="2" office:value-type="float" office:value="15" calcext:value-type="float">
            <text:p>15,000</text:p>
          </table:table-cell>
          <table:table-cell office:value-type="float" office:value="10" calcext:value-type="float">
            <text:p>10,000</text:p>
          </table:table-cell>
          <table:table-cell table:number-columns-repeated="5"/>
          <table:table-cell office:value-type="float" office:value="15" calcext:value-type="float">
            <text:p>15,000</text:p>
          </table:table-cell>
          <table:table-cell table:number-columns-repeated="3"/>
          <table:table-cell table:formula="of:=([.X75]*[.X82])+([.Y75]*[.Y82])+([.Z75]*[.Z82])+([.AA75]*[.AA82])+([.AB75]*[.AB82])" office:value-type="float" office:value="120" calcext:value-type="float">
            <text:p>120,000</text:p>
          </table:table-cell>
          <table:table-cell table:formula="of:=[.AC82]/63*(-1)" office:value-type="float" office:value="-1.9047619047619" calcext:value-type="float">
            <text:p>-1,905</text:p>
          </table:table-cell>
          <table:table-cell table:formula="of:=[.O82]-[.AC82]" office:value-type="float" office:value="405" calcext:value-type="float">
            <text:p>405,000</text:p>
          </table:table-cell>
          <table:table-cell table:formula="of:=[.AE82]/63*18*(-1)" office:value-type="float" office:value="-115.714285714286" calcext:value-type="float">
            <text:p>-115,714</text:p>
          </table:table-cell>
          <table:table-cell table:formula="of:=[.AE82]-[.AR82]" office:value-type="float" office:value="262.5" calcext:value-type="float">
            <text:p>262,500</text:p>
          </table:table-cell>
          <table:table-cell table:formula="of:=[.AG82]/45*0.8*(-1)" office:value-type="float" office:value="-4.66666666666667" calcext:value-type="float">
            <text:p>-4,667</text:p>
          </table:table-cell>
          <table:table-cell table:formula="of:=[.AE82]/63*(-1)*0.95" office:value-type="float" office:value="-6.10714285714286" calcext:value-type="float">
            <text:p>-6,107</text:p>
          </table:table-cell>
          <table:table-cell table:formula="of:=[.AG82]/45*(-1)" office:value-type="float" office:value="-5.83333333333333" calcext:value-type="float">
            <text:p>-5,833</text:p>
          </table:table-cell>
          <table:table-cell/>
          <table:table-cell office:value-type="float" office:value="22.5" calcext:value-type="float">
            <text:p>22,500</text:p>
          </table:table-cell>
          <table:table-cell office:value-type="float" office:value="15" calcext:value-type="float">
            <text:p>15,000</text:p>
          </table:table-cell>
          <table:table-cell office:value-type="float" office:value="10" calcext:value-type="float">
            <text:p>10,000</text:p>
          </table:table-cell>
          <table:table-cell table:number-columns-repeated="3"/>
          <table:table-cell table:formula="of:=([.AL82]+[.AM82]+[.AN82]+[.AO82]+[.AP82]+[.AQ82])*3" office:value-type="float" office:value="142.5" calcext:value-type="float">
            <text:p>142,500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T82]-[.C82]" office:value-type="float" office:value="205" calcext:value-type="float">
            <text:p>205,000</text:p>
          </table:table-cell>
          <table:table-cell table:formula="of:=[.AT82]-[.C82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T82]+[.C82]/2" office:value-type="float" office:value="272.5" calcext:value-type="float">
            <text:p>272,500</text:p>
          </table:table-cell>
          <table:table-cell table:formula="of:=[.AT82]+[.C82]" office:value-type="float" office:value="295" calcext:value-type="float">
            <text:p>295,000</text:p>
          </table:table-cell>
          <table:table-cell table:formula="of:=[.AT82]+[.C82]*1.5" office:value-type="float" office:value="317.5" calcext:value-type="float">
            <text:p>317,500</text:p>
          </table:table-cell>
          <table:table-cell table:formula="of:=[.AT82]+[.C82]*2" office:value-type="float" office:value="340" calcext:value-type="float">
            <text:p>340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83]*2" office:value-type="float" office:value="0" calcext:value-type="float">
            <text:p>0,000</text:p>
          </table:table-cell>
          <table:table-cell table:formula="of:=([.E83]+[.G83])*(-1)" office:value-type="float" office:value="-0" calcext:value-type="float">
            <text:p>0,000</text:p>
          </table:table-cell>
          <table:table-cell table:formula="of:=[.F83]/2/45" office:value-type="float" office:value="0" calcext:value-type="float">
            <text:p>0,000</text:p>
          </table:table-cell>
          <table:table-cell table:formula="of:=[.P83]*[.Q75]" office:value-type="float" office:value="0" calcext:value-type="float">
            <text:p>0,000</text:p>
          </table:table-cell>
          <table:table-cell table:formula="of:=[.H83]/45" office:value-type="float" office:value="0" calcext:value-type="float">
            <text:p>0,000</text:p>
          </table:table-cell>
          <table:table-cell table:formula="of:=[.Q83]*[.Q75]+[.R83]*[.R75]+[.S83]*[.S75]+[.T83]*[.T75]+[.U83]*[.U75]+[.V83]*[.V75]+[.W83]*[.W75]" office:value-type="float" office:value="0" calcext:value-type="float">
            <text:p>0,000</text:p>
          </table:table-cell>
          <table:table-cell table:formula="of:=[.O83]/45*(-1)" office:value-type="float" office:value="-0" calcext:value-type="float">
            <text:p>0,000</text:p>
          </table:table-cell>
          <table:table-cell table:style-name="ce42" table:formula="of:=[.O83]/63*(-1)" office:value-type="float" office:value="-0" calcext:value-type="float">
            <text:p>0,000</text:p>
          </table:table-cell>
          <table:table-cell table:style-name="ce42" table:formula="of:=[.J83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83]/4" office:value-type="float" office:value="0" calcext:value-type="float">
            <text:p>0,000</text:p>
          </table:table-cell>
          <table:table-cell table:formula="of:=[.P83]*[.Q75]+[.Q83]*[.Q75]+[.R83]*[.R75]+[.S83]*[.S75]+[.T83]*[.T75]+[.U83]*[.U75]+[.V83]*[.V75]+[.W83]*[.W7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75]*[.X83])+([.Y75]*[.Y83])+([.Z75]*[.Z83])+([.AA75]*[.AA83])+([.AB75]*[.AB83])" office:value-type="float" office:value="0" calcext:value-type="float">
            <text:p>0,000</text:p>
          </table:table-cell>
          <table:table-cell table:formula="of:=[.AC83]/63*(-1)" office:value-type="float" office:value="-0" calcext:value-type="float">
            <text:p>0,000</text:p>
          </table:table-cell>
          <table:table-cell table:formula="of:=[.O83]-[.AC83]" office:value-type="float" office:value="0" calcext:value-type="float">
            <text:p>0,000</text:p>
          </table:table-cell>
          <table:table-cell table:formula="of:=[.AE83]/63*18*(-1)" office:value-type="float" office:value="-0" calcext:value-type="float">
            <text:p>0,000</text:p>
          </table:table-cell>
          <table:table-cell table:formula="of:=[.AE83]-[.AR83]" office:value-type="float" office:value="0" calcext:value-type="float">
            <text:p>0,000</text:p>
          </table:table-cell>
          <table:table-cell table:formula="of:=[.AG83]/45*0.8*(-1)" office:value-type="float" office:value="-0" calcext:value-type="float">
            <text:p>0,000</text:p>
          </table:table-cell>
          <table:table-cell table:formula="of:=[.AE83]/63*(-1)*0.95" office:value-type="float" office:value="-0" calcext:value-type="float">
            <text:p>0,000</text:p>
          </table:table-cell>
          <table:table-cell table:number-columns-repeated="8"/>
          <table:table-cell table:formula="of:=([.AL83]+[.AM83]+[.AN83]+[.AO83]+[.AP83]+[.AQ83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84]*2" office:value-type="float" office:value="0" calcext:value-type="float">
            <text:p>0,000</text:p>
          </table:table-cell>
          <table:table-cell table:formula="of:=([.E84]+[.G84])*(-1)" office:value-type="float" office:value="-0.216444444444444" calcext:value-type="float">
            <text:p>-0,216</text:p>
          </table:table-cell>
          <table:table-cell table:formula="of:=[.F84]/2/45" office:value-type="float" office:value="0" calcext:value-type="float">
            <text:p>0,000</text:p>
          </table:table-cell>
          <table:table-cell table:formula="of:=[.P84]*[.Q75]" office:value-type="float" office:value="0" calcext:value-type="float">
            <text:p>0,000</text:p>
          </table:table-cell>
          <table:table-cell table:formula="of:=[.H84]/45" office:value-type="float" office:value="0.216444444444444" calcext:value-type="float">
            <text:p>0,216</text:p>
          </table:table-cell>
          <table:table-cell table:formula="of:=[.Q84]*[.Q75]+[.R84]*[.R75]+[.S84]*[.S75]+[.T84]*[.T75]+[.U84]*[.U75]+[.V84]*[.V75]+[.W84]*[.W75]" office:value-type="float" office:value="9.74" calcext:value-type="float">
            <text:p>9,740</text:p>
          </table:table-cell>
          <table:table-cell table:formula="of:=[.O84]/45*(-1)" office:value-type="float" office:value="-0.216444444444444" calcext:value-type="float">
            <text:p>-0,216</text:p>
          </table:table-cell>
          <table:table-cell table:style-name="ce42" table:formula="of:=[.O84]/63*(-1)" office:value-type="float" office:value="-0.154603174603175" calcext:value-type="float">
            <text:p>-0,155</text:p>
          </table:table-cell>
          <table:table-cell table:style-name="ce42" table:formula="of:=[.J84]*18" office:value-type="float" office:value="-2.78285714285714" calcext:value-type="float">
            <text:p>-2,783</text:p>
          </table:table-cell>
          <table:table-cell table:style-name="ce42" table:number-columns-repeated="2"/>
          <table:table-cell table:style-name="ce42" table:formula="of:=[.O84]/4" office:value-type="float" office:value="2.435" calcext:value-type="float">
            <text:p>2,435</text:p>
          </table:table-cell>
          <table:table-cell table:formula="of:=[.P84]*[.Q75]+[.Q84]*[.Q75]+[.R84]*[.R75]+[.S84]*[.S75]+[.T84]*[.T75]+[.U84]*[.U75]+[.V84]*[.V75]+[.W84]*[.W75]" office:value-type="float" office:value="9.74" calcext:value-type="float">
            <text:p>9,7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6" calcext:value-type="float">
            <text:p>0,260</text:p>
          </table:table-cell>
          <table:table-cell office:value-type="float" office:value="1.2" calcext:value-type="float">
            <text:p>1,200</text:p>
          </table:table-cell>
          <table:table-cell office:value-type="float" office:value="0.32" calcext:value-type="float">
            <text:p>0,320</text:p>
          </table:table-cell>
          <table:table-cell/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26" calcext:value-type="float">
            <text:p>0,260</text:p>
          </table:table-cell>
          <table:table-cell office:value-type="float" office:value="0.32" calcext:value-type="float">
            <text:p>0,320</text:p>
          </table:table-cell>
          <table:table-cell table:formula="of:=([.X75]*[.X84])+([.Y75]*[.Y84])+([.Z75]*[.Z84])+([.AA75]*[.AA84])+([.AB75]*[.AB84])" office:value-type="float" office:value="7.74" calcext:value-type="float">
            <text:p>7,740</text:p>
          </table:table-cell>
          <table:table-cell table:formula="of:=[.AC84]/63*(-1)" office:value-type="float" office:value="-0.122857142857143" calcext:value-type="float">
            <text:p>-0,123</text:p>
          </table:table-cell>
          <table:table-cell table:formula="of:=[.O84]-[.AC84]" office:value-type="float" office:value="2" calcext:value-type="float">
            <text:p>2,000</text:p>
          </table:table-cell>
          <table:table-cell table:formula="of:=[.AE84]/63*18*(-1)" office:value-type="float" office:value="-0.571428571428571" calcext:value-type="float">
            <text:p>-0,571</text:p>
          </table:table-cell>
          <table:table-cell table:formula="of:=[.AE84]-[.AR84]" office:value-type="float" office:value="2" calcext:value-type="float">
            <text:p>2,000</text:p>
          </table:table-cell>
          <table:table-cell table:formula="of:=[.AG84]/45*0.8*(-1)" office:value-type="float" office:value="-0.0355555555555556" calcext:value-type="float">
            <text:p>-0,036</text:p>
          </table:table-cell>
          <table:table-cell table:formula="of:=[.AE84]/63*(-1)*0.95" office:value-type="float" office:value="-0.0301587301587302" calcext:value-type="float">
            <text:p>-0,030</text:p>
          </table:table-cell>
          <table:table-cell table:number-columns-repeated="8"/>
          <table:table-cell table:formula="of:=([.AL84]+[.AM84]+[.AN84]+[.AO84]+[.AP84]+[.AQ84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battleship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88]*2" office:value-type="float" office:value="16.2" calcext:value-type="float">
            <text:p>16,200</text:p>
          </table:table-cell>
          <table:table-cell table:formula="of:=([.E88]+[.G88])*(-1)" office:value-type="float" office:value="-3.1" calcext:value-type="float">
            <text:p>-3,100</text:p>
          </table:table-cell>
          <table:table-cell table:formula="of:=[.F88]/2/45" office:value-type="float" office:value="0.72" calcext:value-type="float">
            <text:p>0,720</text:p>
          </table:table-cell>
          <table:table-cell table:formula="of:=[.P88]*[.Q87]" office:value-type="float" office:value="64.8" calcext:value-type="float">
            <text:p>64,800</text:p>
          </table:table-cell>
          <table:table-cell table:formula="of:=[.H88]/45" office:value-type="float" office:value="2.38" calcext:value-type="float">
            <text:p>2,380</text:p>
          </table:table-cell>
          <table:table-cell table:formula="of:=[.Q88]*[.Q87]+[.R88]*[.R87]+[.S88]*[.S87]+[.T88]*[.T87]+[.U88]*[.U87]+[.V88]*[.V87]+[.W88]*[.W87]" office:value-type="float" office:value="107.1" calcext:value-type="float">
            <text:p>107,100</text:p>
          </table:table-cell>
          <table:table-cell table:formula="of:=[.O88]/45*(-1)" office:value-type="float" office:value="-3.82" calcext:value-type="float">
            <text:p>-3,820</text:p>
          </table:table-cell>
          <table:table-cell table:style-name="ce42" table:formula="of:=[.O88]/63*(-1)" office:value-type="float" office:value="-2.72857142857143" calcext:value-type="float">
            <text:p>-2,729</text:p>
          </table:table-cell>
          <table:table-cell table:style-name="ce42" table:formula="of:=[.J88]*18" office:value-type="float" office:value="-49.1142857142857" calcext:value-type="float">
            <text:p>-49,114</text:p>
          </table:table-cell>
          <table:table-cell table:style-name="ce42" table:number-columns-repeated="2"/>
          <table:table-cell table:style-name="ce42" table:formula="of:=[.O88]/4" office:value-type="float" office:value="42.975" calcext:value-type="float">
            <text:p>42,975</text:p>
          </table:table-cell>
          <table:table-cell table:formula="of:=[.P88]*[.Q87]+[.Q88]*[.Q87]+[.R88]*[.R87]+[.S88]*[.S87]+[.T88]*[.T87]+[.U88]*[.U87]+[.V88]*[.V87]+[.W88]*[.W87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X87]*[.X88])+([.Y87]*[.Y88])+([.Z87]*[.Z88])+([.AA87]*[.AA88])+([.AB87]*[.AB88])" office:value-type="float" office:value="75.6" calcext:value-type="float">
            <text:p>75,600</text:p>
          </table:table-cell>
          <table:table-cell table:formula="of:=[.AC88]/63*(-1)" office:value-type="float" office:value="-1.2" calcext:value-type="float">
            <text:p>-1,200</text:p>
          </table:table-cell>
          <table:table-cell table:formula="of:=[.O88]-[.AC88]" office:value-type="float" office:value="96.3" calcext:value-type="float">
            <text:p>96,300</text:p>
          </table:table-cell>
          <table:table-cell table:formula="of:=[.AE88]/63*18*(-1)" office:value-type="float" office:value="-27.5142857142857" calcext:value-type="float">
            <text:p>-27,514</text:p>
          </table:table-cell>
          <table:table-cell table:formula="of:=[.AE88]-[.AR88]" office:value-type="float" office:value="58.5" calcext:value-type="float">
            <text:p>58,500</text:p>
          </table:table-cell>
          <table:table-cell table:formula="of:=[.AG88]/45*0.8*(-1)" office:value-type="float" office:value="-1.04" calcext:value-type="float">
            <text:p>-1,040</text:p>
          </table:table-cell>
          <table:table-cell table:formula="of:=[.AE88]/63*(-1)*0.95" office:value-type="float" office:value="-1.45214285714286" calcext:value-type="float">
            <text:p>-1,452</text:p>
          </table:table-cell>
          <table:table-cell table:number-columns-repeated="2"/>
          <table:table-cell office:value-type="float" office:value="8.1" calcext:value-type="float">
            <text:p>8,100</text:p>
          </table:table-cell>
          <table:table-cell office:value-type="float" office:value="4.5" calcext:value-type="float">
            <text:p>4,500</text:p>
          </table:table-cell>
          <table:table-cell table:number-columns-repeated="4"/>
          <table:table-cell table:formula="of:=([.AL88]+[.AM88]+[.AN88]+[.AO88]+[.AP88]+[.AQ88])*3" office:value-type="float" office:value="37.8" calcext:value-type="float">
            <text:p>37,8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89]*2" office:value-type="float" office:value="7.2" calcext:value-type="float">
            <text:p>7,200</text:p>
          </table:table-cell>
          <table:table-cell table:formula="of:=([.E89]+[.G89])*(-1)" office:value-type="float" office:value="-2.16" calcext:value-type="float">
            <text:p>-2,160</text:p>
          </table:table-cell>
          <table:table-cell table:formula="of:=[.F89]/2/45" office:value-type="float" office:value="0.32" calcext:value-type="float">
            <text:p>0,320</text:p>
          </table:table-cell>
          <table:table-cell table:formula="of:=[.P89]*[.Q87]" office:value-type="float" office:value="28.8" calcext:value-type="float">
            <text:p>28,800</text:p>
          </table:table-cell>
          <table:table-cell table:formula="of:=[.H89]/45" office:value-type="float" office:value="1.84" calcext:value-type="float">
            <text:p>1,840</text:p>
          </table:table-cell>
          <table:table-cell table:formula="of:=[.Q89]*[.Q87]+[.R89]*[.R87]+[.S89]*[.S87]+[.T89]*[.T87]+[.U89]*[.U87]+[.V89]*[.V87]+[.W89]*[.W87]" office:value-type="float" office:value="82.8" calcext:value-type="float">
            <text:p>82,800</text:p>
          </table:table-cell>
          <table:table-cell table:formula="of:=[.O89]/45*(-1)" office:value-type="float" office:value="-2.48" calcext:value-type="float">
            <text:p>-2,480</text:p>
          </table:table-cell>
          <table:table-cell table:style-name="ce42" table:formula="of:=[.O89]/63*(-1)" office:value-type="float" office:value="-1.77142857142857" calcext:value-type="float">
            <text:p>-1,771</text:p>
          </table:table-cell>
          <table:table-cell table:style-name="ce42" table:formula="of:=[.J89]*18" office:value-type="float" office:value="-31.8857142857143" calcext:value-type="float">
            <text:p>-31,886</text:p>
          </table:table-cell>
          <table:table-cell table:style-name="ce42" table:number-columns-repeated="2"/>
          <table:table-cell table:style-name="ce42" table:formula="of:=[.O89]/4" office:value-type="float" office:value="27.9" calcext:value-type="float">
            <text:p>27,900</text:p>
          </table:table-cell>
          <table:table-cell table:formula="of:=[.P89]*[.Q87]+[.Q89]*[.Q87]+[.R89]*[.R87]+[.S89]*[.S87]+[.T89]*[.T87]+[.U89]*[.U87]+[.V89]*[.V87]+[.W89]*[.W87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X87]*[.X89])+([.Y87]*[.Y89])+([.Z87]*[.Z89])+([.AA87]*[.AA89])+([.AB87]*[.AB89])" office:value-type="float" office:value="0" calcext:value-type="float">
            <text:p>0,000</text:p>
          </table:table-cell>
          <table:table-cell table:formula="of:=[.AC89]/63*(-1)" office:value-type="float" office:value="-0" calcext:value-type="float">
            <text:p>0,000</text:p>
          </table:table-cell>
          <table:table-cell table:formula="of:=[.O89]-[.AC89]" office:value-type="float" office:value="111.6" calcext:value-type="float">
            <text:p>111,600</text:p>
          </table:table-cell>
          <table:table-cell table:formula="of:=[.AE89]/63*18*(-1)" office:value-type="float" office:value="-31.8857142857143" calcext:value-type="float">
            <text:p>-31,886</text:p>
          </table:table-cell>
          <table:table-cell table:formula="of:=[.AE89]-[.AR89]" office:value-type="float" office:value="70.2" calcext:value-type="float">
            <text:p>70,200</text:p>
          </table:table-cell>
          <table:table-cell table:formula="of:=[.AG89]/45*0.8*(-1)" office:value-type="float" office:value="-1.248" calcext:value-type="float">
            <text:p>-1,248</text:p>
          </table:table-cell>
          <table:table-cell table:formula="of:=[.AE89]/63*(-1)*0.95" office:value-type="float" office:value="-1.68285714285714" calcext:value-type="float">
            <text:p>-1,683</text:p>
          </table:table-cell>
          <table:table-cell table:formula="of:=[.AG89]/45*(-1)" office:value-type="float" office:value="-1.56" calcext:value-type="float">
            <text:p>-1,560</text:p>
          </table:table-cell>
          <table:table-cell/>
          <table:table-cell office:value-type="float" office:value="3.6" calcext:value-type="float">
            <text:p>3,600</text:p>
          </table:table-cell>
          <table:table-cell office:value-type="float" office:value="2" calcext:value-type="float">
            <text:p>2,000</text:p>
          </table:table-cell>
          <table:table-cell office:value-type="float" office:value="2.6" calcext:value-type="float">
            <text:p>2,600</text:p>
          </table:table-cell>
          <table:table-cell office:value-type="float" office:value="2" calcext:value-type="float">
            <text:p>2,000</text:p>
          </table:table-cell>
          <table:table-cell office:value-type="float" office:value="1.2" calcext:value-type="float">
            <text:p>1,200</text:p>
          </table:table-cell>
          <table:table-cell office:value-type="float" office:value="2.4" calcext:value-type="float">
            <text:p>2,400</text:p>
          </table:table-cell>
          <table:table-cell table:formula="of:=([.AL89]+[.AM89]+[.AN89]+[.AO89]+[.AP89]+[.AQ89])*3" office:value-type="float" office:value="41.4" calcext:value-type="float">
            <text:p>41,4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90]*2" office:value-type="float" office:value="6.12" calcext:value-type="float">
            <text:p>6,120</text:p>
          </table:table-cell>
          <table:table-cell table:formula="of:=([.E90]+[.G90])*(-1)" office:value-type="float" office:value="-1.79555555555556" calcext:value-type="float">
            <text:p>-1,796</text:p>
          </table:table-cell>
          <table:table-cell table:formula="of:=[.F90]/2/45" office:value-type="float" office:value="0.272" calcext:value-type="float">
            <text:p>0,272</text:p>
          </table:table-cell>
          <table:table-cell table:formula="of:=[.P90]*[.Q87]" office:value-type="float" office:value="24.48" calcext:value-type="float">
            <text:p>24,480</text:p>
          </table:table-cell>
          <table:table-cell table:formula="of:=[.H90]/45" office:value-type="float" office:value="1.52355555555556" calcext:value-type="float">
            <text:p>1,524</text:p>
          </table:table-cell>
          <table:table-cell table:formula="of:=[.Q90]*[.Q87]+[.R90]*[.R87]+[.S90]*[.S87]+[.T90]*[.T87]+[.U90]*[.U87]+[.V90]*[.V87]+[.W90]*[.W87]" office:value-type="float" office:value="68.56" calcext:value-type="float">
            <text:p>68,560</text:p>
          </table:table-cell>
          <table:table-cell table:formula="of:=[.O90]/45*(-1)" office:value-type="float" office:value="-2.06755555555556" calcext:value-type="float">
            <text:p>-2,068</text:p>
          </table:table-cell>
          <table:table-cell table:style-name="ce42" table:formula="of:=[.O90]/63*(-1)" office:value-type="float" office:value="-1.4768253968254" calcext:value-type="float">
            <text:p>-1,477</text:p>
          </table:table-cell>
          <table:table-cell table:style-name="ce42" table:formula="of:=[.J90]*18" office:value-type="float" office:value="-26.5828571428571" calcext:value-type="float">
            <text:p>-26,583</text:p>
          </table:table-cell>
          <table:table-cell table:style-name="ce42" table:number-columns-repeated="2"/>
          <table:table-cell table:style-name="ce42" table:formula="of:=[.O90]/4" office:value-type="float" office:value="23.26" calcext:value-type="float">
            <text:p>23,260</text:p>
          </table:table-cell>
          <table:table-cell table:formula="of:=[.P90]*[.Q87]+[.Q90]*[.Q87]+[.R90]*[.R87]+[.S90]*[.S87]+[.T90]*[.T87]+[.U90]*[.U87]+[.V90]*[.V87]+[.W90]*[.W87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X87]*[.X90])+([.Y87]*[.Y90])+([.Z87]*[.Z90])+([.AA87]*[.AA90])+([.AB87]*[.AB90])" office:value-type="float" office:value="73.56" calcext:value-type="float">
            <text:p>73,560</text:p>
          </table:table-cell>
          <table:table-cell table:formula="of:=[.AC90]/63*(-1)" office:value-type="float" office:value="-1.16761904761905" calcext:value-type="float">
            <text:p>-1,168</text:p>
          </table:table-cell>
          <table:table-cell table:formula="of:=[.O90]-[.AC90]" office:value-type="float" office:value="19.48" calcext:value-type="float">
            <text:p>19,480</text:p>
          </table:table-cell>
          <table:table-cell table:formula="of:=[.AE90]/63*18*(-1)" office:value-type="float" office:value="-5.56571428571429" calcext:value-type="float">
            <text:p>-5,566</text:p>
          </table:table-cell>
          <table:table-cell table:formula="of:=[.AE90]-[.AR90]" office:value-type="float" office:value="4" calcext:value-type="float">
            <text:p>4,000</text:p>
          </table:table-cell>
          <table:table-cell table:formula="of:=[.AG90]/45*0.8*(-1)" office:value-type="float" office:value="-0.0711111111111111" calcext:value-type="float">
            <text:p>-0,071</text:p>
          </table:table-cell>
          <table:table-cell table:formula="of:=[.AE90]/63*(-1)*0.95" office:value-type="float" office:value="-0.293746031746032" calcext:value-type="float">
            <text:p>-0,294</text:p>
          </table:table-cell>
          <table:table-cell table:number-columns-repeated="2"/>
          <table:table-cell office:value-type="float" office:value="3.06" calcext:value-type="float">
            <text:p>3,060</text:p>
          </table:table-cell>
          <table:table-cell office:value-type="float" office:value="2.1" calcext:value-type="float">
            <text:p>2,100</text:p>
          </table:table-cell>
          <table:table-cell table:number-columns-repeated="4"/>
          <table:table-cell table:formula="of:=([.AL90]+[.AM90]+[.AN90]+[.AO90]+[.AP90]+[.AQ90])*3" office:value-type="float" office:value="15.48" calcext:value-type="float">
            <text:p>15,48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91]*2" office:value-type="float" office:value="7.56" calcext:value-type="float">
            <text:p>7,560</text:p>
          </table:table-cell>
          <table:table-cell table:formula="of:=([.E91]+[.G91])*(-1)" office:value-type="float" office:value="-1.974" calcext:value-type="float">
            <text:p>-1,974</text:p>
          </table:table-cell>
          <table:table-cell table:formula="of:=[.F91]/2/45" office:value-type="float" office:value="0.336" calcext:value-type="float">
            <text:p>0,336</text:p>
          </table:table-cell>
          <table:table-cell table:formula="of:=[.P91]*[.Q87]" office:value-type="float" office:value="30.24" calcext:value-type="float">
            <text:p>30,240</text:p>
          </table:table-cell>
          <table:table-cell table:formula="of:=[.H91]/45" office:value-type="float" office:value="1.638" calcext:value-type="float">
            <text:p>1,638</text:p>
          </table:table-cell>
          <table:table-cell table:formula="of:=[.Q91]*[.Q87]+[.R91]*[.R87]+[.S91]*[.S87]+[.T91]*[.T87]+[.U91]*[.U87]+[.V91]*[.V87]+[.W91]*[.W87]" office:value-type="float" office:value="73.71" calcext:value-type="float">
            <text:p>73,710</text:p>
          </table:table-cell>
          <table:table-cell table:formula="of:=[.O91]/45*(-1)" office:value-type="float" office:value="-2.31" calcext:value-type="float">
            <text:p>-2,310</text:p>
          </table:table-cell>
          <table:table-cell table:style-name="ce42" table:formula="of:=[.O91]/63*(-1)" office:value-type="float" office:value="-1.65" calcext:value-type="float">
            <text:p>-1,650</text:p>
          </table:table-cell>
          <table:table-cell table:style-name="ce42" table:formula="of:=[.J91]*18" office:value-type="float" office:value="-29.7" calcext:value-type="float">
            <text:p>-29,700</text:p>
          </table:table-cell>
          <table:table-cell table:style-name="ce42" table:number-columns-repeated="2"/>
          <table:table-cell table:style-name="ce42" table:formula="of:=[.O91]/4" office:value-type="float" office:value="25.9875" calcext:value-type="float">
            <text:p>25,988</text:p>
          </table:table-cell>
          <table:table-cell table:formula="of:=[.P91]*[.Q87]+[.Q91]*[.Q87]+[.R91]*[.R87]+[.S91]*[.S87]+[.T91]*[.T87]+[.U91]*[.U87]+[.V91]*[.V87]+[.W91]*[.W87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X87]*[.X91])+([.Y87]*[.Y91])+([.Z87]*[.Z91])+([.AA87]*[.AA91])+([.AB87]*[.AB91])" office:value-type="float" office:value="0" calcext:value-type="float">
            <text:p>0,000</text:p>
          </table:table-cell>
          <table:table-cell table:formula="of:=[.AC91]/63*(-1)" office:value-type="float" office:value="-0" calcext:value-type="float">
            <text:p>0,000</text:p>
          </table:table-cell>
          <table:table-cell table:formula="of:=[.O91]-[.AC91]" office:value-type="float" office:value="103.95" calcext:value-type="float">
            <text:p>103,950</text:p>
          </table:table-cell>
          <table:table-cell table:formula="of:=[.AE91]/63*18*(-1)" office:value-type="float" office:value="-29.7" calcext:value-type="float">
            <text:p>-29,700</text:p>
          </table:table-cell>
          <table:table-cell table:formula="of:=[.AE91]-[.AR91]" office:value-type="float" office:value="74.34" calcext:value-type="float">
            <text:p>74,340</text:p>
          </table:table-cell>
          <table:table-cell table:formula="of:=[.AG91]/45*0.8*(-1)" office:value-type="float" office:value="-1.3216" calcext:value-type="float">
            <text:p>-1,322</text:p>
          </table:table-cell>
          <table:table-cell table:formula="of:=[.AE91]/63*(-1)*0.95" office:value-type="float" office:value="-1.5675" calcext:value-type="float">
            <text:p>-1,568</text:p>
          </table:table-cell>
          <table:table-cell table:number-columns-repeated="2"/>
          <table:table-cell office:value-type="float" office:value="3.78" calcext:value-type="float">
            <text:p>3,780</text:p>
          </table:table-cell>
          <table:table-cell/>
          <table:table-cell office:value-type="float" office:value="2.73" calcext:value-type="float">
            <text:p>2,730</text:p>
          </table:table-cell>
          <table:table-cell office:value-type="float" office:value="2.1" calcext:value-type="float">
            <text:p>2,100</text:p>
          </table:table-cell>
          <table:table-cell office:value-type="float" office:value="1.26" calcext:value-type="float">
            <text:p>1,260</text:p>
          </table:table-cell>
          <table:table-cell/>
          <table:table-cell table:formula="of:=([.AL91]+[.AM91]+[.AN91]+[.AO91]+[.AP91]+[.AQ91])*3" office:value-type="float" office:value="29.61" calcext:value-type="float">
            <text:p>29,61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92]*2" office:value-type="float" office:value="0.99" calcext:value-type="float">
            <text:p>0,990</text:p>
          </table:table-cell>
          <table:table-cell table:style-name="ce32" table:formula="of:=([.E92]+[.G92])*(-1)" office:value-type="float" office:value="-0.210222222222222" calcext:value-type="float">
            <text:p>-0,210</text:p>
          </table:table-cell>
          <table:table-cell table:style-name="ce32" table:formula="of:=[.F92]/45" office:value-type="float" office:value="0.088" calcext:value-type="float">
            <text:p>0,088</text:p>
          </table:table-cell>
          <table:table-cell table:style-name="ce32" table:formula="of:=[.P92]*[.Q87]" office:value-type="float" office:value="3.96" calcext:value-type="float">
            <text:p>3,960</text:p>
          </table:table-cell>
          <table:table-cell table:style-name="ce32" table:formula="of:=[.H92]/45" office:value-type="float" office:value="0.122222222222222" calcext:value-type="float">
            <text:p>0,122</text:p>
          </table:table-cell>
          <table:table-cell table:style-name="ce32" table:formula="of:=[.Q92]*[.Q87]+[.R92]*[.R87]+[.S92]*[.S87]+[.T92]*[.T87]+[.U92]*[.U87]+[.V92]*[.V87]+[.W92]*[.W87]" office:value-type="float" office:value="5.5" calcext:value-type="float">
            <text:p>5,500</text:p>
          </table:table-cell>
          <table:table-cell table:formula="of:=[.O92]/45*(-1)" office:value-type="float" office:value="-0.210222222222222" calcext:value-type="float">
            <text:p>-0,210</text:p>
          </table:table-cell>
          <table:table-cell table:style-name="ce42" table:formula="of:=[.O92]/63*(-1)" office:value-type="float" office:value="-0.15015873015873" calcext:value-type="float">
            <text:p>-0,150</text:p>
          </table:table-cell>
          <table:table-cell table:style-name="ce42" table:formula="of:=[.J92]*18" office:value-type="float" office:value="-2.70285714285714" calcext:value-type="float">
            <text:p>-2,703</text:p>
          </table:table-cell>
          <table:table-cell table:style-name="ce42" table:number-columns-repeated="2"/>
          <table:table-cell table:style-name="ce42" table:formula="of:=[.O92]/4" office:value-type="float" office:value="2.365" calcext:value-type="float">
            <text:p>2,365</text:p>
          </table:table-cell>
          <table:table-cell table:formula="of:=[.P92]*[.Q87]+[.Q92]*[.Q87]+[.R92]*[.R87]+[.S92]*[.S87]+[.T92]*[.T87]+[.U92]*[.U87]+[.V92]*[.V87]+[.W92]*[.W87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X87]*[.X92])+([.Y87]*[.Y92])+([.Z87]*[.Z92])+([.AA87]*[.AA92])+([.AB87]*[.AB92])" office:value-type="float" office:value="1.54" calcext:value-type="float">
            <text:p>1,540</text:p>
          </table:table-cell>
          <table:table-cell table:formula="of:=[.AC92]/63*(-1)" office:value-type="float" office:value="-0.0244444444444444" calcext:value-type="float">
            <text:p>-0,024</text:p>
          </table:table-cell>
          <table:table-cell table:formula="of:=[.O92]-[.AC92]" office:value-type="float" office:value="7.92" calcext:value-type="float">
            <text:p>7,920</text:p>
          </table:table-cell>
          <table:table-cell table:formula="of:=[.AE92]/63*18*(-1)" office:value-type="float" office:value="-2.26285714285714" calcext:value-type="float">
            <text:p>-2,263</text:p>
          </table:table-cell>
          <table:table-cell table:formula="of:=[.AE92]-[.AR92]" office:value-type="float" office:value="5.115" calcext:value-type="float">
            <text:p>5,115</text:p>
          </table:table-cell>
          <table:table-cell table:formula="of:=[.AG92]/45*0.8*(-1)" office:value-type="float" office:value="-0.0909333333333333" calcext:value-type="float">
            <text:p>-0,091</text:p>
          </table:table-cell>
          <table:table-cell table:formula="of:=[.AE92]/63*(-1)*0.95" office:value-type="float" office:value="-0.119428571428571" calcext:value-type="float">
            <text:p>-0,119</text:p>
          </table:table-cell>
          <table:table-cell table:formula="of:=[.AG92]/45*(-1)" office:value-type="float" office:value="-0.113666666666667" calcext:value-type="float">
            <text:p>-0,114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0.275" calcext:value-type="float">
            <text:p>0,275</text:p>
          </table:table-cell>
          <table:table-cell office:value-type="float" office:value="0.165" calcext:value-type="float">
            <text:p>0,165</text:p>
          </table:table-cell>
          <table:table-cell table:number-columns-repeated="3"/>
          <table:table-cell table:formula="of:=([.AL92]+[.AM92]+[.AN92]+[.AO92]+[.AP92]+[.AQ92])*3" office:value-type="float" office:value="2.805" calcext:value-type="float">
            <text:p>2,80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93]*2" office:value-type="float" office:value="0.225" calcext:value-type="float">
            <text:p>0,225</text:p>
          </table:table-cell>
          <table:table-cell table:formula="of:=([.E93]+[.G93])*(-1)" office:value-type="float" office:value="-0.0333333333333333" calcext:value-type="float">
            <text:p>-0,033</text:p>
          </table:table-cell>
          <table:table-cell table:formula="of:=[.F93]/2/45" office:value-type="float" office:value="0.01" calcext:value-type="float">
            <text:p>0,010</text:p>
          </table:table-cell>
          <table:table-cell table:formula="of:=[.P93]*[.Q87]" office:value-type="float" office:value="0.9" calcext:value-type="float">
            <text:p>0,900</text:p>
          </table:table-cell>
          <table:table-cell table:formula="of:=[.H93]/45" office:value-type="float" office:value="0.0233333333333333" calcext:value-type="float">
            <text:p>0,023</text:p>
          </table:table-cell>
          <table:table-cell table:formula="of:=[.Q93]*[.Q87]+[.R93]*[.R87]+[.S93]*[.S87]+[.T93]*[.T87]+[.U93]*[.U87]+[.V93]*[.V87]+[.W93]*[.W87]" office:value-type="float" office:value="1.05" calcext:value-type="float">
            <text:p>1,050</text:p>
          </table:table-cell>
          <table:table-cell table:formula="of:=[.O93]/45*(-1)" office:value-type="float" office:value="-0.0433333333333333" calcext:value-type="float">
            <text:p>-0,043</text:p>
          </table:table-cell>
          <table:table-cell table:style-name="ce42" table:formula="of:=[.O93]/63*(-1)" office:value-type="float" office:value="-0.030952380952381" calcext:value-type="float">
            <text:p>-0,031</text:p>
          </table:table-cell>
          <table:table-cell table:style-name="ce42" table:formula="of:=[.J93]*18" office:value-type="float" office:value="-0.557142857142857" calcext:value-type="float">
            <text:p>-0,557</text:p>
          </table:table-cell>
          <table:table-cell table:style-name="ce42" table:number-columns-repeated="2"/>
          <table:table-cell table:style-name="ce42" table:formula="of:=[.O93]/4" office:value-type="float" office:value="0.4875" calcext:value-type="float">
            <text:p>0,488</text:p>
          </table:table-cell>
          <table:table-cell table:formula="of:=[.P93]*[.Q87]+[.Q93]*[.Q87]+[.R93]*[.R87]+[.S93]*[.S87]+[.T93]*[.T87]+[.U93]*[.U87]+[.V93]*[.V87]+[.W93]*[.W87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X87]*[.X93])+([.Y87]*[.Y93])+([.Z87]*[.Z93])+([.AA87]*[.AA93])+([.AB87]*[.AB93])" office:value-type="float" office:value="1.05" calcext:value-type="float">
            <text:p>1,050</text:p>
          </table:table-cell>
          <table:table-cell table:formula="of:=[.AC93]/63*(-1)" office:value-type="float" office:value="-0.0166666666666667" calcext:value-type="float">
            <text:p>-0,017</text:p>
          </table:table-cell>
          <table:table-cell table:formula="of:=[.O93]-[.AC93]" office:value-type="float" office:value="0.9" calcext:value-type="float">
            <text:p>0,900</text:p>
          </table:table-cell>
          <table:table-cell table:formula="of:=[.AE93]/63*18*(-1)" office:value-type="float" office:value="-0.257142857142857" calcext:value-type="float">
            <text:p>-0,257</text:p>
          </table:table-cell>
          <table:table-cell table:formula="of:=[.AE93]-[.AR93]" office:value-type="float" office:value="0.564" calcext:value-type="float">
            <text:p>0,564</text:p>
          </table:table-cell>
          <table:table-cell table:formula="of:=[.AG93]/45*0.8*(-1)" office:value-type="float" office:value="-0.0100266666666667" calcext:value-type="float">
            <text:p>-0,010</text:p>
          </table:table-cell>
          <table:table-cell table:formula="of:=[.AE93]/63*(-1)*0.95" office:value-type="float" office:value="-0.0135714285714286" calcext:value-type="float">
            <text:p>-0,014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5"/>
          <table:table-cell table:formula="of:=([.AL93]+[.AM93]+[.AN93]+[.AO93]+[.AP93]+[.AQ93])*3" office:value-type="float" office:value="0.336" calcext:value-type="float">
            <text:p>0,33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94]*2" office:value-type="float" office:value="63" calcext:value-type="float">
            <text:p>63,000</text:p>
          </table:table-cell>
          <table:table-cell table:formula="of:=([.E94]+[.G94])*(-1)" office:value-type="float" office:value="-12.3666666666667" calcext:value-type="float">
            <text:p>-12,367</text:p>
          </table:table-cell>
          <table:table-cell table:formula="of:=[.F94]/2/45" office:value-type="float" office:value="2.8" calcext:value-type="float">
            <text:p>2,800</text:p>
          </table:table-cell>
          <table:table-cell table:formula="of:=[.P94]*[.Q87]" office:value-type="float" office:value="252" calcext:value-type="float">
            <text:p>252,000</text:p>
          </table:table-cell>
          <table:table-cell table:formula="of:=[.H94]/45" office:value-type="float" office:value="9.56666666666667" calcext:value-type="float">
            <text:p>9,567</text:p>
          </table:table-cell>
          <table:table-cell table:formula="of:=[.Q94]*[.Q87]+[.R94]*[.R87]+[.S94]*[.S87]+[.T94]*[.T87]+[.U94]*[.U87]+[.V94]*[.V87]+[.W94]*[.W87]" office:value-type="float" office:value="430.5" calcext:value-type="float">
            <text:p>430,500</text:p>
          </table:table-cell>
          <table:table-cell table:formula="of:=[.O94]/45*(-1)" office:value-type="float" office:value="-15.1666666666667" calcext:value-type="float">
            <text:p>-15,167</text:p>
          </table:table-cell>
          <table:table-cell table:style-name="ce42" table:formula="of:=[.O94]/63*(-1)" office:value-type="float" office:value="-10.8333333333333" calcext:value-type="float">
            <text:p>-10,833</text:p>
          </table:table-cell>
          <table:table-cell table:style-name="ce42" table:formula="of:=[.J94]*18" office:value-type="float" office:value="-195" calcext:value-type="float">
            <text:p>-195,000</text:p>
          </table:table-cell>
          <table:table-cell table:style-name="ce42" table:number-columns-repeated="2"/>
          <table:table-cell table:style-name="ce42" table:formula="of:=[.O94]/4" office:value-type="float" office:value="170.625" calcext:value-type="float">
            <text:p>170,625</text:p>
          </table:table-cell>
          <table:table-cell table:formula="of:=[.P94]*[.Q87]+[.Q94]*[.Q87]+[.R94]*[.R87]+[.S94]*[.S87]+[.T94]*[.T87]+[.U94]*[.U87]+[.V94]*[.V87]+[.W94]*[.W87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X87]*[.X94])+([.Y87]*[.Y94])+([.Z87]*[.Z94])+([.AA87]*[.AA94])+([.AB87]*[.AB94])" office:value-type="float" office:value="94.5" calcext:value-type="float">
            <text:p>94,500</text:p>
          </table:table-cell>
          <table:table-cell table:formula="of:=[.AC94]/63*(-1)" office:value-type="float" office:value="-1.5" calcext:value-type="float">
            <text:p>-1,500</text:p>
          </table:table-cell>
          <table:table-cell table:formula="of:=[.O94]-[.AC94]" office:value-type="float" office:value="588" calcext:value-type="float">
            <text:p>588,000</text:p>
          </table:table-cell>
          <table:table-cell table:formula="of:=[.AE94]/63*18*(-1)" office:value-type="float" office:value="-168" calcext:value-type="float">
            <text:p>-168,000</text:p>
          </table:table-cell>
          <table:table-cell table:formula="of:=[.AE94]-[.AR94]" office:value-type="float" office:value="378" calcext:value-type="float">
            <text:p>378,000</text:p>
          </table:table-cell>
          <table:table-cell table:formula="of:=[.AG94]/45*0.8*(-1)" office:value-type="float" office:value="-6.72" calcext:value-type="float">
            <text:p>-6,720</text:p>
          </table:table-cell>
          <table:table-cell table:formula="of:=[.AE94]/63*(-1)*0.95" office:value-type="float" office:value="-8.86666666666667" calcext:value-type="float">
            <text:p>-8,867</text:p>
          </table:table-cell>
          <table:table-cell table:formula="of:=[.AG94]/45*(-1)" office:value-type="float" office:value="-8.4" calcext:value-type="float">
            <text:p>-8,400</text:p>
          </table:table-cell>
          <table:table-cell/>
          <table:table-cell office:value-type="float" office:value="31.5" calcext:value-type="float">
            <text:p>31,500</text:p>
          </table:table-cell>
          <table:table-cell office:value-type="float" office:value="28" calcext:value-type="float">
            <text:p>28,000</text:p>
          </table:table-cell>
          <table:table-cell office:value-type="float" office:value="10.5" calcext:value-type="float">
            <text:p>10,500</text:p>
          </table:table-cell>
          <table:table-cell table:number-columns-repeated="3"/>
          <table:table-cell table:formula="of:=([.AL94]+[.AM94]+[.AN94]+[.AO94]+[.AP94]+[.AQ94])*3" office:value-type="float" office:value="210" calcext:value-type="float">
            <text:p>210,000</text:p>
          </table:table-cell>
          <table:table-cell/>
          <table:table-cell office:value-type="float" office:value="350" calcext:value-type="float">
            <text:p>350,000</text:p>
          </table:table-cell>
          <table:table-cell table:formula="of:=[.AT94]-[.C94]" office:value-type="float" office:value="287" calcext:value-type="float">
            <text:p>287,000</text:p>
          </table:table-cell>
          <table:table-cell table:formula="of:=[.AT94]-[.C94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T94]+[.C94]/2" office:value-type="float" office:value="381.5" calcext:value-type="float">
            <text:p>381,500</text:p>
          </table:table-cell>
          <table:table-cell table:formula="of:=[.AT94]+[.C94]" office:value-type="float" office:value="413" calcext:value-type="float">
            <text:p>413,000</text:p>
          </table:table-cell>
          <table:table-cell table:formula="of:=[.AT94]+[.C94]*1.5" office:value-type="float" office:value="444.5" calcext:value-type="float">
            <text:p>444,500</text:p>
          </table:table-cell>
          <table:table-cell table:formula="of:=[.AT94]+[.C94]*2" office:value-type="float" office:value="476" calcext:value-type="float">
            <text:p>476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95]*2" office:value-type="float" office:value="0" calcext:value-type="float">
            <text:p>0,000</text:p>
          </table:table-cell>
          <table:table-cell table:formula="of:=([.E95]+[.G95])*(-1)" office:value-type="float" office:value="-0" calcext:value-type="float">
            <text:p>0,000</text:p>
          </table:table-cell>
          <table:table-cell table:formula="of:=[.F95]/2/45" office:value-type="float" office:value="0" calcext:value-type="float">
            <text:p>0,000</text:p>
          </table:table-cell>
          <table:table-cell table:formula="of:=[.P95]*[.Q87]" office:value-type="float" office:value="0" calcext:value-type="float">
            <text:p>0,000</text:p>
          </table:table-cell>
          <table:table-cell table:formula="of:=[.H95]/45" office:value-type="float" office:value="0" calcext:value-type="float">
            <text:p>0,000</text:p>
          </table:table-cell>
          <table:table-cell table:formula="of:=[.Q95]*[.Q87]+[.R95]*[.R87]+[.S95]*[.S87]+[.T95]*[.T87]+[.U95]*[.U87]+[.V95]*[.V87]+[.W95]*[.W87]" office:value-type="float" office:value="0" calcext:value-type="float">
            <text:p>0,000</text:p>
          </table:table-cell>
          <table:table-cell table:formula="of:=[.O95]/45*(-1)" office:value-type="float" office:value="-0" calcext:value-type="float">
            <text:p>0,000</text:p>
          </table:table-cell>
          <table:table-cell table:style-name="ce42" table:formula="of:=[.O95]/63*(-1)" office:value-type="float" office:value="-0" calcext:value-type="float">
            <text:p>0,000</text:p>
          </table:table-cell>
          <table:table-cell table:style-name="ce42" table:formula="of:=[.J95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95]/4" office:value-type="float" office:value="0" calcext:value-type="float">
            <text:p>0,000</text:p>
          </table:table-cell>
          <table:table-cell table:formula="of:=[.P95]*[.Q87]+[.Q95]*[.Q87]+[.R95]*[.R87]+[.S95]*[.S87]+[.T95]*[.T87]+[.U95]*[.U87]+[.V95]*[.V87]+[.W95]*[.W8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87]*[.X95])+([.Y87]*[.Y95])+([.Z87]*[.Z95])+([.AA87]*[.AA95])+([.AB87]*[.AB95])" office:value-type="float" office:value="0" calcext:value-type="float">
            <text:p>0,000</text:p>
          </table:table-cell>
          <table:table-cell table:formula="of:=[.AC95]/63*(-1)" office:value-type="float" office:value="-0" calcext:value-type="float">
            <text:p>0,000</text:p>
          </table:table-cell>
          <table:table-cell table:formula="of:=[.O95]-[.AC95]" office:value-type="float" office:value="0" calcext:value-type="float">
            <text:p>0,000</text:p>
          </table:table-cell>
          <table:table-cell table:formula="of:=[.AE95]/63*18*(-1)" office:value-type="float" office:value="-0" calcext:value-type="float">
            <text:p>0,000</text:p>
          </table:table-cell>
          <table:table-cell table:formula="of:=[.AE95]-[.AR95]" office:value-type="float" office:value="0" calcext:value-type="float">
            <text:p>0,000</text:p>
          </table:table-cell>
          <table:table-cell table:formula="of:=[.AG95]/45*0.8*(-1)" office:value-type="float" office:value="-0" calcext:value-type="float">
            <text:p>0,000</text:p>
          </table:table-cell>
          <table:table-cell table:formula="of:=[.AE95]/63*(-1)*0.95" office:value-type="float" office:value="-0" calcext:value-type="float">
            <text:p>0,000</text:p>
          </table:table-cell>
          <table:table-cell table:number-columns-repeated="8"/>
          <table:table-cell table:formula="of:=([.AL95]+[.AM95]+[.AN95]+[.AO95]+[.AP95]+[.AQ95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96]*2" office:value-type="float" office:value="0" calcext:value-type="float">
            <text:p>0,000</text:p>
          </table:table-cell>
          <table:table-cell table:formula="of:=([.E96]+[.G96])*(-1)" office:value-type="float" office:value="-0.568888888888889" calcext:value-type="float">
            <text:p>-0,569</text:p>
          </table:table-cell>
          <table:table-cell table:formula="of:=[.F96]/2/45" office:value-type="float" office:value="0" calcext:value-type="float">
            <text:p>0,000</text:p>
          </table:table-cell>
          <table:table-cell table:formula="of:=[.P96]*[.Q87]" office:value-type="float" office:value="0" calcext:value-type="float">
            <text:p>0,000</text:p>
          </table:table-cell>
          <table:table-cell table:formula="of:=[.H96]/45" office:value-type="float" office:value="0.568888888888889" calcext:value-type="float">
            <text:p>0,569</text:p>
          </table:table-cell>
          <table:table-cell table:formula="of:=[.Q96]*[.Q87]+[.R96]*[.R87]+[.S96]*[.S87]+[.T96]*[.T87]+[.U96]*[.U87]+[.V96]*[.V87]+[.W96]*[.W87]" office:value-type="float" office:value="25.6" calcext:value-type="float">
            <text:p>25,600</text:p>
          </table:table-cell>
          <table:table-cell table:formula="of:=[.O96]/45*(-1)" office:value-type="float" office:value="-0.568888888888889" calcext:value-type="float">
            <text:p>-0,569</text:p>
          </table:table-cell>
          <table:table-cell table:style-name="ce42" table:formula="of:=[.O96]/63*(-1)" office:value-type="float" office:value="-0.406349206349206" calcext:value-type="float">
            <text:p>-0,406</text:p>
          </table:table-cell>
          <table:table-cell table:style-name="ce42" table:formula="of:=[.J96]*18" office:value-type="float" office:value="-7.31428571428571" calcext:value-type="float">
            <text:p>-7,314</text:p>
          </table:table-cell>
          <table:table-cell table:style-name="ce42" table:number-columns-repeated="2"/>
          <table:table-cell table:style-name="ce42" table:formula="of:=[.O96]/4" office:value-type="float" office:value="6.4" calcext:value-type="float">
            <text:p>6,400</text:p>
          </table:table-cell>
          <table:table-cell table:formula="of:=[.P96]*[.Q87]+[.Q96]*[.Q87]+[.R96]*[.R87]+[.S96]*[.S87]+[.T96]*[.T87]+[.U96]*[.U87]+[.V96]*[.V87]+[.W96]*[.W87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X87]*[.X96])+([.Y87]*[.Y96])+([.Z87]*[.Z96])+([.AA87]*[.AA96])+([.AB87]*[.AB96])" office:value-type="float" office:value="18.56" calcext:value-type="float">
            <text:p>18,560</text:p>
          </table:table-cell>
          <table:table-cell table:formula="of:=[.AC96]/63*(-1)" office:value-type="float" office:value="-0.294603174603175" calcext:value-type="float">
            <text:p>-0,295</text:p>
          </table:table-cell>
          <table:table-cell table:formula="of:=[.O96]-[.AC96]" office:value-type="float" office:value="7.04" calcext:value-type="float">
            <text:p>7,040</text:p>
          </table:table-cell>
          <table:table-cell table:formula="of:=[.AE96]/63*18*(-1)" office:value-type="float" office:value="-2.01142857142857" calcext:value-type="float">
            <text:p>-2,011</text:p>
          </table:table-cell>
          <table:table-cell table:formula="of:=[.AE96]-[.AR96]" office:value-type="float" office:value="7.04" calcext:value-type="float">
            <text:p>7,040</text:p>
          </table:table-cell>
          <table:table-cell table:formula="of:=[.AG96]/45*0.8*(-1)" office:value-type="float" office:value="-0.125155555555556" calcext:value-type="float">
            <text:p>-0,125</text:p>
          </table:table-cell>
          <table:table-cell table:formula="of:=[.AE96]/63*(-1)*0.95" office:value-type="float" office:value="-0.10615873015873" calcext:value-type="float">
            <text:p>-0,106</text:p>
          </table:table-cell>
          <table:table-cell table:number-columns-repeated="8"/>
          <table:table-cell table:formula="of:=([.AL96]+[.AM96]+[.AN96]+[.AO96]+[.AP96]+[.AQ96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command_battleship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00]*2" office:value-type="float" office:value="16.2" calcext:value-type="float">
            <text:p>16,200</text:p>
          </table:table-cell>
          <table:table-cell table:formula="of:=([.E100]+[.G100])*(-1)" office:value-type="float" office:value="-3.1" calcext:value-type="float">
            <text:p>-3,100</text:p>
          </table:table-cell>
          <table:table-cell table:formula="of:=[.F100]/2/45" office:value-type="float" office:value="0.72" calcext:value-type="float">
            <text:p>0,720</text:p>
          </table:table-cell>
          <table:table-cell table:formula="of:=[.P100]*[.Q99]" office:value-type="float" office:value="64.8" calcext:value-type="float">
            <text:p>64,800</text:p>
          </table:table-cell>
          <table:table-cell table:formula="of:=[.H100]/45" office:value-type="float" office:value="2.38" calcext:value-type="float">
            <text:p>2,380</text:p>
          </table:table-cell>
          <table:table-cell table:formula="of:=[.Q100]*[.Q99]+[.R100]*[.R99]+[.S100]*[.S99]+[.T100]*[.T99]+[.U100]*[.U99]+[.V100]*[.V99]+[.W100]*[.W99]" office:value-type="float" office:value="107.1" calcext:value-type="float">
            <text:p>107,100</text:p>
          </table:table-cell>
          <table:table-cell table:formula="of:=[.O100]/45*(-1)" office:value-type="float" office:value="-3.82" calcext:value-type="float">
            <text:p>-3,820</text:p>
          </table:table-cell>
          <table:table-cell table:style-name="ce42" table:formula="of:=[.O100]/63*(-1)" office:value-type="float" office:value="-2.72857142857143" calcext:value-type="float">
            <text:p>-2,729</text:p>
          </table:table-cell>
          <table:table-cell table:style-name="ce42" table:formula="of:=[.J100]*18" office:value-type="float" office:value="-49.1142857142857" calcext:value-type="float">
            <text:p>-49,114</text:p>
          </table:table-cell>
          <table:table-cell table:style-name="ce42" table:number-columns-repeated="2"/>
          <table:table-cell table:style-name="ce42" table:formula="of:=[.O100]/4" office:value-type="float" office:value="42.975" calcext:value-type="float">
            <text:p>42,975</text:p>
          </table:table-cell>
          <table:table-cell table:formula="of:=[.P100]*[.Q99]+[.Q100]*[.Q99]+[.R100]*[.R99]+[.S100]*[.S99]+[.T100]*[.T99]+[.U100]*[.U99]+[.V100]*[.V99]+[.W100]*[.W99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X99]*[.X100])+([.Y99]*[.Y100])+([.Z99]*[.Z100])+([.AA99]*[.AA100])+([.AB99]*[.AB100])" office:value-type="float" office:value="75.6" calcext:value-type="float">
            <text:p>75,600</text:p>
          </table:table-cell>
          <table:table-cell table:formula="of:=[.AC100]/63*(-1)" office:value-type="float" office:value="-1.2" calcext:value-type="float">
            <text:p>-1,200</text:p>
          </table:table-cell>
          <table:table-cell table:formula="of:=[.O100]-[.AC100]" office:value-type="float" office:value="96.3" calcext:value-type="float">
            <text:p>96,300</text:p>
          </table:table-cell>
          <table:table-cell table:formula="of:=[.AE100]/63*18*(-1)" office:value-type="float" office:value="-27.5142857142857" calcext:value-type="float">
            <text:p>-27,514</text:p>
          </table:table-cell>
          <table:table-cell table:formula="of:=[.AE100]-[.AR100]" office:value-type="float" office:value="58.5" calcext:value-type="float">
            <text:p>58,500</text:p>
          </table:table-cell>
          <table:table-cell table:formula="of:=[.AG100]/45*0.8*(-1)" office:value-type="float" office:value="-1.04" calcext:value-type="float">
            <text:p>-1,040</text:p>
          </table:table-cell>
          <table:table-cell table:formula="of:=[.AE100]/63*(-1)*0.95" office:value-type="float" office:value="-1.45214285714286" calcext:value-type="float">
            <text:p>-1,452</text:p>
          </table:table-cell>
          <table:table-cell table:number-columns-repeated="2"/>
          <table:table-cell office:value-type="float" office:value="8.1" calcext:value-type="float">
            <text:p>8,100</text:p>
          </table:table-cell>
          <table:table-cell office:value-type="float" office:value="4.5" calcext:value-type="float">
            <text:p>4,500</text:p>
          </table:table-cell>
          <table:table-cell table:number-columns-repeated="4"/>
          <table:table-cell table:formula="of:=([.AL100]+[.AM100]+[.AN100]+[.AO100]+[.AP100]+[.AQ100])*3" office:value-type="float" office:value="37.8" calcext:value-type="float">
            <text:p>37,8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01]*2" office:value-type="float" office:value="7.2" calcext:value-type="float">
            <text:p>7,200</text:p>
          </table:table-cell>
          <table:table-cell table:formula="of:=([.E101]+[.G101])*(-1)" office:value-type="float" office:value="-2.16" calcext:value-type="float">
            <text:p>-2,160</text:p>
          </table:table-cell>
          <table:table-cell table:formula="of:=[.F101]/2/45" office:value-type="float" office:value="0.32" calcext:value-type="float">
            <text:p>0,320</text:p>
          </table:table-cell>
          <table:table-cell table:formula="of:=[.P101]*[.Q99]" office:value-type="float" office:value="28.8" calcext:value-type="float">
            <text:p>28,800</text:p>
          </table:table-cell>
          <table:table-cell table:formula="of:=[.H101]/45" office:value-type="float" office:value="1.84" calcext:value-type="float">
            <text:p>1,840</text:p>
          </table:table-cell>
          <table:table-cell table:formula="of:=[.Q101]*[.Q99]+[.R101]*[.R99]+[.S101]*[.S99]+[.T101]*[.T99]+[.U101]*[.U99]+[.V101]*[.V99]+[.W101]*[.W99]" office:value-type="float" office:value="82.8" calcext:value-type="float">
            <text:p>82,800</text:p>
          </table:table-cell>
          <table:table-cell table:formula="of:=[.O101]/45*(-1)" office:value-type="float" office:value="-2.48" calcext:value-type="float">
            <text:p>-2,480</text:p>
          </table:table-cell>
          <table:table-cell table:style-name="ce42" table:formula="of:=[.O101]/63*(-1)" office:value-type="float" office:value="-1.77142857142857" calcext:value-type="float">
            <text:p>-1,771</text:p>
          </table:table-cell>
          <table:table-cell table:style-name="ce42" table:formula="of:=[.J101]*18" office:value-type="float" office:value="-31.8857142857143" calcext:value-type="float">
            <text:p>-31,886</text:p>
          </table:table-cell>
          <table:table-cell table:style-name="ce42" table:number-columns-repeated="2"/>
          <table:table-cell table:style-name="ce42" table:formula="of:=[.O101]/4" office:value-type="float" office:value="27.9" calcext:value-type="float">
            <text:p>27,900</text:p>
          </table:table-cell>
          <table:table-cell table:formula="of:=[.P101]*[.Q99]+[.Q101]*[.Q99]+[.R101]*[.R99]+[.S101]*[.S99]+[.T101]*[.T99]+[.U101]*[.U99]+[.V101]*[.V99]+[.W101]*[.W99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X99]*[.X101])+([.Y99]*[.Y101])+([.Z99]*[.Z101])+([.AA99]*[.AA101])+([.AB99]*[.AB101])" office:value-type="float" office:value="0" calcext:value-type="float">
            <text:p>0,000</text:p>
          </table:table-cell>
          <table:table-cell table:formula="of:=[.AC101]/63*(-1)" office:value-type="float" office:value="-0" calcext:value-type="float">
            <text:p>0,000</text:p>
          </table:table-cell>
          <table:table-cell table:formula="of:=[.O101]-[.AC101]" office:value-type="float" office:value="111.6" calcext:value-type="float">
            <text:p>111,600</text:p>
          </table:table-cell>
          <table:table-cell table:formula="of:=[.AE101]/63*18*(-1)" office:value-type="float" office:value="-31.8857142857143" calcext:value-type="float">
            <text:p>-31,886</text:p>
          </table:table-cell>
          <table:table-cell table:formula="of:=[.AE101]-[.AR101]" office:value-type="float" office:value="70.2" calcext:value-type="float">
            <text:p>70,200</text:p>
          </table:table-cell>
          <table:table-cell table:formula="of:=[.AG101]/45*0.8*(-1)" office:value-type="float" office:value="-1.248" calcext:value-type="float">
            <text:p>-1,248</text:p>
          </table:table-cell>
          <table:table-cell table:formula="of:=[.AE101]/63*(-1)*0.95" office:value-type="float" office:value="-1.68285714285714" calcext:value-type="float">
            <text:p>-1,683</text:p>
          </table:table-cell>
          <table:table-cell table:formula="of:=[.AG101]/45*(-1)" office:value-type="float" office:value="-1.56" calcext:value-type="float">
            <text:p>-1,560</text:p>
          </table:table-cell>
          <table:table-cell/>
          <table:table-cell office:value-type="float" office:value="3.6" calcext:value-type="float">
            <text:p>3,600</text:p>
          </table:table-cell>
          <table:table-cell office:value-type="float" office:value="2" calcext:value-type="float">
            <text:p>2,000</text:p>
          </table:table-cell>
          <table:table-cell office:value-type="float" office:value="2.6" calcext:value-type="float">
            <text:p>2,600</text:p>
          </table:table-cell>
          <table:table-cell office:value-type="float" office:value="2" calcext:value-type="float">
            <text:p>2,000</text:p>
          </table:table-cell>
          <table:table-cell office:value-type="float" office:value="1.2" calcext:value-type="float">
            <text:p>1,200</text:p>
          </table:table-cell>
          <table:table-cell office:value-type="float" office:value="2.4" calcext:value-type="float">
            <text:p>2,400</text:p>
          </table:table-cell>
          <table:table-cell table:formula="of:=([.AL101]+[.AM101]+[.AN101]+[.AO101]+[.AP101]+[.AQ101])*3" office:value-type="float" office:value="41.4" calcext:value-type="float">
            <text:p>41,4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02]*2" office:value-type="float" office:value="6.12" calcext:value-type="float">
            <text:p>6,120</text:p>
          </table:table-cell>
          <table:table-cell table:formula="of:=([.E102]+[.G102])*(-1)" office:value-type="float" office:value="-1.79555555555556" calcext:value-type="float">
            <text:p>-1,796</text:p>
          </table:table-cell>
          <table:table-cell table:formula="of:=[.F102]/2/45" office:value-type="float" office:value="0.272" calcext:value-type="float">
            <text:p>0,272</text:p>
          </table:table-cell>
          <table:table-cell table:formula="of:=[.P102]*[.Q99]" office:value-type="float" office:value="24.48" calcext:value-type="float">
            <text:p>24,480</text:p>
          </table:table-cell>
          <table:table-cell table:formula="of:=[.H102]/45" office:value-type="float" office:value="1.52355555555556" calcext:value-type="float">
            <text:p>1,524</text:p>
          </table:table-cell>
          <table:table-cell table:formula="of:=[.Q102]*[.Q99]+[.R102]*[.R99]+[.S102]*[.S99]+[.T102]*[.T99]+[.U102]*[.U99]+[.V102]*[.V99]+[.W102]*[.W99]" office:value-type="float" office:value="68.56" calcext:value-type="float">
            <text:p>68,560</text:p>
          </table:table-cell>
          <table:table-cell table:formula="of:=[.O102]/45*(-1)" office:value-type="float" office:value="-2.06755555555556" calcext:value-type="float">
            <text:p>-2,068</text:p>
          </table:table-cell>
          <table:table-cell table:style-name="ce42" table:formula="of:=[.O102]/63*(-1)" office:value-type="float" office:value="-1.4768253968254" calcext:value-type="float">
            <text:p>-1,477</text:p>
          </table:table-cell>
          <table:table-cell table:style-name="ce42" table:formula="of:=[.J102]*18" office:value-type="float" office:value="-26.5828571428571" calcext:value-type="float">
            <text:p>-26,583</text:p>
          </table:table-cell>
          <table:table-cell table:style-name="ce42" table:number-columns-repeated="2"/>
          <table:table-cell table:style-name="ce42" table:formula="of:=[.O102]/4" office:value-type="float" office:value="23.26" calcext:value-type="float">
            <text:p>23,260</text:p>
          </table:table-cell>
          <table:table-cell table:formula="of:=[.P102]*[.Q99]+[.Q102]*[.Q99]+[.R102]*[.R99]+[.S102]*[.S99]+[.T102]*[.T99]+[.U102]*[.U99]+[.V102]*[.V99]+[.W102]*[.W99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X99]*[.X102])+([.Y99]*[.Y102])+([.Z99]*[.Z102])+([.AA99]*[.AA102])+([.AB99]*[.AB102])" office:value-type="float" office:value="73.56" calcext:value-type="float">
            <text:p>73,560</text:p>
          </table:table-cell>
          <table:table-cell table:formula="of:=[.AC102]/63*(-1)" office:value-type="float" office:value="-1.16761904761905" calcext:value-type="float">
            <text:p>-1,168</text:p>
          </table:table-cell>
          <table:table-cell table:formula="of:=[.O102]-[.AC102]" office:value-type="float" office:value="19.48" calcext:value-type="float">
            <text:p>19,480</text:p>
          </table:table-cell>
          <table:table-cell table:formula="of:=[.AE102]/63*18*(-1)" office:value-type="float" office:value="-5.56571428571429" calcext:value-type="float">
            <text:p>-5,566</text:p>
          </table:table-cell>
          <table:table-cell table:formula="of:=[.AE102]-[.AR102]" office:value-type="float" office:value="4" calcext:value-type="float">
            <text:p>4,000</text:p>
          </table:table-cell>
          <table:table-cell table:formula="of:=[.AG102]/45*0.8*(-1)" office:value-type="float" office:value="-0.0711111111111111" calcext:value-type="float">
            <text:p>-0,071</text:p>
          </table:table-cell>
          <table:table-cell table:formula="of:=[.AE102]/63*(-1)*0.95" office:value-type="float" office:value="-0.293746031746032" calcext:value-type="float">
            <text:p>-0,294</text:p>
          </table:table-cell>
          <table:table-cell table:number-columns-repeated="2"/>
          <table:table-cell office:value-type="float" office:value="3.06" calcext:value-type="float">
            <text:p>3,060</text:p>
          </table:table-cell>
          <table:table-cell office:value-type="float" office:value="2.1" calcext:value-type="float">
            <text:p>2,100</text:p>
          </table:table-cell>
          <table:table-cell table:number-columns-repeated="4"/>
          <table:table-cell table:formula="of:=([.AL102]+[.AM102]+[.AN102]+[.AO102]+[.AP102]+[.AQ102])*3" office:value-type="float" office:value="15.48" calcext:value-type="float">
            <text:p>15,48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03]*2" office:value-type="float" office:value="7.56" calcext:value-type="float">
            <text:p>7,560</text:p>
          </table:table-cell>
          <table:table-cell table:formula="of:=([.E103]+[.G103])*(-1)" office:value-type="float" office:value="-1.974" calcext:value-type="float">
            <text:p>-1,974</text:p>
          </table:table-cell>
          <table:table-cell table:formula="of:=[.F103]/2/45" office:value-type="float" office:value="0.336" calcext:value-type="float">
            <text:p>0,336</text:p>
          </table:table-cell>
          <table:table-cell table:formula="of:=[.P103]*[.Q99]" office:value-type="float" office:value="30.24" calcext:value-type="float">
            <text:p>30,240</text:p>
          </table:table-cell>
          <table:table-cell table:formula="of:=[.H103]/45" office:value-type="float" office:value="1.638" calcext:value-type="float">
            <text:p>1,638</text:p>
          </table:table-cell>
          <table:table-cell table:formula="of:=[.Q103]*[.Q99]+[.R103]*[.R99]+[.S103]*[.S99]+[.T103]*[.T99]+[.U103]*[.U99]+[.V103]*[.V99]+[.W103]*[.W99]" office:value-type="float" office:value="73.71" calcext:value-type="float">
            <text:p>73,710</text:p>
          </table:table-cell>
          <table:table-cell table:formula="of:=[.O103]/45*(-1)" office:value-type="float" office:value="-2.31" calcext:value-type="float">
            <text:p>-2,310</text:p>
          </table:table-cell>
          <table:table-cell table:style-name="ce42" table:formula="of:=[.O103]/63*(-1)" office:value-type="float" office:value="-1.65" calcext:value-type="float">
            <text:p>-1,650</text:p>
          </table:table-cell>
          <table:table-cell table:style-name="ce42" table:formula="of:=[.J103]*18" office:value-type="float" office:value="-29.7" calcext:value-type="float">
            <text:p>-29,700</text:p>
          </table:table-cell>
          <table:table-cell table:style-name="ce42" table:number-columns-repeated="2"/>
          <table:table-cell table:style-name="ce42" table:formula="of:=[.O103]/4" office:value-type="float" office:value="25.9875" calcext:value-type="float">
            <text:p>25,988</text:p>
          </table:table-cell>
          <table:table-cell table:formula="of:=[.P103]*[.Q99]+[.Q103]*[.Q99]+[.R103]*[.R99]+[.S103]*[.S99]+[.T103]*[.T99]+[.U103]*[.U99]+[.V103]*[.V99]+[.W103]*[.W99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X99]*[.X103])+([.Y99]*[.Y103])+([.Z99]*[.Z103])+([.AA99]*[.AA103])+([.AB99]*[.AB103])" office:value-type="float" office:value="0" calcext:value-type="float">
            <text:p>0,000</text:p>
          </table:table-cell>
          <table:table-cell table:formula="of:=[.AC103]/63*(-1)" office:value-type="float" office:value="-0" calcext:value-type="float">
            <text:p>0,000</text:p>
          </table:table-cell>
          <table:table-cell table:formula="of:=[.O103]-[.AC103]" office:value-type="float" office:value="103.95" calcext:value-type="float">
            <text:p>103,950</text:p>
          </table:table-cell>
          <table:table-cell table:formula="of:=[.AE103]/63*18*(-1)" office:value-type="float" office:value="-29.7" calcext:value-type="float">
            <text:p>-29,700</text:p>
          </table:table-cell>
          <table:table-cell table:formula="of:=[.AE103]-[.AR103]" office:value-type="float" office:value="74.34" calcext:value-type="float">
            <text:p>74,340</text:p>
          </table:table-cell>
          <table:table-cell table:formula="of:=[.AG103]/45*0.8*(-1)" office:value-type="float" office:value="-1.3216" calcext:value-type="float">
            <text:p>-1,322</text:p>
          </table:table-cell>
          <table:table-cell table:formula="of:=[.AE103]/63*(-1)*0.95" office:value-type="float" office:value="-1.5675" calcext:value-type="float">
            <text:p>-1,568</text:p>
          </table:table-cell>
          <table:table-cell table:number-columns-repeated="2"/>
          <table:table-cell office:value-type="float" office:value="3.78" calcext:value-type="float">
            <text:p>3,780</text:p>
          </table:table-cell>
          <table:table-cell/>
          <table:table-cell office:value-type="float" office:value="2.73" calcext:value-type="float">
            <text:p>2,730</text:p>
          </table:table-cell>
          <table:table-cell office:value-type="float" office:value="2.1" calcext:value-type="float">
            <text:p>2,100</text:p>
          </table:table-cell>
          <table:table-cell office:value-type="float" office:value="1.26" calcext:value-type="float">
            <text:p>1,260</text:p>
          </table:table-cell>
          <table:table-cell/>
          <table:table-cell table:formula="of:=([.AL103]+[.AM103]+[.AN103]+[.AO103]+[.AP103]+[.AQ103])*3" office:value-type="float" office:value="29.61" calcext:value-type="float">
            <text:p>29,61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104]*2" office:value-type="float" office:value="0.99" calcext:value-type="float">
            <text:p>0,990</text:p>
          </table:table-cell>
          <table:table-cell table:style-name="ce32" table:formula="of:=([.E104]+[.G104])*(-1)" office:value-type="float" office:value="-0.210222222222222" calcext:value-type="float">
            <text:p>-0,210</text:p>
          </table:table-cell>
          <table:table-cell table:style-name="ce32" table:formula="of:=[.F104]/45" office:value-type="float" office:value="0.088" calcext:value-type="float">
            <text:p>0,088</text:p>
          </table:table-cell>
          <table:table-cell table:style-name="ce32" table:formula="of:=[.P104]*[.Q99]" office:value-type="float" office:value="3.96" calcext:value-type="float">
            <text:p>3,960</text:p>
          </table:table-cell>
          <table:table-cell table:style-name="ce32" table:formula="of:=[.H104]/45" office:value-type="float" office:value="0.122222222222222" calcext:value-type="float">
            <text:p>0,122</text:p>
          </table:table-cell>
          <table:table-cell table:style-name="ce32" table:formula="of:=[.Q104]*[.Q99]+[.R104]*[.R99]+[.S104]*[.S99]+[.T104]*[.T99]+[.U104]*[.U99]+[.V104]*[.V99]+[.W104]*[.W99]" office:value-type="float" office:value="5.5" calcext:value-type="float">
            <text:p>5,500</text:p>
          </table:table-cell>
          <table:table-cell table:formula="of:=[.O104]/45*(-1)" office:value-type="float" office:value="-0.210222222222222" calcext:value-type="float">
            <text:p>-0,210</text:p>
          </table:table-cell>
          <table:table-cell table:style-name="ce42" table:formula="of:=[.O104]/63*(-1)" office:value-type="float" office:value="-0.15015873015873" calcext:value-type="float">
            <text:p>-0,150</text:p>
          </table:table-cell>
          <table:table-cell table:style-name="ce42" table:formula="of:=[.J104]*18" office:value-type="float" office:value="-2.70285714285714" calcext:value-type="float">
            <text:p>-2,703</text:p>
          </table:table-cell>
          <table:table-cell table:style-name="ce42" table:number-columns-repeated="2"/>
          <table:table-cell table:style-name="ce42" table:formula="of:=[.O104]/4" office:value-type="float" office:value="2.365" calcext:value-type="float">
            <text:p>2,365</text:p>
          </table:table-cell>
          <table:table-cell table:formula="of:=[.P104]*[.Q99]+[.Q104]*[.Q99]+[.R104]*[.R99]+[.S104]*[.S99]+[.T104]*[.T99]+[.U104]*[.U99]+[.V104]*[.V99]+[.W104]*[.W99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X99]*[.X104])+([.Y99]*[.Y104])+([.Z99]*[.Z104])+([.AA99]*[.AA104])+([.AB99]*[.AB104])" office:value-type="float" office:value="1.54" calcext:value-type="float">
            <text:p>1,540</text:p>
          </table:table-cell>
          <table:table-cell table:formula="of:=[.AC104]/63*(-1)" office:value-type="float" office:value="-0.0244444444444444" calcext:value-type="float">
            <text:p>-0,024</text:p>
          </table:table-cell>
          <table:table-cell table:formula="of:=[.O104]-[.AC104]" office:value-type="float" office:value="7.92" calcext:value-type="float">
            <text:p>7,920</text:p>
          </table:table-cell>
          <table:table-cell table:formula="of:=[.AE104]/63*18*(-1)" office:value-type="float" office:value="-2.26285714285714" calcext:value-type="float">
            <text:p>-2,263</text:p>
          </table:table-cell>
          <table:table-cell table:formula="of:=[.AE104]-[.AR104]" office:value-type="float" office:value="5.115" calcext:value-type="float">
            <text:p>5,115</text:p>
          </table:table-cell>
          <table:table-cell table:formula="of:=[.AG104]/45*0.8*(-1)" office:value-type="float" office:value="-0.0909333333333333" calcext:value-type="float">
            <text:p>-0,091</text:p>
          </table:table-cell>
          <table:table-cell table:formula="of:=[.AE104]/63*(-1)*0.95" office:value-type="float" office:value="-0.119428571428571" calcext:value-type="float">
            <text:p>-0,119</text:p>
          </table:table-cell>
          <table:table-cell table:formula="of:=[.AG104]/45*(-1)" office:value-type="float" office:value="-0.113666666666667" calcext:value-type="float">
            <text:p>-0,114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0.275" calcext:value-type="float">
            <text:p>0,275</text:p>
          </table:table-cell>
          <table:table-cell office:value-type="float" office:value="0.165" calcext:value-type="float">
            <text:p>0,165</text:p>
          </table:table-cell>
          <table:table-cell table:number-columns-repeated="3"/>
          <table:table-cell table:formula="of:=([.AL104]+[.AM104]+[.AN104]+[.AO104]+[.AP104]+[.AQ104])*3" office:value-type="float" office:value="2.805" calcext:value-type="float">
            <text:p>2,80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105]*2" office:value-type="float" office:value="0.225" calcext:value-type="float">
            <text:p>0,225</text:p>
          </table:table-cell>
          <table:table-cell table:formula="of:=([.E105]+[.G105])*(-1)" office:value-type="float" office:value="-0.0333333333333333" calcext:value-type="float">
            <text:p>-0,033</text:p>
          </table:table-cell>
          <table:table-cell table:formula="of:=[.F105]/2/45" office:value-type="float" office:value="0.01" calcext:value-type="float">
            <text:p>0,010</text:p>
          </table:table-cell>
          <table:table-cell table:formula="of:=[.P105]*[.Q99]" office:value-type="float" office:value="0.9" calcext:value-type="float">
            <text:p>0,900</text:p>
          </table:table-cell>
          <table:table-cell table:formula="of:=[.H105]/45" office:value-type="float" office:value="0.0233333333333333" calcext:value-type="float">
            <text:p>0,023</text:p>
          </table:table-cell>
          <table:table-cell table:formula="of:=[.Q105]*[.Q99]+[.R105]*[.R99]+[.S105]*[.S99]+[.T105]*[.T99]+[.U105]*[.U99]+[.V105]*[.V99]+[.W105]*[.W99]" office:value-type="float" office:value="1.05" calcext:value-type="float">
            <text:p>1,050</text:p>
          </table:table-cell>
          <table:table-cell table:formula="of:=[.O105]/45*(-1)" office:value-type="float" office:value="-0.0433333333333333" calcext:value-type="float">
            <text:p>-0,043</text:p>
          </table:table-cell>
          <table:table-cell table:style-name="ce42" table:formula="of:=[.O105]/63*(-1)" office:value-type="float" office:value="-0.030952380952381" calcext:value-type="float">
            <text:p>-0,031</text:p>
          </table:table-cell>
          <table:table-cell table:style-name="ce42" table:formula="of:=[.J105]*18" office:value-type="float" office:value="-0.557142857142857" calcext:value-type="float">
            <text:p>-0,557</text:p>
          </table:table-cell>
          <table:table-cell table:style-name="ce42" table:number-columns-repeated="2"/>
          <table:table-cell table:style-name="ce42" table:formula="of:=[.O105]/4" office:value-type="float" office:value="0.4875" calcext:value-type="float">
            <text:p>0,488</text:p>
          </table:table-cell>
          <table:table-cell table:formula="of:=[.P105]*[.Q99]+[.Q105]*[.Q99]+[.R105]*[.R99]+[.S105]*[.S99]+[.T105]*[.T99]+[.U105]*[.U99]+[.V105]*[.V99]+[.W105]*[.W99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X99]*[.X105])+([.Y99]*[.Y105])+([.Z99]*[.Z105])+([.AA99]*[.AA105])+([.AB99]*[.AB105])" office:value-type="float" office:value="1.05" calcext:value-type="float">
            <text:p>1,050</text:p>
          </table:table-cell>
          <table:table-cell table:formula="of:=[.AC105]/63*(-1)" office:value-type="float" office:value="-0.0166666666666667" calcext:value-type="float">
            <text:p>-0,017</text:p>
          </table:table-cell>
          <table:table-cell table:formula="of:=[.O105]-[.AC105]" office:value-type="float" office:value="0.9" calcext:value-type="float">
            <text:p>0,900</text:p>
          </table:table-cell>
          <table:table-cell table:formula="of:=[.AE105]/63*18*(-1)" office:value-type="float" office:value="-0.257142857142857" calcext:value-type="float">
            <text:p>-0,257</text:p>
          </table:table-cell>
          <table:table-cell table:formula="of:=[.AE105]-[.AR105]" office:value-type="float" office:value="0.564" calcext:value-type="float">
            <text:p>0,564</text:p>
          </table:table-cell>
          <table:table-cell table:formula="of:=[.AG105]/45*0.8*(-1)" office:value-type="float" office:value="-0.0100266666666667" calcext:value-type="float">
            <text:p>-0,010</text:p>
          </table:table-cell>
          <table:table-cell table:formula="of:=[.AE105]/63*(-1)*0.95" office:value-type="float" office:value="-0.0135714285714286" calcext:value-type="float">
            <text:p>-0,014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5"/>
          <table:table-cell table:formula="of:=([.AL105]+[.AM105]+[.AN105]+[.AO105]+[.AP105]+[.AQ105])*3" office:value-type="float" office:value="0.336" calcext:value-type="float">
            <text:p>0,33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06]*2" office:value-type="float" office:value="63" calcext:value-type="float">
            <text:p>63,000</text:p>
          </table:table-cell>
          <table:table-cell table:formula="of:=([.E106]+[.G106])*(-1)" office:value-type="float" office:value="-12.3666666666667" calcext:value-type="float">
            <text:p>-12,367</text:p>
          </table:table-cell>
          <table:table-cell table:formula="of:=[.F106]/2/45" office:value-type="float" office:value="2.8" calcext:value-type="float">
            <text:p>2,800</text:p>
          </table:table-cell>
          <table:table-cell table:formula="of:=[.P106]*[.Q99]" office:value-type="float" office:value="252" calcext:value-type="float">
            <text:p>252,000</text:p>
          </table:table-cell>
          <table:table-cell table:formula="of:=[.H106]/45" office:value-type="float" office:value="9.56666666666667" calcext:value-type="float">
            <text:p>9,567</text:p>
          </table:table-cell>
          <table:table-cell table:formula="of:=[.Q106]*[.Q99]+[.R106]*[.R99]+[.S106]*[.S99]+[.T106]*[.T99]+[.U106]*[.U99]+[.V106]*[.V99]+[.W106]*[.W99]" office:value-type="float" office:value="430.5" calcext:value-type="float">
            <text:p>430,500</text:p>
          </table:table-cell>
          <table:table-cell table:formula="of:=[.O106]/45*(-1)" office:value-type="float" office:value="-15.1666666666667" calcext:value-type="float">
            <text:p>-15,167</text:p>
          </table:table-cell>
          <table:table-cell table:style-name="ce42" table:formula="of:=[.O106]/63*(-1)" office:value-type="float" office:value="-10.8333333333333" calcext:value-type="float">
            <text:p>-10,833</text:p>
          </table:table-cell>
          <table:table-cell table:style-name="ce42" table:formula="of:=[.J106]*18" office:value-type="float" office:value="-195" calcext:value-type="float">
            <text:p>-195,000</text:p>
          </table:table-cell>
          <table:table-cell table:style-name="ce42" table:number-columns-repeated="2"/>
          <table:table-cell table:style-name="ce42" table:formula="of:=[.O106]/4" office:value-type="float" office:value="170.625" calcext:value-type="float">
            <text:p>170,625</text:p>
          </table:table-cell>
          <table:table-cell table:formula="of:=[.P106]*[.Q99]+[.Q106]*[.Q99]+[.R106]*[.R99]+[.S106]*[.S99]+[.T106]*[.T99]+[.U106]*[.U99]+[.V106]*[.V99]+[.W106]*[.W99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X99]*[.X106])+([.Y99]*[.Y106])+([.Z99]*[.Z106])+([.AA99]*[.AA106])+([.AB99]*[.AB106])" office:value-type="float" office:value="94.5" calcext:value-type="float">
            <text:p>94,500</text:p>
          </table:table-cell>
          <table:table-cell table:formula="of:=[.AC106]/63*(-1)" office:value-type="float" office:value="-1.5" calcext:value-type="float">
            <text:p>-1,500</text:p>
          </table:table-cell>
          <table:table-cell table:formula="of:=[.O106]-[.AC106]" office:value-type="float" office:value="588" calcext:value-type="float">
            <text:p>588,000</text:p>
          </table:table-cell>
          <table:table-cell table:formula="of:=[.AE106]/63*18*(-1)" office:value-type="float" office:value="-168" calcext:value-type="float">
            <text:p>-168,000</text:p>
          </table:table-cell>
          <table:table-cell table:formula="of:=[.AE106]-[.AR106]" office:value-type="float" office:value="378" calcext:value-type="float">
            <text:p>378,000</text:p>
          </table:table-cell>
          <table:table-cell table:formula="of:=[.AG106]/45*0.8*(-1)" office:value-type="float" office:value="-6.72" calcext:value-type="float">
            <text:p>-6,720</text:p>
          </table:table-cell>
          <table:table-cell table:formula="of:=[.AE106]/63*(-1)*0.95" office:value-type="float" office:value="-8.86666666666667" calcext:value-type="float">
            <text:p>-8,867</text:p>
          </table:table-cell>
          <table:table-cell table:formula="of:=[.AG106]/45*(-1)" office:value-type="float" office:value="-8.4" calcext:value-type="float">
            <text:p>-8,400</text:p>
          </table:table-cell>
          <table:table-cell/>
          <table:table-cell office:value-type="float" office:value="31.5" calcext:value-type="float">
            <text:p>31,500</text:p>
          </table:table-cell>
          <table:table-cell office:value-type="float" office:value="28" calcext:value-type="float">
            <text:p>28,000</text:p>
          </table:table-cell>
          <table:table-cell office:value-type="float" office:value="10.5" calcext:value-type="float">
            <text:p>10,500</text:p>
          </table:table-cell>
          <table:table-cell table:number-columns-repeated="3"/>
          <table:table-cell table:formula="of:=([.AL106]+[.AM106]+[.AN106]+[.AO106]+[.AP106]+[.AQ106])*3" office:value-type="float" office:value="210" calcext:value-type="float">
            <text:p>210,000</text:p>
          </table:table-cell>
          <table:table-cell/>
          <table:table-cell office:value-type="float" office:value="350" calcext:value-type="float">
            <text:p>350,000</text:p>
          </table:table-cell>
          <table:table-cell table:formula="of:=[.AT106]-[.C106]" office:value-type="float" office:value="287" calcext:value-type="float">
            <text:p>287,000</text:p>
          </table:table-cell>
          <table:table-cell table:formula="of:=[.AT106]-[.C106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T106]+[.C106]/2" office:value-type="float" office:value="381.5" calcext:value-type="float">
            <text:p>381,500</text:p>
          </table:table-cell>
          <table:table-cell table:formula="of:=[.AT106]+[.C106]" office:value-type="float" office:value="413" calcext:value-type="float">
            <text:p>413,000</text:p>
          </table:table-cell>
          <table:table-cell table:formula="of:=[.AT106]+[.C106]*1.5" office:value-type="float" office:value="444.5" calcext:value-type="float">
            <text:p>444,500</text:p>
          </table:table-cell>
          <table:table-cell table:formula="of:=[.AT106]+[.C106]*2" office:value-type="float" office:value="476" calcext:value-type="float">
            <text:p>476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107]*2" office:value-type="float" office:value="0" calcext:value-type="float">
            <text:p>0,000</text:p>
          </table:table-cell>
          <table:table-cell table:formula="of:=([.E107]+[.G107])*(-1)" office:value-type="float" office:value="-0" calcext:value-type="float">
            <text:p>0,000</text:p>
          </table:table-cell>
          <table:table-cell table:formula="of:=[.F107]/2/45" office:value-type="float" office:value="0" calcext:value-type="float">
            <text:p>0,000</text:p>
          </table:table-cell>
          <table:table-cell table:formula="of:=[.P107]*[.Q99]" office:value-type="float" office:value="0" calcext:value-type="float">
            <text:p>0,000</text:p>
          </table:table-cell>
          <table:table-cell table:formula="of:=[.H107]/45" office:value-type="float" office:value="0" calcext:value-type="float">
            <text:p>0,000</text:p>
          </table:table-cell>
          <table:table-cell table:formula="of:=[.Q107]*[.Q99]+[.R107]*[.R99]+[.S107]*[.S99]+[.T107]*[.T99]+[.U107]*[.U99]+[.V107]*[.V99]+[.W107]*[.W99]" office:value-type="float" office:value="0" calcext:value-type="float">
            <text:p>0,000</text:p>
          </table:table-cell>
          <table:table-cell table:formula="of:=[.O107]/45*(-1)" office:value-type="float" office:value="-0" calcext:value-type="float">
            <text:p>0,000</text:p>
          </table:table-cell>
          <table:table-cell table:style-name="ce42" table:formula="of:=[.O107]/63*(-1)" office:value-type="float" office:value="-0" calcext:value-type="float">
            <text:p>0,000</text:p>
          </table:table-cell>
          <table:table-cell table:style-name="ce42" table:formula="of:=[.J107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07]/4" office:value-type="float" office:value="0" calcext:value-type="float">
            <text:p>0,000</text:p>
          </table:table-cell>
          <table:table-cell table:formula="of:=[.P107]*[.Q99]+[.Q107]*[.Q99]+[.R107]*[.R99]+[.S107]*[.S99]+[.T107]*[.T99]+[.U107]*[.U99]+[.V107]*[.V99]+[.W107]*[.W9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99]*[.X107])+([.Y99]*[.Y107])+([.Z99]*[.Z107])+([.AA99]*[.AA107])+([.AB99]*[.AB107])" office:value-type="float" office:value="0" calcext:value-type="float">
            <text:p>0,000</text:p>
          </table:table-cell>
          <table:table-cell table:formula="of:=[.AC107]/63*(-1)" office:value-type="float" office:value="-0" calcext:value-type="float">
            <text:p>0,000</text:p>
          </table:table-cell>
          <table:table-cell table:formula="of:=[.O107]-[.AC107]" office:value-type="float" office:value="0" calcext:value-type="float">
            <text:p>0,000</text:p>
          </table:table-cell>
          <table:table-cell table:formula="of:=[.AE107]/63*18*(-1)" office:value-type="float" office:value="-0" calcext:value-type="float">
            <text:p>0,000</text:p>
          </table:table-cell>
          <table:table-cell table:formula="of:=[.AE107]-[.AR107]" office:value-type="float" office:value="0" calcext:value-type="float">
            <text:p>0,000</text:p>
          </table:table-cell>
          <table:table-cell table:formula="of:=[.AG107]/45*0.8*(-1)" office:value-type="float" office:value="-0" calcext:value-type="float">
            <text:p>0,000</text:p>
          </table:table-cell>
          <table:table-cell table:formula="of:=[.AE107]/63*(-1)*0.95" office:value-type="float" office:value="-0" calcext:value-type="float">
            <text:p>0,000</text:p>
          </table:table-cell>
          <table:table-cell table:number-columns-repeated="8"/>
          <table:table-cell table:formula="of:=([.AL107]+[.AM107]+[.AN107]+[.AO107]+[.AP107]+[.AQ107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108]*2" office:value-type="float" office:value="0" calcext:value-type="float">
            <text:p>0,000</text:p>
          </table:table-cell>
          <table:table-cell table:formula="of:=([.E108]+[.G108])*(-1)" office:value-type="float" office:value="-0.568888888888889" calcext:value-type="float">
            <text:p>-0,569</text:p>
          </table:table-cell>
          <table:table-cell table:formula="of:=[.F108]/2/45" office:value-type="float" office:value="0" calcext:value-type="float">
            <text:p>0,000</text:p>
          </table:table-cell>
          <table:table-cell table:formula="of:=[.P108]*[.Q99]" office:value-type="float" office:value="0" calcext:value-type="float">
            <text:p>0,000</text:p>
          </table:table-cell>
          <table:table-cell table:formula="of:=[.H108]/45" office:value-type="float" office:value="0.568888888888889" calcext:value-type="float">
            <text:p>0,569</text:p>
          </table:table-cell>
          <table:table-cell table:formula="of:=[.Q108]*[.Q99]+[.R108]*[.R99]+[.S108]*[.S99]+[.T108]*[.T99]+[.U108]*[.U99]+[.V108]*[.V99]+[.W108]*[.W99]" office:value-type="float" office:value="25.6" calcext:value-type="float">
            <text:p>25,600</text:p>
          </table:table-cell>
          <table:table-cell table:formula="of:=[.O108]/45*(-1)" office:value-type="float" office:value="-0.568888888888889" calcext:value-type="float">
            <text:p>-0,569</text:p>
          </table:table-cell>
          <table:table-cell table:style-name="ce42" table:formula="of:=[.O108]/63*(-1)" office:value-type="float" office:value="-0.406349206349206" calcext:value-type="float">
            <text:p>-0,406</text:p>
          </table:table-cell>
          <table:table-cell table:style-name="ce42" table:formula="of:=[.J108]*18" office:value-type="float" office:value="-7.31428571428571" calcext:value-type="float">
            <text:p>-7,314</text:p>
          </table:table-cell>
          <table:table-cell table:style-name="ce42" table:number-columns-repeated="2"/>
          <table:table-cell table:style-name="ce42" table:formula="of:=[.O108]/4" office:value-type="float" office:value="6.4" calcext:value-type="float">
            <text:p>6,400</text:p>
          </table:table-cell>
          <table:table-cell table:formula="of:=[.P108]*[.Q99]+[.Q108]*[.Q99]+[.R108]*[.R99]+[.S108]*[.S99]+[.T108]*[.T99]+[.U108]*[.U99]+[.V108]*[.V99]+[.W108]*[.W99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X99]*[.X108])+([.Y99]*[.Y108])+([.Z99]*[.Z108])+([.AA99]*[.AA108])+([.AB99]*[.AB108])" office:value-type="float" office:value="18.56" calcext:value-type="float">
            <text:p>18,560</text:p>
          </table:table-cell>
          <table:table-cell table:formula="of:=[.AC108]/63*(-1)" office:value-type="float" office:value="-0.294603174603175" calcext:value-type="float">
            <text:p>-0,295</text:p>
          </table:table-cell>
          <table:table-cell table:formula="of:=[.O108]-[.AC108]" office:value-type="float" office:value="7.04" calcext:value-type="float">
            <text:p>7,040</text:p>
          </table:table-cell>
          <table:table-cell table:formula="of:=[.AE108]/63*18*(-1)" office:value-type="float" office:value="-2.01142857142857" calcext:value-type="float">
            <text:p>-2,011</text:p>
          </table:table-cell>
          <table:table-cell table:formula="of:=[.AE108]-[.AR108]" office:value-type="float" office:value="7.04" calcext:value-type="float">
            <text:p>7,040</text:p>
          </table:table-cell>
          <table:table-cell table:formula="of:=[.AG108]/45*0.8*(-1)" office:value-type="float" office:value="-0.125155555555556" calcext:value-type="float">
            <text:p>-0,125</text:p>
          </table:table-cell>
          <table:table-cell table:formula="of:=[.AE108]/63*(-1)*0.95" office:value-type="float" office:value="-0.10615873015873" calcext:value-type="float">
            <text:p>-0,106</text:p>
          </table:table-cell>
          <table:table-cell table:number-columns-repeated="8"/>
          <table:table-cell table:formula="of:=([.AL108]+[.AM108]+[.AN108]+[.AO108]+[.AP108]+[.AQ108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battle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12]*2" office:value-type="float" office:value="14.4" calcext:value-type="float">
            <text:p>14,400</text:p>
          </table:table-cell>
          <table:table-cell table:formula="of:=([.E112]+[.G112])*(-1)" office:value-type="float" office:value="-2.75555555555556" calcext:value-type="float">
            <text:p>-2,756</text:p>
          </table:table-cell>
          <table:table-cell table:formula="of:=[.F112]/2/45" office:value-type="float" office:value="0.64" calcext:value-type="float">
            <text:p>0,640</text:p>
          </table:table-cell>
          <table:table-cell table:formula="of:=[.P112]*[.Q111]" office:value-type="float" office:value="57.6" calcext:value-type="float">
            <text:p>57,600</text:p>
          </table:table-cell>
          <table:table-cell table:formula="of:=[.H112]/45" office:value-type="float" office:value="2.11555555555556" calcext:value-type="float">
            <text:p>2,116</text:p>
          </table:table-cell>
          <table:table-cell table:formula="of:=[.Q112]*[.Q111]+[.R112]*[.R111]+[.S112]*[.S111]+[.T112]*[.T111]+[.U112]*[.U111]+[.V112]*[.V111]+[.W112]*[.W111]" office:value-type="float" office:value="95.2" calcext:value-type="float">
            <text:p>95,200</text:p>
          </table:table-cell>
          <table:table-cell table:formula="of:=[.O112]/45*(-1)" office:value-type="float" office:value="-3.39555555555556" calcext:value-type="float">
            <text:p>-3,396</text:p>
          </table:table-cell>
          <table:table-cell table:style-name="ce42" table:formula="of:=[.O112]/63*(-1)" office:value-type="float" office:value="-2.42539682539683" calcext:value-type="float">
            <text:p>-2,425</text:p>
          </table:table-cell>
          <table:table-cell table:style-name="ce42" table:formula="of:=[.J112]*18" office:value-type="float" office:value="-43.6571428571429" calcext:value-type="float">
            <text:p>-43,657</text:p>
          </table:table-cell>
          <table:table-cell table:style-name="ce42" table:number-columns-repeated="2"/>
          <table:table-cell table:style-name="ce42" table:formula="of:=[.O112]/4" office:value-type="float" office:value="38.2" calcext:value-type="float">
            <text:p>38,200</text:p>
          </table:table-cell>
          <table:table-cell table:formula="of:=[.P112]*[.Q111]+[.Q112]*[.Q111]+[.R112]*[.R111]+[.S112]*[.S111]+[.T112]*[.T111]+[.U112]*[.U111]+[.V112]*[.V111]+[.W112]*[.W111]" office:value-type="float" office:value="152.8" calcext:value-type="float">
            <text:p>152,800</text:p>
          </table:table-cell>
          <table:table-cell office:value-type="float" office:value="7.2" calcext:value-type="float">
            <text:p>7,200</text:p>
          </table:table-cell>
          <table:table-cell table:style-name="ce34"/>
          <table:table-cell/>
          <table:table-cell office:value-type="float" office:value="4" calcext:value-type="float">
            <text:p>4,000</text:p>
          </table:table-cell>
          <table:table-cell/>
          <table:table-cell office:value-type="float" office:value="9.6" calcext:value-type="float">
            <text:p>9,600</text:p>
          </table:table-cell>
          <table:table-cell table:number-columns-repeated="3"/>
          <table:table-cell office:value-type="float" office:value="9.6" calcext:value-type="float">
            <text:p>9,600</text:p>
          </table:table-cell>
          <table:table-cell table:number-columns-repeated="3"/>
          <table:table-cell table:formula="of:=([.X111]*[.X112])+([.Y111]*[.Y112])+([.Z111]*[.Z112])+([.AA111]*[.AA112])+([.AB111]*[.AB112])" office:value-type="float" office:value="67.2" calcext:value-type="float">
            <text:p>67,200</text:p>
          </table:table-cell>
          <table:table-cell table:formula="of:=[.AC112]/63*(-1)" office:value-type="float" office:value="-1.06666666666667" calcext:value-type="float">
            <text:p>-1,067</text:p>
          </table:table-cell>
          <table:table-cell table:formula="of:=[.O112]-[.AC112]" office:value-type="float" office:value="85.6" calcext:value-type="float">
            <text:p>85,600</text:p>
          </table:table-cell>
          <table:table-cell table:formula="of:=[.AE112]/63*18*(-1)" office:value-type="float" office:value="-24.4571428571429" calcext:value-type="float">
            <text:p>-24,457</text:p>
          </table:table-cell>
          <table:table-cell table:formula="of:=[.AE112]-[.AR112]" office:value-type="float" office:value="52" calcext:value-type="float">
            <text:p>52,000</text:p>
          </table:table-cell>
          <table:table-cell table:formula="of:=[.AG112]/45*0.8*(-1)" office:value-type="float" office:value="-0.924444444444444" calcext:value-type="float">
            <text:p>-0,924</text:p>
          </table:table-cell>
          <table:table-cell table:formula="of:=[.AE112]/63*(-1)*0.95" office:value-type="float" office:value="-1.29079365079365" calcext:value-type="float">
            <text:p>-1,291</text:p>
          </table:table-cell>
          <table:table-cell table:number-columns-repeated="2"/>
          <table:table-cell office:value-type="float" office:value="7.2" calcext:value-type="float">
            <text:p>7,200</text:p>
          </table:table-cell>
          <table:table-cell office:value-type="float" office:value="4" calcext:value-type="float">
            <text:p>4,000</text:p>
          </table:table-cell>
          <table:table-cell table:number-columns-repeated="4"/>
          <table:table-cell table:formula="of:=([.AL112]+[.AM112]+[.AN112]+[.AO112]+[.AP112]+[.AQ112])*3" office:value-type="float" office:value="33.6" calcext:value-type="float">
            <text:p>33,6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13]*2" office:value-type="float" office:value="8.1" calcext:value-type="float">
            <text:p>8,100</text:p>
          </table:table-cell>
          <table:table-cell table:formula="of:=([.E113]+[.G113])*(-1)" office:value-type="float" office:value="-2.655" calcext:value-type="float">
            <text:p>-2,655</text:p>
          </table:table-cell>
          <table:table-cell table:formula="of:=[.F113]/2/45" office:value-type="float" office:value="0.36" calcext:value-type="float">
            <text:p>0,360</text:p>
          </table:table-cell>
          <table:table-cell table:formula="of:=[.P113]*[.Q111]" office:value-type="float" office:value="32.4" calcext:value-type="float">
            <text:p>32,400</text:p>
          </table:table-cell>
          <table:table-cell table:formula="of:=[.H113]/45" office:value-type="float" office:value="2.295" calcext:value-type="float">
            <text:p>2,295</text:p>
          </table:table-cell>
          <table:table-cell table:formula="of:=[.Q113]*[.Q111]+[.R113]*[.R111]+[.S113]*[.S111]+[.T113]*[.T111]+[.U113]*[.U111]+[.V113]*[.V111]+[.W113]*[.W111]" office:value-type="float" office:value="103.275" calcext:value-type="float">
            <text:p>103,275</text:p>
          </table:table-cell>
          <table:table-cell table:formula="of:=[.O113]/45*(-1)" office:value-type="float" office:value="-3.015" calcext:value-type="float">
            <text:p>-3,015</text:p>
          </table:table-cell>
          <table:table-cell table:style-name="ce42" table:formula="of:=[.O113]/63*(-1)" office:value-type="float" office:value="-2.15357142857143" calcext:value-type="float">
            <text:p>-2,154</text:p>
          </table:table-cell>
          <table:table-cell table:style-name="ce42" table:formula="of:=[.J113]*18" office:value-type="float" office:value="-38.7642857142857" calcext:value-type="float">
            <text:p>-38,764</text:p>
          </table:table-cell>
          <table:table-cell table:style-name="ce42" table:number-columns-repeated="2"/>
          <table:table-cell table:style-name="ce42" table:formula="of:=[.O113]/4" office:value-type="float" office:value="33.91875" calcext:value-type="float">
            <text:p>33,919</text:p>
          </table:table-cell>
          <table:table-cell table:formula="of:=[.P113]*[.Q111]+[.Q113]*[.Q111]+[.R113]*[.R111]+[.S113]*[.S111]+[.T113]*[.T111]+[.U113]*[.U111]+[.V113]*[.V111]+[.W113]*[.W111]" office:value-type="float" office:value="135.675" calcext:value-type="float">
            <text:p>135,6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X111]*[.X113])+([.Y111]*[.Y113])+([.Z111]*[.Z113])+([.AA111]*[.AA113])+([.AB111]*[.AB113])" office:value-type="float" office:value="0" calcext:value-type="float">
            <text:p>0,000</text:p>
          </table:table-cell>
          <table:table-cell table:formula="of:=[.AC113]/63*(-1)" office:value-type="float" office:value="-0" calcext:value-type="float">
            <text:p>0,000</text:p>
          </table:table-cell>
          <table:table-cell table:formula="of:=[.O113]-[.AC113]" office:value-type="float" office:value="135.675" calcext:value-type="float">
            <text:p>135,675</text:p>
          </table:table-cell>
          <table:table-cell table:formula="of:=[.AE113]/63*18*(-1)" office:value-type="float" office:value="-38.7642857142857" calcext:value-type="float">
            <text:p>-38,764</text:p>
          </table:table-cell>
          <table:table-cell table:formula="of:=[.AE113]-[.AR113]" office:value-type="float" office:value="89.1" calcext:value-type="float">
            <text:p>89,100</text:p>
          </table:table-cell>
          <table:table-cell table:formula="of:=[.AG113]/45*0.8*(-1)" office:value-type="float" office:value="-1.584" calcext:value-type="float">
            <text:p>-1,584</text:p>
          </table:table-cell>
          <table:table-cell table:formula="of:=[.AE113]/63*(-1)*0.95" office:value-type="float" office:value="-2.04589285714286" calcext:value-type="float">
            <text:p>-2,046</text:p>
          </table:table-cell>
          <table:table-cell table:formula="of:=[.AG113]/45*(-1)" office:value-type="float" office:value="-1.98" calcext:value-type="float">
            <text:p>-1,980</text:p>
          </table:table-cell>
          <table:table-cell/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office:value-type="float" office:value="2.925" calcext:value-type="float">
            <text:p>2,925</text:p>
          </table:table-cell>
          <table:table-cell office:value-type="float" office:value="2.25" calcext:value-type="float">
            <text:p>2,250</text:p>
          </table:table-cell>
          <table:table-cell office:value-type="float" office:value="1.35" calcext:value-type="float">
            <text:p>1,350</text:p>
          </table:table-cell>
          <table:table-cell office:value-type="float" office:value="2.7" calcext:value-type="float">
            <text:p>2,700</text:p>
          </table:table-cell>
          <table:table-cell table:formula="of:=([.AL113]+[.AM113]+[.AN113]+[.AO113]+[.AP113]+[.AQ113])*3" office:value-type="float" office:value="46.575" calcext:value-type="float">
            <text:p>46,5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14]*2" office:value-type="float" office:value="6.48" calcext:value-type="float">
            <text:p>6,480</text:p>
          </table:table-cell>
          <table:table-cell table:formula="of:=([.E114]+[.G114])*(-1)" office:value-type="float" office:value="-1.84888888888889" calcext:value-type="float">
            <text:p>-1,849</text:p>
          </table:table-cell>
          <table:table-cell table:formula="of:=[.F114]/2/45" office:value-type="float" office:value="0.288" calcext:value-type="float">
            <text:p>0,288</text:p>
          </table:table-cell>
          <table:table-cell table:formula="of:=[.P114]*[.Q111]" office:value-type="float" office:value="25.92" calcext:value-type="float">
            <text:p>25,920</text:p>
          </table:table-cell>
          <table:table-cell table:formula="of:=[.H114]/45" office:value-type="float" office:value="1.56088888888889" calcext:value-type="float">
            <text:p>1,561</text:p>
          </table:table-cell>
          <table:table-cell table:formula="of:=[.Q114]*[.Q111]+[.R114]*[.R111]+[.S114]*[.S111]+[.T114]*[.T111]+[.U114]*[.U111]+[.V114]*[.V111]+[.W114]*[.W111]" office:value-type="float" office:value="70.24" calcext:value-type="float">
            <text:p>70,240</text:p>
          </table:table-cell>
          <table:table-cell table:formula="of:=[.O114]/45*(-1)" office:value-type="float" office:value="-2.13688888888889" calcext:value-type="float">
            <text:p>-2,137</text:p>
          </table:table-cell>
          <table:table-cell table:style-name="ce42" table:formula="of:=[.O114]/63*(-1)" office:value-type="float" office:value="-1.52634920634921" calcext:value-type="float">
            <text:p>-1,526</text:p>
          </table:table-cell>
          <table:table-cell table:style-name="ce42" table:formula="of:=[.J114]*18" office:value-type="float" office:value="-27.4742857142857" calcext:value-type="float">
            <text:p>-27,474</text:p>
          </table:table-cell>
          <table:table-cell table:style-name="ce42" table:number-columns-repeated="2"/>
          <table:table-cell table:style-name="ce42" table:formula="of:=[.O114]/4" office:value-type="float" office:value="24.04" calcext:value-type="float">
            <text:p>24,040</text:p>
          </table:table-cell>
          <table:table-cell table:formula="of:=[.P114]*[.Q111]+[.Q114]*[.Q111]+[.R114]*[.R111]+[.S114]*[.S111]+[.T114]*[.T111]+[.U114]*[.U111]+[.V114]*[.V111]+[.W114]*[.W111]" office:value-type="float" office:value="96.16" calcext:value-type="float">
            <text:p>96,160</text:p>
          </table:table-cell>
          <table:table-cell office:value-type="float" office:value="3.24" calcext:value-type="float">
            <text:p>3,24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32" calcext:value-type="float">
            <text:p>4,32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32" calcext:value-type="float">
            <text:p>4,320</text:p>
          </table:table-cell>
          <table:table-cell table:number-columns-repeated="3"/>
          <table:table-cell table:formula="of:=([.X111]*[.X114])+([.Y111]*[.Y114])+([.Z111]*[.Z114])+([.AA111]*[.AA114])+([.AB111]*[.AB114])" office:value-type="float" office:value="75.24" calcext:value-type="float">
            <text:p>75,240</text:p>
          </table:table-cell>
          <table:table-cell table:formula="of:=[.AC114]/63*(-1)" office:value-type="float" office:value="-1.19428571428571" calcext:value-type="float">
            <text:p>-1,194</text:p>
          </table:table-cell>
          <table:table-cell table:formula="of:=[.O114]-[.AC114]" office:value-type="float" office:value="20.92" calcext:value-type="float">
            <text:p>20,920</text:p>
          </table:table-cell>
          <table:table-cell table:formula="of:=[.AE114]/63*18*(-1)" office:value-type="float" office:value="-5.97714285714286" calcext:value-type="float">
            <text:p>-5,977</text:p>
          </table:table-cell>
          <table:table-cell table:formula="of:=[.AE114]-[.AR114]" office:value-type="float" office:value="11.2" calcext:value-type="float">
            <text:p>11,200</text:p>
          </table:table-cell>
          <table:table-cell table:formula="of:=[.AG114]/45*0.8*(-1)" office:value-type="float" office:value="-0.199111111111111" calcext:value-type="float">
            <text:p>-0,199</text:p>
          </table:table-cell>
          <table:table-cell table:formula="of:=[.AE114]/63*(-1)*0.95" office:value-type="float" office:value="-0.315460317460318" calcext:value-type="float">
            <text:p>-0,315</text:p>
          </table:table-cell>
          <table:table-cell table:number-columns-repeated="2"/>
          <table:table-cell office:value-type="float" office:value="3.24" calcext:value-type="float">
            <text:p>3,240</text:p>
          </table:table-cell>
          <table:table-cell table:number-columns-repeated="5"/>
          <table:table-cell table:formula="of:=([.AL114]+[.AM114]+[.AN114]+[.AO114]+[.AP114]+[.AQ114])*3" office:value-type="float" office:value="9.72" calcext:value-type="float">
            <text:p>9,7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15]*2" office:value-type="float" office:value="8.1" calcext:value-type="float">
            <text:p>8,100</text:p>
          </table:table-cell>
          <table:table-cell table:formula="of:=([.E115]+[.G115])*(-1)" office:value-type="float" office:value="-2.115" calcext:value-type="float">
            <text:p>-2,115</text:p>
          </table:table-cell>
          <table:table-cell table:formula="of:=[.F115]/2/45" office:value-type="float" office:value="0.36" calcext:value-type="float">
            <text:p>0,360</text:p>
          </table:table-cell>
          <table:table-cell table:formula="of:=[.P115]*[.Q111]" office:value-type="float" office:value="32.4" calcext:value-type="float">
            <text:p>32,400</text:p>
          </table:table-cell>
          <table:table-cell table:formula="of:=[.H115]/45" office:value-type="float" office:value="1.755" calcext:value-type="float">
            <text:p>1,755</text:p>
          </table:table-cell>
          <table:table-cell table:formula="of:=[.Q115]*[.Q111]+[.R115]*[.R111]+[.S115]*[.S111]+[.T115]*[.T111]+[.U115]*[.U111]+[.V115]*[.V111]+[.W115]*[.W111]" office:value-type="float" office:value="78.975" calcext:value-type="float">
            <text:p>78,975</text:p>
          </table:table-cell>
          <table:table-cell table:formula="of:=[.O115]/45*(-1)" office:value-type="float" office:value="-2.475" calcext:value-type="float">
            <text:p>-2,475</text:p>
          </table:table-cell>
          <table:table-cell table:style-name="ce42" table:formula="of:=[.O115]/63*(-1)" office:value-type="float" office:value="-1.76785714285714" calcext:value-type="float">
            <text:p>-1,768</text:p>
          </table:table-cell>
          <table:table-cell table:style-name="ce42" table:formula="of:=[.J115]*18" office:value-type="float" office:value="-31.8214285714286" calcext:value-type="float">
            <text:p>-31,821</text:p>
          </table:table-cell>
          <table:table-cell table:style-name="ce42" table:number-columns-repeated="2"/>
          <table:table-cell table:style-name="ce42" table:formula="of:=[.O115]/4" office:value-type="float" office:value="27.84375" calcext:value-type="float">
            <text:p>27,844</text:p>
          </table:table-cell>
          <table:table-cell table:formula="of:=[.P115]*[.Q111]+[.Q115]*[.Q111]+[.R115]*[.R111]+[.S115]*[.S111]+[.T115]*[.T111]+[.U115]*[.U111]+[.V115]*[.V111]+[.W115]*[.W111]" office:value-type="float" office:value="111.375" calcext:value-type="float">
            <text:p>111,3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5.85" calcext:value-type="float">
            <text:p>5,8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X111]*[.X115])+([.Y111]*[.Y115])+([.Z111]*[.Z115])+([.AA111]*[.AA115])+([.AB111]*[.AB115])" office:value-type="float" office:value="0" calcext:value-type="float">
            <text:p>0,000</text:p>
          </table:table-cell>
          <table:table-cell table:formula="of:=[.AC115]/63*(-1)" office:value-type="float" office:value="-0" calcext:value-type="float">
            <text:p>0,000</text:p>
          </table:table-cell>
          <table:table-cell table:formula="of:=[.O115]-[.AC115]" office:value-type="float" office:value="111.375" calcext:value-type="float">
            <text:p>111,375</text:p>
          </table:table-cell>
          <table:table-cell table:formula="of:=[.AE115]/63*18*(-1)" office:value-type="float" office:value="-31.8214285714286" calcext:value-type="float">
            <text:p>-31,821</text:p>
          </table:table-cell>
          <table:table-cell table:formula="of:=[.AE115]-[.AR115]" office:value-type="float" office:value="72.9" calcext:value-type="float">
            <text:p>72,900</text:p>
          </table:table-cell>
          <table:table-cell table:formula="of:=[.AG115]/45*0.8*(-1)" office:value-type="float" office:value="-1.296" calcext:value-type="float">
            <text:p>-1,296</text:p>
          </table:table-cell>
          <table:table-cell table:formula="of:=[.AE115]/63*(-1)*0.95" office:value-type="float" office:value="-1.67946428571429" calcext:value-type="float">
            <text:p>-1,679</text:p>
          </table:table-cell>
          <table:table-cell table:number-columns-repeated="2"/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office:value-type="float" office:value="2.925" calcext:value-type="float">
            <text:p>2,925</text:p>
          </table:table-cell>
          <table:table-cell office:value-type="float" office:value="2.25" calcext:value-type="float">
            <text:p>2,250</text:p>
          </table:table-cell>
          <table:table-cell office:value-type="float" office:value="1.35" calcext:value-type="float">
            <text:p>1,350</text:p>
          </table:table-cell>
          <table:table-cell/>
          <table:table-cell table:formula="of:=([.AL115]+[.AM115]+[.AN115]+[.AO115]+[.AP115]+[.AQ115])*3" office:value-type="float" office:value="38.475" calcext:value-type="float">
            <text:p>38,475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116]*2" office:value-type="float" office:value="0.855" calcext:value-type="float">
            <text:p>0,855</text:p>
          </table:table-cell>
          <table:table-cell table:style-name="ce32" table:formula="of:=([.E116]+[.G116])*(-1)" office:value-type="float" office:value="-0.181555555555556" calcext:value-type="float">
            <text:p>-0,182</text:p>
          </table:table-cell>
          <table:table-cell table:style-name="ce32" table:formula="of:=[.F116]/45" office:value-type="float" office:value="0.076" calcext:value-type="float">
            <text:p>0,076</text:p>
          </table:table-cell>
          <table:table-cell table:style-name="ce32" table:formula="of:=[.P116]*[.Q111]" office:value-type="float" office:value="3.42" calcext:value-type="float">
            <text:p>3,420</text:p>
          </table:table-cell>
          <table:table-cell table:style-name="ce32" table:formula="of:=[.H116]/45" office:value-type="float" office:value="0.105555555555556" calcext:value-type="float">
            <text:p>0,106</text:p>
          </table:table-cell>
          <table:table-cell table:style-name="ce32" table:formula="of:=[.Q116]*[.Q111]+[.R116]*[.R111]+[.S116]*[.S111]+[.T116]*[.T111]+[.U116]*[.U111]+[.V116]*[.V111]+[.W116]*[.W111]" office:value-type="float" office:value="4.75" calcext:value-type="float">
            <text:p>4,750</text:p>
          </table:table-cell>
          <table:table-cell table:formula="of:=[.O116]/45*(-1)" office:value-type="float" office:value="-0.181555555555556" calcext:value-type="float">
            <text:p>-0,182</text:p>
          </table:table-cell>
          <table:table-cell table:style-name="ce42" table:formula="of:=[.O116]/63*(-1)" office:value-type="float" office:value="-0.12968253968254" calcext:value-type="float">
            <text:p>-0,130</text:p>
          </table:table-cell>
          <table:table-cell table:style-name="ce42" table:formula="of:=[.J116]*18" office:value-type="float" office:value="-2.33428571428571" calcext:value-type="float">
            <text:p>-2,334</text:p>
          </table:table-cell>
          <table:table-cell table:style-name="ce42" table:number-columns-repeated="2"/>
          <table:table-cell table:style-name="ce42" table:formula="of:=[.O116]/4" office:value-type="float" office:value="2.0425" calcext:value-type="float">
            <text:p>2,043</text:p>
          </table:table-cell>
          <table:table-cell table:formula="of:=[.P116]*[.Q111]+[.Q116]*[.Q111]+[.R116]*[.R111]+[.S116]*[.S111]+[.T116]*[.T111]+[.U116]*[.U111]+[.V116]*[.V111]+[.W116]*[.W111]" office:value-type="float" office:value="8.17" calcext:value-type="float">
            <text:p>8,170</text:p>
          </table:table-cell>
          <table:table-cell office:value-type="float" office:value="0.4275" calcext:value-type="float">
            <text:p>0,428</text:p>
          </table:table-cell>
          <table:table-cell/>
          <table:table-cell office:value-type="float" office:value="0.2375" calcext:value-type="float">
            <text:p>0,238</text:p>
          </table:table-cell>
          <table:table-cell office:value-type="float" office:value="0.19" calcext:value-type="float">
            <text:p>0,190</text:p>
          </table:table-cell>
          <table:table-cell office:value-type="float" office:value="0.1425" calcext:value-type="float">
            <text:p>0,143</text:p>
          </table:table-cell>
          <table:table-cell table:number-columns-repeated="4"/>
          <table:table-cell office:value-type="float" office:value="0.19" calcext:value-type="float">
            <text:p>0,190</text:p>
          </table:table-cell>
          <table:table-cell table:number-columns-repeated="3"/>
          <table:table-cell table:formula="of:=([.X111]*[.X116])+([.Y111]*[.Y116])+([.Z111]*[.Z116])+([.AA111]*[.AA116])+([.AB111]*[.AB116])" office:value-type="float" office:value="1.33" calcext:value-type="float">
            <text:p>1,330</text:p>
          </table:table-cell>
          <table:table-cell table:formula="of:=[.AC116]/63*(-1)" office:value-type="float" office:value="-0.0211111111111111" calcext:value-type="float">
            <text:p>-0,021</text:p>
          </table:table-cell>
          <table:table-cell table:formula="of:=[.O116]-[.AC116]" office:value-type="float" office:value="6.84" calcext:value-type="float">
            <text:p>6,840</text:p>
          </table:table-cell>
          <table:table-cell table:formula="of:=[.AE116]/63*18*(-1)" office:value-type="float" office:value="-1.95428571428571" calcext:value-type="float">
            <text:p>-1,954</text:p>
          </table:table-cell>
          <table:table-cell table:formula="of:=[.AE116]-[.AR116]" office:value-type="float" office:value="4.422" calcext:value-type="float">
            <text:p>4,422</text:p>
          </table:table-cell>
          <table:table-cell table:formula="of:=[.AG116]/45*0.8*(-1)" office:value-type="float" office:value="-0.0786133333333333" calcext:value-type="float">
            <text:p>-0,079</text:p>
          </table:table-cell>
          <table:table-cell table:formula="of:=[.AE116]/63*(-1)*0.95" office:value-type="float" office:value="-0.103142857142857" calcext:value-type="float">
            <text:p>-0,103</text:p>
          </table:table-cell>
          <table:table-cell table:formula="of:=[.AG116]/45*(-1)" office:value-type="float" office:value="-0.0982666666666666" calcext:value-type="float">
            <text:p>-0,098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0.237" calcext:value-type="float">
            <text:p>0,237</text:p>
          </table:table-cell>
          <table:table-cell office:value-type="float" office:value="0.142" calcext:value-type="float">
            <text:p>0,142</text:p>
          </table:table-cell>
          <table:table-cell table:number-columns-repeated="3"/>
          <table:table-cell table:formula="of:=([.AL116]+[.AM116]+[.AN116]+[.AO116]+[.AP116]+[.AQ116])*3" office:value-type="float" office:value="2.418" calcext:value-type="float">
            <text:p>2,4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117]*2" office:value-type="float" office:value="0.225" calcext:value-type="float">
            <text:p>0,225</text:p>
          </table:table-cell>
          <table:table-cell table:formula="of:=([.E117]+[.G117])*(-1)" office:value-type="float" office:value="-0.0333333333333333" calcext:value-type="float">
            <text:p>-0,033</text:p>
          </table:table-cell>
          <table:table-cell table:formula="of:=[.F117]/2/45" office:value-type="float" office:value="0.01" calcext:value-type="float">
            <text:p>0,010</text:p>
          </table:table-cell>
          <table:table-cell table:formula="of:=[.P117]*[.Q111]" office:value-type="float" office:value="0.9" calcext:value-type="float">
            <text:p>0,900</text:p>
          </table:table-cell>
          <table:table-cell table:formula="of:=[.H117]/45" office:value-type="float" office:value="0.0233333333333333" calcext:value-type="float">
            <text:p>0,023</text:p>
          </table:table-cell>
          <table:table-cell table:formula="of:=[.Q117]*[.Q111]+[.R117]*[.R111]+[.S117]*[.S111]+[.T117]*[.T111]+[.U117]*[.U111]+[.V117]*[.V111]+[.W117]*[.W111]" office:value-type="float" office:value="1.05" calcext:value-type="float">
            <text:p>1,050</text:p>
          </table:table-cell>
          <table:table-cell table:formula="of:=[.O117]/45*(-1)" office:value-type="float" office:value="-0.0433333333333333" calcext:value-type="float">
            <text:p>-0,043</text:p>
          </table:table-cell>
          <table:table-cell table:style-name="ce42" table:formula="of:=[.O117]/63*(-1)" office:value-type="float" office:value="-0.030952380952381" calcext:value-type="float">
            <text:p>-0,031</text:p>
          </table:table-cell>
          <table:table-cell table:style-name="ce42" table:formula="of:=[.J117]*18" office:value-type="float" office:value="-0.557142857142857" calcext:value-type="float">
            <text:p>-0,557</text:p>
          </table:table-cell>
          <table:table-cell table:style-name="ce42" table:number-columns-repeated="2"/>
          <table:table-cell table:style-name="ce42" table:formula="of:=[.O117]/4" office:value-type="float" office:value="0.4875" calcext:value-type="float">
            <text:p>0,488</text:p>
          </table:table-cell>
          <table:table-cell table:formula="of:=[.P117]*[.Q111]+[.Q117]*[.Q111]+[.R117]*[.R111]+[.S117]*[.S111]+[.T117]*[.T111]+[.U117]*[.U111]+[.V117]*[.V111]+[.W117]*[.W111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X111]*[.X117])+([.Y111]*[.Y117])+([.Z111]*[.Z117])+([.AA111]*[.AA117])+([.AB111]*[.AB117])" office:value-type="float" office:value="1.05" calcext:value-type="float">
            <text:p>1,050</text:p>
          </table:table-cell>
          <table:table-cell table:formula="of:=[.AC117]/63*(-1)" office:value-type="float" office:value="-0.0166666666666667" calcext:value-type="float">
            <text:p>-0,017</text:p>
          </table:table-cell>
          <table:table-cell table:formula="of:=[.O117]-[.AC117]" office:value-type="float" office:value="0.9" calcext:value-type="float">
            <text:p>0,900</text:p>
          </table:table-cell>
          <table:table-cell table:formula="of:=[.AE117]/63*18*(-1)" office:value-type="float" office:value="-0.257142857142857" calcext:value-type="float">
            <text:p>-0,257</text:p>
          </table:table-cell>
          <table:table-cell table:formula="of:=[.AE117]-[.AR117]" office:value-type="float" office:value="0.564" calcext:value-type="float">
            <text:p>0,564</text:p>
          </table:table-cell>
          <table:table-cell table:formula="of:=[.AG117]/45*0.8*(-1)" office:value-type="float" office:value="-0.0100266666666667" calcext:value-type="float">
            <text:p>-0,010</text:p>
          </table:table-cell>
          <table:table-cell table:formula="of:=[.AE117]/63*(-1)*0.95" office:value-type="float" office:value="-0.0135714285714286" calcext:value-type="float">
            <text:p>-0,014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5"/>
          <table:table-cell table:formula="of:=([.AL117]+[.AM117]+[.AN117]+[.AO117]+[.AP117]+[.AQ117])*3" office:value-type="float" office:value="0.336" calcext:value-type="float">
            <text:p>0,33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18]*2" office:value-type="float" office:value="55.8" calcext:value-type="float">
            <text:p>55,800</text:p>
          </table:table-cell>
          <table:table-cell table:formula="of:=([.E118]+[.G118])*(-1)" office:value-type="float" office:value="-10.9533333333333" calcext:value-type="float">
            <text:p>-10,953</text:p>
          </table:table-cell>
          <table:table-cell table:formula="of:=[.F118]/2/45" office:value-type="float" office:value="2.48" calcext:value-type="float">
            <text:p>2,480</text:p>
          </table:table-cell>
          <table:table-cell table:formula="of:=[.P118]*[.Q111]" office:value-type="float" office:value="223.2" calcext:value-type="float">
            <text:p>223,200</text:p>
          </table:table-cell>
          <table:table-cell table:formula="of:=[.H118]/45" office:value-type="float" office:value="8.47333333333333" calcext:value-type="float">
            <text:p>8,473</text:p>
          </table:table-cell>
          <table:table-cell table:formula="of:=[.Q118]*[.Q111]+[.R118]*[.R111]+[.S118]*[.S111]+[.T118]*[.T111]+[.U118]*[.U111]+[.V118]*[.V111]+[.W118]*[.W111]" office:value-type="float" office:value="381.3" calcext:value-type="float">
            <text:p>381,300</text:p>
          </table:table-cell>
          <table:table-cell table:formula="of:=[.O118]/45*(-1)" office:value-type="float" office:value="-13.4333333333333" calcext:value-type="float">
            <text:p>-13,433</text:p>
          </table:table-cell>
          <table:table-cell table:style-name="ce42" table:formula="of:=[.O118]/63*(-1)" office:value-type="float" office:value="-9.5952380952381" calcext:value-type="float">
            <text:p>-9,595</text:p>
          </table:table-cell>
          <table:table-cell table:style-name="ce42" table:formula="of:=[.J118]*18" office:value-type="float" office:value="-172.714285714286" calcext:value-type="float">
            <text:p>-172,714</text:p>
          </table:table-cell>
          <table:table-cell table:style-name="ce42" table:number-columns-repeated="2"/>
          <table:table-cell table:style-name="ce42" table:formula="of:=[.O118]/4" office:value-type="float" office:value="151.125" calcext:value-type="float">
            <text:p>151,125</text:p>
          </table:table-cell>
          <table:table-cell table:formula="of:=[.P118]*[.Q111]+[.Q118]*[.Q111]+[.R118]*[.R111]+[.S118]*[.S111]+[.T118]*[.T111]+[.U118]*[.U111]+[.V118]*[.V111]+[.W118]*[.W111]" office:value-type="float" office:value="604.5" calcext:value-type="float">
            <text:p>604,500</text:p>
          </table:table-cell>
          <table:table-cell office:value-type="float" office:value="27.9" calcext:value-type="float">
            <text:p>27,900</text:p>
          </table:table-cell>
          <table:table-cell office:value-type="float" office:value="9.3" calcext:value-type="float">
            <text:p>9,300</text:p>
          </table:table-cell>
          <table:table-cell office:value-type="float" office:value="24.8" calcext:value-type="float">
            <text:p>24,800</text:p>
          </table:table-cell>
          <table:table-cell/>
          <table:table-cell office:value-type="float" office:value="9.3" calcext:value-type="float">
            <text:p>9,300</text:p>
          </table:table-cell>
          <table:table-cell table:number-columns-repeated="3"/>
          <table:table-cell office:value-type="float" office:value="9.3" calcext:value-type="float">
            <text:p>9,300</text:p>
          </table:table-cell>
          <table:table-cell table:number-columns-repeated="4"/>
          <table:table-cell table:formula="of:=([.X111]*[.X118])+([.Y111]*[.Y118])+([.Z111]*[.Z118])+([.AA111]*[.AA118])+([.AB111]*[.AB118])" office:value-type="float" office:value="83.7" calcext:value-type="float">
            <text:p>83,700</text:p>
          </table:table-cell>
          <table:table-cell table:formula="of:=[.AC118]/63*(-1)" office:value-type="float" office:value="-1.32857142857143" calcext:value-type="float">
            <text:p>-1,329</text:p>
          </table:table-cell>
          <table:table-cell table:formula="of:=[.O118]-[.AC118]" office:value-type="float" office:value="520.8" calcext:value-type="float">
            <text:p>520,800</text:p>
          </table:table-cell>
          <table:table-cell table:formula="of:=[.AE118]/63*18*(-1)" office:value-type="float" office:value="-148.8" calcext:value-type="float">
            <text:p>-148,800</text:p>
          </table:table-cell>
          <table:table-cell table:formula="of:=[.AE118]-[.AR118]" office:value-type="float" office:value="334.8" calcext:value-type="float">
            <text:p>334,800</text:p>
          </table:table-cell>
          <table:table-cell table:formula="of:=[.AG118]/45*0.8*(-1)" office:value-type="float" office:value="-5.952" calcext:value-type="float">
            <text:p>-5,952</text:p>
          </table:table-cell>
          <table:table-cell table:formula="of:=[.AE118]/63*(-1)*0.95" office:value-type="float" office:value="-7.85333333333333" calcext:value-type="float">
            <text:p>-7,853</text:p>
          </table:table-cell>
          <table:table-cell table:formula="of:=[.AG118]/45*(-1)" office:value-type="float" office:value="-7.44" calcext:value-type="float">
            <text:p>-7,440</text:p>
          </table:table-cell>
          <table:table-cell/>
          <table:table-cell office:value-type="float" office:value="27.9" calcext:value-type="float">
            <text:p>27,900</text:p>
          </table:table-cell>
          <table:table-cell office:value-type="float" office:value="24.8" calcext:value-type="float">
            <text:p>24,800</text:p>
          </table:table-cell>
          <table:table-cell office:value-type="float" office:value="9.3" calcext:value-type="float">
            <text:p>9,300</text:p>
          </table:table-cell>
          <table:table-cell table:number-columns-repeated="3"/>
          <table:table-cell table:formula="of:=([.AL118]+[.AM118]+[.AN118]+[.AO118]+[.AP118]+[.AQ118])*3" office:value-type="float" office:value="186" calcext:value-type="float">
            <text:p>186,000</text:p>
          </table:table-cell>
          <table:table-cell/>
          <table:table-cell office:value-type="float" office:value="310" calcext:value-type="float">
            <text:p>310,000</text:p>
          </table:table-cell>
          <table:table-cell table:formula="of:=[.AT118]-[.C118]" office:value-type="float" office:value="254.2" calcext:value-type="float">
            <text:p>254,200</text:p>
          </table:table-cell>
          <table:table-cell table:formula="of:=[.AT118]-[.C118]/2" office:value-type="float" office:value="282.1" calcext:value-type="float">
            <text:p>282,100</text:p>
          </table:table-cell>
          <table:table-cell office:value-type="float" office:value="310" calcext:value-type="float">
            <text:p>310,000</text:p>
          </table:table-cell>
          <table:table-cell table:formula="of:=[.AT118]+[.C118]/2" office:value-type="float" office:value="337.9" calcext:value-type="float">
            <text:p>337,900</text:p>
          </table:table-cell>
          <table:table-cell table:formula="of:=[.AT118]+[.C118]" office:value-type="float" office:value="365.8" calcext:value-type="float">
            <text:p>365,800</text:p>
          </table:table-cell>
          <table:table-cell table:formula="of:=[.AT118]+[.C118]*1.5" office:value-type="float" office:value="393.7" calcext:value-type="float">
            <text:p>393,700</text:p>
          </table:table-cell>
          <table:table-cell table:formula="of:=[.AT118]+[.C118]*2" office:value-type="float" office:value="421.6" calcext:value-type="float">
            <text:p>421,6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119]*2" office:value-type="float" office:value="0" calcext:value-type="float">
            <text:p>0,000</text:p>
          </table:table-cell>
          <table:table-cell table:formula="of:=([.E119]+[.G119])*(-1)" office:value-type="float" office:value="-0" calcext:value-type="float">
            <text:p>0,000</text:p>
          </table:table-cell>
          <table:table-cell table:formula="of:=[.F119]/2/45" office:value-type="float" office:value="0" calcext:value-type="float">
            <text:p>0,000</text:p>
          </table:table-cell>
          <table:table-cell table:formula="of:=[.P119]*[.Q111]" office:value-type="float" office:value="0" calcext:value-type="float">
            <text:p>0,000</text:p>
          </table:table-cell>
          <table:table-cell table:formula="of:=[.H119]/45" office:value-type="float" office:value="0" calcext:value-type="float">
            <text:p>0,000</text:p>
          </table:table-cell>
          <table:table-cell table:formula="of:=[.Q119]*[.Q111]+[.R119]*[.R111]+[.S119]*[.S111]+[.T119]*[.T111]+[.U119]*[.U111]+[.V119]*[.V111]+[.W119]*[.W111]" office:value-type="float" office:value="0" calcext:value-type="float">
            <text:p>0,000</text:p>
          </table:table-cell>
          <table:table-cell table:formula="of:=[.O119]/45*(-1)" office:value-type="float" office:value="-0" calcext:value-type="float">
            <text:p>0,000</text:p>
          </table:table-cell>
          <table:table-cell table:style-name="ce42" table:formula="of:=[.O119]/63*(-1)" office:value-type="float" office:value="-0" calcext:value-type="float">
            <text:p>0,000</text:p>
          </table:table-cell>
          <table:table-cell table:style-name="ce42" table:formula="of:=[.J119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19]/4" office:value-type="float" office:value="0" calcext:value-type="float">
            <text:p>0,000</text:p>
          </table:table-cell>
          <table:table-cell table:formula="of:=[.P119]*[.Q111]+[.Q119]*[.Q111]+[.R119]*[.R111]+[.S119]*[.S111]+[.T119]*[.T111]+[.U119]*[.U111]+[.V119]*[.V111]+[.W119]*[.W111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11]*[.X119])+([.Y111]*[.Y119])+([.Z111]*[.Z119])+([.AA111]*[.AA119])+([.AB111]*[.AB119])" office:value-type="float" office:value="0" calcext:value-type="float">
            <text:p>0,000</text:p>
          </table:table-cell>
          <table:table-cell table:formula="of:=[.AC119]/63*(-1)" office:value-type="float" office:value="-0" calcext:value-type="float">
            <text:p>0,000</text:p>
          </table:table-cell>
          <table:table-cell table:formula="of:=[.O119]-[.AC119]" office:value-type="float" office:value="0" calcext:value-type="float">
            <text:p>0,000</text:p>
          </table:table-cell>
          <table:table-cell table:formula="of:=[.AE119]/63*18*(-1)" office:value-type="float" office:value="-0" calcext:value-type="float">
            <text:p>0,000</text:p>
          </table:table-cell>
          <table:table-cell table:formula="of:=[.AE119]-[.AR119]" office:value-type="float" office:value="0" calcext:value-type="float">
            <text:p>0,000</text:p>
          </table:table-cell>
          <table:table-cell table:formula="of:=[.AG119]/45*0.8*(-1)" office:value-type="float" office:value="-0" calcext:value-type="float">
            <text:p>0,000</text:p>
          </table:table-cell>
          <table:table-cell table:formula="of:=[.AE119]/63*(-1)*0.95" office:value-type="float" office:value="-0" calcext:value-type="float">
            <text:p>0,000</text:p>
          </table:table-cell>
          <table:table-cell table:number-columns-repeated="8"/>
          <table:table-cell table:formula="of:=([.AL119]+[.AM119]+[.AN119]+[.AO119]+[.AP119]+[.AQ119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120]*2" office:value-type="float" office:value="0" calcext:value-type="float">
            <text:p>0,000</text:p>
          </table:table-cell>
          <table:table-cell table:formula="of:=([.E120]+[.G120])*(-1)" office:value-type="float" office:value="-0.416" calcext:value-type="float">
            <text:p>-0,416</text:p>
          </table:table-cell>
          <table:table-cell table:formula="of:=[.F120]/2/45" office:value-type="float" office:value="0" calcext:value-type="float">
            <text:p>0,000</text:p>
          </table:table-cell>
          <table:table-cell table:formula="of:=[.P120]*[.Q111]" office:value-type="float" office:value="0" calcext:value-type="float">
            <text:p>0,000</text:p>
          </table:table-cell>
          <table:table-cell table:formula="of:=[.H120]/45" office:value-type="float" office:value="0.416" calcext:value-type="float">
            <text:p>0,416</text:p>
          </table:table-cell>
          <table:table-cell table:formula="of:=[.Q120]*[.Q111]+[.R120]*[.R111]+[.S120]*[.S111]+[.T120]*[.T111]+[.U120]*[.U111]+[.V120]*[.V111]+[.W120]*[.W111]" office:value-type="float" office:value="18.72" calcext:value-type="float">
            <text:p>18,720</text:p>
          </table:table-cell>
          <table:table-cell table:formula="of:=[.O120]/45*(-1)" office:value-type="float" office:value="-0.416" calcext:value-type="float">
            <text:p>-0,416</text:p>
          </table:table-cell>
          <table:table-cell table:style-name="ce42" table:formula="of:=[.O120]/63*(-1)" office:value-type="float" office:value="-0.297142857142857" calcext:value-type="float">
            <text:p>-0,297</text:p>
          </table:table-cell>
          <table:table-cell table:style-name="ce42" table:formula="of:=[.J120]*18" office:value-type="float" office:value="-5.34857142857143" calcext:value-type="float">
            <text:p>-5,349</text:p>
          </table:table-cell>
          <table:table-cell table:style-name="ce42" table:number-columns-repeated="2"/>
          <table:table-cell table:style-name="ce42" table:formula="of:=[.O120]/4" office:value-type="float" office:value="4.68" calcext:value-type="float">
            <text:p>4,680</text:p>
          </table:table-cell>
          <table:table-cell table:formula="of:=[.P120]*[.Q111]+[.Q120]*[.Q111]+[.R120]*[.R111]+[.S120]*[.S111]+[.T120]*[.T111]+[.U120]*[.U111]+[.V120]*[.V111]+[.W120]*[.W111]" office:value-type="float" office:value="18.72" calcext:value-type="float">
            <text:p>18,720</text:p>
          </table:table-cell>
          <table:table-cell office:value-type="float" office:value="0" calcext:value-type="float">
            <text:p>0,000</text:p>
          </table:table-cell>
          <table:table-cell office:value-type="float" office:value="1.44" calcext:value-type="float">
            <text:p>1,440</text:p>
          </table:table-cell>
          <table:table-cell table:number-columns-repeated="4"/>
          <table:table-cell office:value-type="float" office:value="1.2" calcext:value-type="float">
            <text:p>1,200</text:p>
          </table:table-cell>
          <table:table-cell table:number-columns-repeated="3"/>
          <table:table-cell office:value-type="float" office:value="1.2" calcext:value-type="float">
            <text:p>1,200</text:p>
          </table:table-cell>
          <table:table-cell office:value-type="float" office:value="0.84" calcext:value-type="float">
            <text:p>0,840</text:p>
          </table:table-cell>
          <table:table-cell/>
          <table:table-cell table:formula="of:=([.X111]*[.X120])+([.Y111]*[.Y120])+([.Z111]*[.Z120])+([.AA111]*[.AA120])+([.AB111]*[.AB120])" office:value-type="float" office:value="13.92" calcext:value-type="float">
            <text:p>13,920</text:p>
          </table:table-cell>
          <table:table-cell table:formula="of:=[.AC120]/63*(-1)" office:value-type="float" office:value="-0.220952380952381" calcext:value-type="float">
            <text:p>-0,221</text:p>
          </table:table-cell>
          <table:table-cell table:formula="of:=[.O120]-[.AC120]" office:value-type="float" office:value="4.8" calcext:value-type="float">
            <text:p>4,800</text:p>
          </table:table-cell>
          <table:table-cell table:formula="of:=[.AE120]/63*18*(-1)" office:value-type="float" office:value="-1.37142857142857" calcext:value-type="float">
            <text:p>-1,371</text:p>
          </table:table-cell>
          <table:table-cell table:formula="of:=[.AE120]-[.AR120]" office:value-type="float" office:value="4.8" calcext:value-type="float">
            <text:p>4,800</text:p>
          </table:table-cell>
          <table:table-cell table:formula="of:=[.AG120]/45*0.8*(-1)" office:value-type="float" office:value="-0.0853333333333333" calcext:value-type="float">
            <text:p>-0,085</text:p>
          </table:table-cell>
          <table:table-cell table:formula="of:=[.AE120]/63*(-1)*0.95" office:value-type="float" office:value="-0.0723809523809524" calcext:value-type="float">
            <text:p>-0,072</text:p>
          </table:table-cell>
          <table:table-cell table:number-columns-repeated="8"/>
          <table:table-cell table:formula="of:=([.AL120]+[.AM120]+[.AN120]+[.AO120]+[.AP120]+[.AQ120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pocket_battleship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6" calcext:value-type="float">
            <text:p>6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24]*2" office:value-type="float" office:value="10.8" calcext:value-type="float">
            <text:p>10,800</text:p>
          </table:table-cell>
          <table:table-cell table:formula="of:=([.E124]+[.G124])*(-1)" office:value-type="float" office:value="-1.94666666666667" calcext:value-type="float">
            <text:p>-1,947</text:p>
          </table:table-cell>
          <table:table-cell table:formula="of:=[.F124]/2/45" office:value-type="float" office:value="0.36" calcext:value-type="float">
            <text:p>0,360</text:p>
          </table:table-cell>
          <table:table-cell table:formula="of:=[.P124]*[.Q123]" office:value-type="float" office:value="32.4" calcext:value-type="float">
            <text:p>32,400</text:p>
          </table:table-cell>
          <table:table-cell table:formula="of:=[.H124]/45" office:value-type="float" office:value="1.58666666666667" calcext:value-type="float">
            <text:p>1,587</text:p>
          </table:table-cell>
          <table:table-cell table:formula="of:=[.Q124]*[.Q123]+[.R124]*[.R123]+[.S124]*[.S123]+[.T124]*[.T123]+[.U124]*[.U123]+[.V124]*[.V123]+[.W124]*[.W123]" office:value-type="float" office:value="71.4" calcext:value-type="float">
            <text:p>71,400</text:p>
          </table:table-cell>
          <table:table-cell table:formula="of:=[.O124]/45*(-1)" office:value-type="float" office:value="-2.30666666666667" calcext:value-type="float">
            <text:p>-2,307</text:p>
          </table:table-cell>
          <table:table-cell table:style-name="ce42" table:formula="of:=[.O124]/63*(-1)" office:value-type="float" office:value="-1.64761904761905" calcext:value-type="float">
            <text:p>-1,648</text:p>
          </table:table-cell>
          <table:table-cell table:style-name="ce42" table:formula="of:=[.J124]*18" office:value-type="float" office:value="-29.6571428571429" calcext:value-type="float">
            <text:p>-29,657</text:p>
          </table:table-cell>
          <table:table-cell table:style-name="ce42" table:number-columns-repeated="2"/>
          <table:table-cell table:style-name="ce42" table:formula="of:=[.O124]/4" office:value-type="float" office:value="25.95" calcext:value-type="float">
            <text:p>25,950</text:p>
          </table:table-cell>
          <table:table-cell table:formula="of:=[.P124]*[.Q123]+[.Q124]*[.Q123]+[.R124]*[.R123]+[.S124]*[.S123]+[.T124]*[.T123]+[.U124]*[.U123]+[.V124]*[.V123]+[.W124]*[.W123]" office:value-type="float" office:value="103.8" calcext:value-type="float">
            <text:p>103,800</text:p>
          </table:table-cell>
          <table:table-cell office:value-type="float" office:value="5.4" calcext:value-type="float">
            <text:p>5,400</text:p>
          </table:table-cell>
          <table:table-cell table:style-name="ce34"/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3"/>
          <table:table-cell office:value-type="float" office:value="7.2" calcext:value-type="float">
            <text:p>7,200</text:p>
          </table:table-cell>
          <table:table-cell table:number-columns-repeated="3"/>
          <table:table-cell table:formula="of:=([.X123]*[.X124])+([.Y123]*[.Y124])+([.Z123]*[.Z124])+([.AA123]*[.AA124])+([.AB123]*[.AB124])" office:value-type="float" office:value="50.4" calcext:value-type="float">
            <text:p>50,400</text:p>
          </table:table-cell>
          <table:table-cell table:formula="of:=[.AC124]/63*(-1)" office:value-type="float" office:value="-0.8" calcext:value-type="float">
            <text:p>-0,800</text:p>
          </table:table-cell>
          <table:table-cell table:formula="of:=[.O124]-[.AC124]" office:value-type="float" office:value="53.4" calcext:value-type="float">
            <text:p>53,400</text:p>
          </table:table-cell>
          <table:table-cell table:formula="of:=[.AE124]/63*18*(-1)" office:value-type="float" office:value="-15.2571428571429" calcext:value-type="float">
            <text:p>-15,257</text:p>
          </table:table-cell>
          <table:table-cell table:formula="of:=[.AE124]-[.AR124]" office:value-type="float" office:value="28.2" calcext:value-type="float">
            <text:p>28,200</text:p>
          </table:table-cell>
          <table:table-cell table:formula="of:=[.AG124]/45*0.8*(-1)" office:value-type="float" office:value="-0.501333333333333" calcext:value-type="float">
            <text:p>-0,501</text:p>
          </table:table-cell>
          <table:table-cell table:formula="of:=[.AE124]/63*(-1)*0.95" office:value-type="float" office:value="-0.805238095238095" calcext:value-type="float">
            <text:p>-0,805</text:p>
          </table:table-cell>
          <table:table-cell table:number-columns-repeated="2"/>
          <table:table-cell office:value-type="float" office:value="5.4" calcext:value-type="float">
            <text:p>5,400</text:p>
          </table:table-cell>
          <table:table-cell office:value-type="float" office:value="3" calcext:value-type="float">
            <text:p>3,000</text:p>
          </table:table-cell>
          <table:table-cell table:number-columns-repeated="4"/>
          <table:table-cell table:formula="of:=([.AL124]+[.AM124]+[.AN124]+[.AO124]+[.AP124]+[.AQ124])*3" office:value-type="float" office:value="25.2" calcext:value-type="float">
            <text:p>25,2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25]*2" office:value-type="float" office:value="8.1" calcext:value-type="float">
            <text:p>8,100</text:p>
          </table:table-cell>
          <table:table-cell table:formula="of:=([.E125]+[.G125])*(-1)" office:value-type="float" office:value="-1.62" calcext:value-type="float">
            <text:p>-1,620</text:p>
          </table:table-cell>
          <table:table-cell table:formula="of:=[.F125]/2/45" office:value-type="float" office:value="0.27" calcext:value-type="float">
            <text:p>0,270</text:p>
          </table:table-cell>
          <table:table-cell table:formula="of:=[.P125]*[.Q123]" office:value-type="float" office:value="24.3" calcext:value-type="float">
            <text:p>24,300</text:p>
          </table:table-cell>
          <table:table-cell table:formula="of:=[.H125]/45" office:value-type="float" office:value="1.35" calcext:value-type="float">
            <text:p>1,350</text:p>
          </table:table-cell>
          <table:table-cell table:formula="of:=[.Q125]*[.Q123]+[.R125]*[.R123]+[.S125]*[.S123]+[.T125]*[.T123]+[.U125]*[.U123]+[.V125]*[.V123]+[.W125]*[.W123]" office:value-type="float" office:value="60.75" calcext:value-type="float">
            <text:p>60,750</text:p>
          </table:table-cell>
          <table:table-cell table:formula="of:=[.O125]/45*(-1)" office:value-type="float" office:value="-1.89" calcext:value-type="float">
            <text:p>-1,890</text:p>
          </table:table-cell>
          <table:table-cell table:style-name="ce42" table:formula="of:=[.O125]/63*(-1)" office:value-type="float" office:value="-1.35" calcext:value-type="float">
            <text:p>-1,350</text:p>
          </table:table-cell>
          <table:table-cell table:style-name="ce42" table:formula="of:=[.J125]*18" office:value-type="float" office:value="-24.3" calcext:value-type="float">
            <text:p>-24,300</text:p>
          </table:table-cell>
          <table:table-cell table:style-name="ce42" table:number-columns-repeated="2"/>
          <table:table-cell table:style-name="ce42" table:formula="of:=[.O125]/4" office:value-type="float" office:value="21.2625" calcext:value-type="float">
            <text:p>21,263</text:p>
          </table:table-cell>
          <table:table-cell table:formula="of:=[.P125]*[.Q123]+[.Q125]*[.Q123]+[.R125]*[.R123]+[.S125]*[.S123]+[.T125]*[.T123]+[.U125]*[.U123]+[.V125]*[.V123]+[.W125]*[.W123]" office:value-type="float" office:value="85.05" calcext:value-type="float">
            <text:p>85,0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2.25" calcext:value-type="float">
            <text:p>2,250</text:p>
          </table:table-cell>
          <table:table-cell office:value-type="float" office:value="4.5" calcext:value-type="float">
            <text:p>4,500</text:p>
          </table:table-cell>
          <table:table-cell table:number-columns-repeated="9"/>
          <table:table-cell table:formula="of:=([.X123]*[.X125])+([.Y123]*[.Y125])+([.Z123]*[.Z125])+([.AA123]*[.AA125])+([.AB123]*[.AB125])" office:value-type="float" office:value="0" calcext:value-type="float">
            <text:p>0,000</text:p>
          </table:table-cell>
          <table:table-cell table:formula="of:=[.AC125]/63*(-1)" office:value-type="float" office:value="-0" calcext:value-type="float">
            <text:p>0,000</text:p>
          </table:table-cell>
          <table:table-cell table:formula="of:=[.O125]-[.AC125]" office:value-type="float" office:value="85.05" calcext:value-type="float">
            <text:p>85,050</text:p>
          </table:table-cell>
          <table:table-cell table:formula="of:=[.AE125]/63*18*(-1)" office:value-type="float" office:value="-24.3" calcext:value-type="float">
            <text:p>-24,300</text:p>
          </table:table-cell>
          <table:table-cell table:formula="of:=[.AE125]-[.AR125]" office:value-type="float" office:value="52.65" calcext:value-type="float">
            <text:p>52,650</text:p>
          </table:table-cell>
          <table:table-cell table:formula="of:=[.AG125]/45*0.8*(-1)" office:value-type="float" office:value="-0.936" calcext:value-type="float">
            <text:p>-0,936</text:p>
          </table:table-cell>
          <table:table-cell table:formula="of:=[.AE125]/63*(-1)*0.95" office:value-type="float" office:value="-1.2825" calcext:value-type="float">
            <text:p>-1,283</text:p>
          </table:table-cell>
          <table:table-cell table:formula="of:=[.AG125]/45*(-1)" office:value-type="float" office:value="-1.17" calcext:value-type="float">
            <text:p>-1,170</text:p>
          </table:table-cell>
          <table:table-cell/>
          <table:table-cell office:value-type="float" office:value="2.25" calcext:value-type="float">
            <text:p>2,250</text:p>
          </table:table-cell>
          <table:table-cell office:value-type="float" office:value="1.8" calcext:value-type="float">
            <text:p>1,800</text:p>
          </table:table-cell>
          <table:table-cell office:value-type="float" office:value="2.7" calcext:value-type="float">
            <text:p>2,700</text:p>
          </table:table-cell>
          <table:table-cell table:style-name="ce48" office:value-type="float" office:value="4.05" calcext:value-type="float">
            <text:p>4,05</text:p>
          </table:table-cell>
          <table:table-cell table:number-columns-repeated="2"/>
          <table:table-cell table:formula="of:=([.AL125]+[.AM125]+[.AN125]+[.AO125]+[.AP125]+[.AQ125])*3" office:value-type="float" office:value="32.4" calcext:value-type="float">
            <text:p>32,4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26]*2" office:value-type="float" office:value="4.68" calcext:value-type="float">
            <text:p>4,680</text:p>
          </table:table-cell>
          <table:table-cell table:formula="of:=([.E126]+[.G126])*(-1)" office:value-type="float" office:value="-1.35244444444444" calcext:value-type="float">
            <text:p>-1,352</text:p>
          </table:table-cell>
          <table:table-cell table:formula="of:=[.F126]/2/45" office:value-type="float" office:value="0.156" calcext:value-type="float">
            <text:p>0,156</text:p>
          </table:table-cell>
          <table:table-cell table:formula="of:=[.P126]*[.Q123]" office:value-type="float" office:value="14.04" calcext:value-type="float">
            <text:p>14,040</text:p>
          </table:table-cell>
          <table:table-cell table:formula="of:=[.H126]/45" office:value-type="float" office:value="1.19644444444444" calcext:value-type="float">
            <text:p>1,196</text:p>
          </table:table-cell>
          <table:table-cell table:formula="of:=[.Q126]*[.Q123]+[.R126]*[.R123]+[.S126]*[.S123]+[.T126]*[.T123]+[.U126]*[.U123]+[.V126]*[.V123]+[.W126]*[.W123]" office:value-type="float" office:value="53.84" calcext:value-type="float">
            <text:p>53,840</text:p>
          </table:table-cell>
          <table:table-cell table:formula="of:=[.O126]/45*(-1)" office:value-type="float" office:value="-1.50844444444444" calcext:value-type="float">
            <text:p>-1,508</text:p>
          </table:table-cell>
          <table:table-cell table:style-name="ce42" table:formula="of:=[.O126]/63*(-1)" office:value-type="float" office:value="-1.07746031746032" calcext:value-type="float">
            <text:p>-1,077</text:p>
          </table:table-cell>
          <table:table-cell table:style-name="ce42" table:formula="of:=[.J126]*18" office:value-type="float" office:value="-19.3942857142857" calcext:value-type="float">
            <text:p>-19,394</text:p>
          </table:table-cell>
          <table:table-cell table:style-name="ce42" table:number-columns-repeated="2"/>
          <table:table-cell table:style-name="ce42" table:formula="of:=[.O126]/4" office:value-type="float" office:value="16.97" calcext:value-type="float">
            <text:p>16,970</text:p>
          </table:table-cell>
          <table:table-cell table:formula="of:=[.P126]*[.Q123]+[.Q126]*[.Q123]+[.R126]*[.R123]+[.S126]*[.S123]+[.T126]*[.T123]+[.U126]*[.U123]+[.V126]*[.V123]+[.W126]*[.W123]" office:value-type="float" office:value="67.88" calcext:value-type="float">
            <text:p>67,880</text:p>
          </table:table-cell>
          <table:table-cell office:value-type="float" office:value="2.34" calcext:value-type="float">
            <text:p>2,34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3"/>
          <table:table-cell table:formula="of:=([.X123]*[.X126])+([.Y123]*[.Y126])+([.Z123]*[.Z126])+([.AA123]*[.AA126])+([.AB123]*[.AB126])" office:value-type="float" office:value="57.84" calcext:value-type="float">
            <text:p>57,840</text:p>
          </table:table-cell>
          <table:table-cell table:formula="of:=[.AC126]/63*(-1)" office:value-type="float" office:value="-0.918095238095238" calcext:value-type="float">
            <text:p>-0,918</text:p>
          </table:table-cell>
          <table:table-cell table:formula="of:=[.O126]-[.AC126]" office:value-type="float" office:value="10.04" calcext:value-type="float">
            <text:p>10,040</text:p>
          </table:table-cell>
          <table:table-cell table:formula="of:=[.AE126]/63*18*(-1)" office:value-type="float" office:value="-2.86857142857143" calcext:value-type="float">
            <text:p>-2,869</text:p>
          </table:table-cell>
          <table:table-cell table:formula="of:=[.AE126]-[.AR126]" office:value-type="float" office:value="3.02" calcext:value-type="float">
            <text:p>3,020</text:p>
          </table:table-cell>
          <table:table-cell table:formula="of:=[.AG126]/45*0.8*(-1)" office:value-type="float" office:value="-0.0536888888888889" calcext:value-type="float">
            <text:p>-0,054</text:p>
          </table:table-cell>
          <table:table-cell table:formula="of:=[.AE126]/63*(-1)*0.95" office:value-type="float" office:value="-0.151396825396825" calcext:value-type="float">
            <text:p>-0,151</text:p>
          </table:table-cell>
          <table:table-cell table:number-columns-repeated="2"/>
          <table:table-cell office:value-type="float" office:value="2.34" calcext:value-type="float">
            <text:p>2,340</text:p>
          </table:table-cell>
          <table:table-cell table:number-columns-repeated="5"/>
          <table:table-cell table:formula="of:=([.AL126]+[.AM126]+[.AN126]+[.AO126]+[.AP126]+[.AQ126])*3" office:value-type="float" office:value="7.02" calcext:value-type="float">
            <text:p>7,0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27]*2" office:value-type="float" office:value="6.3" calcext:value-type="float">
            <text:p>6,300</text:p>
          </table:table-cell>
          <table:table-cell table:formula="of:=([.E127]+[.G127])*(-1)" office:value-type="float" office:value="-0.53" calcext:value-type="float">
            <text:p>-0,530</text:p>
          </table:table-cell>
          <table:table-cell table:formula="of:=[.F127]/2/45" office:value-type="float" office:value="0.21" calcext:value-type="float">
            <text:p>0,210</text:p>
          </table:table-cell>
          <table:table-cell table:formula="of:=[.P127]*[.Q123]" office:value-type="float" office:value="18.9" calcext:value-type="float">
            <text:p>18,900</text:p>
          </table:table-cell>
          <table:table-cell table:formula="of:=[.H127]/45" office:value-type="float" office:value="0.32" calcext:value-type="float">
            <text:p>0,320</text:p>
          </table:table-cell>
          <table:table-cell table:formula="of:=[.Q127]*[.Q123]+[.R127]*[.R123]+[.S127]*[.S123]+[.T127]*[.T123]+[.U127]*[.U123]+[.V127]*[.V123]+[.W127]*[.W123]" office:value-type="float" office:value="14.4" calcext:value-type="float">
            <text:p>14,400</text:p>
          </table:table-cell>
          <table:table-cell table:formula="of:=[.O127]/45*(-1)" office:value-type="float" office:value="-0.74" calcext:value-type="float">
            <text:p>-0,740</text:p>
          </table:table-cell>
          <table:table-cell table:style-name="ce42" table:formula="of:=[.O127]/63*(-1)" office:value-type="float" office:value="-0.528571428571429" calcext:value-type="float">
            <text:p>-0,529</text:p>
          </table:table-cell>
          <table:table-cell table:style-name="ce42" table:formula="of:=[.J127]*18" office:value-type="float" office:value="-9.51428571428571" calcext:value-type="float">
            <text:p>-9,514</text:p>
          </table:table-cell>
          <table:table-cell table:style-name="ce42" table:number-columns-repeated="2"/>
          <table:table-cell table:style-name="ce42" table:formula="of:=[.O127]/4" office:value-type="float" office:value="8.325" calcext:value-type="float">
            <text:p>8,325</text:p>
          </table:table-cell>
          <table:table-cell table:formula="of:=[.P127]*[.Q123]+[.Q127]*[.Q123]+[.R127]*[.R123]+[.S127]*[.S123]+[.T127]*[.T123]+[.U127]*[.U123]+[.V127]*[.V123]+[.W127]*[.W123]" office:value-type="float" office:value="33.3" calcext:value-type="float">
            <text:p>33,300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1.6" calcext:value-type="float">
            <text:p>1,600</text:p>
          </table:table-cell>
          <table:table-cell table:number-columns-repeated="10"/>
          <table:table-cell table:formula="of:=([.X123]*[.X127])+([.Y123]*[.Y127])+([.Z123]*[.Z127])+([.AA123]*[.AA127])+([.AB123]*[.AB127])" office:value-type="float" office:value="0" calcext:value-type="float">
            <text:p>0,000</text:p>
          </table:table-cell>
          <table:table-cell table:formula="of:=[.AC127]/63*(-1)" office:value-type="float" office:value="-0" calcext:value-type="float">
            <text:p>0,000</text:p>
          </table:table-cell>
          <table:table-cell table:formula="of:=[.O127]-[.AC127]" office:value-type="float" office:value="33.3" calcext:value-type="float">
            <text:p>33,300</text:p>
          </table:table-cell>
          <table:table-cell table:formula="of:=[.AE127]/63*18*(-1)" office:value-type="float" office:value="-9.51428571428571" calcext:value-type="float">
            <text:p>-9,514</text:p>
          </table:table-cell>
          <table:table-cell table:formula="of:=[.AE127]-[.AR127]" office:value-type="float" office:value="19.05" calcext:value-type="float">
            <text:p>19,050</text:p>
          </table:table-cell>
          <table:table-cell table:formula="of:=[.AG127]/45*0.8*(-1)" office:value-type="float" office:value="-0.338666666666667" calcext:value-type="float">
            <text:p>-0,339</text:p>
          </table:table-cell>
          <table:table-cell table:formula="of:=[.AE127]/63*(-1)*0.95" office:value-type="float" office:value="-0.502142857142857" calcext:value-type="float">
            <text:p>-0,502</text:p>
          </table:table-cell>
          <table:table-cell table:number-columns-repeated="2"/>
          <table:table-cell office:value-type="float" office:value="1.6" calcext:value-type="float">
            <text:p>1,600</text:p>
          </table:table-cell>
          <table:table-cell office:value-type="float" office:value="3.15" calcext:value-type="float">
            <text:p>3,150</text:p>
          </table:table-cell>
          <table:table-cell table:number-columns-repeated="4"/>
          <table:table-cell table:formula="of:=([.AL127]+[.AM127]+[.AN127]+[.AO127]+[.AP127]+[.AQ127])*3" office:value-type="float" office:value="14.25" calcext:value-type="float">
            <text:p>14,25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128]*2" office:value-type="float" office:value="0.585" calcext:value-type="float">
            <text:p>0,585</text:p>
          </table:table-cell>
          <table:table-cell table:style-name="ce32" table:formula="of:=([.E128]+[.G128])*(-1)" office:value-type="float" office:value="-0.0982222222222222" calcext:value-type="float">
            <text:p>-0,098</text:p>
          </table:table-cell>
          <table:table-cell table:style-name="ce32" table:formula="of:=[.F128]/45" office:value-type="float" office:value="0.039" calcext:value-type="float">
            <text:p>0,039</text:p>
          </table:table-cell>
          <table:table-cell table:style-name="ce32" table:formula="of:=[.P128]*[.Q123]" office:value-type="float" office:value="1.755" calcext:value-type="float">
            <text:p>1,755</text:p>
          </table:table-cell>
          <table:table-cell table:style-name="ce32" table:formula="of:=[.H128]/45" office:value-type="float" office:value="0.0592222222222222" calcext:value-type="float">
            <text:p>0,059</text:p>
          </table:table-cell>
          <table:table-cell table:style-name="ce32" table:formula="of:=[.Q128]*[.Q123]+[.R128]*[.R123]+[.S128]*[.S123]+[.T128]*[.T123]+[.U128]*[.U123]+[.V128]*[.V123]+[.W128]*[.W123]" office:value-type="float" office:value="2.665" calcext:value-type="float">
            <text:p>2,665</text:p>
          </table:table-cell>
          <table:table-cell table:formula="of:=[.O128]/45*(-1)" office:value-type="float" office:value="-0.0982222222222222" calcext:value-type="float">
            <text:p>-0,098</text:p>
          </table:table-cell>
          <table:table-cell table:style-name="ce42" table:formula="of:=[.O128]/63*(-1)" office:value-type="float" office:value="-0.0701587301587302" calcext:value-type="float">
            <text:p>-0,070</text:p>
          </table:table-cell>
          <table:table-cell table:style-name="ce42" table:formula="of:=[.J128]*18" office:value-type="float" office:value="-1.26285714285714" calcext:value-type="float">
            <text:p>-1,263</text:p>
          </table:table-cell>
          <table:table-cell table:style-name="ce42" table:number-columns-repeated="2"/>
          <table:table-cell table:style-name="ce42" table:formula="of:=[.O128]/4" office:value-type="float" office:value="1.105" calcext:value-type="float">
            <text:p>1,105</text:p>
          </table:table-cell>
          <table:table-cell table:formula="of:=[.P128]*[.Q123]+[.Q128]*[.Q123]+[.R128]*[.R123]+[.S128]*[.S123]+[.T128]*[.T123]+[.U128]*[.U123]+[.V128]*[.V123]+[.W128]*[.W123]" office:value-type="float" office:value="4.42" calcext:value-type="float">
            <text:p>4,420</text:p>
          </table:table-cell>
          <table:table-cell office:value-type="float" office:value="0.2925" calcext:value-type="float">
            <text:p>0,293</text:p>
          </table:table-cell>
          <table:table-cell/>
          <table:table-cell office:value-type="float" office:value="0.195" calcext:value-type="float">
            <text:p>0,195</text:p>
          </table:table-cell>
          <table:table-cell table:number-columns-repeated="2"/>
          <table:table-cell office:value-type="float" office:value="0.13" calcext:value-type="float">
            <text:p>0,130</text:p>
          </table:table-cell>
          <table:table-cell table:number-columns-repeated="3"/>
          <table:table-cell office:value-type="float" office:value="0.13" calcext:value-type="float">
            <text:p>0,130</text:p>
          </table:table-cell>
          <table:table-cell table:number-columns-repeated="3"/>
          <table:table-cell table:formula="of:=([.X123]*[.X128])+([.Y123]*[.Y128])+([.Z123]*[.Z128])+([.AA123]*[.AA128])+([.AB123]*[.AB128])" office:value-type="float" office:value="0.91" calcext:value-type="float">
            <text:p>0,910</text:p>
          </table:table-cell>
          <table:table-cell table:formula="of:=[.AC128]/63*(-1)" office:value-type="float" office:value="-0.0144444444444444" calcext:value-type="float">
            <text:p>-0,014</text:p>
          </table:table-cell>
          <table:table-cell table:formula="of:=[.O128]-[.AC128]" office:value-type="float" office:value="3.51" calcext:value-type="float">
            <text:p>3,510</text:p>
          </table:table-cell>
          <table:table-cell table:formula="of:=[.AE128]/63*18*(-1)" office:value-type="float" office:value="-1.00285714285714" calcext:value-type="float">
            <text:p>-1,003</text:p>
          </table:table-cell>
          <table:table-cell table:formula="of:=[.AE128]-[.AR128]" office:value-type="float" office:value="2.139" calcext:value-type="float">
            <text:p>2,139</text:p>
          </table:table-cell>
          <table:table-cell table:formula="of:=[.AG128]/45*0.8*(-1)" office:value-type="float" office:value="-0.0380266666666667" calcext:value-type="float">
            <text:p>-0,038</text:p>
          </table:table-cell>
          <table:table-cell table:formula="of:=[.AE128]/63*(-1)*0.95" office:value-type="float" office:value="-0.0529285714285714" calcext:value-type="float">
            <text:p>-0,053</text:p>
          </table:table-cell>
          <table:table-cell table:formula="of:=[.AG128]/45*(-1)" office:value-type="float" office:value="-0.0475333333333333" calcext:value-type="float">
            <text:p>-0,048</text:p>
          </table:table-cell>
          <table:table-cell/>
          <table:table-cell office:value-type="float" office:value="0.165" calcext:value-type="float">
            <text:p>0,165</text:p>
          </table:table-cell>
          <table:table-cell office:value-type="float" office:value="0.292" calcext:value-type="float">
            <text:p>0,292</text:p>
          </table:table-cell>
          <table:table-cell table:number-columns-repeated="4"/>
          <table:table-cell table:formula="of:=([.AL128]+[.AM128]+[.AN128]+[.AO128]+[.AP128]+[.AQ128])*3" office:value-type="float" office:value="1.371" calcext:value-type="float">
            <text:p>1,37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129]*2" office:value-type="float" office:value="0.135" calcext:value-type="float">
            <text:p>0,135</text:p>
          </table:table-cell>
          <table:table-cell table:formula="of:=([.E129]+[.G129])*(-1)" office:value-type="float" office:value="-0.0185" calcext:value-type="float">
            <text:p>-0,019</text:p>
          </table:table-cell>
          <table:table-cell table:formula="of:=[.F129]/2/45" office:value-type="float" office:value="0.0045" calcext:value-type="float">
            <text:p>0,005</text:p>
          </table:table-cell>
          <table:table-cell table:formula="of:=[.P129]*[.Q123]" office:value-type="float" office:value="0.405" calcext:value-type="float">
            <text:p>0,405</text:p>
          </table:table-cell>
          <table:table-cell table:formula="of:=[.H129]/45" office:value-type="float" office:value="0.014" calcext:value-type="float">
            <text:p>0,014</text:p>
          </table:table-cell>
          <table:table-cell table:formula="of:=[.Q129]*[.Q123]+[.R129]*[.R123]+[.S129]*[.S123]+[.T129]*[.T123]+[.U129]*[.U123]+[.V129]*[.V123]+[.W129]*[.W123]" office:value-type="float" office:value="0.63" calcext:value-type="float">
            <text:p>0,630</text:p>
          </table:table-cell>
          <table:table-cell table:formula="of:=[.O129]/45*(-1)" office:value-type="float" office:value="-0.023" calcext:value-type="float">
            <text:p>-0,023</text:p>
          </table:table-cell>
          <table:table-cell table:style-name="ce42" table:formula="of:=[.O129]/63*(-1)" office:value-type="float" office:value="-0.0164285714285714" calcext:value-type="float">
            <text:p>-0,016</text:p>
          </table:table-cell>
          <table:table-cell table:style-name="ce42" table:formula="of:=[.J129]*18" office:value-type="float" office:value="-0.295714285714286" calcext:value-type="float">
            <text:p>-0,296</text:p>
          </table:table-cell>
          <table:table-cell table:style-name="ce42" table:number-columns-repeated="2"/>
          <table:table-cell table:style-name="ce42" table:formula="of:=[.O129]/4" office:value-type="float" office:value="0.25875" calcext:value-type="float">
            <text:p>0,259</text:p>
          </table:table-cell>
          <table:table-cell table:formula="of:=[.P129]*[.Q123]+[.Q129]*[.Q123]+[.R129]*[.R123]+[.S129]*[.S123]+[.T129]*[.T123]+[.U129]*[.U123]+[.V129]*[.V123]+[.W129]*[.W123]" office:value-type="float" office:value="1.035" calcext:value-type="float">
            <text:p>1,035</text:p>
          </table:table-cell>
          <table:table-cell office:value-type="float" office:value="0.0675" calcext:value-type="float">
            <text:p>0,068</text:p>
          </table:table-cell>
          <table:table-cell table:number-columns-repeated="4"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X123]*[.X129])+([.Y123]*[.Y129])+([.Z123]*[.Z129])+([.AA123]*[.AA129])+([.AB123]*[.AB129])" office:value-type="float" office:value="0.63" calcext:value-type="float">
            <text:p>0,630</text:p>
          </table:table-cell>
          <table:table-cell table:formula="of:=[.AC129]/63*(-1)" office:value-type="float" office:value="-0.01" calcext:value-type="float">
            <text:p>-0,010</text:p>
          </table:table-cell>
          <table:table-cell table:formula="of:=[.O129]-[.AC129]" office:value-type="float" office:value="0.405" calcext:value-type="float">
            <text:p>0,405</text:p>
          </table:table-cell>
          <table:table-cell table:formula="of:=[.AE129]/63*18*(-1)" office:value-type="float" office:value="-0.115714285714286" calcext:value-type="float">
            <text:p>-0,116</text:p>
          </table:table-cell>
          <table:table-cell table:formula="of:=[.AE129]-[.AR129]" office:value-type="float" office:value="0.204" calcext:value-type="float">
            <text:p>0,204</text:p>
          </table:table-cell>
          <table:table-cell table:formula="of:=[.AG129]/45*0.8*(-1)" office:value-type="float" office:value="-0.00362666666666667" calcext:value-type="float">
            <text:p>-0,004</text:p>
          </table:table-cell>
          <table:table-cell table:formula="of:=[.AE129]/63*(-1)*0.95" office:value-type="float" office:value="-0.00610714285714286" calcext:value-type="float">
            <text:p>-0,006</text:p>
          </table:table-cell>
          <table:table-cell table:number-columns-repeated="2"/>
          <table:table-cell office:value-type="float" office:value="0.067" calcext:value-type="float">
            <text:p>0,067</text:p>
          </table:table-cell>
          <table:table-cell table:number-columns-repeated="5"/>
          <table:table-cell table:formula="of:=([.AL129]+[.AM129]+[.AN129]+[.AO129]+[.AP129]+[.AQ129])*3" office:value-type="float" office:value="0.201" calcext:value-type="float">
            <text:p>0,20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30]*2" office:value-type="float" office:value="50.4" calcext:value-type="float">
            <text:p>50,400</text:p>
          </table:table-cell>
          <table:table-cell table:formula="of:=([.E130]+[.G130])*(-1)" office:value-type="float" office:value="-9.89333333333333" calcext:value-type="float">
            <text:p>-9,893</text:p>
          </table:table-cell>
          <table:table-cell table:formula="of:=[.F130]/2/45" office:value-type="float" office:value="1.68" calcext:value-type="float">
            <text:p>1,680</text:p>
          </table:table-cell>
          <table:table-cell table:formula="of:=[.P130]*[.Q123]" office:value-type="float" office:value="151.2" calcext:value-type="float">
            <text:p>151,200</text:p>
          </table:table-cell>
          <table:table-cell table:formula="of:=[.H130]/45" office:value-type="float" office:value="8.21333333333334" calcext:value-type="float">
            <text:p>8,213</text:p>
          </table:table-cell>
          <table:table-cell table:formula="of:=[.Q130]*[.Q123]+[.R130]*[.R123]+[.S130]*[.S123]+[.T130]*[.T123]+[.U130]*[.U123]+[.V130]*[.V123]+[.W130]*[.W123]" office:value-type="float" office:value="369.6" calcext:value-type="float">
            <text:p>369,600</text:p>
          </table:table-cell>
          <table:table-cell table:formula="of:=[.O130]/45*(-1)" office:value-type="float" office:value="-11.5733333333333" calcext:value-type="float">
            <text:p>-11,573</text:p>
          </table:table-cell>
          <table:table-cell table:style-name="ce42" table:formula="of:=[.O130]/63*(-1)" office:value-type="float" office:value="-8.26666666666667" calcext:value-type="float">
            <text:p>-8,267</text:p>
          </table:table-cell>
          <table:table-cell table:style-name="ce42" table:formula="of:=[.J130]*18" office:value-type="float" office:value="-148.8" calcext:value-type="float">
            <text:p>-148,800</text:p>
          </table:table-cell>
          <table:table-cell table:style-name="ce42" table:number-columns-repeated="2"/>
          <table:table-cell table:style-name="ce42" table:formula="of:=[.O130]/4" office:value-type="float" office:value="130.2" calcext:value-type="float">
            <text:p>130,200</text:p>
          </table:table-cell>
          <table:table-cell table:formula="of:=[.P130]*[.Q123]+[.Q130]*[.Q123]+[.R130]*[.R123]+[.S130]*[.S123]+[.T130]*[.T123]+[.U130]*[.U123]+[.V130]*[.V123]+[.W130]*[.W123]" office:value-type="float" office:value="520.8" calcext:value-type="float">
            <text:p>520,800</text:p>
          </table:table-cell>
          <table:table-cell office:value-type="float" office:value="25.2" calcext:value-type="float">
            <text:p>25,200</text:p>
          </table:table-cell>
          <table:table-cell/>
          <table:table-cell office:value-type="float" office:value="11.2" calcext:value-type="float">
            <text:p>11,200</text:p>
          </table:table-cell>
          <table:table-cell office:value-type="float" office:value="22.4" calcext:value-type="float">
            <text:p>22,400</text:p>
          </table:table-cell>
          <table:table-cell office:value-type="float" office:value="8.4" calcext:value-type="float">
            <text:p>8,400</text:p>
          </table:table-cell>
          <table:table-cell table:number-columns-repeated="3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X123]*[.X130])+([.Y123]*[.Y130])+([.Z123]*[.Z130])+([.AA123]*[.AA130])+([.AB123]*[.AB130])" office:value-type="float" office:value="75.6" calcext:value-type="float">
            <text:p>75,600</text:p>
          </table:table-cell>
          <table:table-cell table:formula="of:=[.AC130]/63*(-1)" office:value-type="float" office:value="-1.2" calcext:value-type="float">
            <text:p>-1,200</text:p>
          </table:table-cell>
          <table:table-cell table:formula="of:=[.O130]-[.AC130]" office:value-type="float" office:value="445.2" calcext:value-type="float">
            <text:p>445,200</text:p>
          </table:table-cell>
          <table:table-cell table:formula="of:=[.AE130]/63*18*(-1)" office:value-type="float" office:value="-127.2" calcext:value-type="float">
            <text:p>-127,200</text:p>
          </table:table-cell>
          <table:table-cell table:formula="of:=[.AE130]-[.AR130]" office:value-type="float" office:value="268.8" calcext:value-type="float">
            <text:p>268,800</text:p>
          </table:table-cell>
          <table:table-cell table:formula="of:=[.AG130]/45*0.8*(-1)" office:value-type="float" office:value="-4.77866666666667" calcext:value-type="float">
            <text:p>-4,779</text:p>
          </table:table-cell>
          <table:table-cell table:formula="of:=[.AE130]/63*(-1)*0.95" office:value-type="float" office:value="-6.71333333333333" calcext:value-type="float">
            <text:p>-6,713</text:p>
          </table:table-cell>
          <table:table-cell table:formula="of:=[.AG130]/45*(-1)" office:value-type="float" office:value="-5.97333333333333" calcext:value-type="float">
            <text:p>-5,973</text:p>
          </table:table-cell>
          <table:table-cell/>
          <table:table-cell office:value-type="float" office:value="11.2" calcext:value-type="float">
            <text:p>11,200</text:p>
          </table:table-cell>
          <table:table-cell office:value-type="float" office:value="25.2" calcext:value-type="float">
            <text:p>25,200</text:p>
          </table:table-cell>
          <table:table-cell office:value-type="float" office:value="22.4" calcext:value-type="float">
            <text:p>22,400</text:p>
          </table:table-cell>
          <table:table-cell table:number-columns-repeated="3"/>
          <table:table-cell table:formula="of:=([.AL130]+[.AM130]+[.AN130]+[.AO130]+[.AP130]+[.AQ130])*3" office:value-type="float" office:value="176.4" calcext:value-type="float">
            <text:p>176,400</text:p>
          </table:table-cell>
          <table:table-cell/>
          <table:table-cell office:value-type="float" office:value="280" calcext:value-type="float">
            <text:p>280,000</text:p>
          </table:table-cell>
          <table:table-cell table:formula="of:=[.AT130]-[.C130]" office:value-type="float" office:value="229.6" calcext:value-type="float">
            <text:p>229,600</text:p>
          </table:table-cell>
          <table:table-cell table:formula="of:=[.AT130]-[.C130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T130]+[.C130]/2" office:value-type="float" office:value="305.2" calcext:value-type="float">
            <text:p>305,200</text:p>
          </table:table-cell>
          <table:table-cell table:formula="of:=[.AT130]+[.C130]" office:value-type="float" office:value="330.4" calcext:value-type="float">
            <text:p>330,400</text:p>
          </table:table-cell>
          <table:table-cell table:formula="of:=[.AT130]+[.C130]*1.5" office:value-type="float" office:value="355.6" calcext:value-type="float">
            <text:p>355,600</text:p>
          </table:table-cell>
          <table:table-cell table:formula="of:=[.AT130]+[.C130]*2" office:value-type="float" office:value="380.8" calcext:value-type="float">
            <text:p>380,8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131]*2" office:value-type="float" office:value="0" calcext:value-type="float">
            <text:p>0,000</text:p>
          </table:table-cell>
          <table:table-cell table:formula="of:=([.E131]+[.G131])*(-1)" office:value-type="float" office:value="-0" calcext:value-type="float">
            <text:p>0,000</text:p>
          </table:table-cell>
          <table:table-cell table:formula="of:=[.F131]/2/45" office:value-type="float" office:value="0" calcext:value-type="float">
            <text:p>0,000</text:p>
          </table:table-cell>
          <table:table-cell table:formula="of:=[.P131]*[.Q123]" office:value-type="float" office:value="0" calcext:value-type="float">
            <text:p>0,000</text:p>
          </table:table-cell>
          <table:table-cell table:formula="of:=[.H131]/45" office:value-type="float" office:value="0" calcext:value-type="float">
            <text:p>0,000</text:p>
          </table:table-cell>
          <table:table-cell table:formula="of:=[.Q131]*[.Q123]+[.R131]*[.R123]+[.S131]*[.S123]+[.T131]*[.T123]+[.U131]*[.U123]+[.V131]*[.V123]+[.W131]*[.W123]" office:value-type="float" office:value="0" calcext:value-type="float">
            <text:p>0,000</text:p>
          </table:table-cell>
          <table:table-cell table:formula="of:=[.O131]/45*(-1)" office:value-type="float" office:value="-0" calcext:value-type="float">
            <text:p>0,000</text:p>
          </table:table-cell>
          <table:table-cell table:style-name="ce42" table:formula="of:=[.O131]/63*(-1)" office:value-type="float" office:value="-0" calcext:value-type="float">
            <text:p>0,000</text:p>
          </table:table-cell>
          <table:table-cell table:style-name="ce42" table:formula="of:=[.J131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31]/4" office:value-type="float" office:value="0" calcext:value-type="float">
            <text:p>0,000</text:p>
          </table:table-cell>
          <table:table-cell table:formula="of:=[.P131]*[.Q123]+[.Q131]*[.Q123]+[.R131]*[.R123]+[.S131]*[.S123]+[.T131]*[.T123]+[.U131]*[.U123]+[.V131]*[.V123]+[.W131]*[.W12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23]*[.X131])+([.Y123]*[.Y131])+([.Z123]*[.Z131])+([.AA123]*[.AA131])+([.AB123]*[.AB131])" office:value-type="float" office:value="0" calcext:value-type="float">
            <text:p>0,000</text:p>
          </table:table-cell>
          <table:table-cell table:formula="of:=[.AC131]/63*(-1)" office:value-type="float" office:value="-0" calcext:value-type="float">
            <text:p>0,000</text:p>
          </table:table-cell>
          <table:table-cell table:formula="of:=[.O131]-[.AC131]" office:value-type="float" office:value="0" calcext:value-type="float">
            <text:p>0,000</text:p>
          </table:table-cell>
          <table:table-cell table:formula="of:=[.AE131]/63*18*(-1)" office:value-type="float" office:value="-0" calcext:value-type="float">
            <text:p>0,000</text:p>
          </table:table-cell>
          <table:table-cell table:formula="of:=[.AE131]-[.AR131]" office:value-type="float" office:value="0" calcext:value-type="float">
            <text:p>0,000</text:p>
          </table:table-cell>
          <table:table-cell table:formula="of:=[.AG131]/45*0.8*(-1)" office:value-type="float" office:value="-0" calcext:value-type="float">
            <text:p>0,000</text:p>
          </table:table-cell>
          <table:table-cell table:formula="of:=[.AE131]/63*(-1)*0.95" office:value-type="float" office:value="-0" calcext:value-type="float">
            <text:p>0,000</text:p>
          </table:table-cell>
          <table:table-cell table:number-columns-repeated="8"/>
          <table:table-cell table:formula="of:=([.AL131]+[.AM131]+[.AN131]+[.AO131]+[.AP131]+[.AQ131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132]*2" office:value-type="float" office:value="0" calcext:value-type="float">
            <text:p>0,000</text:p>
          </table:table-cell>
          <table:table-cell table:formula="of:=([.E132]+[.G132])*(-1)" office:value-type="float" office:value="-0.277333333333333" calcext:value-type="float">
            <text:p>-0,277</text:p>
          </table:table-cell>
          <table:table-cell table:formula="of:=[.F132]/2/45" office:value-type="float" office:value="0" calcext:value-type="float">
            <text:p>0,000</text:p>
          </table:table-cell>
          <table:table-cell table:formula="of:=[.P132]*[.Q123]" office:value-type="float" office:value="0" calcext:value-type="float">
            <text:p>0,000</text:p>
          </table:table-cell>
          <table:table-cell table:formula="of:=[.H132]/45" office:value-type="float" office:value="0.277333333333333" calcext:value-type="float">
            <text:p>0,277</text:p>
          </table:table-cell>
          <table:table-cell table:formula="of:=[.Q132]*[.Q123]+[.R132]*[.R123]+[.S132]*[.S123]+[.T132]*[.T123]+[.U132]*[.U123]+[.V132]*[.V123]+[.W132]*[.W123]" office:value-type="float" office:value="12.48" calcext:value-type="float">
            <text:p>12,480</text:p>
          </table:table-cell>
          <table:table-cell table:formula="of:=[.O132]/45*(-1)" office:value-type="float" office:value="-0.277333333333333" calcext:value-type="float">
            <text:p>-0,277</text:p>
          </table:table-cell>
          <table:table-cell table:style-name="ce42" table:formula="of:=[.O132]/63*(-1)" office:value-type="float" office:value="-0.198095238095238" calcext:value-type="float">
            <text:p>-0,198</text:p>
          </table:table-cell>
          <table:table-cell table:style-name="ce42" table:formula="of:=[.J132]*18" office:value-type="float" office:value="-3.56571428571429" calcext:value-type="float">
            <text:p>-3,566</text:p>
          </table:table-cell>
          <table:table-cell table:style-name="ce42" table:number-columns-repeated="2"/>
          <table:table-cell table:style-name="ce42" table:formula="of:=[.O132]/4" office:value-type="float" office:value="3.12" calcext:value-type="float">
            <text:p>3,120</text:p>
          </table:table-cell>
          <table:table-cell table:formula="of:=[.P132]*[.Q123]+[.Q132]*[.Q123]+[.R132]*[.R123]+[.S132]*[.S123]+[.T132]*[.T123]+[.U132]*[.U123]+[.V132]*[.V123]+[.W132]*[.W123]" office:value-type="float" office:value="12.48" calcext:value-type="float">
            <text:p>12,480</text:p>
          </table:table-cell>
          <table:table-cell office:value-type="float" office:value="0" calcext:value-type="float">
            <text:p>0,000</text:p>
          </table:table-cell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96" calcext:value-type="float">
            <text:p>0,960</text:p>
          </table:table-cell>
          <table:table-cell table:number-columns-repeated="5"/>
          <table:table-cell office:value-type="float" office:value="0.8" calcext:value-type="float">
            <text:p>0,800</text:p>
          </table:table-cell>
          <table:table-cell office:value-type="float" office:value="0.56" calcext:value-type="float">
            <text:p>0,560</text:p>
          </table:table-cell>
          <table:table-cell/>
          <table:table-cell table:formula="of:=([.X123]*[.X132])+([.Y123]*[.Y132])+([.Z123]*[.Z132])+([.AA123]*[.AA132])+([.AB123]*[.AB132])" office:value-type="float" office:value="9.28" calcext:value-type="float">
            <text:p>9,280</text:p>
          </table:table-cell>
          <table:table-cell table:formula="of:=[.AC132]/63*(-1)" office:value-type="float" office:value="-0.147301587301587" calcext:value-type="float">
            <text:p>-0,147</text:p>
          </table:table-cell>
          <table:table-cell table:formula="of:=[.O132]-[.AC132]" office:value-type="float" office:value="3.2" calcext:value-type="float">
            <text:p>3,200</text:p>
          </table:table-cell>
          <table:table-cell table:formula="of:=[.AE132]/63*18*(-1)" office:value-type="float" office:value="-0.914285714285714" calcext:value-type="float">
            <text:p>-0,914</text:p>
          </table:table-cell>
          <table:table-cell table:formula="of:=[.AE132]-[.AR132]" office:value-type="float" office:value="3.2" calcext:value-type="float">
            <text:p>3,200</text:p>
          </table:table-cell>
          <table:table-cell table:formula="of:=[.AG132]/45*0.8*(-1)" office:value-type="float" office:value="-0.0568888888888889" calcext:value-type="float">
            <text:p>-0,057</text:p>
          </table:table-cell>
          <table:table-cell table:formula="of:=[.AE132]/63*(-1)*0.95" office:value-type="float" office:value="-0.0482539682539683" calcext:value-type="float">
            <text:p>-0,048</text:p>
          </table:table-cell>
          <table:table-cell table:number-columns-repeated="8"/>
          <table:table-cell table:formula="of:=([.AL132]+[.AM132]+[.AN132]+[.AO132]+[.AP132]+[.AQ132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coastal_battleship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35]*2" office:value-type="float" office:value="9.9" calcext:value-type="float">
            <text:p>9,900</text:p>
          </table:table-cell>
          <table:table-cell table:formula="of:=([.E135]+[.G135])*(-1)" office:value-type="float" office:value="-1.89444444444444" calcext:value-type="float">
            <text:p>-1,894</text:p>
          </table:table-cell>
          <table:table-cell table:formula="of:=[.F135]/2/45" office:value-type="float" office:value="0.44" calcext:value-type="float">
            <text:p>0,440</text:p>
          </table:table-cell>
          <table:table-cell table:formula="of:=[.P135]*[.Q134]" office:value-type="float" office:value="39.6" calcext:value-type="float">
            <text:p>39,600</text:p>
          </table:table-cell>
          <table:table-cell table:formula="of:=[.H135]/45" office:value-type="float" office:value="1.45444444444444" calcext:value-type="float">
            <text:p>1,454</text:p>
          </table:table-cell>
          <table:table-cell table:formula="of:=[.Q135]*[.Q134]+[.R135]*[.R134]+[.S135]*[.S134]+[.T135]*[.T134]+[.U135]*[.U134]+[.V135]*[.V134]+[.W135]*[.W134]" office:value-type="float" office:value="65.45" calcext:value-type="float">
            <text:p>65,450</text:p>
          </table:table-cell>
          <table:table-cell table:formula="of:=[.O135]/45*(-1)" office:value-type="float" office:value="-2.33444444444444" calcext:value-type="float">
            <text:p>-2,334</text:p>
          </table:table-cell>
          <table:table-cell table:style-name="ce42" table:formula="of:=[.O135]/63*(-1)" office:value-type="float" office:value="-1.66746031746032" calcext:value-type="float">
            <text:p>-1,667</text:p>
          </table:table-cell>
          <table:table-cell table:style-name="ce42" table:formula="of:=[.J135]*18" office:value-type="float" office:value="-30.0142857142857" calcext:value-type="float">
            <text:p>-30,014</text:p>
          </table:table-cell>
          <table:table-cell table:style-name="ce42" table:number-columns-repeated="2"/>
          <table:table-cell table:style-name="ce42" table:formula="of:=[.O135]/4" office:value-type="float" office:value="26.2625" calcext:value-type="float">
            <text:p>26,263</text:p>
          </table:table-cell>
          <table:table-cell table:formula="of:=[.P135]*[.Q134]+[.Q135]*[.Q134]+[.R135]*[.R134]+[.S135]*[.S134]+[.T135]*[.T134]+[.U135]*[.U134]+[.V135]*[.V134]+[.W135]*[.W134]" office:value-type="float" office:value="105.05" calcext:value-type="float">
            <text:p>105,05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/>
          <table:table-cell office:value-type="float" office:value="9.35" calcext:value-type="float">
            <text:p>9,350</text:p>
          </table:table-cell>
          <table:table-cell table:number-columns-repeated="5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X134]*[.X135])+([.Y134]*[.Y135])+([.Z134]*[.Z135])+([.AA134]*[.AA135])+([.AB134]*[.AB135])" office:value-type="float" office:value="46.2" calcext:value-type="float">
            <text:p>46,200</text:p>
          </table:table-cell>
          <table:table-cell table:formula="of:=[.AC135]/63*(-1)" office:value-type="float" office:value="-0.733333333333333" calcext:value-type="float">
            <text:p>-0,733</text:p>
          </table:table-cell>
          <table:table-cell table:formula="of:=[.O135]-[.AC135]" office:value-type="float" office:value="58.85" calcext:value-type="float">
            <text:p>58,850</text:p>
          </table:table-cell>
          <table:table-cell table:formula="of:=[.AE135]/63*18*(-1)" office:value-type="float" office:value="-16.8142857142857" calcext:value-type="float">
            <text:p>-16,814</text:p>
          </table:table-cell>
          <table:table-cell table:formula="of:=[.AE135]-[.AR135]" office:value-type="float" office:value="35.75" calcext:value-type="float">
            <text:p>35,750</text:p>
          </table:table-cell>
          <table:table-cell table:formula="of:=[.AG135]/45*0.8*(-1)" office:value-type="float" office:value="-0.635555555555556" calcext:value-type="float">
            <text:p>-0,636</text:p>
          </table:table-cell>
          <table:table-cell table:formula="of:=[.AE135]/63*(-1)*0.95" office:value-type="float" office:value="-0.887420634920635" calcext:value-type="float">
            <text:p>-0,887</text:p>
          </table:table-cell>
          <table:table-cell/>
          <table:table-cell table:style-name="Default"/>
          <table:table-cell office:value-type="float" office:value="4.95" calcext:value-type="float">
            <text:p>4,950</text:p>
          </table:table-cell>
          <table:table-cell office:value-type="float" office:value="2.75" calcext:value-type="float">
            <text:p>2,750</text:p>
          </table:table-cell>
          <table:table-cell table:number-columns-repeated="4"/>
          <table:table-cell table:formula="of:=([.AL135]+[.AM135]+[.AN135]+[.AO135]+[.AP135]+[.AQ135])*3" office:value-type="float" office:value="23.1" calcext:value-type="float">
            <text:p>23,1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36]*2" office:value-type="float" office:value="8.1" calcext:value-type="float">
            <text:p>8,100</text:p>
          </table:table-cell>
          <table:table-cell table:formula="of:=([.E136]+[.G136])*(-1)" office:value-type="float" office:value="-2.07" calcext:value-type="float">
            <text:p>-2,070</text:p>
          </table:table-cell>
          <table:table-cell table:formula="of:=[.F136]/2/45" office:value-type="float" office:value="0.36" calcext:value-type="float">
            <text:p>0,360</text:p>
          </table:table-cell>
          <table:table-cell table:formula="of:=[.P136]*[.Q134]" office:value-type="float" office:value="32.4" calcext:value-type="float">
            <text:p>32,400</text:p>
          </table:table-cell>
          <table:table-cell table:formula="of:=[.H136]/45" office:value-type="float" office:value="1.71" calcext:value-type="float">
            <text:p>1,710</text:p>
          </table:table-cell>
          <table:table-cell table:formula="of:=[.Q136]*[.Q134]+[.R136]*[.R134]+[.S136]*[.S134]+[.T136]*[.T134]+[.U136]*[.U134]+[.V136]*[.V134]+[.W136]*[.W134]" office:value-type="float" office:value="76.95" calcext:value-type="float">
            <text:p>76,950</text:p>
          </table:table-cell>
          <table:table-cell table:formula="of:=[.O136]/45*(-1)" office:value-type="float" office:value="-2.43" calcext:value-type="float">
            <text:p>-2,430</text:p>
          </table:table-cell>
          <table:table-cell table:style-name="ce42" table:formula="of:=[.O136]/63*(-1)" office:value-type="float" office:value="-1.73571428571429" calcext:value-type="float">
            <text:p>-1,736</text:p>
          </table:table-cell>
          <table:table-cell table:style-name="ce42" table:formula="of:=[.J136]*18" office:value-type="float" office:value="-31.2428571428571" calcext:value-type="float">
            <text:p>-31,243</text:p>
          </table:table-cell>
          <table:table-cell table:style-name="ce42" table:number-columns-repeated="2"/>
          <table:table-cell table:style-name="ce42" table:formula="of:=[.O136]/4" office:value-type="float" office:value="27.3375" calcext:value-type="float">
            <text:p>27,338</text:p>
          </table:table-cell>
          <table:table-cell table:formula="of:=[.P136]*[.Q134]+[.Q136]*[.Q134]+[.R136]*[.R134]+[.S136]*[.S134]+[.T136]*[.T134]+[.U136]*[.U134]+[.V136]*[.V134]+[.W136]*[.W134]" office:value-type="float" office:value="109.35" calcext:value-type="float">
            <text:p>109,3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 table:number-columns-repeated="10"/>
          <table:table-cell table:formula="of:=([.X134]*[.X136])+([.Y134]*[.Y136])+([.Z134]*[.Z136])+([.AA134]*[.AA136])+([.AB134]*[.AB136])" office:value-type="float" office:value="0" calcext:value-type="float">
            <text:p>0,000</text:p>
          </table:table-cell>
          <table:table-cell table:formula="of:=[.AC136]/63*(-1)" office:value-type="float" office:value="-0" calcext:value-type="float">
            <text:p>0,000</text:p>
          </table:table-cell>
          <table:table-cell table:formula="of:=[.O136]-[.AC136]" office:value-type="float" office:value="109.35" calcext:value-type="float">
            <text:p>109,350</text:p>
          </table:table-cell>
          <table:table-cell table:formula="of:=[.AE136]/63*18*(-1)" office:value-type="float" office:value="-31.2428571428571" calcext:value-type="float">
            <text:p>-31,243</text:p>
          </table:table-cell>
          <table:table-cell table:formula="of:=[.AE136]-[.AR136]" office:value-type="float" office:value="62.775" calcext:value-type="float">
            <text:p>62,775</text:p>
          </table:table-cell>
          <table:table-cell table:formula="of:=[.AG136]/45*0.8*(-1)" office:value-type="float" office:value="-1.116" calcext:value-type="float">
            <text:p>-1,116</text:p>
          </table:table-cell>
          <table:table-cell table:formula="of:=[.AE136]/63*(-1)*0.95" office:value-type="float" office:value="-1.64892857142857" calcext:value-type="float">
            <text:p>-1,649</text:p>
          </table:table-cell>
          <table:table-cell table:formula="of:=[.AG136]/45*(-1)" office:value-type="float" office:value="-1.395" calcext:value-type="float">
            <text:p>-1,395</text:p>
          </table:table-cell>
          <table:table-cell table:style-name="Default"/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office:value-type="float" office:value="2.925" calcext:value-type="float">
            <text:p>2,925</text:p>
          </table:table-cell>
          <table:table-cell office:value-type="float" office:value="2.25" calcext:value-type="float">
            <text:p>2,250</text:p>
          </table:table-cell>
          <table:table-cell office:value-type="float" office:value="1.35" calcext:value-type="float">
            <text:p>1,350</text:p>
          </table:table-cell>
          <table:table-cell office:value-type="float" office:value="2.7" calcext:value-type="float">
            <text:p>2,700</text:p>
          </table:table-cell>
          <table:table-cell table:formula="of:=([.AL136]+[.AM136]+[.AN136]+[.AO136]+[.AP136]+[.AQ136])*3" office:value-type="float" office:value="46.575" calcext:value-type="float">
            <text:p>46,5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37]*2" office:value-type="float" office:value="1.8" calcext:value-type="float">
            <text:p>1,800</text:p>
          </table:table-cell>
          <table:table-cell table:formula="of:=([.E137]+[.G137])*(-1)" office:value-type="float" office:value="-0.444444444444444" calcext:value-type="float">
            <text:p>-0,444</text:p>
          </table:table-cell>
          <table:table-cell table:formula="of:=[.F137]/2/45" office:value-type="float" office:value="0.08" calcext:value-type="float">
            <text:p>0,080</text:p>
          </table:table-cell>
          <table:table-cell table:formula="of:=[.P137]*[.Q134]" office:value-type="float" office:value="7.2" calcext:value-type="float">
            <text:p>7,200</text:p>
          </table:table-cell>
          <table:table-cell table:formula="of:=[.H137]/45" office:value-type="float" office:value="0.364444444444444" calcext:value-type="float">
            <text:p>0,364</text:p>
          </table:table-cell>
          <table:table-cell table:formula="of:=[.Q137]*[.Q134]+[.R137]*[.R134]+[.S137]*[.S134]+[.T137]*[.T134]+[.U137]*[.U134]+[.V137]*[.V134]+[.W137]*[.W134]" office:value-type="float" office:value="16.4" calcext:value-type="float">
            <text:p>16,400</text:p>
          </table:table-cell>
          <table:table-cell table:formula="of:=[.O137]/45*(-1)" office:value-type="float" office:value="-0.524444444444444" calcext:value-type="float">
            <text:p>-0,524</text:p>
          </table:table-cell>
          <table:table-cell table:style-name="ce42" table:formula="of:=[.O137]/63*(-1)" office:value-type="float" office:value="-0.374603174603175" calcext:value-type="float">
            <text:p>-0,375</text:p>
          </table:table-cell>
          <table:table-cell table:style-name="ce42" table:formula="of:=[.J137]*18" office:value-type="float" office:value="-6.74285714285714" calcext:value-type="float">
            <text:p>-6,743</text:p>
          </table:table-cell>
          <table:table-cell table:style-name="ce42" table:number-columns-repeated="2"/>
          <table:table-cell table:style-name="ce42" table:formula="of:=[.O137]/4" office:value-type="float" office:value="5.9" calcext:value-type="float">
            <text:p>5,900</text:p>
          </table:table-cell>
          <table:table-cell table:formula="of:=[.P137]*[.Q134]+[.Q137]*[.Q134]+[.R137]*[.R134]+[.S137]*[.S134]+[.T137]*[.T134]+[.U137]*[.U134]+[.V137]*[.V134]+[.W137]*[.W134]" office:value-type="float" office:value="23.6" calcext:value-type="float">
            <text:p>23,600</text:p>
          </table:table-cell>
          <table:table-cell office:value-type="float" office:value="0.9" calcext:value-type="float">
            <text:p>0,900</text:p>
          </table:table-cell>
          <table:table-cell office:value-type="float" office:value="1" calcext:value-type="float">
            <text:p>1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4"/>
          <table:table-cell office:value-type="float" office:value="1" calcext:value-type="float">
            <text:p>1,000</text:p>
          </table:table-cell>
          <table:table-cell office:value-type="float" office:value="1.2" calcext:value-type="float">
            <text:p>1,200</text:p>
          </table:table-cell>
          <table:table-cell table:number-columns-repeated="3"/>
          <table:table-cell table:formula="of:=([.X134]*[.X137])+([.Y134]*[.Y137])+([.Z134]*[.Z137])+([.AA134]*[.AA137])+([.AB134]*[.AB137])" office:value-type="float" office:value="17.4" calcext:value-type="float">
            <text:p>17,400</text:p>
          </table:table-cell>
          <table:table-cell table:formula="of:=[.AC137]/63*(-1)" office:value-type="float" office:value="-0.276190476190476" calcext:value-type="float">
            <text:p>-0,276</text:p>
          </table:table-cell>
          <table:table-cell table:formula="of:=[.O137]-[.AC137]" office:value-type="float" office:value="6.2" calcext:value-type="float">
            <text:p>6,200</text:p>
          </table:table-cell>
          <table:table-cell table:formula="of:=[.AE137]/63*18*(-1)" office:value-type="float" office:value="-1.77142857142857" calcext:value-type="float">
            <text:p>-1,771</text:p>
          </table:table-cell>
          <table:table-cell table:formula="of:=[.AE137]-[.AR137]" office:value-type="float" office:value="3.5" calcext:value-type="float">
            <text:p>3,500</text:p>
          </table:table-cell>
          <table:table-cell table:formula="of:=[.AG137]/45*0.8*(-1)" office:value-type="float" office:value="-0.0622222222222222" calcext:value-type="float">
            <text:p>-0,062</text:p>
          </table:table-cell>
          <table:table-cell table:formula="of:=[.AE137]/63*(-1)*0.95" office:value-type="float" office:value="-0.0934920634920635" calcext:value-type="float">
            <text:p>-0,093</text:p>
          </table:table-cell>
          <table:table-cell/>
          <table:table-cell table:style-name="Default"/>
          <table:table-cell office:value-type="float" office:value="0.9" calcext:value-type="float">
            <text:p>0,900</text:p>
          </table:table-cell>
          <table:table-cell table:number-columns-repeated="5"/>
          <table:table-cell table:formula="of:=([.AL137]+[.AM137]+[.AN137]+[.AO137]+[.AP137]+[.AQ137])*3" office:value-type="float" office:value="2.7" calcext:value-type="float">
            <text:p>2,7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38]*2" office:value-type="float" office:value="4.68" calcext:value-type="float">
            <text:p>4,680</text:p>
          </table:table-cell>
          <table:table-cell table:formula="of:=([.E138]+[.G138])*(-1)" office:value-type="float" office:value="-0.884" calcext:value-type="float">
            <text:p>-0,884</text:p>
          </table:table-cell>
          <table:table-cell table:formula="of:=[.F138]/2/45" office:value-type="float" office:value="0.208" calcext:value-type="float">
            <text:p>0,208</text:p>
          </table:table-cell>
          <table:table-cell table:formula="of:=[.P138]*[.Q134]" office:value-type="float" office:value="18.72" calcext:value-type="float">
            <text:p>18,720</text:p>
          </table:table-cell>
          <table:table-cell table:formula="of:=[.H138]/45" office:value-type="float" office:value="0.676" calcext:value-type="float">
            <text:p>0,676</text:p>
          </table:table-cell>
          <table:table-cell table:formula="of:=[.Q138]*[.Q134]+[.R138]*[.R134]+[.S138]*[.S134]+[.T138]*[.T134]+[.U138]*[.U134]+[.V138]*[.V134]+[.W138]*[.W134]" office:value-type="float" office:value="30.42" calcext:value-type="float">
            <text:p>30,420</text:p>
          </table:table-cell>
          <table:table-cell table:formula="of:=[.O138]/45*(-1)" office:value-type="float" office:value="-1.092" calcext:value-type="float">
            <text:p>-1,092</text:p>
          </table:table-cell>
          <table:table-cell table:style-name="ce42" table:formula="of:=[.O138]/63*(-1)" office:value-type="float" office:value="-0.78" calcext:value-type="float">
            <text:p>-0,780</text:p>
          </table:table-cell>
          <table:table-cell table:style-name="ce42" table:formula="of:=[.J138]*18" office:value-type="float" office:value="-14.04" calcext:value-type="float">
            <text:p>-14,040</text:p>
          </table:table-cell>
          <table:table-cell table:style-name="ce42" table:number-columns-repeated="2"/>
          <table:table-cell table:style-name="ce42" table:formula="of:=[.O138]/4" office:value-type="float" office:value="12.285" calcext:value-type="float">
            <text:p>12,285</text:p>
          </table:table-cell>
          <table:table-cell table:formula="of:=[.P138]*[.Q134]+[.Q138]*[.Q134]+[.R138]*[.R134]+[.S138]*[.S134]+[.T138]*[.T134]+[.U138]*[.U134]+[.V138]*[.V134]+[.W138]*[.W134]" office:value-type="float" office:value="49.14" calcext:value-type="float">
            <text:p>49,140</text:p>
          </table:table-cell>
          <table:table-cell office:value-type="float" office:value="2.34" calcext:value-type="float">
            <text:p>2,340</text:p>
          </table:table-cell>
          <table:table-cell/>
          <table:table-cell office:value-type="float" office:value="3.38" calcext:value-type="float">
            <text:p>3,380</text:p>
          </table:table-cell>
          <table:table-cell table:number-columns-repeated="10"/>
          <table:table-cell table:formula="of:=([.X134]*[.X138])+([.Y134]*[.Y138])+([.Z134]*[.Z138])+([.AA134]*[.AA138])+([.AB134]*[.AB138])" office:value-type="float" office:value="0" calcext:value-type="float">
            <text:p>0,000</text:p>
          </table:table-cell>
          <table:table-cell table:formula="of:=[.AC138]/63*(-1)" office:value-type="float" office:value="-0" calcext:value-type="float">
            <text:p>0,000</text:p>
          </table:table-cell>
          <table:table-cell table:formula="of:=[.O138]-[.AC138]" office:value-type="float" office:value="49.14" calcext:value-type="float">
            <text:p>49,140</text:p>
          </table:table-cell>
          <table:table-cell table:formula="of:=[.AE138]/63*18*(-1)" office:value-type="float" office:value="-14.04" calcext:value-type="float">
            <text:p>-14,040</text:p>
          </table:table-cell>
          <table:table-cell table:formula="of:=[.AE138]-[.AR138]" office:value-type="float" office:value="26.91" calcext:value-type="float">
            <text:p>26,910</text:p>
          </table:table-cell>
          <table:table-cell table:formula="of:=[.AG138]/45*0.8*(-1)" office:value-type="float" office:value="-0.4784" calcext:value-type="float">
            <text:p>-0,478</text:p>
          </table:table-cell>
          <table:table-cell table:formula="of:=[.AE138]/63*(-1)*0.95" office:value-type="float" office:value="-0.741" calcext:value-type="float">
            <text:p>-0,741</text:p>
          </table:table-cell>
          <table:table-cell/>
          <table:table-cell table:style-name="Default"/>
          <table:table-cell office:value-type="float" office:value="2.34" calcext:value-type="float">
            <text:p>2,340</text:p>
          </table:table-cell>
          <table:table-cell office:value-type="float" office:value="1.3" calcext:value-type="float">
            <text:p>1,300</text:p>
          </table:table-cell>
          <table:table-cell office:value-type="float" office:value="1.69" calcext:value-type="float">
            <text:p>1,690</text:p>
          </table:table-cell>
          <table:table-cell office:value-type="float" office:value="1.3" calcext:value-type="float">
            <text:p>1,300</text:p>
          </table:table-cell>
          <table:table-cell office:value-type="float" office:value="0.78" calcext:value-type="float">
            <text:p>0,780</text:p>
          </table:table-cell>
          <table:table-cell/>
          <table:table-cell table:formula="of:=([.AL138]+[.AM138]+[.AN138]+[.AO138]+[.AP138]+[.AQ138])*3" office:value-type="float" office:value="22.23" calcext:value-type="float">
            <text:p>22,23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139]*2" office:value-type="float" office:value="0.54" calcext:value-type="float">
            <text:p>0,540</text:p>
          </table:table-cell>
          <table:table-cell table:style-name="ce32" table:formula="of:=([.E139]+[.G139])*(-1)" office:value-type="float" office:value="-0.112266666666667" calcext:value-type="float">
            <text:p>-0,112</text:p>
          </table:table-cell>
          <table:table-cell table:style-name="ce32" table:formula="of:=[.F139]/45" office:value-type="float" office:value="0.048" calcext:value-type="float">
            <text:p>0,048</text:p>
          </table:table-cell>
          <table:table-cell table:style-name="ce32" table:formula="of:=[.P139]*[.Q134]" office:value-type="float" office:value="2.16" calcext:value-type="float">
            <text:p>2,160</text:p>
          </table:table-cell>
          <table:table-cell table:style-name="ce32" table:formula="of:=[.H139]/45" office:value-type="float" office:value="0.0642666666666667" calcext:value-type="float">
            <text:p>0,064</text:p>
          </table:table-cell>
          <table:table-cell table:style-name="ce32" table:formula="of:=[.Q139]*[.Q134]+[.R139]*[.R134]+[.S139]*[.S134]+[.T139]*[.T134]+[.U139]*[.U134]+[.V139]*[.V134]+[.W139]*[.W134]" office:value-type="float" office:value="2.892" calcext:value-type="float">
            <text:p>2,892</text:p>
          </table:table-cell>
          <table:table-cell table:formula="of:=[.O139]/45*(-1)" office:value-type="float" office:value="-0.112266666666667" calcext:value-type="float">
            <text:p>-0,112</text:p>
          </table:table-cell>
          <table:table-cell table:style-name="ce42" table:formula="of:=[.O139]/63*(-1)" office:value-type="float" office:value="-0.0801904761904762" calcext:value-type="float">
            <text:p>-0,080</text:p>
          </table:table-cell>
          <table:table-cell table:style-name="ce42" table:formula="of:=[.J139]*18" office:value-type="float" office:value="-1.44342857142857" calcext:value-type="float">
            <text:p>-1,443</text:p>
          </table:table-cell>
          <table:table-cell table:style-name="ce42" table:number-columns-repeated="2"/>
          <table:table-cell table:style-name="ce42" table:formula="of:=[.O139]/4" office:value-type="float" office:value="1.263" calcext:value-type="float">
            <text:p>1,263</text:p>
          </table:table-cell>
          <table:table-cell table:formula="of:=[.P139]*[.Q134]+[.Q139]*[.Q134]+[.R139]*[.R134]+[.S139]*[.S134]+[.T139]*[.T134]+[.U139]*[.U134]+[.V139]*[.V134]+[.W139]*[.W134]" office:value-type="float" office:value="5.052" calcext:value-type="float">
            <text:p>5,052</text:p>
          </table:table-cell>
          <table:table-cell office:value-type="float" office:value="0.27" calcext:value-type="float">
            <text:p>0,270</text:p>
          </table:table-cell>
          <table:table-cell/>
          <table:table-cell office:value-type="float" office:value="0.228" calcext:value-type="float">
            <text:p>0,228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2" calcext:value-type="float">
            <text:p>0,120</text:p>
          </table:table-cell>
          <table:table-cell table:number-columns-repeated="3"/>
          <table:table-cell table:formula="of:=([.X134]*[.X139])+([.Y134]*[.Y139])+([.Z134]*[.Z139])+([.AA134]*[.AA139])+([.AB134]*[.AB139])" office:value-type="float" office:value="0.84" calcext:value-type="float">
            <text:p>0,840</text:p>
          </table:table-cell>
          <table:table-cell table:formula="of:=[.AC139]/63*(-1)" office:value-type="float" office:value="-0.0133333333333333" calcext:value-type="float">
            <text:p>-0,013</text:p>
          </table:table-cell>
          <table:table-cell table:formula="of:=[.O139]-[.AC139]" office:value-type="float" office:value="4.212" calcext:value-type="float">
            <text:p>4,212</text:p>
          </table:table-cell>
          <table:table-cell table:formula="of:=[.AE139]/63*18*(-1)" office:value-type="float" office:value="-1.20342857142857" calcext:value-type="float">
            <text:p>-1,203</text:p>
          </table:table-cell>
          <table:table-cell table:formula="of:=[.AE139]-[.AR139]" office:value-type="float" office:value="2.952" calcext:value-type="float">
            <text:p>2,952</text:p>
          </table:table-cell>
          <table:table-cell table:formula="of:=[.AG139]/45*0.8*(-1)" office:value-type="float" office:value="-0.05248" calcext:value-type="float">
            <text:p>-0,052</text:p>
          </table:table-cell>
          <table:table-cell table:formula="of:=[.AE139]/63*(-1)*0.95" office:value-type="float" office:value="-0.0635142857142857" calcext:value-type="float">
            <text:p>-0,064</text:p>
          </table:table-cell>
          <table:table-cell table:formula="of:=[.AG139]/45*(-1)" office:value-type="float" office:value="-0.0656" calcext:value-type="float">
            <text:p>-0,066</text:p>
          </table:table-cell>
          <table:table-cell table:style-name="Default"/>
          <table:table-cell office:value-type="float" office:value="0.27" calcext:value-type="float">
            <text:p>0,270</text:p>
          </table:table-cell>
          <table:table-cell office:value-type="float" office:value="0.15" calcext:value-type="float">
            <text:p>0,150</text:p>
          </table:table-cell>
          <table:table-cell table:number-columns-repeated="4"/>
          <table:table-cell table:formula="of:=([.AL139]+[.AM139]+[.AN139]+[.AO139]+[.AP139]+[.AQ139])*3" office:value-type="float" office:value="1.26" calcext:value-type="float">
            <text:p>1,26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140]*2" office:value-type="float" office:value="0.081" calcext:value-type="float">
            <text:p>0,081</text:p>
          </table:table-cell>
          <table:table-cell table:formula="of:=([.E140]+[.G140])*(-1)" office:value-type="float" office:value="-0.012" calcext:value-type="float">
            <text:p>-0,012</text:p>
          </table:table-cell>
          <table:table-cell table:formula="of:=[.F140]/2/45" office:value-type="float" office:value="0.0036" calcext:value-type="float">
            <text:p>0,004</text:p>
          </table:table-cell>
          <table:table-cell table:formula="of:=[.P140]*[.Q134]" office:value-type="float" office:value="0.324" calcext:value-type="float">
            <text:p>0,324</text:p>
          </table:table-cell>
          <table:table-cell table:formula="of:=[.H140]/45" office:value-type="float" office:value="0.0084" calcext:value-type="float">
            <text:p>0,008</text:p>
          </table:table-cell>
          <table:table-cell table:formula="of:=[.Q140]*[.Q134]+[.R140]*[.R134]+[.S140]*[.S134]+[.T140]*[.T134]+[.U140]*[.U134]+[.V140]*[.V134]+[.W140]*[.W134]" office:value-type="float" office:value="0.378" calcext:value-type="float">
            <text:p>0,378</text:p>
          </table:table-cell>
          <table:table-cell table:formula="of:=[.O140]/45*(-1)" office:value-type="float" office:value="-0.0156" calcext:value-type="float">
            <text:p>-0,016</text:p>
          </table:table-cell>
          <table:table-cell table:style-name="ce42" table:formula="of:=[.O140]/63*(-1)" office:value-type="float" office:value="-0.0111428571428571" calcext:value-type="float">
            <text:p>-0,011</text:p>
          </table:table-cell>
          <table:table-cell table:style-name="ce42" table:formula="of:=[.J140]*18" office:value-type="float" office:value="-0.200571428571429" calcext:value-type="float">
            <text:p>-0,201</text:p>
          </table:table-cell>
          <table:table-cell table:style-name="ce42" table:number-columns-repeated="2"/>
          <table:table-cell table:style-name="ce42" table:formula="of:=[.O140]/4" office:value-type="float" office:value="0.1755" calcext:value-type="float">
            <text:p>0,176</text:p>
          </table:table-cell>
          <table:table-cell table:formula="of:=[.P140]*[.Q134]+[.Q140]*[.Q134]+[.R140]*[.R134]+[.S140]*[.S134]+[.T140]*[.T134]+[.U140]*[.U134]+[.V140]*[.V134]+[.W140]*[.W134]" office:value-type="float" office:value="0.702" calcext:value-type="float">
            <text:p>0,702</text:p>
          </table:table-cell>
          <table:table-cell office:value-type="float" office:value="0.0405" calcext:value-type="float">
            <text:p>0,041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5"/>
          <table:table-cell office:value-type="float" office:value="0.054" calcext:value-type="float">
            <text:p>0,054</text:p>
          </table:table-cell>
          <table:table-cell table:number-columns-repeated="3"/>
          <table:table-cell table:formula="of:=([.X134]*[.X140])+([.Y134]*[.Y140])+([.Z134]*[.Z140])+([.AA134]*[.AA140])+([.AB134]*[.AB140])" office:value-type="float" office:value="0.378" calcext:value-type="float">
            <text:p>0,378</text:p>
          </table:table-cell>
          <table:table-cell table:formula="of:=[.AC140]/63*(-1)" office:value-type="float" office:value="-0.006" calcext:value-type="float">
            <text:p>-0,006</text:p>
          </table:table-cell>
          <table:table-cell table:formula="of:=[.O140]-[.AC140]" office:value-type="float" office:value="0.324" calcext:value-type="float">
            <text:p>0,324</text:p>
          </table:table-cell>
          <table:table-cell table:formula="of:=[.AE140]/63*18*(-1)" office:value-type="float" office:value="-0.0925714285714286" calcext:value-type="float">
            <text:p>-0,093</text:p>
          </table:table-cell>
          <table:table-cell table:formula="of:=[.AE140]-[.AR140]" office:value-type="float" office:value="-0.066" calcext:value-type="float">
            <text:p>-0,066</text:p>
          </table:table-cell>
          <table:table-cell table:formula="of:=[.AG140]/45*0.8*(-1)" office:value-type="float" office:value="0.00117333333333333" calcext:value-type="float">
            <text:p>0,001</text:p>
          </table:table-cell>
          <table:table-cell table:formula="of:=[.AE140]/63*(-1)*0.95" office:value-type="float" office:value="-0.00488571428571429" calcext:value-type="float">
            <text:p>-0,005</text:p>
          </table:table-cell>
          <table:table-cell/>
          <table:table-cell table:style-name="Default"/>
          <table:table-cell office:value-type="float" office:value="0.04" calcext:value-type="float">
            <text:p>0,040</text:p>
          </table:table-cell>
          <table:table-cell office:value-type="float" office:value="0.09" calcext:value-type="float">
            <text:p>0,090</text:p>
          </table:table-cell>
          <table:table-cell table:number-columns-repeated="4"/>
          <table:table-cell table:formula="of:=([.AL140]+[.AM140]+[.AN140]+[.AO140]+[.AP140]+[.AQ140])*3" office:value-type="float" office:value="0.39" calcext:value-type="float">
            <text:p>0,39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41]*2" office:value-type="float" office:value="50.4" calcext:value-type="float">
            <text:p>50,400</text:p>
          </table:table-cell>
          <table:table-cell table:formula="of:=([.E141]+[.G141])*(-1)" office:value-type="float" office:value="-9.89333333333333" calcext:value-type="float">
            <text:p>-9,893</text:p>
          </table:table-cell>
          <table:table-cell table:formula="of:=[.F141]/2/45" office:value-type="float" office:value="2.24" calcext:value-type="float">
            <text:p>2,240</text:p>
          </table:table-cell>
          <table:table-cell table:formula="of:=[.P141]*[.Q134]" office:value-type="float" office:value="201.6" calcext:value-type="float">
            <text:p>201,600</text:p>
          </table:table-cell>
          <table:table-cell table:formula="of:=[.H141]/45" office:value-type="float" office:value="7.65333333333333" calcext:value-type="float">
            <text:p>7,653</text:p>
          </table:table-cell>
          <table:table-cell table:formula="of:=[.Q141]*[.Q134]+[.R141]*[.R134]+[.S141]*[.S134]+[.T141]*[.T134]+[.U141]*[.U134]+[.V141]*[.V134]+[.W141]*[.W134]" office:value-type="float" office:value="344.4" calcext:value-type="float">
            <text:p>344,400</text:p>
          </table:table-cell>
          <table:table-cell table:formula="of:=[.O141]/45*(-1)" office:value-type="float" office:value="-12.1333333333333" calcext:value-type="float">
            <text:p>-12,133</text:p>
          </table:table-cell>
          <table:table-cell table:style-name="ce42" table:formula="of:=[.O141]/63*(-1)" office:value-type="float" office:value="-8.66666666666667" calcext:value-type="float">
            <text:p>-8,667</text:p>
          </table:table-cell>
          <table:table-cell table:style-name="ce42" table:formula="of:=[.J141]*18" office:value-type="float" office:value="-156" calcext:value-type="float">
            <text:p>-156,000</text:p>
          </table:table-cell>
          <table:table-cell table:style-name="ce42" table:number-columns-repeated="2"/>
          <table:table-cell table:style-name="ce42" table:formula="of:=[.O141]/4" office:value-type="float" office:value="136.5" calcext:value-type="float">
            <text:p>136,500</text:p>
          </table:table-cell>
          <table:table-cell table:formula="of:=[.P141]*[.Q134]+[.Q141]*[.Q134]+[.R141]*[.R134]+[.S141]*[.S134]+[.T141]*[.T134]+[.U141]*[.U134]+[.V141]*[.V134]+[.W141]*[.W134]" office:value-type="float" office:value="546" calcext:value-type="float">
            <text:p>546,000</text:p>
          </table:table-cell>
          <table:table-cell office:value-type="float" office:value="25.2" calcext:value-type="float">
            <text:p>25,200</text:p>
          </table:table-cell>
          <table:table-cell office:value-type="float" office:value="8.4" calcext:value-type="float">
            <text:p>8,400</text:p>
          </table:table-cell>
          <table:table-cell office:value-type="float" office:value="30.8" calcext:value-type="float">
            <text:p>30,800</text:p>
          </table:table-cell>
          <table:table-cell table:number-columns-repeated="5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X134]*[.X141])+([.Y134]*[.Y141])+([.Z134]*[.Z141])+([.AA134]*[.AA141])+([.AB134]*[.AB141])" office:value-type="float" office:value="75.6" calcext:value-type="float">
            <text:p>75,600</text:p>
          </table:table-cell>
          <table:table-cell table:formula="of:=[.AC141]/63*(-1)" office:value-type="float" office:value="-1.2" calcext:value-type="float">
            <text:p>-1,200</text:p>
          </table:table-cell>
          <table:table-cell table:formula="of:=[.O141]-[.AC141]" office:value-type="float" office:value="470.4" calcext:value-type="float">
            <text:p>470,400</text:p>
          </table:table-cell>
          <table:table-cell table:formula="of:=[.AE141]/63*18*(-1)" office:value-type="float" office:value="-134.4" calcext:value-type="float">
            <text:p>-134,400</text:p>
          </table:table-cell>
          <table:table-cell table:formula="of:=[.AE141]-[.AR141]" office:value-type="float" office:value="302.4" calcext:value-type="float">
            <text:p>302,400</text:p>
          </table:table-cell>
          <table:table-cell table:formula="of:=[.AG141]/45*0.8*(-1)" office:value-type="float" office:value="-5.376" calcext:value-type="float">
            <text:p>-5,376</text:p>
          </table:table-cell>
          <table:table-cell table:formula="of:=[.AE141]/63*(-1)*0.95" office:value-type="float" office:value="-7.09333333333333" calcext:value-type="float">
            <text:p>-7,093</text:p>
          </table:table-cell>
          <table:table-cell table:formula="of:=[.AG141]/45*(-1)" office:value-type="float" office:value="-6.72" calcext:value-type="float">
            <text:p>-6,720</text:p>
          </table:table-cell>
          <table:table-cell table:style-name="Default"/>
          <table:table-cell office:value-type="float" office:value="25.2" calcext:value-type="float">
            <text:p>25,200</text:p>
          </table:table-cell>
          <table:table-cell office:value-type="float" office:value="22.4" calcext:value-type="float">
            <text:p>22,400</text:p>
          </table:table-cell>
          <table:table-cell office:value-type="float" office:value="8.4" calcext:value-type="float">
            <text:p>8,400</text:p>
          </table:table-cell>
          <table:table-cell table:number-columns-repeated="3"/>
          <table:table-cell table:formula="of:=([.AL141]+[.AM141]+[.AN141]+[.AO141]+[.AP141]+[.AQ141])*3" office:value-type="float" office:value="168" calcext:value-type="float">
            <text:p>168,000</text:p>
          </table:table-cell>
          <table:table-cell/>
          <table:table-cell office:value-type="float" office:value="280" calcext:value-type="float">
            <text:p>280,000</text:p>
          </table:table-cell>
          <table:table-cell table:formula="of:=[.AT141]-[.C141]" office:value-type="float" office:value="229.6" calcext:value-type="float">
            <text:p>229,600</text:p>
          </table:table-cell>
          <table:table-cell table:formula="of:=[.AT141]-[.C141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T141]+[.C141]/2" office:value-type="float" office:value="305.2" calcext:value-type="float">
            <text:p>305,200</text:p>
          </table:table-cell>
          <table:table-cell table:formula="of:=[.AT141]+[.C141]" office:value-type="float" office:value="330.4" calcext:value-type="float">
            <text:p>330,400</text:p>
          </table:table-cell>
          <table:table-cell table:formula="of:=[.AT141]+[.C141]*1.5" office:value-type="float" office:value="355.6" calcext:value-type="float">
            <text:p>355,600</text:p>
          </table:table-cell>
          <table:table-cell table:formula="of:=[.AT141]+[.C141]*2" office:value-type="float" office:value="380.8" calcext:value-type="float">
            <text:p>380,8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142]*2" office:value-type="float" office:value="0" calcext:value-type="float">
            <text:p>0,000</text:p>
          </table:table-cell>
          <table:table-cell table:formula="of:=([.E142]+[.G142])*(-1)" office:value-type="float" office:value="-0" calcext:value-type="float">
            <text:p>0,000</text:p>
          </table:table-cell>
          <table:table-cell table:formula="of:=[.F142]/2/45" office:value-type="float" office:value="0" calcext:value-type="float">
            <text:p>0,000</text:p>
          </table:table-cell>
          <table:table-cell table:formula="of:=[.P142]*[.Q134]" office:value-type="float" office:value="0" calcext:value-type="float">
            <text:p>0,000</text:p>
          </table:table-cell>
          <table:table-cell table:formula="of:=[.H142]/45" office:value-type="float" office:value="0" calcext:value-type="float">
            <text:p>0,000</text:p>
          </table:table-cell>
          <table:table-cell table:formula="of:=[.Q142]*[.Q134]+[.R142]*[.R134]+[.S142]*[.S134]+[.T142]*[.T134]+[.U142]*[.U134]+[.V142]*[.V134]+[.W142]*[.W134]" office:value-type="float" office:value="0" calcext:value-type="float">
            <text:p>0,000</text:p>
          </table:table-cell>
          <table:table-cell table:formula="of:=[.O142]/45*(-1)" office:value-type="float" office:value="-0" calcext:value-type="float">
            <text:p>0,000</text:p>
          </table:table-cell>
          <table:table-cell table:style-name="ce42" table:formula="of:=[.O142]/63*(-1)" office:value-type="float" office:value="-0" calcext:value-type="float">
            <text:p>0,000</text:p>
          </table:table-cell>
          <table:table-cell table:style-name="ce42" table:formula="of:=[.J142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42]/4" office:value-type="float" office:value="0" calcext:value-type="float">
            <text:p>0,000</text:p>
          </table:table-cell>
          <table:table-cell table:formula="of:=[.P142]*[.Q134]+[.Q142]*[.Q134]+[.R142]*[.R134]+[.S142]*[.S134]+[.T142]*[.T134]+[.U142]*[.U134]+[.V142]*[.V134]+[.W142]*[.W13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34]*[.X142])+([.Y134]*[.Y142])+([.Z134]*[.Z142])+([.AA134]*[.AA142])+([.AB134]*[.AB142])" office:value-type="float" office:value="0" calcext:value-type="float">
            <text:p>0,000</text:p>
          </table:table-cell>
          <table:table-cell table:formula="of:=[.AC142]/63*(-1)" office:value-type="float" office:value="-0" calcext:value-type="float">
            <text:p>0,000</text:p>
          </table:table-cell>
          <table:table-cell table:formula="of:=[.O142]-[.AC142]" office:value-type="float" office:value="0" calcext:value-type="float">
            <text:p>0,000</text:p>
          </table:table-cell>
          <table:table-cell table:formula="of:=[.AE142]/63*18*(-1)" office:value-type="float" office:value="-0" calcext:value-type="float">
            <text:p>0,000</text:p>
          </table:table-cell>
          <table:table-cell table:formula="of:=[.AE142]-[.AR142]" office:value-type="float" office:value="0" calcext:value-type="float">
            <text:p>0,000</text:p>
          </table:table-cell>
          <table:table-cell table:formula="of:=[.AG142]/45*0.8*(-1)" office:value-type="float" office:value="-0" calcext:value-type="float">
            <text:p>0,000</text:p>
          </table:table-cell>
          <table:table-cell table:formula="of:=[.AE142]/63*(-1)*0.95" office:value-type="float" office:value="-0" calcext:value-type="float">
            <text:p>0,000</text:p>
          </table:table-cell>
          <table:table-cell table:number-columns-repeated="8"/>
          <table:table-cell table:formula="of:=([.AL142]+[.AM142]+[.AN142]+[.AO142]+[.AP142]+[.AQ142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143]*2" office:value-type="float" office:value="0" calcext:value-type="float">
            <text:p>0,000</text:p>
          </table:table-cell>
          <table:table-cell table:formula="of:=([.E143]+[.G143])*(-1)" office:value-type="float" office:value="-0.241777777777778" calcext:value-type="float">
            <text:p>-0,242</text:p>
          </table:table-cell>
          <table:table-cell table:formula="of:=[.F143]/2/45" office:value-type="float" office:value="0" calcext:value-type="float">
            <text:p>0,000</text:p>
          </table:table-cell>
          <table:table-cell table:formula="of:=[.P143]*[.Q134]" office:value-type="float" office:value="0" calcext:value-type="float">
            <text:p>0,000</text:p>
          </table:table-cell>
          <table:table-cell table:formula="of:=[.H143]/45" office:value-type="float" office:value="0.241777777777778" calcext:value-type="float">
            <text:p>0,242</text:p>
          </table:table-cell>
          <table:table-cell table:formula="of:=[.Q143]*[.Q134]+[.R143]*[.R134]+[.S143]*[.S134]+[.T143]*[.T134]+[.U143]*[.U134]+[.V143]*[.V134]+[.W143]*[.W134]" office:value-type="float" office:value="10.88" calcext:value-type="float">
            <text:p>10,880</text:p>
          </table:table-cell>
          <table:table-cell table:formula="of:=[.O143]/45*(-1)" office:value-type="float" office:value="-0.241777777777778" calcext:value-type="float">
            <text:p>-0,242</text:p>
          </table:table-cell>
          <table:table-cell table:style-name="ce42" table:formula="of:=[.O143]/63*(-1)" office:value-type="float" office:value="-0.172698412698413" calcext:value-type="float">
            <text:p>-0,173</text:p>
          </table:table-cell>
          <table:table-cell table:style-name="ce42" table:formula="of:=[.J143]*18" office:value-type="float" office:value="-3.10857142857143" calcext:value-type="float">
            <text:p>-3,109</text:p>
          </table:table-cell>
          <table:table-cell table:style-name="ce42" table:number-columns-repeated="2"/>
          <table:table-cell table:style-name="ce42" table:formula="of:=[.O143]/4" office:value-type="float" office:value="2.72" calcext:value-type="float">
            <text:p>2,720</text:p>
          </table:table-cell>
          <table:table-cell table:formula="of:=[.P143]*[.Q134]+[.Q143]*[.Q134]+[.R143]*[.R134]+[.S143]*[.S134]+[.T143]*[.T134]+[.U143]*[.U134]+[.V143]*[.V134]+[.W143]*[.W134]" office:value-type="float" office:value="10.88" calcext:value-type="float">
            <text:p>10,880</text:p>
          </table:table-cell>
          <table:table-cell office:value-type="float" office:value="0" calcext:value-type="float">
            <text:p>0,000</text:p>
          </table:table-cell>
          <table:table-cell office:value-type="float" office:value="0.76" calcext:value-type="float">
            <text:p>0,760</text:p>
          </table:table-cell>
          <table:table-cell table:number-columns-repeated="2"/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0.4" calcext:value-type="float">
            <text:p>0,400</text:p>
          </table:table-cell>
          <table:table-cell office:value-type="float" office:value="0.28" calcext:value-type="float">
            <text:p>0,280</text:p>
          </table:table-cell>
          <table:table-cell/>
          <table:table-cell table:formula="of:=([.X134]*[.X143])+([.Y134]*[.Y143])+([.Z134]*[.Z143])+([.AA134]*[.AA143])+([.AB134]*[.AB143])" office:value-type="float" office:value="4.64" calcext:value-type="float">
            <text:p>4,640</text:p>
          </table:table-cell>
          <table:table-cell table:formula="of:=[.AC143]/63*(-1)" office:value-type="float" office:value="-0.0736507936507936" calcext:value-type="float">
            <text:p>-0,074</text:p>
          </table:table-cell>
          <table:table-cell table:formula="of:=[.O143]-[.AC143]" office:value-type="float" office:value="6.24" calcext:value-type="float">
            <text:p>6,240</text:p>
          </table:table-cell>
          <table:table-cell table:formula="of:=[.AE143]/63*18*(-1)" office:value-type="float" office:value="-1.78285714285714" calcext:value-type="float">
            <text:p>-1,783</text:p>
          </table:table-cell>
          <table:table-cell table:formula="of:=[.AE143]-[.AR143]" office:value-type="float" office:value="6.24" calcext:value-type="float">
            <text:p>6,240</text:p>
          </table:table-cell>
          <table:table-cell table:formula="of:=[.AG143]/45*0.8*(-1)" office:value-type="float" office:value="-0.110933333333333" calcext:value-type="float">
            <text:p>-0,111</text:p>
          </table:table-cell>
          <table:table-cell table:formula="of:=[.AE143]/63*(-1)*0.95" office:value-type="float" office:value="-0.0940952380952381" calcext:value-type="float">
            <text:p>-0,094</text:p>
          </table:table-cell>
          <table:table-cell table:number-columns-repeated="8"/>
          <table:table-cell table:formula="of:=([.AL143]+[.AM143]+[.AN143]+[.AO143]+[.AP143]+[.AQ143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uper_heavy_battleship</text:p>
          </table:table-cell>
          <table:table-cell office:value-type="string" calcext:value-type="string">
            <text:p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46]*2" office:value-type="float" office:value="18" calcext:value-type="float">
            <text:p>18,000</text:p>
          </table:table-cell>
          <table:table-cell table:formula="of:=([.E146]+[.G146])*(-1)" office:value-type="float" office:value="-3.04444444444444" calcext:value-type="float">
            <text:p>-3,044</text:p>
          </table:table-cell>
          <table:table-cell table:formula="of:=[.F146]/2/45" office:value-type="float" office:value="0.4" calcext:value-type="float">
            <text:p>0,400</text:p>
          </table:table-cell>
          <table:table-cell table:formula="of:=[.P146]*[.Q145]" office:value-type="float" office:value="36" calcext:value-type="float">
            <text:p>36,000</text:p>
          </table:table-cell>
          <table:table-cell table:formula="of:=[.H146]/45" office:value-type="float" office:value="2.64444444444444" calcext:value-type="float">
            <text:p>2,644</text:p>
          </table:table-cell>
          <table:table-cell table:formula="of:=[.Q146]*[.Q145]+[.R146]*[.R145]+[.S146]*[.S145]+[.T146]*[.T145]+[.U146]*[.U145]+[.V146]*[.V145]+[.W146]*[.W145]" office:value-type="float" office:value="119" calcext:value-type="float">
            <text:p>119,000</text:p>
          </table:table-cell>
          <table:table-cell table:formula="of:=[.O146]/45*(-1)" office:value-type="float" office:value="-3.44444444444444" calcext:value-type="float">
            <text:p>-3,444</text:p>
          </table:table-cell>
          <table:table-cell table:style-name="ce42" table:formula="of:=[.O146]/63*(-1)" office:value-type="float" office:value="-2.46031746031746" calcext:value-type="float">
            <text:p>-2,460</text:p>
          </table:table-cell>
          <table:table-cell table:style-name="ce42" table:formula="of:=[.J146]*18" office:value-type="float" office:value="-44.2857142857143" calcext:value-type="float">
            <text:p>-44,286</text:p>
          </table:table-cell>
          <table:table-cell table:style-name="ce42" table:number-columns-repeated="2"/>
          <table:table-cell table:style-name="ce42" table:formula="of:=[.O146]/4" office:value-type="float" office:value="38.75" calcext:value-type="float">
            <text:p>38,750</text:p>
          </table:table-cell>
          <table:table-cell table:formula="of:=[.P146]*[.Q145]+[.Q146]*[.Q145]+[.R146]*[.R145]+[.S146]*[.S145]+[.T146]*[.T145]+[.U146]*[.U145]+[.V146]*[.V145]+[.W146]*[.W145]" office:value-type="float" office:value="155" calcext:value-type="float">
            <text:p>155,000</text:p>
          </table:table-cell>
          <table:table-cell office:value-type="float" office:value="9" calcext:value-type="float">
            <text:p>9,000</text:p>
          </table:table-cell>
          <table:table-cell table:style-name="ce34"/>
          <table:table-cell table:number-columns-repeated="2"/>
          <table:table-cell office:value-type="float" office:value="17" calcext:value-type="float">
            <text:p>17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X145]*[.X146])+([.Y145]*[.Y146])+([.Z145]*[.Z146])+([.AA145]*[.AA146])+([.AB145]*[.AB146])" office:value-type="float" office:value="84" calcext:value-type="float">
            <text:p>84,000</text:p>
          </table:table-cell>
          <table:table-cell table:formula="of:=[.AC146]/63*(-1)" office:value-type="float" office:value="-1.33333333333333" calcext:value-type="float">
            <text:p>-1,333</text:p>
          </table:table-cell>
          <table:table-cell table:formula="of:=[.O146]-[.AC146]" office:value-type="float" office:value="71" calcext:value-type="float">
            <text:p>71,000</text:p>
          </table:table-cell>
          <table:table-cell table:formula="of:=[.AE146]/63*18*(-1)" office:value-type="float" office:value="-20.2857142857143" calcext:value-type="float">
            <text:p>-20,286</text:p>
          </table:table-cell>
          <table:table-cell table:number-columns-repeated="2"/>
          <table:table-cell table:formula="of:=[.AE146]/63*(-1)*0.95" office:value-type="float" office:value="-1.07063492063492" calcext:value-type="float">
            <text:p>-1,07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47]*2" office:value-type="float" office:value="6.3" calcext:value-type="float">
            <text:p>6,300</text:p>
          </table:table-cell>
          <table:table-cell table:formula="of:=([.E147]+[.G147])*(-1)" office:value-type="float" office:value="-1.925" calcext:value-type="float">
            <text:p>-1,925</text:p>
          </table:table-cell>
          <table:table-cell table:formula="of:=[.F147]/2/45" office:value-type="float" office:value="0.14" calcext:value-type="float">
            <text:p>0,140</text:p>
          </table:table-cell>
          <table:table-cell table:formula="of:=[.P147]*[.Q145]" office:value-type="float" office:value="12.6" calcext:value-type="float">
            <text:p>12,600</text:p>
          </table:table-cell>
          <table:table-cell table:formula="of:=[.H147]/45" office:value-type="float" office:value="1.785" calcext:value-type="float">
            <text:p>1,785</text:p>
          </table:table-cell>
          <table:table-cell table:formula="of:=[.Q147]*[.Q145]+[.R147]*[.R145]+[.S147]*[.S145]+[.T147]*[.T145]+[.U147]*[.U145]+[.V147]*[.V145]+[.W147]*[.W145]" office:value-type="float" office:value="80.325" calcext:value-type="float">
            <text:p>80,325</text:p>
          </table:table-cell>
          <table:table-cell table:formula="of:=[.O147]/45*(-1)" office:value-type="float" office:value="-2.065" calcext:value-type="float">
            <text:p>-2,065</text:p>
          </table:table-cell>
          <table:table-cell table:style-name="ce42" table:formula="of:=[.O147]/63*(-1)" office:value-type="float" office:value="-1.475" calcext:value-type="float">
            <text:p>-1,475</text:p>
          </table:table-cell>
          <table:table-cell table:style-name="ce42" table:formula="of:=[.J147]*18" office:value-type="float" office:value="-26.55" calcext:value-type="float">
            <text:p>-26,550</text:p>
          </table:table-cell>
          <table:table-cell table:style-name="ce42" table:number-columns-repeated="2"/>
          <table:table-cell table:style-name="ce42" table:formula="of:=[.O147]/4" office:value-type="float" office:value="23.23125" calcext:value-type="float">
            <text:p>23,231</text:p>
          </table:table-cell>
          <table:table-cell table:formula="of:=[.P147]*[.Q145]+[.Q147]*[.Q145]+[.R147]*[.R145]+[.S147]*[.S145]+[.T147]*[.T145]+[.U147]*[.U145]+[.V147]*[.V145]+[.W147]*[.W145]" office:value-type="float" office:value="92.925" calcext:value-type="float">
            <text:p>92,925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6.65" calcext:value-type="float">
            <text:p>6,6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7"/>
          <table:table-cell table:formula="of:=([.X145]*[.X147])+([.Y145]*[.Y147])+([.Z145]*[.Z147])+([.AA145]*[.AA147])+([.AB145]*[.AB147])" office:value-type="float" office:value="0" calcext:value-type="float">
            <text:p>0,000</text:p>
          </table:table-cell>
          <table:table-cell table:formula="of:=[.AC147]/63*(-1)" office:value-type="float" office:value="-0" calcext:value-type="float">
            <text:p>0,000</text:p>
          </table:table-cell>
          <table:table-cell table:formula="of:=[.O147]-[.AC147]" office:value-type="float" office:value="92.925" calcext:value-type="float">
            <text:p>92,925</text:p>
          </table:table-cell>
          <table:table-cell table:formula="of:=[.AE147]/63*18*(-1)" office:value-type="float" office:value="-26.55" calcext:value-type="float">
            <text:p>-26,550</text:p>
          </table:table-cell>
          <table:table-cell table:number-columns-repeated="2"/>
          <table:table-cell table:formula="of:=[.AE147]/63*(-1)*0.95" office:value-type="float" office:value="-1.40125" calcext:value-type="float">
            <text:p>-1,401</text:p>
          </table:table-cell>
          <table:table-cell table:formula="of:=[.AE147]/45*(-1)" office:value-type="float" office:value="-2.065" calcext:value-type="float">
            <text:p>-2,06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48]*2" office:value-type="float" office:value="7.38" calcext:value-type="float">
            <text:p>7,380</text:p>
          </table:table-cell>
          <table:table-cell table:formula="of:=([.E148]+[.G148])*(-1)" office:value-type="float" office:value="-1.81822222222222" calcext:value-type="float">
            <text:p>-1,818</text:p>
          </table:table-cell>
          <table:table-cell table:formula="of:=[.F148]/2/45" office:value-type="float" office:value="0.164" calcext:value-type="float">
            <text:p>0,164</text:p>
          </table:table-cell>
          <table:table-cell table:formula="of:=[.P148]*[.Q145]" office:value-type="float" office:value="14.76" calcext:value-type="float">
            <text:p>14,760</text:p>
          </table:table-cell>
          <table:table-cell table:formula="of:=[.H148]/45" office:value-type="float" office:value="1.65422222222222" calcext:value-type="float">
            <text:p>1,654</text:p>
          </table:table-cell>
          <table:table-cell table:formula="of:=[.Q148]*[.Q145]+[.R148]*[.R145]+[.S148]*[.S145]+[.T148]*[.T145]+[.U148]*[.U145]+[.V148]*[.V145]+[.W148]*[.W145]" office:value-type="float" office:value="74.44" calcext:value-type="float">
            <text:p>74,440</text:p>
          </table:table-cell>
          <table:table-cell table:formula="of:=[.O148]/45*(-1)" office:value-type="float" office:value="-1.98222222222222" calcext:value-type="float">
            <text:p>-1,982</text:p>
          </table:table-cell>
          <table:table-cell table:style-name="ce42" table:formula="of:=[.O148]/63*(-1)" office:value-type="float" office:value="-1.41587301587302" calcext:value-type="float">
            <text:p>-1,416</text:p>
          </table:table-cell>
          <table:table-cell table:style-name="ce42" table:formula="of:=[.J148]*18" office:value-type="float" office:value="-25.4857142857143" calcext:value-type="float">
            <text:p>-25,486</text:p>
          </table:table-cell>
          <table:table-cell table:style-name="ce42" table:number-columns-repeated="2"/>
          <table:table-cell table:style-name="ce42" table:formula="of:=[.O148]/4" office:value-type="float" office:value="22.3" calcext:value-type="float">
            <text:p>22,300</text:p>
          </table:table-cell>
          <table:table-cell table:formula="of:=[.P148]*[.Q145]+[.Q148]*[.Q145]+[.R148]*[.R145]+[.S148]*[.S145]+[.T148]*[.T145]+[.U148]*[.U145]+[.V148]*[.V145]+[.W148]*[.W145]" office:value-type="float" office:value="89.2" calcext:value-type="float">
            <text:p>89,200</text:p>
          </table:table-cell>
          <table:table-cell office:value-type="float" office:value="3.69" calcext:value-type="float">
            <text:p>3,69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table:formula="of:=([.X145]*[.X148])+([.Y145]*[.Y148])+([.Z145]*[.Z148])+([.AA145]*[.AA148])+([.AB145]*[.AB148])" office:value-type="float" office:value="79.44" calcext:value-type="float">
            <text:p>79,440</text:p>
          </table:table-cell>
          <table:table-cell table:formula="of:=[.AC148]/63*(-1)" office:value-type="float" office:value="-1.26095238095238" calcext:value-type="float">
            <text:p>-1,261</text:p>
          </table:table-cell>
          <table:table-cell table:formula="of:=[.O148]-[.AC148]" office:value-type="float" office:value="9.76000000000001" calcext:value-type="float">
            <text:p>9,760</text:p>
          </table:table-cell>
          <table:table-cell table:formula="of:=[.AE148]/63*18*(-1)" office:value-type="float" office:value="-2.78857142857143" calcext:value-type="float">
            <text:p>-2,789</text:p>
          </table:table-cell>
          <table:table-cell table:number-columns-repeated="2"/>
          <table:table-cell table:formula="of:=[.AE148]/63*(-1)*0.95" office:value-type="float" office:value="-0.147174603174603" calcext:value-type="float">
            <text:p>-0,14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49]*2" office:value-type="float" office:value="9.36" calcext:value-type="float">
            <text:p>9,360</text:p>
          </table:table-cell>
          <table:table-cell table:formula="of:=([.E149]+[.G149])*(-1)" office:value-type="float" office:value="-2.236" calcext:value-type="float">
            <text:p>-2,236</text:p>
          </table:table-cell>
          <table:table-cell table:formula="of:=[.F149]/2/45" office:value-type="float" office:value="0.208" calcext:value-type="float">
            <text:p>0,208</text:p>
          </table:table-cell>
          <table:table-cell table:formula="of:=[.P149]*[.Q145]" office:value-type="float" office:value="18.72" calcext:value-type="float">
            <text:p>18,720</text:p>
          </table:table-cell>
          <table:table-cell table:formula="of:=[.H149]/45" office:value-type="float" office:value="2.028" calcext:value-type="float">
            <text:p>2,028</text:p>
          </table:table-cell>
          <table:table-cell table:formula="of:=[.Q149]*[.Q145]+[.R149]*[.R145]+[.S149]*[.S145]+[.T149]*[.T145]+[.U149]*[.U145]+[.V149]*[.V145]+[.W149]*[.W145]" office:value-type="float" office:value="91.26" calcext:value-type="float">
            <text:p>91,260</text:p>
          </table:table-cell>
          <table:table-cell table:formula="of:=[.O149]/45*(-1)" office:value-type="float" office:value="-2.444" calcext:value-type="float">
            <text:p>-2,444</text:p>
          </table:table-cell>
          <table:table-cell table:style-name="ce42" table:formula="of:=[.O149]/63*(-1)" office:value-type="float" office:value="-1.74571428571429" calcext:value-type="float">
            <text:p>-1,746</text:p>
          </table:table-cell>
          <table:table-cell table:style-name="ce42" table:formula="of:=[.J149]*18" office:value-type="float" office:value="-31.4228571428571" calcext:value-type="float">
            <text:p>-31,423</text:p>
          </table:table-cell>
          <table:table-cell table:style-name="ce42" table:number-columns-repeated="2"/>
          <table:table-cell table:style-name="ce42" table:formula="of:=[.O149]/4" office:value-type="float" office:value="27.495" calcext:value-type="float">
            <text:p>27,495</text:p>
          </table:table-cell>
          <table:table-cell table:formula="of:=[.P149]*[.Q145]+[.Q149]*[.Q145]+[.R149]*[.R145]+[.S149]*[.S145]+[.T149]*[.T145]+[.U149]*[.U145]+[.V149]*[.V145]+[.W149]*[.W145]" office:value-type="float" office:value="109.98" calcext:value-type="float">
            <text:p>109,980</text:p>
          </table:table-cell>
          <table:table-cell office:value-type="float" office:value="4.68" calcext:value-type="float">
            <text:p>4,680</text:p>
          </table:table-cell>
          <table:table-cell/>
          <table:table-cell office:value-type="float" office:value="6.76" calcext:value-type="float">
            <text:p>6,760</text:p>
          </table:table-cell>
          <table:table-cell table:number-columns-repeated="2"/>
          <table:table-cell office:value-type="float" office:value="3.38" calcext:value-type="float">
            <text:p>3,380</text:p>
          </table:table-cell>
          <table:table-cell table:number-columns-repeated="7"/>
          <table:table-cell table:formula="of:=([.X145]*[.X149])+([.Y145]*[.Y149])+([.Z145]*[.Z149])+([.AA145]*[.AA149])+([.AB145]*[.AB149])" office:value-type="float" office:value="0" calcext:value-type="float">
            <text:p>0,000</text:p>
          </table:table-cell>
          <table:table-cell table:formula="of:=[.AC149]/63*(-1)" office:value-type="float" office:value="-0" calcext:value-type="float">
            <text:p>0,000</text:p>
          </table:table-cell>
          <table:table-cell table:formula="of:=[.O149]-[.AC149]" office:value-type="float" office:value="109.98" calcext:value-type="float">
            <text:p>109,980</text:p>
          </table:table-cell>
          <table:table-cell table:formula="of:=[.AE149]/63*18*(-1)" office:value-type="float" office:value="-31.4228571428571" calcext:value-type="float">
            <text:p>-31,423</text:p>
          </table:table-cell>
          <table:table-cell table:number-columns-repeated="2"/>
          <table:table-cell table:formula="of:=[.AE149]/63*(-1)*0.95" office:value-type="float" office:value="-1.65842857142857" calcext:value-type="float">
            <text:p>-1,658</text:p>
          </table:table-cell>
          <table:table-cell table:number-columns-repeated="989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150]*2" office:value-type="float" office:value="1.08" calcext:value-type="float">
            <text:p>1,080</text:p>
          </table:table-cell>
          <table:table-cell table:style-name="ce32" table:formula="of:=([.E150]+[.G150])*(-1)" office:value-type="float" office:value="-0.154666666666667" calcext:value-type="float">
            <text:p>-0,155</text:p>
          </table:table-cell>
          <table:table-cell table:style-name="ce32" table:formula="of:=[.F150]/45" office:value-type="float" office:value="0.048" calcext:value-type="float">
            <text:p>0,048</text:p>
          </table:table-cell>
          <table:table-cell table:style-name="ce32" table:formula="of:=[.P150]*[.Q145]" office:value-type="float" office:value="2.16" calcext:value-type="float">
            <text:p>2,160</text:p>
          </table:table-cell>
          <table:table-cell table:style-name="ce32" table:formula="of:=[.H150]/45" office:value-type="float" office:value="0.106666666666667" calcext:value-type="float">
            <text:p>0,107</text:p>
          </table:table-cell>
          <table:table-cell table:style-name="ce32" table:formula="of:=[.Q150]*[.Q145]+[.R150]*[.R145]+[.S150]*[.S145]+[.T150]*[.T145]+[.U150]*[.U145]+[.V150]*[.V145]+[.W150]*[.W145]" office:value-type="float" office:value="4.8" calcext:value-type="float">
            <text:p>4,800</text:p>
          </table:table-cell>
          <table:table-cell table:formula="of:=[.O150]/45*(-1)" office:value-type="float" office:value="-0.154666666666667" calcext:value-type="float">
            <text:p>-0,155</text:p>
          </table:table-cell>
          <table:table-cell table:style-name="ce42" table:formula="of:=[.O150]/63*(-1)" office:value-type="float" office:value="-0.11047619047619" calcext:value-type="float">
            <text:p>-0,110</text:p>
          </table:table-cell>
          <table:table-cell table:style-name="ce42" table:formula="of:=[.J150]*18" office:value-type="float" office:value="-1.98857142857143" calcext:value-type="float">
            <text:p>-1,989</text:p>
          </table:table-cell>
          <table:table-cell table:style-name="ce42" table:number-columns-repeated="2"/>
          <table:table-cell table:style-name="ce42" table:formula="of:=[.O150]/4" office:value-type="float" office:value="1.74" calcext:value-type="float">
            <text:p>1,740</text:p>
          </table:table-cell>
          <table:table-cell table:formula="of:=[.P150]*[.Q145]+[.Q150]*[.Q145]+[.R150]*[.R145]+[.S150]*[.S145]+[.T150]*[.T145]+[.U150]*[.U145]+[.V150]*[.V145]+[.W150]*[.W145]" office:value-type="float" office:value="6.96" calcext:value-type="float">
            <text:p>6,96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3" calcext:value-type="float">
            <text:p>0,30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table:number-columns-repeated="3"/>
          <table:table-cell table:formula="of:=([.X145]*[.X150])+([.Y145]*[.Y150])+([.Z145]*[.Z150])+([.AA145]*[.AA150])+([.AB145]*[.AB150])" office:value-type="float" office:value="1.68" calcext:value-type="float">
            <text:p>1,680</text:p>
          </table:table-cell>
          <table:table-cell table:formula="of:=[.AC150]/63*(-1)" office:value-type="float" office:value="-0.0266666666666667" calcext:value-type="float">
            <text:p>-0,027</text:p>
          </table:table-cell>
          <table:table-cell table:formula="of:=[.O150]-[.AC150]" office:value-type="float" office:value="5.28" calcext:value-type="float">
            <text:p>5,280</text:p>
          </table:table-cell>
          <table:table-cell table:formula="of:=[.AE150]/63*18*(-1)" office:value-type="float" office:value="-1.50857142857143" calcext:value-type="float">
            <text:p>-1,509</text:p>
          </table:table-cell>
          <table:table-cell table:number-columns-repeated="2"/>
          <table:table-cell table:formula="of:=[.AE150]/63*(-1)*0.95" office:value-type="float" office:value="-0.0796190476190476" calcext:value-type="float">
            <text:p>-0,080</text:p>
          </table:table-cell>
          <table:table-cell table:formula="of:=[.AE150]/45*(-1)" office:value-type="float" office:value="-0.117333333333333" calcext:value-type="float">
            <text:p>-0,11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151]*2" office:value-type="float" office:value="0.279" calcext:value-type="float">
            <text:p>0,279</text:p>
          </table:table-cell>
          <table:table-cell table:formula="of:=([.E151]+[.G151])*(-1)" office:value-type="float" office:value="-0.0351333333333333" calcext:value-type="float">
            <text:p>-0,035</text:p>
          </table:table-cell>
          <table:table-cell table:formula="of:=[.F151]/2/45" office:value-type="float" office:value="0.0062" calcext:value-type="float">
            <text:p>0,006</text:p>
          </table:table-cell>
          <table:table-cell table:formula="of:=[.P151]*[.Q145]" office:value-type="float" office:value="0.558" calcext:value-type="float">
            <text:p>0,558</text:p>
          </table:table-cell>
          <table:table-cell table:formula="of:=[.H151]/45" office:value-type="float" office:value="0.0289333333333333" calcext:value-type="float">
            <text:p>0,029</text:p>
          </table:table-cell>
          <table:table-cell table:formula="of:=[.Q151]*[.Q145]+[.R151]*[.R145]+[.S151]*[.S145]+[.T151]*[.T145]+[.U151]*[.U145]+[.V151]*[.V145]+[.W151]*[.W145]" office:value-type="float" office:value="1.302" calcext:value-type="float">
            <text:p>1,302</text:p>
          </table:table-cell>
          <table:table-cell table:formula="of:=[.O151]/45*(-1)" office:value-type="float" office:value="-0.0413333333333333" calcext:value-type="float">
            <text:p>-0,041</text:p>
          </table:table-cell>
          <table:table-cell table:style-name="ce42" table:formula="of:=[.O151]/63*(-1)" office:value-type="float" office:value="-0.0295238095238095" calcext:value-type="float">
            <text:p>-0,030</text:p>
          </table:table-cell>
          <table:table-cell table:style-name="ce42" table:formula="of:=[.J151]*18" office:value-type="float" office:value="-0.531428571428571" calcext:value-type="float">
            <text:p>-0,531</text:p>
          </table:table-cell>
          <table:table-cell table:style-name="ce42" table:number-columns-repeated="2"/>
          <table:table-cell table:style-name="ce42" table:formula="of:=[.O151]/4" office:value-type="float" office:value="0.465" calcext:value-type="float">
            <text:p>0,465</text:p>
          </table:table-cell>
          <table:table-cell table:formula="of:=[.P151]*[.Q145]+[.Q151]*[.Q145]+[.R151]*[.R145]+[.S151]*[.S145]+[.T151]*[.T145]+[.U151]*[.U145]+[.V151]*[.V145]+[.W151]*[.W145]" office:value-type="float" office:value="1.86" calcext:value-type="float">
            <text:p>1,860</text:p>
          </table:table-cell>
          <table:table-cell office:value-type="float" office:value="0.1395" calcext:value-type="float">
            <text:p>0,140</text:p>
          </table:table-cell>
          <table:table-cell table:number-columns-repeated="3"/>
          <table:table-cell office:value-type="float" office:value="0.186" calcext:value-type="float">
            <text:p>0,186</text:p>
          </table:table-cell>
          <table:table-cell table:number-columns-repeated="4"/>
          <table:table-cell office:value-type="float" office:value="0.186" calcext:value-type="float">
            <text:p>0,186</text:p>
          </table:table-cell>
          <table:table-cell table:number-columns-repeated="3"/>
          <table:table-cell table:formula="of:=([.X145]*[.X151])+([.Y145]*[.Y151])+([.Z145]*[.Z151])+([.AA145]*[.AA151])+([.AB145]*[.AB151])" office:value-type="float" office:value="1.302" calcext:value-type="float">
            <text:p>1,302</text:p>
          </table:table-cell>
          <table:table-cell table:formula="of:=[.AC151]/63*(-1)" office:value-type="float" office:value="-0.0206666666666667" calcext:value-type="float">
            <text:p>-0,021</text:p>
          </table:table-cell>
          <table:table-cell table:formula="of:=[.O151]-[.AC151]" office:value-type="float" office:value="0.558" calcext:value-type="float">
            <text:p>0,558</text:p>
          </table:table-cell>
          <table:table-cell table:formula="of:=[.AE151]/63*18*(-1)" office:value-type="float" office:value="-0.159428571428571" calcext:value-type="float">
            <text:p>-0,159</text:p>
          </table:table-cell>
          <table:table-cell table:number-columns-repeated="2"/>
          <table:table-cell table:formula="of:=[.AE151]/63*(-1)*0.95" office:value-type="float" office:value="-0.00841428571428572" calcext:value-type="float">
            <text:p>-0,00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52]*2" office:value-type="float" office:value="72" calcext:value-type="float">
            <text:p>72,000</text:p>
          </table:table-cell>
          <table:table-cell table:formula="of:=([.E152]+[.G152])*(-1)" office:value-type="float" office:value="-12.5333333333333" calcext:value-type="float">
            <text:p>-12,533</text:p>
          </table:table-cell>
          <table:table-cell table:formula="of:=[.F152]/2/45" office:value-type="float" office:value="1.6" calcext:value-type="float">
            <text:p>1,600</text:p>
          </table:table-cell>
          <table:table-cell table:formula="of:=[.P152]*[.Q145]" office:value-type="float" office:value="144" calcext:value-type="float">
            <text:p>144,000</text:p>
          </table:table-cell>
          <table:table-cell table:formula="of:=[.H152]/45" office:value-type="float" office:value="10.9333333333333" calcext:value-type="float">
            <text:p>10,933</text:p>
          </table:table-cell>
          <table:table-cell table:formula="of:=[.Q152]*[.Q145]+[.R152]*[.R145]+[.S152]*[.S145]+[.T152]*[.T145]+[.U152]*[.U145]+[.V152]*[.V145]+[.W152]*[.W145]" office:value-type="float" office:value="492" calcext:value-type="float">
            <text:p>492,000</text:p>
          </table:table-cell>
          <table:table-cell table:formula="of:=[.O152]/45*(-1)" office:value-type="float" office:value="-14.1333333333333" calcext:value-type="float">
            <text:p>-14,133</text:p>
          </table:table-cell>
          <table:table-cell table:style-name="ce42" table:formula="of:=[.O152]/63*(-1)" office:value-type="float" office:value="-10.0952380952381" calcext:value-type="float">
            <text:p>-10,095</text:p>
          </table:table-cell>
          <table:table-cell table:style-name="ce42" table:formula="of:=[.J152]*18" office:value-type="float" office:value="-181.714285714286" calcext:value-type="float">
            <text:p>-181,714</text:p>
          </table:table-cell>
          <table:table-cell table:style-name="ce42" table:number-columns-repeated="2"/>
          <table:table-cell table:style-name="ce42" table:formula="of:=[.O152]/4" office:value-type="float" office:value="159" calcext:value-type="float">
            <text:p>159,000</text:p>
          </table:table-cell>
          <table:table-cell table:formula="of:=[.P152]*[.Q145]+[.Q152]*[.Q145]+[.R152]*[.R145]+[.S152]*[.S145]+[.T152]*[.T145]+[.U152]*[.U145]+[.V152]*[.V145]+[.W152]*[.W145]" office:value-type="float" office:value="636" calcext:value-type="float">
            <text:p>636,000</text:p>
          </table:table-cell>
          <table:table-cell office:value-type="float" office:value="36" calcext:value-type="float">
            <text:p>36,000</text:p>
          </table:table-cell>
          <table:table-cell/>
          <table:table-cell office:value-type="float" office:value="44" calcext:value-type="float">
            <text:p>44,000</text:p>
          </table:table-cell>
          <table:table-cell office:value-type="float" office:value="12" calcext:value-type="float">
            <text:p>12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4"/>
          <table:table-cell table:formula="of:=([.X145]*[.X152])+([.Y145]*[.Y152])+([.Z145]*[.Z152])+([.AA145]*[.AA152])+([.AB145]*[.AB152])" office:value-type="float" office:value="108" calcext:value-type="float">
            <text:p>108,000</text:p>
          </table:table-cell>
          <table:table-cell table:formula="of:=[.AC152]/63*(-1)" office:value-type="float" office:value="-1.71428571428571" calcext:value-type="float">
            <text:p>-1,714</text:p>
          </table:table-cell>
          <table:table-cell table:formula="of:=[.O152]-[.AC152]" office:value-type="float" office:value="528" calcext:value-type="float">
            <text:p>528,000</text:p>
          </table:table-cell>
          <table:table-cell table:formula="of:=[.AE152]/63*18*(-1)" office:value-type="float" office:value="-150.857142857143" calcext:value-type="float">
            <text:p>-150,857</text:p>
          </table:table-cell>
          <table:table-cell table:number-columns-repeated="2"/>
          <table:table-cell table:formula="of:=[.AE152]/63*(-1)*0.95" office:value-type="float" office:value="-7.96190476190476" calcext:value-type="float">
            <text:p>-7,962</text:p>
          </table:table-cell>
          <table:table-cell table:formula="of:=[.AE152]/45*(-1)" office:value-type="float" office:value="-11.7333333333333" calcext:value-type="float">
            <text:p>-11,733</text:p>
          </table:table-cell>
          <table:table-cell table:number-columns-repeated="9"/>
          <table:table-cell office:value-type="float" office:value="400" calcext:value-type="float">
            <text:p>400,000</text:p>
          </table:table-cell>
          <table:table-cell table:formula="of:=[.AT152]-[.C152]" office:value-type="float" office:value="328" calcext:value-type="float">
            <text:p>328,000</text:p>
          </table:table-cell>
          <table:table-cell table:formula="of:=[.AT152]-[.C152]/2" office:value-type="float" office:value="364" calcext:value-type="float">
            <text:p>364,000</text:p>
          </table:table-cell>
          <table:table-cell office:value-type="float" office:value="400" calcext:value-type="float">
            <text:p>400,000</text:p>
          </table:table-cell>
          <table:table-cell table:formula="of:=[.AT152]+[.C152]/2" office:value-type="float" office:value="436" calcext:value-type="float">
            <text:p>436,000</text:p>
          </table:table-cell>
          <table:table-cell table:formula="of:=[.AT152]+[.C152]" office:value-type="float" office:value="472" calcext:value-type="float">
            <text:p>472,000</text:p>
          </table:table-cell>
          <table:table-cell table:formula="of:=[.AT152]+[.C152]*1.5" office:value-type="float" office:value="508" calcext:value-type="float">
            <text:p>508,000</text:p>
          </table:table-cell>
          <table:table-cell table:formula="of:=[.AT152]+[.C152]*2" office:value-type="float" office:value="544" calcext:value-type="float">
            <text:p>544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153]*2" office:value-type="float" office:value="0" calcext:value-type="float">
            <text:p>0,000</text:p>
          </table:table-cell>
          <table:table-cell table:formula="of:=([.E153]+[.G153])*(-1)" office:value-type="float" office:value="-0" calcext:value-type="float">
            <text:p>0,000</text:p>
          </table:table-cell>
          <table:table-cell table:formula="of:=[.F153]/2/45" office:value-type="float" office:value="0" calcext:value-type="float">
            <text:p>0,000</text:p>
          </table:table-cell>
          <table:table-cell table:formula="of:=[.P153]*[.Q145]" office:value-type="float" office:value="0" calcext:value-type="float">
            <text:p>0,000</text:p>
          </table:table-cell>
          <table:table-cell table:formula="of:=[.H153]/45" office:value-type="float" office:value="0" calcext:value-type="float">
            <text:p>0,000</text:p>
          </table:table-cell>
          <table:table-cell table:formula="of:=[.Q153]*[.Q145]+[.R153]*[.R145]+[.S153]*[.S145]+[.T153]*[.T145]+[.U153]*[.U145]+[.V153]*[.V145]+[.W153]*[.W145]" office:value-type="float" office:value="0" calcext:value-type="float">
            <text:p>0,000</text:p>
          </table:table-cell>
          <table:table-cell table:formula="of:=[.O153]/45*(-1)" office:value-type="float" office:value="-0" calcext:value-type="float">
            <text:p>0,000</text:p>
          </table:table-cell>
          <table:table-cell table:style-name="ce42" table:formula="of:=[.O153]/63*(-1)" office:value-type="float" office:value="-0" calcext:value-type="float">
            <text:p>0,000</text:p>
          </table:table-cell>
          <table:table-cell table:style-name="ce42" table:formula="of:=[.J153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53]/4" office:value-type="float" office:value="0" calcext:value-type="float">
            <text:p>0,000</text:p>
          </table:table-cell>
          <table:table-cell table:formula="of:=[.P153]*[.Q145]+[.Q153]*[.Q145]+[.R153]*[.R145]+[.S153]*[.S145]+[.T153]*[.T145]+[.U153]*[.U145]+[.V153]*[.V145]+[.W153]*[.W14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45]*[.X153])+([.Y145]*[.Y153])+([.Z145]*[.Z153])+([.AA145]*[.AA153])+([.AB145]*[.AB153])" office:value-type="float" office:value="0" calcext:value-type="float">
            <text:p>0,000</text:p>
          </table:table-cell>
          <table:table-cell table:formula="of:=[.AC153]/63*(-1)" office:value-type="float" office:value="-0" calcext:value-type="float">
            <text:p>0,000</text:p>
          </table:table-cell>
          <table:table-cell table:formula="of:=[.O153]-[.AC153]" office:value-type="float" office:value="0" calcext:value-type="float">
            <text:p>0,000</text:p>
          </table:table-cell>
          <table:table-cell table:formula="of:=[.AE153]/63*18*(-1)" office:value-type="float" office:value="-0" calcext:value-type="float">
            <text:p>0,000</text:p>
          </table:table-cell>
          <table:table-cell table:number-columns-repeated="2"/>
          <table:table-cell table:formula="of:=[.AE153]/63*(-1)*0.95" office:value-type="float" office:value="-0" calcext:value-type="float">
            <text:p>0,0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154]*2" office:value-type="float" office:value="0" calcext:value-type="float">
            <text:p>0,000</text:p>
          </table:table-cell>
          <table:table-cell table:formula="of:=([.E154]+[.G154])*(-1)" office:value-type="float" office:value="-0.693333333333333" calcext:value-type="float">
            <text:p>-0,693</text:p>
          </table:table-cell>
          <table:table-cell table:formula="of:=[.F154]/2/45" office:value-type="float" office:value="0" calcext:value-type="float">
            <text:p>0,000</text:p>
          </table:table-cell>
          <table:table-cell table:formula="of:=[.P154]*[.Q145]" office:value-type="float" office:value="0" calcext:value-type="float">
            <text:p>0,000</text:p>
          </table:table-cell>
          <table:table-cell table:formula="of:=[.H154]/45" office:value-type="float" office:value="0.693333333333333" calcext:value-type="float">
            <text:p>0,693</text:p>
          </table:table-cell>
          <table:table-cell table:formula="of:=[.Q154]*[.Q145]+[.R154]*[.R145]+[.S154]*[.S145]+[.T154]*[.T145]+[.U154]*[.U145]+[.V154]*[.V145]+[.W154]*[.W145]" office:value-type="float" office:value="31.2" calcext:value-type="float">
            <text:p>31,200</text:p>
          </table:table-cell>
          <table:table-cell table:formula="of:=[.O154]/45*(-1)" office:value-type="float" office:value="-0.693333333333333" calcext:value-type="float">
            <text:p>-0,693</text:p>
          </table:table-cell>
          <table:table-cell table:style-name="ce42" table:formula="of:=[.O154]/63*(-1)" office:value-type="float" office:value="-0.495238095238095" calcext:value-type="float">
            <text:p>-0,495</text:p>
          </table:table-cell>
          <table:table-cell table:style-name="ce42" table:formula="of:=[.J154]*18" office:value-type="float" office:value="-8.91428571428571" calcext:value-type="float">
            <text:p>-8,914</text:p>
          </table:table-cell>
          <table:table-cell table:style-name="ce42" table:number-columns-repeated="2"/>
          <table:table-cell table:style-name="ce42" table:formula="of:=[.O154]/4" office:value-type="float" office:value="7.8" calcext:value-type="float">
            <text:p>7,800</text:p>
          </table:table-cell>
          <table:table-cell table:formula="of:=[.P154]*[.Q145]+[.Q154]*[.Q145]+[.R154]*[.R145]+[.S154]*[.S145]+[.T154]*[.T145]+[.U154]*[.U145]+[.V154]*[.V145]+[.W154]*[.W145]" office:value-type="float" office:value="31.2" calcext:value-type="float">
            <text:p>31,2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2.4" calcext:value-type="float">
            <text:p>2,400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table:number-columns-repeated="2"/>
          <table:table-cell office:value-type="float" office:value="2" calcext:value-type="float">
            <text:p>2,000</text:p>
          </table:table-cell>
          <table:table-cell office:value-type="float" office:value="1.4" calcext:value-type="float">
            <text:p>1,400</text:p>
          </table:table-cell>
          <table:table-cell/>
          <table:table-cell table:formula="of:=([.X145]*[.X154])+([.Y145]*[.Y154])+([.Z145]*[.Z154])+([.AA145]*[.AA154])+([.AB145]*[.AB154])" office:value-type="float" office:value="23.2" calcext:value-type="float">
            <text:p>23,200</text:p>
          </table:table-cell>
          <table:table-cell table:formula="of:=[.AC154]/63*(-1)" office:value-type="float" office:value="-0.368253968253968" calcext:value-type="float">
            <text:p>-0,368</text:p>
          </table:table-cell>
          <table:table-cell table:formula="of:=[.O154]-[.AC154]" office:value-type="float" office:value="8" calcext:value-type="float">
            <text:p>8,000</text:p>
          </table:table-cell>
          <table:table-cell table:formula="of:=[.AE154]/63*18*(-1)" office:value-type="float" office:value="-2.28571428571429" calcext:value-type="float">
            <text:p>-2,286</text:p>
          </table:table-cell>
          <table:table-cell table:number-columns-repeated="2"/>
          <table:table-cell table:formula="of:=[.AE154]/63*(-1)*0.95" office:value-type="float" office:value="-0.120634920634921" calcext:value-type="float">
            <text:p>-0,12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light_carri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57]*2" office:value-type="float" office:value="0" calcext:value-type="float">
            <text:p>0,000</text:p>
          </table:table-cell>
          <table:table-cell table:formula="of:=([.E157]+[.G157])*(-1)" office:value-type="float" office:value="-0" calcext:value-type="float">
            <text:p>0,000</text:p>
          </table:table-cell>
          <table:table-cell table:formula="of:=[.F157]/2/45" office:value-type="float" office:value="0" calcext:value-type="float">
            <text:p>0,000</text:p>
          </table:table-cell>
          <table:table-cell table:formula="of:=[.P157]*[.Q156]" office:value-type="float" office:value="0" calcext:value-type="float">
            <text:p>0,000</text:p>
          </table:table-cell>
          <table:table-cell table:formula="of:=[.H157]/45" office:value-type="float" office:value="0" calcext:value-type="float">
            <text:p>0,000</text:p>
          </table:table-cell>
          <table:table-cell table:formula="of:=[.Q157]*[.Q156]+[.R157]*[.R156]+[.S157]*[.S156]+[.T157]*[.T156]+[.U157]*[.U156]+[.V157]*[.V156]+[.W157]*[.W156]" office:value-type="float" office:value="0" calcext:value-type="float">
            <text:p>0,000</text:p>
          </table:table-cell>
          <table:table-cell table:formula="of:=[.O157]/45*(-1)" office:value-type="float" office:value="-0" calcext:value-type="float">
            <text:p>0,000</text:p>
          </table:table-cell>
          <table:table-cell table:style-name="ce42" table:formula="of:=[.O157]/63*(-1)" office:value-type="float" office:value="-0" calcext:value-type="float">
            <text:p>0,000</text:p>
          </table:table-cell>
          <table:table-cell table:style-name="ce42" table:formula="of:=[.J157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57]/4" office:value-type="float" office:value="0" calcext:value-type="float">
            <text:p>0,000</text:p>
          </table:table-cell>
          <table:table-cell table:formula="of:=[.P157]*[.Q156]+[.Q157]*[.Q156]+[.R157]*[.R156]+[.S157]*[.S156]+[.T157]*[.T156]+[.U157]*[.U156]+[.V157]*[.V156]+[.W157]*[.W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X156]*[.X157])+([.Y156]*[.Y157])+([.Z156]*[.Z157])+([.AA156]*[.AA157])+([.AB156]*[.AB157])" office:value-type="float" office:value="0" calcext:value-type="float">
            <text:p>0,000</text:p>
          </table:table-cell>
          <table:table-cell table:formula="of:=[.AC157]/63*(-1)" office:value-type="float" office:value="-0" calcext:value-type="float">
            <text:p>0,000</text:p>
          </table:table-cell>
          <table:table-cell table:formula="of:=[.O157]-[.AC157]" office:value-type="float" office:value="0" calcext:value-type="float">
            <text:p>0,000</text:p>
          </table:table-cell>
          <table:table-cell table:formula="of:=[.AE157]/63*18*(-1)" office:value-type="float" office:value="-0" calcext:value-type="float">
            <text:p>0,000</text:p>
          </table:table-cell>
          <table:table-cell table:formula="of:=[.AE157]-[.AR157]" office:value-type="float" office:value="0" calcext:value-type="float">
            <text:p>0,000</text:p>
          </table:table-cell>
          <table:table-cell table:formula="of:=[.AG157]/45*0.8*(-1)" office:value-type="float" office:value="-0" calcext:value-type="float">
            <text:p>0,000</text:p>
          </table:table-cell>
          <table:table-cell table:formula="of:=[.AE157]/63*(-1)*0.95" office:value-type="float" office:value="-0" calcext:value-type="float">
            <text:p>0,000</text:p>
          </table:table-cell>
          <table:table-cell table:number-columns-repeated="8"/>
          <table:table-cell table:formula="of:=([.AL157]+[.AM157]+[.AN157]+[.AO157]+[.AP157]+[.AQ157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58]*2" office:value-type="float" office:value="3.6" calcext:value-type="float">
            <text:p>3,600</text:p>
          </table:table-cell>
          <table:table-cell table:formula="of:=([.E158]+[.G158])*(-1)" office:value-type="float" office:value="-1.15555555555556" calcext:value-type="float">
            <text:p>-1,156</text:p>
          </table:table-cell>
          <table:table-cell table:formula="of:=[.F158]/2/45" office:value-type="float" office:value="0.16" calcext:value-type="float">
            <text:p>0,160</text:p>
          </table:table-cell>
          <table:table-cell table:formula="of:=[.P158]*[.Q156]" office:value-type="float" office:value="14.4" calcext:value-type="float">
            <text:p>14,400</text:p>
          </table:table-cell>
          <table:table-cell table:formula="of:=[.H158]/45" office:value-type="float" office:value="0.995555555555555" calcext:value-type="float">
            <text:p>0,996</text:p>
          </table:table-cell>
          <table:table-cell table:formula="of:=[.Q158]*[.Q156]+[.R158]*[.R156]+[.S158]*[.S156]+[.T158]*[.T156]+[.U158]*[.U156]+[.V158]*[.V156]+[.W158]*[.W156]" office:value-type="float" office:value="44.8" calcext:value-type="float">
            <text:p>44,800</text:p>
          </table:table-cell>
          <table:table-cell table:formula="of:=[.O158]/45*(-1)" office:value-type="float" office:value="-1.31555555555556" calcext:value-type="float">
            <text:p>-1,316</text:p>
          </table:table-cell>
          <table:table-cell table:style-name="ce42" table:formula="of:=[.O158]/63*(-1)" office:value-type="float" office:value="-0.93968253968254" calcext:value-type="float">
            <text:p>-0,940</text:p>
          </table:table-cell>
          <table:table-cell table:style-name="ce42" table:formula="of:=[.J158]*18" office:value-type="float" office:value="-16.9142857142857" calcext:value-type="float">
            <text:p>-16,914</text:p>
          </table:table-cell>
          <table:table-cell table:style-name="ce42" table:number-columns-repeated="2"/>
          <table:table-cell table:style-name="ce42" table:formula="of:=[.O158]/4" office:value-type="float" office:value="14.8" calcext:value-type="float">
            <text:p>14,800</text:p>
          </table:table-cell>
          <table:table-cell table:formula="of:=[.P158]*[.Q156]+[.Q158]*[.Q156]+[.R158]*[.R156]+[.S158]*[.S156]+[.T158]*[.T156]+[.U158]*[.U156]+[.V158]*[.V156]+[.W158]*[.W156]" office:value-type="float" office:value="59.2" calcext:value-type="float">
            <text:p>59,200</text:p>
          </table:table-cell>
          <table:table-cell office:value-type="float" office:value="1.8" calcext:value-type="float">
            <text:p>1,800</text:p>
          </table:table-cell>
          <table:table-cell office:value-type="float" office:value="4.3" calcext:value-type="float">
            <text:p>4,300</text:p>
          </table:table-cell>
          <table:table-cell table:number-columns-repeated="2"/>
          <table:table-cell office:value-type="float" office:value="1.3" calcext:value-type="float">
            <text:p>1,300</text:p>
          </table:table-cell>
          <table:table-cell table:number-columns-repeated="8"/>
          <table:table-cell table:formula="of:=([.X156]*[.X158])+([.Y156]*[.Y158])+([.Z156]*[.Z158])+([.AA156]*[.AA158])+([.AB156]*[.AB158])" office:value-type="float" office:value="0" calcext:value-type="float">
            <text:p>0,000</text:p>
          </table:table-cell>
          <table:table-cell table:formula="of:=[.AC158]/63*(-1)" office:value-type="float" office:value="-0" calcext:value-type="float">
            <text:p>0,000</text:p>
          </table:table-cell>
          <table:table-cell table:formula="of:=[.O158]-[.AC158]" office:value-type="float" office:value="59.2" calcext:value-type="float">
            <text:p>59,200</text:p>
          </table:table-cell>
          <table:table-cell table:formula="of:=[.AE158]/63*18*(-1)" office:value-type="float" office:value="-16.9142857142857" calcext:value-type="float">
            <text:p>-16,914</text:p>
          </table:table-cell>
          <table:table-cell table:formula="of:=[.AE158]-[.AR158]" office:value-type="float" office:value="38.5" calcext:value-type="float">
            <text:p>38,500</text:p>
          </table:table-cell>
          <table:table-cell table:formula="of:=[.AG158]/45*0.8*(-1)" office:value-type="float" office:value="-0.684444444444444" calcext:value-type="float">
            <text:p>-0,684</text:p>
          </table:table-cell>
          <table:table-cell table:formula="of:=[.AE158]/63*(-1)*0.95" office:value-type="float" office:value="-0.892698412698413" calcext:value-type="float">
            <text:p>-0,893</text:p>
          </table:table-cell>
          <table:table-cell table:formula="of:=[.AG158]/45*(-1)" office:value-type="float" office:value="-0.855555555555556" calcext:value-type="float">
            <text:p>-0,856</text:p>
          </table:table-cell>
          <table:table-cell/>
          <table:table-cell office:value-type="float" office:value="1.8" calcext:value-type="float">
            <text:p>1,800</text:p>
          </table:table-cell>
          <table:table-cell office:value-type="float" office:value="1" calcext:value-type="float">
            <text:p>1,000</text:p>
          </table:table-cell>
          <table:table-cell office:value-type="float" office:value="1.3" calcext:value-type="float">
            <text:p>1,300</text:p>
          </table:table-cell>
          <table:table-cell office:value-type="float" office:value="1" calcext:value-type="float">
            <text:p>1,000</text:p>
          </table:table-cell>
          <table:table-cell office:value-type="float" office:value="0.6" calcext:value-type="float">
            <text:p>0,600</text:p>
          </table:table-cell>
          <table:table-cell office:value-type="float" office:value="1.2" calcext:value-type="float">
            <text:p>1,200</text:p>
          </table:table-cell>
          <table:table-cell table:formula="of:=([.AL158]+[.AM158]+[.AN158]+[.AO158]+[.AP158]+[.AQ158])*3" office:value-type="float" office:value="20.7" calcext:value-type="float">
            <text:p>20,7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59]*2" office:value-type="float" office:value="0" calcext:value-type="float">
            <text:p>0,000</text:p>
          </table:table-cell>
          <table:table-cell table:formula="of:=([.E159]+[.G159])*(-1)" office:value-type="float" office:value="-0" calcext:value-type="float">
            <text:p>0,000</text:p>
          </table:table-cell>
          <table:table-cell table:formula="of:=[.F159]/2/45" office:value-type="float" office:value="0" calcext:value-type="float">
            <text:p>0,000</text:p>
          </table:table-cell>
          <table:table-cell table:formula="of:=[.P159]*[.Q156]" office:value-type="float" office:value="0" calcext:value-type="float">
            <text:p>0,000</text:p>
          </table:table-cell>
          <table:table-cell table:formula="of:=[.H159]/45" office:value-type="float" office:value="0" calcext:value-type="float">
            <text:p>0,000</text:p>
          </table:table-cell>
          <table:table-cell table:formula="of:=[.Q159]*[.Q156]+[.R159]*[.R156]+[.S159]*[.S156]+[.T159]*[.T156]+[.U159]*[.U156]+[.V159]*[.V156]+[.W159]*[.W156]" office:value-type="float" office:value="0" calcext:value-type="float">
            <text:p>0,000</text:p>
          </table:table-cell>
          <table:table-cell table:formula="of:=[.O159]/45*(-1)" office:value-type="float" office:value="-0" calcext:value-type="float">
            <text:p>0,000</text:p>
          </table:table-cell>
          <table:table-cell table:style-name="ce42" table:formula="of:=[.O159]/63*(-1)" office:value-type="float" office:value="-0" calcext:value-type="float">
            <text:p>0,000</text:p>
          </table:table-cell>
          <table:table-cell table:style-name="ce42" table:formula="of:=[.J159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59]/4" office:value-type="float" office:value="0" calcext:value-type="float">
            <text:p>0,000</text:p>
          </table:table-cell>
          <table:table-cell table:formula="of:=[.P159]*[.Q156]+[.Q159]*[.Q156]+[.R159]*[.R156]+[.S159]*[.S156]+[.T159]*[.T156]+[.U159]*[.U156]+[.V159]*[.V156]+[.W159]*[.W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56]*[.X159])+([.Y156]*[.Y159])+([.Z156]*[.Z159])+([.AA156]*[.AA159])+([.AB156]*[.AB159])" office:value-type="float" office:value="0" calcext:value-type="float">
            <text:p>0,000</text:p>
          </table:table-cell>
          <table:table-cell table:formula="of:=[.AC159]/63*(-1)" office:value-type="float" office:value="-0" calcext:value-type="float">
            <text:p>0,000</text:p>
          </table:table-cell>
          <table:table-cell table:formula="of:=[.O159]-[.AC159]" office:value-type="float" office:value="0" calcext:value-type="float">
            <text:p>0,000</text:p>
          </table:table-cell>
          <table:table-cell table:formula="of:=[.AE159]/63*18*(-1)" office:value-type="float" office:value="-0" calcext:value-type="float">
            <text:p>0,000</text:p>
          </table:table-cell>
          <table:table-cell table:formula="of:=[.AE159]-[.AR159]" office:value-type="float" office:value="0" calcext:value-type="float">
            <text:p>0,000</text:p>
          </table:table-cell>
          <table:table-cell table:formula="of:=[.AG159]/45*0.8*(-1)" office:value-type="float" office:value="-0" calcext:value-type="float">
            <text:p>0,000</text:p>
          </table:table-cell>
          <table:table-cell table:formula="of:=[.AE159]/63*(-1)*0.95" office:value-type="float" office:value="-0" calcext:value-type="float">
            <text:p>0,000</text:p>
          </table:table-cell>
          <table:table-cell table:number-columns-repeated="8"/>
          <table:table-cell table:formula="of:=([.AL159]+[.AM159]+[.AN159]+[.AO159]+[.AP159]+[.AQ159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60]*2" office:value-type="float" office:value="4.5" calcext:value-type="float">
            <text:p>4,500</text:p>
          </table:table-cell>
          <table:table-cell table:formula="of:=([.E160]+[.G160])*(-1)" office:value-type="float" office:value="-1.15555555555556" calcext:value-type="float">
            <text:p>-1,156</text:p>
          </table:table-cell>
          <table:table-cell table:formula="of:=[.F160]/2/45" office:value-type="float" office:value="0.2" calcext:value-type="float">
            <text:p>0,200</text:p>
          </table:table-cell>
          <table:table-cell table:formula="of:=[.P160]*[.Q156]" office:value-type="float" office:value="18" calcext:value-type="float">
            <text:p>18,000</text:p>
          </table:table-cell>
          <table:table-cell table:formula="of:=[.H160]/45" office:value-type="float" office:value="0.955555555555556" calcext:value-type="float">
            <text:p>0,956</text:p>
          </table:table-cell>
          <table:table-cell table:formula="of:=[.Q160]*[.Q156]+[.R160]*[.R156]+[.S160]*[.S156]+[.T160]*[.T156]+[.U160]*[.U156]+[.V160]*[.V156]+[.W160]*[.W156]" office:value-type="float" office:value="43" calcext:value-type="float">
            <text:p>43,000</text:p>
          </table:table-cell>
          <table:table-cell table:formula="of:=[.O160]/45*(-1)" office:value-type="float" office:value="-1.35555555555556" calcext:value-type="float">
            <text:p>-1,356</text:p>
          </table:table-cell>
          <table:table-cell table:style-name="ce42" table:formula="of:=[.O160]/63*(-1)" office:value-type="float" office:value="-0.968253968253968" calcext:value-type="float">
            <text:p>-0,968</text:p>
          </table:table-cell>
          <table:table-cell table:style-name="ce42" table:formula="of:=[.J160]*18" office:value-type="float" office:value="-17.4285714285714" calcext:value-type="float">
            <text:p>-17,429</text:p>
          </table:table-cell>
          <table:table-cell table:style-name="ce42" table:number-columns-repeated="2"/>
          <table:table-cell table:style-name="ce42" table:formula="of:=[.O160]/4" office:value-type="float" office:value="15.25" calcext:value-type="float">
            <text:p>15,250</text:p>
          </table:table-cell>
          <table:table-cell table:formula="of:=[.P160]*[.Q156]+[.Q160]*[.Q156]+[.R160]*[.R156]+[.S160]*[.S156]+[.T160]*[.T156]+[.U160]*[.U156]+[.V160]*[.V156]+[.W160]*[.W156]" office:value-type="float" office:value="61" calcext:value-type="float">
            <text:p>61,000</text:p>
          </table:table-cell>
          <table:table-cell office:value-type="float" office:value="2.25" calcext:value-type="float">
            <text:p>2,250</text:p>
          </table:table-cell>
          <table:table-cell office:value-type="float" office:value="3.75" calcext:value-type="float">
            <text:p>3,750</text:p>
          </table:table-cell>
          <table:table-cell table:number-columns-repeated="2"/>
          <table:table-cell office:value-type="float" office:value="1.625" calcext:value-type="float">
            <text:p>1,625</text:p>
          </table:table-cell>
          <table:table-cell table:number-columns-repeated="8"/>
          <table:table-cell table:formula="of:=([.X156]*[.X160])+([.Y156]*[.Y160])+([.Z156]*[.Z160])+([.AA156]*[.AA160])+([.AB156]*[.AB160])" office:value-type="float" office:value="0" calcext:value-type="float">
            <text:p>0,000</text:p>
          </table:table-cell>
          <table:table-cell table:formula="of:=[.AC160]/63*(-1)" office:value-type="float" office:value="-0" calcext:value-type="float">
            <text:p>0,000</text:p>
          </table:table-cell>
          <table:table-cell table:formula="of:=[.O160]-[.AC160]" office:value-type="float" office:value="61" calcext:value-type="float">
            <text:p>61,000</text:p>
          </table:table-cell>
          <table:table-cell table:formula="of:=[.AE160]/63*18*(-1)" office:value-type="float" office:value="-17.4285714285714" calcext:value-type="float">
            <text:p>-17,429</text:p>
          </table:table-cell>
          <table:table-cell table:formula="of:=[.AE160]-[.AR160]" office:value-type="float" office:value="39.625" calcext:value-type="float">
            <text:p>39,625</text:p>
          </table:table-cell>
          <table:table-cell table:formula="of:=[.AG160]/45*0.8*(-1)" office:value-type="float" office:value="-0.704444444444444" calcext:value-type="float">
            <text:p>-0,704</text:p>
          </table:table-cell>
          <table:table-cell table:formula="of:=[.AE160]/63*(-1)*0.95" office:value-type="float" office:value="-0.91984126984127" calcext:value-type="float">
            <text:p>-0,920</text:p>
          </table:table-cell>
          <table:table-cell table:number-columns-repeated="2"/>
          <table:table-cell office:value-type="float" office:value="2.25" calcext:value-type="float">
            <text:p>2,250</text:p>
          </table:table-cell>
          <table:table-cell office:value-type="float" office:value="1.25" calcext:value-type="float">
            <text:p>1,250</text:p>
          </table:table-cell>
          <table:table-cell office:value-type="float" office:value="1.625" calcext:value-type="float">
            <text:p>1,625</text:p>
          </table:table-cell>
          <table:table-cell office:value-type="float" office:value="1.25" calcext:value-type="float">
            <text:p>1,250</text:p>
          </table:table-cell>
          <table:table-cell office:value-type="float" office:value="0.75" calcext:value-type="float">
            <text:p>0,750</text:p>
          </table:table-cell>
          <table:table-cell/>
          <table:table-cell table:formula="of:=([.AL160]+[.AM160]+[.AN160]+[.AO160]+[.AP160]+[.AQ160])*3" office:value-type="float" office:value="21.375" calcext:value-type="float">
            <text:p>21,375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161]*2" office:value-type="float" office:value="0.36" calcext:value-type="float">
            <text:p>0,360</text:p>
          </table:table-cell>
          <table:table-cell table:style-name="ce32" table:formula="of:=([.E161]+[.G161])*(-1)" office:value-type="float" office:value="-0.0622222222222222" calcext:value-type="float">
            <text:p>-0,062</text:p>
          </table:table-cell>
          <table:table-cell table:style-name="ce32" table:formula="of:=[.F161]/45" office:value-type="float" office:value="0.032" calcext:value-type="float">
            <text:p>0,032</text:p>
          </table:table-cell>
          <table:table-cell table:style-name="ce32" table:formula="of:=[.P161]*[.Q156]" office:value-type="float" office:value="1.44" calcext:value-type="float">
            <text:p>1,440</text:p>
          </table:table-cell>
          <table:table-cell table:style-name="ce32" table:formula="of:=[.H161]/45" office:value-type="float" office:value="0.0302222222222222" calcext:value-type="float">
            <text:p>0,030</text:p>
          </table:table-cell>
          <table:table-cell table:style-name="ce32" table:formula="of:=[.Q161]*[.Q156]+[.R161]*[.R156]+[.S161]*[.S156]+[.T161]*[.T156]+[.U161]*[.U156]+[.V161]*[.V156]+[.W161]*[.W156]" office:value-type="float" office:value="1.36" calcext:value-type="float">
            <text:p>1,360</text:p>
          </table:table-cell>
          <table:table-cell table:formula="of:=[.O161]/45*(-1)" office:value-type="float" office:value="-0.0622222222222222" calcext:value-type="float">
            <text:p>-0,062</text:p>
          </table:table-cell>
          <table:table-cell table:style-name="ce42" table:formula="of:=[.O161]/63*(-1)" office:value-type="float" office:value="-0.0444444444444444" calcext:value-type="float">
            <text:p>-0,044</text:p>
          </table:table-cell>
          <table:table-cell table:style-name="ce42" table:formula="of:=[.J161]*18" office:value-type="float" office:value="-0.8" calcext:value-type="float">
            <text:p>-0,800</text:p>
          </table:table-cell>
          <table:table-cell table:style-name="ce42" table:number-columns-repeated="2"/>
          <table:table-cell table:style-name="ce42" table:formula="of:=[.O161]/4" office:value-type="float" office:value="0.7" calcext:value-type="float">
            <text:p>0,700</text:p>
          </table:table-cell>
          <table:table-cell table:formula="of:=[.P161]*[.Q156]+[.Q161]*[.Q156]+[.R161]*[.R156]+[.S161]*[.S156]+[.T161]*[.T156]+[.U161]*[.U156]+[.V161]*[.V156]+[.W161]*[.W156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/>
          <table:table-cell table:formula="of:=([.X156]*[.X161])+([.Y156]*[.Y161])+([.Z156]*[.Z161])+([.AA156]*[.AA161])+([.AB156]*[.AB161])" office:value-type="float" office:value="0.56" calcext:value-type="float">
            <text:p>0,560</text:p>
          </table:table-cell>
          <table:table-cell table:formula="of:=[.AC161]/63*(-1)" office:value-type="float" office:value="-0.00888888888888889" calcext:value-type="float">
            <text:p>-0,009</text:p>
          </table:table-cell>
          <table:table-cell table:formula="of:=[.O161]-[.AC161]" office:value-type="float" office:value="2.24" calcext:value-type="float">
            <text:p>2,240</text:p>
          </table:table-cell>
          <table:table-cell table:formula="of:=[.AE161]/63*18*(-1)" office:value-type="float" office:value="-0.64" calcext:value-type="float">
            <text:p>-0,640</text:p>
          </table:table-cell>
          <table:table-cell table:formula="of:=[.AE161]-[.AR161]" office:value-type="float" office:value="1.22" calcext:value-type="float">
            <text:p>1,220</text:p>
          </table:table-cell>
          <table:table-cell table:formula="of:=[.AG161]/45*0.8*(-1)" office:value-type="float" office:value="-0.0216888888888889" calcext:value-type="float">
            <text:p>-0,022</text:p>
          </table:table-cell>
          <table:table-cell table:formula="of:=[.AE161]/63*(-1)*0.95" office:value-type="float" office:value="-0.0337777777777778" calcext:value-type="float">
            <text:p>-0,034</text:p>
          </table:table-cell>
          <table:table-cell table:formula="of:=[.AG161]/45*(-1)" office:value-type="float" office:value="-0.0271111111111111" calcext:value-type="float">
            <text:p>-0,027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office:value-type="float" office:value="0.06" calcext:value-type="float">
            <text:p>0,060</text:p>
          </table:table-cell>
          <table:table-cell table:number-columns-repeated="3"/>
          <table:table-cell table:formula="of:=([.AL161]+[.AM161]+[.AN161]+[.AO161]+[.AP161]+[.AQ161])*3" office:value-type="float" office:value="1.02" calcext:value-type="float">
            <text:p>1,0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162]*2" office:value-type="float" office:value="0.153" calcext:value-type="float">
            <text:p>0,153</text:p>
          </table:table-cell>
          <table:table-cell table:formula="of:=([.E162]+[.G162])*(-1)" office:value-type="float" office:value="-0.0068" calcext:value-type="float">
            <text:p>-0,007</text:p>
          </table:table-cell>
          <table:table-cell table:formula="of:=[.F162]/2/45" office:value-type="float" office:value="0.0068" calcext:value-type="float">
            <text:p>0,007</text:p>
          </table:table-cell>
          <table:table-cell table:formula="of:=[.P162]*[.Q156]" office:value-type="float" office:value="0.612" calcext:value-type="float">
            <text:p>0,612</text:p>
          </table:table-cell>
          <table:table-cell table:formula="of:=[.H162]/45" office:value-type="float" office:value="0" calcext:value-type="float">
            <text:p>0,000</text:p>
          </table:table-cell>
          <table:table-cell table:formula="of:=[.Q162]*[.Q156]+[.R162]*[.R156]+[.S162]*[.S156]+[.T162]*[.T156]+[.U162]*[.U156]+[.V162]*[.V156]+[.W162]*[.W156]" office:value-type="float" office:value="0" calcext:value-type="float">
            <text:p>0,000</text:p>
          </table:table-cell>
          <table:table-cell table:formula="of:=[.O162]/45*(-1)" office:value-type="float" office:value="-0.0136" calcext:value-type="float">
            <text:p>-0,014</text:p>
          </table:table-cell>
          <table:table-cell table:style-name="ce42" table:formula="of:=[.O162]/63*(-1)" office:value-type="float" office:value="-0.00971428571428571" calcext:value-type="float">
            <text:p>-0,010</text:p>
          </table:table-cell>
          <table:table-cell table:style-name="ce42" table:formula="of:=[.J162]*18" office:value-type="float" office:value="-0.174857142857143" calcext:value-type="float">
            <text:p>-0,175</text:p>
          </table:table-cell>
          <table:table-cell table:style-name="ce42" table:number-columns-repeated="2"/>
          <table:table-cell table:style-name="ce42" table:formula="of:=[.O162]/4" office:value-type="float" office:value="0.153" calcext:value-type="float">
            <text:p>0,153</text:p>
          </table:table-cell>
          <table:table-cell table:formula="of:=[.P162]*[.Q156]+[.Q162]*[.Q156]+[.R162]*[.R156]+[.S162]*[.S156]+[.T162]*[.T156]+[.U162]*[.U156]+[.V162]*[.V156]+[.W162]*[.W156]" office:value-type="float" office:value="0.612" calcext:value-type="float">
            <text:p>0,612</text:p>
          </table:table-cell>
          <table:table-cell office:value-type="float" office:value="0.0765" calcext:value-type="float">
            <text:p>0,077</text:p>
          </table:table-cell>
          <table:table-cell table:number-columns-repeated="12"/>
          <table:table-cell table:formula="of:=([.X156]*[.X162])+([.Y156]*[.Y162])+([.Z156]*[.Z162])+([.AA156]*[.AA162])+([.AB156]*[.AB162])" office:value-type="float" office:value="0" calcext:value-type="float">
            <text:p>0,000</text:p>
          </table:table-cell>
          <table:table-cell table:formula="of:=[.AC162]/63*(-1)" office:value-type="float" office:value="-0" calcext:value-type="float">
            <text:p>0,000</text:p>
          </table:table-cell>
          <table:table-cell table:formula="of:=[.O162]-[.AC162]" office:value-type="float" office:value="0.612" calcext:value-type="float">
            <text:p>0,612</text:p>
          </table:table-cell>
          <table:table-cell table:formula="of:=[.AE162]/63*18*(-1)" office:value-type="float" office:value="-0.174857142857143" calcext:value-type="float">
            <text:p>-0,175</text:p>
          </table:table-cell>
          <table:table-cell table:formula="of:=[.AE162]-[.AR162]" office:value-type="float" office:value="0.384" calcext:value-type="float">
            <text:p>0,384</text:p>
          </table:table-cell>
          <table:table-cell table:formula="of:=[.AG162]/45*0.8*(-1)" office:value-type="float" office:value="-0.00682666666666667" calcext:value-type="float">
            <text:p>-0,007</text:p>
          </table:table-cell>
          <table:table-cell table:formula="of:=[.AE162]/63*(-1)*0.95" office:value-type="float" office:value="-0.00922857142857143" calcext:value-type="float">
            <text:p>-0,009</text:p>
          </table:table-cell>
          <table:table-cell table:number-columns-repeated="2"/>
          <table:table-cell office:value-type="float" office:value="0.076" calcext:value-type="float">
            <text:p>0,076</text:p>
          </table:table-cell>
          <table:table-cell table:number-columns-repeated="5"/>
          <table:table-cell table:formula="of:=([.AL162]+[.AM162]+[.AN162]+[.AO162]+[.AP162]+[.AQ162])*3" office:value-type="float" office:value="0.228" calcext:value-type="float">
            <text:p>0,2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63]*2" office:value-type="float" office:value="36" calcext:value-type="float">
            <text:p>36,000</text:p>
          </table:table-cell>
          <table:table-cell table:formula="of:=([.E163]+[.G163])*(-1)" office:value-type="float" office:value="-3.46666666666667" calcext:value-type="float">
            <text:p>-3,467</text:p>
          </table:table-cell>
          <table:table-cell table:formula="of:=[.F163]/2/45" office:value-type="float" office:value="1.6" calcext:value-type="float">
            <text:p>1,600</text:p>
          </table:table-cell>
          <table:table-cell table:formula="of:=[.P163]*[.Q156]" office:value-type="float" office:value="144" calcext:value-type="float">
            <text:p>144,000</text:p>
          </table:table-cell>
          <table:table-cell table:formula="of:=[.H163]/45" office:value-type="float" office:value="1.86666666666667" calcext:value-type="float">
            <text:p>1,867</text:p>
          </table:table-cell>
          <table:table-cell table:formula="of:=[.Q163]*[.Q156]+[.R163]*[.R156]+[.S163]*[.S156]+[.T163]*[.T156]+[.U163]*[.U156]+[.V163]*[.V156]+[.W163]*[.W156]" office:value-type="float" office:value="84" calcext:value-type="float">
            <text:p>84,000</text:p>
          </table:table-cell>
          <table:table-cell table:formula="of:=[.O163]/45*(-1)" office:value-type="float" office:value="-5.06666666666667" calcext:value-type="float">
            <text:p>-5,067</text:p>
          </table:table-cell>
          <table:table-cell table:style-name="ce42" table:formula="of:=[.O163]/63*(-1)" office:value-type="float" office:value="-3.61904761904762" calcext:value-type="float">
            <text:p>-3,619</text:p>
          </table:table-cell>
          <table:table-cell table:style-name="ce42" table:formula="of:=[.J163]*18" office:value-type="float" office:value="-65.1428571428571" calcext:value-type="float">
            <text:p>-65,143</text:p>
          </table:table-cell>
          <table:table-cell table:style-name="ce42" table:number-columns-repeated="2"/>
          <table:table-cell table:style-name="ce42" table:formula="of:=[.O163]/4" office:value-type="float" office:value="57" calcext:value-type="float">
            <text:p>57,000</text:p>
          </table:table-cell>
          <table:table-cell table:formula="of:=[.P163]*[.Q156]+[.Q163]*[.Q156]+[.R163]*[.R156]+[.S163]*[.S156]+[.T163]*[.T156]+[.U163]*[.U156]+[.V163]*[.V156]+[.W163]*[.W156]" office:value-type="float" office:value="228" calcext:value-type="float">
            <text:p>228,000</text:p>
          </table:table-cell>
          <table:table-cell office:value-type="float" office:value="18" calcext:value-type="float">
            <text:p>18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table:number-columns-repeated="7"/>
          <table:table-cell table:formula="of:=([.X156]*[.X163])+([.Y156]*[.Y163])+([.Z156]*[.Z163])+([.AA156]*[.AA163])+([.AB156]*[.AB163])" office:value-type="float" office:value="0" calcext:value-type="float">
            <text:p>0,000</text:p>
          </table:table-cell>
          <table:table-cell table:formula="of:=[.AC163]/63*(-1)" office:value-type="float" office:value="-0" calcext:value-type="float">
            <text:p>0,000</text:p>
          </table:table-cell>
          <table:table-cell table:formula="of:=[.O163]-[.AC163]" office:value-type="float" office:value="228" calcext:value-type="float">
            <text:p>228,000</text:p>
          </table:table-cell>
          <table:table-cell table:formula="of:=[.AE163]/63*18*(-1)" office:value-type="float" office:value="-65.1428571428571" calcext:value-type="float">
            <text:p>-65,143</text:p>
          </table:table-cell>
          <table:table-cell table:formula="of:=[.AE163]-[.AR163]" office:value-type="float" office:value="147" calcext:value-type="float">
            <text:p>147,000</text:p>
          </table:table-cell>
          <table:table-cell table:formula="of:=[.AG163]/45*0.8*(-1)" office:value-type="float" office:value="-2.61333333333333" calcext:value-type="float">
            <text:p>-2,613</text:p>
          </table:table-cell>
          <table:table-cell table:formula="of:=[.AE163]/63*(-1)*0.95" office:value-type="float" office:value="-3.43809523809524" calcext:value-type="float">
            <text:p>-3,438</text:p>
          </table:table-cell>
          <table:table-cell table:formula="of:=[.AG163]/45*(-1)" office:value-type="float" office:value="-3.26666666666667" calcext:value-type="float">
            <text:p>-3,267</text:p>
          </table:table-cell>
          <table:table-cell/>
          <table:table-cell office:value-type="float" office:value="18" calcext:value-type="float">
            <text:p>18,000</text:p>
          </table:table-cell>
          <table:table-cell office:value-type="float" office:value="9" calcext:value-type="float">
            <text:p>9,000</text:p>
          </table:table-cell>
          <table:table-cell table:number-columns-repeated="4"/>
          <table:table-cell table:formula="of:=([.AL163]+[.AM163]+[.AN163]+[.AO163]+[.AP163]+[.AQ163])*3" office:value-type="float" office:value="81" calcext:value-type="float">
            <text:p>81,000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T163]-[.C163]" office:value-type="float" office:value="164" calcext:value-type="float">
            <text:p>164,000</text:p>
          </table:table-cell>
          <table:table-cell table:formula="of:=[.AT163]-[.C163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T163]+[.C163]/2" office:value-type="float" office:value="218" calcext:value-type="float">
            <text:p>218,000</text:p>
          </table:table-cell>
          <table:table-cell table:formula="of:=[.AT163]+[.C163]" office:value-type="float" office:value="236" calcext:value-type="float">
            <text:p>236,000</text:p>
          </table:table-cell>
          <table:table-cell table:formula="of:=[.AT163]+[.C163]*1.5" office:value-type="float" office:value="254" calcext:value-type="float">
            <text:p>254,000</text:p>
          </table:table-cell>
          <table:table-cell table:formula="of:=[.AT163]+[.C163]*2" office:value-type="float" office:value="272" calcext:value-type="float">
            <text:p>272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164]*2" office:value-type="float" office:value="0" calcext:value-type="float">
            <text:p>0,000</text:p>
          </table:table-cell>
          <table:table-cell table:formula="of:=([.E164]+[.G164])*(-1)" office:value-type="float" office:value="-0" calcext:value-type="float">
            <text:p>0,000</text:p>
          </table:table-cell>
          <table:table-cell table:formula="of:=[.F164]/2/45" office:value-type="float" office:value="0" calcext:value-type="float">
            <text:p>0,000</text:p>
          </table:table-cell>
          <table:table-cell table:formula="of:=[.P164]*[.Q156]" office:value-type="float" office:value="0" calcext:value-type="float">
            <text:p>0,000</text:p>
          </table:table-cell>
          <table:table-cell table:formula="of:=[.H164]/45" office:value-type="float" office:value="0" calcext:value-type="float">
            <text:p>0,000</text:p>
          </table:table-cell>
          <table:table-cell table:formula="of:=[.Q164]*[.Q156]+[.R164]*[.R156]+[.S164]*[.S156]+[.T164]*[.T156]+[.U164]*[.U156]+[.V164]*[.V156]+[.W164]*[.W156]" office:value-type="float" office:value="0" calcext:value-type="float">
            <text:p>0,000</text:p>
          </table:table-cell>
          <table:table-cell table:formula="of:=[.O164]/45*(-1)" office:value-type="float" office:value="-0" calcext:value-type="float">
            <text:p>0,000</text:p>
          </table:table-cell>
          <table:table-cell table:style-name="ce42" table:formula="of:=[.O164]/63*(-1)" office:value-type="float" office:value="-0" calcext:value-type="float">
            <text:p>0,000</text:p>
          </table:table-cell>
          <table:table-cell table:style-name="ce42" table:formula="of:=[.J164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64]/4" office:value-type="float" office:value="0" calcext:value-type="float">
            <text:p>0,000</text:p>
          </table:table-cell>
          <table:table-cell table:formula="of:=[.P164]*[.Q156]+[.Q164]*[.Q156]+[.R164]*[.R156]+[.S164]*[.S156]+[.T164]*[.T156]+[.U164]*[.U156]+[.V164]*[.V156]+[.W164]*[.W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56]*[.X164])+([.Y156]*[.Y164])+([.Z156]*[.Z164])+([.AA156]*[.AA164])+([.AB156]*[.AB164])" office:value-type="float" office:value="0" calcext:value-type="float">
            <text:p>0,000</text:p>
          </table:table-cell>
          <table:table-cell table:formula="of:=[.AC164]/63*(-1)" office:value-type="float" office:value="-0" calcext:value-type="float">
            <text:p>0,000</text:p>
          </table:table-cell>
          <table:table-cell table:formula="of:=[.O164]-[.AC164]" office:value-type="float" office:value="0" calcext:value-type="float">
            <text:p>0,000</text:p>
          </table:table-cell>
          <table:table-cell table:formula="of:=[.AE164]/63*18*(-1)" office:value-type="float" office:value="-0" calcext:value-type="float">
            <text:p>0,000</text:p>
          </table:table-cell>
          <table:table-cell table:formula="of:=[.AE164]-[.AR164]" office:value-type="float" office:value="0" calcext:value-type="float">
            <text:p>0,000</text:p>
          </table:table-cell>
          <table:table-cell table:formula="of:=[.AG164]/45*0.8*(-1)" office:value-type="float" office:value="-0" calcext:value-type="float">
            <text:p>0,000</text:p>
          </table:table-cell>
          <table:table-cell table:formula="of:=[.AE164]/63*(-1)*0.95" office:value-type="float" office:value="-0" calcext:value-type="float">
            <text:p>0,000</text:p>
          </table:table-cell>
          <table:table-cell table:number-columns-repeated="8"/>
          <table:table-cell table:formula="of:=([.AL164]+[.AM164]+[.AN164]+[.AO164]+[.AP164]+[.AQ164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165]*2" office:value-type="float" office:value="0.54" calcext:value-type="float">
            <text:p>0,540</text:p>
          </table:table-cell>
          <table:table-cell table:formula="of:=([.E165]+[.G165])*(-1)" office:value-type="float" office:value="-0.212" calcext:value-type="float">
            <text:p>-0,212</text:p>
          </table:table-cell>
          <table:table-cell table:formula="of:=[.F165]/2/45" office:value-type="float" office:value="0.024" calcext:value-type="float">
            <text:p>0,024</text:p>
          </table:table-cell>
          <table:table-cell table:formula="of:=[.P165]*[.Q156]" office:value-type="float" office:value="2.16" calcext:value-type="float">
            <text:p>2,160</text:p>
          </table:table-cell>
          <table:table-cell table:formula="of:=[.H165]/45" office:value-type="float" office:value="0.188" calcext:value-type="float">
            <text:p>0,188</text:p>
          </table:table-cell>
          <table:table-cell table:formula="of:=[.Q165]*[.Q156]+[.R165]*[.R156]+[.S165]*[.S156]+[.T165]*[.T156]+[.U165]*[.U156]+[.V165]*[.V156]+[.W165]*[.W156]" office:value-type="float" office:value="8.46" calcext:value-type="float">
            <text:p>8,460</text:p>
          </table:table-cell>
          <table:table-cell table:formula="of:=[.O165]/45*(-1)" office:value-type="float" office:value="-0.236" calcext:value-type="float">
            <text:p>-0,236</text:p>
          </table:table-cell>
          <table:table-cell table:style-name="ce42" table:formula="of:=[.O165]/63*(-1)" office:value-type="float" office:value="-0.168571428571429" calcext:value-type="float">
            <text:p>-0,169</text:p>
          </table:table-cell>
          <table:table-cell table:style-name="ce42" table:formula="of:=[.J165]*18" office:value-type="float" office:value="-3.03428571428571" calcext:value-type="float">
            <text:p>-3,034</text:p>
          </table:table-cell>
          <table:table-cell table:style-name="ce42" table:number-columns-repeated="2"/>
          <table:table-cell table:style-name="ce42" table:formula="of:=[.O165]/4" office:value-type="float" office:value="2.655" calcext:value-type="float">
            <text:p>2,655</text:p>
          </table:table-cell>
          <table:table-cell table:formula="of:=[.P165]*[.Q156]+[.Q165]*[.Q156]+[.R165]*[.R156]+[.S165]*[.S156]+[.T165]*[.T156]+[.U165]*[.U156]+[.V165]*[.V156]+[.W165]*[.W156]" office:value-type="float" office:value="10.62" calcext:value-type="float">
            <text:p>10,620</text:p>
          </table:table-cell>
          <table:table-cell office:value-type="float" office:value="0.27" calcext:value-type="float">
            <text:p>0,270</text:p>
          </table:table-cell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office:value-type="float" office:value="0.3" calcext:value-type="float">
            <text:p>0,300</text:p>
          </table:table-cell>
          <table:table-cell table:number-columns-repeated="5"/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formula="of:=([.X156]*[.X165])+([.Y156]*[.Y165])+([.Z156]*[.Z165])+([.AA156]*[.AA165])+([.AB156]*[.AB165])" office:value-type="float" office:value="6.96" calcext:value-type="float">
            <text:p>6,960</text:p>
          </table:table-cell>
          <table:table-cell table:formula="of:=[.AC165]/63*(-1)" office:value-type="float" office:value="-0.11047619047619" calcext:value-type="float">
            <text:p>-0,110</text:p>
          </table:table-cell>
          <table:table-cell table:formula="of:=[.O165]-[.AC165]" office:value-type="float" office:value="3.66" calcext:value-type="float">
            <text:p>3,660</text:p>
          </table:table-cell>
          <table:table-cell table:formula="of:=[.AE165]/63*18*(-1)" office:value-type="float" office:value="-1.04571428571429" calcext:value-type="float">
            <text:p>-1,046</text:p>
          </table:table-cell>
          <table:table-cell table:formula="of:=[.AE165]-[.AR165]" office:value-type="float" office:value="2.85" calcext:value-type="float">
            <text:p>2,850</text:p>
          </table:table-cell>
          <table:table-cell table:formula="of:=[.AG165]/45*0.8*(-1)" office:value-type="float" office:value="-0.0506666666666667" calcext:value-type="float">
            <text:p>-0,051</text:p>
          </table:table-cell>
          <table:table-cell table:formula="of:=[.AE165]/63*(-1)*0.95" office:value-type="float" office:value="-0.0551904761904762" calcext:value-type="float">
            <text:p>-0,055</text:p>
          </table:table-cell>
          <table:table-cell table:number-columns-repeated="2"/>
          <table:table-cell office:value-type="float" office:value="0.27" calcext:value-type="float">
            <text:p>0,270</text:p>
          </table:table-cell>
          <table:table-cell table:number-columns-repeated="5"/>
          <table:table-cell table:formula="of:=([.AL165]+[.AM165]+[.AN165]+[.AO165]+[.AP165]+[.AQ165])*3" office:value-type="float" office:value="0.81" calcext:value-type="float">
            <text:p>0,81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scort_carrier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69]*2" office:value-type="float" office:value="0" calcext:value-type="float">
            <text:p>0,000</text:p>
          </table:table-cell>
          <table:table-cell table:formula="of:=([.E169]+[.G169])*(-1)" office:value-type="float" office:value="-0" calcext:value-type="float">
            <text:p>0,000</text:p>
          </table:table-cell>
          <table:table-cell table:formula="of:=[.F169]/2/45" office:value-type="float" office:value="0" calcext:value-type="float">
            <text:p>0,000</text:p>
          </table:table-cell>
          <table:table-cell table:formula="of:=[.P169]*[.Q168]" office:value-type="float" office:value="0" calcext:value-type="float">
            <text:p>0,000</text:p>
          </table:table-cell>
          <table:table-cell table:formula="of:=[.H169]/45" office:value-type="float" office:value="0" calcext:value-type="float">
            <text:p>0,000</text:p>
          </table:table-cell>
          <table:table-cell table:formula="of:=[.Q169]*[.Q168]+[.R169]*[.R168]+[.S169]*[.S168]+[.T169]*[.T168]+[.U169]*[.U168]+[.V169]*[.V168]+[.W169]*[.W168]" office:value-type="float" office:value="0" calcext:value-type="float">
            <text:p>0,000</text:p>
          </table:table-cell>
          <table:table-cell table:formula="of:=[.O169]/45*(-1)" office:value-type="float" office:value="-0" calcext:value-type="float">
            <text:p>0,000</text:p>
          </table:table-cell>
          <table:table-cell table:style-name="ce42" table:formula="of:=[.O169]/63*(-1)" office:value-type="float" office:value="-0" calcext:value-type="float">
            <text:p>0,000</text:p>
          </table:table-cell>
          <table:table-cell table:style-name="ce42" table:formula="of:=[.J169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69]/4" office:value-type="float" office:value="0" calcext:value-type="float">
            <text:p>0,000</text:p>
          </table:table-cell>
          <table:table-cell table:formula="of:=[.P169]*[.Q168]+[.Q169]*[.Q168]+[.R169]*[.R168]+[.S169]*[.S168]+[.T169]*[.T168]+[.U169]*[.U168]+[.V169]*[.V168]+[.W169]*[.W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X168]*[.X169])+([.Y168]*[.Y169])+([.Z168]*[.Z169])+([.AA168]*[.AA169])+([.AB168]*[.AB169])" office:value-type="float" office:value="0" calcext:value-type="float">
            <text:p>0,000</text:p>
          </table:table-cell>
          <table:table-cell table:formula="of:=[.AC169]/63*(-1)" office:value-type="float" office:value="-0" calcext:value-type="float">
            <text:p>0,000</text:p>
          </table:table-cell>
          <table:table-cell table:formula="of:=[.O169]-[.AC169]" office:value-type="float" office:value="0" calcext:value-type="float">
            <text:p>0,000</text:p>
          </table:table-cell>
          <table:table-cell table:formula="of:=[.AE169]/63*18*(-1)" office:value-type="float" office:value="-0" calcext:value-type="float">
            <text:p>0,000</text:p>
          </table:table-cell>
          <table:table-cell table:formula="of:=[.AE169]-[.AR169]" office:value-type="float" office:value="0" calcext:value-type="float">
            <text:p>0,000</text:p>
          </table:table-cell>
          <table:table-cell table:formula="of:=[.AG169]/45*0.8*(-1)" office:value-type="float" office:value="-0" calcext:value-type="float">
            <text:p>0,000</text:p>
          </table:table-cell>
          <table:table-cell table:formula="of:=[.AE169]/63*(-1)*0.95" office:value-type="float" office:value="-0" calcext:value-type="float">
            <text:p>0,000</text:p>
          </table:table-cell>
          <table:table-cell table:number-columns-repeated="8"/>
          <table:table-cell table:formula="of:=([.AL169]+[.AM169]+[.AN169]+[.AO169]+[.AP169]+[.AQ169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70]*2" office:value-type="float" office:value="2.7" calcext:value-type="float">
            <text:p>2,700</text:p>
          </table:table-cell>
          <table:table-cell table:formula="of:=([.E170]+[.G170])*(-1)" office:value-type="float" office:value="-0.8" calcext:value-type="float">
            <text:p>-0,800</text:p>
          </table:table-cell>
          <table:table-cell table:formula="of:=[.F170]/2/45" office:value-type="float" office:value="0.12" calcext:value-type="float">
            <text:p>0,120</text:p>
          </table:table-cell>
          <table:table-cell table:formula="of:=[.P170]*[.Q168]" office:value-type="float" office:value="10.8" calcext:value-type="float">
            <text:p>10,800</text:p>
          </table:table-cell>
          <table:table-cell table:formula="of:=[.H170]/45" office:value-type="float" office:value="0.68" calcext:value-type="float">
            <text:p>0,680</text:p>
          </table:table-cell>
          <table:table-cell table:formula="of:=[.Q170]*[.Q168]+[.R170]*[.R168]+[.S170]*[.S168]+[.T170]*[.T168]+[.U170]*[.U168]+[.V170]*[.V168]+[.W170]*[.W168]" office:value-type="float" office:value="30.6" calcext:value-type="float">
            <text:p>30,600</text:p>
          </table:table-cell>
          <table:table-cell table:formula="of:=[.O170]/45*(-1)" office:value-type="float" office:value="-0.92" calcext:value-type="float">
            <text:p>-0,920</text:p>
          </table:table-cell>
          <table:table-cell table:style-name="ce42" table:formula="of:=[.O170]/63*(-1)" office:value-type="float" office:value="-0.657142857142857" calcext:value-type="float">
            <text:p>-0,657</text:p>
          </table:table-cell>
          <table:table-cell table:style-name="ce42" table:formula="of:=[.J170]*18" office:value-type="float" office:value="-11.8285714285714" calcext:value-type="float">
            <text:p>-11,829</text:p>
          </table:table-cell>
          <table:table-cell table:style-name="ce42" table:number-columns-repeated="2"/>
          <table:table-cell table:style-name="ce42" table:formula="of:=[.O170]/4" office:value-type="float" office:value="10.35" calcext:value-type="float">
            <text:p>10,350</text:p>
          </table:table-cell>
          <table:table-cell table:formula="of:=[.P170]*[.Q168]+[.Q170]*[.Q168]+[.R170]*[.R168]+[.S170]*[.S168]+[.T170]*[.T168]+[.U170]*[.U168]+[.V170]*[.V168]+[.W170]*[.W168]" office:value-type="float" office:value="41.4" calcext:value-type="float">
            <text:p>41,400</text:p>
          </table:table-cell>
          <table:table-cell office:value-type="float" office:value="1.35" calcext:value-type="float">
            <text:p>1,350</text:p>
          </table:table-cell>
          <table:table-cell office:value-type="float" office:value="2.85" calcext:value-type="float">
            <text:p>2,8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X168]*[.X170])+([.Y168]*[.Y170])+([.Z168]*[.Z170])+([.AA168]*[.AA170])+([.AB168]*[.AB170])" office:value-type="float" office:value="0" calcext:value-type="float">
            <text:p>0,000</text:p>
          </table:table-cell>
          <table:table-cell table:formula="of:=[.AC170]/63*(-1)" office:value-type="float" office:value="-0" calcext:value-type="float">
            <text:p>0,000</text:p>
          </table:table-cell>
          <table:table-cell table:formula="of:=[.O170]-[.AC170]" office:value-type="float" office:value="41.4" calcext:value-type="float">
            <text:p>41,400</text:p>
          </table:table-cell>
          <table:table-cell table:formula="of:=[.AE170]/63*18*(-1)" office:value-type="float" office:value="-11.8285714285714" calcext:value-type="float">
            <text:p>-11,829</text:p>
          </table:table-cell>
          <table:table-cell table:formula="of:=[.AE170]-[.AR170]" office:value-type="float" office:value="25.875" calcext:value-type="float">
            <text:p>25,875</text:p>
          </table:table-cell>
          <table:table-cell table:formula="of:=[.AG170]/45*0.8*(-1)" office:value-type="float" office:value="-0.46" calcext:value-type="float">
            <text:p>-0,460</text:p>
          </table:table-cell>
          <table:table-cell table:formula="of:=[.AE170]/63*(-1)*0.95" office:value-type="float" office:value="-0.624285714285714" calcext:value-type="float">
            <text:p>-0,624</text:p>
          </table:table-cell>
          <table:table-cell table:formula="of:=[.AG170]/45*(-1)" office:value-type="float" office:value="-0.575" calcext:value-type="float">
            <text:p>-0,575</text:p>
          </table:table-cell>
          <table:table-cell/>
          <table:table-cell office:value-type="float" office:value="1.35" calcext:value-type="float">
            <text:p>1,350</text:p>
          </table:table-cell>
          <table:table-cell office:value-type="float" office:value="0.75" calcext:value-type="float">
            <text:p>0,750</text:p>
          </table:table-cell>
          <table:table-cell office:value-type="float" office:value="0.975" calcext:value-type="float">
            <text:p>0,975</text:p>
          </table:table-cell>
          <table:table-cell office:value-type="float" office:value="0.75" calcext:value-type="float">
            <text:p>0,750</text:p>
          </table:table-cell>
          <table:table-cell office:value-type="float" office:value="0.45" calcext:value-type="float">
            <text:p>0,450</text:p>
          </table:table-cell>
          <table:table-cell office:value-type="float" office:value="0.9" calcext:value-type="float">
            <text:p>0,900</text:p>
          </table:table-cell>
          <table:table-cell table:formula="of:=([.AL170]+[.AM170]+[.AN170]+[.AO170]+[.AP170]+[.AQ170])*3" office:value-type="float" office:value="15.525" calcext:value-type="float">
            <text:p>15,5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71]*2" office:value-type="float" office:value="0" calcext:value-type="float">
            <text:p>0,000</text:p>
          </table:table-cell>
          <table:table-cell table:formula="of:=([.E171]+[.G171])*(-1)" office:value-type="float" office:value="-0" calcext:value-type="float">
            <text:p>0,000</text:p>
          </table:table-cell>
          <table:table-cell table:formula="of:=[.F171]/2/45" office:value-type="float" office:value="0" calcext:value-type="float">
            <text:p>0,000</text:p>
          </table:table-cell>
          <table:table-cell table:formula="of:=[.P171]*[.Q168]" office:value-type="float" office:value="0" calcext:value-type="float">
            <text:p>0,000</text:p>
          </table:table-cell>
          <table:table-cell table:formula="of:=[.H171]/45" office:value-type="float" office:value="0" calcext:value-type="float">
            <text:p>0,000</text:p>
          </table:table-cell>
          <table:table-cell table:formula="of:=[.Q171]*[.Q168]+[.R171]*[.R168]+[.S171]*[.S168]+[.T171]*[.T168]+[.U171]*[.U168]+[.V171]*[.V168]+[.W171]*[.W168]" office:value-type="float" office:value="0" calcext:value-type="float">
            <text:p>0,000</text:p>
          </table:table-cell>
          <table:table-cell table:formula="of:=[.O171]/45*(-1)" office:value-type="float" office:value="-0" calcext:value-type="float">
            <text:p>0,000</text:p>
          </table:table-cell>
          <table:table-cell table:style-name="ce42" table:formula="of:=[.O171]/63*(-1)" office:value-type="float" office:value="-0" calcext:value-type="float">
            <text:p>0,000</text:p>
          </table:table-cell>
          <table:table-cell table:style-name="ce42" table:formula="of:=[.J171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71]/4" office:value-type="float" office:value="0" calcext:value-type="float">
            <text:p>0,000</text:p>
          </table:table-cell>
          <table:table-cell table:formula="of:=[.P171]*[.Q168]+[.Q171]*[.Q168]+[.R171]*[.R168]+[.S171]*[.S168]+[.T171]*[.T168]+[.U171]*[.U168]+[.V171]*[.V168]+[.W171]*[.W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68]*[.X171])+([.Y168]*[.Y171])+([.Z168]*[.Z171])+([.AA168]*[.AA171])+([.AB168]*[.AB171])" office:value-type="float" office:value="0" calcext:value-type="float">
            <text:p>0,000</text:p>
          </table:table-cell>
          <table:table-cell table:formula="of:=[.AC171]/63*(-1)" office:value-type="float" office:value="-0" calcext:value-type="float">
            <text:p>0,000</text:p>
          </table:table-cell>
          <table:table-cell table:formula="of:=[.O171]-[.AC171]" office:value-type="float" office:value="0" calcext:value-type="float">
            <text:p>0,000</text:p>
          </table:table-cell>
          <table:table-cell table:formula="of:=[.AE171]/63*18*(-1)" office:value-type="float" office:value="-0" calcext:value-type="float">
            <text:p>0,000</text:p>
          </table:table-cell>
          <table:table-cell table:formula="of:=[.AE171]-[.AR171]" office:value-type="float" office:value="0" calcext:value-type="float">
            <text:p>0,000</text:p>
          </table:table-cell>
          <table:table-cell table:formula="of:=[.AG171]/45*0.8*(-1)" office:value-type="float" office:value="-0" calcext:value-type="float">
            <text:p>0,000</text:p>
          </table:table-cell>
          <table:table-cell table:formula="of:=[.AE171]/63*(-1)*0.95" office:value-type="float" office:value="-0" calcext:value-type="float">
            <text:p>0,000</text:p>
          </table:table-cell>
          <table:table-cell table:number-columns-repeated="8"/>
          <table:table-cell table:formula="of:=([.AL171]+[.AM171]+[.AN171]+[.AO171]+[.AP171]+[.AQ171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72]*2" office:value-type="float" office:value="2.7" calcext:value-type="float">
            <text:p>2,700</text:p>
          </table:table-cell>
          <table:table-cell table:formula="of:=([.E172]+[.G172])*(-1)" office:value-type="float" office:value="-0.64" calcext:value-type="float">
            <text:p>-0,640</text:p>
          </table:table-cell>
          <table:table-cell table:formula="of:=[.F172]/2/45" office:value-type="float" office:value="0.12" calcext:value-type="float">
            <text:p>0,120</text:p>
          </table:table-cell>
          <table:table-cell table:formula="of:=[.P172]*[.Q168]" office:value-type="float" office:value="10.8" calcext:value-type="float">
            <text:p>10,800</text:p>
          </table:table-cell>
          <table:table-cell table:formula="of:=[.H172]/45" office:value-type="float" office:value="0.52" calcext:value-type="float">
            <text:p>0,520</text:p>
          </table:table-cell>
          <table:table-cell table:formula="of:=[.Q172]*[.Q168]+[.R172]*[.R168]+[.S172]*[.S168]+[.T172]*[.T168]+[.U172]*[.U168]+[.V172]*[.V168]+[.W172]*[.W168]" office:value-type="float" office:value="23.4" calcext:value-type="float">
            <text:p>23,400</text:p>
          </table:table-cell>
          <table:table-cell table:formula="of:=[.O172]/45*(-1)" office:value-type="float" office:value="-0.76" calcext:value-type="float">
            <text:p>-0,760</text:p>
          </table:table-cell>
          <table:table-cell table:style-name="ce42" table:formula="of:=[.O172]/63*(-1)" office:value-type="float" office:value="-0.542857142857143" calcext:value-type="float">
            <text:p>-0,543</text:p>
          </table:table-cell>
          <table:table-cell table:style-name="ce42" table:formula="of:=[.J172]*18" office:value-type="float" office:value="-9.77142857142857" calcext:value-type="float">
            <text:p>-9,771</text:p>
          </table:table-cell>
          <table:table-cell table:style-name="ce42" table:number-columns-repeated="2"/>
          <table:table-cell table:style-name="ce42" table:formula="of:=[.O172]/4" office:value-type="float" office:value="8.55" calcext:value-type="float">
            <text:p>8,550</text:p>
          </table:table-cell>
          <table:table-cell table:formula="of:=[.P172]*[.Q168]+[.Q172]*[.Q168]+[.R172]*[.R168]+[.S172]*[.S168]+[.T172]*[.T168]+[.U172]*[.U168]+[.V172]*[.V168]+[.W172]*[.W168]" office:value-type="float" office:value="34.2" calcext:value-type="float">
            <text:p>34,200</text:p>
          </table:table-cell>
          <table:table-cell office:value-type="float" office:value="1.35" calcext:value-type="float">
            <text:p>1,350</text:p>
          </table:table-cell>
          <table:table-cell office:value-type="float" office:value="1.95" calcext:value-type="float">
            <text:p>1,9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X168]*[.X172])+([.Y168]*[.Y172])+([.Z168]*[.Z172])+([.AA168]*[.AA172])+([.AB168]*[.AB172])" office:value-type="float" office:value="0" calcext:value-type="float">
            <text:p>0,000</text:p>
          </table:table-cell>
          <table:table-cell table:formula="of:=[.AC172]/63*(-1)" office:value-type="float" office:value="-0" calcext:value-type="float">
            <text:p>0,000</text:p>
          </table:table-cell>
          <table:table-cell table:formula="of:=[.O172]-[.AC172]" office:value-type="float" office:value="34.2" calcext:value-type="float">
            <text:p>34,200</text:p>
          </table:table-cell>
          <table:table-cell table:formula="of:=[.AE172]/63*18*(-1)" office:value-type="float" office:value="-9.77142857142857" calcext:value-type="float">
            <text:p>-9,771</text:p>
          </table:table-cell>
          <table:table-cell table:formula="of:=[.AE172]-[.AR172]" office:value-type="float" office:value="21.375" calcext:value-type="float">
            <text:p>21,375</text:p>
          </table:table-cell>
          <table:table-cell table:formula="of:=[.AG172]/45*0.8*(-1)" office:value-type="float" office:value="-0.38" calcext:value-type="float">
            <text:p>-0,380</text:p>
          </table:table-cell>
          <table:table-cell table:formula="of:=[.AE172]/63*(-1)*0.95" office:value-type="float" office:value="-0.515714285714286" calcext:value-type="float">
            <text:p>-0,516</text:p>
          </table:table-cell>
          <table:table-cell table:number-columns-repeated="2"/>
          <table:table-cell office:value-type="float" office:value="1.35" calcext:value-type="float">
            <text:p>1,350</text:p>
          </table:table-cell>
          <table:table-cell office:value-type="float" office:value="0.75" calcext:value-type="float">
            <text:p>0,750</text:p>
          </table:table-cell>
          <table:table-cell office:value-type="float" office:value="0.975" calcext:value-type="float">
            <text:p>0,975</text:p>
          </table:table-cell>
          <table:table-cell office:value-type="float" office:value="0.75" calcext:value-type="float">
            <text:p>0,750</text:p>
          </table:table-cell>
          <table:table-cell office:value-type="float" office:value="0.45" calcext:value-type="float">
            <text:p>0,450</text:p>
          </table:table-cell>
          <table:table-cell/>
          <table:table-cell table:formula="of:=([.AL172]+[.AM172]+[.AN172]+[.AO172]+[.AP172]+[.AQ172])*3" office:value-type="float" office:value="12.825" calcext:value-type="float">
            <text:p>12,825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173]*2" office:value-type="float" office:value="0.36" calcext:value-type="float">
            <text:p>0,360</text:p>
          </table:table-cell>
          <table:table-cell table:style-name="ce32" table:formula="of:=([.E173]+[.G173])*(-1)" office:value-type="float" office:value="-0.0622222222222222" calcext:value-type="float">
            <text:p>-0,062</text:p>
          </table:table-cell>
          <table:table-cell table:style-name="ce32" table:formula="of:=[.F173]/45" office:value-type="float" office:value="0.032" calcext:value-type="float">
            <text:p>0,032</text:p>
          </table:table-cell>
          <table:table-cell table:style-name="ce32" table:formula="of:=[.P173]*[.Q168]" office:value-type="float" office:value="1.44" calcext:value-type="float">
            <text:p>1,440</text:p>
          </table:table-cell>
          <table:table-cell table:style-name="ce32" table:formula="of:=[.H173]/45" office:value-type="float" office:value="0.0302222222222222" calcext:value-type="float">
            <text:p>0,030</text:p>
          </table:table-cell>
          <table:table-cell table:style-name="ce32" table:formula="of:=[.Q173]*[.Q168]+[.R173]*[.R168]+[.S173]*[.S168]+[.T173]*[.T168]+[.U173]*[.U168]+[.V173]*[.V168]+[.W173]*[.W168]" office:value-type="float" office:value="1.36" calcext:value-type="float">
            <text:p>1,360</text:p>
          </table:table-cell>
          <table:table-cell table:formula="of:=[.O173]/45*(-1)" office:value-type="float" office:value="-0.0622222222222222" calcext:value-type="float">
            <text:p>-0,062</text:p>
          </table:table-cell>
          <table:table-cell table:style-name="ce42" table:formula="of:=[.O173]/63*(-1)" office:value-type="float" office:value="-0.0444444444444444" calcext:value-type="float">
            <text:p>-0,044</text:p>
          </table:table-cell>
          <table:table-cell table:style-name="ce42" table:formula="of:=[.J173]*18" office:value-type="float" office:value="-0.8" calcext:value-type="float">
            <text:p>-0,800</text:p>
          </table:table-cell>
          <table:table-cell table:style-name="ce42" table:number-columns-repeated="2"/>
          <table:table-cell table:style-name="ce42" table:formula="of:=[.O173]/4" office:value-type="float" office:value="0.7" calcext:value-type="float">
            <text:p>0,700</text:p>
          </table:table-cell>
          <table:table-cell table:formula="of:=[.P173]*[.Q168]+[.Q173]*[.Q168]+[.R173]*[.R168]+[.S173]*[.S168]+[.T173]*[.T168]+[.U173]*[.U168]+[.V173]*[.V168]+[.W173]*[.W168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8" calcext:value-type="float">
            <text:p>0,080</text:p>
          </table:table-cell>
          <table:table-cell table:number-columns-repeated="5"/>
          <table:table-cell office:value-type="float" office:value="0.08" calcext:value-type="float">
            <text:p>0,080</text:p>
          </table:table-cell>
          <table:table-cell/>
          <table:table-cell table:formula="of:=([.X168]*[.X173])+([.Y168]*[.Y173])+([.Z168]*[.Z173])+([.AA168]*[.AA173])+([.AB168]*[.AB173])" office:value-type="float" office:value="0.56" calcext:value-type="float">
            <text:p>0,560</text:p>
          </table:table-cell>
          <table:table-cell table:formula="of:=[.AC173]/63*(-1)" office:value-type="float" office:value="-0.00888888888888889" calcext:value-type="float">
            <text:p>-0,009</text:p>
          </table:table-cell>
          <table:table-cell table:formula="of:=[.O173]-[.AC173]" office:value-type="float" office:value="2.24" calcext:value-type="float">
            <text:p>2,240</text:p>
          </table:table-cell>
          <table:table-cell table:formula="of:=[.AE173]/63*18*(-1)" office:value-type="float" office:value="-0.64" calcext:value-type="float">
            <text:p>-0,640</text:p>
          </table:table-cell>
          <table:table-cell table:formula="of:=[.AE173]-[.AR173]" office:value-type="float" office:value="1.22" calcext:value-type="float">
            <text:p>1,220</text:p>
          </table:table-cell>
          <table:table-cell table:formula="of:=[.AG173]/45*0.8*(-1)" office:value-type="float" office:value="-0.0216888888888889" calcext:value-type="float">
            <text:p>-0,022</text:p>
          </table:table-cell>
          <table:table-cell table:formula="of:=[.AE173]/63*(-1)*0.95" office:value-type="float" office:value="-0.0337777777777778" calcext:value-type="float">
            <text:p>-0,034</text:p>
          </table:table-cell>
          <table:table-cell table:formula="of:=[.AG173]/45*(-1)" office:value-type="float" office:value="-0.0271111111111111" calcext:value-type="float">
            <text:p>-0,027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office:value-type="float" office:value="0.06" calcext:value-type="float">
            <text:p>0,060</text:p>
          </table:table-cell>
          <table:table-cell table:number-columns-repeated="3"/>
          <table:table-cell table:formula="of:=([.AL173]+[.AM173]+[.AN173]+[.AO173]+[.AP173]+[.AQ173])*3" office:value-type="float" office:value="1.02" calcext:value-type="float">
            <text:p>1,0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174]*2" office:value-type="float" office:value="0.09" calcext:value-type="float">
            <text:p>0,090</text:p>
          </table:table-cell>
          <table:table-cell table:formula="of:=([.E174]+[.G174])*(-1)" office:value-type="float" office:value="-0.004" calcext:value-type="float">
            <text:p>-0,004</text:p>
          </table:table-cell>
          <table:table-cell table:formula="of:=[.F174]/2/45" office:value-type="float" office:value="0.004" calcext:value-type="float">
            <text:p>0,004</text:p>
          </table:table-cell>
          <table:table-cell table:formula="of:=[.P174]*[.Q168]" office:value-type="float" office:value="0.36" calcext:value-type="float">
            <text:p>0,360</text:p>
          </table:table-cell>
          <table:table-cell table:formula="of:=[.H174]/45" office:value-type="float" office:value="0" calcext:value-type="float">
            <text:p>0,000</text:p>
          </table:table-cell>
          <table:table-cell table:formula="of:=[.Q174]*[.Q168]+[.R174]*[.R168]+[.S174]*[.S168]+[.T174]*[.T168]+[.U174]*[.U168]+[.V174]*[.V168]+[.W174]*[.W168]" office:value-type="float" office:value="0" calcext:value-type="float">
            <text:p>0,000</text:p>
          </table:table-cell>
          <table:table-cell table:formula="of:=[.O174]/45*(-1)" office:value-type="float" office:value="-0.008" calcext:value-type="float">
            <text:p>-0,008</text:p>
          </table:table-cell>
          <table:table-cell table:style-name="ce42" table:formula="of:=[.O174]/63*(-1)" office:value-type="float" office:value="-0.00571428571428571" calcext:value-type="float">
            <text:p>-0,006</text:p>
          </table:table-cell>
          <table:table-cell table:style-name="ce42" table:formula="of:=[.J174]*18" office:value-type="float" office:value="-0.102857142857143" calcext:value-type="float">
            <text:p>-0,103</text:p>
          </table:table-cell>
          <table:table-cell table:style-name="ce42" table:number-columns-repeated="2"/>
          <table:table-cell table:style-name="ce42" table:formula="of:=[.O174]/4" office:value-type="float" office:value="0.09" calcext:value-type="float">
            <text:p>0,090</text:p>
          </table:table-cell>
          <table:table-cell table:formula="of:=[.P174]*[.Q168]+[.Q174]*[.Q168]+[.R174]*[.R168]+[.S174]*[.S168]+[.T174]*[.T168]+[.U174]*[.U168]+[.V174]*[.V168]+[.W174]*[.W168]" office:value-type="float" office:value="0.36" calcext:value-type="float">
            <text:p>0,360</text:p>
          </table:table-cell>
          <table:table-cell office:value-type="float" office:value="0.045" calcext:value-type="float">
            <text:p>0,045</text:p>
          </table:table-cell>
          <table:table-cell table:number-columns-repeated="12"/>
          <table:table-cell table:formula="of:=([.X168]*[.X174])+([.Y168]*[.Y174])+([.Z168]*[.Z174])+([.AA168]*[.AA174])+([.AB168]*[.AB174])" office:value-type="float" office:value="0" calcext:value-type="float">
            <text:p>0,000</text:p>
          </table:table-cell>
          <table:table-cell table:formula="of:=[.AC174]/63*(-1)" office:value-type="float" office:value="-0" calcext:value-type="float">
            <text:p>0,000</text:p>
          </table:table-cell>
          <table:table-cell table:formula="of:=[.O174]-[.AC174]" office:value-type="float" office:value="0.36" calcext:value-type="float">
            <text:p>0,360</text:p>
          </table:table-cell>
          <table:table-cell table:formula="of:=[.AE174]/63*18*(-1)" office:value-type="float" office:value="-0.102857142857143" calcext:value-type="float">
            <text:p>-0,103</text:p>
          </table:table-cell>
          <table:table-cell table:formula="of:=[.AE174]-[.AR174]" office:value-type="float" office:value="0.225" calcext:value-type="float">
            <text:p>0,225</text:p>
          </table:table-cell>
          <table:table-cell table:formula="of:=[.AG174]/45*0.8*(-1)" office:value-type="float" office:value="-0.004" calcext:value-type="float">
            <text:p>-0,004</text:p>
          </table:table-cell>
          <table:table-cell table:formula="of:=[.AE174]/63*(-1)*0.95" office:value-type="float" office:value="-0.00542857142857143" calcext:value-type="float">
            <text:p>-0,005</text:p>
          </table:table-cell>
          <table:table-cell table:number-columns-repeated="2"/>
          <table:table-cell office:value-type="float" office:value="0.045" calcext:value-type="float">
            <text:p>0,045</text:p>
          </table:table-cell>
          <table:table-cell table:number-columns-repeated="5"/>
          <table:table-cell table:formula="of:=([.AL174]+[.AM174]+[.AN174]+[.AO174]+[.AP174]+[.AQ174])*3" office:value-type="float" office:value="0.135" calcext:value-type="float">
            <text:p>0,13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75]*2" office:value-type="float" office:value="27" calcext:value-type="float">
            <text:p>27,000</text:p>
          </table:table-cell>
          <table:table-cell table:formula="of:=([.E175]+[.G175])*(-1)" office:value-type="float" office:value="-2" calcext:value-type="float">
            <text:p>-2,000</text:p>
          </table:table-cell>
          <table:table-cell table:formula="of:=[.F175]/2/45" office:value-type="float" office:value="1.2" calcext:value-type="float">
            <text:p>1,200</text:p>
          </table:table-cell>
          <table:table-cell table:formula="of:=[.P175]*[.Q168]" office:value-type="float" office:value="108" calcext:value-type="float">
            <text:p>108,000</text:p>
          </table:table-cell>
          <table:table-cell table:formula="of:=[.H175]/45" office:value-type="float" office:value="0.8" calcext:value-type="float">
            <text:p>0,800</text:p>
          </table:table-cell>
          <table:table-cell table:formula="of:=[.Q175]*[.Q168]+[.R175]*[.R168]+[.S175]*[.S168]+[.T175]*[.T168]+[.U175]*[.U168]+[.V175]*[.V168]+[.W175]*[.W168]" office:value-type="float" office:value="36" calcext:value-type="float">
            <text:p>36,000</text:p>
          </table:table-cell>
          <table:table-cell table:formula="of:=[.O175]/45*(-1)" office:value-type="float" office:value="-3.2" calcext:value-type="float">
            <text:p>-3,200</text:p>
          </table:table-cell>
          <table:table-cell table:style-name="ce42" table:formula="of:=[.O175]/63*(-1)" office:value-type="float" office:value="-2.28571428571429" calcext:value-type="float">
            <text:p>-2,286</text:p>
          </table:table-cell>
          <table:table-cell table:style-name="ce42" table:formula="of:=[.J175]*18" office:value-type="float" office:value="-41.1428571428571" calcext:value-type="float">
            <text:p>-41,143</text:p>
          </table:table-cell>
          <table:table-cell table:style-name="ce42" table:number-columns-repeated="2"/>
          <table:table-cell table:style-name="ce42" table:formula="of:=[.O175]/4" office:value-type="float" office:value="36" calcext:value-type="float">
            <text:p>36,000</text:p>
          </table:table-cell>
          <table:table-cell table:formula="of:=[.P175]*[.Q168]+[.Q175]*[.Q168]+[.R175]*[.R168]+[.S175]*[.S168]+[.T175]*[.T168]+[.U175]*[.U168]+[.V175]*[.V168]+[.W175]*[.W168]" office:value-type="float" office:value="144" calcext:value-type="float">
            <text:p>144,000</text:p>
          </table:table-cell>
          <table:table-cell office:value-type="float" office:value="13.5" calcext:value-type="float">
            <text:p>13,500</text:p>
          </table:table-cell>
          <table:table-cell office:value-type="float" office:value="4.5" calcext:value-type="float">
            <text:p>4,500</text:p>
          </table:table-cell>
          <table:table-cell table:number-columns-repeated="11"/>
          <table:table-cell table:formula="of:=([.X168]*[.X175])+([.Y168]*[.Y175])+([.Z168]*[.Z175])+([.AA168]*[.AA175])+([.AB168]*[.AB175])" office:value-type="float" office:value="0" calcext:value-type="float">
            <text:p>0,000</text:p>
          </table:table-cell>
          <table:table-cell table:formula="of:=[.AC175]/63*(-1)" office:value-type="float" office:value="-0" calcext:value-type="float">
            <text:p>0,000</text:p>
          </table:table-cell>
          <table:table-cell table:formula="of:=[.O175]-[.AC175]" office:value-type="float" office:value="144" calcext:value-type="float">
            <text:p>144,000</text:p>
          </table:table-cell>
          <table:table-cell table:formula="of:=[.AE175]/63*18*(-1)" office:value-type="float" office:value="-41.1428571428571" calcext:value-type="float">
            <text:p>-41,143</text:p>
          </table:table-cell>
          <table:table-cell table:formula="of:=[.AE175]-[.AR175]" office:value-type="float" office:value="90" calcext:value-type="float">
            <text:p>90,000</text:p>
          </table:table-cell>
          <table:table-cell table:formula="of:=[.AG175]/45*0.8*(-1)" office:value-type="float" office:value="-1.6" calcext:value-type="float">
            <text:p>-1,600</text:p>
          </table:table-cell>
          <table:table-cell table:formula="of:=[.AE175]/63*(-1)*0.95" office:value-type="float" office:value="-2.17142857142857" calcext:value-type="float">
            <text:p>-2,171</text:p>
          </table:table-cell>
          <table:table-cell table:formula="of:=[.AG175]/45*(-1)" office:value-type="float" office:value="-2" calcext:value-type="float">
            <text:p>-2,000</text:p>
          </table:table-cell>
          <table:table-cell/>
          <table:table-cell office:value-type="float" office:value="13.5" calcext:value-type="float">
            <text:p>13,500</text:p>
          </table:table-cell>
          <table:table-cell office:value-type="float" office:value="4.5" calcext:value-type="float">
            <text:p>4,500</text:p>
          </table:table-cell>
          <table:table-cell table:number-columns-repeated="4"/>
          <table:table-cell table:formula="of:=([.AL175]+[.AM175]+[.AN175]+[.AO175]+[.AP175]+[.AQ175])*3" office:value-type="float" office:value="54" calcext:value-type="float">
            <text:p>54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T175]-[.C175]" office:value-type="float" office:value="123" calcext:value-type="float">
            <text:p>123,000</text:p>
          </table:table-cell>
          <table:table-cell table:formula="of:=[.AT175]-[.C175]/2" office:value-type="float" office:value="136.5" calcext:value-type="float">
            <text:p>136,500</text:p>
          </table:table-cell>
          <table:table-cell office:value-type="float" office:value="150" calcext:value-type="float">
            <text:p>150,000</text:p>
          </table:table-cell>
          <table:table-cell table:formula="of:=[.AT175]+[.C175]/2" office:value-type="float" office:value="163.5" calcext:value-type="float">
            <text:p>163,500</text:p>
          </table:table-cell>
          <table:table-cell table:formula="of:=[.AT175]+[.C175]" office:value-type="float" office:value="177" calcext:value-type="float">
            <text:p>177,000</text:p>
          </table:table-cell>
          <table:table-cell table:formula="of:=[.AT175]+[.C175]*1.5" office:value-type="float" office:value="190.5" calcext:value-type="float">
            <text:p>190,500</text:p>
          </table:table-cell>
          <table:table-cell table:formula="of:=[.AT175]+[.C175]*2" office:value-type="float" office:value="204" calcext:value-type="float">
            <text:p>204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176]*2" office:value-type="float" office:value="0" calcext:value-type="float">
            <text:p>0,000</text:p>
          </table:table-cell>
          <table:table-cell table:formula="of:=([.E176]+[.G176])*(-1)" office:value-type="float" office:value="-3.33333333333333" calcext:value-type="float">
            <text:p>-3,333</text:p>
          </table:table-cell>
          <table:table-cell table:formula="of:=[.F176]/2/45" office:value-type="float" office:value="0" calcext:value-type="float">
            <text:p>0,000</text:p>
          </table:table-cell>
          <table:table-cell table:formula="of:=[.P176]*[.Q168]" office:value-type="float" office:value="0" calcext:value-type="float">
            <text:p>0,000</text:p>
          </table:table-cell>
          <table:table-cell table:formula="of:=[.H176]/45" office:value-type="float" office:value="3.33333333333333" calcext:value-type="float">
            <text:p>3,333</text:p>
          </table:table-cell>
          <table:table-cell table:formula="of:=[.Q176]*[.Q168]+[.R176]*[.R168]+[.S176]*[.S168]+[.T176]*[.T168]+[.U176]*[.U168]+[.V176]*[.V168]+[.W176]*[.W168]" office:value-type="float" office:value="150" calcext:value-type="float">
            <text:p>150,000</text:p>
          </table:table-cell>
          <table:table-cell table:formula="of:=[.O176]/45*(-1)" office:value-type="float" office:value="-3.33333333333333" calcext:value-type="float">
            <text:p>-3,333</text:p>
          </table:table-cell>
          <table:table-cell table:style-name="ce42" table:formula="of:=[.O176]/63*(-1)" office:value-type="float" office:value="-2.38095238095238" calcext:value-type="float">
            <text:p>-2,381</text:p>
          </table:table-cell>
          <table:table-cell table:style-name="ce42" table:formula="of:=[.J176]*18" office:value-type="float" office:value="-42.8571428571429" calcext:value-type="float">
            <text:p>-42,857</text:p>
          </table:table-cell>
          <table:table-cell table:style-name="ce42" table:number-columns-repeated="2"/>
          <table:table-cell table:style-name="ce42" table:formula="of:=[.O176]/4" office:value-type="float" office:value="37.5" calcext:value-type="float">
            <text:p>37,500</text:p>
          </table:table-cell>
          <table:table-cell table:formula="of:=[.P176]*[.Q168]+[.Q176]*[.Q168]+[.R176]*[.R168]+[.S176]*[.S168]+[.T176]*[.T168]+[.U176]*[.U168]+[.V176]*[.V168]+[.W176]*[.W168]" office:value-type="float" office:value="150" calcext:value-type="float">
            <text:p>150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30" calcext:value-type="float">
            <text:p>30,000</text:p>
          </table:table-cell>
          <table:table-cell table:number-columns-repeated="3"/>
          <table:table-cell office:value-type="float" office:value="20" calcext:value-type="float">
            <text:p>20,000</text:p>
          </table:table-cell>
          <table:table-cell table:number-columns-repeated="4"/>
          <table:table-cell table:formula="of:=([.X168]*[.X176])+([.Y168]*[.Y176])+([.Z168]*[.Z176])+([.AA168]*[.AA176])+([.AB168]*[.AB176])" office:value-type="float" office:value="100" calcext:value-type="float">
            <text:p>100,000</text:p>
          </table:table-cell>
          <table:table-cell table:formula="of:=[.AC176]/63*(-1)" office:value-type="float" office:value="-1.58730158730159" calcext:value-type="float">
            <text:p>-1,587</text:p>
          </table:table-cell>
          <table:table-cell table:formula="of:=[.O176]-[.AC176]" office:value-type="float" office:value="50" calcext:value-type="float">
            <text:p>50,000</text:p>
          </table:table-cell>
          <table:table-cell table:formula="of:=[.AE176]/63*18*(-1)" office:value-type="float" office:value="-14.2857142857143" calcext:value-type="float">
            <text:p>-14,286</text:p>
          </table:table-cell>
          <table:table-cell table:formula="of:=[.AE176]-[.AR176]" office:value-type="float" office:value="50" calcext:value-type="float">
            <text:p>50,000</text:p>
          </table:table-cell>
          <table:table-cell table:formula="of:=[.AG176]/45*0.8*(-1)" office:value-type="float" office:value="-0.888888888888889" calcext:value-type="float">
            <text:p>-0,889</text:p>
          </table:table-cell>
          <table:table-cell table:formula="of:=[.AE176]/63*(-1)*0.95" office:value-type="float" office:value="-0.753968253968254" calcext:value-type="float">
            <text:p>-0,754</text:p>
          </table:table-cell>
          <table:table-cell table:number-columns-repeated="8"/>
          <table:table-cell table:formula="of:=([.AL176]+[.AM176]+[.AN176]+[.AO176]+[.AP176]+[.AQ176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177]*2" office:value-type="float" office:value="0.27" calcext:value-type="float">
            <text:p>0,270</text:p>
          </table:table-cell>
          <table:table-cell table:formula="of:=([.E177]+[.G177])*(-1)" office:value-type="float" office:value="-0.106" calcext:value-type="float">
            <text:p>-0,106</text:p>
          </table:table-cell>
          <table:table-cell table:formula="of:=[.F177]/2/45" office:value-type="float" office:value="0.012" calcext:value-type="float">
            <text:p>0,012</text:p>
          </table:table-cell>
          <table:table-cell table:formula="of:=[.P177]*[.Q168]" office:value-type="float" office:value="1.08" calcext:value-type="float">
            <text:p>1,080</text:p>
          </table:table-cell>
          <table:table-cell table:formula="of:=[.H177]/45" office:value-type="float" office:value="0.094" calcext:value-type="float">
            <text:p>0,094</text:p>
          </table:table-cell>
          <table:table-cell table:formula="of:=[.Q177]*[.Q168]+[.R177]*[.R168]+[.S177]*[.S168]+[.T177]*[.T168]+[.U177]*[.U168]+[.V177]*[.V168]+[.W177]*[.W168]" office:value-type="float" office:value="4.23" calcext:value-type="float">
            <text:p>4,230</text:p>
          </table:table-cell>
          <table:table-cell table:formula="of:=[.O177]/45*(-1)" office:value-type="float" office:value="-0.118" calcext:value-type="float">
            <text:p>-0,118</text:p>
          </table:table-cell>
          <table:table-cell table:style-name="ce42" table:formula="of:=[.O177]/63*(-1)" office:value-type="float" office:value="-0.0842857142857143" calcext:value-type="float">
            <text:p>-0,084</text:p>
          </table:table-cell>
          <table:table-cell table:style-name="ce42" table:formula="of:=[.J177]*18" office:value-type="float" office:value="-1.51714285714286" calcext:value-type="float">
            <text:p>-1,517</text:p>
          </table:table-cell>
          <table:table-cell table:style-name="ce42" table:number-columns-repeated="2"/>
          <table:table-cell table:style-name="ce42" table:formula="of:=[.O177]/4" office:value-type="float" office:value="1.3275" calcext:value-type="float">
            <text:p>1,328</text:p>
          </table:table-cell>
          <table:table-cell table:formula="of:=[.P177]*[.Q168]+[.Q177]*[.Q168]+[.R177]*[.R168]+[.S177]*[.S168]+[.T177]*[.T168]+[.U177]*[.U168]+[.V177]*[.V168]+[.W177]*[.W168]" office:value-type="float" office:value="5.31" calcext:value-type="float">
            <text:p>5,310</text:p>
          </table:table-cell>
          <table:table-cell office:value-type="float" office:value="0.135" calcext:value-type="float">
            <text:p>0,135</text:p>
          </table:table-cell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formula="of:=([.X168]*[.X177])+([.Y168]*[.Y177])+([.Z168]*[.Z177])+([.AA168]*[.AA177])+([.AB168]*[.AB177])" office:value-type="float" office:value="3.48" calcext:value-type="float">
            <text:p>3,480</text:p>
          </table:table-cell>
          <table:table-cell table:formula="of:=[.AC177]/63*(-1)" office:value-type="float" office:value="-0.0552380952380952" calcext:value-type="float">
            <text:p>-0,055</text:p>
          </table:table-cell>
          <table:table-cell table:formula="of:=[.O177]-[.AC177]" office:value-type="float" office:value="1.83" calcext:value-type="float">
            <text:p>1,830</text:p>
          </table:table-cell>
          <table:table-cell table:formula="of:=[.AE177]/63*18*(-1)" office:value-type="float" office:value="-0.522857142857143" calcext:value-type="float">
            <text:p>-0,523</text:p>
          </table:table-cell>
          <table:table-cell table:formula="of:=[.AE177]-[.AR177]" office:value-type="float" office:value="1.425" calcext:value-type="float">
            <text:p>1,425</text:p>
          </table:table-cell>
          <table:table-cell table:formula="of:=[.AG177]/45*0.8*(-1)" office:value-type="float" office:value="-0.0253333333333333" calcext:value-type="float">
            <text:p>-0,025</text:p>
          </table:table-cell>
          <table:table-cell table:formula="of:=[.AE177]/63*(-1)*0.95" office:value-type="float" office:value="-0.0275952380952381" calcext:value-type="float">
            <text:p>-0,028</text:p>
          </table:table-cell>
          <table:table-cell table:number-columns-repeated="2"/>
          <table:table-cell office:value-type="float" office:value="0.135" calcext:value-type="float">
            <text:p>0,135</text:p>
          </table:table-cell>
          <table:table-cell table:number-columns-repeated="5"/>
          <table:table-cell table:formula="of:=([.AL177]+[.AM177]+[.AN177]+[.AO177]+[.AP177]+[.AQ177])*3" office:value-type="float" office:value="0.405" calcext:value-type="float">
            <text:p>0,40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81]*2" office:value-type="float" office:value="0" calcext:value-type="float">
            <text:p>0,000</text:p>
          </table:table-cell>
          <table:table-cell table:formula="of:=([.E181]+[.G181])*(-1)" office:value-type="float" office:value="-0" calcext:value-type="float">
            <text:p>0,000</text:p>
          </table:table-cell>
          <table:table-cell table:formula="of:=[.F181]/2/45" office:value-type="float" office:value="0" calcext:value-type="float">
            <text:p>0,000</text:p>
          </table:table-cell>
          <table:table-cell table:formula="of:=[.P181]*[.Q180]" office:value-type="float" office:value="0" calcext:value-type="float">
            <text:p>0,000</text:p>
          </table:table-cell>
          <table:table-cell table:formula="of:=[.H181]/45" office:value-type="float" office:value="0" calcext:value-type="float">
            <text:p>0,000</text:p>
          </table:table-cell>
          <table:table-cell table:formula="of:=[.Q181]*[.Q180]+[.R181]*[.R180]+[.S181]*[.S180]+[.T181]*[.T180]+[.U181]*[.U180]+[.V181]*[.V180]+[.W181]*[.W180]" office:value-type="float" office:value="0" calcext:value-type="float">
            <text:p>0,000</text:p>
          </table:table-cell>
          <table:table-cell table:formula="of:=[.O181]/45*(-1)" office:value-type="float" office:value="-0" calcext:value-type="float">
            <text:p>0,000</text:p>
          </table:table-cell>
          <table:table-cell table:style-name="ce42" table:formula="of:=[.O181]/63*(-1)" office:value-type="float" office:value="-0" calcext:value-type="float">
            <text:p>0,000</text:p>
          </table:table-cell>
          <table:table-cell table:style-name="ce42" table:formula="of:=[.J181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81]/4" office:value-type="float" office:value="0" calcext:value-type="float">
            <text:p>0,000</text:p>
          </table:table-cell>
          <table:table-cell table:formula="of:=[.P181]*[.Q180]+[.Q181]*[.Q180]+[.R181]*[.R180]+[.S181]*[.S180]+[.T181]*[.T180]+[.U181]*[.U180]+[.V181]*[.V180]+[.W181]*[.W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X180]*[.X181])+([.Y180]*[.Y181])+([.Z180]*[.Z181])+([.AA180]*[.AA181])+([.AB180]*[.AB181])" office:value-type="float" office:value="0" calcext:value-type="float">
            <text:p>0,000</text:p>
          </table:table-cell>
          <table:table-cell table:formula="of:=[.AC181]/63*(-1)" office:value-type="float" office:value="-0" calcext:value-type="float">
            <text:p>0,000</text:p>
          </table:table-cell>
          <table:table-cell table:formula="of:=[.O181]-[.AC181]" office:value-type="float" office:value="0" calcext:value-type="float">
            <text:p>0,000</text:p>
          </table:table-cell>
          <table:table-cell table:formula="of:=[.AE181]/63*18*(-1)" office:value-type="float" office:value="-0" calcext:value-type="float">
            <text:p>0,000</text:p>
          </table:table-cell>
          <table:table-cell table:formula="of:=[.AE181]-[.AR181]" office:value-type="float" office:value="0" calcext:value-type="float">
            <text:p>0,000</text:p>
          </table:table-cell>
          <table:table-cell table:formula="of:=[.AG181]/45*0.8*(-1)" office:value-type="float" office:value="-0" calcext:value-type="float">
            <text:p>0,000</text:p>
          </table:table-cell>
          <table:table-cell table:formula="of:=[.AE181]/63*(-1)*0.95" office:value-type="float" office:value="-0" calcext:value-type="float">
            <text:p>0,000</text:p>
          </table:table-cell>
          <table:table-cell table:number-columns-repeated="8"/>
          <table:table-cell table:formula="of:=([.AL181]+[.AM181]+[.AN181]+[.AO181]+[.AP181]+[.AQ181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82]*2" office:value-type="float" office:value="5.4" calcext:value-type="float">
            <text:p>5,400</text:p>
          </table:table-cell>
          <table:table-cell table:formula="of:=([.E182]+[.G182])*(-1)" office:value-type="float" office:value="-1.6" calcext:value-type="float">
            <text:p>-1,600</text:p>
          </table:table-cell>
          <table:table-cell table:formula="of:=[.F182]/2/45" office:value-type="float" office:value="0.24" calcext:value-type="float">
            <text:p>0,240</text:p>
          </table:table-cell>
          <table:table-cell table:formula="of:=[.P182]*[.Q180]" office:value-type="float" office:value="21.6" calcext:value-type="float">
            <text:p>21,600</text:p>
          </table:table-cell>
          <table:table-cell table:formula="of:=[.H182]/45" office:value-type="float" office:value="1.36" calcext:value-type="float">
            <text:p>1,360</text:p>
          </table:table-cell>
          <table:table-cell table:formula="of:=[.Q182]*[.Q180]+[.R182]*[.R180]+[.S182]*[.S180]+[.T182]*[.T180]+[.U182]*[.U180]+[.V182]*[.V180]+[.W182]*[.W180]" office:value-type="float" office:value="61.2" calcext:value-type="float">
            <text:p>61,200</text:p>
          </table:table-cell>
          <table:table-cell table:formula="of:=[.O182]/45*(-1)" office:value-type="float" office:value="-1.84" calcext:value-type="float">
            <text:p>-1,840</text:p>
          </table:table-cell>
          <table:table-cell table:style-name="ce42" table:formula="of:=[.O182]/63*(-1)" office:value-type="float" office:value="-1.31428571428571" calcext:value-type="float">
            <text:p>-1,314</text:p>
          </table:table-cell>
          <table:table-cell table:style-name="ce42" table:formula="of:=[.J182]*18" office:value-type="float" office:value="-23.6571428571429" calcext:value-type="float">
            <text:p>-23,657</text:p>
          </table:table-cell>
          <table:table-cell table:style-name="ce42" table:number-columns-repeated="2"/>
          <table:table-cell table:style-name="ce42" table:formula="of:=[.O182]/4" office:value-type="float" office:value="20.7" calcext:value-type="float">
            <text:p>20,700</text:p>
          </table:table-cell>
          <table:table-cell table:formula="of:=[.P182]*[.Q180]+[.Q182]*[.Q180]+[.R182]*[.R180]+[.S182]*[.S180]+[.T182]*[.T180]+[.U182]*[.U180]+[.V182]*[.V180]+[.W182]*[.W180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X180]*[.X182])+([.Y180]*[.Y182])+([.Z180]*[.Z182])+([.AA180]*[.AA182])+([.AB180]*[.AB182])" office:value-type="float" office:value="0" calcext:value-type="float">
            <text:p>0,000</text:p>
          </table:table-cell>
          <table:table-cell table:formula="of:=[.AC182]/63*(-1)" office:value-type="float" office:value="-0" calcext:value-type="float">
            <text:p>0,000</text:p>
          </table:table-cell>
          <table:table-cell table:formula="of:=[.O182]-[.AC182]" office:value-type="float" office:value="82.8" calcext:value-type="float">
            <text:p>82,800</text:p>
          </table:table-cell>
          <table:table-cell table:formula="of:=[.AE182]/63*18*(-1)" office:value-type="float" office:value="-23.6571428571429" calcext:value-type="float">
            <text:p>-23,657</text:p>
          </table:table-cell>
          <table:table-cell table:formula="of:=[.AE182]-[.AR182]" office:value-type="float" office:value="51.75" calcext:value-type="float">
            <text:p>51,750</text:p>
          </table:table-cell>
          <table:table-cell table:formula="of:=[.AG182]/45*0.8*(-1)" office:value-type="float" office:value="-0.92" calcext:value-type="float">
            <text:p>-0,920</text:p>
          </table:table-cell>
          <table:table-cell table:formula="of:=[.AE182]/63*(-1)*0.95" office:value-type="float" office:value="-1.24857142857143" calcext:value-type="float">
            <text:p>-1,249</text:p>
          </table:table-cell>
          <table:table-cell table:formula="of:=[.AG182]/45*(-1)" office:value-type="float" office:value="-1.15" calcext:value-type="float">
            <text:p>-1,150</text:p>
          </table:table-cell>
          <table:table-cell/>
          <table:table-cell office:value-type="float" office:value="2.7" calcext:value-type="float">
            <text:p>2,700</text:p>
          </table:table-cell>
          <table:table-cell office:value-type="float" office:value="1.5" calcext:value-type="float">
            <text:p>1,500</text:p>
          </table:table-cell>
          <table:table-cell office:value-type="float" office:value="1.95" calcext:value-type="float">
            <text:p>1,950</text:p>
          </table:table-cell>
          <table:table-cell office:value-type="float" office:value="1.5" calcext:value-type="float">
            <text:p>1,500</text:p>
          </table:table-cell>
          <table:table-cell office:value-type="float" office:value="0.9" calcext:value-type="float">
            <text:p>0,900</text:p>
          </table:table-cell>
          <table:table-cell office:value-type="float" office:value="1.8" calcext:value-type="float">
            <text:p>1,800</text:p>
          </table:table-cell>
          <table:table-cell table:formula="of:=([.AL182]+[.AM182]+[.AN182]+[.AO182]+[.AP182]+[.AQ182])*3" office:value-type="float" office:value="31.05" calcext:value-type="float">
            <text:p>31,05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83]*2" office:value-type="float" office:value="0" calcext:value-type="float">
            <text:p>0,000</text:p>
          </table:table-cell>
          <table:table-cell table:formula="of:=([.E183]+[.G183])*(-1)" office:value-type="float" office:value="-0" calcext:value-type="float">
            <text:p>0,000</text:p>
          </table:table-cell>
          <table:table-cell table:formula="of:=[.F183]/2/45" office:value-type="float" office:value="0" calcext:value-type="float">
            <text:p>0,000</text:p>
          </table:table-cell>
          <table:table-cell table:formula="of:=[.P183]*[.Q180]" office:value-type="float" office:value="0" calcext:value-type="float">
            <text:p>0,000</text:p>
          </table:table-cell>
          <table:table-cell table:formula="of:=[.H183]/45" office:value-type="float" office:value="0" calcext:value-type="float">
            <text:p>0,000</text:p>
          </table:table-cell>
          <table:table-cell table:formula="of:=[.Q183]*[.Q180]+[.R183]*[.R180]+[.S183]*[.S180]+[.T183]*[.T180]+[.U183]*[.U180]+[.V183]*[.V180]+[.W183]*[.W180]" office:value-type="float" office:value="0" calcext:value-type="float">
            <text:p>0,000</text:p>
          </table:table-cell>
          <table:table-cell table:formula="of:=[.O183]/45*(-1)" office:value-type="float" office:value="-0" calcext:value-type="float">
            <text:p>0,000</text:p>
          </table:table-cell>
          <table:table-cell table:style-name="ce42" table:formula="of:=[.O183]/63*(-1)" office:value-type="float" office:value="-0" calcext:value-type="float">
            <text:p>0,000</text:p>
          </table:table-cell>
          <table:table-cell table:style-name="ce42" table:formula="of:=[.J183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83]/4" office:value-type="float" office:value="0" calcext:value-type="float">
            <text:p>0,000</text:p>
          </table:table-cell>
          <table:table-cell table:formula="of:=[.P183]*[.Q180]+[.Q183]*[.Q180]+[.R183]*[.R180]+[.S183]*[.S180]+[.T183]*[.T180]+[.U183]*[.U180]+[.V183]*[.V180]+[.W183]*[.W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80]*[.X183])+([.Y180]*[.Y183])+([.Z180]*[.Z183])+([.AA180]*[.AA183])+([.AB180]*[.AB183])" office:value-type="float" office:value="0" calcext:value-type="float">
            <text:p>0,000</text:p>
          </table:table-cell>
          <table:table-cell table:formula="of:=[.AC183]/63*(-1)" office:value-type="float" office:value="-0" calcext:value-type="float">
            <text:p>0,000</text:p>
          </table:table-cell>
          <table:table-cell table:formula="of:=[.O183]-[.AC183]" office:value-type="float" office:value="0" calcext:value-type="float">
            <text:p>0,000</text:p>
          </table:table-cell>
          <table:table-cell table:formula="of:=[.AE183]/63*18*(-1)" office:value-type="float" office:value="-0" calcext:value-type="float">
            <text:p>0,000</text:p>
          </table:table-cell>
          <table:table-cell table:formula="of:=[.AE183]-[.AR183]" office:value-type="float" office:value="0" calcext:value-type="float">
            <text:p>0,000</text:p>
          </table:table-cell>
          <table:table-cell table:formula="of:=[.AG183]/45*0.8*(-1)" office:value-type="float" office:value="-0" calcext:value-type="float">
            <text:p>0,000</text:p>
          </table:table-cell>
          <table:table-cell table:formula="of:=[.AE183]/63*(-1)*0.95" office:value-type="float" office:value="-0" calcext:value-type="float">
            <text:p>0,000</text:p>
          </table:table-cell>
          <table:table-cell table:number-columns-repeated="8"/>
          <table:table-cell table:formula="of:=([.AL183]+[.AM183]+[.AN183]+[.AO183]+[.AP183]+[.AQ183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84]*2" office:value-type="float" office:value="6.3" calcext:value-type="float">
            <text:p>6,300</text:p>
          </table:table-cell>
          <table:table-cell table:formula="of:=([.E184]+[.G184])*(-1)" office:value-type="float" office:value="-1.49333333333333" calcext:value-type="float">
            <text:p>-1,493</text:p>
          </table:table-cell>
          <table:table-cell table:formula="of:=[.F184]/2/45" office:value-type="float" office:value="0.28" calcext:value-type="float">
            <text:p>0,280</text:p>
          </table:table-cell>
          <table:table-cell table:formula="of:=[.P184]*[.Q180]" office:value-type="float" office:value="25.2" calcext:value-type="float">
            <text:p>25,200</text:p>
          </table:table-cell>
          <table:table-cell table:formula="of:=[.H184]/45" office:value-type="float" office:value="1.21333333333333" calcext:value-type="float">
            <text:p>1,213</text:p>
          </table:table-cell>
          <table:table-cell table:formula="of:=[.Q184]*[.Q180]+[.R184]*[.R180]+[.S184]*[.S180]+[.T184]*[.T180]+[.U184]*[.U180]+[.V184]*[.V180]+[.W184]*[.W180]" office:value-type="float" office:value="54.6" calcext:value-type="float">
            <text:p>54,600</text:p>
          </table:table-cell>
          <table:table-cell table:formula="of:=[.O184]/45*(-1)" office:value-type="float" office:value="-1.77333333333333" calcext:value-type="float">
            <text:p>-1,773</text:p>
          </table:table-cell>
          <table:table-cell table:style-name="ce42" table:formula="of:=[.O184]/63*(-1)" office:value-type="float" office:value="-1.26666666666667" calcext:value-type="float">
            <text:p>-1,267</text:p>
          </table:table-cell>
          <table:table-cell table:style-name="ce42" table:formula="of:=[.J184]*18" office:value-type="float" office:value="-22.8" calcext:value-type="float">
            <text:p>-22,800</text:p>
          </table:table-cell>
          <table:table-cell table:style-name="ce42" table:number-columns-repeated="2"/>
          <table:table-cell table:style-name="ce42" table:formula="of:=[.O184]/4" office:value-type="float" office:value="19.95" calcext:value-type="float">
            <text:p>19,950</text:p>
          </table:table-cell>
          <table:table-cell table:formula="of:=[.P184]*[.Q180]+[.Q184]*[.Q180]+[.R184]*[.R180]+[.S184]*[.S180]+[.T184]*[.T180]+[.U184]*[.U180]+[.V184]*[.V180]+[.W184]*[.W180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X180]*[.X184])+([.Y180]*[.Y184])+([.Z180]*[.Z184])+([.AA180]*[.AA184])+([.AB180]*[.AB184])" office:value-type="float" office:value="0" calcext:value-type="float">
            <text:p>0,000</text:p>
          </table:table-cell>
          <table:table-cell table:formula="of:=[.AC184]/63*(-1)" office:value-type="float" office:value="-0" calcext:value-type="float">
            <text:p>0,000</text:p>
          </table:table-cell>
          <table:table-cell table:formula="of:=[.O184]-[.AC184]" office:value-type="float" office:value="79.8" calcext:value-type="float">
            <text:p>79,800</text:p>
          </table:table-cell>
          <table:table-cell table:formula="of:=[.AE184]/63*18*(-1)" office:value-type="float" office:value="-22.8" calcext:value-type="float">
            <text:p>-22,800</text:p>
          </table:table-cell>
          <table:table-cell table:formula="of:=[.AE184]-[.AR184]" office:value-type="float" office:value="49.875" calcext:value-type="float">
            <text:p>49,875</text:p>
          </table:table-cell>
          <table:table-cell table:formula="of:=[.AG184]/45*0.8*(-1)" office:value-type="float" office:value="-0.886666666666667" calcext:value-type="float">
            <text:p>-0,887</text:p>
          </table:table-cell>
          <table:table-cell table:formula="of:=[.AE184]/63*(-1)*0.95" office:value-type="float" office:value="-1.20333333333333" calcext:value-type="float">
            <text:p>-1,203</text:p>
          </table:table-cell>
          <table:table-cell table:number-columns-repeated="2"/>
          <table:table-cell office:value-type="float" office:value="3.15" calcext:value-type="float">
            <text:p>3,150</text:p>
          </table:table-cell>
          <table:table-cell office:value-type="float" office:value="1.75" calcext:value-type="float">
            <text:p>1,750</text:p>
          </table:table-cell>
          <table:table-cell office:value-type="float" office:value="2.275" calcext:value-type="float">
            <text:p>2,275</text:p>
          </table:table-cell>
          <table:table-cell office:value-type="float" office:value="1.75" calcext:value-type="float">
            <text:p>1,750</text:p>
          </table:table-cell>
          <table:table-cell office:value-type="float" office:value="1.05" calcext:value-type="float">
            <text:p>1,050</text:p>
          </table:table-cell>
          <table:table-cell/>
          <table:table-cell table:formula="of:=([.AL184]+[.AM184]+[.AN184]+[.AO184]+[.AP184]+[.AQ184])*3" office:value-type="float" office:value="29.925" calcext:value-type="float">
            <text:p>29,925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185]*2" office:value-type="float" office:value="0.54" calcext:value-type="float">
            <text:p>0,540</text:p>
          </table:table-cell>
          <table:table-cell table:style-name="ce32" table:formula="of:=([.E185]+[.G185])*(-1)" office:value-type="float" office:value="-0.0966666666666667" calcext:value-type="float">
            <text:p>-0,097</text:p>
          </table:table-cell>
          <table:table-cell table:style-name="ce32" table:formula="of:=[.F185]/45" office:value-type="float" office:value="0.048" calcext:value-type="float">
            <text:p>0,048</text:p>
          </table:table-cell>
          <table:table-cell table:style-name="ce32" table:formula="of:=[.P185]*[.Q180]" office:value-type="float" office:value="2.16" calcext:value-type="float">
            <text:p>2,160</text:p>
          </table:table-cell>
          <table:table-cell table:style-name="ce32" table:formula="of:=[.H185]/45" office:value-type="float" office:value="0.0486666666666667" calcext:value-type="float">
            <text:p>0,049</text:p>
          </table:table-cell>
          <table:table-cell table:style-name="ce32" table:formula="of:=[.Q185]*[.Q180]+[.R185]*[.R180]+[.S185]*[.S180]+[.T185]*[.T180]+[.U185]*[.U180]+[.V185]*[.V180]+[.W185]*[.W180]" office:value-type="float" office:value="2.19" calcext:value-type="float">
            <text:p>2,190</text:p>
          </table:table-cell>
          <table:table-cell table:formula="of:=[.O185]/45*(-1)" office:value-type="float" office:value="-0.0966666666666667" calcext:value-type="float">
            <text:p>-0,097</text:p>
          </table:table-cell>
          <table:table-cell table:style-name="ce42" table:formula="of:=[.O185]/63*(-1)" office:value-type="float" office:value="-0.069047619047619" calcext:value-type="float">
            <text:p>-0,069</text:p>
          </table:table-cell>
          <table:table-cell table:style-name="ce42" table:formula="of:=[.J185]*18" office:value-type="float" office:value="-1.24285714285714" calcext:value-type="float">
            <text:p>-1,243</text:p>
          </table:table-cell>
          <table:table-cell table:style-name="ce42" table:number-columns-repeated="2"/>
          <table:table-cell table:style-name="ce42" table:formula="of:=[.O185]/4" office:value-type="float" office:value="1.0875" calcext:value-type="float">
            <text:p>1,088</text:p>
          </table:table-cell>
          <table:table-cell table:formula="of:=[.P185]*[.Q180]+[.Q185]*[.Q180]+[.R185]*[.R180]+[.S185]*[.S180]+[.T185]*[.T180]+[.U185]*[.U180]+[.V185]*[.V180]+[.W185]*[.W180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X180]*[.X185])+([.Y180]*[.Y185])+([.Z180]*[.Z185])+([.AA180]*[.AA185])+([.AB180]*[.AB185])" office:value-type="float" office:value="0.84" calcext:value-type="float">
            <text:p>0,840</text:p>
          </table:table-cell>
          <table:table-cell table:formula="of:=[.AC185]/63*(-1)" office:value-type="float" office:value="-0.0133333333333333" calcext:value-type="float">
            <text:p>-0,013</text:p>
          </table:table-cell>
          <table:table-cell table:formula="of:=[.O185]-[.AC185]" office:value-type="float" office:value="3.51" calcext:value-type="float">
            <text:p>3,510</text:p>
          </table:table-cell>
          <table:table-cell table:formula="of:=[.AE185]/63*18*(-1)" office:value-type="float" office:value="-1.00285714285714" calcext:value-type="float">
            <text:p>-1,003</text:p>
          </table:table-cell>
          <table:table-cell table:formula="of:=[.AE185]-[.AR185]" office:value-type="float" office:value="1.98" calcext:value-type="float">
            <text:p>1,980</text:p>
          </table:table-cell>
          <table:table-cell table:formula="of:=[.AG185]/45*0.8*(-1)" office:value-type="float" office:value="-0.0352" calcext:value-type="float">
            <text:p>-0,035</text:p>
          </table:table-cell>
          <table:table-cell table:formula="of:=[.AE185]/63*(-1)*0.95" office:value-type="float" office:value="-0.0529285714285714" calcext:value-type="float">
            <text:p>-0,053</text:p>
          </table:table-cell>
          <table:table-cell table:formula="of:=[.AG185]/45*(-1)" office:value-type="float" office:value="-0.044" calcext:value-type="float">
            <text:p>-0,044</text:p>
          </table:table-cell>
          <table:table-cell/>
          <table:table-cell office:value-type="float" office:value="0.27" calcext:value-type="float">
            <text:p>0,270</text:p>
          </table:table-cell>
          <table:table-cell office:value-type="float" office:value="0.15" calcext:value-type="float">
            <text:p>0,150</text:p>
          </table:table-cell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AL185]+[.AM185]+[.AN185]+[.AO185]+[.AP185]+[.AQ185])*3" office:value-type="float" office:value="1.53" calcext:value-type="float">
            <text:p>1,5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186]*2" office:value-type="float" office:value="0.18" calcext:value-type="float">
            <text:p>0,180</text:p>
          </table:table-cell>
          <table:table-cell table:formula="of:=([.E186]+[.G186])*(-1)" office:value-type="float" office:value="-0.008" calcext:value-type="float">
            <text:p>-0,008</text:p>
          </table:table-cell>
          <table:table-cell table:formula="of:=[.F186]/2/45" office:value-type="float" office:value="0.008" calcext:value-type="float">
            <text:p>0,008</text:p>
          </table:table-cell>
          <table:table-cell table:formula="of:=[.P186]*[.Q180]" office:value-type="float" office:value="0.72" calcext:value-type="float">
            <text:p>0,720</text:p>
          </table:table-cell>
          <table:table-cell table:formula="of:=[.H186]/45" office:value-type="float" office:value="0" calcext:value-type="float">
            <text:p>0,000</text:p>
          </table:table-cell>
          <table:table-cell table:formula="of:=[.Q186]*[.Q180]+[.R186]*[.R180]+[.S186]*[.S180]+[.T186]*[.T180]+[.U186]*[.U180]+[.V186]*[.V180]+[.W186]*[.W180]" office:value-type="float" office:value="0" calcext:value-type="float">
            <text:p>0,000</text:p>
          </table:table-cell>
          <table:table-cell table:formula="of:=[.O186]/45*(-1)" office:value-type="float" office:value="-0.016" calcext:value-type="float">
            <text:p>-0,016</text:p>
          </table:table-cell>
          <table:table-cell table:style-name="ce42" table:formula="of:=[.O186]/63*(-1)" office:value-type="float" office:value="-0.0114285714285714" calcext:value-type="float">
            <text:p>-0,011</text:p>
          </table:table-cell>
          <table:table-cell table:style-name="ce42" table:formula="of:=[.J186]*18" office:value-type="float" office:value="-0.205714285714286" calcext:value-type="float">
            <text:p>-0,206</text:p>
          </table:table-cell>
          <table:table-cell table:style-name="ce42" table:number-columns-repeated="2"/>
          <table:table-cell table:style-name="ce42" table:formula="of:=[.O186]/4" office:value-type="float" office:value="0.18" calcext:value-type="float">
            <text:p>0,180</text:p>
          </table:table-cell>
          <table:table-cell table:formula="of:=[.P186]*[.Q180]+[.Q186]*[.Q180]+[.R186]*[.R180]+[.S186]*[.S180]+[.T186]*[.T180]+[.U186]*[.U180]+[.V186]*[.V180]+[.W186]*[.W180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X180]*[.X186])+([.Y180]*[.Y186])+([.Z180]*[.Z186])+([.AA180]*[.AA186])+([.AB180]*[.AB186])" office:value-type="float" office:value="0" calcext:value-type="float">
            <text:p>0,000</text:p>
          </table:table-cell>
          <table:table-cell table:formula="of:=[.AC186]/63*(-1)" office:value-type="float" office:value="-0" calcext:value-type="float">
            <text:p>0,000</text:p>
          </table:table-cell>
          <table:table-cell table:formula="of:=[.O186]-[.AC186]" office:value-type="float" office:value="0.72" calcext:value-type="float">
            <text:p>0,720</text:p>
          </table:table-cell>
          <table:table-cell table:formula="of:=[.AE186]/63*18*(-1)" office:value-type="float" office:value="-0.205714285714286" calcext:value-type="float">
            <text:p>-0,206</text:p>
          </table:table-cell>
          <table:table-cell table:formula="of:=[.AE186]-[.AR186]" office:value-type="float" office:value="0.45" calcext:value-type="float">
            <text:p>0,450</text:p>
          </table:table-cell>
          <table:table-cell table:formula="of:=[.AG186]/45*0.8*(-1)" office:value-type="float" office:value="-0.008" calcext:value-type="float">
            <text:p>-0,008</text:p>
          </table:table-cell>
          <table:table-cell table:formula="of:=[.AE186]/63*(-1)*0.95" office:value-type="float" office:value="-0.0108571428571429" calcext:value-type="float">
            <text:p>-0,011</text:p>
          </table:table-cell>
          <table:table-cell table:number-columns-repeated="2"/>
          <table:table-cell office:value-type="float" office:value="0.09" calcext:value-type="float">
            <text:p>0,090</text:p>
          </table:table-cell>
          <table:table-cell table:number-columns-repeated="5"/>
          <table:table-cell table:formula="of:=([.AL186]+[.AM186]+[.AN186]+[.AO186]+[.AP186]+[.AQ186])*3" office:value-type="float" office:value="0.27" calcext:value-type="float">
            <text:p>0,27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87]*2" office:value-type="float" office:value="45" calcext:value-type="float">
            <text:p>45,000</text:p>
          </table:table-cell>
          <table:table-cell table:formula="of:=([.E187]+[.G187])*(-1)" office:value-type="float" office:value="-4.33333333333333" calcext:value-type="float">
            <text:p>-4,333</text:p>
          </table:table-cell>
          <table:table-cell table:formula="of:=[.F187]/2/45" office:value-type="float" office:value="2" calcext:value-type="float">
            <text:p>2,000</text:p>
          </table:table-cell>
          <table:table-cell table:formula="of:=[.P187]*[.Q180]" office:value-type="float" office:value="180" calcext:value-type="float">
            <text:p>180,000</text:p>
          </table:table-cell>
          <table:table-cell table:formula="of:=[.H187]/45" office:value-type="float" office:value="2.33333333333333" calcext:value-type="float">
            <text:p>2,333</text:p>
          </table:table-cell>
          <table:table-cell table:formula="of:=[.Q187]*[.Q180]+[.R187]*[.R180]+[.S187]*[.S180]+[.T187]*[.T180]+[.U187]*[.U180]+[.V187]*[.V180]+[.W187]*[.W180]" office:value-type="float" office:value="105" calcext:value-type="float">
            <text:p>105,000</text:p>
          </table:table-cell>
          <table:table-cell table:formula="of:=[.O187]/45*(-1)" office:value-type="float" office:value="-6.33333333333333" calcext:value-type="float">
            <text:p>-6,333</text:p>
          </table:table-cell>
          <table:table-cell table:style-name="ce42" table:formula="of:=[.O187]/63*(-1)" office:value-type="float" office:value="-4.52380952380952" calcext:value-type="float">
            <text:p>-4,524</text:p>
          </table:table-cell>
          <table:table-cell table:style-name="ce42" table:formula="of:=[.J187]*18" office:value-type="float" office:value="-81.4285714285714" calcext:value-type="float">
            <text:p>-81,429</text:p>
          </table:table-cell>
          <table:table-cell table:style-name="ce42" table:number-columns-repeated="2"/>
          <table:table-cell table:style-name="ce42" table:formula="of:=[.O187]/4" office:value-type="float" office:value="71.25" calcext:value-type="float">
            <text:p>71,250</text:p>
          </table:table-cell>
          <table:table-cell table:formula="of:=[.P187]*[.Q180]+[.Q187]*[.Q180]+[.R187]*[.R180]+[.S187]*[.S180]+[.T187]*[.T180]+[.U187]*[.U180]+[.V187]*[.V180]+[.W187]*[.W180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X180]*[.X187])+([.Y180]*[.Y187])+([.Z180]*[.Z187])+([.AA180]*[.AA187])+([.AB180]*[.AB187])" office:value-type="float" office:value="0" calcext:value-type="float">
            <text:p>0,000</text:p>
          </table:table-cell>
          <table:table-cell table:formula="of:=[.AC187]/63*(-1)" office:value-type="float" office:value="-0" calcext:value-type="float">
            <text:p>0,000</text:p>
          </table:table-cell>
          <table:table-cell table:formula="of:=[.O187]-[.AC187]" office:value-type="float" office:value="285" calcext:value-type="float">
            <text:p>285,000</text:p>
          </table:table-cell>
          <table:table-cell table:formula="of:=[.AE187]/63*18*(-1)" office:value-type="float" office:value="-81.4285714285714" calcext:value-type="float">
            <text:p>-81,429</text:p>
          </table:table-cell>
          <table:table-cell table:formula="of:=[.AE187]-[.AR187]" office:value-type="float" office:value="195" calcext:value-type="float">
            <text:p>195,000</text:p>
          </table:table-cell>
          <table:table-cell table:formula="of:=[.AG187]/45*0.8*(-1)" office:value-type="float" office:value="-3.46666666666667" calcext:value-type="float">
            <text:p>-3,467</text:p>
          </table:table-cell>
          <table:table-cell table:formula="of:=[.AE187]/63*(-1)*0.95" office:value-type="float" office:value="-4.29761904761905" calcext:value-type="float">
            <text:p>-4,298</text:p>
          </table:table-cell>
          <table:table-cell table:formula="of:=[.AG187]/45*(-1)" office:value-type="float" office:value="-4.33333333333333" calcext:value-type="float">
            <text:p>-4,333</text:p>
          </table:table-cell>
          <table:table-cell/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table:formula="of:=([.AL187]+[.AM187]+[.AN187]+[.AO187]+[.AP187]+[.AQ187])*3" office:value-type="float" office:value="90" calcext:value-type="float">
            <text:p>90,000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T187]-[.C187]" office:value-type="float" office:value="205" calcext:value-type="float">
            <text:p>205,000</text:p>
          </table:table-cell>
          <table:table-cell table:formula="of:=[.AT187]-[.C187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T187]+[.C187]/2" office:value-type="float" office:value="272.5" calcext:value-type="float">
            <text:p>272,500</text:p>
          </table:table-cell>
          <table:table-cell table:formula="of:=[.AT187]+[.C187]" office:value-type="float" office:value="295" calcext:value-type="float">
            <text:p>295,000</text:p>
          </table:table-cell>
          <table:table-cell table:formula="of:=[.AT187]+[.C187]*1.5" office:value-type="float" office:value="317.5" calcext:value-type="float">
            <text:p>317,500</text:p>
          </table:table-cell>
          <table:table-cell table:formula="of:=[.AT187]+[.C187]*2" office:value-type="float" office:value="340" calcext:value-type="float">
            <text:p>340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188]*2" office:value-type="float" office:value="0" calcext:value-type="float">
            <text:p>0,000</text:p>
          </table:table-cell>
          <table:table-cell table:formula="of:=([.E188]+[.G188])*(-1)" office:value-type="float" office:value="-0" calcext:value-type="float">
            <text:p>0,000</text:p>
          </table:table-cell>
          <table:table-cell table:formula="of:=[.F188]/2/45" office:value-type="float" office:value="0" calcext:value-type="float">
            <text:p>0,000</text:p>
          </table:table-cell>
          <table:table-cell table:formula="of:=[.P188]*[.Q180]" office:value-type="float" office:value="0" calcext:value-type="float">
            <text:p>0,000</text:p>
          </table:table-cell>
          <table:table-cell table:formula="of:=[.H188]/45" office:value-type="float" office:value="0" calcext:value-type="float">
            <text:p>0,000</text:p>
          </table:table-cell>
          <table:table-cell table:formula="of:=[.Q188]*[.Q180]+[.R188]*[.R180]+[.S188]*[.S180]+[.T188]*[.T180]+[.U188]*[.U180]+[.V188]*[.V180]+[.W188]*[.W180]" office:value-type="float" office:value="0" calcext:value-type="float">
            <text:p>0,000</text:p>
          </table:table-cell>
          <table:table-cell table:formula="of:=[.O188]/45*(-1)" office:value-type="float" office:value="-0" calcext:value-type="float">
            <text:p>0,000</text:p>
          </table:table-cell>
          <table:table-cell table:style-name="ce42" table:formula="of:=[.O188]/63*(-1)" office:value-type="float" office:value="-0" calcext:value-type="float">
            <text:p>0,000</text:p>
          </table:table-cell>
          <table:table-cell table:style-name="ce42" table:formula="of:=[.J188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88]/4" office:value-type="float" office:value="0" calcext:value-type="float">
            <text:p>0,000</text:p>
          </table:table-cell>
          <table:table-cell table:formula="of:=[.P188]*[.Q180]+[.Q188]*[.Q180]+[.R188]*[.R180]+[.S188]*[.S180]+[.T188]*[.T180]+[.U188]*[.U180]+[.V188]*[.V180]+[.W188]*[.W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80]*[.X188])+([.Y180]*[.Y188])+([.Z180]*[.Z188])+([.AA180]*[.AA188])+([.AB180]*[.AB188])" office:value-type="float" office:value="0" calcext:value-type="float">
            <text:p>0,000</text:p>
          </table:table-cell>
          <table:table-cell table:formula="of:=[.AC188]/63*(-1)" office:value-type="float" office:value="-0" calcext:value-type="float">
            <text:p>0,000</text:p>
          </table:table-cell>
          <table:table-cell table:formula="of:=[.O188]-[.AC188]" office:value-type="float" office:value="0" calcext:value-type="float">
            <text:p>0,000</text:p>
          </table:table-cell>
          <table:table-cell table:formula="of:=[.AE188]/63*18*(-1)" office:value-type="float" office:value="-0" calcext:value-type="float">
            <text:p>0,000</text:p>
          </table:table-cell>
          <table:table-cell table:formula="of:=[.AE188]-[.AR188]" office:value-type="float" office:value="0" calcext:value-type="float">
            <text:p>0,000</text:p>
          </table:table-cell>
          <table:table-cell table:formula="of:=[.AG188]/45*0.8*(-1)" office:value-type="float" office:value="-0" calcext:value-type="float">
            <text:p>0,000</text:p>
          </table:table-cell>
          <table:table-cell table:formula="of:=[.AE188]/63*(-1)*0.95" office:value-type="float" office:value="-0" calcext:value-type="float">
            <text:p>0,000</text:p>
          </table:table-cell>
          <table:table-cell table:number-columns-repeated="8"/>
          <table:table-cell table:formula="of:=([.AL188]+[.AM188]+[.AN188]+[.AO188]+[.AP188]+[.AQ188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189]*2" office:value-type="float" office:value="1.08" calcext:value-type="float">
            <text:p>1,080</text:p>
          </table:table-cell>
          <table:table-cell table:formula="of:=([.E189]+[.G189])*(-1)" office:value-type="float" office:value="-0.424" calcext:value-type="float">
            <text:p>-0,424</text:p>
          </table:table-cell>
          <table:table-cell table:formula="of:=[.F189]/2/45" office:value-type="float" office:value="0.048" calcext:value-type="float">
            <text:p>0,048</text:p>
          </table:table-cell>
          <table:table-cell table:formula="of:=[.P189]*[.Q180]" office:value-type="float" office:value="4.32" calcext:value-type="float">
            <text:p>4,320</text:p>
          </table:table-cell>
          <table:table-cell table:formula="of:=[.H189]/45" office:value-type="float" office:value="0.376" calcext:value-type="float">
            <text:p>0,376</text:p>
          </table:table-cell>
          <table:table-cell table:formula="of:=[.Q189]*[.Q180]+[.R189]*[.R180]+[.S189]*[.S180]+[.T189]*[.T180]+[.U189]*[.U180]+[.V189]*[.V180]+[.W189]*[.W180]" office:value-type="float" office:value="16.92" calcext:value-type="float">
            <text:p>16,920</text:p>
          </table:table-cell>
          <table:table-cell table:formula="of:=[.O189]/45*(-1)" office:value-type="float" office:value="-0.472" calcext:value-type="float">
            <text:p>-0,472</text:p>
          </table:table-cell>
          <table:table-cell table:style-name="ce42" table:formula="of:=[.O189]/63*(-1)" office:value-type="float" office:value="-0.337142857142857" calcext:value-type="float">
            <text:p>-0,337</text:p>
          </table:table-cell>
          <table:table-cell table:style-name="ce42" table:formula="of:=[.J189]*18" office:value-type="float" office:value="-6.06857142857143" calcext:value-type="float">
            <text:p>-6,069</text:p>
          </table:table-cell>
          <table:table-cell table:style-name="ce42" table:number-columns-repeated="2"/>
          <table:table-cell table:style-name="ce42" table:formula="of:=[.O189]/4" office:value-type="float" office:value="5.31" calcext:value-type="float">
            <text:p>5,310</text:p>
          </table:table-cell>
          <table:table-cell table:formula="of:=[.P189]*[.Q180]+[.Q189]*[.Q180]+[.R189]*[.R180]+[.S189]*[.S180]+[.T189]*[.T180]+[.U189]*[.U180]+[.V189]*[.V180]+[.W189]*[.W180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X180]*[.X189])+([.Y180]*[.Y189])+([.Z180]*[.Z189])+([.AA180]*[.AA189])+([.AB180]*[.AB189])" office:value-type="float" office:value="13.92" calcext:value-type="float">
            <text:p>13,920</text:p>
          </table:table-cell>
          <table:table-cell table:formula="of:=[.AC189]/63*(-1)" office:value-type="float" office:value="-0.220952380952381" calcext:value-type="float">
            <text:p>-0,221</text:p>
          </table:table-cell>
          <table:table-cell table:formula="of:=[.O189]-[.AC189]" office:value-type="float" office:value="7.32" calcext:value-type="float">
            <text:p>7,320</text:p>
          </table:table-cell>
          <table:table-cell table:formula="of:=[.AE189]/63*18*(-1)" office:value-type="float" office:value="-2.09142857142857" calcext:value-type="float">
            <text:p>-2,091</text:p>
          </table:table-cell>
          <table:table-cell table:formula="of:=[.AE189]-[.AR189]" office:value-type="float" office:value="5.7" calcext:value-type="float">
            <text:p>5,700</text:p>
          </table:table-cell>
          <table:table-cell table:formula="of:=[.AG189]/45*0.8*(-1)" office:value-type="float" office:value="-0.101333333333333" calcext:value-type="float">
            <text:p>-0,101</text:p>
          </table:table-cell>
          <table:table-cell table:formula="of:=[.AE189]/63*(-1)*0.95" office:value-type="float" office:value="-0.110380952380952" calcext:value-type="float">
            <text:p>-0,110</text:p>
          </table:table-cell>
          <table:table-cell table:number-columns-repeated="2"/>
          <table:table-cell office:value-type="float" office:value="0.54" calcext:value-type="float">
            <text:p>0,540</text:p>
          </table:table-cell>
          <table:table-cell table:number-columns-repeated="5"/>
          <table:table-cell table:formula="of:=([.AL189]+[.AM189]+[.AN189]+[.AO189]+[.AP189]+[.AQ189])*3" office:value-type="float" office:value="1.62" calcext:value-type="float">
            <text:p>1,62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command_carrier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193]*2" office:value-type="float" office:value="0" calcext:value-type="float">
            <text:p>0,000</text:p>
          </table:table-cell>
          <table:table-cell table:formula="of:=([.E193]+[.G193])*(-1)" office:value-type="float" office:value="-0" calcext:value-type="float">
            <text:p>0,000</text:p>
          </table:table-cell>
          <table:table-cell table:formula="of:=[.F193]/2/45" office:value-type="float" office:value="0" calcext:value-type="float">
            <text:p>0,000</text:p>
          </table:table-cell>
          <table:table-cell table:formula="of:=[.P193]*[.Q192]" office:value-type="float" office:value="0" calcext:value-type="float">
            <text:p>0,000</text:p>
          </table:table-cell>
          <table:table-cell table:formula="of:=[.H193]/45" office:value-type="float" office:value="0" calcext:value-type="float">
            <text:p>0,000</text:p>
          </table:table-cell>
          <table:table-cell table:formula="of:=[.Q193]*[.Q192]+[.R193]*[.R192]+[.S193]*[.S192]+[.T193]*[.T192]+[.U193]*[.U192]+[.V193]*[.V192]+[.W193]*[.W192]" office:value-type="float" office:value="0" calcext:value-type="float">
            <text:p>0,000</text:p>
          </table:table-cell>
          <table:table-cell table:formula="of:=[.O193]/45*(-1)" office:value-type="float" office:value="-0" calcext:value-type="float">
            <text:p>0,000</text:p>
          </table:table-cell>
          <table:table-cell table:style-name="ce42" table:formula="of:=[.O193]/63*(-1)" office:value-type="float" office:value="-0" calcext:value-type="float">
            <text:p>0,000</text:p>
          </table:table-cell>
          <table:table-cell table:style-name="ce42" table:formula="of:=[.J193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93]/4" office:value-type="float" office:value="0" calcext:value-type="float">
            <text:p>0,000</text:p>
          </table:table-cell>
          <table:table-cell table:formula="of:=[.P193]*[.Q192]+[.Q193]*[.Q192]+[.R193]*[.R192]+[.S193]*[.S192]+[.T193]*[.T192]+[.U193]*[.U192]+[.V193]*[.V192]+[.W193]*[.W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X192]*[.X193])+([.Y192]*[.Y193])+([.Z192]*[.Z193])+([.AA192]*[.AA193])+([.AB192]*[.AB193])" office:value-type="float" office:value="0" calcext:value-type="float">
            <text:p>0,000</text:p>
          </table:table-cell>
          <table:table-cell table:formula="of:=[.AC193]/63*(-1)" office:value-type="float" office:value="-0" calcext:value-type="float">
            <text:p>0,000</text:p>
          </table:table-cell>
          <table:table-cell table:formula="of:=[.O193]-[.AC193]" office:value-type="float" office:value="0" calcext:value-type="float">
            <text:p>0,000</text:p>
          </table:table-cell>
          <table:table-cell table:formula="of:=[.AE193]/63*18*(-1)" office:value-type="float" office:value="-0" calcext:value-type="float">
            <text:p>0,000</text:p>
          </table:table-cell>
          <table:table-cell table:formula="of:=[.AE193]-[.AR193]" office:value-type="float" office:value="0" calcext:value-type="float">
            <text:p>0,000</text:p>
          </table:table-cell>
          <table:table-cell table:formula="of:=[.AG193]/45*0.8*(-1)" office:value-type="float" office:value="-0" calcext:value-type="float">
            <text:p>0,000</text:p>
          </table:table-cell>
          <table:table-cell table:formula="of:=[.AE193]/63*(-1)*0.95" office:value-type="float" office:value="-0" calcext:value-type="float">
            <text:p>0,000</text:p>
          </table:table-cell>
          <table:table-cell table:number-columns-repeated="8"/>
          <table:table-cell table:formula="of:=([.AL193]+[.AM193]+[.AN193]+[.AO193]+[.AP193]+[.AQ193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194]*2" office:value-type="float" office:value="5.4" calcext:value-type="float">
            <text:p>5,400</text:p>
          </table:table-cell>
          <table:table-cell table:formula="of:=([.E194]+[.G194])*(-1)" office:value-type="float" office:value="-1.6" calcext:value-type="float">
            <text:p>-1,600</text:p>
          </table:table-cell>
          <table:table-cell table:formula="of:=[.F194]/2/45" office:value-type="float" office:value="0.24" calcext:value-type="float">
            <text:p>0,240</text:p>
          </table:table-cell>
          <table:table-cell table:formula="of:=[.P194]*[.Q192]" office:value-type="float" office:value="21.6" calcext:value-type="float">
            <text:p>21,600</text:p>
          </table:table-cell>
          <table:table-cell table:formula="of:=[.H194]/45" office:value-type="float" office:value="1.36" calcext:value-type="float">
            <text:p>1,360</text:p>
          </table:table-cell>
          <table:table-cell table:formula="of:=[.Q194]*[.Q192]+[.R194]*[.R192]+[.S194]*[.S192]+[.T194]*[.T192]+[.U194]*[.U192]+[.V194]*[.V192]+[.W194]*[.W192]" office:value-type="float" office:value="61.2" calcext:value-type="float">
            <text:p>61,200</text:p>
          </table:table-cell>
          <table:table-cell table:formula="of:=[.O194]/45*(-1)" office:value-type="float" office:value="-1.84" calcext:value-type="float">
            <text:p>-1,840</text:p>
          </table:table-cell>
          <table:table-cell table:style-name="ce42" table:formula="of:=[.O194]/63*(-1)" office:value-type="float" office:value="-1.31428571428571" calcext:value-type="float">
            <text:p>-1,314</text:p>
          </table:table-cell>
          <table:table-cell table:style-name="ce42" table:formula="of:=[.J194]*18" office:value-type="float" office:value="-23.6571428571429" calcext:value-type="float">
            <text:p>-23,657</text:p>
          </table:table-cell>
          <table:table-cell table:style-name="ce42" table:number-columns-repeated="2"/>
          <table:table-cell table:style-name="ce42" table:formula="of:=[.O194]/4" office:value-type="float" office:value="20.7" calcext:value-type="float">
            <text:p>20,700</text:p>
          </table:table-cell>
          <table:table-cell table:formula="of:=[.P194]*[.Q192]+[.Q194]*[.Q192]+[.R194]*[.R192]+[.S194]*[.S192]+[.T194]*[.T192]+[.U194]*[.U192]+[.V194]*[.V192]+[.W194]*[.W192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X192]*[.X194])+([.Y192]*[.Y194])+([.Z192]*[.Z194])+([.AA192]*[.AA194])+([.AB192]*[.AB194])" office:value-type="float" office:value="0" calcext:value-type="float">
            <text:p>0,000</text:p>
          </table:table-cell>
          <table:table-cell table:formula="of:=[.AC194]/63*(-1)" office:value-type="float" office:value="-0" calcext:value-type="float">
            <text:p>0,000</text:p>
          </table:table-cell>
          <table:table-cell table:formula="of:=[.O194]-[.AC194]" office:value-type="float" office:value="82.8" calcext:value-type="float">
            <text:p>82,800</text:p>
          </table:table-cell>
          <table:table-cell table:formula="of:=[.AE194]/63*18*(-1)" office:value-type="float" office:value="-23.6571428571429" calcext:value-type="float">
            <text:p>-23,657</text:p>
          </table:table-cell>
          <table:table-cell table:formula="of:=[.AE194]-[.AR194]" office:value-type="float" office:value="51.75" calcext:value-type="float">
            <text:p>51,750</text:p>
          </table:table-cell>
          <table:table-cell table:formula="of:=[.AG194]/45*0.8*(-1)" office:value-type="float" office:value="-0.92" calcext:value-type="float">
            <text:p>-0,920</text:p>
          </table:table-cell>
          <table:table-cell table:formula="of:=[.AE194]/63*(-1)*0.95" office:value-type="float" office:value="-1.24857142857143" calcext:value-type="float">
            <text:p>-1,249</text:p>
          </table:table-cell>
          <table:table-cell table:formula="of:=[.AG194]/45*(-1)" office:value-type="float" office:value="-1.15" calcext:value-type="float">
            <text:p>-1,150</text:p>
          </table:table-cell>
          <table:table-cell/>
          <table:table-cell office:value-type="float" office:value="2.7" calcext:value-type="float">
            <text:p>2,700</text:p>
          </table:table-cell>
          <table:table-cell office:value-type="float" office:value="1.5" calcext:value-type="float">
            <text:p>1,500</text:p>
          </table:table-cell>
          <table:table-cell office:value-type="float" office:value="1.95" calcext:value-type="float">
            <text:p>1,950</text:p>
          </table:table-cell>
          <table:table-cell office:value-type="float" office:value="1.5" calcext:value-type="float">
            <text:p>1,500</text:p>
          </table:table-cell>
          <table:table-cell office:value-type="float" office:value="0.9" calcext:value-type="float">
            <text:p>0,900</text:p>
          </table:table-cell>
          <table:table-cell office:value-type="float" office:value="1.8" calcext:value-type="float">
            <text:p>1,800</text:p>
          </table:table-cell>
          <table:table-cell table:formula="of:=([.AL194]+[.AM194]+[.AN194]+[.AO194]+[.AP194]+[.AQ194])*3" office:value-type="float" office:value="31.05" calcext:value-type="float">
            <text:p>31,05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195]*2" office:value-type="float" office:value="0" calcext:value-type="float">
            <text:p>0,000</text:p>
          </table:table-cell>
          <table:table-cell table:formula="of:=([.E195]+[.G195])*(-1)" office:value-type="float" office:value="-0" calcext:value-type="float">
            <text:p>0,000</text:p>
          </table:table-cell>
          <table:table-cell table:formula="of:=[.F195]/2/45" office:value-type="float" office:value="0" calcext:value-type="float">
            <text:p>0,000</text:p>
          </table:table-cell>
          <table:table-cell table:formula="of:=[.P195]*[.Q192]" office:value-type="float" office:value="0" calcext:value-type="float">
            <text:p>0,000</text:p>
          </table:table-cell>
          <table:table-cell table:formula="of:=[.H195]/45" office:value-type="float" office:value="0" calcext:value-type="float">
            <text:p>0,000</text:p>
          </table:table-cell>
          <table:table-cell table:formula="of:=[.Q195]*[.Q192]+[.R195]*[.R192]+[.S195]*[.S192]+[.T195]*[.T192]+[.U195]*[.U192]+[.V195]*[.V192]+[.W195]*[.W192]" office:value-type="float" office:value="0" calcext:value-type="float">
            <text:p>0,000</text:p>
          </table:table-cell>
          <table:table-cell table:formula="of:=[.O195]/45*(-1)" office:value-type="float" office:value="-0" calcext:value-type="float">
            <text:p>0,000</text:p>
          </table:table-cell>
          <table:table-cell table:style-name="ce42" table:formula="of:=[.O195]/63*(-1)" office:value-type="float" office:value="-0" calcext:value-type="float">
            <text:p>0,000</text:p>
          </table:table-cell>
          <table:table-cell table:style-name="ce42" table:formula="of:=[.J195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195]/4" office:value-type="float" office:value="0" calcext:value-type="float">
            <text:p>0,000</text:p>
          </table:table-cell>
          <table:table-cell table:formula="of:=[.P195]*[.Q192]+[.Q195]*[.Q192]+[.R195]*[.R192]+[.S195]*[.S192]+[.T195]*[.T192]+[.U195]*[.U192]+[.V195]*[.V192]+[.W195]*[.W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92]*[.X195])+([.Y192]*[.Y195])+([.Z192]*[.Z195])+([.AA192]*[.AA195])+([.AB192]*[.AB195])" office:value-type="float" office:value="0" calcext:value-type="float">
            <text:p>0,000</text:p>
          </table:table-cell>
          <table:table-cell table:formula="of:=[.AC195]/63*(-1)" office:value-type="float" office:value="-0" calcext:value-type="float">
            <text:p>0,000</text:p>
          </table:table-cell>
          <table:table-cell table:formula="of:=[.O195]-[.AC195]" office:value-type="float" office:value="0" calcext:value-type="float">
            <text:p>0,000</text:p>
          </table:table-cell>
          <table:table-cell table:formula="of:=[.AE195]/63*18*(-1)" office:value-type="float" office:value="-0" calcext:value-type="float">
            <text:p>0,000</text:p>
          </table:table-cell>
          <table:table-cell table:formula="of:=[.AE195]-[.AR195]" office:value-type="float" office:value="0" calcext:value-type="float">
            <text:p>0,000</text:p>
          </table:table-cell>
          <table:table-cell table:formula="of:=[.AG195]/45*0.8*(-1)" office:value-type="float" office:value="-0" calcext:value-type="float">
            <text:p>0,000</text:p>
          </table:table-cell>
          <table:table-cell table:formula="of:=[.AE195]/63*(-1)*0.95" office:value-type="float" office:value="-0" calcext:value-type="float">
            <text:p>0,000</text:p>
          </table:table-cell>
          <table:table-cell table:number-columns-repeated="8"/>
          <table:table-cell table:formula="of:=([.AL195]+[.AM195]+[.AN195]+[.AO195]+[.AP195]+[.AQ195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196]*2" office:value-type="float" office:value="6.3" calcext:value-type="float">
            <text:p>6,300</text:p>
          </table:table-cell>
          <table:table-cell table:formula="of:=([.E196]+[.G196])*(-1)" office:value-type="float" office:value="-1.49333333333333" calcext:value-type="float">
            <text:p>-1,493</text:p>
          </table:table-cell>
          <table:table-cell table:formula="of:=[.F196]/2/45" office:value-type="float" office:value="0.28" calcext:value-type="float">
            <text:p>0,280</text:p>
          </table:table-cell>
          <table:table-cell table:formula="of:=[.P196]*[.Q192]" office:value-type="float" office:value="25.2" calcext:value-type="float">
            <text:p>25,200</text:p>
          </table:table-cell>
          <table:table-cell table:formula="of:=[.H196]/45" office:value-type="float" office:value="1.21333333333333" calcext:value-type="float">
            <text:p>1,213</text:p>
          </table:table-cell>
          <table:table-cell table:formula="of:=[.Q196]*[.Q192]+[.R196]*[.R192]+[.S196]*[.S192]+[.T196]*[.T192]+[.U196]*[.U192]+[.V196]*[.V192]+[.W196]*[.W192]" office:value-type="float" office:value="54.6" calcext:value-type="float">
            <text:p>54,600</text:p>
          </table:table-cell>
          <table:table-cell table:formula="of:=[.O196]/45*(-1)" office:value-type="float" office:value="-1.77333333333333" calcext:value-type="float">
            <text:p>-1,773</text:p>
          </table:table-cell>
          <table:table-cell table:style-name="ce42" table:formula="of:=[.O196]/63*(-1)" office:value-type="float" office:value="-1.26666666666667" calcext:value-type="float">
            <text:p>-1,267</text:p>
          </table:table-cell>
          <table:table-cell table:style-name="ce42" table:formula="of:=[.J196]*18" office:value-type="float" office:value="-22.8" calcext:value-type="float">
            <text:p>-22,800</text:p>
          </table:table-cell>
          <table:table-cell table:style-name="ce42" table:number-columns-repeated="2"/>
          <table:table-cell table:style-name="ce42" table:formula="of:=[.O196]/4" office:value-type="float" office:value="19.95" calcext:value-type="float">
            <text:p>19,950</text:p>
          </table:table-cell>
          <table:table-cell table:formula="of:=[.P196]*[.Q192]+[.Q196]*[.Q192]+[.R196]*[.R192]+[.S196]*[.S192]+[.T196]*[.T192]+[.U196]*[.U192]+[.V196]*[.V192]+[.W196]*[.W192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X192]*[.X196])+([.Y192]*[.Y196])+([.Z192]*[.Z196])+([.AA192]*[.AA196])+([.AB192]*[.AB196])" office:value-type="float" office:value="0" calcext:value-type="float">
            <text:p>0,000</text:p>
          </table:table-cell>
          <table:table-cell table:formula="of:=[.AC196]/63*(-1)" office:value-type="float" office:value="-0" calcext:value-type="float">
            <text:p>0,000</text:p>
          </table:table-cell>
          <table:table-cell table:formula="of:=[.O196]-[.AC196]" office:value-type="float" office:value="79.8" calcext:value-type="float">
            <text:p>79,800</text:p>
          </table:table-cell>
          <table:table-cell table:formula="of:=[.AE196]/63*18*(-1)" office:value-type="float" office:value="-22.8" calcext:value-type="float">
            <text:p>-22,800</text:p>
          </table:table-cell>
          <table:table-cell table:formula="of:=[.AE196]-[.AR196]" office:value-type="float" office:value="49.875" calcext:value-type="float">
            <text:p>49,875</text:p>
          </table:table-cell>
          <table:table-cell table:formula="of:=[.AG196]/45*0.8*(-1)" office:value-type="float" office:value="-0.886666666666667" calcext:value-type="float">
            <text:p>-0,887</text:p>
          </table:table-cell>
          <table:table-cell table:formula="of:=[.AE196]/63*(-1)*0.95" office:value-type="float" office:value="-1.20333333333333" calcext:value-type="float">
            <text:p>-1,203</text:p>
          </table:table-cell>
          <table:table-cell table:number-columns-repeated="2"/>
          <table:table-cell office:value-type="float" office:value="3.15" calcext:value-type="float">
            <text:p>3,150</text:p>
          </table:table-cell>
          <table:table-cell office:value-type="float" office:value="1.75" calcext:value-type="float">
            <text:p>1,750</text:p>
          </table:table-cell>
          <table:table-cell office:value-type="float" office:value="2.275" calcext:value-type="float">
            <text:p>2,275</text:p>
          </table:table-cell>
          <table:table-cell office:value-type="float" office:value="1.75" calcext:value-type="float">
            <text:p>1,750</text:p>
          </table:table-cell>
          <table:table-cell office:value-type="float" office:value="1.05" calcext:value-type="float">
            <text:p>1,050</text:p>
          </table:table-cell>
          <table:table-cell/>
          <table:table-cell table:formula="of:=([.AL196]+[.AM196]+[.AN196]+[.AO196]+[.AP196]+[.AQ196])*3" office:value-type="float" office:value="29.925" calcext:value-type="float">
            <text:p>29,925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197]*2" office:value-type="float" office:value="0.54" calcext:value-type="float">
            <text:p>0,540</text:p>
          </table:table-cell>
          <table:table-cell table:style-name="ce32" table:formula="of:=([.E197]+[.G197])*(-1)" office:value-type="float" office:value="-0.0966666666666667" calcext:value-type="float">
            <text:p>-0,097</text:p>
          </table:table-cell>
          <table:table-cell table:style-name="ce32" table:formula="of:=[.F197]/45" office:value-type="float" office:value="0.048" calcext:value-type="float">
            <text:p>0,048</text:p>
          </table:table-cell>
          <table:table-cell table:style-name="ce32" table:formula="of:=[.P197]*[.Q192]" office:value-type="float" office:value="2.16" calcext:value-type="float">
            <text:p>2,160</text:p>
          </table:table-cell>
          <table:table-cell table:style-name="ce32" table:formula="of:=[.H197]/45" office:value-type="float" office:value="0.0486666666666667" calcext:value-type="float">
            <text:p>0,049</text:p>
          </table:table-cell>
          <table:table-cell table:style-name="ce32" table:formula="of:=[.Q197]*[.Q192]+[.R197]*[.R192]+[.S197]*[.S192]+[.T197]*[.T192]+[.U197]*[.U192]+[.V197]*[.V192]+[.W197]*[.W192]" office:value-type="float" office:value="2.19" calcext:value-type="float">
            <text:p>2,190</text:p>
          </table:table-cell>
          <table:table-cell table:formula="of:=[.O197]/45*(-1)" office:value-type="float" office:value="-0.0966666666666667" calcext:value-type="float">
            <text:p>-0,097</text:p>
          </table:table-cell>
          <table:table-cell table:style-name="ce42" table:formula="of:=[.O197]/63*(-1)" office:value-type="float" office:value="-0.069047619047619" calcext:value-type="float">
            <text:p>-0,069</text:p>
          </table:table-cell>
          <table:table-cell table:style-name="ce42" table:formula="of:=[.J197]*18" office:value-type="float" office:value="-1.24285714285714" calcext:value-type="float">
            <text:p>-1,243</text:p>
          </table:table-cell>
          <table:table-cell table:style-name="ce42" table:number-columns-repeated="2"/>
          <table:table-cell table:style-name="ce42" table:formula="of:=[.O197]/4" office:value-type="float" office:value="1.0875" calcext:value-type="float">
            <text:p>1,088</text:p>
          </table:table-cell>
          <table:table-cell table:formula="of:=[.P197]*[.Q192]+[.Q197]*[.Q192]+[.R197]*[.R192]+[.S197]*[.S192]+[.T197]*[.T192]+[.U197]*[.U192]+[.V197]*[.V192]+[.W197]*[.W192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X192]*[.X197])+([.Y192]*[.Y197])+([.Z192]*[.Z197])+([.AA192]*[.AA197])+([.AB192]*[.AB197])" office:value-type="float" office:value="0.84" calcext:value-type="float">
            <text:p>0,840</text:p>
          </table:table-cell>
          <table:table-cell table:formula="of:=[.AC197]/63*(-1)" office:value-type="float" office:value="-0.0133333333333333" calcext:value-type="float">
            <text:p>-0,013</text:p>
          </table:table-cell>
          <table:table-cell table:formula="of:=[.O197]-[.AC197]" office:value-type="float" office:value="3.51" calcext:value-type="float">
            <text:p>3,510</text:p>
          </table:table-cell>
          <table:table-cell table:formula="of:=[.AE197]/63*18*(-1)" office:value-type="float" office:value="-1.00285714285714" calcext:value-type="float">
            <text:p>-1,003</text:p>
          </table:table-cell>
          <table:table-cell table:formula="of:=[.AE197]-[.AR197]" office:value-type="float" office:value="1.98" calcext:value-type="float">
            <text:p>1,980</text:p>
          </table:table-cell>
          <table:table-cell table:formula="of:=[.AG197]/45*0.8*(-1)" office:value-type="float" office:value="-0.0352" calcext:value-type="float">
            <text:p>-0,035</text:p>
          </table:table-cell>
          <table:table-cell table:formula="of:=[.AE197]/63*(-1)*0.95" office:value-type="float" office:value="-0.0529285714285714" calcext:value-type="float">
            <text:p>-0,053</text:p>
          </table:table-cell>
          <table:table-cell table:formula="of:=[.AG197]/45*(-1)" office:value-type="float" office:value="-0.044" calcext:value-type="float">
            <text:p>-0,044</text:p>
          </table:table-cell>
          <table:table-cell/>
          <table:table-cell office:value-type="float" office:value="0.27" calcext:value-type="float">
            <text:p>0,270</text:p>
          </table:table-cell>
          <table:table-cell office:value-type="float" office:value="0.15" calcext:value-type="float">
            <text:p>0,150</text:p>
          </table:table-cell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AL197]+[.AM197]+[.AN197]+[.AO197]+[.AP197]+[.AQ197])*3" office:value-type="float" office:value="1.53" calcext:value-type="float">
            <text:p>1,5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198]*2" office:value-type="float" office:value="0.18" calcext:value-type="float">
            <text:p>0,180</text:p>
          </table:table-cell>
          <table:table-cell table:formula="of:=([.E198]+[.G198])*(-1)" office:value-type="float" office:value="-0.008" calcext:value-type="float">
            <text:p>-0,008</text:p>
          </table:table-cell>
          <table:table-cell table:formula="of:=[.F198]/2/45" office:value-type="float" office:value="0.008" calcext:value-type="float">
            <text:p>0,008</text:p>
          </table:table-cell>
          <table:table-cell table:formula="of:=[.P198]*[.Q192]" office:value-type="float" office:value="0.72" calcext:value-type="float">
            <text:p>0,720</text:p>
          </table:table-cell>
          <table:table-cell table:formula="of:=[.H198]/45" office:value-type="float" office:value="0" calcext:value-type="float">
            <text:p>0,000</text:p>
          </table:table-cell>
          <table:table-cell table:formula="of:=[.Q198]*[.Q192]+[.R198]*[.R192]+[.S198]*[.S192]+[.T198]*[.T192]+[.U198]*[.U192]+[.V198]*[.V192]+[.W198]*[.W192]" office:value-type="float" office:value="0" calcext:value-type="float">
            <text:p>0,000</text:p>
          </table:table-cell>
          <table:table-cell table:formula="of:=[.O198]/45*(-1)" office:value-type="float" office:value="-0.016" calcext:value-type="float">
            <text:p>-0,016</text:p>
          </table:table-cell>
          <table:table-cell table:style-name="ce42" table:formula="of:=[.O198]/63*(-1)" office:value-type="float" office:value="-0.0114285714285714" calcext:value-type="float">
            <text:p>-0,011</text:p>
          </table:table-cell>
          <table:table-cell table:style-name="ce42" table:formula="of:=[.J198]*18" office:value-type="float" office:value="-0.205714285714286" calcext:value-type="float">
            <text:p>-0,206</text:p>
          </table:table-cell>
          <table:table-cell table:style-name="ce42" table:number-columns-repeated="2"/>
          <table:table-cell table:style-name="ce42" table:formula="of:=[.O198]/4" office:value-type="float" office:value="0.18" calcext:value-type="float">
            <text:p>0,180</text:p>
          </table:table-cell>
          <table:table-cell table:formula="of:=[.P198]*[.Q192]+[.Q198]*[.Q192]+[.R198]*[.R192]+[.S198]*[.S192]+[.T198]*[.T192]+[.U198]*[.U192]+[.V198]*[.V192]+[.W198]*[.W192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X192]*[.X198])+([.Y192]*[.Y198])+([.Z192]*[.Z198])+([.AA192]*[.AA198])+([.AB192]*[.AB198])" office:value-type="float" office:value="0" calcext:value-type="float">
            <text:p>0,000</text:p>
          </table:table-cell>
          <table:table-cell table:formula="of:=[.AC198]/63*(-1)" office:value-type="float" office:value="-0" calcext:value-type="float">
            <text:p>0,000</text:p>
          </table:table-cell>
          <table:table-cell table:formula="of:=[.O198]-[.AC198]" office:value-type="float" office:value="0.72" calcext:value-type="float">
            <text:p>0,720</text:p>
          </table:table-cell>
          <table:table-cell table:formula="of:=[.AE198]/63*18*(-1)" office:value-type="float" office:value="-0.205714285714286" calcext:value-type="float">
            <text:p>-0,206</text:p>
          </table:table-cell>
          <table:table-cell table:formula="of:=[.AE198]-[.AR198]" office:value-type="float" office:value="0.45" calcext:value-type="float">
            <text:p>0,450</text:p>
          </table:table-cell>
          <table:table-cell table:formula="of:=[.AG198]/45*0.8*(-1)" office:value-type="float" office:value="-0.008" calcext:value-type="float">
            <text:p>-0,008</text:p>
          </table:table-cell>
          <table:table-cell table:formula="of:=[.AE198]/63*(-1)*0.95" office:value-type="float" office:value="-0.0108571428571429" calcext:value-type="float">
            <text:p>-0,011</text:p>
          </table:table-cell>
          <table:table-cell table:number-columns-repeated="2"/>
          <table:table-cell office:value-type="float" office:value="0.09" calcext:value-type="float">
            <text:p>0,090</text:p>
          </table:table-cell>
          <table:table-cell table:number-columns-repeated="5"/>
          <table:table-cell table:formula="of:=([.AL198]+[.AM198]+[.AN198]+[.AO198]+[.AP198]+[.AQ198])*3" office:value-type="float" office:value="0.27" calcext:value-type="float">
            <text:p>0,27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199]*2" office:value-type="float" office:value="45" calcext:value-type="float">
            <text:p>45,000</text:p>
          </table:table-cell>
          <table:table-cell table:formula="of:=([.E199]+[.G199])*(-1)" office:value-type="float" office:value="-4.33333333333333" calcext:value-type="float">
            <text:p>-4,333</text:p>
          </table:table-cell>
          <table:table-cell table:formula="of:=[.F199]/2/45" office:value-type="float" office:value="2" calcext:value-type="float">
            <text:p>2,000</text:p>
          </table:table-cell>
          <table:table-cell table:formula="of:=[.P199]*[.Q192]" office:value-type="float" office:value="180" calcext:value-type="float">
            <text:p>180,000</text:p>
          </table:table-cell>
          <table:table-cell table:formula="of:=[.H199]/45" office:value-type="float" office:value="2.33333333333333" calcext:value-type="float">
            <text:p>2,333</text:p>
          </table:table-cell>
          <table:table-cell table:formula="of:=[.Q199]*[.Q192]+[.R199]*[.R192]+[.S199]*[.S192]+[.T199]*[.T192]+[.U199]*[.U192]+[.V199]*[.V192]+[.W199]*[.W192]" office:value-type="float" office:value="105" calcext:value-type="float">
            <text:p>105,000</text:p>
          </table:table-cell>
          <table:table-cell table:formula="of:=[.O199]/45*(-1)" office:value-type="float" office:value="-6.33333333333333" calcext:value-type="float">
            <text:p>-6,333</text:p>
          </table:table-cell>
          <table:table-cell table:style-name="ce42" table:formula="of:=[.O199]/63*(-1)" office:value-type="float" office:value="-4.52380952380952" calcext:value-type="float">
            <text:p>-4,524</text:p>
          </table:table-cell>
          <table:table-cell table:style-name="ce42" table:formula="of:=[.J199]*18" office:value-type="float" office:value="-81.4285714285714" calcext:value-type="float">
            <text:p>-81,429</text:p>
          </table:table-cell>
          <table:table-cell table:style-name="ce42" table:number-columns-repeated="2"/>
          <table:table-cell table:style-name="ce42" table:formula="of:=[.O199]/4" office:value-type="float" office:value="71.25" calcext:value-type="float">
            <text:p>71,250</text:p>
          </table:table-cell>
          <table:table-cell table:formula="of:=[.P199]*[.Q192]+[.Q199]*[.Q192]+[.R199]*[.R192]+[.S199]*[.S192]+[.T199]*[.T192]+[.U199]*[.U192]+[.V199]*[.V192]+[.W199]*[.W192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X192]*[.X199])+([.Y192]*[.Y199])+([.Z192]*[.Z199])+([.AA192]*[.AA199])+([.AB192]*[.AB199])" office:value-type="float" office:value="0" calcext:value-type="float">
            <text:p>0,000</text:p>
          </table:table-cell>
          <table:table-cell table:formula="of:=[.AC199]/63*(-1)" office:value-type="float" office:value="-0" calcext:value-type="float">
            <text:p>0,000</text:p>
          </table:table-cell>
          <table:table-cell table:formula="of:=[.O199]-[.AC199]" office:value-type="float" office:value="285" calcext:value-type="float">
            <text:p>285,000</text:p>
          </table:table-cell>
          <table:table-cell table:formula="of:=[.AE199]/63*18*(-1)" office:value-type="float" office:value="-81.4285714285714" calcext:value-type="float">
            <text:p>-81,429</text:p>
          </table:table-cell>
          <table:table-cell table:formula="of:=[.AE199]-[.AR199]" office:value-type="float" office:value="195" calcext:value-type="float">
            <text:p>195,000</text:p>
          </table:table-cell>
          <table:table-cell table:formula="of:=[.AG199]/45*0.8*(-1)" office:value-type="float" office:value="-3.46666666666667" calcext:value-type="float">
            <text:p>-3,467</text:p>
          </table:table-cell>
          <table:table-cell table:formula="of:=[.AE199]/63*(-1)*0.95" office:value-type="float" office:value="-4.29761904761905" calcext:value-type="float">
            <text:p>-4,298</text:p>
          </table:table-cell>
          <table:table-cell table:formula="of:=[.AG199]/45*(-1)" office:value-type="float" office:value="-4.33333333333333" calcext:value-type="float">
            <text:p>-4,333</text:p>
          </table:table-cell>
          <table:table-cell/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table:formula="of:=([.AL199]+[.AM199]+[.AN199]+[.AO199]+[.AP199]+[.AQ199])*3" office:value-type="float" office:value="90" calcext:value-type="float">
            <text:p>90,000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T199]-[.C199]" office:value-type="float" office:value="205" calcext:value-type="float">
            <text:p>205,000</text:p>
          </table:table-cell>
          <table:table-cell table:formula="of:=[.AT199]-[.C199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T199]+[.C199]/2" office:value-type="float" office:value="272.5" calcext:value-type="float">
            <text:p>272,500</text:p>
          </table:table-cell>
          <table:table-cell table:formula="of:=[.AT199]+[.C199]" office:value-type="float" office:value="295" calcext:value-type="float">
            <text:p>295,000</text:p>
          </table:table-cell>
          <table:table-cell table:formula="of:=[.AT199]+[.C199]*1.5" office:value-type="float" office:value="317.5" calcext:value-type="float">
            <text:p>317,500</text:p>
          </table:table-cell>
          <table:table-cell table:formula="of:=[.AT199]+[.C199]*2" office:value-type="float" office:value="340" calcext:value-type="float">
            <text:p>340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200]*2" office:value-type="float" office:value="0" calcext:value-type="float">
            <text:p>0,000</text:p>
          </table:table-cell>
          <table:table-cell table:formula="of:=([.E200]+[.G200])*(-1)" office:value-type="float" office:value="-0" calcext:value-type="float">
            <text:p>0,000</text:p>
          </table:table-cell>
          <table:table-cell table:formula="of:=[.F200]/2/45" office:value-type="float" office:value="0" calcext:value-type="float">
            <text:p>0,000</text:p>
          </table:table-cell>
          <table:table-cell table:formula="of:=[.P200]*[.Q192]" office:value-type="float" office:value="0" calcext:value-type="float">
            <text:p>0,000</text:p>
          </table:table-cell>
          <table:table-cell table:formula="of:=[.H200]/45" office:value-type="float" office:value="0" calcext:value-type="float">
            <text:p>0,000</text:p>
          </table:table-cell>
          <table:table-cell table:formula="of:=[.Q200]*[.Q192]+[.R200]*[.R192]+[.S200]*[.S192]+[.T200]*[.T192]+[.U200]*[.U192]+[.V200]*[.V192]+[.W200]*[.W192]" office:value-type="float" office:value="0" calcext:value-type="float">
            <text:p>0,000</text:p>
          </table:table-cell>
          <table:table-cell table:formula="of:=[.O200]/45*(-1)" office:value-type="float" office:value="-0" calcext:value-type="float">
            <text:p>0,000</text:p>
          </table:table-cell>
          <table:table-cell table:style-name="ce42" table:formula="of:=[.O200]/63*(-1)" office:value-type="float" office:value="-0" calcext:value-type="float">
            <text:p>0,000</text:p>
          </table:table-cell>
          <table:table-cell table:style-name="ce42" table:formula="of:=[.J200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00]/4" office:value-type="float" office:value="0" calcext:value-type="float">
            <text:p>0,000</text:p>
          </table:table-cell>
          <table:table-cell table:formula="of:=[.P200]*[.Q192]+[.Q200]*[.Q192]+[.R200]*[.R192]+[.S200]*[.S192]+[.T200]*[.T192]+[.U200]*[.U192]+[.V200]*[.V192]+[.W200]*[.W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192]*[.X200])+([.Y192]*[.Y200])+([.Z192]*[.Z200])+([.AA192]*[.AA200])+([.AB192]*[.AB200])" office:value-type="float" office:value="0" calcext:value-type="float">
            <text:p>0,000</text:p>
          </table:table-cell>
          <table:table-cell table:formula="of:=[.AC200]/63*(-1)" office:value-type="float" office:value="-0" calcext:value-type="float">
            <text:p>0,000</text:p>
          </table:table-cell>
          <table:table-cell table:formula="of:=[.O200]-[.AC200]" office:value-type="float" office:value="0" calcext:value-type="float">
            <text:p>0,000</text:p>
          </table:table-cell>
          <table:table-cell table:formula="of:=[.AE200]/63*18*(-1)" office:value-type="float" office:value="-0" calcext:value-type="float">
            <text:p>0,000</text:p>
          </table:table-cell>
          <table:table-cell table:formula="of:=[.AE200]-[.AR200]" office:value-type="float" office:value="0" calcext:value-type="float">
            <text:p>0,000</text:p>
          </table:table-cell>
          <table:table-cell table:formula="of:=[.AG200]/45*0.8*(-1)" office:value-type="float" office:value="-0" calcext:value-type="float">
            <text:p>0,000</text:p>
          </table:table-cell>
          <table:table-cell table:formula="of:=[.AE200]/63*(-1)*0.95" office:value-type="float" office:value="-0" calcext:value-type="float">
            <text:p>0,000</text:p>
          </table:table-cell>
          <table:table-cell table:number-columns-repeated="8"/>
          <table:table-cell table:formula="of:=([.AL200]+[.AM200]+[.AN200]+[.AO200]+[.AP200]+[.AQ200])*3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201]*2" office:value-type="float" office:value="1.08" calcext:value-type="float">
            <text:p>1,080</text:p>
          </table:table-cell>
          <table:table-cell table:formula="of:=([.E201]+[.G201])*(-1)" office:value-type="float" office:value="-0.424" calcext:value-type="float">
            <text:p>-0,424</text:p>
          </table:table-cell>
          <table:table-cell table:formula="of:=[.F201]/2/45" office:value-type="float" office:value="0.048" calcext:value-type="float">
            <text:p>0,048</text:p>
          </table:table-cell>
          <table:table-cell table:formula="of:=[.P201]*[.Q192]" office:value-type="float" office:value="4.32" calcext:value-type="float">
            <text:p>4,320</text:p>
          </table:table-cell>
          <table:table-cell table:formula="of:=[.H201]/45" office:value-type="float" office:value="0.376" calcext:value-type="float">
            <text:p>0,376</text:p>
          </table:table-cell>
          <table:table-cell table:formula="of:=[.Q201]*[.Q192]+[.R201]*[.R192]+[.S201]*[.S192]+[.T201]*[.T192]+[.U201]*[.U192]+[.V201]*[.V192]+[.W201]*[.W192]" office:value-type="float" office:value="16.92" calcext:value-type="float">
            <text:p>16,920</text:p>
          </table:table-cell>
          <table:table-cell table:formula="of:=[.O201]/45*(-1)" office:value-type="float" office:value="-0.472" calcext:value-type="float">
            <text:p>-0,472</text:p>
          </table:table-cell>
          <table:table-cell table:style-name="ce42" table:formula="of:=[.O201]/63*(-1)" office:value-type="float" office:value="-0.337142857142857" calcext:value-type="float">
            <text:p>-0,337</text:p>
          </table:table-cell>
          <table:table-cell table:style-name="ce42" table:formula="of:=[.J201]*18" office:value-type="float" office:value="-6.06857142857143" calcext:value-type="float">
            <text:p>-6,069</text:p>
          </table:table-cell>
          <table:table-cell table:style-name="ce42" table:number-columns-repeated="2"/>
          <table:table-cell table:style-name="ce42" table:formula="of:=[.O201]/4" office:value-type="float" office:value="5.31" calcext:value-type="float">
            <text:p>5,310</text:p>
          </table:table-cell>
          <table:table-cell table:formula="of:=[.P201]*[.Q192]+[.Q201]*[.Q192]+[.R201]*[.R192]+[.S201]*[.S192]+[.T201]*[.T192]+[.U201]*[.U192]+[.V201]*[.V192]+[.W201]*[.W192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X192]*[.X201])+([.Y192]*[.Y201])+([.Z192]*[.Z201])+([.AA192]*[.AA201])+([.AB192]*[.AB201])" office:value-type="float" office:value="13.92" calcext:value-type="float">
            <text:p>13,920</text:p>
          </table:table-cell>
          <table:table-cell table:formula="of:=[.AC201]/63*(-1)" office:value-type="float" office:value="-0.220952380952381" calcext:value-type="float">
            <text:p>-0,221</text:p>
          </table:table-cell>
          <table:table-cell table:formula="of:=[.O201]-[.AC201]" office:value-type="float" office:value="7.32" calcext:value-type="float">
            <text:p>7,320</text:p>
          </table:table-cell>
          <table:table-cell table:formula="of:=[.AE201]/63*18*(-1)" office:value-type="float" office:value="-2.09142857142857" calcext:value-type="float">
            <text:p>-2,091</text:p>
          </table:table-cell>
          <table:table-cell table:formula="of:=[.AE201]-[.AR201]" office:value-type="float" office:value="5.7" calcext:value-type="float">
            <text:p>5,700</text:p>
          </table:table-cell>
          <table:table-cell table:formula="of:=[.AG201]/45*0.8*(-1)" office:value-type="float" office:value="-0.101333333333333" calcext:value-type="float">
            <text:p>-0,101</text:p>
          </table:table-cell>
          <table:table-cell table:formula="of:=[.AE201]/63*(-1)*0.95" office:value-type="float" office:value="-0.110380952380952" calcext:value-type="float">
            <text:p>-0,110</text:p>
          </table:table-cell>
          <table:table-cell table:number-columns-repeated="2"/>
          <table:table-cell office:value-type="float" office:value="0.54" calcext:value-type="float">
            <text:p>0,540</text:p>
          </table:table-cell>
          <table:table-cell table:number-columns-repeated="5"/>
          <table:table-cell table:formula="of:=([.AL201]+[.AM201]+[.AN201]+[.AO201]+[.AP201]+[.AQ201])*3" office:value-type="float" office:value="1.62" calcext:value-type="float">
            <text:p>1,62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uper_carri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205]*2" office:value-type="float" office:value="0" calcext:value-type="float">
            <text:p>0,000</text:p>
          </table:table-cell>
          <table:table-cell table:formula="of:=([.E205]+[.G205])*(-1)" office:value-type="float" office:value="-0" calcext:value-type="float">
            <text:p>0,000</text:p>
          </table:table-cell>
          <table:table-cell table:formula="of:=[.F205]/2/45" office:value-type="float" office:value="0" calcext:value-type="float">
            <text:p>0,000</text:p>
          </table:table-cell>
          <table:table-cell table:formula="of:=[.P205]*[.Q204]" office:value-type="float" office:value="0" calcext:value-type="float">
            <text:p>0,000</text:p>
          </table:table-cell>
          <table:table-cell table:formula="of:=[.H205]/45" office:value-type="float" office:value="0" calcext:value-type="float">
            <text:p>0,000</text:p>
          </table:table-cell>
          <table:table-cell table:formula="of:=[.Q205]*[.Q204]+[.R205]*[.R204]+[.S205]*[.S204]+[.T205]*[.T204]+[.U205]*[.U204]+[.V205]*[.V204]+[.W205]*[.W204]" office:value-type="float" office:value="0" calcext:value-type="float">
            <text:p>0,000</text:p>
          </table:table-cell>
          <table:table-cell table:formula="of:=[.O205]/45*(-1)" office:value-type="float" office:value="-0" calcext:value-type="float">
            <text:p>0,000</text:p>
          </table:table-cell>
          <table:table-cell table:style-name="ce42" table:formula="of:=[.O205]/63*(-1)" office:value-type="float" office:value="-0" calcext:value-type="float">
            <text:p>0,000</text:p>
          </table:table-cell>
          <table:table-cell table:style-name="ce42" table:formula="of:=[.J205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05]/4" office:value-type="float" office:value="0" calcext:value-type="float">
            <text:p>0,000</text:p>
          </table:table-cell>
          <table:table-cell table:formula="of:=[.P205]*[.Q204]+[.Q205]*[.Q204]+[.R205]*[.R204]+[.S205]*[.S204]+[.T205]*[.T204]+[.U205]*[.U204]+[.V205]*[.V204]+[.W205]*[.W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X204]*[.X205])+([.Y204]*[.Y205])+([.Z204]*[.Z205])+([.AA204]*[.AA205])+([.AB204]*[.AB205])" office:value-type="float" office:value="0" calcext:value-type="float">
            <text:p>0,000</text:p>
          </table:table-cell>
          <table:table-cell table:formula="of:=[.AC205]/63*(-1)" office:value-type="float" office:value="-0" calcext:value-type="float">
            <text:p>0,000</text:p>
          </table:table-cell>
          <table:table-cell table:formula="of:=[.O205]-[.AC205]" office:value-type="float" office:value="0" calcext:value-type="float">
            <text:p>0,000</text:p>
          </table:table-cell>
          <table:table-cell table:formula="of:=[.AE205]/63*18*(-1)" office:value-type="float" office:value="-0" calcext:value-type="float">
            <text:p>0,000</text:p>
          </table:table-cell>
          <table:table-cell table:number-columns-repeated="2"/>
          <table:table-cell table:formula="of:=[.AE205]/63*(-1)*0.95" office:value-type="float" office:value="-0" calcext:value-type="float">
            <text:p>0,0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206]*2" office:value-type="float" office:value="7.2" calcext:value-type="float">
            <text:p>7,200</text:p>
          </table:table-cell>
          <table:table-cell table:formula="of:=([.E206]+[.G206])*(-1)" office:value-type="float" office:value="-1.93333333333333" calcext:value-type="float">
            <text:p>-1,933</text:p>
          </table:table-cell>
          <table:table-cell table:formula="of:=[.F206]/2/45" office:value-type="float" office:value="0.12" calcext:value-type="float">
            <text:p>0,120</text:p>
          </table:table-cell>
          <table:table-cell table:formula="of:=[.P206]*[.Q204]" office:value-type="float" office:value="10.8" calcext:value-type="float">
            <text:p>10,800</text:p>
          </table:table-cell>
          <table:table-cell table:formula="of:=[.H206]/45" office:value-type="float" office:value="1.81333333333333" calcext:value-type="float">
            <text:p>1,813</text:p>
          </table:table-cell>
          <table:table-cell table:formula="of:=[.Q206]*[.Q204]+[.R206]*[.R204]+[.S206]*[.S204]+[.T206]*[.T204]+[.U206]*[.U204]+[.V206]*[.V204]+[.W206]*[.W204]" office:value-type="float" office:value="81.6" calcext:value-type="float">
            <text:p>81,600</text:p>
          </table:table-cell>
          <table:table-cell table:formula="of:=[.O206]/45*(-1)" office:value-type="float" office:value="-2.05333333333333" calcext:value-type="float">
            <text:p>-2,053</text:p>
          </table:table-cell>
          <table:table-cell table:style-name="ce42" table:formula="of:=[.O206]/63*(-1)" office:value-type="float" office:value="-1.46666666666667" calcext:value-type="float">
            <text:p>-1,467</text:p>
          </table:table-cell>
          <table:table-cell table:style-name="ce42" table:formula="of:=[.J206]*18" office:value-type="float" office:value="-26.4" calcext:value-type="float">
            <text:p>-26,400</text:p>
          </table:table-cell>
          <table:table-cell table:style-name="ce42" table:number-columns-repeated="2"/>
          <table:table-cell table:style-name="ce42" table:formula="of:=[.O206]/4" office:value-type="float" office:value="23.1" calcext:value-type="float">
            <text:p>23,100</text:p>
          </table:table-cell>
          <table:table-cell table:formula="of:=[.P206]*[.Q204]+[.Q206]*[.Q204]+[.R206]*[.R204]+[.S206]*[.S204]+[.T206]*[.T204]+[.U206]*[.U204]+[.V206]*[.V204]+[.W206]*[.W204]" office:value-type="float" office:value="92.4" calcext:value-type="float">
            <text:p>92,4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8"/>
          <table:table-cell table:formula="of:=([.X204]*[.X206])+([.Y204]*[.Y206])+([.Z204]*[.Z206])+([.AA204]*[.AA206])+([.AB204]*[.AB206])" office:value-type="float" office:value="0" calcext:value-type="float">
            <text:p>0,000</text:p>
          </table:table-cell>
          <table:table-cell table:formula="of:=[.AC206]/63*(-1)" office:value-type="float" office:value="-0" calcext:value-type="float">
            <text:p>0,000</text:p>
          </table:table-cell>
          <table:table-cell table:formula="of:=[.O206]-[.AC206]" office:value-type="float" office:value="92.4" calcext:value-type="float">
            <text:p>92,400</text:p>
          </table:table-cell>
          <table:table-cell table:formula="of:=[.AE206]/63*18*(-1)" office:value-type="float" office:value="-26.4" calcext:value-type="float">
            <text:p>-26,400</text:p>
          </table:table-cell>
          <table:table-cell table:number-columns-repeated="2"/>
          <table:table-cell table:formula="of:=[.AE206]/63*(-1)*0.95" office:value-type="float" office:value="-1.39333333333333" calcext:value-type="float">
            <text:p>-1,393</text:p>
          </table:table-cell>
          <table:table-cell table:formula="of:=[.AE206]/45*(-1)" office:value-type="float" office:value="-2.05333333333333" calcext:value-type="float">
            <text:p>-2,05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207]*2" office:value-type="float" office:value="0" calcext:value-type="float">
            <text:p>0,000</text:p>
          </table:table-cell>
          <table:table-cell table:formula="of:=([.E207]+[.G207])*(-1)" office:value-type="float" office:value="-0" calcext:value-type="float">
            <text:p>0,000</text:p>
          </table:table-cell>
          <table:table-cell table:formula="of:=[.F207]/2/45" office:value-type="float" office:value="0" calcext:value-type="float">
            <text:p>0,000</text:p>
          </table:table-cell>
          <table:table-cell table:formula="of:=[.P207]*[.Q204]" office:value-type="float" office:value="0" calcext:value-type="float">
            <text:p>0,000</text:p>
          </table:table-cell>
          <table:table-cell table:formula="of:=[.H207]/45" office:value-type="float" office:value="0" calcext:value-type="float">
            <text:p>0,000</text:p>
          </table:table-cell>
          <table:table-cell table:formula="of:=[.Q207]*[.Q204]+[.R207]*[.R204]+[.S207]*[.S204]+[.T207]*[.T204]+[.U207]*[.U204]+[.V207]*[.V204]+[.W207]*[.W204]" office:value-type="float" office:value="0" calcext:value-type="float">
            <text:p>0,000</text:p>
          </table:table-cell>
          <table:table-cell table:formula="of:=[.O207]/45*(-1)" office:value-type="float" office:value="-0" calcext:value-type="float">
            <text:p>0,000</text:p>
          </table:table-cell>
          <table:table-cell table:style-name="ce42" table:formula="of:=[.O207]/63*(-1)" office:value-type="float" office:value="-0" calcext:value-type="float">
            <text:p>0,000</text:p>
          </table:table-cell>
          <table:table-cell table:style-name="ce42" table:formula="of:=[.J207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07]/4" office:value-type="float" office:value="0" calcext:value-type="float">
            <text:p>0,000</text:p>
          </table:table-cell>
          <table:table-cell table:formula="of:=[.P207]*[.Q204]+[.Q207]*[.Q204]+[.R207]*[.R204]+[.S207]*[.S204]+[.T207]*[.T204]+[.U207]*[.U204]+[.V207]*[.V204]+[.W207]*[.W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204]*[.X207])+([.Y204]*[.Y207])+([.Z204]*[.Z207])+([.AA204]*[.AA207])+([.AB204]*[.AB207])" office:value-type="float" office:value="0" calcext:value-type="float">
            <text:p>0,000</text:p>
          </table:table-cell>
          <table:table-cell table:formula="of:=[.AC207]/63*(-1)" office:value-type="float" office:value="-0" calcext:value-type="float">
            <text:p>0,000</text:p>
          </table:table-cell>
          <table:table-cell table:formula="of:=[.O207]-[.AC207]" office:value-type="float" office:value="0" calcext:value-type="float">
            <text:p>0,000</text:p>
          </table:table-cell>
          <table:table-cell table:formula="of:=[.AE207]/63*18*(-1)" office:value-type="float" office:value="-0" calcext:value-type="float">
            <text:p>0,000</text:p>
          </table:table-cell>
          <table:table-cell table:number-columns-repeated="2"/>
          <table:table-cell table:formula="of:=[.AE207]/63*(-1)*0.95" office:value-type="float" office:value="-0" calcext:value-type="float">
            <text:p>0,0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208]*2" office:value-type="float" office:value="7.2" calcext:value-type="float">
            <text:p>7,200</text:p>
          </table:table-cell>
          <table:table-cell table:formula="of:=([.E208]+[.G208])*(-1)" office:value-type="float" office:value="-1.50666666666667" calcext:value-type="float">
            <text:p>-1,507</text:p>
          </table:table-cell>
          <table:table-cell table:formula="of:=[.F208]/2/45" office:value-type="float" office:value="0.12" calcext:value-type="float">
            <text:p>0,120</text:p>
          </table:table-cell>
          <table:table-cell table:formula="of:=[.P208]*[.Q204]" office:value-type="float" office:value="10.8" calcext:value-type="float">
            <text:p>10,800</text:p>
          </table:table-cell>
          <table:table-cell table:formula="of:=[.H208]/45" office:value-type="float" office:value="1.38666666666667" calcext:value-type="float">
            <text:p>1,387</text:p>
          </table:table-cell>
          <table:table-cell table:formula="of:=[.Q208]*[.Q204]+[.R208]*[.R204]+[.S208]*[.S204]+[.T208]*[.T204]+[.U208]*[.U204]+[.V208]*[.V204]+[.W208]*[.W204]" office:value-type="float" office:value="62.4" calcext:value-type="float">
            <text:p>62,400</text:p>
          </table:table-cell>
          <table:table-cell table:formula="of:=[.O208]/45*(-1)" office:value-type="float" office:value="-1.62666666666667" calcext:value-type="float">
            <text:p>-1,627</text:p>
          </table:table-cell>
          <table:table-cell table:style-name="ce42" table:formula="of:=[.O208]/63*(-1)" office:value-type="float" office:value="-1.16190476190476" calcext:value-type="float">
            <text:p>-1,162</text:p>
          </table:table-cell>
          <table:table-cell table:style-name="ce42" table:formula="of:=[.J208]*18" office:value-type="float" office:value="-20.9142857142857" calcext:value-type="float">
            <text:p>-20,914</text:p>
          </table:table-cell>
          <table:table-cell table:style-name="ce42" table:number-columns-repeated="2"/>
          <table:table-cell table:style-name="ce42" table:formula="of:=[.O208]/4" office:value-type="float" office:value="18.3" calcext:value-type="float">
            <text:p>18,300</text:p>
          </table:table-cell>
          <table:table-cell table:formula="of:=[.P208]*[.Q204]+[.Q208]*[.Q204]+[.R208]*[.R204]+[.S208]*[.S204]+[.T208]*[.T204]+[.U208]*[.U204]+[.V208]*[.V204]+[.W208]*[.W204]" office:value-type="float" office:value="73.2" calcext:value-type="float">
            <text:p>73,2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7.8" calcext:value-type="float">
            <text:p>7,800</text:p>
          </table:table-cell>
          <table:table-cell table:number-columns-repeated="8"/>
          <table:table-cell table:formula="of:=([.X204]*[.X208])+([.Y204]*[.Y208])+([.Z204]*[.Z208])+([.AA204]*[.AA208])+([.AB204]*[.AB208])" office:value-type="float" office:value="0" calcext:value-type="float">
            <text:p>0,000</text:p>
          </table:table-cell>
          <table:table-cell table:formula="of:=[.AC208]/63*(-1)" office:value-type="float" office:value="-0" calcext:value-type="float">
            <text:p>0,000</text:p>
          </table:table-cell>
          <table:table-cell table:formula="of:=[.O208]-[.AC208]" office:value-type="float" office:value="73.2" calcext:value-type="float">
            <text:p>73,200</text:p>
          </table:table-cell>
          <table:table-cell table:formula="of:=[.AE208]/63*18*(-1)" office:value-type="float" office:value="-20.9142857142857" calcext:value-type="float">
            <text:p>-20,914</text:p>
          </table:table-cell>
          <table:table-cell table:number-columns-repeated="2"/>
          <table:table-cell table:formula="of:=[.AE208]/63*(-1)*0.95" office:value-type="float" office:value="-1.10380952380952" calcext:value-type="float">
            <text:p>-1,104</text:p>
          </table:table-cell>
          <table:table-cell table:number-columns-repeated="989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209]*2" office:value-type="float" office:value="0.72" calcext:value-type="float">
            <text:p>0,720</text:p>
          </table:table-cell>
          <table:table-cell table:style-name="ce32" table:formula="of:=([.E209]+[.G209])*(-1)" office:value-type="float" office:value="-0.0666666666666667" calcext:value-type="float">
            <text:p>-0,067</text:p>
          </table:table-cell>
          <table:table-cell table:style-name="ce32" table:formula="of:=[.F209]/45" office:value-type="float" office:value="0.024" calcext:value-type="float">
            <text:p>0,024</text:p>
          </table:table-cell>
          <table:table-cell table:style-name="ce32" table:formula="of:=[.P209]*[.Q204]" office:value-type="float" office:value="1.08" calcext:value-type="float">
            <text:p>1,080</text:p>
          </table:table-cell>
          <table:table-cell table:style-name="ce32" table:formula="of:=[.H209]/45" office:value-type="float" office:value="0.0426666666666667" calcext:value-type="float">
            <text:p>0,043</text:p>
          </table:table-cell>
          <table:table-cell table:style-name="ce32" table:formula="of:=[.Q209]*[.Q204]+[.R209]*[.R204]+[.S209]*[.S204]+[.T209]*[.T204]+[.U209]*[.U204]+[.V209]*[.V204]+[.W209]*[.W204]" office:value-type="float" office:value="1.92" calcext:value-type="float">
            <text:p>1,920</text:p>
          </table:table-cell>
          <table:table-cell table:formula="of:=[.O209]/45*(-1)" office:value-type="float" office:value="-0.0666666666666667" calcext:value-type="float">
            <text:p>-0,067</text:p>
          </table:table-cell>
          <table:table-cell table:style-name="ce42" table:formula="of:=[.O209]/63*(-1)" office:value-type="float" office:value="-0.0476190476190476" calcext:value-type="float">
            <text:p>-0,048</text:p>
          </table:table-cell>
          <table:table-cell table:style-name="ce42" table:formula="of:=[.J209]*18" office:value-type="float" office:value="-0.857142857142857" calcext:value-type="float">
            <text:p>-0,857</text:p>
          </table:table-cell>
          <table:table-cell table:style-name="ce42" table:number-columns-repeated="2"/>
          <table:table-cell table:style-name="ce42" table:formula="of:=[.O209]/4" office:value-type="float" office:value="0.75" calcext:value-type="float">
            <text:p>0,750</text:p>
          </table:table-cell>
          <table:table-cell table:formula="of:=[.P209]*[.Q204]+[.Q209]*[.Q204]+[.R209]*[.R204]+[.S209]*[.S204]+[.T209]*[.T204]+[.U209]*[.U204]+[.V209]*[.V204]+[.W209]*[.W204]" office:value-type="float" office:value="3" calcext:value-type="float">
            <text:p>3,000</text:p>
          </table:table-cell>
          <table:table-cell office:value-type="float" office:value="0.36" calcext:value-type="float">
            <text:p>0,360</text:p>
          </table:table-cell>
          <table:table-cell table:number-columns-repeated="4"/>
          <table:table-cell office:value-type="float" office:value="0.2" calcext:value-type="float">
            <text:p>0,200</text:p>
          </table:table-cell>
          <table:table-cell office:value-type="float" office:value="0.16" calcext:value-type="float">
            <text:p>0,160</text:p>
          </table:table-cell>
          <table:table-cell table:number-columns-repeated="4"/>
          <table:table-cell office:value-type="float" office:value="0.16" calcext:value-type="float">
            <text:p>0,160</text:p>
          </table:table-cell>
          <table:table-cell/>
          <table:table-cell table:formula="of:=([.X204]*[.X209])+([.Y204]*[.Y209])+([.Z204]*[.Z209])+([.AA204]*[.AA209])+([.AB204]*[.AB209])" office:value-type="float" office:value="1.12" calcext:value-type="float">
            <text:p>1,120</text:p>
          </table:table-cell>
          <table:table-cell table:formula="of:=[.AC209]/63*(-1)" office:value-type="float" office:value="-0.0177777777777778" calcext:value-type="float">
            <text:p>-0,018</text:p>
          </table:table-cell>
          <table:table-cell table:formula="of:=[.O209]-[.AC209]" office:value-type="float" office:value="1.88" calcext:value-type="float">
            <text:p>1,880</text:p>
          </table:table-cell>
          <table:table-cell table:formula="of:=[.AE209]/63*18*(-1)" office:value-type="float" office:value="-0.537142857142857" calcext:value-type="float">
            <text:p>-0,537</text:p>
          </table:table-cell>
          <table:table-cell table:number-columns-repeated="2"/>
          <table:table-cell table:formula="of:=[.AE209]/63*(-1)*0.95" office:value-type="float" office:value="-0.0283492063492063" calcext:value-type="float">
            <text:p>-0,028</text:p>
          </table:table-cell>
          <table:table-cell table:formula="of:=[.AE209]/45*(-1)" office:value-type="float" office:value="-0.0417777777777778" calcext:value-type="float">
            <text:p>-0,04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210]*2" office:value-type="float" office:value="0.18" calcext:value-type="float">
            <text:p>0,180</text:p>
          </table:table-cell>
          <table:table-cell table:formula="of:=([.E210]+[.G210])*(-1)" office:value-type="float" office:value="-0.003" calcext:value-type="float">
            <text:p>-0,003</text:p>
          </table:table-cell>
          <table:table-cell table:formula="of:=[.F210]/2/45" office:value-type="float" office:value="0.003" calcext:value-type="float">
            <text:p>0,003</text:p>
          </table:table-cell>
          <table:table-cell table:formula="of:=[.P210]*[.Q204]" office:value-type="float" office:value="0.27" calcext:value-type="float">
            <text:p>0,270</text:p>
          </table:table-cell>
          <table:table-cell table:formula="of:=[.H210]/45" office:value-type="float" office:value="0" calcext:value-type="float">
            <text:p>0,000</text:p>
          </table:table-cell>
          <table:table-cell table:formula="of:=[.Q210]*[.Q204]+[.R210]*[.R204]+[.S210]*[.S204]+[.T210]*[.T204]+[.U210]*[.U204]+[.V210]*[.V204]+[.W210]*[.W204]" office:value-type="float" office:value="0" calcext:value-type="float">
            <text:p>0,000</text:p>
          </table:table-cell>
          <table:table-cell table:formula="of:=[.O210]/45*(-1)" office:value-type="float" office:value="-0.006" calcext:value-type="float">
            <text:p>-0,006</text:p>
          </table:table-cell>
          <table:table-cell table:style-name="ce42" table:formula="of:=[.O210]/63*(-1)" office:value-type="float" office:value="-0.00428571428571429" calcext:value-type="float">
            <text:p>-0,004</text:p>
          </table:table-cell>
          <table:table-cell table:style-name="ce42" table:formula="of:=[.J210]*18" office:value-type="float" office:value="-0.0771428571428572" calcext:value-type="float">
            <text:p>-0,077</text:p>
          </table:table-cell>
          <table:table-cell table:style-name="ce42" table:number-columns-repeated="2"/>
          <table:table-cell table:style-name="ce42" table:formula="of:=[.O210]/4" office:value-type="float" office:value="0.0675" calcext:value-type="float">
            <text:p>0,068</text:p>
          </table:table-cell>
          <table:table-cell table:formula="of:=[.P210]*[.Q204]+[.Q210]*[.Q204]+[.R210]*[.R204]+[.S210]*[.S204]+[.T210]*[.T204]+[.U210]*[.U204]+[.V210]*[.V204]+[.W210]*[.W204]" office:value-type="float" office:value="0.27" calcext:value-type="float">
            <text:p>0,27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X204]*[.X210])+([.Y204]*[.Y210])+([.Z204]*[.Z210])+([.AA204]*[.AA210])+([.AB204]*[.AB210])" office:value-type="float" office:value="0" calcext:value-type="float">
            <text:p>0,000</text:p>
          </table:table-cell>
          <table:table-cell table:formula="of:=[.AC210]/63*(-1)" office:value-type="float" office:value="-0" calcext:value-type="float">
            <text:p>0,000</text:p>
          </table:table-cell>
          <table:table-cell table:formula="of:=[.O210]-[.AC210]" office:value-type="float" office:value="0.27" calcext:value-type="float">
            <text:p>0,270</text:p>
          </table:table-cell>
          <table:table-cell table:formula="of:=[.AE210]/63*18*(-1)" office:value-type="float" office:value="-0.0771428571428572" calcext:value-type="float">
            <text:p>-0,077</text:p>
          </table:table-cell>
          <table:table-cell table:number-columns-repeated="2"/>
          <table:table-cell table:formula="of:=[.AE210]/63*(-1)*0.95" office:value-type="float" office:value="-0.00407142857142857" calcext:value-type="float">
            <text:p>-0,0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211]*2" office:value-type="float" office:value="54" calcext:value-type="float">
            <text:p>54,000</text:p>
          </table:table-cell>
          <table:table-cell table:formula="of:=([.E211]+[.G211])*(-1)" office:value-type="float" office:value="-3.03333333333333" calcext:value-type="float">
            <text:p>-3,033</text:p>
          </table:table-cell>
          <table:table-cell table:formula="of:=[.F211]/2/45" office:value-type="float" office:value="0.9" calcext:value-type="float">
            <text:p>0,900</text:p>
          </table:table-cell>
          <table:table-cell table:formula="of:=[.P211]*[.Q204]" office:value-type="float" office:value="81" calcext:value-type="float">
            <text:p>81,000</text:p>
          </table:table-cell>
          <table:table-cell table:formula="of:=[.H211]/45" office:value-type="float" office:value="2.13333333333333" calcext:value-type="float">
            <text:p>2,133</text:p>
          </table:table-cell>
          <table:table-cell table:formula="of:=[.Q211]*[.Q204]+[.R211]*[.R204]+[.S211]*[.S204]+[.T211]*[.T204]+[.U211]*[.U204]+[.V211]*[.V204]+[.W211]*[.W204]" office:value-type="float" office:value="96" calcext:value-type="float">
            <text:p>96,000</text:p>
          </table:table-cell>
          <table:table-cell table:formula="of:=[.O211]/45*(-1)" office:value-type="float" office:value="-3.93333333333333" calcext:value-type="float">
            <text:p>-3,933</text:p>
          </table:table-cell>
          <table:table-cell table:style-name="ce42" table:formula="of:=[.O211]/63*(-1)" office:value-type="float" office:value="-2.80952380952381" calcext:value-type="float">
            <text:p>-2,810</text:p>
          </table:table-cell>
          <table:table-cell table:style-name="ce42" table:formula="of:=[.J211]*18" office:value-type="float" office:value="-50.5714285714286" calcext:value-type="float">
            <text:p>-50,571</text:p>
          </table:table-cell>
          <table:table-cell table:style-name="ce42" table:number-columns-repeated="2"/>
          <table:table-cell table:style-name="ce42" table:formula="of:=[.O211]/4" office:value-type="float" office:value="44.25" calcext:value-type="float">
            <text:p>44,250</text:p>
          </table:table-cell>
          <table:table-cell table:formula="of:=[.P211]*[.Q204]+[.Q211]*[.Q204]+[.R211]*[.R204]+[.S211]*[.S204]+[.T211]*[.T204]+[.U211]*[.U204]+[.V211]*[.V204]+[.W211]*[.W204]" office:value-type="float" office:value="177" calcext:value-type="float">
            <text:p>177,000</text:p>
          </table:table-cell>
          <table:table-cell office:value-type="float" office:value="27" calcext:value-type="float">
            <text:p>27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6" calcext:value-type="float">
            <text:p>6,000</text:p>
          </table:table-cell>
          <table:table-cell table:number-columns-repeated="7"/>
          <table:table-cell table:formula="of:=([.X204]*[.X211])+([.Y204]*[.Y211])+([.Z204]*[.Z211])+([.AA204]*[.AA211])+([.AB204]*[.AB211])" office:value-type="float" office:value="0" calcext:value-type="float">
            <text:p>0,000</text:p>
          </table:table-cell>
          <table:table-cell table:formula="of:=[.AC211]/63*(-1)" office:value-type="float" office:value="-0" calcext:value-type="float">
            <text:p>0,000</text:p>
          </table:table-cell>
          <table:table-cell table:formula="of:=[.O211]-[.AC211]" office:value-type="float" office:value="177" calcext:value-type="float">
            <text:p>177,000</text:p>
          </table:table-cell>
          <table:table-cell table:formula="of:=[.AE211]/63*18*(-1)" office:value-type="float" office:value="-50.5714285714286" calcext:value-type="float">
            <text:p>-50,571</text:p>
          </table:table-cell>
          <table:table-cell table:number-columns-repeated="2"/>
          <table:table-cell table:formula="of:=[.AE211]/63*(-1)*0.95" office:value-type="float" office:value="-2.66904761904762" calcext:value-type="float">
            <text:p>-2,669</text:p>
          </table:table-cell>
          <table:table-cell table:formula="of:=[.AE211]/45*(-1)" office:value-type="float" office:value="-3.93333333333333" calcext:value-type="float">
            <text:p>-3,933</text:p>
          </table:table-cell>
          <table:table-cell table:number-columns-repeated="9"/>
          <table:table-cell office:value-type="float" office:value="300" calcext:value-type="float">
            <text:p>300,000</text:p>
          </table:table-cell>
          <table:table-cell table:formula="of:=[.AT211]-[.C211]" office:value-type="float" office:value="246" calcext:value-type="float">
            <text:p>246,000</text:p>
          </table:table-cell>
          <table:table-cell table:formula="of:=[.AT211]-[.C211]/2" office:value-type="float" office:value="273" calcext:value-type="float">
            <text:p>273,000</text:p>
          </table:table-cell>
          <table:table-cell office:value-type="float" office:value="300" calcext:value-type="float">
            <text:p>300,000</text:p>
          </table:table-cell>
          <table:table-cell table:formula="of:=[.AT211]+[.C211]/2" office:value-type="float" office:value="327" calcext:value-type="float">
            <text:p>327,000</text:p>
          </table:table-cell>
          <table:table-cell table:formula="of:=[.AT211]+[.C211]" office:value-type="float" office:value="354" calcext:value-type="float">
            <text:p>354,000</text:p>
          </table:table-cell>
          <table:table-cell table:formula="of:=[.AT211]+[.C211]*1.5" office:value-type="float" office:value="381" calcext:value-type="float">
            <text:p>381,000</text:p>
          </table:table-cell>
          <table:table-cell table:formula="of:=[.AT211]+[.C211]*2" office:value-type="float" office:value="408" calcext:value-type="float">
            <text:p>408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212]*2" office:value-type="float" office:value="0" calcext:value-type="float">
            <text:p>0,000</text:p>
          </table:table-cell>
          <table:table-cell table:formula="of:=([.E212]+[.G212])*(-1)" office:value-type="float" office:value="-0" calcext:value-type="float">
            <text:p>0,000</text:p>
          </table:table-cell>
          <table:table-cell table:formula="of:=[.F212]/2/45" office:value-type="float" office:value="0" calcext:value-type="float">
            <text:p>0,000</text:p>
          </table:table-cell>
          <table:table-cell table:formula="of:=[.P212]*[.Q204]" office:value-type="float" office:value="0" calcext:value-type="float">
            <text:p>0,000</text:p>
          </table:table-cell>
          <table:table-cell table:formula="of:=[.H212]/45" office:value-type="float" office:value="0" calcext:value-type="float">
            <text:p>0,000</text:p>
          </table:table-cell>
          <table:table-cell table:formula="of:=[.Q212]*[.Q204]+[.R212]*[.R204]+[.S212]*[.S204]+[.T212]*[.T204]+[.U212]*[.U204]+[.V212]*[.V204]+[.W212]*[.W204]" office:value-type="float" office:value="0" calcext:value-type="float">
            <text:p>0,000</text:p>
          </table:table-cell>
          <table:table-cell table:formula="of:=[.O212]/45*(-1)" office:value-type="float" office:value="-0" calcext:value-type="float">
            <text:p>0,000</text:p>
          </table:table-cell>
          <table:table-cell table:style-name="ce42" table:formula="of:=[.O212]/63*(-1)" office:value-type="float" office:value="-0" calcext:value-type="float">
            <text:p>0,000</text:p>
          </table:table-cell>
          <table:table-cell table:style-name="ce42" table:formula="of:=[.J212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12]/4" office:value-type="float" office:value="0" calcext:value-type="float">
            <text:p>0,000</text:p>
          </table:table-cell>
          <table:table-cell table:formula="of:=[.P212]*[.Q204]+[.Q212]*[.Q204]+[.R212]*[.R204]+[.S212]*[.S204]+[.T212]*[.T204]+[.U212]*[.U204]+[.V212]*[.V204]+[.W212]*[.W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204]*[.X212])+([.Y204]*[.Y212])+([.Z204]*[.Z212])+([.AA204]*[.AA212])+([.AB204]*[.AB212])" office:value-type="float" office:value="0" calcext:value-type="float">
            <text:p>0,000</text:p>
          </table:table-cell>
          <table:table-cell table:formula="of:=[.AC212]/63*(-1)" office:value-type="float" office:value="-0" calcext:value-type="float">
            <text:p>0,000</text:p>
          </table:table-cell>
          <table:table-cell table:formula="of:=[.O212]-[.AC212]" office:value-type="float" office:value="0" calcext:value-type="float">
            <text:p>0,000</text:p>
          </table:table-cell>
          <table:table-cell table:formula="of:=[.AE212]/63*18*(-1)" office:value-type="float" office:value="-0" calcext:value-type="float">
            <text:p>0,000</text:p>
          </table:table-cell>
          <table:table-cell table:number-columns-repeated="2"/>
          <table:table-cell table:formula="of:=[.AE212]/63*(-1)*0.95" office:value-type="float" office:value="-0" calcext:value-type="float">
            <text:p>0,0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213]*2" office:value-type="float" office:value="1.44" calcext:value-type="float">
            <text:p>1,440</text:p>
          </table:table-cell>
          <table:table-cell table:formula="of:=([.E213]+[.G213])*(-1)" office:value-type="float" office:value="-0.400888888888889" calcext:value-type="float">
            <text:p>-0,401</text:p>
          </table:table-cell>
          <table:table-cell table:formula="of:=[.F213]/2/45" office:value-type="float" office:value="0.024" calcext:value-type="float">
            <text:p>0,024</text:p>
          </table:table-cell>
          <table:table-cell table:formula="of:=[.P213]*[.Q204]" office:value-type="float" office:value="2.16" calcext:value-type="float">
            <text:p>2,160</text:p>
          </table:table-cell>
          <table:table-cell table:formula="of:=[.H213]/45" office:value-type="float" office:value="0.376888888888889" calcext:value-type="float">
            <text:p>0,377</text:p>
          </table:table-cell>
          <table:table-cell table:formula="of:=[.Q213]*[.Q204]+[.R213]*[.R204]+[.S213]*[.S204]+[.T213]*[.T204]+[.U213]*[.U204]+[.V213]*[.V204]+[.W213]*[.W204]" office:value-type="float" office:value="16.96" calcext:value-type="float">
            <text:p>16,960</text:p>
          </table:table-cell>
          <table:table-cell table:formula="of:=[.O213]/45*(-1)" office:value-type="float" office:value="-0.424888888888889" calcext:value-type="float">
            <text:p>-0,425</text:p>
          </table:table-cell>
          <table:table-cell table:style-name="ce42" table:formula="of:=[.O213]/63*(-1)" office:value-type="float" office:value="-0.303492063492064" calcext:value-type="float">
            <text:p>-0,303</text:p>
          </table:table-cell>
          <table:table-cell table:style-name="ce42" table:formula="of:=[.J213]*18" office:value-type="float" office:value="-5.46285714285714" calcext:value-type="float">
            <text:p>-5,463</text:p>
          </table:table-cell>
          <table:table-cell table:style-name="ce42" table:number-columns-repeated="2"/>
          <table:table-cell table:style-name="ce42" table:formula="of:=[.O213]/4" office:value-type="float" office:value="4.78" calcext:value-type="float">
            <text:p>4,780</text:p>
          </table:table-cell>
          <table:table-cell table:formula="of:=[.P213]*[.Q204]+[.Q213]*[.Q204]+[.R213]*[.R204]+[.S213]*[.S204]+[.T213]*[.T204]+[.U213]*[.U204]+[.V213]*[.V204]+[.W213]*[.W204]" office:value-type="float" office:value="19.12" calcext:value-type="float">
            <text:p>19,120</text:p>
          </table:table-cell>
          <table:table-cell office:value-type="float" office:value="0.72" calcext:value-type="float">
            <text:p>0,720</text:p>
          </table:table-cell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table:number-columns-repeated="2"/>
          <table:table-cell table:formula="of:=([.X204]*[.X213])+([.Y204]*[.Y213])+([.Z204]*[.Z213])+([.AA204]*[.AA213])+([.AB204]*[.AB213])" office:value-type="float" office:value="18.56" calcext:value-type="float">
            <text:p>18,560</text:p>
          </table:table-cell>
          <table:table-cell table:formula="of:=[.AC213]/63*(-1)" office:value-type="float" office:value="-0.294603174603175" calcext:value-type="float">
            <text:p>-0,295</text:p>
          </table:table-cell>
          <table:table-cell table:formula="of:=[.O213]-[.AC213]" office:value-type="float" office:value="0.559999999999999" calcext:value-type="float">
            <text:p>0,560</text:p>
          </table:table-cell>
          <table:table-cell table:formula="of:=[.AE213]/63*18*(-1)" office:value-type="float" office:value="-0.16" calcext:value-type="float">
            <text:p>-0,160</text:p>
          </table:table-cell>
          <table:table-cell table:number-columns-repeated="2"/>
          <table:table-cell table:formula="of:=[.AE213]/63*(-1)*0.95" office:value-type="float" office:value="-0.00844444444444443" calcext:value-type="float">
            <text:p>-0,00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23"/>
          <table:table-cell office:value-type="string" calcext:value-type="string">
            <text:p>First 2 NOT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astal_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217]*2" office:value-type="float" office:value="6" calcext:value-type="float">
            <text:p>6,000</text:p>
          </table:table-cell>
          <table:table-cell table:formula="of:=([.E217]+[.G217])*(-1)" office:value-type="float" office:value="-1.84444444444444" calcext:value-type="float">
            <text:p>-1,844</text:p>
          </table:table-cell>
          <table:table-cell table:formula="of:=[.F217]/2/45" office:value-type="float" office:value="0.333333333333333" calcext:value-type="float">
            <text:p>0,333</text:p>
          </table:table-cell>
          <table:table-cell table:formula="of:=[.P217]*[.Q216]" office:value-type="float" office:value="30" calcext:value-type="float">
            <text:p>30,000</text:p>
          </table:table-cell>
          <table:table-cell table:formula="of:=[.H217]/45" office:value-type="float" office:value="1.51111111111111" calcext:value-type="float">
            <text:p>1,511</text:p>
          </table:table-cell>
          <table:table-cell table:formula="of:=[.Q217]*[.Q216]+[.R217]*[.R216]+[.S217]*[.S216]+[.T217]*[.T216]+[.U217]*[.U216]+[.V217]*[.V216]+[.W217]*[.W216]" office:value-type="float" office:value="68" calcext:value-type="float">
            <text:p>68,000</text:p>
          </table:table-cell>
          <table:table-cell table:formula="of:=[.O217]/45*(-1)" office:value-type="float" office:value="-2.17777777777778" calcext:value-type="float">
            <text:p>-2,178</text:p>
          </table:table-cell>
          <table:table-cell table:style-name="ce42" table:formula="of:=[.O217]/63*(-1)" office:value-type="float" office:value="-1.55555555555556" calcext:value-type="float">
            <text:p>-1,556</text:p>
          </table:table-cell>
          <table:table-cell table:style-name="ce42" table:formula="of:=[.J217]*18" office:value-type="float" office:value="-28" calcext:value-type="float">
            <text:p>-28,000</text:p>
          </table:table-cell>
          <table:table-cell table:style-name="ce42" table:number-columns-repeated="2"/>
          <table:table-cell table:style-name="ce42" table:formula="of:=[.O217]/4" office:value-type="float" office:value="24.5" calcext:value-type="float">
            <text:p>24,500</text:p>
          </table:table-cell>
          <table:table-cell table:formula="of:=[.P217]*[.Q216]+[.Q217]*[.Q216]+[.R217]*[.R216]+[.S217]*[.S216]+[.T217]*[.T216]+[.U217]*[.U216]+[.V217]*[.V216]+[.W217]*[.W216]" office:value-type="float" office:value="98" calcext:value-type="float">
            <text:p>98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/>
          <table:table-cell office:value-type="float" office:value="2.5" calcext:value-type="float">
            <text:p>2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formula="of:=([.X216]*[.X217])+([.Y216]*[.Y217])+([.Z216]*[.Z217])+([.AA216]*[.AA217])+([.AB216]*[.AB217])" office:value-type="float" office:value="48" calcext:value-type="float">
            <text:p>48,000</text:p>
          </table:table-cell>
          <table:table-cell table:formula="of:=[.AC217]/63*(-1)" office:value-type="float" office:value="-0.761904761904762" calcext:value-type="float">
            <text:p>-0,762</text:p>
          </table:table-cell>
          <table:table-cell table:formula="of:=[.O217]-[.AC217]" office:value-type="float" office:value="50" calcext:value-type="float">
            <text:p>50,000</text:p>
          </table:table-cell>
          <table:table-cell table:formula="of:=[.AE217]/63*18*(-1)" office:value-type="float" office:value="-14.2857142857143" calcext:value-type="float">
            <text:p>-14,286</text:p>
          </table:table-cell>
          <table:table-cell table:formula="of:=[.AE217]-[.AR217]" office:value-type="float" office:value="39" calcext:value-type="float">
            <text:p>39,000</text:p>
          </table:table-cell>
          <table:table-cell table:formula="of:=[.AG217]/45*0.8*(-1)" office:value-type="float" office:value="-0.693333333333333" calcext:value-type="float">
            <text:p>-0,693</text:p>
          </table:table-cell>
          <table:table-cell table:formula="of:=[.AE217]/63*(-1)*0.95" office:value-type="float" office:value="-0.753968253968254" calcext:value-type="float">
            <text:p>-0,754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office:value-type="float" office:value="2.5" calcext:value-type="float">
            <text:p>2,500</text:p>
          </table:table-cell>
          <table:table-cell table:number-columns-repeated="4"/>
          <table:table-cell table:formula="of:=([.AL217]+[.AM217]+[.AN217]+[.AO217]+[.AP217]+[.AQ217])*2" office:value-type="float" office:value="11" calcext:value-type="float">
            <text:p>11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218]*2" office:value-type="float" office:value="0.96" calcext:value-type="float">
            <text:p>0,960</text:p>
          </table:table-cell>
          <table:table-cell table:formula="of:=([.E218]+[.G218])*(-1)" office:value-type="float" office:value="-0.0533333333333333" calcext:value-type="float">
            <text:p>-0,053</text:p>
          </table:table-cell>
          <table:table-cell table:formula="of:=[.F218]/2/45" office:value-type="float" office:value="0.0533333333333333" calcext:value-type="float">
            <text:p>0,053</text:p>
          </table:table-cell>
          <table:table-cell table:formula="of:=[.P218]*[.Q216]" office:value-type="float" office:value="4.8" calcext:value-type="float">
            <text:p>4,800</text:p>
          </table:table-cell>
          <table:table-cell table:formula="of:=[.H218]/45" office:value-type="float" office:value="0" calcext:value-type="float">
            <text:p>0,000</text:p>
          </table:table-cell>
          <table:table-cell table:formula="of:=[.Q218]*[.Q216]+[.R218]*[.R216]+[.S218]*[.S216]+[.T218]*[.T216]+[.U218]*[.U216]+[.V218]*[.V216]+[.W218]*[.W216]" office:value-type="float" office:value="0" calcext:value-type="float">
            <text:p>0,000</text:p>
          </table:table-cell>
          <table:table-cell table:formula="of:=[.O218]/45*(-1)" office:value-type="float" office:value="-0.106666666666667" calcext:value-type="float">
            <text:p>-0,107</text:p>
          </table:table-cell>
          <table:table-cell table:style-name="ce42" table:formula="of:=[.O218]/63*(-1)" office:value-type="float" office:value="-0.0761904761904762" calcext:value-type="float">
            <text:p>-0,076</text:p>
          </table:table-cell>
          <table:table-cell table:style-name="ce42" table:formula="of:=[.J218]*18" office:value-type="float" office:value="-1.37142857142857" calcext:value-type="float">
            <text:p>-1,371</text:p>
          </table:table-cell>
          <table:table-cell table:style-name="ce42" table:number-columns-repeated="2"/>
          <table:table-cell table:style-name="ce42" table:formula="of:=[.O218]/4" office:value-type="float" office:value="1.2" calcext:value-type="float">
            <text:p>1,200</text:p>
          </table:table-cell>
          <table:table-cell table:formula="of:=[.P218]*[.Q216]+[.Q218]*[.Q216]+[.R218]*[.R216]+[.S218]*[.S216]+[.T218]*[.T216]+[.U218]*[.U216]+[.V218]*[.V216]+[.W218]*[.W216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X216]*[.X218])+([.Y216]*[.Y218])+([.Z216]*[.Z218])+([.AA216]*[.AA218])+([.AB216]*[.AB218])" office:value-type="float" office:value="0" calcext:value-type="float">
            <text:p>0,000</text:p>
          </table:table-cell>
          <table:table-cell table:formula="of:=[.AC218]/63*(-1)" office:value-type="float" office:value="-0" calcext:value-type="float">
            <text:p>0,000</text:p>
          </table:table-cell>
          <table:table-cell table:formula="of:=[.O218]-[.AC218]" office:value-type="float" office:value="4.8" calcext:value-type="float">
            <text:p>4,800</text:p>
          </table:table-cell>
          <table:table-cell table:formula="of:=[.AE218]/63*18*(-1)" office:value-type="float" office:value="-1.37142857142857" calcext:value-type="float">
            <text:p>-1,371</text:p>
          </table:table-cell>
          <table:table-cell table:formula="of:=[.AE218]-[.AR218]" office:value-type="float" office:value="2.4" calcext:value-type="float">
            <text:p>2,400</text:p>
          </table:table-cell>
          <table:table-cell table:formula="of:=[.AG218]/45*0.8*(-1)" office:value-type="float" office:value="-0.0426666666666667" calcext:value-type="float">
            <text:p>-0,043</text:p>
          </table:table-cell>
          <table:table-cell table:formula="of:=[.AE218]/63*(-1)*0.95" office:value-type="float" office:value="-0.0723809523809524" calcext:value-type="float">
            <text:p>-0,072</text:p>
          </table:table-cell>
          <table:table-cell table:formula="of:=[.AG218]/45*(-1)" office:value-type="float" office:value="-0.0533333333333333" calcext:value-type="float">
            <text:p>-0,053</text:p>
          </table:table-cell>
          <table:table-cell/>
          <table:table-cell office:value-type="float" office:value="0.8" calcext:value-type="float">
            <text:p>0,800</text:p>
          </table:table-cell>
          <table:table-cell office:value-type="float" office:value="0.4" calcext:value-type="float">
            <text:p>0,400</text:p>
          </table:table-cell>
          <table:table-cell table:number-columns-repeated="4"/>
          <table:table-cell table:formula="of:=([.AL218]+[.AM218]+[.AN218]+[.AO218]+[.AP218]+[.AQ218])*2" office:value-type="float" office:value="2.4" calcext:value-type="float">
            <text:p>2,4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219]*2" office:value-type="float" office:value="0.36" calcext:value-type="float">
            <text:p>0,360</text:p>
          </table:table-cell>
          <table:table-cell table:formula="of:=([.E219]+[.G219])*(-1)" office:value-type="float" office:value="-0.110666666666667" calcext:value-type="float">
            <text:p>-0,111</text:p>
          </table:table-cell>
          <table:table-cell table:formula="of:=[.F219]/2/45" office:value-type="float" office:value="0.02" calcext:value-type="float">
            <text:p>0,020</text:p>
          </table:table-cell>
          <table:table-cell table:formula="of:=[.P219]*[.Q216]" office:value-type="float" office:value="1.8" calcext:value-type="float">
            <text:p>1,800</text:p>
          </table:table-cell>
          <table:table-cell table:formula="of:=[.H219]/45" office:value-type="float" office:value="0.0906666666666667" calcext:value-type="float">
            <text:p>0,091</text:p>
          </table:table-cell>
          <table:table-cell table:formula="of:=[.Q219]*[.Q216]+[.R219]*[.R216]+[.S219]*[.S216]+[.T219]*[.T216]+[.U219]*[.U216]+[.V219]*[.V216]+[.W219]*[.W216]" office:value-type="float" office:value="4.08" calcext:value-type="float">
            <text:p>4,080</text:p>
          </table:table-cell>
          <table:table-cell table:formula="of:=[.O219]/45*(-1)" office:value-type="float" office:value="-0.130666666666667" calcext:value-type="float">
            <text:p>-0,131</text:p>
          </table:table-cell>
          <table:table-cell table:style-name="ce42" table:formula="of:=[.O219]/63*(-1)" office:value-type="float" office:value="-0.0933333333333333" calcext:value-type="float">
            <text:p>-0,093</text:p>
          </table:table-cell>
          <table:table-cell table:style-name="ce42" table:formula="of:=[.J219]*18" office:value-type="float" office:value="-1.68" calcext:value-type="float">
            <text:p>-1,680</text:p>
          </table:table-cell>
          <table:table-cell table:style-name="ce42" table:number-columns-repeated="2"/>
          <table:table-cell table:style-name="ce42" table:formula="of:=[.O219]/4" office:value-type="float" office:value="1.47" calcext:value-type="float">
            <text:p>1,470</text:p>
          </table:table-cell>
          <table:table-cell table:formula="of:=[.P219]*[.Q216]+[.Q219]*[.Q216]+[.R219]*[.R216]+[.S219]*[.S216]+[.T219]*[.T216]+[.U219]*[.U216]+[.V219]*[.V216]+[.W219]*[.W216]" office:value-type="float" office:value="5.88" calcext:value-type="float">
            <text:p>5,880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36" calcext:value-type="float">
            <text:p>0,360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formula="of:=([.X216]*[.X219])+([.Y216]*[.Y219])+([.Z216]*[.Z219])+([.AA216]*[.AA219])+([.AB216]*[.AB219])" office:value-type="float" office:value="2.88" calcext:value-type="float">
            <text:p>2,880</text:p>
          </table:table-cell>
          <table:table-cell table:formula="of:=[.AC219]/63*(-1)" office:value-type="float" office:value="-0.0457142857142857" calcext:value-type="float">
            <text:p>-0,046</text:p>
          </table:table-cell>
          <table:table-cell table:formula="of:=[.O219]-[.AC219]" office:value-type="float" office:value="3" calcext:value-type="float">
            <text:p>3,000</text:p>
          </table:table-cell>
          <table:table-cell table:formula="of:=[.AE219]/63*18*(-1)" office:value-type="float" office:value="-0.857142857142857" calcext:value-type="float">
            <text:p>-0,857</text:p>
          </table:table-cell>
          <table:table-cell table:formula="of:=[.AE219]-[.AR219]" office:value-type="float" office:value="2.34" calcext:value-type="float">
            <text:p>2,340</text:p>
          </table:table-cell>
          <table:table-cell table:formula="of:=[.AG219]/45*0.8*(-1)" office:value-type="float" office:value="-0.0416" calcext:value-type="float">
            <text:p>-0,042</text:p>
          </table:table-cell>
          <table:table-cell table:formula="of:=[.AE219]/63*(-1)*0.95" office:value-type="float" office:value="-0.0452380952380952" calcext:value-type="float">
            <text:p>-0,045</text:p>
          </table:table-cell>
          <table:table-cell table:number-columns-repeated="2"/>
          <table:table-cell office:value-type="float" office:value="0.18" calcext:value-type="float">
            <text:p>0,180</text:p>
          </table:table-cell>
          <table:table-cell office:value-type="float" office:value="0.15" calcext:value-type="float">
            <text:p>0,150</text:p>
          </table:table-cell>
          <table:table-cell table:number-columns-repeated="4"/>
          <table:table-cell table:formula="of:=([.AL219]+[.AM219]+[.AN219]+[.AO219]+[.AP219]+[.AQ219])*2" office:value-type="float" office:value="0.66" calcext:value-type="float">
            <text:p>0,66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220]*2" office:value-type="float" office:value="0" calcext:value-type="float">
            <text:p>0,000</text:p>
          </table:table-cell>
          <table:table-cell table:formula="of:=([.E220]+[.G220])*(-1)" office:value-type="float" office:value="-0" calcext:value-type="float">
            <text:p>0,000</text:p>
          </table:table-cell>
          <table:table-cell table:formula="of:=[.F220]/2/45" office:value-type="float" office:value="0" calcext:value-type="float">
            <text:p>0,000</text:p>
          </table:table-cell>
          <table:table-cell table:formula="of:=[.P220]*[.Q216]" office:value-type="float" office:value="0" calcext:value-type="float">
            <text:p>0,000</text:p>
          </table:table-cell>
          <table:table-cell table:formula="of:=[.H220]/45" office:value-type="float" office:value="0" calcext:value-type="float">
            <text:p>0,000</text:p>
          </table:table-cell>
          <table:table-cell table:formula="of:=[.Q220]*[.Q216]+[.R220]*[.R216]+[.S220]*[.S216]+[.T220]*[.T216]+[.U220]*[.U216]+[.V220]*[.V216]+[.W220]*[.W216]" office:value-type="float" office:value="0" calcext:value-type="float">
            <text:p>0,000</text:p>
          </table:table-cell>
          <table:table-cell table:formula="of:=[.O220]/45*(-1)" office:value-type="float" office:value="-0" calcext:value-type="float">
            <text:p>0,000</text:p>
          </table:table-cell>
          <table:table-cell table:style-name="ce42" table:formula="of:=[.O220]/63*(-1)" office:value-type="float" office:value="-0" calcext:value-type="float">
            <text:p>0,000</text:p>
          </table:table-cell>
          <table:table-cell table:style-name="ce42" table:formula="of:=[.J220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20]/4" office:value-type="float" office:value="0" calcext:value-type="float">
            <text:p>0,000</text:p>
          </table:table-cell>
          <table:table-cell table:formula="of:=[.P220]*[.Q216]+[.Q220]*[.Q216]+[.R220]*[.R216]+[.S220]*[.S216]+[.T220]*[.T216]+[.U220]*[.U216]+[.V220]*[.V216]+[.W220]*[.W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64" calcext:value-type="float">
            <text:p>0,640</text:p>
          </table:table-cell>
          <table:table-cell/>
          <table:table-cell table:formula="of:=([.X216]*[.X220])+([.Y216]*[.Y220])+([.Z216]*[.Z220])+([.AA216]*[.AA220])+([.AB216]*[.AB220])" office:value-type="float" office:value="1.92" calcext:value-type="float">
            <text:p>1,920</text:p>
          </table:table-cell>
          <table:table-cell table:formula="of:=[.AC220]/63*(-1)" office:value-type="float" office:value="-0.0304761904761905" calcext:value-type="float">
            <text:p>-0,030</text:p>
          </table:table-cell>
          <table:table-cell table:formula="of:=[.O220]-[.AC220]" office:value-type="float" office:value="-1.92" calcext:value-type="float">
            <text:p>-1,920</text:p>
          </table:table-cell>
          <table:table-cell table:formula="of:=[.AE220]/63*18*(-1)" office:value-type="float" office:value="0.548571428571429" calcext:value-type="float">
            <text:p>0,549</text:p>
          </table:table-cell>
          <table:table-cell table:formula="of:=[.AE220]-[.AR220]" office:value-type="float" office:value="-2.72" calcext:value-type="float">
            <text:p>-2,720</text:p>
          </table:table-cell>
          <table:table-cell table:formula="of:=[.AG220]/45*0.8*(-1)" office:value-type="float" office:value="0.0483555555555556" calcext:value-type="float">
            <text:p>0,048</text:p>
          </table:table-cell>
          <table:table-cell table:formula="of:=[.AE220]/63*(-1)*0.95" office:value-type="float" office:value="0.028952380952381" calcext:value-type="float">
            <text:p>0,029</text:p>
          </table:table-cell>
          <table:table-cell table:number-columns-repeated="3"/>
          <table:table-cell office:value-type="float" office:value="0.4" calcext:value-type="float">
            <text:p>0,400</text:p>
          </table:table-cell>
          <table:table-cell table:number-columns-repeated="4"/>
          <table:table-cell table:formula="of:=([.AL220]+[.AM220]+[.AN220]+[.AO220]+[.AP220]+[.AQ220])*2" office:value-type="float" office:value="0.8" calcext:value-type="float">
            <text:p>0,80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221]*2" office:value-type="float" office:value="0" calcext:value-type="float">
            <text:p>0,000</text:p>
          </table:table-cell>
          <table:table-cell table:style-name="ce32" table:formula="of:=([.E221]+[.G221])*(-1)" office:value-type="float" office:value="-0.0406666666666667" calcext:value-type="float">
            <text:p>-0,041</text:p>
          </table:table-cell>
          <table:table-cell table:style-name="ce32" table:formula="of:=[.F221]/2/45" office:value-type="float" office:value="0" calcext:value-type="float">
            <text:p>0,000</text:p>
          </table:table-cell>
          <table:table-cell table:style-name="ce32" table:formula="of:=[.P221]*[.Q216]" office:value-type="float" office:value="0" calcext:value-type="float">
            <text:p>0,000</text:p>
          </table:table-cell>
          <table:table-cell table:style-name="ce32" table:formula="of:=[.H221]/45" office:value-type="float" office:value="0.0406666666666667" calcext:value-type="float">
            <text:p>0,041</text:p>
          </table:table-cell>
          <table:table-cell table:style-name="ce32" table:formula="of:=[.Q221]*[.Q216]+[.R221]*[.R216]+[.S221]*[.S216]+[.T221]*[.T216]+[.U221]*[.U216]+[.V221]*[.V216]+[.W221]*[.W216]" office:value-type="float" office:value="1.83" calcext:value-type="float">
            <text:p>1,830</text:p>
          </table:table-cell>
          <table:table-cell table:formula="of:=[.O221]/45*(-1)" office:value-type="float" office:value="-0.0406666666666667" calcext:value-type="float">
            <text:p>-0,041</text:p>
          </table:table-cell>
          <table:table-cell table:style-name="ce42" table:formula="of:=[.O221]/63*(-1)" office:value-type="float" office:value="-0.029047619047619" calcext:value-type="float">
            <text:p>-0,029</text:p>
          </table:table-cell>
          <table:table-cell table:style-name="ce42" table:formula="of:=[.J221]*18" office:value-type="float" office:value="-0.522857142857143" calcext:value-type="float">
            <text:p>-0,523</text:p>
          </table:table-cell>
          <table:table-cell table:style-name="ce42" table:number-columns-repeated="2"/>
          <table:table-cell table:style-name="ce42" table:formula="of:=[.O221]/4" office:value-type="float" office:value="0.4575" calcext:value-type="float">
            <text:p>0,458</text:p>
          </table:table-cell>
          <table:table-cell table:formula="of:=[.P221]*[.Q216]+[.Q221]*[.Q216]+[.R221]*[.R216]+[.S221]*[.S216]+[.T221]*[.T216]+[.U221]*[.U216]+[.V221]*[.V216]+[.W221]*[.W216]" office:value-type="float" office:value="1.83" calcext:value-type="float">
            <text:p>1,83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09" calcext:value-type="float">
            <text:p>0,09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3"/>
          <table:table-cell office:value-type="float" office:value="0.12" calcext:value-type="float">
            <text:p>0,120</text:p>
          </table:table-cell>
          <table:table-cell table:number-columns-repeated="4"/>
          <table:table-cell table:formula="of:=([.X216]*[.X221])+([.Y216]*[.Y221])+([.Z216]*[.Z221])+([.AA216]*[.AA221])+([.AB216]*[.AB221])" office:value-type="float" office:value="0.84" calcext:value-type="float">
            <text:p>0,840</text:p>
          </table:table-cell>
          <table:table-cell table:formula="of:=[.AC221]/63*(-1)" office:value-type="float" office:value="-0.0133333333333333" calcext:value-type="float">
            <text:p>-0,013</text:p>
          </table:table-cell>
          <table:table-cell table:formula="of:=[.O221]-[.AC221]" office:value-type="float" office:value="0.99" calcext:value-type="float">
            <text:p>0,990</text:p>
          </table:table-cell>
          <table:table-cell table:formula="of:=[.AE221]/63*18*(-1)" office:value-type="float" office:value="-0.282857142857143" calcext:value-type="float">
            <text:p>-0,283</text:p>
          </table:table-cell>
          <table:table-cell table:formula="of:=[.AE221]-[.AR221]" office:value-type="float" office:value="0.81" calcext:value-type="float">
            <text:p>0,810</text:p>
          </table:table-cell>
          <table:table-cell table:formula="of:=[.AG221]/45*0.8*(-1)" office:value-type="float" office:value="-0.0144" calcext:value-type="float">
            <text:p>-0,014</text:p>
          </table:table-cell>
          <table:table-cell table:formula="of:=[.AE221]/63*(-1)*0.95" office:value-type="float" office:value="-0.0149285714285714" calcext:value-type="float">
            <text:p>-0,015</text:p>
          </table:table-cell>
          <table:table-cell table:formula="of:=[.AG221]/45*(-1)" office:value-type="float" office:value="-0.018" calcext:value-type="float">
            <text:p>-0,018</text:p>
          </table:table-cell>
          <table:table-cell/>
          <table:table-cell office:value-type="float" office:value="0.09" calcext:value-type="float">
            <text:p>0,090</text:p>
          </table:table-cell>
          <table:table-cell table:number-columns-repeated="5"/>
          <table:table-cell table:formula="of:=([.AL221]+[.AM221]+[.AN221]+[.AO221]+[.AP221]+[.AQ221])*2" office:value-type="float" office:value="0.18" calcext:value-type="float">
            <text:p>0,18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222]*2" office:value-type="float" office:value="0.054" calcext:value-type="float">
            <text:p>0,054</text:p>
          </table:table-cell>
          <table:table-cell table:formula="of:=([.E222]+[.G222])*(-1)" office:value-type="float" office:value="-0.0096" calcext:value-type="float">
            <text:p>-0,010</text:p>
          </table:table-cell>
          <table:table-cell table:formula="of:=[.F222]/2/45" office:value-type="float" office:value="0.003" calcext:value-type="float">
            <text:p>0,003</text:p>
          </table:table-cell>
          <table:table-cell table:formula="of:=[.P222]*[.Q216]" office:value-type="float" office:value="0.27" calcext:value-type="float">
            <text:p>0,270</text:p>
          </table:table-cell>
          <table:table-cell table:formula="of:=[.H222]/45" office:value-type="float" office:value="0.0066" calcext:value-type="float">
            <text:p>0,007</text:p>
          </table:table-cell>
          <table:table-cell table:formula="of:=[.Q222]*[.Q216]+[.R222]*[.R216]+[.S222]*[.S216]+[.T222]*[.T216]+[.U222]*[.U216]+[.V222]*[.V216]+[.W222]*[.W216]" office:value-type="float" office:value="0.297" calcext:value-type="float">
            <text:p>0,297</text:p>
          </table:table-cell>
          <table:table-cell table:formula="of:=[.O222]/45*(-1)" office:value-type="float" office:value="-0.0126" calcext:value-type="float">
            <text:p>-0,013</text:p>
          </table:table-cell>
          <table:table-cell table:style-name="ce42" table:formula="of:=[.O222]/63*(-1)" office:value-type="float" office:value="-0.009" calcext:value-type="float">
            <text:p>-0,009</text:p>
          </table:table-cell>
          <table:table-cell table:style-name="ce42" table:formula="of:=[.J222]*18" office:value-type="float" office:value="-0.162" calcext:value-type="float">
            <text:p>-0,162</text:p>
          </table:table-cell>
          <table:table-cell table:style-name="ce42" table:number-columns-repeated="2"/>
          <table:table-cell table:style-name="ce42" table:formula="of:=[.O222]/4" office:value-type="float" office:value="0.14175" calcext:value-type="float">
            <text:p>0,142</text:p>
          </table:table-cell>
          <table:table-cell table:formula="of:=[.P222]*[.Q216]+[.Q222]*[.Q216]+[.R222]*[.R216]+[.S222]*[.S216]+[.T222]*[.T216]+[.U222]*[.U216]+[.V222]*[.V216]+[.W222]*[.W216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X216]*[.X222])+([.Y216]*[.Y222])+([.Z216]*[.Z222])+([.AA216]*[.AA222])+([.AB216]*[.AB222])" office:value-type="float" office:value="0.294" calcext:value-type="float">
            <text:p>0,294</text:p>
          </table:table-cell>
          <table:table-cell table:formula="of:=[.AC222]/63*(-1)" office:value-type="float" office:value="-0.00466666666666667" calcext:value-type="float">
            <text:p>-0,005</text:p>
          </table:table-cell>
          <table:table-cell table:formula="of:=[.O222]-[.AC222]" office:value-type="float" office:value="0.273" calcext:value-type="float">
            <text:p>0,273</text:p>
          </table:table-cell>
          <table:table-cell table:formula="of:=[.AE222]/63*18*(-1)" office:value-type="float" office:value="-0.078" calcext:value-type="float">
            <text:p>-0,078</text:p>
          </table:table-cell>
          <table:table-cell table:formula="of:=[.AE222]-[.AR222]" office:value-type="float" office:value="0.219" calcext:value-type="float">
            <text:p>0,219</text:p>
          </table:table-cell>
          <table:table-cell table:formula="of:=[.AG222]/45*0.8*(-1)" office:value-type="float" office:value="-0.00389333333333333" calcext:value-type="float">
            <text:p>-0,004</text:p>
          </table:table-cell>
          <table:table-cell table:formula="of:=[.AE222]/63*(-1)*0.95" office:value-type="float" office:value="-0.00411666666666667" calcext:value-type="float">
            <text:p>-0,004</text:p>
          </table:table-cell>
          <table:table-cell table:number-columns-repeated="2"/>
          <table:table-cell office:value-type="float" office:value="0.027" calcext:value-type="float">
            <text:p>0,027</text:p>
          </table:table-cell>
          <table:table-cell table:number-columns-repeated="5"/>
          <table:table-cell table:formula="of:=([.AL222]+[.AM222]+[.AN222]+[.AO222]+[.AP222]+[.AQ222])*2" office:value-type="float" office:value="0.054" calcext:value-type="float">
            <text:p>0,0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223]*2" office:value-type="float" office:value="15" calcext:value-type="float">
            <text:p>15,000</text:p>
          </table:table-cell>
          <table:table-cell table:formula="of:=([.E223]+[.G223])*(-1)" office:value-type="float" office:value="-1.5" calcext:value-type="float">
            <text:p>-1,500</text:p>
          </table:table-cell>
          <table:table-cell table:formula="of:=[.F223]/2/45" office:value-type="float" office:value="0.833333333333333" calcext:value-type="float">
            <text:p>0,833</text:p>
          </table:table-cell>
          <table:table-cell table:formula="of:=[.P223]*[.Q216]" office:value-type="float" office:value="75" calcext:value-type="float">
            <text:p>75,000</text:p>
          </table:table-cell>
          <table:table-cell table:formula="of:=[.H223]/45" office:value-type="float" office:value="0.666666666666667" calcext:value-type="float">
            <text:p>0,667</text:p>
          </table:table-cell>
          <table:table-cell table:formula="of:=[.Q223]*[.Q216]+[.R223]*[.R216]+[.S223]*[.S216]+[.T223]*[.T216]+[.U223]*[.U216]+[.V223]*[.V216]+[.W223]*[.W216]" office:value-type="float" office:value="30" calcext:value-type="float">
            <text:p>30,000</text:p>
          </table:table-cell>
          <table:table-cell table:formula="of:=[.O223]/45*(-1)" office:value-type="float" office:value="-2.33333333333333" calcext:value-type="float">
            <text:p>-2,333</text:p>
          </table:table-cell>
          <table:table-cell table:style-name="ce42" table:formula="of:=[.O223]/63*(-1)" office:value-type="float" office:value="-1.66666666666667" calcext:value-type="float">
            <text:p>-1,667</text:p>
          </table:table-cell>
          <table:table-cell table:style-name="ce42" table:formula="of:=[.J223]*18" office:value-type="float" office:value="-30" calcext:value-type="float">
            <text:p>-30,000</text:p>
          </table:table-cell>
          <table:table-cell table:style-name="ce42" table:number-columns-repeated="2"/>
          <table:table-cell table:style-name="ce42" table:formula="of:=[.O223]/4" office:value-type="float" office:value="26.25" calcext:value-type="float">
            <text:p>26,250</text:p>
          </table:table-cell>
          <table:table-cell table:formula="of:=[.P223]*[.Q216]+[.Q223]*[.Q216]+[.R223]*[.R216]+[.S223]*[.S216]+[.T223]*[.T216]+[.U223]*[.U216]+[.V223]*[.V216]+[.W223]*[.W216]" office:value-type="float" office:value="105" calcext:value-type="float">
            <text:p>105,0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3"/>
          <table:table-cell table:formula="of:=([.X216]*[.X223])+([.Y216]*[.Y223])+([.Z216]*[.Z223])+([.AA216]*[.AA223])+([.AB216]*[.AB223])" office:value-type="float" office:value="30" calcext:value-type="float">
            <text:p>30,000</text:p>
          </table:table-cell>
          <table:table-cell table:formula="of:=[.AC223]/63*(-1)" office:value-type="float" office:value="-0.476190476190476" calcext:value-type="float">
            <text:p>-0,476</text:p>
          </table:table-cell>
          <table:table-cell table:formula="of:=[.O223]-[.AC223]" office:value-type="float" office:value="75" calcext:value-type="float">
            <text:p>75,000</text:p>
          </table:table-cell>
          <table:table-cell table:formula="of:=[.AE223]/63*18*(-1)" office:value-type="float" office:value="-21.4285714285714" calcext:value-type="float">
            <text:p>-21,429</text:p>
          </table:table-cell>
          <table:table-cell table:formula="of:=[.AE223]-[.AR223]" office:value-type="float" office:value="60" calcext:value-type="float">
            <text:p>60,000</text:p>
          </table:table-cell>
          <table:table-cell table:formula="of:=[.AG223]/45*0.8*(-1)" office:value-type="float" office:value="-1.06666666666667" calcext:value-type="float">
            <text:p>-1,067</text:p>
          </table:table-cell>
          <table:table-cell table:formula="of:=[.AE223]/63*(-1)*0.95" office:value-type="float" office:value="-1.13095238095238" calcext:value-type="float">
            <text:p>-1,131</text:p>
          </table:table-cell>
          <table:table-cell table:formula="of:=[.AG223]/45*(-1)" office:value-type="float" office:value="-1.33333333333333" calcext:value-type="float">
            <text:p>-1,333</text:p>
          </table:table-cell>
          <table:table-cell/>
          <table:table-cell office:value-type="float" office:value="7.5" calcext:value-type="float">
            <text:p>7,500</text:p>
          </table:table-cell>
          <table:table-cell table:number-columns-repeated="5"/>
          <table:table-cell table:formula="of:=([.AL223]+[.AM223]+[.AN223]+[.AO223]+[.AP223]+[.AQ223])*2" office:value-type="float" office:value="15" calcext:value-type="float">
            <text:p>15,000</text:p>
          </table:table-cell>
          <table:table-cell/>
          <table:table-cell office:value-type="float" office:value="125" calcext:value-type="float">
            <text:p>125,000</text:p>
          </table:table-cell>
          <table:table-cell table:formula="of:=[.AT223]-[.C223]" office:value-type="float" office:value="110" calcext:value-type="float">
            <text:p>110,000</text:p>
          </table:table-cell>
          <table:table-cell table:formula="of:=[.AT223]-[.C223]/2" office:value-type="float" office:value="117.5" calcext:value-type="float">
            <text:p>117,500</text:p>
          </table:table-cell>
          <table:table-cell office:value-type="float" office:value="125" calcext:value-type="float">
            <text:p>125,000</text:p>
          </table:table-cell>
          <table:table-cell table:formula="of:=[.AT223]+[.C223]/2" office:value-type="float" office:value="132.5" calcext:value-type="float">
            <text:p>132,500</text:p>
          </table:table-cell>
          <table:table-cell table:formula="of:=[.AT223]+[.C223]" office:value-type="float" office:value="140" calcext:value-type="float">
            <text:p>140,000</text:p>
          </table:table-cell>
          <table:table-cell table:formula="of:=[.AT223]+[.C223]*1.5" office:value-type="float" office:value="147.5" calcext:value-type="float">
            <text:p>147,500</text:p>
          </table:table-cell>
          <table:table-cell table:formula="of:=[.AT223]+[.C223]*2" office:value-type="float" office:value="155" calcext:value-type="float">
            <text:p>155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224]*2" office:value-type="float" office:value="0" calcext:value-type="float">
            <text:p>0,000</text:p>
          </table:table-cell>
          <table:table-cell table:formula="of:=([.E224]+[.G224])*(-1)" office:value-type="float" office:value="-0" calcext:value-type="float">
            <text:p>0,000</text:p>
          </table:table-cell>
          <table:table-cell table:formula="of:=[.F224]/2/45" office:value-type="float" office:value="0" calcext:value-type="float">
            <text:p>0,000</text:p>
          </table:table-cell>
          <table:table-cell table:formula="of:=[.P224]*[.Q216]" office:value-type="float" office:value="0" calcext:value-type="float">
            <text:p>0,000</text:p>
          </table:table-cell>
          <table:table-cell table:formula="of:=[.H224]/45" office:value-type="float" office:value="0" calcext:value-type="float">
            <text:p>0,000</text:p>
          </table:table-cell>
          <table:table-cell table:formula="of:=[.Q224]*[.Q216]+[.R224]*[.R216]+[.S224]*[.S216]+[.T224]*[.T216]+[.U224]*[.U216]+[.V224]*[.V216]+[.W224]*[.W216]" office:value-type="float" office:value="0" calcext:value-type="float">
            <text:p>0,000</text:p>
          </table:table-cell>
          <table:table-cell table:formula="of:=[.O224]/45*(-1)" office:value-type="float" office:value="-0" calcext:value-type="float">
            <text:p>0,000</text:p>
          </table:table-cell>
          <table:table-cell table:style-name="ce42" table:formula="of:=[.O224]/63*(-1)" office:value-type="float" office:value="-0" calcext:value-type="float">
            <text:p>0,000</text:p>
          </table:table-cell>
          <table:table-cell table:style-name="ce42" table:formula="of:=[.J224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24]/4" office:value-type="float" office:value="0" calcext:value-type="float">
            <text:p>0,000</text:p>
          </table:table-cell>
          <table:table-cell table:formula="of:=[.P224]*[.Q216]+[.Q224]*[.Q216]+[.R224]*[.R216]+[.S224]*[.S216]+[.T224]*[.T216]+[.U224]*[.U216]+[.V224]*[.V216]+[.W224]*[.W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216]*[.X224])+([.Y216]*[.Y224])+([.Z216]*[.Z224])+([.AA216]*[.AA224])+([.AB216]*[.AB224])" office:value-type="float" office:value="0" calcext:value-type="float">
            <text:p>0,000</text:p>
          </table:table-cell>
          <table:table-cell table:formula="of:=[.AC224]/63*(-1)" office:value-type="float" office:value="-0" calcext:value-type="float">
            <text:p>0,000</text:p>
          </table:table-cell>
          <table:table-cell table:formula="of:=[.O224]-[.AC224]" office:value-type="float" office:value="0" calcext:value-type="float">
            <text:p>0,000</text:p>
          </table:table-cell>
          <table:table-cell table:formula="of:=[.AE224]/63*18*(-1)" office:value-type="float" office:value="-0" calcext:value-type="float">
            <text:p>0,000</text:p>
          </table:table-cell>
          <table:table-cell table:formula="of:=[.AE224]-[.AR224]" office:value-type="float" office:value="0" calcext:value-type="float">
            <text:p>0,000</text:p>
          </table:table-cell>
          <table:table-cell table:formula="of:=[.AG224]/45*0.8*(-1)" office:value-type="float" office:value="-0" calcext:value-type="float">
            <text:p>0,000</text:p>
          </table:table-cell>
          <table:table-cell table:formula="of:=[.AE224]/63*(-1)*0.95" office:value-type="float" office:value="-0" calcext:value-type="float">
            <text:p>0,000</text:p>
          </table:table-cell>
          <table:table-cell table:number-columns-repeated="8"/>
          <table:table-cell table:formula="of:=([.AL224]+[.AM224]+[.AN224]+[.AO224]+[.AP224]+[.AQ224])*2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225]*2" office:value-type="float" office:value="0" calcext:value-type="float">
            <text:p>0,000</text:p>
          </table:table-cell>
          <table:table-cell table:formula="of:=([.E225]+[.G225])*(-1)" office:value-type="float" office:value="-0.155555555555556" calcext:value-type="float">
            <text:p>-0,156</text:p>
          </table:table-cell>
          <table:table-cell table:formula="of:=[.F225]/2/45" office:value-type="float" office:value="0" calcext:value-type="float">
            <text:p>0,000</text:p>
          </table:table-cell>
          <table:table-cell table:formula="of:=[.P225]*[.Q216]" office:value-type="float" office:value="0" calcext:value-type="float">
            <text:p>0,000</text:p>
          </table:table-cell>
          <table:table-cell table:formula="of:=[.H225]/45" office:value-type="float" office:value="0.155555555555556" calcext:value-type="float">
            <text:p>0,156</text:p>
          </table:table-cell>
          <table:table-cell table:formula="of:=[.Q225]*[.Q216]+[.R225]*[.R216]+[.S225]*[.S216]+[.T225]*[.T216]+[.U225]*[.U216]+[.V225]*[.V216]+[.W225]*[.W216]" office:value-type="float" office:value="7" calcext:value-type="float">
            <text:p>7,000</text:p>
          </table:table-cell>
          <table:table-cell table:formula="of:=[.O225]/45*(-1)" office:value-type="float" office:value="-0.155555555555556" calcext:value-type="float">
            <text:p>-0,156</text:p>
          </table:table-cell>
          <table:table-cell table:style-name="ce42" table:formula="of:=[.O225]/63*(-1)" office:value-type="float" office:value="-0.111111111111111" calcext:value-type="float">
            <text:p>-0,111</text:p>
          </table:table-cell>
          <table:table-cell table:style-name="ce42" table:formula="of:=[.J225]*18" office:value-type="float" office:value="-2" calcext:value-type="float">
            <text:p>-2,000</text:p>
          </table:table-cell>
          <table:table-cell table:style-name="ce42" table:number-columns-repeated="2"/>
          <table:table-cell table:style-name="ce42" table:formula="of:=[.O225]/4" office:value-type="float" office:value="1.75" calcext:value-type="float">
            <text:p>1,750</text:p>
          </table:table-cell>
          <table:table-cell table:formula="of:=[.P225]*[.Q216]+[.Q225]*[.Q216]+[.R225]*[.R216]+[.S225]*[.S216]+[.T225]*[.T216]+[.U225]*[.U216]+[.V225]*[.V216]+[.W225]*[.W216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X216]*[.X225])+([.Y216]*[.Y225])+([.Z216]*[.Z225])+([.AA216]*[.AA225])+([.AB216]*[.AB225])" office:value-type="float" office:value="7" calcext:value-type="float">
            <text:p>7,000</text:p>
          </table:table-cell>
          <table:table-cell table:formula="of:=[.AC225]/63*(-1)" office:value-type="float" office:value="-0.111111111111111" calcext:value-type="float">
            <text:p>-0,111</text:p>
          </table:table-cell>
          <table:table-cell table:formula="of:=[.O225]-[.AC225]" office:value-type="float" office:value="0" calcext:value-type="float">
            <text:p>0,000</text:p>
          </table:table-cell>
          <table:table-cell table:formula="of:=[.AE225]/63*18*(-1)" office:value-type="float" office:value="-0" calcext:value-type="float">
            <text:p>0,000</text:p>
          </table:table-cell>
          <table:table-cell table:formula="of:=[.AE225]-[.AR225]" office:value-type="float" office:value="0" calcext:value-type="float">
            <text:p>0,000</text:p>
          </table:table-cell>
          <table:table-cell table:formula="of:=[.AG225]/45*0.8*(-1)" office:value-type="float" office:value="-0" calcext:value-type="float">
            <text:p>0,000</text:p>
          </table:table-cell>
          <table:table-cell table:formula="of:=[.AE225]/63*(-1)*0.95" office:value-type="float" office:value="-0" calcext:value-type="float">
            <text:p>0,000</text:p>
          </table:table-cell>
          <table:table-cell table:number-columns-repeated="8"/>
          <table:table-cell table:formula="of:=([.AL225]+[.AM225]+[.AN225]+[.AO225]+[.AP225]+[.AQ225])*2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229]*2" office:value-type="float" office:value="7.8" calcext:value-type="float">
            <text:p>7,800</text:p>
          </table:table-cell>
          <table:table-cell table:formula="of:=([.E229]+[.G229])*(-1)" office:value-type="float" office:value="-2.39777777777778" calcext:value-type="float">
            <text:p>-2,398</text:p>
          </table:table-cell>
          <table:table-cell table:formula="of:=[.F229]/2/45" office:value-type="float" office:value="0.433333333333333" calcext:value-type="float">
            <text:p>0,433</text:p>
          </table:table-cell>
          <table:table-cell table:formula="of:=[.P229]*[.Q228]" office:value-type="float" office:value="39" calcext:value-type="float">
            <text:p>39,000</text:p>
          </table:table-cell>
          <table:table-cell table:formula="of:=[.H229]/45" office:value-type="float" office:value="1.96444444444444" calcext:value-type="float">
            <text:p>1,964</text:p>
          </table:table-cell>
          <table:table-cell table:formula="of:=[.Q229]*[.Q228]+[.R229]*[.R228]+[.S229]*[.S228]+[.T229]*[.T228]+[.U229]*[.U228]+[.V229]*[.V228]+[.W229]*[.W228]" office:value-type="float" office:value="88.4" calcext:value-type="float">
            <text:p>88,400</text:p>
          </table:table-cell>
          <table:table-cell table:formula="of:=[.O229]/45*(-1)" office:value-type="float" office:value="-2.83111111111111" calcext:value-type="float">
            <text:p>-2,831</text:p>
          </table:table-cell>
          <table:table-cell table:style-name="ce42" table:formula="of:=[.O229]/63*(-1)" office:value-type="float" office:value="-2.02222222222222" calcext:value-type="float">
            <text:p>-2,022</text:p>
          </table:table-cell>
          <table:table-cell table:style-name="ce42" table:formula="of:=[.J229]*18" office:value-type="float" office:value="-36.4" calcext:value-type="float">
            <text:p>-36,400</text:p>
          </table:table-cell>
          <table:table-cell table:style-name="ce42" table:number-columns-repeated="2"/>
          <table:table-cell table:style-name="ce42" table:formula="of:=[.O229]/4" office:value-type="float" office:value="31.85" calcext:value-type="float">
            <text:p>31,850</text:p>
          </table:table-cell>
          <table:table-cell table:formula="of:=[.P229]*[.Q228]+[.Q229]*[.Q228]+[.R229]*[.R228]+[.S229]*[.S228]+[.T229]*[.T228]+[.U229]*[.U228]+[.V229]*[.V228]+[.W229]*[.W228]" office:value-type="float" office:value="127.4" calcext:value-type="float">
            <text:p>127,400</text:p>
          </table:table-cell>
          <table:table-cell office:value-type="float" office:value="3.9" calcext:value-type="float">
            <text:p>3,90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/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X228]*[.X229])+([.Y228]*[.Y229])+([.Z228]*[.Z229])+([.AA228]*[.AA229])+([.AB228]*[.AB229])" office:value-type="float" office:value="62.4" calcext:value-type="float">
            <text:p>62,400</text:p>
          </table:table-cell>
          <table:table-cell table:formula="of:=[.AC229]/63*(-1)" office:value-type="float" office:value="-0.99047619047619" calcext:value-type="float">
            <text:p>-0,990</text:p>
          </table:table-cell>
          <table:table-cell table:formula="of:=[.O229]-[.AC229]" office:value-type="float" office:value="65" calcext:value-type="float">
            <text:p>65,000</text:p>
          </table:table-cell>
          <table:table-cell table:formula="of:=[.AE229]/63*18*(-1)" office:value-type="float" office:value="-18.5714285714286" calcext:value-type="float">
            <text:p>-18,571</text:p>
          </table:table-cell>
          <table:table-cell table:formula="of:=[.AE229]-[.AR229]" office:value-type="float" office:value="50.7" calcext:value-type="float">
            <text:p>50,700</text:p>
          </table:table-cell>
          <table:table-cell table:formula="of:=[.AG229]/45*0.8*(-1)" office:value-type="float" office:value="-0.901333333333333" calcext:value-type="float">
            <text:p>-0,901</text:p>
          </table:table-cell>
          <table:table-cell table:formula="of:=[.AE229]/63*(-1)*0.95" office:value-type="float" office:value="-0.98015873015873" calcext:value-type="float">
            <text:p>-0,98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3.25" calcext:value-type="float">
            <text:p>3,250</text:p>
          </table:table-cell>
          <table:table-cell table:number-columns-repeated="4"/>
          <table:table-cell table:formula="of:=([.AL229]+[.AM229]+[.AN229]+[.AO229]+[.AP229]+[.AQ229])*2" office:value-type="float" office:value="14.3" calcext:value-type="float">
            <text:p>14,3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230]*2" office:value-type="float" office:value="0.96" calcext:value-type="float">
            <text:p>0,960</text:p>
          </table:table-cell>
          <table:table-cell table:formula="of:=([.E230]+[.G230])*(-1)" office:value-type="float" office:value="-0.0533333333333333" calcext:value-type="float">
            <text:p>-0,053</text:p>
          </table:table-cell>
          <table:table-cell table:formula="of:=[.F230]/2/45" office:value-type="float" office:value="0.0533333333333333" calcext:value-type="float">
            <text:p>0,053</text:p>
          </table:table-cell>
          <table:table-cell table:formula="of:=[.P230]*[.Q228]" office:value-type="float" office:value="4.8" calcext:value-type="float">
            <text:p>4,800</text:p>
          </table:table-cell>
          <table:table-cell table:formula="of:=[.H230]/45" office:value-type="float" office:value="0" calcext:value-type="float">
            <text:p>0,000</text:p>
          </table:table-cell>
          <table:table-cell table:formula="of:=[.Q230]*[.Q228]+[.R230]*[.R228]+[.S230]*[.S228]+[.T230]*[.T228]+[.U230]*[.U228]+[.V230]*[.V228]+[.W230]*[.W228]" office:value-type="float" office:value="0" calcext:value-type="float">
            <text:p>0,000</text:p>
          </table:table-cell>
          <table:table-cell table:formula="of:=[.O230]/45*(-1)" office:value-type="float" office:value="-0.106666666666667" calcext:value-type="float">
            <text:p>-0,107</text:p>
          </table:table-cell>
          <table:table-cell table:style-name="ce42" table:formula="of:=[.O230]/63*(-1)" office:value-type="float" office:value="-0.0761904761904762" calcext:value-type="float">
            <text:p>-0,076</text:p>
          </table:table-cell>
          <table:table-cell table:style-name="ce42" table:formula="of:=[.J230]*18" office:value-type="float" office:value="-1.37142857142857" calcext:value-type="float">
            <text:p>-1,371</text:p>
          </table:table-cell>
          <table:table-cell table:style-name="ce42" table:number-columns-repeated="2"/>
          <table:table-cell table:style-name="ce42" table:formula="of:=[.O230]/4" office:value-type="float" office:value="1.2" calcext:value-type="float">
            <text:p>1,200</text:p>
          </table:table-cell>
          <table:table-cell table:formula="of:=[.P230]*[.Q228]+[.Q230]*[.Q228]+[.R230]*[.R228]+[.S230]*[.S228]+[.T230]*[.T228]+[.U230]*[.U228]+[.V230]*[.V228]+[.W230]*[.W228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X228]*[.X230])+([.Y228]*[.Y230])+([.Z228]*[.Z230])+([.AA228]*[.AA230])+([.AB228]*[.AB230])" office:value-type="float" office:value="0" calcext:value-type="float">
            <text:p>0,000</text:p>
          </table:table-cell>
          <table:table-cell table:formula="of:=[.AC230]/63*(-1)" office:value-type="float" office:value="-0" calcext:value-type="float">
            <text:p>0,000</text:p>
          </table:table-cell>
          <table:table-cell table:formula="of:=[.O230]-[.AC230]" office:value-type="float" office:value="4.8" calcext:value-type="float">
            <text:p>4,800</text:p>
          </table:table-cell>
          <table:table-cell table:formula="of:=[.AE230]/63*18*(-1)" office:value-type="float" office:value="-1.37142857142857" calcext:value-type="float">
            <text:p>-1,371</text:p>
          </table:table-cell>
          <table:table-cell table:formula="of:=[.AE230]-[.AR230]" office:value-type="float" office:value="-1.86" calcext:value-type="float">
            <text:p>-1,860</text:p>
          </table:table-cell>
          <table:table-cell table:formula="of:=[.AG230]/45*0.8*(-1)" office:value-type="float" office:value="0.0330666666666667" calcext:value-type="float">
            <text:p>0,033</text:p>
          </table:table-cell>
          <table:table-cell table:formula="of:=[.AE230]/63*(-1)*0.95" office:value-type="float" office:value="-0.0723809523809524" calcext:value-type="float">
            <text:p>-0,072</text:p>
          </table:table-cell>
          <table:table-cell table:formula="of:=[.AG230]/45*(-1)" office:value-type="float" office:value="0.0413333333333333" calcext:value-type="float">
            <text:p>0,041</text:p>
          </table:table-cell>
          <table:table-cell/>
          <table:table-cell office:value-type="float" office:value="0.48" calcext:value-type="float">
            <text:p>0,480</text:p>
          </table:table-cell>
          <table:table-cell office:value-type="float" office:value="1.5" calcext:value-type="float">
            <text:p>1,500</text:p>
          </table:table-cell>
          <table:table-cell office:value-type="float" office:value="0.6" calcext:value-type="float">
            <text:p>0,600</text:p>
          </table:table-cell>
          <table:table-cell office:value-type="float" office:value="0.75" calcext:value-type="float">
            <text:p>0,750</text:p>
          </table:table-cell>
          <table:table-cell table:number-columns-repeated="2"/>
          <table:table-cell table:formula="of:=([.AL230]+[.AM230]+[.AN230]+[.AO230]+[.AP230]+[.AQ230])*2" office:value-type="float" office:value="6.66" calcext:value-type="float">
            <text:p>6,66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231]*2" office:value-type="float" office:value="0.48" calcext:value-type="float">
            <text:p>0,480</text:p>
          </table:table-cell>
          <table:table-cell table:formula="of:=([.E231]+[.G231])*(-1)" office:value-type="float" office:value="-0.147555555555556" calcext:value-type="float">
            <text:p>-0,148</text:p>
          </table:table-cell>
          <table:table-cell table:formula="of:=[.F231]/2/45" office:value-type="float" office:value="0.0266666666666667" calcext:value-type="float">
            <text:p>0,027</text:p>
          </table:table-cell>
          <table:table-cell table:formula="of:=[.P231]*[.Q228]" office:value-type="float" office:value="2.4" calcext:value-type="float">
            <text:p>2,400</text:p>
          </table:table-cell>
          <table:table-cell table:formula="of:=[.H231]/45" office:value-type="float" office:value="0.120888888888889" calcext:value-type="float">
            <text:p>0,121</text:p>
          </table:table-cell>
          <table:table-cell table:formula="of:=[.Q231]*[.Q228]+[.R231]*[.R228]+[.S231]*[.S228]+[.T231]*[.T228]+[.U231]*[.U228]+[.V231]*[.V228]+[.W231]*[.W228]" office:value-type="float" office:value="5.44" calcext:value-type="float">
            <text:p>5,440</text:p>
          </table:table-cell>
          <table:table-cell table:formula="of:=[.O231]/45*(-1)" office:value-type="float" office:value="-0.174222222222222" calcext:value-type="float">
            <text:p>-0,174</text:p>
          </table:table-cell>
          <table:table-cell table:style-name="ce42" table:formula="of:=[.O231]/63*(-1)" office:value-type="float" office:value="-0.124444444444444" calcext:value-type="float">
            <text:p>-0,124</text:p>
          </table:table-cell>
          <table:table-cell table:style-name="ce42" table:formula="of:=[.J231]*18" office:value-type="float" office:value="-2.24" calcext:value-type="float">
            <text:p>-2,240</text:p>
          </table:table-cell>
          <table:table-cell table:style-name="ce42" table:number-columns-repeated="2"/>
          <table:table-cell table:style-name="ce42" table:formula="of:=[.O231]/4" office:value-type="float" office:value="1.96" calcext:value-type="float">
            <text:p>1,960</text:p>
          </table:table-cell>
          <table:table-cell table:formula="of:=[.P231]*[.Q228]+[.Q231]*[.Q228]+[.R231]*[.R228]+[.S231]*[.S228]+[.T231]*[.T228]+[.U231]*[.U228]+[.V231]*[.V228]+[.W231]*[.W228]" office:value-type="float" office:value="7.84" calcext:value-type="float">
            <text:p>7,840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X228]*[.X231])+([.Y228]*[.Y231])+([.Z228]*[.Z231])+([.AA228]*[.AA231])+([.AB228]*[.AB231])" office:value-type="float" office:value="3.84" calcext:value-type="float">
            <text:p>3,840</text:p>
          </table:table-cell>
          <table:table-cell table:formula="of:=[.AC231]/63*(-1)" office:value-type="float" office:value="-0.060952380952381" calcext:value-type="float">
            <text:p>-0,061</text:p>
          </table:table-cell>
          <table:table-cell table:formula="of:=[.O231]-[.AC231]" office:value-type="float" office:value="4" calcext:value-type="float">
            <text:p>4,000</text:p>
          </table:table-cell>
          <table:table-cell table:formula="of:=[.AE231]/63*18*(-1)" office:value-type="float" office:value="-1.14285714285714" calcext:value-type="float">
            <text:p>-1,143</text:p>
          </table:table-cell>
          <table:table-cell table:formula="of:=[.AE231]-[.AR231]" office:value-type="float" office:value="3.12" calcext:value-type="float">
            <text:p>3,120</text:p>
          </table:table-cell>
          <table:table-cell table:formula="of:=[.AG231]/45*0.8*(-1)" office:value-type="float" office:value="-0.0554666666666667" calcext:value-type="float">
            <text:p>-0,055</text:p>
          </table:table-cell>
          <table:table-cell table:formula="of:=[.AE231]/63*(-1)*0.95" office:value-type="float" office:value="-0.0603174603174603" calcext:value-type="float">
            <text:p>-0,06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office:value-type="float" office:value="0.2" calcext:value-type="float">
            <text:p>0,200</text:p>
          </table:table-cell>
          <table:table-cell table:number-columns-repeated="4"/>
          <table:table-cell table:formula="of:=([.AL231]+[.AM231]+[.AN231]+[.AO231]+[.AP231]+[.AQ231])*2" office:value-type="float" office:value="0.88" calcext:value-type="float">
            <text:p>0,88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232]*2" office:value-type="float" office:value="0" calcext:value-type="float">
            <text:p>0,000</text:p>
          </table:table-cell>
          <table:table-cell table:formula="of:=([.E232]+[.G232])*(-1)" office:value-type="float" office:value="-0" calcext:value-type="float">
            <text:p>0,000</text:p>
          </table:table-cell>
          <table:table-cell table:formula="of:=[.F232]/2/45" office:value-type="float" office:value="0" calcext:value-type="float">
            <text:p>0,000</text:p>
          </table:table-cell>
          <table:table-cell table:formula="of:=[.P232]*[.Q228]" office:value-type="float" office:value="0" calcext:value-type="float">
            <text:p>0,000</text:p>
          </table:table-cell>
          <table:table-cell table:formula="of:=[.H232]/45" office:value-type="float" office:value="0" calcext:value-type="float">
            <text:p>0,000</text:p>
          </table:table-cell>
          <table:table-cell table:formula="of:=[.Q232]*[.Q228]+[.R232]*[.R228]+[.S232]*[.S228]+[.T232]*[.T228]+[.U232]*[.U228]+[.V232]*[.V228]+[.W232]*[.W228]" office:value-type="float" office:value="0" calcext:value-type="float">
            <text:p>0,000</text:p>
          </table:table-cell>
          <table:table-cell table:formula="of:=[.O232]/45*(-1)" office:value-type="float" office:value="-0" calcext:value-type="float">
            <text:p>0,000</text:p>
          </table:table-cell>
          <table:table-cell table:style-name="ce42" table:formula="of:=[.O232]/63*(-1)" office:value-type="float" office:value="-0" calcext:value-type="float">
            <text:p>0,000</text:p>
          </table:table-cell>
          <table:table-cell table:style-name="ce42" table:formula="of:=[.J232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32]/4" office:value-type="float" office:value="0" calcext:value-type="float">
            <text:p>0,000</text:p>
          </table:table-cell>
          <table:table-cell table:formula="of:=[.P232]*[.Q228]+[.Q232]*[.Q228]+[.R232]*[.R228]+[.S232]*[.S228]+[.T232]*[.T228]+[.U232]*[.U228]+[.V232]*[.V228]+[.W232]*[.W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X228]*[.X232])+([.Y228]*[.Y232])+([.Z228]*[.Z232])+([.AA228]*[.AA232])+([.AB228]*[.AB232])" office:value-type="float" office:value="2.4" calcext:value-type="float">
            <text:p>2,400</text:p>
          </table:table-cell>
          <table:table-cell table:formula="of:=[.AC232]/63*(-1)" office:value-type="float" office:value="-0.0380952380952381" calcext:value-type="float">
            <text:p>-0,038</text:p>
          </table:table-cell>
          <table:table-cell table:formula="of:=[.O232]-[.AC232]" office:value-type="float" office:value="-2.4" calcext:value-type="float">
            <text:p>-2,400</text:p>
          </table:table-cell>
          <table:table-cell table:formula="of:=[.AE232]/63*18*(-1)" office:value-type="float" office:value="0.685714285714286" calcext:value-type="float">
            <text:p>0,686</text:p>
          </table:table-cell>
          <table:table-cell table:formula="of:=[.AE232]-[.AR232]" office:value-type="float" office:value="-4.2" calcext:value-type="float">
            <text:p>-4,200</text:p>
          </table:table-cell>
          <table:table-cell table:formula="of:=[.AG232]/45*0.8*(-1)" office:value-type="float" office:value="0.0746666666666667" calcext:value-type="float">
            <text:p>0,075</text:p>
          </table:table-cell>
          <table:table-cell table:formula="of:=[.AE232]/63*(-1)*0.95" office:value-type="float" office:value="0.0361904761904762" calcext:value-type="float">
            <text:p>0,036</text:p>
          </table:table-cell>
          <table:table-cell table:number-columns-repeated="4"/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formula="of:=([.AL232]+[.AM232]+[.AN232]+[.AO232]+[.AP232]+[.AQ232])*2" office:value-type="float" office:value="1.8" calcext:value-type="float">
            <text:p>1,80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233]*2" office:value-type="float" office:value="0" calcext:value-type="float">
            <text:p>0,000</text:p>
          </table:table-cell>
          <table:table-cell table:style-name="ce32" table:formula="of:=([.E233]+[.G233])*(-1)" office:value-type="float" office:value="-0.0542222222222222" calcext:value-type="float">
            <text:p>-0,054</text:p>
          </table:table-cell>
          <table:table-cell table:style-name="ce32" table:formula="of:=[.F233]/2/45" office:value-type="float" office:value="0" calcext:value-type="float">
            <text:p>0,000</text:p>
          </table:table-cell>
          <table:table-cell table:style-name="ce32" table:formula="of:=[.P233]*[.Q228]" office:value-type="float" office:value="0" calcext:value-type="float">
            <text:p>0,000</text:p>
          </table:table-cell>
          <table:table-cell table:style-name="ce32" table:formula="of:=[.H233]/45" office:value-type="float" office:value="0.0542222222222222" calcext:value-type="float">
            <text:p>0,054</text:p>
          </table:table-cell>
          <table:table-cell table:style-name="ce32" table:formula="of:=[.Q233]*[.Q228]+[.R233]*[.R228]+[.S233]*[.S228]+[.T233]*[.T228]+[.U233]*[.U228]+[.V233]*[.V228]+[.W233]*[.W228]" office:value-type="float" office:value="2.44" calcext:value-type="float">
            <text:p>2,440</text:p>
          </table:table-cell>
          <table:table-cell table:formula="of:=[.O233]/45*(-1)" office:value-type="float" office:value="-0.0542222222222222" calcext:value-type="float">
            <text:p>-0,054</text:p>
          </table:table-cell>
          <table:table-cell table:style-name="ce42" table:formula="of:=[.O233]/63*(-1)" office:value-type="float" office:value="-0.0387301587301587" calcext:value-type="float">
            <text:p>-0,039</text:p>
          </table:table-cell>
          <table:table-cell table:style-name="ce42" table:formula="of:=[.J233]*18" office:value-type="float" office:value="-0.697142857142857" calcext:value-type="float">
            <text:p>-0,697</text:p>
          </table:table-cell>
          <table:table-cell table:style-name="ce42" table:number-columns-repeated="2"/>
          <table:table-cell table:style-name="ce42" table:formula="of:=[.O233]/4" office:value-type="float" office:value="0.61" calcext:value-type="float">
            <text:p>0,610</text:p>
          </table:table-cell>
          <table:table-cell table:formula="of:=[.P233]*[.Q228]+[.Q233]*[.Q228]+[.R233]*[.R228]+[.S233]*[.S228]+[.T233]*[.T228]+[.U233]*[.U228]+[.V233]*[.V228]+[.W233]*[.W228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/>
          <table:table-cell office:value-type="float" office:value="0.16" calcext:value-type="float">
            <text:p>0,160</text:p>
          </table:table-cell>
          <table:table-cell table:number-columns-repeated="3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X228]*[.X233])+([.Y228]*[.Y233])+([.Z228]*[.Z233])+([.AA228]*[.AA233])+([.AB228]*[.AB233])" office:value-type="float" office:value="1.12" calcext:value-type="float">
            <text:p>1,120</text:p>
          </table:table-cell>
          <table:table-cell table:formula="of:=[.AC233]/63*(-1)" office:value-type="float" office:value="-0.0177777777777778" calcext:value-type="float">
            <text:p>-0,018</text:p>
          </table:table-cell>
          <table:table-cell table:formula="of:=[.O233]-[.AC233]" office:value-type="float" office:value="1.32" calcext:value-type="float">
            <text:p>1,320</text:p>
          </table:table-cell>
          <table:table-cell table:formula="of:=[.AE233]/63*18*(-1)" office:value-type="float" office:value="-0.377142857142857" calcext:value-type="float">
            <text:p>-0,377</text:p>
          </table:table-cell>
          <table:table-cell table:formula="of:=[.AE233]-[.AR233]" office:value-type="float" office:value="1.08" calcext:value-type="float">
            <text:p>1,080</text:p>
          </table:table-cell>
          <table:table-cell table:formula="of:=[.AG233]/45*0.8*(-1)" office:value-type="float" office:value="-0.0192" calcext:value-type="float">
            <text:p>-0,019</text:p>
          </table:table-cell>
          <table:table-cell table:formula="of:=[.AE233]/63*(-1)*0.95" office:value-type="float" office:value="-0.0199047619047619" calcext:value-type="float">
            <text:p>-0,020</text:p>
          </table:table-cell>
          <table:table-cell table:formula="of:=[.AG233]/45*(-1)" office:value-type="float" office:value="-0.024" calcext:value-type="float">
            <text:p>-0,024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L233]+[.AM233]+[.AN233]+[.AO233]+[.AP233]+[.AQ233])*2" office:value-type="float" office:value="0.24" calcext:value-type="float">
            <text:p>0,24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234]*2" office:value-type="float" office:value="0.054" calcext:value-type="float">
            <text:p>0,054</text:p>
          </table:table-cell>
          <table:table-cell table:formula="of:=([.E234]+[.G234])*(-1)" office:value-type="float" office:value="-0.0096" calcext:value-type="float">
            <text:p>-0,010</text:p>
          </table:table-cell>
          <table:table-cell table:formula="of:=[.F234]/2/45" office:value-type="float" office:value="0.003" calcext:value-type="float">
            <text:p>0,003</text:p>
          </table:table-cell>
          <table:table-cell table:formula="of:=[.P234]*[.Q228]" office:value-type="float" office:value="0.27" calcext:value-type="float">
            <text:p>0,270</text:p>
          </table:table-cell>
          <table:table-cell table:formula="of:=[.H234]/45" office:value-type="float" office:value="0.0066" calcext:value-type="float">
            <text:p>0,007</text:p>
          </table:table-cell>
          <table:table-cell table:formula="of:=[.Q234]*[.Q228]+[.R234]*[.R228]+[.S234]*[.S228]+[.T234]*[.T228]+[.U234]*[.U228]+[.V234]*[.V228]+[.W234]*[.W228]" office:value-type="float" office:value="0.297" calcext:value-type="float">
            <text:p>0,297</text:p>
          </table:table-cell>
          <table:table-cell table:formula="of:=[.O234]/45*(-1)" office:value-type="float" office:value="-0.0126" calcext:value-type="float">
            <text:p>-0,013</text:p>
          </table:table-cell>
          <table:table-cell table:style-name="ce42" table:formula="of:=[.O234]/63*(-1)" office:value-type="float" office:value="-0.009" calcext:value-type="float">
            <text:p>-0,009</text:p>
          </table:table-cell>
          <table:table-cell table:style-name="ce42" table:formula="of:=[.J234]*18" office:value-type="float" office:value="-0.162" calcext:value-type="float">
            <text:p>-0,162</text:p>
          </table:table-cell>
          <table:table-cell table:style-name="ce42" table:number-columns-repeated="2"/>
          <table:table-cell table:style-name="ce42" table:formula="of:=[.O234]/4" office:value-type="float" office:value="0.14175" calcext:value-type="float">
            <text:p>0,142</text:p>
          </table:table-cell>
          <table:table-cell table:formula="of:=[.P234]*[.Q228]+[.Q234]*[.Q228]+[.R234]*[.R228]+[.S234]*[.S228]+[.T234]*[.T228]+[.U234]*[.U228]+[.V234]*[.V228]+[.W234]*[.W228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X228]*[.X234])+([.Y228]*[.Y234])+([.Z228]*[.Z234])+([.AA228]*[.AA234])+([.AB228]*[.AB234])" office:value-type="float" office:value="0.294" calcext:value-type="float">
            <text:p>0,294</text:p>
          </table:table-cell>
          <table:table-cell table:formula="of:=[.AC234]/63*(-1)" office:value-type="float" office:value="-0.00466666666666667" calcext:value-type="float">
            <text:p>-0,005</text:p>
          </table:table-cell>
          <table:table-cell table:formula="of:=[.O234]-[.AC234]" office:value-type="float" office:value="0.273" calcext:value-type="float">
            <text:p>0,273</text:p>
          </table:table-cell>
          <table:table-cell table:formula="of:=[.AE234]/63*18*(-1)" office:value-type="float" office:value="-0.078" calcext:value-type="float">
            <text:p>-0,078</text:p>
          </table:table-cell>
          <table:table-cell table:formula="of:=[.AE234]-[.AR234]" office:value-type="float" office:value="0.183" calcext:value-type="float">
            <text:p>0,183</text:p>
          </table:table-cell>
          <table:table-cell table:formula="of:=[.AG234]/45*0.8*(-1)" office:value-type="float" office:value="-0.00325333333333333" calcext:value-type="float">
            <text:p>-0,003</text:p>
          </table:table-cell>
          <table:table-cell table:formula="of:=[.AE234]/63*(-1)*0.95" office:value-type="float" office:value="-0.00411666666666667" calcext:value-type="float">
            <text:p>-0,004</text:p>
          </table:table-cell>
          <table:table-cell table:number-columns-repeated="2"/>
          <table:table-cell office:value-type="float" office:value="0.027" calcext:value-type="float">
            <text:p>0,027</text:p>
          </table:table-cell>
          <table:table-cell office:value-type="float" office:value="0.018" calcext:value-type="float">
            <text:p>0,018</text:p>
          </table:table-cell>
          <table:table-cell table:number-columns-repeated="4"/>
          <table:table-cell table:formula="of:=([.AL234]+[.AM234]+[.AN234]+[.AO234]+[.AP234]+[.AQ234])*2" office:value-type="float" office:value="0.09" calcext:value-type="float">
            <text:p>0,09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235]*2" office:value-type="float" office:value="18" calcext:value-type="float">
            <text:p>18,000</text:p>
          </table:table-cell>
          <table:table-cell table:formula="of:=([.E235]+[.G235])*(-1)" office:value-type="float" office:value="-1.8" calcext:value-type="float">
            <text:p>-1,800</text:p>
          </table:table-cell>
          <table:table-cell table:formula="of:=[.F235]/2/45" office:value-type="float" office:value="1" calcext:value-type="float">
            <text:p>1,000</text:p>
          </table:table-cell>
          <table:table-cell table:formula="of:=[.P235]*[.Q228]" office:value-type="float" office:value="90" calcext:value-type="float">
            <text:p>90,000</text:p>
          </table:table-cell>
          <table:table-cell table:formula="of:=[.H235]/45" office:value-type="float" office:value="0.8" calcext:value-type="float">
            <text:p>0,800</text:p>
          </table:table-cell>
          <table:table-cell table:formula="of:=[.Q235]*[.Q228]+[.R235]*[.R228]+[.S235]*[.S228]+[.T235]*[.T228]+[.U235]*[.U228]+[.V235]*[.V228]+[.W235]*[.W228]" office:value-type="float" office:value="36" calcext:value-type="float">
            <text:p>36,000</text:p>
          </table:table-cell>
          <table:table-cell table:formula="of:=[.O235]/45*(-1)" office:value-type="float" office:value="-2.8" calcext:value-type="float">
            <text:p>-2,800</text:p>
          </table:table-cell>
          <table:table-cell table:style-name="ce42" table:formula="of:=[.O235]/63*(-1)" office:value-type="float" office:value="-2" calcext:value-type="float">
            <text:p>-2,000</text:p>
          </table:table-cell>
          <table:table-cell table:style-name="ce42" table:formula="of:=[.J235]*18" office:value-type="float" office:value="-36" calcext:value-type="float">
            <text:p>-36,000</text:p>
          </table:table-cell>
          <table:table-cell table:style-name="ce42" table:number-columns-repeated="2"/>
          <table:table-cell table:style-name="ce42" table:formula="of:=[.O235]/4" office:value-type="float" office:value="31.5" calcext:value-type="float">
            <text:p>31,500</text:p>
          </table:table-cell>
          <table:table-cell table:formula="of:=[.P235]*[.Q228]+[.Q235]*[.Q228]+[.R235]*[.R228]+[.S235]*[.S228]+[.T235]*[.T228]+[.U235]*[.U228]+[.V235]*[.V228]+[.W235]*[.W228]" office:value-type="float" office:value="126" calcext:value-type="float">
            <text:p>126,000</text:p>
          </table:table-cell>
          <table:table-cell office:value-type="float" office:value="9" calcext:value-type="float">
            <text:p>9,0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number-columns-repeated="3"/>
          <table:table-cell table:formula="of:=([.X228]*[.X235])+([.Y228]*[.Y235])+([.Z228]*[.Z235])+([.AA228]*[.AA235])+([.AB228]*[.AB235])" office:value-type="float" office:value="36" calcext:value-type="float">
            <text:p>36,000</text:p>
          </table:table-cell>
          <table:table-cell table:formula="of:=[.AC235]/63*(-1)" office:value-type="float" office:value="-0.571428571428571" calcext:value-type="float">
            <text:p>-0,571</text:p>
          </table:table-cell>
          <table:table-cell table:formula="of:=[.O235]-[.AC235]" office:value-type="float" office:value="90" calcext:value-type="float">
            <text:p>90,000</text:p>
          </table:table-cell>
          <table:table-cell table:formula="of:=[.AE235]/63*18*(-1)" office:value-type="float" office:value="-25.7142857142857" calcext:value-type="float">
            <text:p>-25,714</text:p>
          </table:table-cell>
          <table:table-cell table:formula="of:=[.AE235]-[.AR235]" office:value-type="float" office:value="72" calcext:value-type="float">
            <text:p>72,000</text:p>
          </table:table-cell>
          <table:table-cell table:formula="of:=[.AG235]/45*0.8*(-1)" office:value-type="float" office:value="-1.28" calcext:value-type="float">
            <text:p>-1,280</text:p>
          </table:table-cell>
          <table:table-cell table:formula="of:=[.AE235]/63*(-1)*0.95" office:value-type="float" office:value="-1.35714285714286" calcext:value-type="float">
            <text:p>-1,357</text:p>
          </table:table-cell>
          <table:table-cell table:formula="of:=[.AG235]/45*(-1)" office:value-type="float" office:value="-1.6" calcext:value-type="float">
            <text:p>-1,600</text:p>
          </table:table-cell>
          <table:table-cell/>
          <table:table-cell office:value-type="float" office:value="9" calcext:value-type="float">
            <text:p>9,000</text:p>
          </table:table-cell>
          <table:table-cell table:number-columns-repeated="5"/>
          <table:table-cell table:formula="of:=([.AL235]+[.AM235]+[.AN235]+[.AO235]+[.AP235]+[.AQ235])*2" office:value-type="float" office:value="18" calcext:value-type="float">
            <text:p>18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T235]-[.C235]" office:value-type="float" office:value="132" calcext:value-type="float">
            <text:p>132,000</text:p>
          </table:table-cell>
          <table:table-cell table:formula="of:=[.AT235]-[.C235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T235]+[.C235]/2" office:value-type="float" office:value="159" calcext:value-type="float">
            <text:p>159,000</text:p>
          </table:table-cell>
          <table:table-cell table:formula="of:=[.AT235]+[.C235]" office:value-type="float" office:value="168" calcext:value-type="float">
            <text:p>168,000</text:p>
          </table:table-cell>
          <table:table-cell table:formula="of:=[.AT235]+[.C235]*1.5" office:value-type="float" office:value="177" calcext:value-type="float">
            <text:p>177,000</text:p>
          </table:table-cell>
          <table:table-cell table:formula="of:=[.AT235]+[.C235]*2" office:value-type="float" office:value="186" calcext:value-type="float">
            <text:p>186,0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236]*2" office:value-type="float" office:value="0" calcext:value-type="float">
            <text:p>0,000</text:p>
          </table:table-cell>
          <table:table-cell table:formula="of:=([.E236]+[.G236])*(-1)" office:value-type="float" office:value="-0" calcext:value-type="float">
            <text:p>0,000</text:p>
          </table:table-cell>
          <table:table-cell table:formula="of:=[.F236]/2/45" office:value-type="float" office:value="0" calcext:value-type="float">
            <text:p>0,000</text:p>
          </table:table-cell>
          <table:table-cell table:formula="of:=[.P236]*[.Q228]" office:value-type="float" office:value="0" calcext:value-type="float">
            <text:p>0,000</text:p>
          </table:table-cell>
          <table:table-cell table:formula="of:=[.H236]/45" office:value-type="float" office:value="0" calcext:value-type="float">
            <text:p>0,000</text:p>
          </table:table-cell>
          <table:table-cell table:formula="of:=[.Q236]*[.Q228]+[.R236]*[.R228]+[.S236]*[.S228]+[.T236]*[.T228]+[.U236]*[.U228]+[.V236]*[.V228]+[.W236]*[.W228]" office:value-type="float" office:value="0" calcext:value-type="float">
            <text:p>0,000</text:p>
          </table:table-cell>
          <table:table-cell table:formula="of:=[.O236]/45*(-1)" office:value-type="float" office:value="-0" calcext:value-type="float">
            <text:p>0,000</text:p>
          </table:table-cell>
          <table:table-cell table:style-name="ce42" table:formula="of:=[.O236]/63*(-1)" office:value-type="float" office:value="-0" calcext:value-type="float">
            <text:p>0,000</text:p>
          </table:table-cell>
          <table:table-cell table:style-name="ce42" table:formula="of:=[.J236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36]/4" office:value-type="float" office:value="0" calcext:value-type="float">
            <text:p>0,000</text:p>
          </table:table-cell>
          <table:table-cell table:formula="of:=[.P236]*[.Q228]+[.Q236]*[.Q228]+[.R236]*[.R228]+[.S236]*[.S228]+[.T236]*[.T228]+[.U236]*[.U228]+[.V236]*[.V228]+[.W236]*[.W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228]*[.X236])+([.Y228]*[.Y236])+([.Z228]*[.Z236])+([.AA228]*[.AA236])+([.AB228]*[.AB236])" office:value-type="float" office:value="0" calcext:value-type="float">
            <text:p>0,000</text:p>
          </table:table-cell>
          <table:table-cell table:formula="of:=[.AC236]/63*(-1)" office:value-type="float" office:value="-0" calcext:value-type="float">
            <text:p>0,000</text:p>
          </table:table-cell>
          <table:table-cell table:formula="of:=[.O236]-[.AC236]" office:value-type="float" office:value="0" calcext:value-type="float">
            <text:p>0,000</text:p>
          </table:table-cell>
          <table:table-cell table:formula="of:=[.AE236]/63*18*(-1)" office:value-type="float" office:value="-0" calcext:value-type="float">
            <text:p>0,000</text:p>
          </table:table-cell>
          <table:table-cell table:formula="of:=[.AE236]-[.AR236]" office:value-type="float" office:value="0" calcext:value-type="float">
            <text:p>0,000</text:p>
          </table:table-cell>
          <table:table-cell table:formula="of:=[.AG236]/45*0.8*(-1)" office:value-type="float" office:value="-0" calcext:value-type="float">
            <text:p>0,000</text:p>
          </table:table-cell>
          <table:table-cell table:formula="of:=[.AE236]/63*(-1)*0.95" office:value-type="float" office:value="-0" calcext:value-type="float">
            <text:p>0,000</text:p>
          </table:table-cell>
          <table:table-cell table:number-columns-repeated="8"/>
          <table:table-cell table:formula="of:=([.AL236]+[.AM236]+[.AN236]+[.AO236]+[.AP236]+[.AQ236])*2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237]*2" office:value-type="float" office:value="0" calcext:value-type="float">
            <text:p>0,000</text:p>
          </table:table-cell>
          <table:table-cell table:formula="of:=([.E237]+[.G237])*(-1)" office:value-type="float" office:value="-0.155555555555556" calcext:value-type="float">
            <text:p>-0,156</text:p>
          </table:table-cell>
          <table:table-cell table:formula="of:=[.F237]/2/45" office:value-type="float" office:value="0" calcext:value-type="float">
            <text:p>0,000</text:p>
          </table:table-cell>
          <table:table-cell table:formula="of:=[.P237]*[.Q228]" office:value-type="float" office:value="0" calcext:value-type="float">
            <text:p>0,000</text:p>
          </table:table-cell>
          <table:table-cell table:formula="of:=[.H237]/45" office:value-type="float" office:value="0.155555555555556" calcext:value-type="float">
            <text:p>0,156</text:p>
          </table:table-cell>
          <table:table-cell table:formula="of:=[.Q237]*[.Q228]+[.R237]*[.R228]+[.S237]*[.S228]+[.T237]*[.T228]+[.U237]*[.U228]+[.V237]*[.V228]+[.W237]*[.W228]" office:value-type="float" office:value="7" calcext:value-type="float">
            <text:p>7,000</text:p>
          </table:table-cell>
          <table:table-cell table:formula="of:=[.O237]/45*(-1)" office:value-type="float" office:value="-0.155555555555556" calcext:value-type="float">
            <text:p>-0,156</text:p>
          </table:table-cell>
          <table:table-cell table:style-name="ce42" table:formula="of:=[.O237]/63*(-1)" office:value-type="float" office:value="-0.111111111111111" calcext:value-type="float">
            <text:p>-0,111</text:p>
          </table:table-cell>
          <table:table-cell table:style-name="ce42" table:formula="of:=[.J237]*18" office:value-type="float" office:value="-2" calcext:value-type="float">
            <text:p>-2,000</text:p>
          </table:table-cell>
          <table:table-cell table:style-name="ce42" table:number-columns-repeated="2"/>
          <table:table-cell table:style-name="ce42" table:formula="of:=[.O237]/4" office:value-type="float" office:value="1.75" calcext:value-type="float">
            <text:p>1,750</text:p>
          </table:table-cell>
          <table:table-cell table:formula="of:=[.P237]*[.Q228]+[.Q237]*[.Q228]+[.R237]*[.R228]+[.S237]*[.S228]+[.T237]*[.T228]+[.U237]*[.U228]+[.V237]*[.V228]+[.W237]*[.W228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X228]*[.X237])+([.Y228]*[.Y237])+([.Z228]*[.Z237])+([.AA228]*[.AA237])+([.AB228]*[.AB237])" office:value-type="float" office:value="7" calcext:value-type="float">
            <text:p>7,000</text:p>
          </table:table-cell>
          <table:table-cell table:formula="of:=[.AC237]/63*(-1)" office:value-type="float" office:value="-0.111111111111111" calcext:value-type="float">
            <text:p>-0,111</text:p>
          </table:table-cell>
          <table:table-cell table:formula="of:=[.O237]-[.AC237]" office:value-type="float" office:value="0" calcext:value-type="float">
            <text:p>0,000</text:p>
          </table:table-cell>
          <table:table-cell table:formula="of:=[.AE237]/63*18*(-1)" office:value-type="float" office:value="-0" calcext:value-type="float">
            <text:p>0,000</text:p>
          </table:table-cell>
          <table:table-cell table:formula="of:=[.AE237]-[.AR237]" office:value-type="float" office:value="0" calcext:value-type="float">
            <text:p>0,000</text:p>
          </table:table-cell>
          <table:table-cell table:formula="of:=[.AG237]/45*0.8*(-1)" office:value-type="float" office:value="-0" calcext:value-type="float">
            <text:p>0,000</text:p>
          </table:table-cell>
          <table:table-cell table:formula="of:=[.AE237]/63*(-1)*0.95" office:value-type="float" office:value="-0" calcext:value-type="float">
            <text:p>0,000</text:p>
          </table:table-cell>
          <table:table-cell table:number-columns-repeated="8"/>
          <table:table-cell table:formula="of:=([.AL237]+[.AM237]+[.AN237]+[.AO237]+[.AP237]+[.AQ237])*2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long_range_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241]*2" office:value-type="float" office:value="11.7" calcext:value-type="float">
            <text:p>11,700</text:p>
          </table:table-cell>
          <table:table-cell table:formula="of:=([.E241]+[.G241])*(-1)" office:value-type="float" office:value="-2.41944444444444" calcext:value-type="float">
            <text:p>-2,419</text:p>
          </table:table-cell>
          <table:table-cell table:formula="of:=[.F241]/2/45" office:value-type="float" office:value="0.455" calcext:value-type="float">
            <text:p>0,455</text:p>
          </table:table-cell>
          <table:table-cell table:formula="of:=[.P241]*[.Q240]" office:value-type="float" office:value="40.95" calcext:value-type="float">
            <text:p>40,950</text:p>
          </table:table-cell>
          <table:table-cell table:formula="of:=[.H241]/45" office:value-type="float" office:value="1.96444444444444" calcext:value-type="float">
            <text:p>1,964</text:p>
          </table:table-cell>
          <table:table-cell table:formula="of:=[.Q241]*[.Q240]+[.R241]*[.R240]+[.S241]*[.S240]+[.T241]*[.T240]+[.U241]*[.U240]+[.V241]*[.V240]+[.W241]*[.W240]" office:value-type="float" office:value="88.4" calcext:value-type="float">
            <text:p>88,400</text:p>
          </table:table-cell>
          <table:table-cell table:formula="of:=[.O241]/45*(-1)" office:value-type="float" office:value="-2.87444444444444" calcext:value-type="float">
            <text:p>-2,874</text:p>
          </table:table-cell>
          <table:table-cell table:style-name="ce42" table:formula="of:=[.O241]/63*(-1)" office:value-type="float" office:value="-2.0531746031746" calcext:value-type="float">
            <text:p>-2,053</text:p>
          </table:table-cell>
          <table:table-cell table:style-name="ce42" table:formula="of:=[.J241]*18" office:value-type="float" office:value="-36.9571428571429" calcext:value-type="float">
            <text:p>-36,957</text:p>
          </table:table-cell>
          <table:table-cell table:style-name="ce42" table:number-columns-repeated="2"/>
          <table:table-cell table:style-name="ce42" table:formula="of:=[.O241]/4" office:value-type="float" office:value="32.3375" calcext:value-type="float">
            <text:p>32,338</text:p>
          </table:table-cell>
          <table:table-cell table:formula="of:=[.P241]*[.Q240]+[.Q241]*[.Q240]+[.R241]*[.R240]+[.S241]*[.S240]+[.T241]*[.T240]+[.U241]*[.U240]+[.V241]*[.V240]+[.W241]*[.W240]" office:value-type="float" office:value="129.35" calcext:value-type="float">
            <text:p>129,35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X240]*[.X241])+([.Y240]*[.Y241])+([.Z240]*[.Z241])+([.AA240]*[.AA241])+([.AB240]*[.AB241])" office:value-type="float" office:value="62.4" calcext:value-type="float">
            <text:p>62,400</text:p>
          </table:table-cell>
          <table:table-cell table:formula="of:=[.AC241]/63*(-1)" office:value-type="float" office:value="-0.99047619047619" calcext:value-type="float">
            <text:p>-0,990</text:p>
          </table:table-cell>
          <table:table-cell table:formula="of:=[.O241]-[.AC241]" office:value-type="float" office:value="66.95" calcext:value-type="float">
            <text:p>66,950</text:p>
          </table:table-cell>
          <table:table-cell table:formula="of:=[.AE241]/63*18*(-1)" office:value-type="float" office:value="-19.1285714285714" calcext:value-type="float">
            <text:p>-19,129</text:p>
          </table:table-cell>
          <table:table-cell table:formula="of:=[.AE241]-[.AR241]" office:value-type="float" office:value="48.75" calcext:value-type="float">
            <text:p>48,750</text:p>
          </table:table-cell>
          <table:table-cell table:formula="of:=[.AG241]/45*0.8*(-1)" office:value-type="float" office:value="-0.866666666666667" calcext:value-type="float">
            <text:p>-0,867</text:p>
          </table:table-cell>
          <table:table-cell table:formula="of:=[.AE241]/63*(-1)*0.95" office:value-type="float" office:value="-1.00956349206349" calcext:value-type="float">
            <text:p>-1,010</text:p>
          </table:table-cell>
          <table:table-cell table:number-columns-repeated="2"/>
          <table:table-cell office:value-type="float" office:value="5.85" calcext:value-type="float">
            <text:p>5,850</text:p>
          </table:table-cell>
          <table:table-cell office:value-type="float" office:value="3.25" calcext:value-type="float">
            <text:p>3,250</text:p>
          </table:table-cell>
          <table:table-cell table:number-columns-repeated="4"/>
          <table:table-cell table:formula="of:=([.AL241]+[.AM241]+[.AN241]+[.AO241]+[.AP241]+[.AQ241])*2" office:value-type="float" office:value="18.2" calcext:value-type="float">
            <text:p>18,2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242]*2" office:value-type="float" office:value="1.8" calcext:value-type="float">
            <text:p>1,800</text:p>
          </table:table-cell>
          <table:table-cell table:formula="of:=([.E242]+[.G242])*(-1)" office:value-type="float" office:value="-0.07" calcext:value-type="float">
            <text:p>-0,070</text:p>
          </table:table-cell>
          <table:table-cell table:formula="of:=[.F242]/2/45" office:value-type="float" office:value="0.07" calcext:value-type="float">
            <text:p>0,070</text:p>
          </table:table-cell>
          <table:table-cell table:formula="of:=[.P242]*[.Q240]" office:value-type="float" office:value="6.3" calcext:value-type="float">
            <text:p>6,300</text:p>
          </table:table-cell>
          <table:table-cell table:formula="of:=[.H242]/45" office:value-type="float" office:value="0" calcext:value-type="float">
            <text:p>0,000</text:p>
          </table:table-cell>
          <table:table-cell table:formula="of:=[.Q242]*[.Q240]+[.R242]*[.R240]+[.S242]*[.S240]+[.T242]*[.T240]+[.U242]*[.U240]+[.V242]*[.V240]+[.W242]*[.W240]" office:value-type="float" office:value="0" calcext:value-type="float">
            <text:p>0,000</text:p>
          </table:table-cell>
          <table:table-cell table:formula="of:=[.O242]/45*(-1)" office:value-type="float" office:value="-0.14" calcext:value-type="float">
            <text:p>-0,140</text:p>
          </table:table-cell>
          <table:table-cell table:style-name="ce42" table:formula="of:=[.O242]/63*(-1)" office:value-type="float" office:value="-0.1" calcext:value-type="float">
            <text:p>-0,100</text:p>
          </table:table-cell>
          <table:table-cell table:style-name="ce42" table:formula="of:=[.J242]*18" office:value-type="float" office:value="-1.8" calcext:value-type="float">
            <text:p>-1,800</text:p>
          </table:table-cell>
          <table:table-cell table:style-name="ce42" table:number-columns-repeated="2"/>
          <table:table-cell table:style-name="ce42" table:formula="of:=[.O242]/4" office:value-type="float" office:value="1.575" calcext:value-type="float">
            <text:p>1,575</text:p>
          </table:table-cell>
          <table:table-cell table:formula="of:=[.P242]*[.Q240]+[.Q242]*[.Q240]+[.R242]*[.R240]+[.S242]*[.S240]+[.T242]*[.T240]+[.U242]*[.U240]+[.V242]*[.V240]+[.W242]*[.W240]" office:value-type="float" office:value="6.3" calcext:value-type="float">
            <text:p>6,300</text:p>
          </table:table-cell>
          <table:table-cell office:value-type="float" office:value="0.9" calcext:value-type="float">
            <text:p>0,900</text:p>
          </table:table-cell>
          <table:table-cell table:number-columns-repeated="12"/>
          <table:table-cell table:formula="of:=([.X240]*[.X242])+([.Y240]*[.Y242])+([.Z240]*[.Z242])+([.AA240]*[.AA242])+([.AB240]*[.AB242])" office:value-type="float" office:value="0" calcext:value-type="float">
            <text:p>0,000</text:p>
          </table:table-cell>
          <table:table-cell table:formula="of:=[.AC242]/63*(-1)" office:value-type="float" office:value="-0" calcext:value-type="float">
            <text:p>0,000</text:p>
          </table:table-cell>
          <table:table-cell table:formula="of:=[.O242]-[.AC242]" office:value-type="float" office:value="6.3" calcext:value-type="float">
            <text:p>6,300</text:p>
          </table:table-cell>
          <table:table-cell table:formula="of:=[.AE242]/63*18*(-1)" office:value-type="float" office:value="-1.8" calcext:value-type="float">
            <text:p>-1,800</text:p>
          </table:table-cell>
          <table:table-cell table:formula="of:=[.AE242]-[.AR242]" office:value-type="float" office:value="0.7" calcext:value-type="float">
            <text:p>0,700</text:p>
          </table:table-cell>
          <table:table-cell table:formula="of:=[.AG242]/45*0.8*(-1)" office:value-type="float" office:value="-0.0124444444444445" calcext:value-type="float">
            <text:p>-0,012</text:p>
          </table:table-cell>
          <table:table-cell table:formula="of:=[.AE242]/63*(-1)*0.95" office:value-type="float" office:value="-0.095" calcext:value-type="float">
            <text:p>-0,095</text:p>
          </table:table-cell>
          <table:table-cell table:formula="of:=[.AG242]/45*(-1)" office:value-type="float" office:value="-0.0155555555555556" calcext:value-type="float">
            <text:p>-0,016</text:p>
          </table:table-cell>
          <table:table-cell/>
          <table:table-cell office:value-type="float" office:value="0.9" calcext:value-type="float">
            <text:p>0,900</text:p>
          </table:table-cell>
          <table:table-cell office:value-type="float" office:value="1" calcext:value-type="float">
            <text:p>1,0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formula="of:=([.AL242]+[.AM242]+[.AN242]+[.AO242]+[.AP242]+[.AQ242])*2" office:value-type="float" office:value="5.6" calcext:value-type="float">
            <text:p>5,6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243]*2" office:value-type="float" office:value="0.72" calcext:value-type="float">
            <text:p>0,720</text:p>
          </table:table-cell>
          <table:table-cell table:formula="of:=([.E243]+[.G243])*(-1)" office:value-type="float" office:value="-0.148888888888889" calcext:value-type="float">
            <text:p>-0,149</text:p>
          </table:table-cell>
          <table:table-cell table:formula="of:=[.F243]/2/45" office:value-type="float" office:value="0.028" calcext:value-type="float">
            <text:p>0,028</text:p>
          </table:table-cell>
          <table:table-cell table:formula="of:=[.P243]*[.Q240]" office:value-type="float" office:value="2.52" calcext:value-type="float">
            <text:p>2,520</text:p>
          </table:table-cell>
          <table:table-cell table:formula="of:=[.H243]/45" office:value-type="float" office:value="0.120888888888889" calcext:value-type="float">
            <text:p>0,121</text:p>
          </table:table-cell>
          <table:table-cell table:formula="of:=[.Q243]*[.Q240]+[.R243]*[.R240]+[.S243]*[.S240]+[.T243]*[.T240]+[.U243]*[.U240]+[.V243]*[.V240]+[.W243]*[.W240]" office:value-type="float" office:value="5.44" calcext:value-type="float">
            <text:p>5,440</text:p>
          </table:table-cell>
          <table:table-cell table:formula="of:=[.O243]/45*(-1)" office:value-type="float" office:value="-0.176888888888889" calcext:value-type="float">
            <text:p>-0,177</text:p>
          </table:table-cell>
          <table:table-cell table:style-name="ce42" table:formula="of:=[.O243]/63*(-1)" office:value-type="float" office:value="-0.126349206349206" calcext:value-type="float">
            <text:p>-0,126</text:p>
          </table:table-cell>
          <table:table-cell table:style-name="ce42" table:formula="of:=[.J243]*18" office:value-type="float" office:value="-2.27428571428571" calcext:value-type="float">
            <text:p>-2,274</text:p>
          </table:table-cell>
          <table:table-cell table:style-name="ce42" table:number-columns-repeated="2"/>
          <table:table-cell table:style-name="ce42" table:formula="of:=[.O243]/4" office:value-type="float" office:value="1.99" calcext:value-type="float">
            <text:p>1,990</text:p>
          </table:table-cell>
          <table:table-cell table:formula="of:=[.P243]*[.Q240]+[.Q243]*[.Q240]+[.R243]*[.R240]+[.S243]*[.S240]+[.T243]*[.T240]+[.U243]*[.U240]+[.V243]*[.V240]+[.W243]*[.W240]" office:value-type="float" office:value="7.96" calcext:value-type="float">
            <text:p>7,96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X240]*[.X243])+([.Y240]*[.Y243])+([.Z240]*[.Z243])+([.AA240]*[.AA243])+([.AB240]*[.AB243])" office:value-type="float" office:value="3.84" calcext:value-type="float">
            <text:p>3,840</text:p>
          </table:table-cell>
          <table:table-cell table:formula="of:=[.AC243]/63*(-1)" office:value-type="float" office:value="-0.060952380952381" calcext:value-type="float">
            <text:p>-0,061</text:p>
          </table:table-cell>
          <table:table-cell table:formula="of:=[.O243]-[.AC243]" office:value-type="float" office:value="4.12" calcext:value-type="float">
            <text:p>4,120</text:p>
          </table:table-cell>
          <table:table-cell table:formula="of:=[.AE243]/63*18*(-1)" office:value-type="float" office:value="-1.17714285714286" calcext:value-type="float">
            <text:p>-1,177</text:p>
          </table:table-cell>
          <table:table-cell table:formula="of:=[.AE243]-[.AR243]" office:value-type="float" office:value="3" calcext:value-type="float">
            <text:p>3,000</text:p>
          </table:table-cell>
          <table:table-cell table:formula="of:=[.AG243]/45*0.8*(-1)" office:value-type="float" office:value="-0.0533333333333333" calcext:value-type="float">
            <text:p>-0,053</text:p>
          </table:table-cell>
          <table:table-cell table:formula="of:=[.AE243]/63*(-1)*0.95" office:value-type="float" office:value="-0.0621269841269841" calcext:value-type="float">
            <text:p>-0,062</text:p>
          </table:table-cell>
          <table:table-cell table:number-columns-repeated="2"/>
          <table:table-cell office:value-type="float" office:value="0.36" calcext:value-type="float">
            <text:p>0,360</text:p>
          </table:table-cell>
          <table:table-cell office:value-type="float" office:value="0.2" calcext:value-type="float">
            <text:p>0,200</text:p>
          </table:table-cell>
          <table:table-cell table:number-columns-repeated="4"/>
          <table:table-cell table:formula="of:=([.AL243]+[.AM243]+[.AN243]+[.AO243]+[.AP243]+[.AQ243])*2" office:value-type="float" office:value="1.12" calcext:value-type="float">
            <text:p>1,1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244]*2" office:value-type="float" office:value="0" calcext:value-type="float">
            <text:p>0,000</text:p>
          </table:table-cell>
          <table:table-cell table:formula="of:=([.E244]+[.G244])*(-1)" office:value-type="float" office:value="-0" calcext:value-type="float">
            <text:p>0,000</text:p>
          </table:table-cell>
          <table:table-cell table:formula="of:=[.F244]/2/45" office:value-type="float" office:value="0" calcext:value-type="float">
            <text:p>0,000</text:p>
          </table:table-cell>
          <table:table-cell table:formula="of:=[.P244]*[.Q240]" office:value-type="float" office:value="0" calcext:value-type="float">
            <text:p>0,000</text:p>
          </table:table-cell>
          <table:table-cell table:formula="of:=[.H244]/45" office:value-type="float" office:value="0" calcext:value-type="float">
            <text:p>0,000</text:p>
          </table:table-cell>
          <table:table-cell table:formula="of:=[.Q244]*[.Q240]+[.R244]*[.R240]+[.S244]*[.S240]+[.T244]*[.T240]+[.U244]*[.U240]+[.V244]*[.V240]+[.W244]*[.W240]" office:value-type="float" office:value="0" calcext:value-type="float">
            <text:p>0,000</text:p>
          </table:table-cell>
          <table:table-cell table:formula="of:=[.O244]/45*(-1)" office:value-type="float" office:value="-0" calcext:value-type="float">
            <text:p>0,000</text:p>
          </table:table-cell>
          <table:table-cell table:style-name="ce42" table:formula="of:=[.O244]/63*(-1)" office:value-type="float" office:value="-0" calcext:value-type="float">
            <text:p>0,000</text:p>
          </table:table-cell>
          <table:table-cell table:style-name="ce42" table:formula="of:=[.J244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44]/4" office:value-type="float" office:value="0" calcext:value-type="float">
            <text:p>0,000</text:p>
          </table:table-cell>
          <table:table-cell table:formula="of:=[.P244]*[.Q240]+[.Q244]*[.Q240]+[.R244]*[.R240]+[.S244]*[.S240]+[.T244]*[.T240]+[.U244]*[.U240]+[.V244]*[.V240]+[.W244]*[.W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X240]*[.X244])+([.Y240]*[.Y244])+([.Z240]*[.Z244])+([.AA240]*[.AA244])+([.AB240]*[.AB244])" office:value-type="float" office:value="2.4" calcext:value-type="float">
            <text:p>2,400</text:p>
          </table:table-cell>
          <table:table-cell table:formula="of:=[.AC244]/63*(-1)" office:value-type="float" office:value="-0.0380952380952381" calcext:value-type="float">
            <text:p>-0,038</text:p>
          </table:table-cell>
          <table:table-cell table:formula="of:=[.O244]-[.AC244]" office:value-type="float" office:value="-2.4" calcext:value-type="float">
            <text:p>-2,400</text:p>
          </table:table-cell>
          <table:table-cell table:formula="of:=[.AE244]/63*18*(-1)" office:value-type="float" office:value="0.685714285714286" calcext:value-type="float">
            <text:p>0,686</text:p>
          </table:table-cell>
          <table:table-cell table:formula="of:=[.AE244]-[.AR244]" office:value-type="float" office:value="-4.2" calcext:value-type="float">
            <text:p>-4,200</text:p>
          </table:table-cell>
          <table:table-cell table:formula="of:=[.AG244]/45*0.8*(-1)" office:value-type="float" office:value="0.0746666666666667" calcext:value-type="float">
            <text:p>0,075</text:p>
          </table:table-cell>
          <table:table-cell table:formula="of:=[.AE244]/63*(-1)*0.95" office:value-type="float" office:value="0.0361904761904762" calcext:value-type="float">
            <text:p>0,036</text:p>
          </table:table-cell>
          <table:table-cell table:number-columns-repeated="4"/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formula="of:=([.AL244]+[.AM244]+[.AN244]+[.AO244]+[.AP244]+[.AQ244])*2" office:value-type="float" office:value="1.8" calcext:value-type="float">
            <text:p>1,800</text:p>
          </table:table-cell>
          <table:table-cell table:number-columns-repeated="980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245]*2" office:value-type="float" office:value="0" calcext:value-type="float">
            <text:p>0,000</text:p>
          </table:table-cell>
          <table:table-cell table:style-name="ce32" table:formula="of:=([.E245]+[.G245])*(-1)" office:value-type="float" office:value="-0.0542222222222222" calcext:value-type="float">
            <text:p>-0,054</text:p>
          </table:table-cell>
          <table:table-cell table:style-name="ce32" table:formula="of:=[.F245]/2/45" office:value-type="float" office:value="0" calcext:value-type="float">
            <text:p>0,000</text:p>
          </table:table-cell>
          <table:table-cell table:style-name="ce32" table:formula="of:=[.P245]*[.Q240]" office:value-type="float" office:value="0" calcext:value-type="float">
            <text:p>0,000</text:p>
          </table:table-cell>
          <table:table-cell table:style-name="ce32" table:formula="of:=[.H245]/45" office:value-type="float" office:value="0.0542222222222222" calcext:value-type="float">
            <text:p>0,054</text:p>
          </table:table-cell>
          <table:table-cell table:style-name="ce32" table:formula="of:=[.Q245]*[.Q240]+[.R245]*[.R240]+[.S245]*[.S240]+[.T245]*[.T240]+[.U245]*[.U240]+[.V245]*[.V240]+[.W245]*[.W240]" office:value-type="float" office:value="2.44" calcext:value-type="float">
            <text:p>2,440</text:p>
          </table:table-cell>
          <table:table-cell table:formula="of:=[.O245]/45*(-1)" office:value-type="float" office:value="-0.0542222222222222" calcext:value-type="float">
            <text:p>-0,054</text:p>
          </table:table-cell>
          <table:table-cell table:style-name="ce42" table:formula="of:=[.O245]/63*(-1)" office:value-type="float" office:value="-0.0387301587301587" calcext:value-type="float">
            <text:p>-0,039</text:p>
          </table:table-cell>
          <table:table-cell table:style-name="ce42" table:formula="of:=[.J245]*18" office:value-type="float" office:value="-0.697142857142857" calcext:value-type="float">
            <text:p>-0,697</text:p>
          </table:table-cell>
          <table:table-cell table:style-name="ce42" table:number-columns-repeated="2"/>
          <table:table-cell table:style-name="ce42" table:formula="of:=[.O245]/4" office:value-type="float" office:value="0.61" calcext:value-type="float">
            <text:p>0,610</text:p>
          </table:table-cell>
          <table:table-cell table:formula="of:=[.P245]*[.Q240]+[.Q245]*[.Q240]+[.R245]*[.R240]+[.S245]*[.S240]+[.T245]*[.T240]+[.U245]*[.U240]+[.V245]*[.V240]+[.W245]*[.W240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 office:value-type="float" office:value="0.16" calcext:value-type="float">
            <text:p>0,160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X240]*[.X245])+([.Y240]*[.Y245])+([.Z240]*[.Z245])+([.AA240]*[.AA245])+([.AB240]*[.AB245])" office:value-type="float" office:value="1.12" calcext:value-type="float">
            <text:p>1,120</text:p>
          </table:table-cell>
          <table:table-cell table:formula="of:=[.AC245]/63*(-1)" office:value-type="float" office:value="-0.0177777777777778" calcext:value-type="float">
            <text:p>-0,018</text:p>
          </table:table-cell>
          <table:table-cell table:formula="of:=[.O245]-[.AC245]" office:value-type="float" office:value="1.32" calcext:value-type="float">
            <text:p>1,320</text:p>
          </table:table-cell>
          <table:table-cell table:formula="of:=[.AE245]/63*18*(-1)" office:value-type="float" office:value="-0.377142857142857" calcext:value-type="float">
            <text:p>-0,377</text:p>
          </table:table-cell>
          <table:table-cell table:formula="of:=[.AE245]-[.AR245]" office:value-type="float" office:value="1.08" calcext:value-type="float">
            <text:p>1,080</text:p>
          </table:table-cell>
          <table:table-cell table:formula="of:=[.AG245]/45*0.8*(-1)" office:value-type="float" office:value="-0.0192" calcext:value-type="float">
            <text:p>-0,019</text:p>
          </table:table-cell>
          <table:table-cell table:formula="of:=[.AE245]/63*(-1)*0.95" office:value-type="float" office:value="-0.0199047619047619" calcext:value-type="float">
            <text:p>-0,020</text:p>
          </table:table-cell>
          <table:table-cell table:formula="of:=[.AG245]/45*(-1)" office:value-type="float" office:value="-0.024" calcext:value-type="float">
            <text:p>-0,024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L245]+[.AM245]+[.AN245]+[.AO245]+[.AP245]+[.AQ245])*2" office:value-type="float" office:value="0.24" calcext:value-type="float">
            <text:p>0,24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246]*2" office:value-type="float" office:value="0.081" calcext:value-type="float">
            <text:p>0,081</text:p>
          </table:table-cell>
          <table:table-cell table:formula="of:=([.E246]+[.G246])*(-1)" office:value-type="float" office:value="-0.00975" calcext:value-type="float">
            <text:p>-0,010</text:p>
          </table:table-cell>
          <table:table-cell table:formula="of:=[.F246]/2/45" office:value-type="float" office:value="0.00315" calcext:value-type="float">
            <text:p>0,003</text:p>
          </table:table-cell>
          <table:table-cell table:formula="of:=[.P246]*[.Q240]" office:value-type="float" office:value="0.2835" calcext:value-type="float">
            <text:p>0,284</text:p>
          </table:table-cell>
          <table:table-cell table:formula="of:=[.H246]/45" office:value-type="float" office:value="0.0066" calcext:value-type="float">
            <text:p>0,007</text:p>
          </table:table-cell>
          <table:table-cell table:formula="of:=[.Q246]*[.Q240]+[.R246]*[.R240]+[.S246]*[.S240]+[.T246]*[.T240]+[.U246]*[.U240]+[.V246]*[.V240]+[.W246]*[.W240]" office:value-type="float" office:value="0.297" calcext:value-type="float">
            <text:p>0,297</text:p>
          </table:table-cell>
          <table:table-cell table:formula="of:=[.O246]/45*(-1)" office:value-type="float" office:value="-0.0129" calcext:value-type="float">
            <text:p>-0,013</text:p>
          </table:table-cell>
          <table:table-cell table:style-name="ce42" table:formula="of:=[.O246]/63*(-1)" office:value-type="float" office:value="-0.00921428571428572" calcext:value-type="float">
            <text:p>-0,009</text:p>
          </table:table-cell>
          <table:table-cell table:style-name="ce42" table:formula="of:=[.J246]*18" office:value-type="float" office:value="-0.165857142857143" calcext:value-type="float">
            <text:p>-0,166</text:p>
          </table:table-cell>
          <table:table-cell table:style-name="ce42" table:number-columns-repeated="2"/>
          <table:table-cell table:style-name="ce42" table:formula="of:=[.O246]/4" office:value-type="float" office:value="0.145125" calcext:value-type="float">
            <text:p>0,145</text:p>
          </table:table-cell>
          <table:table-cell table:formula="of:=[.P246]*[.Q240]+[.Q246]*[.Q240]+[.R246]*[.R240]+[.S246]*[.S240]+[.T246]*[.T240]+[.U246]*[.U240]+[.V246]*[.V240]+[.W246]*[.W240]" office:value-type="float" office:value="0.5805" calcext:value-type="float">
            <text:p>0,581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X240]*[.X246])+([.Y240]*[.Y246])+([.Z240]*[.Z246])+([.AA240]*[.AA246])+([.AB240]*[.AB246])" office:value-type="float" office:value="0.294" calcext:value-type="float">
            <text:p>0,294</text:p>
          </table:table-cell>
          <table:table-cell table:formula="of:=[.AC246]/63*(-1)" office:value-type="float" office:value="-0.00466666666666667" calcext:value-type="float">
            <text:p>-0,005</text:p>
          </table:table-cell>
          <table:table-cell table:formula="of:=[.O246]-[.AC246]" office:value-type="float" office:value="0.2865" calcext:value-type="float">
            <text:p>0,287</text:p>
          </table:table-cell>
          <table:table-cell table:formula="of:=[.AE246]/63*18*(-1)" office:value-type="float" office:value="-0.0818571428571429" calcext:value-type="float">
            <text:p>-0,082</text:p>
          </table:table-cell>
          <table:table-cell table:formula="of:=[.AE246]-[.AR246]" office:value-type="float" office:value="0.1705" calcext:value-type="float">
            <text:p>0,171</text:p>
          </table:table-cell>
          <table:table-cell table:formula="of:=[.AG246]/45*0.8*(-1)" office:value-type="float" office:value="-0.00303111111111111" calcext:value-type="float">
            <text:p>-0,003</text:p>
          </table:table-cell>
          <table:table-cell table:formula="of:=[.AE246]/63*(-1)*0.95" office:value-type="float" office:value="-0.0043202380952381" calcext:value-type="float">
            <text:p>-0,004</text:p>
          </table:table-cell>
          <table:table-cell table:number-columns-repeated="2"/>
          <table:table-cell office:value-type="float" office:value="0.04" calcext:value-type="float">
            <text:p>0,040</text:p>
          </table:table-cell>
          <table:table-cell/>
          <table:table-cell office:value-type="float" office:value="0.018" calcext:value-type="float">
            <text:p>0,018</text:p>
          </table:table-cell>
          <table:table-cell table:number-columns-repeated="3"/>
          <table:table-cell table:formula="of:=([.AL246]+[.AM246]+[.AN246]+[.AO246]+[.AP246]+[.AQ246])*2" office:value-type="float" office:value="0.116" calcext:value-type="float">
            <text:p>0,11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247]*2" office:value-type="float" office:value="29.7" calcext:value-type="float">
            <text:p>29,700</text:p>
          </table:table-cell>
          <table:table-cell table:formula="of:=([.E247]+[.G247])*(-1)" office:value-type="float" office:value="-2.035" calcext:value-type="float">
            <text:p>-2,035</text:p>
          </table:table-cell>
          <table:table-cell table:formula="of:=[.F247]/2/45" office:value-type="float" office:value="1.155" calcext:value-type="float">
            <text:p>1,155</text:p>
          </table:table-cell>
          <table:table-cell table:formula="of:=[.P247]*[.Q240]" office:value-type="float" office:value="103.95" calcext:value-type="float">
            <text:p>103,950</text:p>
          </table:table-cell>
          <table:table-cell table:formula="of:=[.H247]/45" office:value-type="float" office:value="0.88" calcext:value-type="float">
            <text:p>0,880</text:p>
          </table:table-cell>
          <table:table-cell table:formula="of:=[.Q247]*[.Q240]+[.R247]*[.R240]+[.S247]*[.S240]+[.T247]*[.T240]+[.U247]*[.U240]+[.V247]*[.V240]+[.W247]*[.W240]" office:value-type="float" office:value="39.6" calcext:value-type="float">
            <text:p>39,600</text:p>
          </table:table-cell>
          <table:table-cell table:formula="of:=[.O247]/45*(-1)" office:value-type="float" office:value="-3.19" calcext:value-type="float">
            <text:p>-3,190</text:p>
          </table:table-cell>
          <table:table-cell table:style-name="ce42" table:formula="of:=[.O247]/63*(-1)" office:value-type="float" office:value="-2.27857142857143" calcext:value-type="float">
            <text:p>-2,279</text:p>
          </table:table-cell>
          <table:table-cell table:style-name="ce42" table:formula="of:=[.J247]*18" office:value-type="float" office:value="-41.0142857142857" calcext:value-type="float">
            <text:p>-41,014</text:p>
          </table:table-cell>
          <table:table-cell table:style-name="ce42" table:number-columns-repeated="2"/>
          <table:table-cell table:style-name="ce42" table:formula="of:=[.O247]/4" office:value-type="float" office:value="35.8875" calcext:value-type="float">
            <text:p>35,888</text:p>
          </table:table-cell>
          <table:table-cell table:formula="of:=[.P247]*[.Q240]+[.Q247]*[.Q240]+[.R247]*[.R240]+[.S247]*[.S240]+[.T247]*[.T240]+[.U247]*[.U240]+[.V247]*[.V240]+[.W247]*[.W240]" office:value-type="float" office:value="143.55" calcext:value-type="float">
            <text:p>143,550</text:p>
          </table:table-cell>
          <table:table-cell office:value-type="float" office:value="14.85" calcext:value-type="float">
            <text:p>14,85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X240]*[.X247])+([.Y240]*[.Y247])+([.Z240]*[.Z247])+([.AA240]*[.AA247])+([.AB240]*[.AB247])" office:value-type="float" office:value="39.6" calcext:value-type="float">
            <text:p>39,600</text:p>
          </table:table-cell>
          <table:table-cell table:formula="of:=[.AC247]/63*(-1)" office:value-type="float" office:value="-0.628571428571429" calcext:value-type="float">
            <text:p>-0,629</text:p>
          </table:table-cell>
          <table:table-cell table:formula="of:=[.O247]-[.AC247]" office:value-type="float" office:value="103.95" calcext:value-type="float">
            <text:p>103,950</text:p>
          </table:table-cell>
          <table:table-cell table:formula="of:=[.AE247]/63*18*(-1)" office:value-type="float" office:value="-29.7" calcext:value-type="float">
            <text:p>-29,700</text:p>
          </table:table-cell>
          <table:table-cell table:formula="of:=[.AE247]-[.AR247]" office:value-type="float" office:value="74.25" calcext:value-type="float">
            <text:p>74,250</text:p>
          </table:table-cell>
          <table:table-cell table:formula="of:=[.AG247]/45*0.8*(-1)" office:value-type="float" office:value="-1.32" calcext:value-type="float">
            <text:p>-1,320</text:p>
          </table:table-cell>
          <table:table-cell table:formula="of:=[.AE247]/63*(-1)*0.95" office:value-type="float" office:value="-1.5675" calcext:value-type="float">
            <text:p>-1,568</text:p>
          </table:table-cell>
          <table:table-cell table:formula="of:=[.AG247]/45*(-1)" office:value-type="float" office:value="-1.65" calcext:value-type="float">
            <text:p>-1,650</text:p>
          </table:table-cell>
          <table:table-cell/>
          <table:table-cell office:value-type="float" office:value="14.85" calcext:value-type="float">
            <text:p>14,850</text:p>
          </table:table-cell>
          <table:table-cell table:number-columns-repeated="5"/>
          <table:table-cell table:formula="of:=([.AL247]+[.AM247]+[.AN247]+[.AO247]+[.AP247]+[.AQ247])*2" office:value-type="float" office:value="29.7" calcext:value-type="float">
            <text:p>29,700</text:p>
          </table:table-cell>
          <table:table-cell/>
          <table:table-cell office:value-type="float" office:value="165" calcext:value-type="float">
            <text:p>165,000</text:p>
          </table:table-cell>
          <table:table-cell table:formula="of:=[.AT247]-[.C247]" office:value-type="float" office:value="135.3" calcext:value-type="float">
            <text:p>135,300</text:p>
          </table:table-cell>
          <table:table-cell table:formula="of:=[.AT247]-[.C247]/2" office:value-type="float" office:value="150.15" calcext:value-type="float">
            <text:p>150,150</text:p>
          </table:table-cell>
          <table:table-cell office:value-type="float" office:value="165" calcext:value-type="float">
            <text:p>165,000</text:p>
          </table:table-cell>
          <table:table-cell table:formula="of:=[.AT247]+[.C247]/2" office:value-type="float" office:value="179.85" calcext:value-type="float">
            <text:p>179,850</text:p>
          </table:table-cell>
          <table:table-cell table:formula="of:=[.AT247]+[.C247]" office:value-type="float" office:value="194.7" calcext:value-type="float">
            <text:p>194,700</text:p>
          </table:table-cell>
          <table:table-cell table:formula="of:=[.AT247]+[.C247]*1.5" office:value-type="float" office:value="209.55" calcext:value-type="float">
            <text:p>209,550</text:p>
          </table:table-cell>
          <table:table-cell table:formula="of:=[.AT247]+[.C247]*2" office:value-type="float" office:value="224.4" calcext:value-type="float">
            <text:p>224,4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248]*2" office:value-type="float" office:value="0" calcext:value-type="float">
            <text:p>0,000</text:p>
          </table:table-cell>
          <table:table-cell table:formula="of:=([.E248]+[.G248])*(-1)" office:value-type="float" office:value="-0" calcext:value-type="float">
            <text:p>0,000</text:p>
          </table:table-cell>
          <table:table-cell table:formula="of:=[.F248]/2/45" office:value-type="float" office:value="0" calcext:value-type="float">
            <text:p>0,000</text:p>
          </table:table-cell>
          <table:table-cell table:formula="of:=[.P248]*[.Q240]" office:value-type="float" office:value="0" calcext:value-type="float">
            <text:p>0,000</text:p>
          </table:table-cell>
          <table:table-cell table:formula="of:=[.H248]/45" office:value-type="float" office:value="0" calcext:value-type="float">
            <text:p>0,000</text:p>
          </table:table-cell>
          <table:table-cell table:formula="of:=[.Q248]*[.Q240]+[.R248]*[.R240]+[.S248]*[.S240]+[.T248]*[.T240]+[.U248]*[.U240]+[.V248]*[.V240]+[.W248]*[.W240]" office:value-type="float" office:value="0" calcext:value-type="float">
            <text:p>0,000</text:p>
          </table:table-cell>
          <table:table-cell table:formula="of:=[.O248]/45*(-1)" office:value-type="float" office:value="-0" calcext:value-type="float">
            <text:p>0,000</text:p>
          </table:table-cell>
          <table:table-cell table:style-name="ce42" table:formula="of:=[.O248]/63*(-1)" office:value-type="float" office:value="-0" calcext:value-type="float">
            <text:p>0,000</text:p>
          </table:table-cell>
          <table:table-cell table:style-name="ce42" table:formula="of:=[.J248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48]/4" office:value-type="float" office:value="0" calcext:value-type="float">
            <text:p>0,000</text:p>
          </table:table-cell>
          <table:table-cell table:formula="of:=[.P248]*[.Q240]+[.Q248]*[.Q240]+[.R248]*[.R240]+[.S248]*[.S240]+[.T248]*[.T240]+[.U248]*[.U240]+[.V248]*[.V240]+[.W248]*[.W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240]*[.X248])+([.Y240]*[.Y248])+([.Z240]*[.Z248])+([.AA240]*[.AA248])+([.AB240]*[.AB248])" office:value-type="float" office:value="0" calcext:value-type="float">
            <text:p>0,000</text:p>
          </table:table-cell>
          <table:table-cell table:formula="of:=[.AC248]/63*(-1)" office:value-type="float" office:value="-0" calcext:value-type="float">
            <text:p>0,000</text:p>
          </table:table-cell>
          <table:table-cell table:formula="of:=[.O248]-[.AC248]" office:value-type="float" office:value="0" calcext:value-type="float">
            <text:p>0,000</text:p>
          </table:table-cell>
          <table:table-cell table:formula="of:=[.AE248]/63*18*(-1)" office:value-type="float" office:value="-0" calcext:value-type="float">
            <text:p>0,000</text:p>
          </table:table-cell>
          <table:table-cell table:formula="of:=[.AE248]-[.AR248]" office:value-type="float" office:value="0" calcext:value-type="float">
            <text:p>0,000</text:p>
          </table:table-cell>
          <table:table-cell table:formula="of:=[.AG248]/45*0.8*(-1)" office:value-type="float" office:value="-0" calcext:value-type="float">
            <text:p>0,000</text:p>
          </table:table-cell>
          <table:table-cell table:formula="of:=[.AE248]/63*(-1)*0.95" office:value-type="float" office:value="-0" calcext:value-type="float">
            <text:p>0,000</text:p>
          </table:table-cell>
          <table:table-cell table:number-columns-repeated="8"/>
          <table:table-cell table:formula="of:=([.AL248]+[.AM248]+[.AN248]+[.AO248]+[.AP248]+[.AQ248])*2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249]*2" office:value-type="float" office:value="0" calcext:value-type="float">
            <text:p>0,000</text:p>
          </table:table-cell>
          <table:table-cell table:formula="of:=([.E249]+[.G249])*(-1)" office:value-type="float" office:value="-0.155555555555556" calcext:value-type="float">
            <text:p>-0,156</text:p>
          </table:table-cell>
          <table:table-cell table:formula="of:=[.F249]/2/45" office:value-type="float" office:value="0" calcext:value-type="float">
            <text:p>0,000</text:p>
          </table:table-cell>
          <table:table-cell table:formula="of:=[.P249]*[.Q240]" office:value-type="float" office:value="0" calcext:value-type="float">
            <text:p>0,000</text:p>
          </table:table-cell>
          <table:table-cell table:formula="of:=[.H249]/45" office:value-type="float" office:value="0.155555555555556" calcext:value-type="float">
            <text:p>0,156</text:p>
          </table:table-cell>
          <table:table-cell table:formula="of:=[.Q249]*[.Q240]+[.R249]*[.R240]+[.S249]*[.S240]+[.T249]*[.T240]+[.U249]*[.U240]+[.V249]*[.V240]+[.W249]*[.W240]" office:value-type="float" office:value="7" calcext:value-type="float">
            <text:p>7,000</text:p>
          </table:table-cell>
          <table:table-cell table:formula="of:=[.O249]/45*(-1)" office:value-type="float" office:value="-0.155555555555556" calcext:value-type="float">
            <text:p>-0,156</text:p>
          </table:table-cell>
          <table:table-cell table:style-name="ce42" table:formula="of:=[.O249]/63*(-1)" office:value-type="float" office:value="-0.111111111111111" calcext:value-type="float">
            <text:p>-0,111</text:p>
          </table:table-cell>
          <table:table-cell table:style-name="ce42" table:formula="of:=[.J249]*18" office:value-type="float" office:value="-2" calcext:value-type="float">
            <text:p>-2,000</text:p>
          </table:table-cell>
          <table:table-cell table:style-name="ce42" table:number-columns-repeated="2"/>
          <table:table-cell table:style-name="ce42" table:formula="of:=[.O249]/4" office:value-type="float" office:value="1.75" calcext:value-type="float">
            <text:p>1,750</text:p>
          </table:table-cell>
          <table:table-cell table:formula="of:=[.P249]*[.Q240]+[.Q249]*[.Q240]+[.R249]*[.R240]+[.S249]*[.S240]+[.T249]*[.T240]+[.U249]*[.U240]+[.V249]*[.V240]+[.W249]*[.W240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6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X240]*[.X249])+([.Y240]*[.Y249])+([.Z240]*[.Z249])+([.AA240]*[.AA249])+([.AB240]*[.AB249])" office:value-type="float" office:value="7" calcext:value-type="float">
            <text:p>7,000</text:p>
          </table:table-cell>
          <table:table-cell table:formula="of:=[.AC249]/63*(-1)" office:value-type="float" office:value="-0.111111111111111" calcext:value-type="float">
            <text:p>-0,111</text:p>
          </table:table-cell>
          <table:table-cell table:formula="of:=[.O249]-[.AC249]" office:value-type="float" office:value="0" calcext:value-type="float">
            <text:p>0,000</text:p>
          </table:table-cell>
          <table:table-cell table:formula="of:=[.AE249]/63*18*(-1)" office:value-type="float" office:value="-0" calcext:value-type="float">
            <text:p>0,000</text:p>
          </table:table-cell>
          <table:table-cell table:formula="of:=[.AE249]-[.AR249]" office:value-type="float" office:value="0" calcext:value-type="float">
            <text:p>0,000</text:p>
          </table:table-cell>
          <table:table-cell table:formula="of:=[.AG249]/45*0.8*(-1)" office:value-type="float" office:value="-0" calcext:value-type="float">
            <text:p>0,000</text:p>
          </table:table-cell>
          <table:table-cell table:formula="of:=[.AE249]/63*(-1)*0.95" office:value-type="float" office:value="-0" calcext:value-type="float">
            <text:p>0,000</text:p>
          </table:table-cell>
          <table:table-cell table:number-columns-repeated="8"/>
          <table:table-cell table:formula="of:=([.AL249]+[.AM249]+[.AN249]+[.AO249]+[.AP249]+[.AQ249])*2" office:value-type="float" office:value="0" calcext:value-type="float">
            <text:p>0,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42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lectro_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5"/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number-columns-repeated="2"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P253]*2" office:value-type="float" office:value="11.7" calcext:value-type="float">
            <text:p>11,700</text:p>
          </table:table-cell>
          <table:table-cell table:formula="of:=([.E253]+[.G253])*(-1)" office:value-type="float" office:value="-2.22444444444444" calcext:value-type="float">
            <text:p>-2,224</text:p>
          </table:table-cell>
          <table:table-cell table:formula="of:=[.F253]/2/45" office:value-type="float" office:value="0.26" calcext:value-type="float">
            <text:p>0,260</text:p>
          </table:table-cell>
          <table:table-cell table:formula="of:=[.P253]*[.Q252]" office:value-type="float" office:value="23.4" calcext:value-type="float">
            <text:p>23,400</text:p>
          </table:table-cell>
          <table:table-cell table:formula="of:=[.H253]/45" office:value-type="float" office:value="1.96444444444444" calcext:value-type="float">
            <text:p>1,964</text:p>
          </table:table-cell>
          <table:table-cell table:formula="of:=[.Q253]*[.Q252]+[.R253]*[.R252]+[.S253]*[.S252]+[.T253]*[.T252]+[.U253]*[.U252]+[.V253]*[.V252]+[.W253]*[.W252]" office:value-type="float" office:value="88.4" calcext:value-type="float">
            <text:p>88,400</text:p>
          </table:table-cell>
          <table:table-cell table:formula="of:=[.O253]/45*(-1)" office:value-type="float" office:value="-2.48444444444444" calcext:value-type="float">
            <text:p>-2,484</text:p>
          </table:table-cell>
          <table:table-cell table:style-name="ce42" table:formula="of:=[.O253]/63*(-1)" office:value-type="float" office:value="-1.77460317460317" calcext:value-type="float">
            <text:p>-1,775</text:p>
          </table:table-cell>
          <table:table-cell table:style-name="ce42" table:formula="of:=[.J253]*18" office:value-type="float" office:value="-31.9428571428571" calcext:value-type="float">
            <text:p>-31,943</text:p>
          </table:table-cell>
          <table:table-cell table:style-name="ce42" table:number-columns-repeated="2"/>
          <table:table-cell table:style-name="ce42" table:formula="of:=[.O253]/4" office:value-type="float" office:value="27.95" calcext:value-type="float">
            <text:p>27,950</text:p>
          </table:table-cell>
          <table:table-cell table:formula="of:=[.P253]*[.Q252]+[.Q253]*[.Q252]+[.R253]*[.R252]+[.S253]*[.S252]+[.T253]*[.T252]+[.U253]*[.U252]+[.V253]*[.V252]+[.W253]*[.W252]" office:value-type="float" office:value="111.8" calcext:value-type="float">
            <text:p>111,80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X252]*[.X253])+([.Y252]*[.Y253])+([.Z252]*[.Z253])+([.AA252]*[.AA253])+([.AB252]*[.AB253])" office:value-type="float" office:value="62.4" calcext:value-type="float">
            <text:p>62,400</text:p>
          </table:table-cell>
          <table:table-cell table:formula="of:=[.AC253]/63*(-1)" office:value-type="float" office:value="-0.99047619047619" calcext:value-type="float">
            <text:p>-0,990</text:p>
          </table:table-cell>
          <table:table-cell table:formula="of:=[.O253]-[.AC253]" office:value-type="float" office:value="49.4" calcext:value-type="float">
            <text:p>49,400</text:p>
          </table:table-cell>
          <table:table-cell table:formula="of:=[.AE253]/63*18*(-1)" office:value-type="float" office:value="-14.1142857142857" calcext:value-type="float">
            <text:p>-14,114</text:p>
          </table:table-cell>
          <table:table-cell table:number-columns-repeated="2"/>
          <table:table-cell table:formula="of:=[.AE253]/63*(-1)*0.95" office:value-type="float" office:value="-0.744920634920635" calcext:value-type="float">
            <text:p>-0,74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P254]*2" office:value-type="float" office:value="63" calcext:value-type="float">
            <text:p>63,000</text:p>
          </table:table-cell>
          <table:table-cell table:formula="of:=([.E254]+[.G254])*(-1)" office:value-type="float" office:value="-1.4" calcext:value-type="float">
            <text:p>-1,400</text:p>
          </table:table-cell>
          <table:table-cell table:formula="of:=[.F254]/2/45" office:value-type="float" office:value="1.4" calcext:value-type="float">
            <text:p>1,400</text:p>
          </table:table-cell>
          <table:table-cell table:formula="of:=[.P254]*[.Q252]" office:value-type="float" office:value="126" calcext:value-type="float">
            <text:p>126,000</text:p>
          </table:table-cell>
          <table:table-cell table:formula="of:=[.H254]/45" office:value-type="float" office:value="0" calcext:value-type="float">
            <text:p>0,000</text:p>
          </table:table-cell>
          <table:table-cell table:formula="of:=[.Q254]*[.Q252]+[.R254]*[.R252]+[.S254]*[.S252]+[.T254]*[.T252]+[.U254]*[.U252]+[.V254]*[.V252]+[.W254]*[.W252]" office:value-type="float" office:value="0" calcext:value-type="float">
            <text:p>0,000</text:p>
          </table:table-cell>
          <table:table-cell table:formula="of:=[.O254]/45*(-1)" office:value-type="float" office:value="-2.8" calcext:value-type="float">
            <text:p>-2,800</text:p>
          </table:table-cell>
          <table:table-cell table:style-name="ce42" table:formula="of:=[.O254]/63*(-1)" office:value-type="float" office:value="-2" calcext:value-type="float">
            <text:p>-2,000</text:p>
          </table:table-cell>
          <table:table-cell table:style-name="ce42" table:formula="of:=[.J254]*18" office:value-type="float" office:value="-36" calcext:value-type="float">
            <text:p>-36,000</text:p>
          </table:table-cell>
          <table:table-cell table:style-name="ce42" table:number-columns-repeated="2"/>
          <table:table-cell table:style-name="ce42" table:formula="of:=[.O254]/4" office:value-type="float" office:value="31.5" calcext:value-type="float">
            <text:p>31,500</text:p>
          </table:table-cell>
          <table:table-cell table:formula="of:=[.P254]*[.Q252]+[.Q254]*[.Q252]+[.R254]*[.R252]+[.S254]*[.S252]+[.T254]*[.T252]+[.U254]*[.U252]+[.V254]*[.V252]+[.W254]*[.W252]" office:value-type="float" office:value="126" calcext:value-type="float">
            <text:p>126,000</text:p>
          </table:table-cell>
          <table:table-cell office:value-type="float" office:value="31.5" calcext:value-type="float">
            <text:p>31,500</text:p>
          </table:table-cell>
          <table:table-cell table:number-columns-repeated="12"/>
          <table:table-cell table:formula="of:=([.X252]*[.X254])+([.Y252]*[.Y254])+([.Z252]*[.Z254])+([.AA252]*[.AA254])+([.AB252]*[.AB254])" office:value-type="float" office:value="0" calcext:value-type="float">
            <text:p>0,000</text:p>
          </table:table-cell>
          <table:table-cell table:formula="of:=[.AC254]/63*(-1)" office:value-type="float" office:value="-0" calcext:value-type="float">
            <text:p>0,000</text:p>
          </table:table-cell>
          <table:table-cell table:formula="of:=[.O254]-[.AC254]" office:value-type="float" office:value="126" calcext:value-type="float">
            <text:p>126,000</text:p>
          </table:table-cell>
          <table:table-cell table:formula="of:=[.AE254]/63*18*(-1)" office:value-type="float" office:value="-36" calcext:value-type="float">
            <text:p>-36,000</text:p>
          </table:table-cell>
          <table:table-cell table:number-columns-repeated="2"/>
          <table:table-cell table:formula="of:=[.AE254]/63*(-1)*0.95" office:value-type="float" office:value="-1.9" calcext:value-type="float">
            <text:p>-1,900</text:p>
          </table:table-cell>
          <table:table-cell table:formula="of:=[.AE254]/45*(-1)" office:value-type="float" office:value="-2.8" calcext:value-type="float">
            <text:p>-2,8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P255]*2" office:value-type="float" office:value="1.35" calcext:value-type="float">
            <text:p>1,350</text:p>
          </table:table-cell>
          <table:table-cell table:formula="of:=([.E255]+[.G255])*(-1)" office:value-type="float" office:value="-0.225555555555556" calcext:value-type="float">
            <text:p>-0,226</text:p>
          </table:table-cell>
          <table:table-cell table:formula="of:=[.F255]/2/45" office:value-type="float" office:value="0.03" calcext:value-type="float">
            <text:p>0,030</text:p>
          </table:table-cell>
          <table:table-cell table:formula="of:=[.P255]*[.Q252]" office:value-type="float" office:value="2.7" calcext:value-type="float">
            <text:p>2,700</text:p>
          </table:table-cell>
          <table:table-cell table:formula="of:=[.H255]/45" office:value-type="float" office:value="0.195555555555556" calcext:value-type="float">
            <text:p>0,196</text:p>
          </table:table-cell>
          <table:table-cell table:formula="of:=[.Q255]*[.Q252]+[.R255]*[.R252]+[.S255]*[.S252]+[.T255]*[.T252]+[.U255]*[.U252]+[.V255]*[.V252]+[.W255]*[.W252]" office:value-type="float" office:value="8.8" calcext:value-type="float">
            <text:p>8,800</text:p>
          </table:table-cell>
          <table:table-cell table:formula="of:=[.O255]/45*(-1)" office:value-type="float" office:value="-0.255555555555556" calcext:value-type="float">
            <text:p>-0,256</text:p>
          </table:table-cell>
          <table:table-cell table:style-name="ce42" table:formula="of:=[.O255]/63*(-1)" office:value-type="float" office:value="-0.182539682539683" calcext:value-type="float">
            <text:p>-0,183</text:p>
          </table:table-cell>
          <table:table-cell table:style-name="ce42" table:formula="of:=[.J255]*18" office:value-type="float" office:value="-3.28571428571429" calcext:value-type="float">
            <text:p>-3,286</text:p>
          </table:table-cell>
          <table:table-cell table:style-name="ce42" table:number-columns-repeated="2"/>
          <table:table-cell table:style-name="ce42" table:formula="of:=[.O255]/4" office:value-type="float" office:value="2.875" calcext:value-type="float">
            <text:p>2,875</text:p>
          </table:table-cell>
          <table:table-cell table:formula="of:=[.P255]*[.Q252]+[.Q255]*[.Q252]+[.R255]*[.R252]+[.S255]*[.S252]+[.T255]*[.T252]+[.U255]*[.U252]+[.V255]*[.V252]+[.W255]*[.W252]" office:value-type="float" office:value="11.5" calcext:value-type="float">
            <text:p>11,500</text:p>
          </table:table-cell>
          <table:table-cell office:value-type="float" office:value="0.675" calcext:value-type="float">
            <text:p>0,675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45" calcext:value-type="float">
            <text:p>0,450</text:p>
          </table:table-cell>
          <table:table-cell/>
          <table:table-cell office:value-type="float" office:value="0.9" calcext:value-type="float">
            <text:p>0,9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 office:value-type="float" office:value="0.9" calcext:value-type="float">
            <text:p>0,900</text:p>
          </table:table-cell>
          <table:table-cell table:number-columns-repeated="2"/>
          <table:table-cell table:formula="of:=([.X252]*[.X255])+([.Y252]*[.Y255])+([.Z252]*[.Z255])+([.AA252]*[.AA255])+([.AB252]*[.AB255])" office:value-type="float" office:value="7.5" calcext:value-type="float">
            <text:p>7,500</text:p>
          </table:table-cell>
          <table:table-cell table:formula="of:=[.AC255]/63*(-1)" office:value-type="float" office:value="-0.119047619047619" calcext:value-type="float">
            <text:p>-0,119</text:p>
          </table:table-cell>
          <table:table-cell table:formula="of:=[.O255]-[.AC255]" office:value-type="float" office:value="4" calcext:value-type="float">
            <text:p>4,000</text:p>
          </table:table-cell>
          <table:table-cell table:formula="of:=[.AE255]/63*18*(-1)" office:value-type="float" office:value="-1.14285714285714" calcext:value-type="float">
            <text:p>-1,143</text:p>
          </table:table-cell>
          <table:table-cell table:number-columns-repeated="2"/>
          <table:table-cell table:formula="of:=[.AE255]/63*(-1)*0.95" office:value-type="float" office:value="-0.0603174603174603" calcext:value-type="float">
            <text:p>-0,06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P256]*2" office:value-type="float" office:value="0" calcext:value-type="float">
            <text:p>0,000</text:p>
          </table:table-cell>
          <table:table-cell table:formula="of:=([.E256]+[.G256])*(-1)" office:value-type="float" office:value="-0" calcext:value-type="float">
            <text:p>0,000</text:p>
          </table:table-cell>
          <table:table-cell table:formula="of:=[.F256]/2/45" office:value-type="float" office:value="0" calcext:value-type="float">
            <text:p>0,000</text:p>
          </table:table-cell>
          <table:table-cell table:formula="of:=[.P256]*[.Q252]" office:value-type="float" office:value="0" calcext:value-type="float">
            <text:p>0,000</text:p>
          </table:table-cell>
          <table:table-cell table:formula="of:=[.H256]/45" office:value-type="float" office:value="0" calcext:value-type="float">
            <text:p>0,000</text:p>
          </table:table-cell>
          <table:table-cell table:formula="of:=[.Q256]*[.Q252]+[.R256]*[.R252]+[.S256]*[.S252]+[.T256]*[.T252]+[.U256]*[.U252]+[.V256]*[.V252]+[.W256]*[.W252]" office:value-type="float" office:value="0" calcext:value-type="float">
            <text:p>0,000</text:p>
          </table:table-cell>
          <table:table-cell table:formula="of:=[.O256]/45*(-1)" office:value-type="float" office:value="-0" calcext:value-type="float">
            <text:p>0,000</text:p>
          </table:table-cell>
          <table:table-cell table:style-name="ce42" table:formula="of:=[.O256]/63*(-1)" office:value-type="float" office:value="-0" calcext:value-type="float">
            <text:p>0,000</text:p>
          </table:table-cell>
          <table:table-cell table:style-name="ce42" table:formula="of:=[.J256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56]/4" office:value-type="float" office:value="0" calcext:value-type="float">
            <text:p>0,000</text:p>
          </table:table-cell>
          <table:table-cell table:formula="of:=[.P256]*[.Q252]+[.Q256]*[.Q252]+[.R256]*[.R252]+[.S256]*[.S252]+[.T256]*[.T252]+[.U256]*[.U252]+[.V256]*[.V252]+[.W256]*[.W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2.4" calcext:value-type="float">
            <text:p>2,400</text:p>
          </table:table-cell>
          <table:table-cell/>
          <table:table-cell table:formula="of:=([.X252]*[.X256])+([.Y252]*[.Y256])+([.Z252]*[.Z256])+([.AA252]*[.AA256])+([.AB252]*[.AB256])" office:value-type="float" office:value="7.2" calcext:value-type="float">
            <text:p>7,200</text:p>
          </table:table-cell>
          <table:table-cell table:formula="of:=[.AC256]/63*(-1)" office:value-type="float" office:value="-0.114285714285714" calcext:value-type="float">
            <text:p>-0,114</text:p>
          </table:table-cell>
          <table:table-cell table:formula="of:=[.O256]-[.AC256]" office:value-type="float" office:value="-7.2" calcext:value-type="float">
            <text:p>-7,200</text:p>
          </table:table-cell>
          <table:table-cell table:formula="of:=[.AE256]/63*18*(-1)" office:value-type="float" office:value="2.05714285714286" calcext:value-type="float">
            <text:p>2,057</text:p>
          </table:table-cell>
          <table:table-cell table:number-columns-repeated="2"/>
          <table:table-cell table:formula="of:=[.AE256]/63*(-1)*0.95" office:value-type="float" office:value="0.108571428571429" calcext:value-type="float">
            <text:p>0,109</text:p>
          </table:table-cell>
          <table:table-cell table:number-columns-repeated="989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P257]*2" office:value-type="float" office:value="0" calcext:value-type="float">
            <text:p>0,000</text:p>
          </table:table-cell>
          <table:table-cell table:style-name="ce32" table:formula="of:=([.E257]+[.G257])*(-1)" office:value-type="float" office:value="-0.0542222222222222" calcext:value-type="float">
            <text:p>-0,054</text:p>
          </table:table-cell>
          <table:table-cell table:style-name="ce32" table:formula="of:=[.F257]/2/45" office:value-type="float" office:value="0" calcext:value-type="float">
            <text:p>0,000</text:p>
          </table:table-cell>
          <table:table-cell table:style-name="ce32" table:formula="of:=[.P257]*[.Q252]" office:value-type="float" office:value="0" calcext:value-type="float">
            <text:p>0,000</text:p>
          </table:table-cell>
          <table:table-cell table:style-name="ce32" table:formula="of:=[.H257]/45" office:value-type="float" office:value="0.0542222222222222" calcext:value-type="float">
            <text:p>0,054</text:p>
          </table:table-cell>
          <table:table-cell table:style-name="ce32" table:formula="of:=[.Q257]*[.Q252]+[.R257]*[.R252]+[.S257]*[.S252]+[.T257]*[.T252]+[.U257]*[.U252]+[.V257]*[.V252]+[.W257]*[.W252]" office:value-type="float" office:value="2.44" calcext:value-type="float">
            <text:p>2,440</text:p>
          </table:table-cell>
          <table:table-cell table:formula="of:=[.O257]/45*(-1)" office:value-type="float" office:value="-0.0542222222222222" calcext:value-type="float">
            <text:p>-0,054</text:p>
          </table:table-cell>
          <table:table-cell table:style-name="ce42" table:formula="of:=[.O257]/63*(-1)" office:value-type="float" office:value="-0.0387301587301587" calcext:value-type="float">
            <text:p>-0,039</text:p>
          </table:table-cell>
          <table:table-cell table:style-name="ce42" table:formula="of:=[.J257]*18" office:value-type="float" office:value="-0.697142857142857" calcext:value-type="float">
            <text:p>-0,697</text:p>
          </table:table-cell>
          <table:table-cell table:style-name="ce42" table:number-columns-repeated="2"/>
          <table:table-cell table:style-name="ce42" table:formula="of:=[.O257]/4" office:value-type="float" office:value="0.61" calcext:value-type="float">
            <text:p>0,610</text:p>
          </table:table-cell>
          <table:table-cell table:formula="of:=[.P257]*[.Q252]+[.Q257]*[.Q252]+[.R257]*[.R252]+[.S257]*[.S252]+[.T257]*[.T252]+[.U257]*[.U252]+[.V257]*[.V252]+[.W257]*[.W252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4"/>
          <table:table-cell table:number-columns-repeated="2" office:value-type="float" office:value="0.16" calcext:value-type="float">
            <text:p>0,160</text:p>
          </table:table-cell>
          <table:table-cell table:number-columns-repeated="4"/>
          <table:table-cell table:formula="of:=([.X252]*[.X257])+([.Y252]*[.Y257])+([.Z252]*[.Z257])+([.AA252]*[.AA257])+([.AB252]*[.AB257])" office:value-type="float" office:value="1.12" calcext:value-type="float">
            <text:p>1,120</text:p>
          </table:table-cell>
          <table:table-cell table:formula="of:=[.AC257]/63*(-1)" office:value-type="float" office:value="-0.0177777777777778" calcext:value-type="float">
            <text:p>-0,018</text:p>
          </table:table-cell>
          <table:table-cell table:formula="of:=[.O257]-[.AC257]" office:value-type="float" office:value="1.32" calcext:value-type="float">
            <text:p>1,320</text:p>
          </table:table-cell>
          <table:table-cell table:formula="of:=[.AE257]/63*18*(-1)" office:value-type="float" office:value="-0.377142857142857" calcext:value-type="float">
            <text:p>-0,377</text:p>
          </table:table-cell>
          <table:table-cell table:number-columns-repeated="2"/>
          <table:table-cell table:formula="of:=[.AE257]/63*(-1)*0.95" office:value-type="float" office:value="-0.0199047619047619" calcext:value-type="float">
            <text:p>-0,020</text:p>
          </table:table-cell>
          <table:table-cell table:formula="of:=[.AE257]/45*(-1)" office:value-type="float" office:value="-0.0293333333333333" calcext:value-type="float">
            <text:p>-0,02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P258]*2" office:value-type="float" office:value="0.081" calcext:value-type="float">
            <text:p>0,081</text:p>
          </table:table-cell>
          <table:table-cell table:formula="of:=([.E258]+[.G258])*(-1)" office:value-type="float" office:value="-0.0084" calcext:value-type="float">
            <text:p>-0,008</text:p>
          </table:table-cell>
          <table:table-cell table:formula="of:=[.F258]/2/45" office:value-type="float" office:value="0.0018" calcext:value-type="float">
            <text:p>0,002</text:p>
          </table:table-cell>
          <table:table-cell table:formula="of:=[.P258]*[.Q252]" office:value-type="float" office:value="0.162" calcext:value-type="float">
            <text:p>0,162</text:p>
          </table:table-cell>
          <table:table-cell table:formula="of:=[.H258]/45" office:value-type="float" office:value="0.0066" calcext:value-type="float">
            <text:p>0,007</text:p>
          </table:table-cell>
          <table:table-cell table:formula="of:=[.Q258]*[.Q252]+[.R258]*[.R252]+[.S258]*[.S252]+[.T258]*[.T252]+[.U258]*[.U252]+[.V258]*[.V252]+[.W258]*[.W252]" office:value-type="float" office:value="0.297" calcext:value-type="float">
            <text:p>0,297</text:p>
          </table:table-cell>
          <table:table-cell table:formula="of:=[.O258]/45*(-1)" office:value-type="float" office:value="-0.0102" calcext:value-type="float">
            <text:p>-0,010</text:p>
          </table:table-cell>
          <table:table-cell table:style-name="ce42" table:formula="of:=[.O258]/63*(-1)" office:value-type="float" office:value="-0.00728571428571429" calcext:value-type="float">
            <text:p>-0,007</text:p>
          </table:table-cell>
          <table:table-cell table:style-name="ce42" table:formula="of:=[.J258]*18" office:value-type="float" office:value="-0.131142857142857" calcext:value-type="float">
            <text:p>-0,131</text:p>
          </table:table-cell>
          <table:table-cell table:style-name="ce42" table:number-columns-repeated="2"/>
          <table:table-cell table:style-name="ce42" table:formula="of:=[.O258]/4" office:value-type="float" office:value="0.11475" calcext:value-type="float">
            <text:p>0,115</text:p>
          </table:table-cell>
          <table:table-cell table:formula="of:=[.P258]*[.Q252]+[.Q258]*[.Q252]+[.R258]*[.R252]+[.S258]*[.S252]+[.T258]*[.T252]+[.U258]*[.U252]+[.V258]*[.V252]+[.W258]*[.W252]" office:value-type="float" office:value="0.459" calcext:value-type="float">
            <text:p>0,459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X252]*[.X258])+([.Y252]*[.Y258])+([.Z252]*[.Z258])+([.AA252]*[.AA258])+([.AB252]*[.AB258])" office:value-type="float" office:value="0.294" calcext:value-type="float">
            <text:p>0,294</text:p>
          </table:table-cell>
          <table:table-cell table:formula="of:=[.AC258]/63*(-1)" office:value-type="float" office:value="-0.00466666666666667" calcext:value-type="float">
            <text:p>-0,005</text:p>
          </table:table-cell>
          <table:table-cell table:formula="of:=[.O258]-[.AC258]" office:value-type="float" office:value="0.165" calcext:value-type="float">
            <text:p>0,165</text:p>
          </table:table-cell>
          <table:table-cell table:formula="of:=[.AE258]/63*18*(-1)" office:value-type="float" office:value="-0.0471428571428571" calcext:value-type="float">
            <text:p>-0,047</text:p>
          </table:table-cell>
          <table:table-cell table:number-columns-repeated="2"/>
          <table:table-cell table:formula="of:=[.AE258]/63*(-1)*0.95" office:value-type="float" office:value="-0.00248809523809524" calcext:value-type="float">
            <text:p>-0,00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P259]*2" office:value-type="float" office:value="28.8" calcext:value-type="float">
            <text:p>28,800</text:p>
          </table:table-cell>
          <table:table-cell table:formula="of:=([.E259]+[.G259])*(-1)" office:value-type="float" office:value="-1.49333333333333" calcext:value-type="float">
            <text:p>-1,493</text:p>
          </table:table-cell>
          <table:table-cell table:formula="of:=[.F259]/2/45" office:value-type="float" office:value="0.64" calcext:value-type="float">
            <text:p>0,640</text:p>
          </table:table-cell>
          <table:table-cell table:formula="of:=[.P259]*[.Q252]" office:value-type="float" office:value="57.6" calcext:value-type="float">
            <text:p>57,600</text:p>
          </table:table-cell>
          <table:table-cell table:formula="of:=[.H259]/45" office:value-type="float" office:value="0.853333333333333" calcext:value-type="float">
            <text:p>0,853</text:p>
          </table:table-cell>
          <table:table-cell table:formula="of:=[.Q259]*[.Q252]+[.R259]*[.R252]+[.S259]*[.S252]+[.T259]*[.T252]+[.U259]*[.U252]+[.V259]*[.V252]+[.W259]*[.W252]" office:value-type="float" office:value="38.4" calcext:value-type="float">
            <text:p>38,400</text:p>
          </table:table-cell>
          <table:table-cell table:formula="of:=[.O259]/45*(-1)" office:value-type="float" office:value="-2.13333333333333" calcext:value-type="float">
            <text:p>-2,133</text:p>
          </table:table-cell>
          <table:table-cell table:style-name="ce42" table:formula="of:=[.O259]/63*(-1)" office:value-type="float" office:value="-1.52380952380952" calcext:value-type="float">
            <text:p>-1,524</text:p>
          </table:table-cell>
          <table:table-cell table:style-name="ce42" table:formula="of:=[.J259]*18" office:value-type="float" office:value="-27.4285714285714" calcext:value-type="float">
            <text:p>-27,429</text:p>
          </table:table-cell>
          <table:table-cell table:style-name="ce42" table:number-columns-repeated="2"/>
          <table:table-cell table:style-name="ce42" table:formula="of:=[.O259]/4" office:value-type="float" office:value="24" calcext:value-type="float">
            <text:p>24,000</text:p>
          </table:table-cell>
          <table:table-cell table:formula="of:=[.P259]*[.Q252]+[.Q259]*[.Q252]+[.R259]*[.R252]+[.S259]*[.S252]+[.T259]*[.T252]+[.U259]*[.U252]+[.V259]*[.V252]+[.W259]*[.W252]" office:value-type="float" office:value="96" calcext:value-type="float">
            <text:p>96,000</text:p>
          </table:table-cell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6.4" calcext:value-type="float">
            <text:p>6,400</text:p>
          </table:table-cell>
          <table:table-cell table:number-columns-repeated="4"/>
          <table:table-cell office:value-type="float" office:value="6.4" calcext:value-type="float">
            <text:p>6,400</text:p>
          </table:table-cell>
          <table:table-cell table:number-columns-repeated="3"/>
          <table:table-cell table:formula="of:=([.X252]*[.X259])+([.Y252]*[.Y259])+([.Z252]*[.Z259])+([.AA252]*[.AA259])+([.AB252]*[.AB259])" office:value-type="float" office:value="38.4" calcext:value-type="float">
            <text:p>38,400</text:p>
          </table:table-cell>
          <table:table-cell table:formula="of:=[.AC259]/63*(-1)" office:value-type="float" office:value="-0.609523809523809" calcext:value-type="float">
            <text:p>-0,610</text:p>
          </table:table-cell>
          <table:table-cell table:formula="of:=[.O259]-[.AC259]" office:value-type="float" office:value="57.6" calcext:value-type="float">
            <text:p>57,600</text:p>
          </table:table-cell>
          <table:table-cell table:formula="of:=[.AE259]/63*18*(-1)" office:value-type="float" office:value="-16.4571428571429" calcext:value-type="float">
            <text:p>-16,457</text:p>
          </table:table-cell>
          <table:table-cell table:number-columns-repeated="2"/>
          <table:table-cell table:formula="of:=[.AE259]/63*(-1)*0.95" office:value-type="float" office:value="-0.868571428571429" calcext:value-type="float">
            <text:p>-0,869</text:p>
          </table:table-cell>
          <table:table-cell table:formula="of:=[.AE259]/45*(-1)" office:value-type="float" office:value="-1.28" calcext:value-type="float">
            <text:p>-1,280</text:p>
          </table:table-cell>
          <table:table-cell table:number-columns-repeated="9"/>
          <table:table-cell office:value-type="float" office:value="160" calcext:value-type="float">
            <text:p>160,000</text:p>
          </table:table-cell>
          <table:table-cell table:formula="of:=[.AT259]-[.C259]" office:value-type="float" office:value="131.2" calcext:value-type="float">
            <text:p>131,200</text:p>
          </table:table-cell>
          <table:table-cell table:formula="of:=[.AT259]-[.C259]/2" office:value-type="float" office:value="145.6" calcext:value-type="float">
            <text:p>145,600</text:p>
          </table:table-cell>
          <table:table-cell office:value-type="float" office:value="160" calcext:value-type="float">
            <text:p>160,000</text:p>
          </table:table-cell>
          <table:table-cell table:formula="of:=[.AT259]+[.C259]/2" office:value-type="float" office:value="174.4" calcext:value-type="float">
            <text:p>174,400</text:p>
          </table:table-cell>
          <table:table-cell table:formula="of:=[.AT259]+[.C259]" office:value-type="float" office:value="188.8" calcext:value-type="float">
            <text:p>188,800</text:p>
          </table:table-cell>
          <table:table-cell table:formula="of:=[.AT259]+[.C259]*1.5" office:value-type="float" office:value="203.2" calcext:value-type="float">
            <text:p>203,200</text:p>
          </table:table-cell>
          <table:table-cell table:formula="of:=[.AT259]+[.C259]*2" office:value-type="float" office:value="217.6" calcext:value-type="float">
            <text:p>217,60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P260]*2" office:value-type="float" office:value="0" calcext:value-type="float">
            <text:p>0,000</text:p>
          </table:table-cell>
          <table:table-cell table:formula="of:=([.E260]+[.G260])*(-1)" office:value-type="float" office:value="-0" calcext:value-type="float">
            <text:p>0,000</text:p>
          </table:table-cell>
          <table:table-cell table:formula="of:=[.F260]/2/45" office:value-type="float" office:value="0" calcext:value-type="float">
            <text:p>0,000</text:p>
          </table:table-cell>
          <table:table-cell table:formula="of:=[.P260]*[.Q252]" office:value-type="float" office:value="0" calcext:value-type="float">
            <text:p>0,000</text:p>
          </table:table-cell>
          <table:table-cell table:formula="of:=[.H260]/45" office:value-type="float" office:value="0" calcext:value-type="float">
            <text:p>0,000</text:p>
          </table:table-cell>
          <table:table-cell table:formula="of:=[.Q260]*[.Q252]+[.R260]*[.R252]+[.S260]*[.S252]+[.T260]*[.T252]+[.U260]*[.U252]+[.V260]*[.V252]+[.W260]*[.W252]" office:value-type="float" office:value="0" calcext:value-type="float">
            <text:p>0,000</text:p>
          </table:table-cell>
          <table:table-cell table:formula="of:=[.O260]/45*(-1)" office:value-type="float" office:value="-0" calcext:value-type="float">
            <text:p>0,000</text:p>
          </table:table-cell>
          <table:table-cell table:style-name="ce42" table:formula="of:=[.O260]/63*(-1)" office:value-type="float" office:value="-0" calcext:value-type="float">
            <text:p>0,000</text:p>
          </table:table-cell>
          <table:table-cell table:style-name="ce42" table:formula="of:=[.J260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60]/4" office:value-type="float" office:value="0" calcext:value-type="float">
            <text:p>0,000</text:p>
          </table:table-cell>
          <table:table-cell table:formula="of:=[.P260]*[.Q252]+[.Q260]*[.Q252]+[.R260]*[.R252]+[.S260]*[.S252]+[.T260]*[.T252]+[.U260]*[.U252]+[.V260]*[.V252]+[.W260]*[.W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252]*[.X260])+([.Y252]*[.Y260])+([.Z252]*[.Z260])+([.AA252]*[.AA260])+([.AB252]*[.AB260])" office:value-type="float" office:value="0" calcext:value-type="float">
            <text:p>0,000</text:p>
          </table:table-cell>
          <table:table-cell table:formula="of:=[.AC260]/63*(-1)" office:value-type="float" office:value="-0" calcext:value-type="float">
            <text:p>0,000</text:p>
          </table:table-cell>
          <table:table-cell table:formula="of:=[.O260]-[.AC260]" office:value-type="float" office:value="0" calcext:value-type="float">
            <text:p>0,000</text:p>
          </table:table-cell>
          <table:table-cell table:formula="of:=[.AE260]/63*18*(-1)" office:value-type="float" office:value="-0" calcext:value-type="float">
            <text:p>0,000</text:p>
          </table:table-cell>
          <table:table-cell table:number-columns-repeated="2"/>
          <table:table-cell table:formula="of:=[.AE260]/63*(-1)*0.95" office:value-type="float" office:value="-0" calcext:value-type="float">
            <text:p>0,0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P261]*2" office:value-type="float" office:value="0" calcext:value-type="float">
            <text:p>0,000</text:p>
          </table:table-cell>
          <table:table-cell table:formula="of:=([.E261]+[.G261])*(-1)" office:value-type="float" office:value="-0" calcext:value-type="float">
            <text:p>0,000</text:p>
          </table:table-cell>
          <table:table-cell table:formula="of:=[.F261]/2/45" office:value-type="float" office:value="0" calcext:value-type="float">
            <text:p>0,000</text:p>
          </table:table-cell>
          <table:table-cell table:formula="of:=[.P261]*[.Q252]" office:value-type="float" office:value="0" calcext:value-type="float">
            <text:p>0,000</text:p>
          </table:table-cell>
          <table:table-cell table:formula="of:=[.H261]/45" office:value-type="float" office:value="0" calcext:value-type="float">
            <text:p>0,000</text:p>
          </table:table-cell>
          <table:table-cell table:formula="of:=[.Q261]*[.Q252]+[.R261]*[.R252]+[.S261]*[.S252]+[.T261]*[.T252]+[.U261]*[.U252]+[.V261]*[.V252]+[.W261]*[.W252]" office:value-type="float" office:value="0" calcext:value-type="float">
            <text:p>0,000</text:p>
          </table:table-cell>
          <table:table-cell table:formula="of:=[.O261]/45*(-1)" office:value-type="float" office:value="-0" calcext:value-type="float">
            <text:p>0,000</text:p>
          </table:table-cell>
          <table:table-cell table:style-name="ce42" table:formula="of:=[.O261]/63*(-1)" office:value-type="float" office:value="-0" calcext:value-type="float">
            <text:p>0,000</text:p>
          </table:table-cell>
          <table:table-cell table:style-name="ce42" table:formula="of:=[.J261]*18" office:value-type="float" office:value="-0" calcext:value-type="float">
            <text:p>0,000</text:p>
          </table:table-cell>
          <table:table-cell table:style-name="ce42" table:number-columns-repeated="2"/>
          <table:table-cell table:style-name="ce42" table:formula="of:=[.O261]/4" office:value-type="float" office:value="0" calcext:value-type="float">
            <text:p>0,000</text:p>
          </table:table-cell>
          <table:table-cell table:formula="of:=[.P261]*[.Q252]+[.Q261]*[.Q252]+[.R261]*[.R252]+[.S261]*[.S252]+[.T261]*[.T252]+[.U261]*[.U252]+[.V261]*[.V252]+[.W261]*[.W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X252]*[.X261])+([.Y252]*[.Y261])+([.Z252]*[.Z261])+([.AA252]*[.AA261])+([.AB252]*[.AB261])" office:value-type="float" office:value="0" calcext:value-type="float">
            <text:p>0,000</text:p>
          </table:table-cell>
          <table:table-cell table:formula="of:=[.AC261]/63*(-1)" office:value-type="float" office:value="-0" calcext:value-type="float">
            <text:p>0,000</text:p>
          </table:table-cell>
          <table:table-cell table:formula="of:=[.O261]-[.AC261]" office:value-type="float" office:value="0" calcext:value-type="float">
            <text:p>0,000</text:p>
          </table:table-cell>
          <table:table-cell table:formula="of:=[.AE261]/63*18*(-1)" office:value-type="float" office:value="-0" calcext:value-type="float">
            <text:p>0,000</text:p>
          </table:table-cell>
          <table:table-cell table:number-columns-repeated="2"/>
          <table:table-cell table:formula="of:=[.AE261]/63*(-1)*0.95" office:value-type="float" office:value="-0" calcext:value-type="float">
            <text:p>0,00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 table:number-columns-repeated="14"/>
          <table:table-cell table:style-name="ce39"/>
          <table:table-cell table:style-name="ce34" table:number-columns-repeated="2"/>
          <table:table-cell table:number-columns-repeated="1007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P0" style:volatile="true">
      <number:number number:decimal-places="3" loext:min-decimal-places="3" number:min-integer-digits="1"/>
    </number:number-style>
    <number:number-style style:name="N113">
      <style:text-properties fo:color="#ff0000"/>
      <number:text>-</number:text>
      <number:number number:decimal-places="3" loext:min-decimal-places="3" number:min-integer-digits="1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/>
    </number:number-style>
    <number:number-style style:name="N114">
      <style:text-properties fo:color="#ff0000"/>
      <number:text>-</number:text>
      <number:number number:decimal-places="0" loext:min-decimal-places="0" number:min-integer-digits="1"/>
      <style:map style:condition="value()&gt;=0" style:apply-style-name="N11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.00.0000</text:date>, <text:time style:data-style-name="N2" text:time-value="09:16:13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11DT20H22M3S</meta:editing-duration>
    <meta:editing-cycles>112</meta:editing-cycles>
    <meta:generator>LibreOffice/6.3.4.2$Windows_X86_64 LibreOffice_project/60da17e045e08f1793c57c00ba83cdfce946d0aa</meta:generator>
    <dc:date>2020-02-10T21:41:27.437000000</dc:date>
    <meta:document-statistic meta:table-count="5" meta:cell-count="15996" meta:object-count="0"/>
    <meta:user-defined meta:name="Info 1"/>
    <meta:user-defined meta:name="Info 2"/>
    <meta:user-defined meta:name="Info 3"/>
    <meta:user-defined meta:name="Info 4"/>
  </office:meta>
</office:document-meta>
</file>